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Helvetica" svg:font-family="Helvetica"/>
    <style:font-face style:name="Lucidasans1" svg:font-family="Lucidasans"/>
    <style:font-face style:name="Times" svg:font-family="Times"/>
    <style:font-face style:name="Monospace" svg:font-family="Monospace" style:font-pitch="fixed"/>
    <style:font-face style:name="Courier New" svg:font-family="'Courier New'" style:font-family-generic="modern" style:font-pitch="fixed"/>
    <style:font-face style:name="DejaVuSans" svg:font-family="DejaVu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Heading_20_1">
      <style:paragraph-properties fo:break-before="page"/>
      <style:text-properties fo:font-style="normal" style:font-style-asian="normal" style:font-style-complex="normal"/>
    </style:style>
    <style:style style:name="P3" style:family="paragraph" style:parent-style-name="Heading_20_1">
      <style:paragraph-properties fo:text-align="justify" style:justify-single-word="false" fo:break-before="page"/>
      <style:text-properties fo:font-style="normal" style:font-style-asian="normal" style:font-style-complex="normal"/>
    </style:style>
    <style:style style:name="P4" style:family="paragraph" style:parent-style-name="Standard">
      <style:paragraph-properties fo:margin-left="0cm" fo:margin-right="0cm" fo:text-align="start" style:justify-single-word="false" fo:text-indent="0cm" style:auto-text-indent="false" style:text-autospace="none"/>
      <style:text-properties style:font-name="Monospace" fo:font-size="9pt" style:font-name-asian="Monospace" style:font-size-asian="9pt" style:font-name-complex="Monospace" style:font-size-complex="9pt"/>
    </style:style>
    <style:style style:name="P5"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6" style:family="paragraph" style:parent-style-name="Standard">
      <style:paragraph-properties fo:margin-left="0cm" fo:margin-right="0cm" fo:text-align="start" style:justify-single-word="false" fo:text-indent="0cm" style:auto-text-indent="false" style:text-autospace="none"/>
      <style:text-properties fo:color="#7f0055" style:font-name="Monospace" fo:font-size="9pt" fo:font-weight="bold" style:font-name-asian="Monospace" style:font-size-asian="9pt" style:font-weight-asian="bold" style:font-name-complex="Monospace" style:font-size-complex="9pt" style:font-weight-complex="bold"/>
    </style:style>
    <style:style style:name="P7" style:family="paragraph" style:parent-style-name="Standard">
      <style:paragraph-properties fo:margin-left="0cm" fo:margin-right="0cm" fo:text-align="start" style:justify-single-word="false" fo:text-indent="0cm" style:auto-text-indent="false" style:text-autospace="none"/>
    </style:style>
    <style:style style:name="P8" style:family="paragraph" style:parent-style-name="Standard">
      <style:paragraph-properties fo:margin-left="0cm" fo:margin-right="0cm" fo:text-align="justify" style:justify-single-word="false" fo:text-indent="0cm" style:auto-text-indent="false" style:text-autospace="none"/>
      <style:text-properties fo:font-style="normal" style:font-style-asian="normal" style:font-style-complex="normal"/>
    </style:style>
    <style:style style:name="P9" style:family="paragraph" style:parent-style-name="Standard">
      <style:paragraph-properties fo:margin-left="0cm" fo:margin-right="0cm" fo:text-align="start" style:justify-single-word="false" fo:text-indent="0cm" style:auto-text-indent="false" style:text-autospace="none"/>
      <style:text-properties fo:font-style="normal" style:font-style-asian="normal" style:font-style-complex="normal"/>
    </style:style>
    <style:style style:name="P10" style:family="paragraph" style:parent-style-name="Standard">
      <style:paragraph-properties fo:margin-left="0cm" fo:margin-right="0cm" fo:text-align="start" style:justify-single-word="false" fo:text-indent="0cm" style:auto-text-indent="false" style:text-autospace="none"/>
      <style:text-properties fo:font-style="normal" style:text-underline-style="none" style:font-style-asian="normal" style:font-style-complex="normal"/>
    </style:style>
    <style:style style:name="P11"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9pt" style:font-name-asian="Monospace" style:font-size-asian="9pt" style:font-name-complex="Monospace" style:font-size-complex="9pt"/>
    </style:style>
    <style:style style:name="P12"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13" style:family="paragraph" style:parent-style-name="Standard">
      <style:paragraph-properties fo:margin-left="0cm" fo:margin-right="0cm" fo:text-align="start" style:justify-single-word="false" fo:text-indent="0cm" style:auto-text-indent="false" style:text-autospace="none"/>
      <style:text-properties fo:color="#000000"/>
    </style:style>
    <style:style style:name="P14" style:family="paragraph" style:parent-style-name="Standard">
      <style:paragraph-properties fo:margin-left="0cm" fo:margin-right="0cm" fo:text-align="start" style:justify-single-word="false" fo:text-indent="0cm" style:auto-text-indent="false" style:text-autospace="none"/>
      <style:text-properties fo:color="#000000" fo:font-style="normal" style:font-style-asian="normal" style:font-style-complex="normal"/>
    </style:style>
    <style:style style:name="P15" style:family="paragraph" style:parent-style-name="Standard">
      <style:paragraph-properties fo:margin-left="0cm" fo:margin-right="0cm" fo:text-align="start" style:justify-single-word="false" fo:text-indent="0cm" style:auto-text-indent="false" style:text-autospace="none"/>
      <style:text-properties fo:color="#3f7f5f" style:font-name="Monospace" fo:font-size="9pt" style:font-name-asian="Monospace" style:font-size-asian="9pt" style:font-name-complex="Monospace" style:font-size-complex="9pt"/>
    </style:style>
    <style:style style:name="P16" style:family="paragraph" style:parent-style-name="Standard">
      <style:paragraph-properties fo:margin-left="0cm" fo:margin-right="0cm" fo:text-align="start" style:justify-single-word="false" fo:text-indent="0cm" style:auto-text-indent="false" style:text-autospace="none"/>
      <style:text-properties fo:color="#3f7d5f" style:font-name="Monospace" fo:font-size="9pt" style:font-name-asian="Monospace" style:font-size-asian="9pt" style:font-name-complex="Monospace" style:font-size-complex="9pt"/>
    </style:style>
    <style:style style:name="P17" style:family="paragraph" style:parent-style-name="Standard">
      <style:paragraph-properties fo:margin-left="0cm" fo:margin-right="0cm" fo:text-align="start" style:justify-single-word="false" fo:text-indent="0cm" style:auto-text-indent="false" style:text-autospace="none"/>
      <style:text-properties fo:color="#3f7d5f" style:font-name="Monospace" fo:font-size="9pt" style:text-underline-style="none" fo:font-weight="normal" style:font-name-asian="Monospace" style:font-size-asian="9pt" style:font-weight-asian="normal" style:font-name-complex="Monospace" style:font-size-complex="9pt" style:font-weight-complex="normal"/>
    </style:style>
    <style:style style:name="P18" style:family="paragraph" style:parent-style-name="Text_20_body">
      <style:text-properties fo:font-style="normal" style:font-style-asian="normal" style:font-style-complex="normal"/>
    </style:style>
    <style:style style:name="P19" style:family="paragraph" style:parent-style-name="Text_20_body">
      <style:paragraph-properties fo:text-align="justify" style:justify-single-word="false"/>
      <style:text-properties fo:font-style="normal" style:font-style-asian="normal" style:font-style-complex="normal"/>
    </style:style>
    <style:style style:name="P20" style:family="paragraph" style:parent-style-name="Text_20_body">
      <style:paragraph-properties fo:text-align="justify" style:justify-single-word="false"/>
      <style:text-properties fo:font-style="normal" style:text-underline-style="none" fo:font-weight="normal" style:font-style-asian="normal" style:font-weight-asian="normal" style:font-style-complex="normal" style:font-weight-complex="normal"/>
    </style:style>
    <style:style style:name="P21" style:family="paragraph" style:parent-style-name="Text_20_body">
      <style:paragraph-properties fo:text-align="justify" style:justify-single-word="false"/>
      <style:text-properties fo:font-style="normal" style:text-underline-style="none" style:font-style-asian="normal" style:font-style-complex="normal"/>
    </style:style>
    <style:style style:name="P22" style:family="paragraph" style:parent-style-name="Text_20_body">
      <style:paragraph-properties fo:text-align="justify" style:justify-single-word="false"/>
    </style:style>
    <style:style style:name="P23" style:family="paragraph" style:parent-style-name="Text_20_body">
      <style:text-properties fo:color="#3f7f5f" style:font-name="Monospace" fo:font-size="9pt" style:font-name-asian="Monospace" style:font-size-asian="9pt" style:font-name-complex="Monospace" style:font-size-complex="9pt"/>
    </style:style>
    <style:style style:name="P24" style:family="paragraph" style:parent-style-name="Text_20_body">
      <style:paragraph-properties fo:text-align="justify" style:justify-single-word="false"/>
      <style:text-properties style:font-name="Monospace" fo:font-size="9pt" style:font-name-asian="Monospace" style:font-size-asian="9pt" style:font-name-complex="Monospace" style:font-size-complex="9pt"/>
    </style:style>
    <style:style style:name="P25" style:family="paragraph" style:parent-style-name="Text_20_body">
      <style:paragraph-properties fo:text-align="justify" style:justify-single-word="false"/>
      <style:text-properties fo:color="#000000" style:font-name="Monospace" fo:font-size="9pt" style:font-name-asian="Monospace" style:font-size-asian="9pt" style:font-name-complex="Monospace" style:font-size-complex="9pt"/>
    </style:style>
    <style:style style:name="P26" style:family="paragraph" style:parent-style-name="Text_20_body">
      <style:paragraph-properties fo:text-align="justify" style:justify-single-word="false"/>
      <style:text-properties fo:color="#000000" style:font-name="Monospace" fo:font-size="9pt" fo:font-weight="bold" style:font-name-asian="Monospace" style:font-size-asian="9pt" style:font-weight-asian="bold" style:font-name-complex="Monospace" style:font-size-complex="9pt" style:font-weight-complex="bold"/>
    </style:style>
    <style:style style:name="P27" style:family="paragraph" style:parent-style-name="Text_20_body">
      <style:text-properties fo:color="#000000" style:text-underline-style="none"/>
    </style:style>
    <style:style style:name="P28" style:family="paragraph" style:parent-style-name="Text_20_body">
      <style:paragraph-properties fo:text-align="justify" style:justify-single-word="false"/>
      <style:text-properties fo:color="#000000" style:text-underline-style="none"/>
    </style:style>
    <style:style style:name="P29" style:family="paragraph" style:parent-style-name="Text_20_body">
      <style:text-properties style:text-underline-style="none"/>
    </style:style>
    <style:style style:name="P30" style:family="paragraph" style:parent-style-name="Heading_20_2">
      <style:paragraph-properties fo:text-align="justify" style:justify-single-word="false"/>
      <style:text-properties fo:font-style="normal" style:font-style-asian="normal" style:font-style-complex="normal"/>
    </style:style>
    <style:style style:name="P31" style:family="paragraph" style:parent-style-name="Heading_20_2">
      <style:paragraph-properties fo:text-align="justify" style:justify-single-word="false"/>
    </style:style>
    <style:style style:name="P32" style:family="paragraph" style:parent-style-name="Heading_20_1">
      <style:text-properties fo:font-style="normal" style:font-style-asian="normal" style:font-style-complex="normal"/>
    </style:style>
    <style:style style:name="P33" style:family="paragraph" style:parent-style-name="Heading_20_1">
      <style:paragraph-properties fo:text-align="justify" style:justify-single-word="false"/>
      <style:text-properties fo:font-style="normal" style:font-style-asian="normal" style:font-style-complex="normal"/>
    </style:style>
    <style:style style:name="P34" style:family="paragraph" style:parent-style-name="Heading_20_3">
      <style:paragraph-properties fo:text-align="justify" style:justify-single-word="false"/>
      <style:text-properties fo:font-style="normal" style:font-style-asian="normal" style:font-style-complex="normal"/>
    </style:style>
    <style:style style:name="P35" style:family="paragraph" style:parent-style-name="Heading_20_4">
      <style:paragraph-properties fo:text-align="justify" style:justify-single-word="false"/>
      <style:text-properties fo:font-style="normal" style:font-style-asian="normal" style:font-style-complex="normal"/>
    </style:style>
    <style:style style:name="P36" style:family="paragraph" style:parent-style-name="Heading_20_4">
      <style:paragraph-properties fo:text-align="justify" style:justify-single-word="false"/>
    </style:style>
    <style:style style:name="P37" style:family="paragraph" style:parent-style-name="Standard">
      <style:text-properties style:text-underline-style="none" fo:font-weight="normal" style:font-weight-asian="normal" style:font-weight-complex="normal"/>
    </style:style>
    <style:style style:name="P38" style:family="paragraph" style:parent-style-name="Standard">
      <style:text-properties fo:color="#7f0055" style:font-name="Monospace" fo:font-size="9pt" style:text-underline-style="none" fo:font-weight="normal" style:font-name-asian="Monospace" style:font-size-asian="9pt" style:font-weight-asian="normal" style:font-name-complex="Monospace" style:font-size-complex="9pt" style:font-weight-complex="normal"/>
    </style:style>
    <style:style style:name="P39" style:family="paragraph" style:parent-style-name="Standard">
      <style:paragraph-properties fo:text-align="justify" style:justify-single-word="false"/>
      <style:text-properties style:font-name="Monospace" fo:font-size="9pt" style:font-name-asian="Monospace" style:font-size-asian="9pt" style:font-name-complex="Monospace" style:font-size-complex="9pt"/>
    </style:style>
    <style:style style:name="P40" style:family="paragraph" style:parent-style-name="Standard">
      <style:paragraph-properties fo:text-align="justify" style:justify-single-word="false"/>
      <style:text-properties style:font-name="Monospace" fo:font-size="9pt" fo:font-style="normal" style:font-name-asian="Monospace" style:font-size-asian="9pt" style:font-style-asian="normal" style:font-name-complex="Monospace" style:font-size-complex="9pt" style:font-style-complex="normal"/>
    </style:style>
    <style:style style:name="P41" style:family="paragraph" style:parent-style-name="Standard">
      <style:text-properties style:font-name="Monospace" fo:font-size="9pt" style:text-underline-style="none" style:font-name-asian="Monospace" style:font-size-asian="9pt" style:font-name-complex="Monospace" style:font-size-complex="9pt"/>
    </style:style>
    <style:style style:name="P42" style:family="paragraph" style:parent-style-name="Standard">
      <style:paragraph-properties fo:text-align="justify" style:justify-single-word="false"/>
      <style:text-properties fo:color="#000000" style:font-name="Monospace" fo:font-size="9pt" style:font-name-asian="Monospace" style:font-size-asian="9pt" style:font-name-complex="Monospace" style:font-size-complex="9pt"/>
    </style:style>
    <style:style style:name="P43" style:family="paragraph" style:parent-style-name="Standard">
      <style:paragraph-properties fo:text-align="justify" style:justify-single-word="false"/>
      <style:text-properties fo:color="#000000" fo:font-style="normal" style:font-style-asian="normal" style:font-style-complex="normal"/>
    </style:style>
    <style:style style:name="P44" style:family="paragraph" style:parent-style-name="Preformatted_20_Text">
      <style:text-properties style:text-underline-style="none"/>
    </style:style>
    <style:style style:name="P45" style:family="paragraph" style:parent-style-name="Preformatted_20_Text">
      <style:text-properties style:text-underline-style="none" fo:font-weight="normal" style:font-weight-asian="normal" style:font-weight-complex="normal"/>
    </style:style>
    <style:style style:name="P46" style:family="paragraph" style:parent-style-name="Preformatted_20_Text">
      <style:text-properties fo:font-weight="bold" style:font-weight-asian="bold" style:font-weight-complex="bold"/>
    </style:style>
    <style:style style:name="P47"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9pt" style:font-name-asian="Monospace" style:font-size-asian="9pt" style:font-name-complex="Monospace" style:font-size-complex="9pt"/>
    </style:style>
    <style:style style:name="P48"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49"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9pt" style:font-name-asian="Monospace" style:font-size-asian="9pt" style:font-name-complex="Monospace" style:font-size-complex="9pt"/>
    </style:style>
    <style:style style:name="P50"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9pt" style:font-name-asian="Monospace" style:font-size-asian="9pt" style:font-name-complex="Monospace" style:font-size-complex="9pt"/>
    </style:style>
    <style:style style:name="P51"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9pt" style:font-name-asian="Monospace" style:font-size-asian="9pt" style:font-name-complex="Monospace" style:font-size-complex="9pt"/>
    </style:style>
    <style:style style:name="P52"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9pt" style:font-name-asian="Monospace" style:font-size-asian="9pt" style:font-name-complex="Monospace" style:font-size-complex="9pt"/>
    </style:style>
    <style:style style:name="P53"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9pt" style:font-name-asian="Monospace" style:font-size-asian="9pt" style:font-name-complex="Monospace" style:font-size-complex="9pt"/>
    </style:style>
    <style:style style:name="P54"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9pt" style:font-name-asian="Monospace" style:font-size-asian="9pt" style:font-name-complex="Monospace" style:font-size-complex="9pt"/>
    </style:style>
    <style:style style:name="P55"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9pt" style:font-name-asian="Monospace" style:font-size-asian="9pt" style:font-name-complex="Monospace" style:font-size-complex="9pt"/>
    </style:style>
    <style:style style:name="P56"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9pt" style:font-name-asian="Monospace" style:font-size-asian="9pt" style:font-name-complex="Monospace" style:font-size-complex="9pt"/>
    </style:style>
    <style:style style:name="P57"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9pt" style:font-name-asian="Monospace" style:font-size-asian="9pt" style:font-name-complex="Monospace" style:font-size-complex="9pt"/>
    </style:style>
    <style:style style:name="P58"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9pt" style:font-name-asian="Monospace" style:font-size-asian="9pt" style:font-name-complex="Monospace" style:font-size-complex="9pt"/>
    </style:style>
    <style:style style:name="P59"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9pt" style:font-name-asian="Monospace" style:font-size-asian="9pt" style:font-name-complex="Monospace" style:font-size-complex="9pt"/>
    </style:style>
    <style:style style:name="P60"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9pt" style:font-name-asian="Monospace" style:font-size-asian="9pt" style:font-name-complex="Monospace" style:font-size-complex="9pt"/>
    </style:style>
    <style:style style:name="P61"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9pt" style:font-name-asian="Monospace" style:font-size-asian="9pt" style:font-name-complex="Monospace" style:font-size-complex="9pt"/>
    </style:style>
    <style:style style:name="P62"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9pt" style:font-name-asian="Monospace" style:font-size-asian="9pt" style:font-name-complex="Monospace" style:font-size-complex="9pt"/>
    </style:style>
    <style:style style:name="P63"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9pt" style:font-name-asian="Monospace" style:font-size-asian="9pt" style:font-name-complex="Monospace" style:font-size-complex="9pt"/>
    </style:style>
    <style:style style:name="P64"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9pt" style:font-name-asian="Monospace" style:font-size-asian="9pt" style:font-name-complex="Monospace" style:font-size-complex="9pt"/>
    </style:style>
    <style:style style:name="P65"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9pt" style:font-name-asian="Monospace" style:font-size-asian="9pt" style:font-name-complex="Monospace" style:font-size-complex="9pt"/>
    </style:style>
    <style:style style:name="P66"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9pt" style:font-name-asian="Monospace" style:font-size-asian="9pt" style:font-name-complex="Monospace" style:font-size-complex="9pt"/>
    </style:style>
    <style:style style:name="P67"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9pt" style:font-name-asian="Monospace" style:font-size-asian="9pt" style:font-name-complex="Monospace" style:font-size-complex="9pt"/>
    </style:style>
    <style:style style:name="P68"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9pt" style:font-name-asian="Monospace" style:font-size-asian="9pt" style:font-name-complex="Monospace" style:font-size-complex="9pt"/>
    </style:style>
    <style:style style:name="P69"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9pt" style:font-name-asian="Monospace" style:font-size-asian="9pt" style:font-name-complex="Monospace" style:font-size-complex="9pt"/>
    </style:style>
    <style:style style:name="P70"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9pt" style:font-name-asian="Monospace" style:font-size-asian="9pt" style:font-name-complex="Monospace" style:font-size-complex="9pt"/>
    </style:style>
    <style:style style:name="P71"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9pt" style:font-name-asian="Monospace" style:font-size-asian="9pt" style:font-name-complex="Monospace" style:font-size-complex="9pt"/>
    </style:style>
    <style:style style:name="P72"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9pt" style:font-name-asian="Monospace" style:font-size-asian="9pt" style:font-name-complex="Monospace" style:font-size-complex="9pt"/>
    </style:style>
    <style:style style:name="P73"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9pt" style:font-name-asian="Monospace" style:font-size-asian="9pt" style:font-name-complex="Monospace" style:font-size-complex="9pt"/>
    </style:style>
    <style:style style:name="P74"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9pt" style:font-name-asian="Monospace" style:font-size-asian="9pt" style:font-name-complex="Monospace" style:font-size-complex="9pt"/>
    </style:style>
    <style:style style:name="P75"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9pt" style:font-name-asian="Monospace" style:font-size-asian="9pt" style:font-name-complex="Monospace" style:font-size-complex="9pt"/>
    </style:style>
    <style:style style:name="P76"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9pt" style:font-name-asian="Monospace" style:font-size-asian="9pt" style:font-name-complex="Monospace" style:font-size-complex="9pt"/>
    </style:style>
    <style:style style:name="P77"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9pt" style:font-name-asian="Monospace" style:font-size-asian="9pt" style:font-name-complex="Monospace" style:font-size-complex="9pt"/>
    </style:style>
    <style:style style:name="P78"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9pt" style:font-name-asian="Monospace" style:font-size-asian="9pt" style:font-name-complex="Monospace" style:font-size-complex="9pt"/>
    </style:style>
    <style:style style:name="P79"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9pt" style:font-name-asian="Monospace" style:font-size-asian="9pt" style:font-name-complex="Monospace" style:font-size-complex="9pt"/>
    </style:style>
    <style:style style:name="P80"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9pt" style:font-name-asian="Monospace" style:font-size-asian="9pt" style:font-name-complex="Monospace" style:font-size-complex="9pt"/>
    </style:style>
    <style:style style:name="P81"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9pt" style:font-name-asian="Monospace" style:font-size-asian="9pt" style:font-name-complex="Monospace" style:font-size-complex="9pt"/>
    </style:style>
    <style:style style:name="P82"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9pt" style:font-name-asian="Monospace" style:font-size-asian="9pt" style:font-name-complex="Monospace" style:font-size-complex="9pt"/>
    </style:style>
    <style:style style:name="P83"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9pt" style:font-name-asian="Monospace" style:font-size-asian="9pt" style:font-name-complex="Monospace" style:font-size-complex="9pt"/>
    </style:style>
    <style:style style:name="P84"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9pt" style:font-name-asian="Monospace" style:font-size-asian="9pt" style:font-name-complex="Monospace" style:font-size-complex="9pt"/>
    </style:style>
    <style:style style:name="P85"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9pt" style:font-name-asian="Monospace" style:font-size-asian="9pt" style:font-name-complex="Monospace" style:font-size-complex="9pt"/>
    </style:style>
    <style:style style:name="P86"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9pt" style:font-name-asian="Monospace" style:font-size-asian="9pt" style:font-name-complex="Monospace" style:font-size-complex="9pt"/>
    </style:style>
    <style:style style:name="P87"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9pt" style:font-name-asian="Monospace" style:font-size-asian="9pt" style:font-name-complex="Monospace" style:font-size-complex="9pt"/>
    </style:style>
    <style:style style:name="P88"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9pt" style:font-name-asian="Monospace" style:font-size-asian="9pt" style:font-name-complex="Monospace" style:font-size-complex="9pt"/>
    </style:style>
    <style:style style:name="P89"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9pt" style:font-name-asian="Monospace" style:font-size-asian="9pt" style:font-name-complex="Monospace" style:font-size-complex="9pt"/>
    </style:style>
    <style:style style:name="P90"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9pt" style:font-name-asian="Monospace" style:font-size-asian="9pt" style:font-name-complex="Monospace" style:font-size-complex="9pt"/>
    </style:style>
    <style:style style:name="P91"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9pt" style:font-name-asian="Monospace" style:font-size-asian="9pt" style:font-name-complex="Monospace" style:font-size-complex="9pt"/>
    </style:style>
    <style:style style:name="P92"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9pt" style:font-name-asian="Monospace" style:font-size-asian="9pt" style:font-name-complex="Monospace" style:font-size-complex="9pt"/>
    </style:style>
    <style:style style:name="P93"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9pt" style:font-name-asian="Monospace" style:font-size-asian="9pt" style:font-name-complex="Monospace" style:font-size-complex="9pt"/>
    </style:style>
    <style:style style:name="P94"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9pt" style:font-name-asian="Monospace" style:font-size-asian="9pt" style:font-name-complex="Monospace" style:font-size-complex="9pt"/>
    </style:style>
    <style:style style:name="P95"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9pt" style:font-name-asian="Monospace" style:font-size-asian="9pt" style:font-name-complex="Monospace" style:font-size-complex="9pt"/>
    </style:style>
    <style:style style:name="P96"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9pt" style:font-name-asian="Monospace" style:font-size-asian="9pt" style:font-name-complex="Monospace" style:font-size-complex="9pt"/>
    </style:style>
    <style:style style:name="P97"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9pt" style:font-name-asian="Monospace" style:font-size-asian="9pt" style:font-name-complex="Monospace" style:font-size-complex="9pt"/>
    </style:style>
    <style:style style:name="P98"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9pt" style:font-name-asian="Monospace" style:font-size-asian="9pt" style:font-name-complex="Monospace" style:font-size-complex="9pt"/>
    </style:style>
    <style:style style:name="P99"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9pt" style:font-name-asian="Monospace" style:font-size-asian="9pt" style:font-name-complex="Monospace" style:font-size-complex="9pt"/>
    </style:style>
    <style:style style:name="P100"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9pt" style:font-name-asian="Monospace" style:font-size-asian="9pt" style:font-name-complex="Monospace" style:font-size-complex="9pt"/>
    </style:style>
    <style:style style:name="P101"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9pt" style:font-name-asian="Monospace" style:font-size-asian="9pt" style:font-name-complex="Monospace" style:font-size-complex="9pt"/>
    </style:style>
    <style:style style:name="P102"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9pt" style:font-name-asian="Monospace" style:font-size-asian="9pt" style:font-name-complex="Monospace" style:font-size-complex="9pt"/>
    </style:style>
    <style:style style:name="P103"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9pt" style:font-name-asian="Monospace" style:font-size-asian="9pt" style:font-name-complex="Monospace" style:font-size-complex="9pt"/>
    </style:style>
    <style:style style:name="P104"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9pt" style:font-name-asian="Monospace" style:font-size-asian="9pt" style:font-name-complex="Monospace" style:font-size-complex="9pt"/>
    </style:style>
    <style:style style:name="P105"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9pt" style:font-name-asian="Monospace" style:font-size-asian="9pt" style:font-name-complex="Monospace" style:font-size-complex="9pt"/>
    </style:style>
    <style:style style:name="P106"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9pt" style:font-name-asian="Monospace" style:font-size-asian="9pt" style:font-name-complex="Monospace" style:font-size-complex="9pt"/>
    </style:style>
    <style:style style:name="P107"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9pt" style:font-name-asian="Monospace" style:font-size-asian="9pt" style:font-name-complex="Monospace" style:font-size-complex="9pt"/>
    </style:style>
    <style:style style:name="P108"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9pt" style:font-name-asian="Monospace" style:font-size-asian="9pt" style:font-name-complex="Monospace" style:font-size-complex="9pt"/>
    </style:style>
    <style:style style:name="P109"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9pt" style:font-name-asian="Monospace" style:font-size-asian="9pt" style:font-name-complex="Monospace" style:font-size-complex="9pt"/>
    </style:style>
    <style:style style:name="P110"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9pt" style:font-name-asian="Monospace" style:font-size-asian="9pt" style:font-name-complex="Monospace" style:font-size-complex="9pt"/>
    </style:style>
    <style:style style:name="P111"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9pt" style:font-name-asian="Monospace" style:font-size-asian="9pt" style:font-name-complex="Monospace" style:font-size-complex="9pt"/>
    </style:style>
    <style:style style:name="P112"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9pt" style:font-name-asian="Monospace" style:font-size-asian="9pt" style:font-name-complex="Monospace" style:font-size-complex="9pt"/>
    </style:style>
    <style:style style:name="P113"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9pt" style:font-name-asian="Monospace" style:font-size-asian="9pt" style:font-name-complex="Monospace" style:font-size-complex="9pt"/>
    </style:style>
    <style:style style:name="P114"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9pt" style:font-name-asian="Monospace" style:font-size-asian="9pt" style:font-name-complex="Monospace" style:font-size-complex="9pt"/>
    </style:style>
    <style:style style:name="P115"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9pt" style:font-name-asian="Monospace" style:font-size-asian="9pt" style:font-name-complex="Monospace" style:font-size-complex="9pt"/>
    </style:style>
    <style:style style:name="P116"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9pt" style:font-name-asian="Monospace" style:font-size-asian="9pt" style:font-name-complex="Monospace" style:font-size-complex="9pt"/>
    </style:style>
    <style:style style:name="P117"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9pt" style:font-name-asian="Monospace" style:font-size-asian="9pt" style:font-name-complex="Monospace" style:font-size-complex="9pt"/>
    </style:style>
    <style:style style:name="P118"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9pt" style:font-name-asian="Monospace" style:font-size-asian="9pt" style:font-name-complex="Monospace" style:font-size-complex="9pt"/>
    </style:style>
    <style:style style:name="P119"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9pt" style:font-name-asian="Monospace" style:font-size-asian="9pt" style:font-name-complex="Monospace" style:font-size-complex="9pt"/>
    </style:style>
    <style:style style:name="P120"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9pt" style:font-name-asian="Monospace" style:font-size-asian="9pt" style:font-name-complex="Monospace" style:font-size-complex="9pt"/>
    </style:style>
    <style:style style:name="P121"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9pt" style:font-name-asian="Monospace" style:font-size-asian="9pt" style:font-name-complex="Monospace" style:font-size-complex="9pt"/>
    </style:style>
    <style:style style:name="P122"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9pt" style:font-name-asian="Monospace" style:font-size-asian="9pt" style:font-name-complex="Monospace" style:font-size-complex="9pt"/>
    </style:style>
    <style:style style:name="P123"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9pt" style:font-name-asian="Monospace" style:font-size-asian="9pt" style:font-name-complex="Monospace" style:font-size-complex="9pt"/>
    </style:style>
    <style:style style:name="P124"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9pt" style:font-name-asian="Monospace" style:font-size-asian="9pt" style:font-name-complex="Monospace" style:font-size-complex="9pt"/>
    </style:style>
    <style:style style:name="P125"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9pt" style:font-name-asian="Monospace" style:font-size-asian="9pt" style:font-name-complex="Monospace" style:font-size-complex="9pt"/>
    </style:style>
    <style:style style:name="P126"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9pt" style:font-name-asian="Monospace" style:font-size-asian="9pt" style:font-name-complex="Monospace" style:font-size-complex="9pt"/>
    </style:style>
    <style:style style:name="P127"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9pt" style:font-name-asian="Monospace" style:font-size-asian="9pt" style:font-name-complex="Monospace" style:font-size-complex="9pt"/>
    </style:style>
    <style:style style:name="P128"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9pt" style:font-name-asian="Monospace" style:font-size-asian="9pt" style:font-name-complex="Monospace" style:font-size-complex="9pt"/>
    </style:style>
    <style:style style:name="P129"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9pt" style:font-name-asian="Monospace" style:font-size-asian="9pt" style:font-name-complex="Monospace" style:font-size-complex="9pt"/>
    </style:style>
    <style:style style:name="P130"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9pt" style:font-name-asian="Monospace" style:font-size-asian="9pt" style:font-name-complex="Monospace" style:font-size-complex="9pt"/>
    </style:style>
    <style:style style:name="P131"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9pt" style:font-name-asian="Monospace" style:font-size-asian="9pt" style:font-name-complex="Monospace" style:font-size-complex="9pt"/>
    </style:style>
    <style:style style:name="P132"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9pt" style:font-name-asian="Monospace" style:font-size-asian="9pt" style:font-name-complex="Monospace" style:font-size-complex="9pt"/>
    </style:style>
    <style:style style:name="P133"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9pt" style:font-name-asian="Monospace" style:font-size-asian="9pt" style:font-name-complex="Monospace" style:font-size-complex="9pt"/>
    </style:style>
    <style:style style:name="P134"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9pt" style:font-name-asian="Monospace" style:font-size-asian="9pt" style:font-name-complex="Monospace" style:font-size-complex="9pt"/>
    </style:style>
    <style:style style:name="P135"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9pt" style:font-name-asian="Monospace" style:font-size-asian="9pt" style:font-name-complex="Monospace" style:font-size-complex="9pt"/>
    </style:style>
    <style:style style:name="P136"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9pt" style:font-name-asian="Monospace" style:font-size-asian="9pt" style:font-name-complex="Monospace" style:font-size-complex="9pt"/>
    </style:style>
    <style:style style:name="P137"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9pt" style:font-name-asian="Monospace" style:font-size-asian="9pt" style:font-name-complex="Monospace" style:font-size-complex="9pt"/>
    </style:style>
    <style:style style:name="P138"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9pt" style:font-name-asian="Monospace" style:font-size-asian="9pt" style:font-name-complex="Monospace" style:font-size-complex="9pt"/>
    </style:style>
    <style:style style:name="P139"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9pt" style:font-name-asian="Monospace" style:font-size-asian="9pt" style:font-name-complex="Monospace" style:font-size-complex="9pt"/>
    </style:style>
    <style:style style:name="P140"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9pt" style:font-name-asian="Monospace" style:font-size-asian="9pt" style:font-name-complex="Monospace" style:font-size-complex="9pt"/>
    </style:style>
    <style:style style:name="P141"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9pt" style:font-name-asian="Monospace" style:font-size-asian="9pt" style:font-name-complex="Monospace" style:font-size-complex="9pt"/>
    </style:style>
    <style:style style:name="P142"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9pt" style:font-name-asian="Monospace" style:font-size-asian="9pt" style:font-name-complex="Monospace" style:font-size-complex="9pt"/>
    </style:style>
    <style:style style:name="P143"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9pt" style:font-name-asian="Monospace" style:font-size-asian="9pt" style:font-name-complex="Monospace" style:font-size-complex="9pt"/>
    </style:style>
    <style:style style:name="P144"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9pt" style:font-name-asian="Monospace" style:font-size-asian="9pt" style:font-name-complex="Monospace" style:font-size-complex="9pt"/>
    </style:style>
    <style:style style:name="P145"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9pt" style:font-name-asian="Monospace" style:font-size-asian="9pt" style:font-name-complex="Monospace" style:font-size-complex="9pt"/>
    </style:style>
    <style:style style:name="P146"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9pt" style:font-name-asian="Monospace" style:font-size-asian="9pt" style:font-name-complex="Monospace" style:font-size-complex="9pt"/>
    </style:style>
    <style:style style:name="P147"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9pt" style:font-name-asian="Monospace" style:font-size-asian="9pt" style:font-name-complex="Monospace" style:font-size-complex="9pt"/>
    </style:style>
    <style:style style:name="P148"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9pt" style:font-name-asian="Monospace" style:font-size-asian="9pt" style:font-name-complex="Monospace" style:font-size-complex="9pt"/>
    </style:style>
    <style:style style:name="P149"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9pt" style:font-name-asian="Monospace" style:font-size-asian="9pt" style:font-name-complex="Monospace" style:font-size-complex="9pt"/>
    </style:style>
    <style:style style:name="P150"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9pt" style:font-name-asian="Monospace" style:font-size-asian="9pt" style:font-name-complex="Monospace" style:font-size-complex="9pt"/>
    </style:style>
    <style:style style:name="P151"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9pt" style:font-name-asian="Monospace" style:font-size-asian="9pt" style:font-name-complex="Monospace" style:font-size-complex="9pt"/>
    </style:style>
    <style:style style:name="P152"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9pt" style:font-name-asian="Monospace" style:font-size-asian="9pt" style:font-name-complex="Monospace" style:font-size-complex="9pt"/>
    </style:style>
    <style:style style:name="P153"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9pt" style:font-name-asian="Monospace" style:font-size-asian="9pt" style:font-name-complex="Monospace" style:font-size-complex="9pt"/>
    </style:style>
    <style:style style:name="P154"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9pt" style:font-name-asian="Monospace" style:font-size-asian="9pt" style:font-name-complex="Monospace" style:font-size-complex="9pt"/>
    </style:style>
    <style:style style:name="P155"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9pt" style:font-name-asian="Monospace" style:font-size-asian="9pt" style:font-name-complex="Monospace" style:font-size-complex="9pt"/>
    </style:style>
    <style:style style:name="P156"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9pt" style:font-name-asian="Monospace" style:font-size-asian="9pt" style:font-name-complex="Monospace" style:font-size-complex="9pt"/>
    </style:style>
    <style:style style:name="P157"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9pt" style:font-name-asian="Monospace" style:font-size-asian="9pt" style:font-name-complex="Monospace" style:font-size-complex="9pt"/>
    </style:style>
    <style:style style:name="P158"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9pt" style:font-name-asian="Monospace" style:font-size-asian="9pt" style:font-name-complex="Monospace" style:font-size-complex="9pt"/>
    </style:style>
    <style:style style:name="P159"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9pt" style:font-name-asian="Monospace" style:font-size-asian="9pt" style:font-name-complex="Monospace" style:font-size-complex="9pt"/>
    </style:style>
    <style:style style:name="P160"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9pt" style:font-name-asian="Monospace" style:font-size-asian="9pt" style:font-name-complex="Monospace" style:font-size-complex="9pt"/>
    </style:style>
    <style:style style:name="P161"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9pt" style:font-name-asian="Monospace" style:font-size-asian="9pt" style:font-name-complex="Monospace" style:font-size-complex="9pt"/>
    </style:style>
    <style:style style:name="P162"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9pt" style:font-name-asian="Monospace" style:font-size-asian="9pt" style:font-name-complex="Monospace" style:font-size-complex="9pt"/>
    </style:style>
    <style:style style:name="P163"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9pt" style:font-name-asian="Monospace" style:font-size-asian="9pt" style:font-name-complex="Monospace" style:font-size-complex="9pt"/>
    </style:style>
    <style:style style:name="P164"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9pt" style:font-name-asian="Monospace" style:font-size-asian="9pt" style:font-name-complex="Monospace" style:font-size-complex="9pt"/>
    </style:style>
    <style:style style:name="P165"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9pt" style:font-name-asian="Monospace" style:font-size-asian="9pt" style:font-name-complex="Monospace" style:font-size-complex="9pt"/>
    </style:style>
    <style:style style:name="P166"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9pt" style:font-name-asian="Monospace" style:font-size-asian="9pt" style:font-name-complex="Monospace" style:font-size-complex="9pt"/>
    </style:style>
    <style:style style:name="P167"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9pt" style:font-name-asian="Monospace" style:font-size-asian="9pt" style:font-name-complex="Monospace" style:font-size-complex="9pt"/>
    </style:style>
    <style:style style:name="P168"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9pt" style:font-name-asian="Monospace" style:font-size-asian="9pt" style:font-name-complex="Monospace" style:font-size-complex="9pt"/>
    </style:style>
    <style:style style:name="P169"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9pt" style:font-name-asian="Monospace" style:font-size-asian="9pt" style:font-name-complex="Monospace" style:font-size-complex="9pt"/>
    </style:style>
    <style:style style:name="P170"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9pt" style:font-name-asian="Monospace" style:font-size-asian="9pt" style:font-name-complex="Monospace" style:font-size-complex="9pt"/>
    </style:style>
    <style:style style:name="P171"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9pt" style:font-name-asian="Monospace" style:font-size-asian="9pt" style:font-name-complex="Monospace" style:font-size-complex="9pt"/>
    </style:style>
    <style:style style:name="P172"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9pt" style:font-name-asian="Monospace" style:font-size-asian="9pt" style:font-name-complex="Monospace" style:font-size-complex="9pt"/>
    </style:style>
    <style:style style:name="P173"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9pt" style:font-name-asian="Monospace" style:font-size-asian="9pt" style:font-name-complex="Monospace" style:font-size-complex="9pt"/>
    </style:style>
    <style:style style:name="P174"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9pt" style:font-name-asian="Monospace" style:font-size-asian="9pt" style:font-name-complex="Monospace" style:font-size-complex="9pt"/>
    </style:style>
    <style:style style:name="P175"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9pt" style:font-name-asian="Monospace" style:font-size-asian="9pt" style:font-name-complex="Monospace" style:font-size-complex="9pt"/>
    </style:style>
    <style:style style:name="P176"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9pt" style:font-name-asian="Monospace" style:font-size-asian="9pt" style:font-name-complex="Monospace" style:font-size-complex="9pt"/>
    </style:style>
    <style:style style:name="P177"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9pt" style:font-name-asian="Monospace" style:font-size-asian="9pt" style:font-name-complex="Monospace" style:font-size-complex="9pt"/>
    </style:style>
    <style:style style:name="P178"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9pt" style:font-name-asian="Monospace" style:font-size-asian="9pt" style:font-name-complex="Monospace" style:font-size-complex="9pt"/>
    </style:style>
    <style:style style:name="P179"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180"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181"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182"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183" style:family="paragraph" style:parent-style-name="Standard">
      <style:paragraph-properties fo:margin-left="0cm" fo:margin-right="0cm" fo:text-align="start" style:justify-single-word="false" fo:text-indent="0cm" style:auto-text-indent="false" style:text-autospace="none"/>
      <style:text-properties fo:color="#7f0055" style:font-name="Monospace" fo:font-size="9pt" fo:font-weight="bold" style:font-name-asian="Monospace" style:font-size-asian="9pt" style:font-weight-asian="bold" style:font-name-complex="Monospace" style:font-size-complex="9pt" style:font-weight-complex="bold"/>
    </style:style>
    <style:style style:name="P184" style:family="paragraph" style:parent-style-name="Standard">
      <style:paragraph-properties fo:margin-left="0cm" fo:margin-right="0cm" fo:text-align="start" style:justify-single-word="false" fo:text-indent="0cm" style:auto-text-indent="false" style:text-autospace="none"/>
      <style:text-properties fo:color="#2a00ff" style:font-name="Monospace" fo:font-size="9pt" style:font-name-asian="Monospace" style:font-size-asian="9pt" style:font-name-complex="Monospace" style:font-size-complex="9pt"/>
    </style:style>
    <style:style style:name="P185" style:family="paragraph" style:parent-style-name="Standard">
      <style:paragraph-properties fo:margin-left="0cm" fo:margin-right="0cm" fo:text-align="start" style:justify-single-word="false" fo:text-indent="0cm" style:auto-text-indent="false" style:text-autospace="none"/>
      <style:text-properties style:font-name="Monospace" fo:font-size="9pt" style:font-name-asian="Monospace" style:font-size-asian="9pt" style:font-name-complex="Monospace" style:font-size-complex="9pt"/>
    </style:style>
    <style:style style:name="P186" style:family="paragraph" style:parent-style-name="Standard">
      <style:paragraph-properties fo:margin-left="0cm" fo:margin-right="0cm" fo:text-align="start" style:justify-single-word="false" fo:text-indent="0cm" style:auto-text-indent="false" style:text-autospace="none"/>
      <style:text-properties fo:color="#3f7f5f" style:font-name="Monospace" fo:font-size="9pt" style:font-name-asian="Monospace" style:font-size-asian="9pt" style:font-name-complex="Monospace" style:font-size-complex="9pt"/>
    </style:style>
    <style:style style:name="P187" style:family="paragraph" style:parent-style-name="Standard">
      <style:paragraph-properties fo:margin-left="0cm" fo:margin-right="0cm" fo:text-align="start" style:justify-single-word="false" fo:text-indent="0cm" style:auto-text-indent="false" style:text-autospace="none"/>
      <style:text-properties style:font-name="Monospace" fo:font-size="9pt" style:font-name-asian="Monospace" style:font-size-asian="9pt" style:font-name-complex="Monospace" style:font-size-complex="9pt"/>
    </style:style>
    <style:style style:name="P188" style:family="paragraph" style:parent-style-name="Standard">
      <style:paragraph-properties fo:margin-left="0cm" fo:margin-right="0cm" fo:text-align="start" style:justify-single-word="false" fo:text-indent="0cm" style:auto-text-indent="false" style:text-autospace="none"/>
      <style:text-properties style:font-name="Monospace" fo:font-size="9pt" style:font-name-asian="Monospace" style:font-size-asian="9pt" style:font-name-complex="Monospace" style:font-size-complex="9pt"/>
    </style:style>
    <style:style style:name="P189" style:family="paragraph" style:parent-style-name="Standard">
      <style:paragraph-properties fo:margin-left="0cm" fo:margin-right="0cm" fo:text-align="start" style:justify-single-word="false" fo:text-indent="0cm" style:auto-text-indent="false" style:text-autospace="none"/>
      <style:text-properties style:font-name="Monospace" fo:font-size="9pt" style:font-name-asian="Monospace" style:font-size-asian="9pt" style:font-name-complex="Monospace" style:font-size-complex="9pt"/>
    </style:style>
    <style:style style:name="P190" style:family="paragraph" style:parent-style-name="Standard">
      <style:paragraph-properties fo:margin-left="0cm" fo:margin-right="0cm" fo:text-align="start" style:justify-single-word="false" fo:text-indent="0cm" style:auto-text-indent="false" style:text-autospace="none"/>
      <style:text-properties style:font-name="Monospace" fo:font-size="9pt" style:font-name-asian="Monospace" style:font-size-asian="9pt" style:font-name-complex="Monospace" style:font-size-complex="9pt"/>
    </style:style>
    <style:style style:name="P191" style:family="paragraph" style:parent-style-name="Standard">
      <style:paragraph-properties fo:margin-left="0cm" fo:margin-right="0cm" fo:text-align="start" style:justify-single-word="false" fo:text-indent="0cm" style:auto-text-indent="false" style:text-autospace="none"/>
      <style:text-properties style:font-name="Monospace" fo:font-size="9pt" style:font-name-asian="Monospace" style:font-size-asian="9pt" style:font-name-complex="Monospace" style:font-size-complex="9pt"/>
    </style:style>
    <style:style style:name="P192" style:family="paragraph" style:parent-style-name="Standard">
      <style:paragraph-properties fo:margin-left="0cm" fo:margin-right="0cm" fo:text-align="start" style:justify-single-word="false" fo:text-indent="0cm" style:auto-text-indent="false" style:text-autospace="none"/>
      <style:text-properties style:font-name="Monospace" fo:font-size="9pt" style:font-name-asian="Monospace" style:font-size-asian="9pt" style:font-name-complex="Monospace" style:font-size-complex="9pt"/>
    </style:style>
    <style:style style:name="P193" style:family="paragraph" style:parent-style-name="Standard">
      <style:paragraph-properties fo:margin-left="0cm" fo:margin-right="0cm" fo:text-align="start" style:justify-single-word="false" fo:text-indent="0cm" style:auto-text-indent="false" style:text-autospace="none"/>
      <style:text-properties style:font-name="Monospace" fo:font-size="9pt" style:font-name-asian="Monospace" style:font-size-asian="9pt" style:font-name-complex="Monospace" style:font-size-complex="9pt"/>
    </style:style>
    <style:style style:name="P194" style:family="paragraph" style:parent-style-name="Standard">
      <style:paragraph-properties fo:margin-left="0cm" fo:margin-right="0cm" fo:text-align="start" style:justify-single-word="false" fo:text-indent="0cm" style:auto-text-indent="false" style:text-autospace="none"/>
      <style:text-properties style:font-name="Monospace" fo:font-size="9pt" style:font-name-asian="Monospace" style:font-size-asian="9pt" style:font-name-complex="Monospace" style:font-size-complex="9pt"/>
    </style:style>
    <style:style style:name="P195" style:family="paragraph" style:parent-style-name="Standard">
      <style:paragraph-properties fo:margin-left="0cm" fo:margin-right="0cm" fo:text-align="start" style:justify-single-word="false" fo:text-indent="0cm" style:auto-text-indent="false" style:text-autospace="none"/>
      <style:text-properties style:font-name="Monospace" fo:font-size="9pt" style:font-name-asian="Monospace" style:font-size-asian="9pt" style:font-name-complex="Monospace" style:font-size-complex="9pt"/>
    </style:style>
    <style:style style:name="P196" style:family="paragraph" style:parent-style-name="Standard">
      <style:paragraph-properties fo:margin-left="0cm" fo:margin-right="0cm" fo:text-align="start" style:justify-single-word="false" fo:text-indent="0cm" style:auto-text-indent="false" style:text-autospace="none"/>
      <style:text-properties style:font-name="Monospace" fo:font-size="9pt" style:font-name-asian="Monospace" style:font-size-asian="9pt" style:font-name-complex="Monospace" style:font-size-complex="9pt"/>
    </style:style>
    <style:style style:name="P197" style:family="paragraph" style:parent-style-name="Standard">
      <style:paragraph-properties fo:margin-left="0cm" fo:margin-right="0cm" fo:text-align="start" style:justify-single-word="false" fo:text-indent="0cm" style:auto-text-indent="false" style:text-autospace="none"/>
      <style:text-properties style:font-name="Monospace" fo:font-size="9pt" style:font-name-asian="Monospace" style:font-size-asian="9pt" style:font-name-complex="Monospace" style:font-size-complex="9pt"/>
    </style:style>
    <style:style style:name="P198" style:family="paragraph" style:parent-style-name="Standard">
      <style:paragraph-properties fo:margin-left="0cm" fo:margin-right="0cm" fo:text-align="start" style:justify-single-word="false" fo:text-indent="0cm" style:auto-text-indent="false" style:text-autospace="none"/>
      <style:text-properties style:font-name="Monospace" fo:font-size="9pt" style:font-name-asian="Monospace" style:font-size-asian="9pt" style:font-name-complex="Monospace" style:font-size-complex="9pt"/>
    </style:style>
    <style:style style:name="P199" style:family="paragraph" style:parent-style-name="Standard">
      <style:paragraph-properties fo:margin-left="0cm" fo:margin-right="0cm" fo:text-align="start" style:justify-single-word="false" fo:text-indent="0cm" style:auto-text-indent="false" style:text-autospace="none"/>
      <style:text-properties style:font-name="Monospace" fo:font-size="9pt" style:font-name-asian="Monospace" style:font-size-asian="9pt" style:font-name-complex="Monospace" style:font-size-complex="9pt"/>
    </style:style>
    <style:style style:name="P200" style:family="paragraph" style:parent-style-name="Standard">
      <style:paragraph-properties fo:margin-left="0cm" fo:margin-right="0cm" fo:text-align="start" style:justify-single-word="false" fo:text-indent="0cm" style:auto-text-indent="false" style:text-autospace="none"/>
      <style:text-properties style:font-name="Monospace" fo:font-size="9pt" style:font-name-asian="Monospace" style:font-size-asian="9pt" style:font-name-complex="Monospace" style:font-size-complex="9pt"/>
    </style:style>
    <style:style style:name="P201" style:family="paragraph" style:parent-style-name="Standard">
      <style:paragraph-properties fo:margin-left="0cm" fo:margin-right="0cm" fo:text-align="start" style:justify-single-word="false" fo:text-indent="0cm" style:auto-text-indent="false" style:text-autospace="none"/>
      <style:text-properties style:font-name="Monospace" fo:font-size="9pt" style:font-name-asian="Monospace" style:font-size-asian="9pt" style:font-name-complex="Monospace" style:font-size-complex="9pt"/>
    </style:style>
    <style:style style:name="P202" style:family="paragraph" style:parent-style-name="Standard">
      <style:paragraph-properties fo:margin-left="0cm" fo:margin-right="0cm" fo:text-align="start" style:justify-single-word="false" fo:text-indent="0cm" style:auto-text-indent="false" style:text-autospace="none"/>
      <style:text-properties style:font-name="Monospace" fo:font-size="9pt" style:font-name-asian="Monospace" style:font-size-asian="9pt" style:font-name-complex="Monospace" style:font-size-complex="9pt"/>
    </style:style>
    <style:style style:name="P203" style:family="paragraph" style:parent-style-name="Standard">
      <style:paragraph-properties fo:margin-left="0cm" fo:margin-right="0cm" fo:text-align="start" style:justify-single-word="false" fo:text-indent="0cm" style:auto-text-indent="false" style:text-autospace="none"/>
      <style:text-properties style:font-name="Monospace" fo:font-size="9pt" style:font-name-asian="Monospace" style:font-size-asian="9pt" style:font-name-complex="Monospace" style:font-size-complex="9pt"/>
    </style:style>
    <style:style style:name="P204" style:family="paragraph" style:parent-style-name="Standard">
      <style:paragraph-properties fo:margin-left="0cm" fo:margin-right="0cm" fo:text-align="start" style:justify-single-word="false" fo:text-indent="0cm" style:auto-text-indent="false" style:text-autospace="none"/>
      <style:text-properties style:font-name="Monospace" fo:font-size="9pt" style:font-name-asian="Monospace" style:font-size-asian="9pt" style:font-name-complex="Monospace" style:font-size-complex="9pt"/>
    </style:style>
    <style:style style:name="P205" style:family="paragraph" style:parent-style-name="Standard">
      <style:paragraph-properties fo:margin-left="0cm" fo:margin-right="0cm" fo:text-align="start" style:justify-single-word="false" fo:text-indent="0cm" style:auto-text-indent="false" style:text-autospace="none"/>
      <style:text-properties style:font-name="Monospace" fo:font-size="9pt" style:font-name-asian="Monospace" style:font-size-asian="9pt" style:font-name-complex="Monospace" style:font-size-complex="9pt"/>
    </style:style>
    <style:style style:name="P206" style:family="paragraph" style:parent-style-name="Standard">
      <style:paragraph-properties fo:margin-left="0cm" fo:margin-right="0cm" fo:text-align="start" style:justify-single-word="false" fo:text-indent="0cm" style:auto-text-indent="false" style:text-autospace="none"/>
      <style:text-properties style:font-name="Monospace" fo:font-size="9pt" style:font-name-asian="Monospace" style:font-size-asian="9pt" style:font-name-complex="Monospace" style:font-size-complex="9pt"/>
    </style:style>
    <style:style style:name="P207" style:family="paragraph" style:parent-style-name="Standard">
      <style:paragraph-properties fo:margin-left="0cm" fo:margin-right="0cm" fo:text-align="start" style:justify-single-word="false" fo:text-indent="0cm" style:auto-text-indent="false" style:text-autospace="none"/>
      <style:text-properties style:font-name="Monospace" fo:font-size="9pt" style:font-name-asian="Monospace" style:font-size-asian="9pt" style:font-name-complex="Monospace" style:font-size-complex="9pt"/>
    </style:style>
    <style:style style:name="P208" style:family="paragraph" style:parent-style-name="Standard">
      <style:paragraph-properties fo:margin-left="0cm" fo:margin-right="0cm" fo:text-align="start" style:justify-single-word="false" fo:text-indent="0cm" style:auto-text-indent="false" style:text-autospace="none"/>
      <style:text-properties style:font-name="Monospace" fo:font-size="9pt" style:font-name-asian="Monospace" style:font-size-asian="9pt" style:font-name-complex="Monospace" style:font-size-complex="9pt"/>
    </style:style>
    <style:style style:name="P209" style:family="paragraph" style:parent-style-name="Standard">
      <style:paragraph-properties fo:margin-left="0cm" fo:margin-right="0cm" fo:text-align="start" style:justify-single-word="false" fo:text-indent="0cm" style:auto-text-indent="false" style:text-autospace="none"/>
      <style:text-properties style:font-name="Monospace" fo:font-size="9pt" style:font-name-asian="Monospace" style:font-size-asian="9pt" style:font-name-complex="Monospace" style:font-size-complex="9pt"/>
    </style:style>
    <style:style style:name="P210" style:family="paragraph" style:parent-style-name="Standard">
      <style:paragraph-properties fo:margin-left="0cm" fo:margin-right="0cm" fo:text-align="start" style:justify-single-word="false" fo:text-indent="0cm" style:auto-text-indent="false" style:text-autospace="none"/>
      <style:text-properties style:font-name="Monospace" fo:font-size="9pt" style:font-name-asian="Monospace" style:font-size-asian="9pt" style:font-name-complex="Monospace" style:font-size-complex="9pt"/>
    </style:style>
    <style:style style:name="P211" style:family="paragraph" style:parent-style-name="Standard">
      <style:paragraph-properties fo:margin-left="0cm" fo:margin-right="0cm" fo:text-align="start" style:justify-single-word="false" fo:text-indent="0cm" style:auto-text-indent="false" style:text-autospace="none"/>
      <style:text-properties style:font-name="Monospace" fo:font-size="9pt" style:font-name-asian="Monospace" style:font-size-asian="9pt" style:font-name-complex="Monospace" style:font-size-complex="9pt"/>
    </style:style>
    <style:style style:name="P212" style:family="paragraph" style:parent-style-name="Standard">
      <style:paragraph-properties fo:margin-left="0cm" fo:margin-right="0cm" fo:text-align="start" style:justify-single-word="false" fo:text-indent="0cm" style:auto-text-indent="false" style:text-autospace="none"/>
      <style:text-properties style:font-name="Monospace" fo:font-size="9pt" style:font-name-asian="Monospace" style:font-size-asian="9pt" style:font-name-complex="Monospace" style:font-size-complex="9pt"/>
    </style:style>
    <style:style style:name="P213" style:family="paragraph" style:parent-style-name="Standard">
      <style:paragraph-properties fo:margin-left="0cm" fo:margin-right="0cm" fo:text-align="start" style:justify-single-word="false" fo:text-indent="0cm" style:auto-text-indent="false" style:text-autospace="none"/>
      <style:text-properties style:font-name="Monospace" fo:font-size="9pt" style:font-name-asian="Monospace" style:font-size-asian="9pt" style:font-name-complex="Monospace" style:font-size-complex="9pt"/>
    </style:style>
    <style:style style:name="P214" style:family="paragraph" style:parent-style-name="Standard">
      <style:paragraph-properties fo:margin-left="0cm" fo:margin-right="0cm" fo:text-align="start" style:justify-single-word="false" fo:text-indent="0cm" style:auto-text-indent="false" style:text-autospace="none"/>
      <style:text-properties style:font-name="Monospace" fo:font-size="9pt" style:font-name-asian="Monospace" style:font-size-asian="9pt" style:font-name-complex="Monospace" style:font-size-complex="9pt"/>
    </style:style>
    <style:style style:name="P215" style:family="paragraph" style:parent-style-name="Standard">
      <style:paragraph-properties fo:margin-left="0cm" fo:margin-right="0cm" fo:text-align="start" style:justify-single-word="false" fo:text-indent="0cm" style:auto-text-indent="false" style:text-autospace="none"/>
      <style:text-properties style:font-name="Monospace" fo:font-size="9pt" style:font-name-asian="Monospace" style:font-size-asian="9pt" style:font-name-complex="Monospace" style:font-size-complex="9pt"/>
    </style:style>
    <style:style style:name="P216" style:family="paragraph" style:parent-style-name="Standard">
      <style:paragraph-properties fo:margin-left="0cm" fo:margin-right="0cm" fo:text-align="start" style:justify-single-word="false" fo:text-indent="0cm" style:auto-text-indent="false" style:text-autospace="none"/>
      <style:text-properties style:font-name="Monospace" fo:font-size="9pt" style:font-name-asian="Monospace" style:font-size-asian="9pt" style:font-name-complex="Monospace" style:font-size-complex="9pt"/>
    </style:style>
    <style:style style:name="P217" style:family="paragraph" style:parent-style-name="Standard">
      <style:paragraph-properties fo:margin-left="0cm" fo:margin-right="0cm" fo:text-align="start" style:justify-single-word="false" fo:text-indent="0cm" style:auto-text-indent="false" style:text-autospace="none"/>
      <style:text-properties style:font-name="Monospace" fo:font-size="9pt" style:font-name-asian="Monospace" style:font-size-asian="9pt" style:font-name-complex="Monospace" style:font-size-complex="9pt"/>
    </style:style>
    <style:style style:name="P218" style:family="paragraph" style:parent-style-name="Standard">
      <style:paragraph-properties fo:margin-left="0cm" fo:margin-right="0cm" fo:text-align="start" style:justify-single-word="false" fo:text-indent="0cm" style:auto-text-indent="false" style:text-autospace="none"/>
      <style:text-properties style:font-name="Monospace" fo:font-size="9pt" style:font-name-asian="Monospace" style:font-size-asian="9pt" style:font-name-complex="Monospace" style:font-size-complex="9pt"/>
    </style:style>
    <style:style style:name="P219" style:family="paragraph" style:parent-style-name="Standard">
      <style:paragraph-properties fo:margin-left="0cm" fo:margin-right="0cm" fo:text-align="start" style:justify-single-word="false" fo:text-indent="0cm" style:auto-text-indent="false" style:text-autospace="none"/>
      <style:text-properties style:font-name="Monospace" fo:font-size="9pt" style:font-name-asian="Monospace" style:font-size-asian="9pt" style:font-name-complex="Monospace" style:font-size-complex="9pt"/>
    </style:style>
    <style:style style:name="P220" style:family="paragraph" style:parent-style-name="Standard">
      <style:paragraph-properties fo:margin-left="0cm" fo:margin-right="0cm" fo:text-align="start" style:justify-single-word="false" fo:text-indent="0cm" style:auto-text-indent="false" style:text-autospace="none"/>
      <style:text-properties style:font-name="Monospace" fo:font-size="9pt" style:font-name-asian="Monospace" style:font-size-asian="9pt" style:font-name-complex="Monospace" style:font-size-complex="9pt"/>
    </style:style>
    <style:style style:name="P221" style:family="paragraph" style:parent-style-name="Standard">
      <style:paragraph-properties fo:margin-left="0cm" fo:margin-right="0cm" fo:text-align="start" style:justify-single-word="false" fo:text-indent="0cm" style:auto-text-indent="false" style:text-autospace="none"/>
      <style:text-properties style:font-name="Monospace" fo:font-size="9pt" style:font-name-asian="Monospace" style:font-size-asian="9pt" style:font-name-complex="Monospace" style:font-size-complex="9pt"/>
    </style:style>
    <style:style style:name="P222" style:family="paragraph" style:parent-style-name="Standard">
      <style:paragraph-properties fo:margin-left="0cm" fo:margin-right="0cm" fo:text-align="start" style:justify-single-word="false" fo:text-indent="0cm" style:auto-text-indent="false" style:text-autospace="none"/>
      <style:text-properties style:font-name="Monospace" fo:font-size="9pt" style:font-name-asian="Monospace" style:font-size-asian="9pt" style:font-name-complex="Monospace" style:font-size-complex="9pt"/>
    </style:style>
    <style:style style:name="P223" style:family="paragraph" style:parent-style-name="Standard">
      <style:paragraph-properties fo:margin-left="0cm" fo:margin-right="0cm" fo:text-align="start" style:justify-single-word="false" fo:text-indent="0cm" style:auto-text-indent="false" style:text-autospace="none"/>
      <style:text-properties style:font-name="Monospace" fo:font-size="9pt" style:font-name-asian="Monospace" style:font-size-asian="9pt" style:font-name-complex="Monospace" style:font-size-complex="9pt"/>
    </style:style>
    <style:style style:name="P224" style:family="paragraph" style:parent-style-name="Standard">
      <style:paragraph-properties fo:margin-left="0cm" fo:margin-right="0cm" fo:text-align="start" style:justify-single-word="false" fo:text-indent="0cm" style:auto-text-indent="false" style:text-autospace="none"/>
      <style:text-properties style:font-name="Monospace" fo:font-size="9pt" style:font-name-asian="Monospace" style:font-size-asian="9pt" style:font-name-complex="Monospace" style:font-size-complex="9pt"/>
    </style:style>
    <style:style style:name="P225" style:family="paragraph" style:parent-style-name="Standard">
      <style:paragraph-properties fo:margin-left="0cm" fo:margin-right="0cm" fo:text-align="start" style:justify-single-word="false" fo:text-indent="0cm" style:auto-text-indent="false" style:text-autospace="none"/>
      <style:text-properties style:font-name="Monospace" fo:font-size="9pt" style:font-name-asian="Monospace" style:font-size-asian="9pt" style:font-name-complex="Monospace" style:font-size-complex="9pt"/>
    </style:style>
    <style:style style:name="P226" style:family="paragraph" style:parent-style-name="Standard">
      <style:paragraph-properties fo:margin-left="0cm" fo:margin-right="0cm" fo:text-align="start" style:justify-single-word="false" fo:text-indent="0cm" style:auto-text-indent="false" style:text-autospace="none"/>
      <style:text-properties style:font-name="Monospace" fo:font-size="9pt" style:font-name-asian="Monospace" style:font-size-asian="9pt" style:font-name-complex="Monospace" style:font-size-complex="9pt"/>
    </style:style>
    <style:style style:name="P227" style:family="paragraph" style:parent-style-name="Standard">
      <style:paragraph-properties fo:margin-left="0cm" fo:margin-right="0cm" fo:text-align="start" style:justify-single-word="false" fo:text-indent="0cm" style:auto-text-indent="false" style:text-autospace="none"/>
      <style:text-properties style:font-name="Monospace" fo:font-size="9pt" style:font-name-asian="Monospace" style:font-size-asian="9pt" style:font-name-complex="Monospace" style:font-size-complex="9pt"/>
    </style:style>
    <style:style style:name="P228" style:family="paragraph" style:parent-style-name="Standard">
      <style:paragraph-properties fo:margin-left="0cm" fo:margin-right="0cm" fo:text-align="start" style:justify-single-word="false" fo:text-indent="0cm" style:auto-text-indent="false" style:text-autospace="none"/>
      <style:text-properties style:font-name="Monospace" fo:font-size="9pt" style:font-name-asian="Monospace" style:font-size-asian="9pt" style:font-name-complex="Monospace" style:font-size-complex="9pt"/>
    </style:style>
    <style:style style:name="P229" style:family="paragraph" style:parent-style-name="Standard">
      <style:paragraph-properties fo:margin-left="0cm" fo:margin-right="0cm" fo:text-align="start" style:justify-single-word="false" fo:text-indent="0cm" style:auto-text-indent="false" style:text-autospace="none"/>
      <style:text-properties style:font-name="Monospace" fo:font-size="9pt" style:font-name-asian="Monospace" style:font-size-asian="9pt" style:font-name-complex="Monospace" style:font-size-complex="9pt"/>
    </style:style>
    <style:style style:name="P230" style:family="paragraph" style:parent-style-name="Standard">
      <style:paragraph-properties fo:margin-left="0cm" fo:margin-right="0cm" fo:text-align="start" style:justify-single-word="false" fo:text-indent="0cm" style:auto-text-indent="false" style:text-autospace="none"/>
      <style:text-properties style:font-name="Monospace" fo:font-size="9pt" style:font-name-asian="Monospace" style:font-size-asian="9pt" style:font-name-complex="Monospace" style:font-size-complex="9pt"/>
    </style:style>
    <style:style style:name="P231" style:family="paragraph" style:parent-style-name="Standard">
      <style:paragraph-properties fo:margin-left="0cm" fo:margin-right="0cm" fo:text-align="start" style:justify-single-word="false" fo:text-indent="0cm" style:auto-text-indent="false" style:text-autospace="none"/>
      <style:text-properties style:font-name="Monospace" fo:font-size="9pt" style:font-name-asian="Monospace" style:font-size-asian="9pt" style:font-name-complex="Monospace" style:font-size-complex="9pt"/>
    </style:style>
    <style:style style:name="P232" style:family="paragraph" style:parent-style-name="Standard">
      <style:paragraph-properties fo:margin-left="0cm" fo:margin-right="0cm" fo:text-align="start" style:justify-single-word="false" fo:text-indent="0cm" style:auto-text-indent="false" style:text-autospace="none"/>
      <style:text-properties style:font-name="Monospace" fo:font-size="9pt" style:font-name-asian="Monospace" style:font-size-asian="9pt" style:font-name-complex="Monospace" style:font-size-complex="9pt"/>
    </style:style>
    <style:style style:name="P233" style:family="paragraph" style:parent-style-name="Standard">
      <style:paragraph-properties fo:margin-left="0cm" fo:margin-right="0cm" fo:text-align="start" style:justify-single-word="false" fo:text-indent="0cm" style:auto-text-indent="false" style:text-autospace="none"/>
      <style:text-properties style:font-name="Monospace" fo:font-size="9pt" style:font-name-asian="Monospace" style:font-size-asian="9pt" style:font-name-complex="Monospace" style:font-size-complex="9pt"/>
    </style:style>
    <style:style style:name="P234" style:family="paragraph" style:parent-style-name="Standard">
      <style:paragraph-properties fo:margin-left="0cm" fo:margin-right="0cm" fo:text-align="start" style:justify-single-word="false" fo:text-indent="0cm" style:auto-text-indent="false" style:text-autospace="none"/>
      <style:text-properties style:font-name="Monospace" fo:font-size="9pt" style:font-name-asian="Monospace" style:font-size-asian="9pt" style:font-name-complex="Monospace" style:font-size-complex="9pt"/>
    </style:style>
    <style:style style:name="P235" style:family="paragraph" style:parent-style-name="Standard">
      <style:paragraph-properties fo:margin-left="0cm" fo:margin-right="0cm" fo:text-align="start" style:justify-single-word="false" fo:text-indent="0cm" style:auto-text-indent="false" style:text-autospace="none"/>
      <style:text-properties style:font-name="Monospace" fo:font-size="9pt" style:font-name-asian="Monospace" style:font-size-asian="9pt" style:font-name-complex="Monospace" style:font-size-complex="9pt"/>
    </style:style>
    <style:style style:name="P236" style:family="paragraph" style:parent-style-name="Standard">
      <style:paragraph-properties fo:margin-left="0cm" fo:margin-right="0cm" fo:text-align="start" style:justify-single-word="false" fo:text-indent="0cm" style:auto-text-indent="false" style:text-autospace="none"/>
      <style:text-properties style:font-name="Monospace" fo:font-size="9pt" style:font-name-asian="Monospace" style:font-size-asian="9pt" style:font-name-complex="Monospace" style:font-size-complex="9pt"/>
    </style:style>
    <style:style style:name="P237" style:family="paragraph" style:parent-style-name="Standard">
      <style:paragraph-properties fo:margin-left="0cm" fo:margin-right="0cm" fo:text-align="start" style:justify-single-word="false" fo:text-indent="0cm" style:auto-text-indent="false" style:text-autospace="none"/>
      <style:text-properties style:font-name="Monospace" fo:font-size="9pt" style:font-name-asian="Monospace" style:font-size-asian="9pt" style:font-name-complex="Monospace" style:font-size-complex="9pt"/>
    </style:style>
    <style:style style:name="P238" style:family="paragraph" style:parent-style-name="Standard">
      <style:paragraph-properties fo:margin-left="0cm" fo:margin-right="0cm" fo:text-align="start" style:justify-single-word="false" fo:text-indent="0cm" style:auto-text-indent="false" style:text-autospace="none"/>
      <style:text-properties style:font-name="Monospace" fo:font-size="9pt" style:font-name-asian="Monospace" style:font-size-asian="9pt" style:font-name-complex="Monospace" style:font-size-complex="9pt"/>
    </style:style>
    <style:style style:name="P239" style:family="paragraph" style:parent-style-name="Standard">
      <style:paragraph-properties fo:margin-left="0cm" fo:margin-right="0cm" fo:text-align="start" style:justify-single-word="false" fo:text-indent="0cm" style:auto-text-indent="false" style:text-autospace="none"/>
      <style:text-properties style:font-name="Monospace" fo:font-size="9pt" style:font-name-asian="Monospace" style:font-size-asian="9pt" style:font-name-complex="Monospace" style:font-size-complex="9pt"/>
    </style:style>
    <style:style style:name="P240" style:family="paragraph" style:parent-style-name="Standard">
      <style:paragraph-properties fo:margin-left="0cm" fo:margin-right="0cm" fo:text-align="start" style:justify-single-word="false" fo:text-indent="0cm" style:auto-text-indent="false" style:text-autospace="none"/>
      <style:text-properties style:font-name="Monospace" fo:font-size="9pt" style:font-name-asian="Monospace" style:font-size-asian="9pt" style:font-name-complex="Monospace" style:font-size-complex="9pt"/>
    </style:style>
    <style:style style:name="P241" style:family="paragraph" style:parent-style-name="Standard">
      <style:paragraph-properties fo:margin-left="0cm" fo:margin-right="0cm" fo:text-align="start" style:justify-single-word="false" fo:text-indent="0cm" style:auto-text-indent="false" style:text-autospace="none"/>
      <style:text-properties style:font-name="Monospace" fo:font-size="9pt" style:font-name-asian="Monospace" style:font-size-asian="9pt" style:font-name-complex="Monospace" style:font-size-complex="9pt"/>
    </style:style>
    <style:style style:name="P242" style:family="paragraph" style:parent-style-name="Standard">
      <style:paragraph-properties fo:margin-left="0cm" fo:margin-right="0cm" fo:text-align="start" style:justify-single-word="false" fo:text-indent="0cm" style:auto-text-indent="false" style:text-autospace="none"/>
      <style:text-properties style:font-name="Monospace" fo:font-size="9pt" style:font-name-asian="Monospace" style:font-size-asian="9pt" style:font-name-complex="Monospace" style:font-size-complex="9pt"/>
    </style:style>
    <style:style style:name="P243" style:family="paragraph" style:parent-style-name="Standard">
      <style:paragraph-properties fo:margin-left="0cm" fo:margin-right="0cm" fo:text-align="start" style:justify-single-word="false" fo:text-indent="0cm" style:auto-text-indent="false" style:text-autospace="none"/>
      <style:text-properties style:font-name="Monospace" fo:font-size="9pt" style:font-name-asian="Monospace" style:font-size-asian="9pt" style:font-name-complex="Monospace" style:font-size-complex="9pt"/>
    </style:style>
    <style:style style:name="P244" style:family="paragraph" style:parent-style-name="Standard">
      <style:paragraph-properties fo:margin-left="0cm" fo:margin-right="0cm" fo:text-align="start" style:justify-single-word="false" fo:text-indent="0cm" style:auto-text-indent="false" style:text-autospace="none"/>
      <style:text-properties style:font-name="Monospace" fo:font-size="9pt" style:font-name-asian="Monospace" style:font-size-asian="9pt" style:font-name-complex="Monospace" style:font-size-complex="9pt"/>
    </style:style>
    <style:style style:name="P245" style:family="paragraph" style:parent-style-name="Standard">
      <style:paragraph-properties fo:margin-left="0cm" fo:margin-right="0cm" fo:text-align="start" style:justify-single-word="false" fo:text-indent="0cm" style:auto-text-indent="false" style:text-autospace="none"/>
      <style:text-properties style:font-name="Monospace" fo:font-size="9pt" style:font-name-asian="Monospace" style:font-size-asian="9pt" style:font-name-complex="Monospace" style:font-size-complex="9pt"/>
    </style:style>
    <style:style style:name="P246" style:family="paragraph" style:parent-style-name="Standard">
      <style:paragraph-properties fo:margin-left="0cm" fo:margin-right="0cm" fo:text-align="start" style:justify-single-word="false" fo:text-indent="0cm" style:auto-text-indent="false" style:text-autospace="none"/>
      <style:text-properties style:font-name="Monospace" fo:font-size="9pt" style:font-name-asian="Monospace" style:font-size-asian="9pt" style:font-name-complex="Monospace" style:font-size-complex="9pt"/>
    </style:style>
    <style:style style:name="P247" style:family="paragraph" style:parent-style-name="Standard">
      <style:paragraph-properties fo:margin-left="0cm" fo:margin-right="0cm" fo:text-align="start" style:justify-single-word="false" fo:text-indent="0cm" style:auto-text-indent="false" style:text-autospace="none"/>
      <style:text-properties style:font-name="Monospace" fo:font-size="9pt" style:font-name-asian="Monospace" style:font-size-asian="9pt" style:font-name-complex="Monospace" style:font-size-complex="9pt"/>
    </style:style>
    <style:style style:name="P248" style:family="paragraph" style:parent-style-name="Standard">
      <style:paragraph-properties fo:margin-left="0cm" fo:margin-right="0cm" fo:text-align="start" style:justify-single-word="false" fo:text-indent="0cm" style:auto-text-indent="false" style:text-autospace="none"/>
      <style:text-properties style:font-name="Monospace" fo:font-size="9pt" style:font-name-asian="Monospace" style:font-size-asian="9pt" style:font-name-complex="Monospace" style:font-size-complex="9pt"/>
    </style:style>
    <style:style style:name="P249" style:family="paragraph" style:parent-style-name="Standard">
      <style:paragraph-properties fo:margin-left="0cm" fo:margin-right="0cm" fo:text-align="start" style:justify-single-word="false" fo:text-indent="0cm" style:auto-text-indent="false" style:text-autospace="none"/>
      <style:text-properties style:font-name="Monospace" fo:font-size="9pt" style:font-name-asian="Monospace" style:font-size-asian="9pt" style:font-name-complex="Monospace" style:font-size-complex="9pt"/>
    </style:style>
    <style:style style:name="P250" style:family="paragraph" style:parent-style-name="Standard">
      <style:paragraph-properties fo:margin-left="0cm" fo:margin-right="0cm" fo:text-align="start" style:justify-single-word="false" fo:text-indent="0cm" style:auto-text-indent="false" style:text-autospace="none"/>
      <style:text-properties style:font-name="Monospace" fo:font-size="9pt" style:font-name-asian="Monospace" style:font-size-asian="9pt" style:font-name-complex="Monospace" style:font-size-complex="9pt"/>
    </style:style>
    <style:style style:name="P251" style:family="paragraph" style:parent-style-name="Standard">
      <style:paragraph-properties fo:margin-left="0cm" fo:margin-right="0cm" fo:text-align="start" style:justify-single-word="false" fo:text-indent="0cm" style:auto-text-indent="false" style:text-autospace="none"/>
      <style:text-properties style:font-name="Monospace" fo:font-size="9pt" style:font-name-asian="Monospace" style:font-size-asian="9pt" style:font-name-complex="Monospace" style:font-size-complex="9pt"/>
    </style:style>
    <style:style style:name="P252" style:family="paragraph" style:parent-style-name="Standard">
      <style:paragraph-properties fo:margin-left="0cm" fo:margin-right="0cm" fo:text-align="start" style:justify-single-word="false" fo:text-indent="0cm" style:auto-text-indent="false" style:text-autospace="none"/>
      <style:text-properties style:font-name="Monospace" fo:font-size="9pt" style:font-name-asian="Monospace" style:font-size-asian="9pt" style:font-name-complex="Monospace" style:font-size-complex="9pt"/>
    </style:style>
    <style:style style:name="P253" style:family="paragraph" style:parent-style-name="Standard">
      <style:paragraph-properties fo:margin-left="0cm" fo:margin-right="0cm" fo:text-align="start" style:justify-single-word="false" fo:text-indent="0cm" style:auto-text-indent="false" style:text-autospace="none"/>
      <style:text-properties style:font-name="Monospace" fo:font-size="9pt" style:font-name-asian="Monospace" style:font-size-asian="9pt" style:font-name-complex="Monospace" style:font-size-complex="9pt"/>
    </style:style>
    <style:style style:name="P254" style:family="paragraph" style:parent-style-name="Standard">
      <style:paragraph-properties fo:margin-left="0cm" fo:margin-right="0cm" fo:text-align="start" style:justify-single-word="false" fo:text-indent="0cm" style:auto-text-indent="false" style:text-autospace="none"/>
      <style:text-properties style:font-name="Monospace" fo:font-size="9pt" style:font-name-asian="Monospace" style:font-size-asian="9pt" style:font-name-complex="Monospace" style:font-size-complex="9pt"/>
    </style:style>
    <style:style style:name="P255" style:family="paragraph" style:parent-style-name="Standard">
      <style:paragraph-properties fo:margin-left="0cm" fo:margin-right="0cm" fo:text-align="start" style:justify-single-word="false" fo:text-indent="0cm" style:auto-text-indent="false" style:text-autospace="none"/>
      <style:text-properties style:font-name="Monospace" fo:font-size="9pt" style:font-name-asian="Monospace" style:font-size-asian="9pt" style:font-name-complex="Monospace" style:font-size-complex="9pt"/>
    </style:style>
    <style:style style:name="P256" style:family="paragraph" style:parent-style-name="Standard">
      <style:paragraph-properties fo:margin-left="0cm" fo:margin-right="0cm" fo:text-align="start" style:justify-single-word="false" fo:text-indent="0cm" style:auto-text-indent="false" style:text-autospace="none"/>
      <style:text-properties style:font-name="Monospace" fo:font-size="9pt" style:font-name-asian="Monospace" style:font-size-asian="9pt" style:font-name-complex="Monospace" style:font-size-complex="9pt"/>
    </style:style>
    <style:style style:name="P257" style:family="paragraph" style:parent-style-name="Standard">
      <style:paragraph-properties fo:margin-left="0cm" fo:margin-right="0cm" fo:text-align="start" style:justify-single-word="false" fo:text-indent="0cm" style:auto-text-indent="false" style:text-autospace="none"/>
      <style:text-properties style:font-name="Monospace" fo:font-size="9pt" style:font-name-asian="Monospace" style:font-size-asian="9pt" style:font-name-complex="Monospace" style:font-size-complex="9pt"/>
    </style:style>
    <style:style style:name="P258" style:family="paragraph" style:parent-style-name="Standard">
      <style:paragraph-properties fo:margin-left="0cm" fo:margin-right="0cm" fo:text-align="start" style:justify-single-word="false" fo:text-indent="0cm" style:auto-text-indent="false" style:text-autospace="none"/>
      <style:text-properties style:font-name="Monospace" fo:font-size="9pt" style:font-name-asian="Monospace" style:font-size-asian="9pt" style:font-name-complex="Monospace" style:font-size-complex="9pt"/>
    </style:style>
    <style:style style:name="P259" style:family="paragraph" style:parent-style-name="Standard">
      <style:paragraph-properties fo:margin-left="0cm" fo:margin-right="0cm" fo:text-align="start" style:justify-single-word="false" fo:text-indent="0cm" style:auto-text-indent="false" style:text-autospace="none"/>
      <style:text-properties style:font-name="Monospace" fo:font-size="9pt" style:font-name-asian="Monospace" style:font-size-asian="9pt" style:font-name-complex="Monospace" style:font-size-complex="9pt"/>
    </style:style>
    <style:style style:name="P260" style:family="paragraph" style:parent-style-name="Standard">
      <style:paragraph-properties fo:margin-left="0cm" fo:margin-right="0cm" fo:text-align="start" style:justify-single-word="false" fo:text-indent="0cm" style:auto-text-indent="false" style:text-autospace="none"/>
      <style:text-properties style:font-name="Monospace" fo:font-size="9pt" style:font-name-asian="Monospace" style:font-size-asian="9pt" style:font-name-complex="Monospace" style:font-size-complex="9pt"/>
    </style:style>
    <style:style style:name="P261" style:family="paragraph" style:parent-style-name="Standard">
      <style:paragraph-properties fo:margin-left="0cm" fo:margin-right="0cm" fo:text-align="start" style:justify-single-word="false" fo:text-indent="0cm" style:auto-text-indent="false" style:text-autospace="none"/>
      <style:text-properties style:font-name="Monospace" fo:font-size="9pt" style:font-name-asian="Monospace" style:font-size-asian="9pt" style:font-name-complex="Monospace" style:font-size-complex="9pt"/>
    </style:style>
    <style:style style:name="P262" style:family="paragraph" style:parent-style-name="Standard">
      <style:paragraph-properties fo:margin-left="0cm" fo:margin-right="0cm" fo:text-align="start" style:justify-single-word="false" fo:text-indent="0cm" style:auto-text-indent="false" style:text-autospace="none"/>
      <style:text-properties style:font-name="Monospace" fo:font-size="9pt" style:font-name-asian="Monospace" style:font-size-asian="9pt" style:font-name-complex="Monospace" style:font-size-complex="9pt"/>
    </style:style>
    <style:style style:name="P263" style:family="paragraph" style:parent-style-name="Standard">
      <style:paragraph-properties fo:margin-left="0cm" fo:margin-right="0cm" fo:text-align="start" style:justify-single-word="false" fo:text-indent="0cm" style:auto-text-indent="false" style:text-autospace="none"/>
      <style:text-properties style:font-name="Monospace" fo:font-size="9pt" style:font-name-asian="Monospace" style:font-size-asian="9pt" style:font-name-complex="Monospace" style:font-size-complex="9pt"/>
    </style:style>
    <style:style style:name="P264" style:family="paragraph" style:parent-style-name="Standard">
      <style:paragraph-properties fo:margin-left="0cm" fo:margin-right="0cm" fo:text-align="start" style:justify-single-word="false" fo:text-indent="0cm" style:auto-text-indent="false" style:text-autospace="none"/>
      <style:text-properties style:font-name="Monospace" fo:font-size="9pt" style:font-name-asian="Monospace" style:font-size-asian="9pt" style:font-name-complex="Monospace" style:font-size-complex="9pt"/>
    </style:style>
    <style:style style:name="P265" style:family="paragraph" style:parent-style-name="Standard">
      <style:paragraph-properties fo:margin-left="0cm" fo:margin-right="0cm" fo:text-align="start" style:justify-single-word="false" fo:text-indent="0cm" style:auto-text-indent="false" style:text-autospace="none"/>
      <style:text-properties style:font-name="Monospace" fo:font-size="9pt" style:font-name-asian="Monospace" style:font-size-asian="9pt" style:font-name-complex="Monospace" style:font-size-complex="9pt"/>
    </style:style>
    <style:style style:name="P266" style:family="paragraph" style:parent-style-name="Standard">
      <style:paragraph-properties fo:margin-left="0cm" fo:margin-right="0cm" fo:text-align="start" style:justify-single-word="false" fo:text-indent="0cm" style:auto-text-indent="false" style:text-autospace="none"/>
      <style:text-properties style:font-name="Monospace" fo:font-size="9pt" style:font-name-asian="Monospace" style:font-size-asian="9pt" style:font-name-complex="Monospace" style:font-size-complex="9pt"/>
    </style:style>
    <style:style style:name="P267" style:family="paragraph" style:parent-style-name="Standard">
      <style:paragraph-properties fo:margin-left="0cm" fo:margin-right="0cm" fo:text-align="start" style:justify-single-word="false" fo:text-indent="0cm" style:auto-text-indent="false" style:text-autospace="none"/>
      <style:text-properties style:font-name="Monospace" fo:font-size="9pt" style:font-name-asian="Monospace" style:font-size-asian="9pt" style:font-name-complex="Monospace" style:font-size-complex="9pt"/>
    </style:style>
    <style:style style:name="P268" style:family="paragraph" style:parent-style-name="Standard">
      <style:paragraph-properties fo:margin-left="0cm" fo:margin-right="0cm" fo:text-align="start" style:justify-single-word="false" fo:text-indent="0cm" style:auto-text-indent="false" style:text-autospace="none"/>
      <style:text-properties style:font-name="Monospace" fo:font-size="9pt" style:font-name-asian="Monospace" style:font-size-asian="9pt" style:font-name-complex="Monospace" style:font-size-complex="9pt"/>
    </style:style>
    <style:style style:name="P269" style:family="paragraph" style:parent-style-name="Standard">
      <style:paragraph-properties fo:margin-left="0cm" fo:margin-right="0cm" fo:text-align="start" style:justify-single-word="false" fo:text-indent="0cm" style:auto-text-indent="false" style:text-autospace="none"/>
      <style:text-properties style:font-name="Monospace" fo:font-size="9pt" style:font-name-asian="Monospace" style:font-size-asian="9pt" style:font-name-complex="Monospace" style:font-size-complex="9pt"/>
    </style:style>
    <style:style style:name="P270" style:family="paragraph" style:parent-style-name="Standard">
      <style:paragraph-properties fo:margin-left="0cm" fo:margin-right="0cm" fo:text-align="start" style:justify-single-word="false" fo:text-indent="0cm" style:auto-text-indent="false" style:text-autospace="none"/>
      <style:text-properties style:font-name="Monospace" fo:font-size="9pt" style:font-name-asian="Monospace" style:font-size-asian="9pt" style:font-name-complex="Monospace" style:font-size-complex="9pt"/>
    </style:style>
    <style:style style:name="P271" style:family="paragraph" style:parent-style-name="Standard">
      <style:paragraph-properties fo:margin-left="0cm" fo:margin-right="0cm" fo:text-align="start" style:justify-single-word="false" fo:text-indent="0cm" style:auto-text-indent="false" style:text-autospace="none"/>
      <style:text-properties style:font-name="Monospace" fo:font-size="9pt" style:font-name-asian="Monospace" style:font-size-asian="9pt" style:font-name-complex="Monospace" style:font-size-complex="9pt"/>
    </style:style>
    <style:style style:name="P272" style:family="paragraph" style:parent-style-name="Standard">
      <style:paragraph-properties fo:margin-left="0cm" fo:margin-right="0cm" fo:text-align="start" style:justify-single-word="false" fo:text-indent="0cm" style:auto-text-indent="false" style:text-autospace="none"/>
      <style:text-properties style:font-name="Monospace" fo:font-size="9pt" style:font-name-asian="Monospace" style:font-size-asian="9pt" style:font-name-complex="Monospace" style:font-size-complex="9pt"/>
    </style:style>
    <style:style style:name="P273" style:family="paragraph" style:parent-style-name="Standard">
      <style:paragraph-properties fo:margin-left="0cm" fo:margin-right="0cm" fo:text-align="start" style:justify-single-word="false" fo:text-indent="0cm" style:auto-text-indent="false" style:text-autospace="none"/>
      <style:text-properties style:font-name="Monospace" fo:font-size="9pt" style:font-name-asian="Monospace" style:font-size-asian="9pt" style:font-name-complex="Monospace" style:font-size-complex="9pt"/>
    </style:style>
    <style:style style:name="P274" style:family="paragraph" style:parent-style-name="Standard">
      <style:paragraph-properties fo:margin-left="0cm" fo:margin-right="0cm" fo:text-align="start" style:justify-single-word="false" fo:text-indent="0cm" style:auto-text-indent="false" style:text-autospace="none"/>
      <style:text-properties style:font-name="Monospace" fo:font-size="9pt" style:font-name-asian="Monospace" style:font-size-asian="9pt" style:font-name-complex="Monospace" style:font-size-complex="9pt"/>
    </style:style>
    <style:style style:name="P275" style:family="paragraph" style:parent-style-name="Standard">
      <style:paragraph-properties fo:margin-left="0cm" fo:margin-right="0cm" fo:text-align="start" style:justify-single-word="false" fo:text-indent="0cm" style:auto-text-indent="false" style:text-autospace="none"/>
      <style:text-properties style:font-name="Monospace" fo:font-size="9pt" style:font-name-asian="Monospace" style:font-size-asian="9pt" style:font-name-complex="Monospace" style:font-size-complex="9pt"/>
    </style:style>
    <style:style style:name="P276" style:family="paragraph" style:parent-style-name="Standard">
      <style:paragraph-properties fo:margin-left="0cm" fo:margin-right="0cm" fo:text-align="start" style:justify-single-word="false" fo:text-indent="0cm" style:auto-text-indent="false" style:text-autospace="none"/>
      <style:text-properties style:font-name="Monospace" fo:font-size="9pt" style:font-name-asian="Monospace" style:font-size-asian="9pt" style:font-name-complex="Monospace" style:font-size-complex="9pt"/>
    </style:style>
    <style:style style:name="P277" style:family="paragraph" style:parent-style-name="Standard">
      <style:paragraph-properties fo:margin-left="0cm" fo:margin-right="0cm" fo:text-align="start" style:justify-single-word="false" fo:text-indent="0cm" style:auto-text-indent="false" style:text-autospace="none"/>
      <style:text-properties style:font-name="Monospace" fo:font-size="9pt" style:font-name-asian="Monospace" style:font-size-asian="9pt" style:font-name-complex="Monospace" style:font-size-complex="9pt"/>
    </style:style>
    <style:style style:name="P278" style:family="paragraph" style:parent-style-name="Standard">
      <style:paragraph-properties fo:margin-left="0cm" fo:margin-right="0cm" fo:text-align="start" style:justify-single-word="false" fo:text-indent="0cm" style:auto-text-indent="false" style:text-autospace="none"/>
      <style:text-properties style:font-name="Monospace" fo:font-size="9pt" style:font-name-asian="Monospace" style:font-size-asian="9pt" style:font-name-complex="Monospace" style:font-size-complex="9pt"/>
    </style:style>
    <style:style style:name="P279" style:family="paragraph" style:parent-style-name="Standard">
      <style:paragraph-properties fo:margin-left="0cm" fo:margin-right="0cm" fo:text-align="start" style:justify-single-word="false" fo:text-indent="0cm" style:auto-text-indent="false" style:text-autospace="none"/>
      <style:text-properties style:font-name="Monospace" fo:font-size="9pt" style:font-name-asian="Monospace" style:font-size-asian="9pt" style:font-name-complex="Monospace" style:font-size-complex="9pt"/>
    </style:style>
    <style:style style:name="P280" style:family="paragraph" style:parent-style-name="Standard">
      <style:paragraph-properties fo:margin-left="0cm" fo:margin-right="0cm" fo:text-align="start" style:justify-single-word="false" fo:text-indent="0cm" style:auto-text-indent="false" style:text-autospace="none"/>
      <style:text-properties style:font-name="Monospace" fo:font-size="9pt" style:font-name-asian="Monospace" style:font-size-asian="9pt" style:font-name-complex="Monospace" style:font-size-complex="9pt"/>
    </style:style>
    <style:style style:name="P281" style:family="paragraph" style:parent-style-name="Standard">
      <style:paragraph-properties fo:margin-left="0cm" fo:margin-right="0cm" fo:text-align="start" style:justify-single-word="false" fo:text-indent="0cm" style:auto-text-indent="false" style:text-autospace="none"/>
      <style:text-properties style:font-name="Monospace" fo:font-size="9pt" style:font-name-asian="Monospace" style:font-size-asian="9pt" style:font-name-complex="Monospace" style:font-size-complex="9pt"/>
    </style:style>
    <style:style style:name="P282" style:family="paragraph" style:parent-style-name="Standard">
      <style:paragraph-properties fo:margin-left="0cm" fo:margin-right="0cm" fo:text-align="start" style:justify-single-word="false" fo:text-indent="0cm" style:auto-text-indent="false" style:text-autospace="none"/>
      <style:text-properties style:font-name="Monospace" fo:font-size="9pt" style:font-name-asian="Monospace" style:font-size-asian="9pt" style:font-name-complex="Monospace" style:font-size-complex="9pt"/>
    </style:style>
    <style:style style:name="P283" style:family="paragraph" style:parent-style-name="Standard">
      <style:paragraph-properties fo:margin-left="0cm" fo:margin-right="0cm" fo:text-align="start" style:justify-single-word="false" fo:text-indent="0cm" style:auto-text-indent="false" style:text-autospace="none"/>
      <style:text-properties style:font-name="Monospace" fo:font-size="9pt" style:font-name-asian="Monospace" style:font-size-asian="9pt" style:font-name-complex="Monospace" style:font-size-complex="9pt"/>
    </style:style>
    <style:style style:name="P284" style:family="paragraph" style:parent-style-name="Standard">
      <style:paragraph-properties fo:margin-left="0cm" fo:margin-right="0cm" fo:text-align="start" style:justify-single-word="false" fo:text-indent="0cm" style:auto-text-indent="false" style:text-autospace="none"/>
      <style:text-properties style:font-name="Monospace" fo:font-size="9pt" style:font-name-asian="Monospace" style:font-size-asian="9pt" style:font-name-complex="Monospace" style:font-size-complex="9pt"/>
    </style:style>
    <style:style style:name="P285" style:family="paragraph" style:parent-style-name="Standard">
      <style:paragraph-properties fo:margin-left="0cm" fo:margin-right="0cm" fo:text-align="start" style:justify-single-word="false" fo:text-indent="0cm" style:auto-text-indent="false" style:text-autospace="none"/>
      <style:text-properties style:font-name="Monospace" fo:font-size="9pt" style:font-name-asian="Monospace" style:font-size-asian="9pt" style:font-name-complex="Monospace" style:font-size-complex="9pt"/>
    </style:style>
    <style:style style:name="P286" style:family="paragraph" style:parent-style-name="Standard">
      <style:paragraph-properties fo:margin-left="0cm" fo:margin-right="0cm" fo:text-align="start" style:justify-single-word="false" fo:text-indent="0cm" style:auto-text-indent="false" style:text-autospace="none"/>
      <style:text-properties style:font-name="Monospace" fo:font-size="9pt" style:font-name-asian="Monospace" style:font-size-asian="9pt" style:font-name-complex="Monospace" style:font-size-complex="9pt"/>
    </style:style>
    <style:style style:name="P287" style:family="paragraph" style:parent-style-name="Standard">
      <style:paragraph-properties fo:margin-left="0cm" fo:margin-right="0cm" fo:text-align="start" style:justify-single-word="false" fo:text-indent="0cm" style:auto-text-indent="false" style:text-autospace="none"/>
      <style:text-properties style:font-name="Monospace" fo:font-size="9pt" style:font-name-asian="Monospace" style:font-size-asian="9pt" style:font-name-complex="Monospace" style:font-size-complex="9pt"/>
    </style:style>
    <style:style style:name="P288" style:family="paragraph" style:parent-style-name="Standard">
      <style:paragraph-properties fo:margin-left="0cm" fo:margin-right="0cm" fo:text-align="start" style:justify-single-word="false" fo:text-indent="0cm" style:auto-text-indent="false" style:text-autospace="none"/>
      <style:text-properties style:font-name="Monospace" fo:font-size="9pt" style:font-name-asian="Monospace" style:font-size-asian="9pt" style:font-name-complex="Monospace" style:font-size-complex="9pt"/>
    </style:style>
    <style:style style:name="P289" style:family="paragraph" style:parent-style-name="Standard">
      <style:paragraph-properties fo:margin-left="0cm" fo:margin-right="0cm" fo:text-align="start" style:justify-single-word="false" fo:text-indent="0cm" style:auto-text-indent="false" style:text-autospace="none"/>
      <style:text-properties style:font-name="Monospace" fo:font-size="9pt" style:font-name-asian="Monospace" style:font-size-asian="9pt" style:font-name-complex="Monospace" style:font-size-complex="9pt"/>
    </style:style>
    <style:style style:name="P290" style:family="paragraph" style:parent-style-name="Standard">
      <style:paragraph-properties fo:margin-left="0cm" fo:margin-right="0cm" fo:text-align="start" style:justify-single-word="false" fo:text-indent="0cm" style:auto-text-indent="false" style:text-autospace="none"/>
      <style:text-properties style:font-name="Monospace" fo:font-size="9pt" style:font-name-asian="Monospace" style:font-size-asian="9pt" style:font-name-complex="Monospace" style:font-size-complex="9pt"/>
    </style:style>
    <style:style style:name="P291" style:family="paragraph" style:parent-style-name="Standard">
      <style:paragraph-properties fo:margin-left="0cm" fo:margin-right="0cm" fo:text-align="start" style:justify-single-word="false" fo:text-indent="0cm" style:auto-text-indent="false" style:text-autospace="none"/>
      <style:text-properties style:font-name="Monospace" fo:font-size="9pt" style:font-name-asian="Monospace" style:font-size-asian="9pt" style:font-name-complex="Monospace" style:font-size-complex="9pt"/>
    </style:style>
    <style:style style:name="P292" style:family="paragraph" style:parent-style-name="Standard">
      <style:paragraph-properties fo:margin-left="0cm" fo:margin-right="0cm" fo:text-align="start" style:justify-single-word="false" fo:text-indent="0cm" style:auto-text-indent="false" style:text-autospace="none"/>
      <style:text-properties style:font-name="Monospace" fo:font-size="9pt" style:font-name-asian="Monospace" style:font-size-asian="9pt" style:font-name-complex="Monospace" style:font-size-complex="9pt"/>
    </style:style>
    <style:style style:name="P293" style:family="paragraph" style:parent-style-name="Standard">
      <style:paragraph-properties fo:margin-left="0cm" fo:margin-right="0cm" fo:text-align="start" style:justify-single-word="false" fo:text-indent="0cm" style:auto-text-indent="false" style:text-autospace="none"/>
      <style:text-properties style:font-name="Monospace" fo:font-size="9pt" style:font-name-asian="Monospace" style:font-size-asian="9pt" style:font-name-complex="Monospace" style:font-size-complex="9pt"/>
    </style:style>
    <style:style style:name="P294" style:family="paragraph" style:parent-style-name="Standard">
      <style:paragraph-properties fo:margin-left="0cm" fo:margin-right="0cm" fo:text-align="start" style:justify-single-word="false" fo:text-indent="0cm" style:auto-text-indent="false" style:text-autospace="none"/>
      <style:text-properties style:font-name="Monospace" fo:font-size="9pt" style:font-name-asian="Monospace" style:font-size-asian="9pt" style:font-name-complex="Monospace" style:font-size-complex="9pt"/>
    </style:style>
    <style:style style:name="P295" style:family="paragraph" style:parent-style-name="Standard">
      <style:paragraph-properties fo:margin-left="0cm" fo:margin-right="0cm" fo:text-align="start" style:justify-single-word="false" fo:text-indent="0cm" style:auto-text-indent="false" style:text-autospace="none"/>
      <style:text-properties style:font-name="Monospace" fo:font-size="9pt" style:font-name-asian="Monospace" style:font-size-asian="9pt" style:font-name-complex="Monospace" style:font-size-complex="9pt"/>
    </style:style>
    <style:style style:name="P296" style:family="paragraph" style:parent-style-name="Standard">
      <style:paragraph-properties fo:margin-left="0cm" fo:margin-right="0cm" fo:text-align="start" style:justify-single-word="false" fo:text-indent="0cm" style:auto-text-indent="false" style:text-autospace="none"/>
      <style:text-properties style:font-name="Monospace" fo:font-size="9pt" style:font-name-asian="Monospace" style:font-size-asian="9pt" style:font-name-complex="Monospace" style:font-size-complex="9pt"/>
    </style:style>
    <style:style style:name="P297" style:family="paragraph" style:parent-style-name="Standard">
      <style:paragraph-properties fo:margin-left="0cm" fo:margin-right="0cm" fo:text-align="start" style:justify-single-word="false" fo:text-indent="0cm" style:auto-text-indent="false" style:text-autospace="none"/>
      <style:text-properties style:font-name="Monospace" fo:font-size="9pt" style:font-name-asian="Monospace" style:font-size-asian="9pt" style:font-name-complex="Monospace" style:font-size-complex="9pt"/>
    </style:style>
    <style:style style:name="P298" style:family="paragraph" style:parent-style-name="Standard">
      <style:paragraph-properties fo:margin-left="0cm" fo:margin-right="0cm" fo:text-align="start" style:justify-single-word="false" fo:text-indent="0cm" style:auto-text-indent="false" style:text-autospace="none"/>
      <style:text-properties style:font-name="Monospace" fo:font-size="9pt" style:font-name-asian="Monospace" style:font-size-asian="9pt" style:font-name-complex="Monospace" style:font-size-complex="9pt"/>
    </style:style>
    <style:style style:name="P299" style:family="paragraph" style:parent-style-name="Standard">
      <style:paragraph-properties fo:margin-left="0cm" fo:margin-right="0cm" fo:text-align="start" style:justify-single-word="false" fo:text-indent="0cm" style:auto-text-indent="false" style:text-autospace="none"/>
      <style:text-properties style:font-name="Monospace" fo:font-size="9pt" style:font-name-asian="Monospace" style:font-size-asian="9pt" style:font-name-complex="Monospace" style:font-size-complex="9pt"/>
    </style:style>
    <style:style style:name="P300" style:family="paragraph" style:parent-style-name="Standard">
      <style:paragraph-properties fo:margin-left="0cm" fo:margin-right="0cm" fo:text-align="start" style:justify-single-word="false" fo:text-indent="0cm" style:auto-text-indent="false" style:text-autospace="none"/>
      <style:text-properties style:font-name="Monospace" fo:font-size="9pt" style:font-name-asian="Monospace" style:font-size-asian="9pt" style:font-name-complex="Monospace" style:font-size-complex="9pt"/>
    </style:style>
    <style:style style:name="P301" style:family="paragraph" style:parent-style-name="Standard">
      <style:paragraph-properties fo:margin-left="0cm" fo:margin-right="0cm" fo:text-align="start" style:justify-single-word="false" fo:text-indent="0cm" style:auto-text-indent="false" style:text-autospace="none"/>
      <style:text-properties style:font-name="Monospace" fo:font-size="9pt" style:font-name-asian="Monospace" style:font-size-asian="9pt" style:font-name-complex="Monospace" style:font-size-complex="9pt"/>
    </style:style>
    <style:style style:name="P302" style:family="paragraph" style:parent-style-name="Standard">
      <style:paragraph-properties fo:margin-left="0cm" fo:margin-right="0cm" fo:text-align="start" style:justify-single-word="false" fo:text-indent="0cm" style:auto-text-indent="false" style:text-autospace="none"/>
      <style:text-properties style:font-name="Monospace" fo:font-size="9pt" style:font-name-asian="Monospace" style:font-size-asian="9pt" style:font-name-complex="Monospace" style:font-size-complex="9pt"/>
    </style:style>
    <style:style style:name="P303" style:family="paragraph" style:parent-style-name="Standard">
      <style:paragraph-properties fo:margin-left="0cm" fo:margin-right="0cm" fo:text-align="start" style:justify-single-word="false" fo:text-indent="0cm" style:auto-text-indent="false" style:text-autospace="none"/>
      <style:text-properties style:font-name="Monospace" fo:font-size="9pt" style:font-name-asian="Monospace" style:font-size-asian="9pt" style:font-name-complex="Monospace" style:font-size-complex="9pt"/>
    </style:style>
    <style:style style:name="P304" style:family="paragraph" style:parent-style-name="Standard">
      <style:paragraph-properties fo:margin-left="0cm" fo:margin-right="0cm" fo:text-align="start" style:justify-single-word="false" fo:text-indent="0cm" style:auto-text-indent="false" style:text-autospace="none"/>
      <style:text-properties style:font-name="Monospace" fo:font-size="9pt" style:font-name-asian="Monospace" style:font-size-asian="9pt" style:font-name-complex="Monospace" style:font-size-complex="9pt"/>
    </style:style>
    <style:style style:name="P305" style:family="paragraph" style:parent-style-name="Standard">
      <style:paragraph-properties fo:margin-left="0cm" fo:margin-right="0cm" fo:text-align="start" style:justify-single-word="false" fo:text-indent="0cm" style:auto-text-indent="false" style:text-autospace="none"/>
      <style:text-properties style:font-name="Monospace" fo:font-size="9pt" style:font-name-asian="Monospace" style:font-size-asian="9pt" style:font-name-complex="Monospace" style:font-size-complex="9pt"/>
    </style:style>
    <style:style style:name="P306" style:family="paragraph" style:parent-style-name="Standard">
      <style:paragraph-properties fo:margin-left="0cm" fo:margin-right="0cm" fo:text-align="start" style:justify-single-word="false" fo:text-indent="0cm" style:auto-text-indent="false" style:text-autospace="none"/>
      <style:text-properties style:font-name="Monospace" fo:font-size="9pt" style:font-name-asian="Monospace" style:font-size-asian="9pt" style:font-name-complex="Monospace" style:font-size-complex="9pt"/>
    </style:style>
    <style:style style:name="P307" style:family="paragraph" style:parent-style-name="Standard">
      <style:paragraph-properties fo:margin-left="0cm" fo:margin-right="0cm" fo:text-align="start" style:justify-single-word="false" fo:text-indent="0cm" style:auto-text-indent="false" style:text-autospace="none"/>
      <style:text-properties style:font-name="Monospace" fo:font-size="9pt" style:font-name-asian="Monospace" style:font-size-asian="9pt" style:font-name-complex="Monospace" style:font-size-complex="9pt"/>
    </style:style>
    <style:style style:name="P308" style:family="paragraph" style:parent-style-name="Standard">
      <style:paragraph-properties fo:margin-left="0cm" fo:margin-right="0cm" fo:text-align="start" style:justify-single-word="false" fo:text-indent="0cm" style:auto-text-indent="false" style:text-autospace="none"/>
      <style:text-properties style:font-name="Monospace" fo:font-size="9pt" style:font-name-asian="Monospace" style:font-size-asian="9pt" style:font-name-complex="Monospace" style:font-size-complex="9pt"/>
    </style:style>
    <style:style style:name="P309" style:family="paragraph" style:parent-style-name="Standard">
      <style:paragraph-properties fo:margin-left="0cm" fo:margin-right="0cm" fo:text-align="start" style:justify-single-word="false" fo:text-indent="0cm" style:auto-text-indent="false" style:text-autospace="none"/>
      <style:text-properties style:font-name="Monospace" fo:font-size="9pt" style:font-name-asian="Monospace" style:font-size-asian="9pt" style:font-name-complex="Monospace" style:font-size-complex="9pt"/>
    </style:style>
    <style:style style:name="P310" style:family="paragraph" style:parent-style-name="Standard">
      <style:paragraph-properties fo:margin-left="0cm" fo:margin-right="0cm" fo:text-align="start" style:justify-single-word="false" fo:text-indent="0cm" style:auto-text-indent="false" style:text-autospace="none"/>
      <style:text-properties style:font-name="Monospace" fo:font-size="9pt" style:font-name-asian="Monospace" style:font-size-asian="9pt" style:font-name-complex="Monospace" style:font-size-complex="9pt"/>
    </style:style>
    <style:style style:name="P311" style:family="paragraph" style:parent-style-name="Standard">
      <style:paragraph-properties fo:margin-left="0cm" fo:margin-right="0cm" fo:text-align="start" style:justify-single-word="false" fo:text-indent="0cm" style:auto-text-indent="false" style:text-autospace="none"/>
      <style:text-properties style:font-name="Monospace" fo:font-size="9pt" style:font-name-asian="Monospace" style:font-size-asian="9pt" style:font-name-complex="Monospace" style:font-size-complex="9pt"/>
    </style:style>
    <style:style style:name="P312" style:family="paragraph" style:parent-style-name="Standard">
      <style:paragraph-properties fo:margin-left="0cm" fo:margin-right="0cm" fo:text-align="start" style:justify-single-word="false" fo:text-indent="0cm" style:auto-text-indent="false" style:text-autospace="none"/>
      <style:text-properties style:font-name="Monospace" fo:font-size="9pt" style:font-name-asian="Monospace" style:font-size-asian="9pt" style:font-name-complex="Monospace" style:font-size-complex="9pt"/>
    </style:style>
    <style:style style:name="P313" style:family="paragraph" style:parent-style-name="Standard">
      <style:paragraph-properties fo:margin-left="0cm" fo:margin-right="0cm" fo:text-align="start" style:justify-single-word="false" fo:text-indent="0cm" style:auto-text-indent="false" style:text-autospace="none"/>
      <style:text-properties style:font-name="Monospace" fo:font-size="9pt" style:font-name-asian="Monospace" style:font-size-asian="9pt" style:font-name-complex="Monospace" style:font-size-complex="9pt"/>
    </style:style>
    <style:style style:name="P314" style:family="paragraph" style:parent-style-name="Standard">
      <style:paragraph-properties fo:margin-left="0cm" fo:margin-right="0cm" fo:text-align="start" style:justify-single-word="false" fo:text-indent="0cm" style:auto-text-indent="false" style:text-autospace="none"/>
      <style:text-properties style:font-name="Monospace" fo:font-size="9pt" style:font-name-asian="Monospace" style:font-size-asian="9pt" style:font-name-complex="Monospace" style:font-size-complex="9pt"/>
    </style:style>
    <style:style style:name="P315" style:family="paragraph" style:parent-style-name="Standard">
      <style:paragraph-properties fo:margin-left="0cm" fo:margin-right="0cm" fo:text-align="start" style:justify-single-word="false" fo:text-indent="0cm" style:auto-text-indent="false" style:text-autospace="none"/>
      <style:text-properties style:font-name="Monospace" fo:font-size="9pt" style:font-name-asian="Monospace" style:font-size-asian="9pt" style:font-name-complex="Monospace" style:font-size-complex="9pt"/>
    </style:style>
    <style:style style:name="P316" style:family="paragraph" style:parent-style-name="Standard">
      <style:paragraph-properties fo:margin-left="0cm" fo:margin-right="0cm" fo:text-align="start" style:justify-single-word="false" fo:text-indent="0cm" style:auto-text-indent="false" style:text-autospace="none"/>
      <style:text-properties style:font-name="Monospace" fo:font-size="9pt" style:font-name-asian="Monospace" style:font-size-asian="9pt" style:font-name-complex="Monospace" style:font-size-complex="9pt"/>
    </style:style>
    <style:style style:name="P317" style:family="paragraph" style:parent-style-name="Standard">
      <style:paragraph-properties fo:margin-left="0cm" fo:margin-right="0cm" fo:text-align="start" style:justify-single-word="false" fo:text-indent="0cm" style:auto-text-indent="false" style:text-autospace="none"/>
      <style:text-properties style:font-name="Monospace" fo:font-size="9pt" style:font-name-asian="Monospace" style:font-size-asian="9pt" style:font-name-complex="Monospace" style:font-size-complex="9pt"/>
    </style:style>
    <style:style style:name="P318" style:family="paragraph" style:parent-style-name="Standard">
      <style:paragraph-properties fo:margin-left="0cm" fo:margin-right="0cm" fo:text-align="start" style:justify-single-word="false" fo:text-indent="0cm" style:auto-text-indent="false" style:text-autospace="none"/>
      <style:text-properties style:font-name="Monospace" fo:font-size="9pt" style:font-name-asian="Monospace" style:font-size-asian="9pt" style:font-name-complex="Monospace" style:font-size-complex="9pt"/>
    </style:style>
    <style:style style:name="P319" style:family="paragraph" style:parent-style-name="Standard">
      <style:paragraph-properties fo:margin-left="0cm" fo:margin-right="0cm" fo:text-align="start" style:justify-single-word="false" fo:text-indent="0cm" style:auto-text-indent="false" style:text-autospace="none"/>
      <style:text-properties style:font-name="Monospace" fo:font-size="9pt" style:font-name-asian="Monospace" style:font-size-asian="9pt" style:font-name-complex="Monospace" style:font-size-complex="9pt"/>
    </style:style>
    <style:style style:name="P320" style:family="paragraph" style:parent-style-name="Standard">
      <style:paragraph-properties fo:margin-left="0cm" fo:margin-right="0cm" fo:text-align="start" style:justify-single-word="false" fo:text-indent="0cm" style:auto-text-indent="false" style:text-autospace="none"/>
      <style:text-properties style:font-name="Monospace" fo:font-size="9pt" style:font-name-asian="Monospace" style:font-size-asian="9pt" style:font-name-complex="Monospace" style:font-size-complex="9pt"/>
    </style:style>
    <style:style style:name="P321" style:family="paragraph" style:parent-style-name="Standard">
      <style:paragraph-properties fo:margin-left="0cm" fo:margin-right="0cm" fo:text-align="start" style:justify-single-word="false" fo:text-indent="0cm" style:auto-text-indent="false" style:text-autospace="none"/>
      <style:text-properties style:font-name="Monospace" fo:font-size="9pt" style:font-name-asian="Monospace" style:font-size-asian="9pt" style:font-name-complex="Monospace" style:font-size-complex="9pt"/>
    </style:style>
    <style:style style:name="P322" style:family="paragraph" style:parent-style-name="Standard">
      <style:paragraph-properties fo:margin-left="0cm" fo:margin-right="0cm" fo:text-align="start" style:justify-single-word="false" fo:text-indent="0cm" style:auto-text-indent="false" style:text-autospace="none"/>
      <style:text-properties style:font-name="Monospace" fo:font-size="9pt" style:font-name-asian="Monospace" style:font-size-asian="9pt" style:font-name-complex="Monospace" style:font-size-complex="9pt"/>
    </style:style>
    <style:style style:name="P323" style:family="paragraph" style:parent-style-name="Standard">
      <style:paragraph-properties fo:margin-left="0cm" fo:margin-right="0cm" fo:text-align="start" style:justify-single-word="false" fo:text-indent="0cm" style:auto-text-indent="false" style:text-autospace="none"/>
      <style:text-properties style:font-name="Monospace" fo:font-size="9pt" style:font-name-asian="Monospace" style:font-size-asian="9pt" style:font-name-complex="Monospace" style:font-size-complex="9pt"/>
    </style:style>
    <style:style style:name="P324" style:family="paragraph" style:parent-style-name="Standard">
      <style:paragraph-properties fo:margin-left="0cm" fo:margin-right="0cm" fo:text-align="start" style:justify-single-word="false" fo:text-indent="0cm" style:auto-text-indent="false" style:text-autospace="none"/>
      <style:text-properties style:font-name="Monospace" fo:font-size="9pt" style:font-name-asian="Monospace" style:font-size-asian="9pt" style:font-name-complex="Monospace" style:font-size-complex="9pt"/>
    </style:style>
    <style:style style:name="P325" style:family="paragraph" style:parent-style-name="Standard">
      <style:paragraph-properties fo:margin-left="0cm" fo:margin-right="0cm" fo:text-align="start" style:justify-single-word="false" fo:text-indent="0cm" style:auto-text-indent="false" style:text-autospace="none"/>
      <style:text-properties style:font-name="Monospace" fo:font-size="9pt" style:font-name-asian="Monospace" style:font-size-asian="9pt" style:font-name-complex="Monospace" style:font-size-complex="9pt"/>
    </style:style>
    <style:style style:name="P326" style:family="paragraph" style:parent-style-name="Standard">
      <style:paragraph-properties fo:margin-left="0cm" fo:margin-right="0cm" fo:text-align="start" style:justify-single-word="false" fo:text-indent="0cm" style:auto-text-indent="false" style:text-autospace="none"/>
      <style:text-properties style:font-name="Monospace" fo:font-size="9pt" style:font-name-asian="Monospace" style:font-size-asian="9pt" style:font-name-complex="Monospace" style:font-size-complex="9pt"/>
    </style:style>
    <style:style style:name="P327" style:family="paragraph" style:parent-style-name="Standard">
      <style:paragraph-properties fo:margin-left="0cm" fo:margin-right="0cm" fo:text-align="start" style:justify-single-word="false" fo:text-indent="0cm" style:auto-text-indent="false" style:text-autospace="none"/>
      <style:text-properties style:font-name="Monospace" fo:font-size="9pt" style:font-name-asian="Monospace" style:font-size-asian="9pt" style:font-name-complex="Monospace" style:font-size-complex="9pt"/>
    </style:style>
    <style:style style:name="P328" style:family="paragraph" style:parent-style-name="Standard">
      <style:paragraph-properties fo:margin-left="0cm" fo:margin-right="0cm" fo:text-align="start" style:justify-single-word="false" fo:text-indent="0cm" style:auto-text-indent="false" style:text-autospace="none"/>
      <style:text-properties style:font-name="Monospace" fo:font-size="9pt" style:font-name-asian="Monospace" style:font-size-asian="9pt" style:font-name-complex="Monospace" style:font-size-complex="9pt"/>
    </style:style>
    <style:style style:name="P329" style:family="paragraph" style:parent-style-name="Standard">
      <style:paragraph-properties fo:margin-left="0cm" fo:margin-right="0cm" fo:text-align="start" style:justify-single-word="false" fo:text-indent="0cm" style:auto-text-indent="false" style:text-autospace="none"/>
      <style:text-properties style:font-name="Monospace" fo:font-size="9pt" style:font-name-asian="Monospace" style:font-size-asian="9pt" style:font-name-complex="Monospace" style:font-size-complex="9pt"/>
    </style:style>
    <style:style style:name="P330" style:family="paragraph" style:parent-style-name="Standard">
      <style:paragraph-properties fo:margin-left="0cm" fo:margin-right="0cm" fo:text-align="start" style:justify-single-word="false" fo:text-indent="0cm" style:auto-text-indent="false" style:text-autospace="none"/>
      <style:text-properties style:font-name="Monospace" fo:font-size="9pt" style:font-name-asian="Monospace" style:font-size-asian="9pt" style:font-name-complex="Monospace" style:font-size-complex="9pt"/>
    </style:style>
    <style:style style:name="P331" style:family="paragraph" style:parent-style-name="Standard">
      <style:paragraph-properties fo:margin-left="0cm" fo:margin-right="0cm" fo:text-align="start" style:justify-single-word="false" fo:text-indent="0cm" style:auto-text-indent="false" style:text-autospace="none"/>
      <style:text-properties style:font-name="Monospace" fo:font-size="9pt" style:font-name-asian="Monospace" style:font-size-asian="9pt" style:font-name-complex="Monospace" style:font-size-complex="9pt"/>
    </style:style>
    <style:style style:name="P332" style:family="paragraph" style:parent-style-name="Standard">
      <style:paragraph-properties fo:margin-left="0cm" fo:margin-right="0cm" fo:text-align="start" style:justify-single-word="false" fo:text-indent="0cm" style:auto-text-indent="false" style:text-autospace="none"/>
      <style:text-properties style:font-name="Monospace" fo:font-size="9pt" style:font-name-asian="Monospace" style:font-size-asian="9pt" style:font-name-complex="Monospace" style:font-size-complex="9pt"/>
    </style:style>
    <style:style style:name="P333" style:family="paragraph" style:parent-style-name="Standard">
      <style:paragraph-properties fo:margin-left="0cm" fo:margin-right="0cm" fo:text-align="start" style:justify-single-word="false" fo:text-indent="0cm" style:auto-text-indent="false" style:text-autospace="none"/>
      <style:text-properties style:font-name="Monospace" fo:font-size="9pt" style:font-name-asian="Monospace" style:font-size-asian="9pt" style:font-name-complex="Monospace" style:font-size-complex="9pt"/>
    </style:style>
    <style:style style:name="P334" style:family="paragraph" style:parent-style-name="Standard">
      <style:paragraph-properties fo:margin-left="0cm" fo:margin-right="0cm" fo:text-align="start" style:justify-single-word="false" fo:text-indent="0cm" style:auto-text-indent="false" style:text-autospace="none"/>
      <style:text-properties style:font-name="Monospace" fo:font-size="9pt" style:font-name-asian="Monospace" style:font-size-asian="9pt" style:font-name-complex="Monospace" style:font-size-complex="9pt"/>
    </style:style>
    <style:style style:name="P335" style:family="paragraph" style:parent-style-name="Standard">
      <style:paragraph-properties fo:margin-left="0cm" fo:margin-right="0cm" fo:text-align="start" style:justify-single-word="false" fo:text-indent="0cm" style:auto-text-indent="false" style:text-autospace="none"/>
      <style:text-properties style:font-name="Monospace" fo:font-size="9pt" style:font-name-asian="Monospace" style:font-size-asian="9pt" style:font-name-complex="Monospace" style:font-size-complex="9pt"/>
    </style:style>
    <style:style style:name="P336" style:family="paragraph" style:parent-style-name="Standard">
      <style:paragraph-properties fo:margin-left="0cm" fo:margin-right="0cm" fo:text-align="start" style:justify-single-word="false" fo:text-indent="0cm" style:auto-text-indent="false" style:text-autospace="none"/>
      <style:text-properties style:font-name="Monospace" fo:font-size="9pt" style:font-name-asian="Monospace" style:font-size-asian="9pt" style:font-name-complex="Monospace" style:font-size-complex="9pt"/>
    </style:style>
    <style:style style:name="P337" style:family="paragraph" style:parent-style-name="Standard">
      <style:paragraph-properties fo:margin-left="0cm" fo:margin-right="0cm" fo:text-align="start" style:justify-single-word="false" fo:text-indent="0cm" style:auto-text-indent="false" style:text-autospace="none"/>
      <style:text-properties style:font-name="Monospace" fo:font-size="9pt" style:font-name-asian="Monospace" style:font-size-asian="9pt" style:font-name-complex="Monospace" style:font-size-complex="9pt"/>
    </style:style>
    <style:style style:name="P338" style:family="paragraph" style:parent-style-name="Standard">
      <style:paragraph-properties fo:margin-left="0cm" fo:margin-right="0cm" fo:text-align="start" style:justify-single-word="false" fo:text-indent="0cm" style:auto-text-indent="false" style:text-autospace="none"/>
      <style:text-properties style:font-name="Monospace" fo:font-size="9pt" style:font-name-asian="Monospace" style:font-size-asian="9pt" style:font-name-complex="Monospace" style:font-size-complex="9pt"/>
    </style:style>
    <style:style style:name="P339" style:family="paragraph" style:parent-style-name="Standard">
      <style:paragraph-properties fo:margin-left="0cm" fo:margin-right="0cm" fo:text-align="start" style:justify-single-word="false" fo:text-indent="0cm" style:auto-text-indent="false" style:text-autospace="none"/>
      <style:text-properties style:font-name="Monospace" fo:font-size="9pt" style:font-name-asian="Monospace" style:font-size-asian="9pt" style:font-name-complex="Monospace" style:font-size-complex="9pt"/>
    </style:style>
    <style:style style:name="P340" style:family="paragraph" style:parent-style-name="Standard">
      <style:paragraph-properties fo:margin-left="0cm" fo:margin-right="0cm" fo:text-align="start" style:justify-single-word="false" fo:text-indent="0cm" style:auto-text-indent="false" style:text-autospace="none"/>
      <style:text-properties style:font-name="Monospace" fo:font-size="9pt" style:font-name-asian="Monospace" style:font-size-asian="9pt" style:font-name-complex="Monospace" style:font-size-complex="9pt"/>
    </style:style>
    <style:style style:name="P341" style:family="paragraph" style:parent-style-name="Standard">
      <style:paragraph-properties fo:margin-left="0cm" fo:margin-right="0cm" fo:text-align="start" style:justify-single-word="false" fo:text-indent="0cm" style:auto-text-indent="false" style:text-autospace="none"/>
      <style:text-properties style:font-name="Monospace" fo:font-size="9pt" style:font-name-asian="Monospace" style:font-size-asian="9pt" style:font-name-complex="Monospace" style:font-size-complex="9pt"/>
    </style:style>
    <style:style style:name="P342" style:family="paragraph" style:parent-style-name="Standard">
      <style:paragraph-properties fo:margin-left="0cm" fo:margin-right="0cm" fo:text-align="start" style:justify-single-word="false" fo:text-indent="0cm" style:auto-text-indent="false" style:text-autospace="none"/>
      <style:text-properties style:font-name="Monospace" fo:font-size="9pt" style:font-name-asian="Monospace" style:font-size-asian="9pt" style:font-name-complex="Monospace" style:font-size-complex="9pt"/>
    </style:style>
    <style:style style:name="P343" style:family="paragraph" style:parent-style-name="Standard">
      <style:paragraph-properties fo:margin-left="0cm" fo:margin-right="0cm" fo:text-align="start" style:justify-single-word="false" fo:text-indent="0cm" style:auto-text-indent="false" style:text-autospace="none"/>
      <style:text-properties style:font-name="Monospace" fo:font-size="9pt" style:font-name-asian="Monospace" style:font-size-asian="9pt" style:font-name-complex="Monospace" style:font-size-complex="9pt"/>
    </style:style>
    <style:style style:name="P344" style:family="paragraph" style:parent-style-name="Standard">
      <style:paragraph-properties fo:margin-left="0cm" fo:margin-right="0cm" fo:text-align="start" style:justify-single-word="false" fo:text-indent="0cm" style:auto-text-indent="false" style:text-autospace="none"/>
      <style:text-properties style:font-name="Monospace" fo:font-size="9pt" style:font-name-asian="Monospace" style:font-size-asian="9pt" style:font-name-complex="Monospace" style:font-size-complex="9pt"/>
    </style:style>
    <style:style style:name="P345" style:family="paragraph" style:parent-style-name="Standard">
      <style:paragraph-properties fo:margin-left="0cm" fo:margin-right="0cm" fo:text-align="start" style:justify-single-word="false" fo:text-indent="0cm" style:auto-text-indent="false" style:text-autospace="none"/>
      <style:text-properties style:font-name="Monospace" fo:font-size="9pt" style:font-name-asian="Monospace" style:font-size-asian="9pt" style:font-name-complex="Monospace" style:font-size-complex="9pt"/>
    </style:style>
    <style:style style:name="P346" style:family="paragraph" style:parent-style-name="Standard">
      <style:paragraph-properties fo:margin-left="0cm" fo:margin-right="0cm" fo:text-align="start" style:justify-single-word="false" fo:text-indent="0cm" style:auto-text-indent="false" style:text-autospace="none"/>
      <style:text-properties style:font-name="Monospace" fo:font-size="9pt" style:font-name-asian="Monospace" style:font-size-asian="9pt" style:font-name-complex="Monospace" style:font-size-complex="9pt"/>
    </style:style>
    <style:style style:name="P347" style:family="paragraph" style:parent-style-name="Standard">
      <style:paragraph-properties fo:margin-left="0cm" fo:margin-right="0cm" fo:text-align="start" style:justify-single-word="false" fo:text-indent="0cm" style:auto-text-indent="false" style:text-autospace="none"/>
      <style:text-properties style:font-name="Monospace" fo:font-size="9pt" style:font-name-asian="Monospace" style:font-size-asian="9pt" style:font-name-complex="Monospace" style:font-size-complex="9pt"/>
    </style:style>
    <style:style style:name="P348" style:family="paragraph" style:parent-style-name="Standard">
      <style:paragraph-properties fo:margin-left="0cm" fo:margin-right="0cm" fo:text-align="start" style:justify-single-word="false" fo:text-indent="0cm" style:auto-text-indent="false" style:text-autospace="none"/>
      <style:text-properties style:font-name="Monospace" fo:font-size="9pt" style:font-name-asian="Monospace" style:font-size-asian="9pt" style:font-name-complex="Monospace" style:font-size-complex="9pt"/>
    </style:style>
    <style:style style:name="P349" style:family="paragraph" style:parent-style-name="Standard">
      <style:paragraph-properties fo:margin-left="0cm" fo:margin-right="0cm" fo:text-align="start" style:justify-single-word="false" fo:text-indent="0cm" style:auto-text-indent="false" style:text-autospace="none"/>
      <style:text-properties style:font-name="Monospace" fo:font-size="9pt" style:font-name-asian="Monospace" style:font-size-asian="9pt" style:font-name-complex="Monospace" style:font-size-complex="9pt"/>
    </style:style>
    <style:style style:name="P350" style:family="paragraph" style:parent-style-name="Standard">
      <style:paragraph-properties fo:margin-left="0cm" fo:margin-right="0cm" fo:text-align="start" style:justify-single-word="false" fo:text-indent="0cm" style:auto-text-indent="false" style:text-autospace="none"/>
      <style:text-properties style:font-name="Monospace" fo:font-size="9pt" style:font-name-asian="Monospace" style:font-size-asian="9pt" style:font-name-complex="Monospace" style:font-size-complex="9pt"/>
    </style:style>
    <style:style style:name="P351" style:family="paragraph" style:parent-style-name="Standard">
      <style:paragraph-properties fo:margin-left="0cm" fo:margin-right="0cm" fo:text-align="start" style:justify-single-word="false" fo:text-indent="0cm" style:auto-text-indent="false" style:text-autospace="none"/>
      <style:text-properties style:font-name="Monospace" fo:font-size="9pt" style:font-name-asian="Monospace" style:font-size-asian="9pt" style:font-name-complex="Monospace" style:font-size-complex="9pt"/>
    </style:style>
    <style:style style:name="P352" style:family="paragraph" style:parent-style-name="Standard">
      <style:paragraph-properties fo:margin-left="0cm" fo:margin-right="0cm" fo:text-align="start" style:justify-single-word="false" fo:text-indent="0cm" style:auto-text-indent="false" style:text-autospace="none"/>
      <style:text-properties style:font-name="Monospace" fo:font-size="9pt" style:font-name-asian="Monospace" style:font-size-asian="9pt" style:font-name-complex="Monospace" style:font-size-complex="9pt"/>
    </style:style>
    <style:style style:name="P353" style:family="paragraph" style:parent-style-name="Standard">
      <style:paragraph-properties fo:margin-left="0cm" fo:margin-right="0cm" fo:text-align="start" style:justify-single-word="false" fo:text-indent="0cm" style:auto-text-indent="false" style:text-autospace="none"/>
      <style:text-properties style:font-name="Monospace" fo:font-size="9pt" style:font-name-asian="Monospace" style:font-size-asian="9pt" style:font-name-complex="Monospace" style:font-size-complex="9pt"/>
    </style:style>
    <style:style style:name="P354" style:family="paragraph" style:parent-style-name="Standard">
      <style:paragraph-properties fo:margin-left="0cm" fo:margin-right="0cm" fo:text-align="start" style:justify-single-word="false" fo:text-indent="0cm" style:auto-text-indent="false" style:text-autospace="none"/>
      <style:text-properties style:font-name="Monospace" fo:font-size="9pt" style:font-name-asian="Monospace" style:font-size-asian="9pt" style:font-name-complex="Monospace" style:font-size-complex="9pt"/>
    </style:style>
    <style:style style:name="P355" style:family="paragraph" style:parent-style-name="Standard">
      <style:paragraph-properties fo:margin-left="0cm" fo:margin-right="0cm" fo:text-align="start" style:justify-single-word="false" fo:text-indent="0cm" style:auto-text-indent="false" style:text-autospace="none"/>
      <style:text-properties style:font-name="Monospace" fo:font-size="9pt" style:font-name-asian="Monospace" style:font-size-asian="9pt" style:font-name-complex="Monospace" style:font-size-complex="9pt"/>
    </style:style>
    <style:style style:name="P356" style:family="paragraph" style:parent-style-name="Standard">
      <style:paragraph-properties fo:margin-left="0cm" fo:margin-right="0cm" fo:text-align="start" style:justify-single-word="false" fo:text-indent="0cm" style:auto-text-indent="false" style:text-autospace="none"/>
      <style:text-properties style:font-name="Monospace" fo:font-size="9pt" style:font-name-asian="Monospace" style:font-size-asian="9pt" style:font-name-complex="Monospace" style:font-size-complex="9pt"/>
    </style:style>
    <style:style style:name="P357" style:family="paragraph" style:parent-style-name="Standard">
      <style:paragraph-properties fo:margin-left="0cm" fo:margin-right="0cm" fo:text-align="start" style:justify-single-word="false" fo:text-indent="0cm" style:auto-text-indent="false" style:text-autospace="none"/>
      <style:text-properties style:font-name="Monospace" fo:font-size="9pt" style:font-name-asian="Monospace" style:font-size-asian="9pt" style:font-name-complex="Monospace" style:font-size-complex="9pt"/>
    </style:style>
    <style:style style:name="P358" style:family="paragraph" style:parent-style-name="Standard">
      <style:paragraph-properties fo:margin-left="0cm" fo:margin-right="0cm" fo:text-align="start" style:justify-single-word="false" fo:text-indent="0cm" style:auto-text-indent="false" style:text-autospace="none"/>
      <style:text-properties style:font-name="Monospace" fo:font-size="9pt" style:font-name-asian="Monospace" style:font-size-asian="9pt" style:font-name-complex="Monospace" style:font-size-complex="9pt"/>
    </style:style>
    <style:style style:name="P359" style:family="paragraph" style:parent-style-name="Standard">
      <style:paragraph-properties fo:margin-left="0cm" fo:margin-right="0cm" fo:text-align="start" style:justify-single-word="false" fo:text-indent="0cm" style:auto-text-indent="false" style:text-autospace="none"/>
      <style:text-properties style:font-name="Monospace" fo:font-size="9pt" style:font-name-asian="Monospace" style:font-size-asian="9pt" style:font-name-complex="Monospace" style:font-size-complex="9pt"/>
    </style:style>
    <style:style style:name="P360" style:family="paragraph" style:parent-style-name="Standard">
      <style:paragraph-properties fo:margin-left="0cm" fo:margin-right="0cm" fo:text-align="start" style:justify-single-word="false" fo:text-indent="0cm" style:auto-text-indent="false" style:text-autospace="none"/>
      <style:text-properties style:font-name="Monospace" fo:font-size="9pt" style:font-name-asian="Monospace" style:font-size-asian="9pt" style:font-name-complex="Monospace" style:font-size-complex="9pt"/>
    </style:style>
    <style:style style:name="P361" style:family="paragraph" style:parent-style-name="Standard">
      <style:paragraph-properties fo:margin-left="0cm" fo:margin-right="0cm" fo:text-align="start" style:justify-single-word="false" fo:text-indent="0cm" style:auto-text-indent="false" style:text-autospace="none"/>
      <style:text-properties style:font-name="Monospace" fo:font-size="9pt" style:font-name-asian="Monospace" style:font-size-asian="9pt" style:font-name-complex="Monospace" style:font-size-complex="9pt"/>
    </style:style>
    <style:style style:name="P362" style:family="paragraph" style:parent-style-name="Standard">
      <style:paragraph-properties fo:margin-left="0cm" fo:margin-right="0cm" fo:text-align="start" style:justify-single-word="false" fo:text-indent="0cm" style:auto-text-indent="false" style:text-autospace="none"/>
      <style:text-properties style:font-name="Monospace" fo:font-size="9pt" style:font-name-asian="Monospace" style:font-size-asian="9pt" style:font-name-complex="Monospace" style:font-size-complex="9pt"/>
    </style:style>
    <style:style style:name="P363" style:family="paragraph" style:parent-style-name="Standard">
      <style:paragraph-properties fo:margin-left="0cm" fo:margin-right="0cm" fo:text-align="start" style:justify-single-word="false" fo:text-indent="0cm" style:auto-text-indent="false" style:text-autospace="none"/>
      <style:text-properties style:font-name="Monospace" fo:font-size="9pt" style:font-name-asian="Monospace" style:font-size-asian="9pt" style:font-name-complex="Monospace" style:font-size-complex="9pt"/>
    </style:style>
    <style:style style:name="P364" style:family="paragraph" style:parent-style-name="Standard">
      <style:paragraph-properties fo:margin-left="0cm" fo:margin-right="0cm" fo:text-align="start" style:justify-single-word="false" fo:text-indent="0cm" style:auto-text-indent="false" style:text-autospace="none"/>
      <style:text-properties style:font-name="Monospace" fo:font-size="9pt" style:font-name-asian="Monospace" style:font-size-asian="9pt" style:font-name-complex="Monospace" style:font-size-complex="9pt"/>
    </style:style>
    <style:style style:name="P365" style:family="paragraph" style:parent-style-name="Standard">
      <style:paragraph-properties fo:margin-left="0cm" fo:margin-right="0cm" fo:text-align="start" style:justify-single-word="false" fo:text-indent="0cm" style:auto-text-indent="false" style:text-autospace="none"/>
      <style:text-properties style:font-name="Monospace" fo:font-size="9pt" style:font-name-asian="Monospace" style:font-size-asian="9pt" style:font-name-complex="Monospace" style:font-size-complex="9pt"/>
    </style:style>
    <style:style style:name="P366" style:family="paragraph" style:parent-style-name="Standard">
      <style:paragraph-properties fo:margin-left="0cm" fo:margin-right="0cm" fo:text-align="start" style:justify-single-word="false" fo:text-indent="0cm" style:auto-text-indent="false" style:text-autospace="none"/>
      <style:text-properties style:font-name="Monospace" fo:font-size="9pt" style:font-name-asian="Monospace" style:font-size-asian="9pt" style:font-name-complex="Monospace" style:font-size-complex="9pt"/>
    </style:style>
    <style:style style:name="P367" style:family="paragraph" style:parent-style-name="Standard">
      <style:paragraph-properties fo:margin-left="0cm" fo:margin-right="0cm" fo:text-align="start" style:justify-single-word="false" fo:text-indent="0cm" style:auto-text-indent="false" style:text-autospace="none"/>
      <style:text-properties style:font-name="Monospace" fo:font-size="9pt" style:font-name-asian="Monospace" style:font-size-asian="9pt" style:font-name-complex="Monospace" style:font-size-complex="9pt"/>
    </style:style>
    <style:style style:name="P368" style:family="paragraph" style:parent-style-name="Standard">
      <style:paragraph-properties fo:margin-left="0cm" fo:margin-right="0cm" fo:text-align="start" style:justify-single-word="false" fo:text-indent="0cm" style:auto-text-indent="false" style:text-autospace="none"/>
      <style:text-properties style:font-name="Monospace" fo:font-size="9pt" style:font-name-asian="Monospace" style:font-size-asian="9pt" style:font-name-complex="Monospace" style:font-size-complex="9pt"/>
    </style:style>
    <style:style style:name="P369" style:family="paragraph" style:parent-style-name="Standard">
      <style:paragraph-properties fo:margin-left="0cm" fo:margin-right="0cm" fo:text-align="start" style:justify-single-word="false" fo:text-indent="0cm" style:auto-text-indent="false" style:text-autospace="none"/>
      <style:text-properties style:font-name="Monospace" fo:font-size="9pt" style:font-name-asian="Monospace" style:font-size-asian="9pt" style:font-name-complex="Monospace" style:font-size-complex="9pt"/>
    </style:style>
    <style:style style:name="P370" style:family="paragraph" style:parent-style-name="Standard">
      <style:paragraph-properties fo:margin-left="0cm" fo:margin-right="0cm" fo:text-align="start" style:justify-single-word="false" fo:text-indent="0cm" style:auto-text-indent="false" style:text-autospace="none"/>
      <style:text-properties style:font-name="Monospace" fo:font-size="9pt" style:font-name-asian="Monospace" style:font-size-asian="9pt" style:font-name-complex="Monospace" style:font-size-complex="9pt"/>
    </style:style>
    <style:style style:name="P371" style:family="paragraph" style:parent-style-name="Standard">
      <style:paragraph-properties fo:margin-left="0cm" fo:margin-right="0cm" fo:text-align="start" style:justify-single-word="false" fo:text-indent="0cm" style:auto-text-indent="false" style:text-autospace="none"/>
      <style:text-properties style:font-name="Monospace" fo:font-size="9pt" style:font-name-asian="Monospace" style:font-size-asian="9pt" style:font-name-complex="Monospace" style:font-size-complex="9pt"/>
    </style:style>
    <style:style style:name="P372" style:family="paragraph" style:parent-style-name="Standard">
      <style:paragraph-properties fo:margin-left="0cm" fo:margin-right="0cm" fo:text-align="start" style:justify-single-word="false" fo:text-indent="0cm" style:auto-text-indent="false" style:text-autospace="none"/>
      <style:text-properties style:font-name="Monospace" fo:font-size="9pt" style:font-name-asian="Monospace" style:font-size-asian="9pt" style:font-name-complex="Monospace" style:font-size-complex="9pt"/>
    </style:style>
    <style:style style:name="P373" style:family="paragraph" style:parent-style-name="Standard">
      <style:paragraph-properties fo:margin-left="0cm" fo:margin-right="0cm" fo:text-align="start" style:justify-single-word="false" fo:text-indent="0cm" style:auto-text-indent="false" style:text-autospace="none"/>
      <style:text-properties style:font-name="Monospace" fo:font-size="9pt" style:font-name-asian="Monospace" style:font-size-asian="9pt" style:font-name-complex="Monospace" style:font-size-complex="9pt"/>
    </style:style>
    <style:style style:name="P374" style:family="paragraph" style:parent-style-name="Standard">
      <style:paragraph-properties fo:margin-left="0cm" fo:margin-right="0cm" fo:text-align="start" style:justify-single-word="false" fo:text-indent="0cm" style:auto-text-indent="false" style:text-autospace="none"/>
      <style:text-properties style:font-name="Monospace" fo:font-size="9pt" style:font-name-asian="Monospace" style:font-size-asian="9pt" style:font-name-complex="Monospace" style:font-size-complex="9pt"/>
    </style:style>
    <style:style style:name="P375" style:family="paragraph" style:parent-style-name="Standard">
      <style:paragraph-properties fo:margin-left="0cm" fo:margin-right="0cm" fo:text-align="start" style:justify-single-word="false" fo:text-indent="0cm" style:auto-text-indent="false" style:text-autospace="none"/>
      <style:text-properties style:font-name="Monospace" fo:font-size="9pt" style:font-name-asian="Monospace" style:font-size-asian="9pt" style:font-name-complex="Monospace" style:font-size-complex="9pt"/>
    </style:style>
    <style:style style:name="P376" style:family="paragraph" style:parent-style-name="Standard">
      <style:paragraph-properties fo:margin-left="0cm" fo:margin-right="0cm" fo:text-align="start" style:justify-single-word="false" fo:text-indent="0cm" style:auto-text-indent="false" style:text-autospace="none"/>
      <style:text-properties style:font-name="Monospace" fo:font-size="9pt" style:font-name-asian="Monospace" style:font-size-asian="9pt" style:font-name-complex="Monospace" style:font-size-complex="9pt"/>
    </style:style>
    <style:style style:name="P377" style:family="paragraph" style:parent-style-name="Standard">
      <style:paragraph-properties fo:margin-left="0cm" fo:margin-right="0cm" fo:text-align="start" style:justify-single-word="false" fo:text-indent="0cm" style:auto-text-indent="false" style:text-autospace="none"/>
      <style:text-properties style:font-name="Monospace" fo:font-size="9pt" style:font-name-asian="Monospace" style:font-size-asian="9pt" style:font-name-complex="Monospace" style:font-size-complex="9pt"/>
    </style:style>
    <style:style style:name="P378" style:family="paragraph" style:parent-style-name="Standard">
      <style:paragraph-properties fo:margin-left="0cm" fo:margin-right="0cm" fo:text-align="start" style:justify-single-word="false" fo:text-indent="0cm" style:auto-text-indent="false" style:text-autospace="none"/>
      <style:text-properties style:font-name="Monospace" fo:font-size="9pt" style:font-name-asian="Monospace" style:font-size-asian="9pt" style:font-name-complex="Monospace" style:font-size-complex="9pt"/>
    </style:style>
    <style:style style:name="P379" style:family="paragraph" style:parent-style-name="Standard">
      <style:paragraph-properties fo:margin-left="0cm" fo:margin-right="0cm" fo:text-align="start" style:justify-single-word="false" fo:text-indent="0cm" style:auto-text-indent="false" style:text-autospace="none"/>
      <style:text-properties style:font-name="Monospace" fo:font-size="9pt" style:font-name-asian="Monospace" style:font-size-asian="9pt" style:font-name-complex="Monospace" style:font-size-complex="9pt"/>
    </style:style>
    <style:style style:name="P380" style:family="paragraph" style:parent-style-name="Standard">
      <style:paragraph-properties fo:margin-left="0cm" fo:margin-right="0cm" fo:text-align="start" style:justify-single-word="false" fo:text-indent="0cm" style:auto-text-indent="false" style:text-autospace="none"/>
      <style:text-properties style:font-name="Monospace" fo:font-size="9pt" style:font-name-asian="Monospace" style:font-size-asian="9pt" style:font-name-complex="Monospace" style:font-size-complex="9pt"/>
    </style:style>
    <style:style style:name="P381" style:family="paragraph" style:parent-style-name="Standard">
      <style:paragraph-properties fo:margin-left="0cm" fo:margin-right="0cm" fo:text-align="start" style:justify-single-word="false" fo:text-indent="0cm" style:auto-text-indent="false" style:text-autospace="none"/>
      <style:text-properties style:font-name="Monospace" fo:font-size="9pt" style:font-name-asian="Monospace" style:font-size-asian="9pt" style:font-name-complex="Monospace" style:font-size-complex="9pt"/>
    </style:style>
    <style:style style:name="P382" style:family="paragraph" style:parent-style-name="Standard">
      <style:paragraph-properties fo:margin-left="0cm" fo:margin-right="0cm" fo:text-align="start" style:justify-single-word="false" fo:text-indent="0cm" style:auto-text-indent="false" style:text-autospace="none"/>
      <style:text-properties style:font-name="Monospace" fo:font-size="9pt" style:font-name-asian="Monospace" style:font-size-asian="9pt" style:font-name-complex="Monospace" style:font-size-complex="9pt"/>
    </style:style>
    <style:style style:name="P383" style:family="paragraph" style:parent-style-name="Standard">
      <style:paragraph-properties fo:margin-left="0cm" fo:margin-right="0cm" fo:text-align="start" style:justify-single-word="false" fo:text-indent="0cm" style:auto-text-indent="false" style:text-autospace="none"/>
      <style:text-properties style:font-name="Monospace" fo:font-size="9pt" style:font-name-asian="Monospace" style:font-size-asian="9pt" style:font-name-complex="Monospace" style:font-size-complex="9pt"/>
    </style:style>
    <style:style style:name="P384" style:family="paragraph" style:parent-style-name="Standard">
      <style:paragraph-properties fo:margin-left="0cm" fo:margin-right="0cm" fo:text-align="start" style:justify-single-word="false" fo:text-indent="0cm" style:auto-text-indent="false" style:text-autospace="none"/>
      <style:text-properties style:font-name="Monospace" fo:font-size="9pt" style:font-name-asian="Monospace" style:font-size-asian="9pt" style:font-name-complex="Monospace" style:font-size-complex="9pt"/>
    </style:style>
    <style:style style:name="P385" style:family="paragraph" style:parent-style-name="Standard">
      <style:paragraph-properties fo:margin-left="0cm" fo:margin-right="0cm" fo:text-align="start" style:justify-single-word="false" fo:text-indent="0cm" style:auto-text-indent="false" style:text-autospace="none"/>
      <style:text-properties style:font-name="Monospace" fo:font-size="9pt" style:font-name-asian="Monospace" style:font-size-asian="9pt" style:font-name-complex="Monospace" style:font-size-complex="9pt"/>
    </style:style>
    <style:style style:name="P386" style:family="paragraph" style:parent-style-name="Standard">
      <style:paragraph-properties fo:margin-left="0cm" fo:margin-right="0cm" fo:text-align="start" style:justify-single-word="false" fo:text-indent="0cm" style:auto-text-indent="false" style:text-autospace="none"/>
      <style:text-properties style:font-name="Monospace" fo:font-size="9pt" style:font-name-asian="Monospace" style:font-size-asian="9pt" style:font-name-complex="Monospace" style:font-size-complex="9pt"/>
    </style:style>
    <style:style style:name="P387" style:family="paragraph" style:parent-style-name="Standard">
      <style:paragraph-properties fo:margin-left="0cm" fo:margin-right="0cm" fo:text-align="start" style:justify-single-word="false" fo:text-indent="0cm" style:auto-text-indent="false" style:text-autospace="none"/>
      <style:text-properties style:font-name="Monospace" fo:font-size="9pt" style:font-name-asian="Monospace" style:font-size-asian="9pt" style:font-name-complex="Monospace" style:font-size-complex="9pt"/>
    </style:style>
    <style:style style:name="P388" style:family="paragraph" style:parent-style-name="Standard">
      <style:paragraph-properties fo:margin-left="0cm" fo:margin-right="0cm" fo:text-align="start" style:justify-single-word="false" fo:text-indent="0cm" style:auto-text-indent="false" style:text-autospace="none"/>
      <style:text-properties style:font-name="Monospace" fo:font-size="9pt" style:font-name-asian="Monospace" style:font-size-asian="9pt" style:font-name-complex="Monospace" style:font-size-complex="9pt"/>
    </style:style>
    <style:style style:name="P389" style:family="paragraph" style:parent-style-name="Standard">
      <style:paragraph-properties fo:margin-left="0cm" fo:margin-right="0cm" fo:text-align="start" style:justify-single-word="false" fo:text-indent="0cm" style:auto-text-indent="false" style:text-autospace="none"/>
      <style:text-properties style:font-name="Monospace" fo:font-size="9pt" style:font-name-asian="Monospace" style:font-size-asian="9pt" style:font-name-complex="Monospace" style:font-size-complex="9pt"/>
    </style:style>
    <style:style style:name="P390" style:family="paragraph" style:parent-style-name="Standard">
      <style:paragraph-properties fo:margin-left="0cm" fo:margin-right="0cm" fo:text-align="start" style:justify-single-word="false" fo:text-indent="0cm" style:auto-text-indent="false" style:text-autospace="none"/>
      <style:text-properties style:font-name="Monospace" fo:font-size="9pt" style:font-name-asian="Monospace" style:font-size-asian="9pt" style:font-name-complex="Monospace" style:font-size-complex="9pt"/>
    </style:style>
    <style:style style:name="P391" style:family="paragraph" style:parent-style-name="Standard">
      <style:paragraph-properties fo:margin-left="0cm" fo:margin-right="0cm" fo:text-align="start" style:justify-single-word="false" fo:text-indent="0cm" style:auto-text-indent="false" style:text-autospace="none"/>
      <style:text-properties style:font-name="Monospace" fo:font-size="9pt" style:font-name-asian="Monospace" style:font-size-asian="9pt" style:font-name-complex="Monospace" style:font-size-complex="9pt"/>
    </style:style>
    <style:style style:name="P392" style:family="paragraph" style:parent-style-name="Standard">
      <style:paragraph-properties fo:margin-left="0cm" fo:margin-right="0cm" fo:text-align="start" style:justify-single-word="false" fo:text-indent="0cm" style:auto-text-indent="false" style:text-autospace="none"/>
      <style:text-properties style:font-name="Monospace" fo:font-size="9pt" style:font-name-asian="Monospace" style:font-size-asian="9pt" style:font-name-complex="Monospace" style:font-size-complex="9pt"/>
    </style:style>
    <style:style style:name="P393" style:family="paragraph" style:parent-style-name="Standard">
      <style:paragraph-properties fo:margin-left="0cm" fo:margin-right="0cm" fo:text-align="start" style:justify-single-word="false" fo:text-indent="0cm" style:auto-text-indent="false" style:text-autospace="none"/>
      <style:text-properties style:font-name="Monospace" fo:font-size="9pt" style:font-name-asian="Monospace" style:font-size-asian="9pt" style:font-name-complex="Monospace" style:font-size-complex="9pt"/>
    </style:style>
    <style:style style:name="P394" style:family="paragraph" style:parent-style-name="Standard">
      <style:paragraph-properties fo:margin-left="0cm" fo:margin-right="0cm" fo:text-align="start" style:justify-single-word="false" fo:text-indent="0cm" style:auto-text-indent="false" style:text-autospace="none"/>
      <style:text-properties style:font-name="Monospace" fo:font-size="9pt" style:font-name-asian="Monospace" style:font-size-asian="9pt" style:font-name-complex="Monospace" style:font-size-complex="9pt"/>
    </style:style>
    <style:style style:name="P395" style:family="paragraph" style:parent-style-name="Standard">
      <style:paragraph-properties fo:margin-left="0cm" fo:margin-right="0cm" fo:text-align="start" style:justify-single-word="false" fo:text-indent="0cm" style:auto-text-indent="false" style:text-autospace="none"/>
      <style:text-properties style:font-name="Monospace" fo:font-size="9pt" style:font-name-asian="Monospace" style:font-size-asian="9pt" style:font-name-complex="Monospace" style:font-size-complex="9pt"/>
    </style:style>
    <style:style style:name="P396" style:family="paragraph" style:parent-style-name="Standard">
      <style:paragraph-properties fo:margin-left="0cm" fo:margin-right="0cm" fo:text-align="start" style:justify-single-word="false" fo:text-indent="0cm" style:auto-text-indent="false" style:text-autospace="none"/>
      <style:text-properties style:font-name="Monospace" fo:font-size="9pt" style:font-name-asian="Monospace" style:font-size-asian="9pt" style:font-name-complex="Monospace" style:font-size-complex="9pt"/>
    </style:style>
    <style:style style:name="P397" style:family="paragraph" style:parent-style-name="Standard">
      <style:paragraph-properties fo:margin-left="0cm" fo:margin-right="0cm" fo:text-align="start" style:justify-single-word="false" fo:text-indent="0cm" style:auto-text-indent="false" style:text-autospace="none"/>
      <style:text-properties style:font-name="Monospace" fo:font-size="9pt" style:font-name-asian="Monospace" style:font-size-asian="9pt" style:font-name-complex="Monospace" style:font-size-complex="9pt"/>
    </style:style>
    <style:style style:name="P398" style:family="paragraph" style:parent-style-name="Standard">
      <style:paragraph-properties fo:margin-left="0cm" fo:margin-right="0cm" fo:text-align="start" style:justify-single-word="false" fo:text-indent="0cm" style:auto-text-indent="false" style:text-autospace="none"/>
      <style:text-properties style:font-name="Monospace" fo:font-size="9pt" style:font-name-asian="Monospace" style:font-size-asian="9pt" style:font-name-complex="Monospace" style:font-size-complex="9pt"/>
    </style:style>
    <style:style style:name="P399" style:family="paragraph" style:parent-style-name="Standard">
      <style:paragraph-properties fo:margin-left="0cm" fo:margin-right="0cm" fo:text-align="start" style:justify-single-word="false" fo:text-indent="0cm" style:auto-text-indent="false" style:text-autospace="none"/>
      <style:text-properties style:font-name="Monospace" fo:font-size="9pt" style:font-name-asian="Monospace" style:font-size-asian="9pt" style:font-name-complex="Monospace" style:font-size-complex="9pt"/>
    </style:style>
    <style:style style:name="P400" style:family="paragraph" style:parent-style-name="Standard">
      <style:paragraph-properties fo:margin-left="0cm" fo:margin-right="0cm" fo:text-align="start" style:justify-single-word="false" fo:text-indent="0cm" style:auto-text-indent="false" style:text-autospace="none"/>
      <style:text-properties style:font-name="Monospace" fo:font-size="9pt" style:font-name-asian="Monospace" style:font-size-asian="9pt" style:font-name-complex="Monospace" style:font-size-complex="9pt"/>
    </style:style>
    <style:style style:name="P401" style:family="paragraph" style:parent-style-name="Standard">
      <style:paragraph-properties fo:margin-left="0cm" fo:margin-right="0cm" fo:text-align="start" style:justify-single-word="false" fo:text-indent="0cm" style:auto-text-indent="false" style:text-autospace="none"/>
      <style:text-properties style:font-name="Monospace" fo:font-size="9pt" style:font-name-asian="Monospace" style:font-size-asian="9pt" style:font-name-complex="Monospace" style:font-size-complex="9pt"/>
    </style:style>
    <style:style style:name="P402" style:family="paragraph" style:parent-style-name="Standard">
      <style:paragraph-properties fo:margin-left="0cm" fo:margin-right="0cm" fo:text-align="start" style:justify-single-word="false" fo:text-indent="0cm" style:auto-text-indent="false" style:text-autospace="none"/>
      <style:text-properties style:font-name="Monospace" fo:font-size="9pt" style:font-name-asian="Monospace" style:font-size-asian="9pt" style:font-name-complex="Monospace" style:font-size-complex="9pt"/>
    </style:style>
    <style:style style:name="P403" style:family="paragraph" style:parent-style-name="Standard">
      <style:paragraph-properties fo:margin-left="0cm" fo:margin-right="0cm" fo:text-align="start" style:justify-single-word="false" fo:text-indent="0cm" style:auto-text-indent="false" style:text-autospace="none"/>
      <style:text-properties style:font-name="Monospace" fo:font-size="9pt" style:font-name-asian="Monospace" style:font-size-asian="9pt" style:font-name-complex="Monospace" style:font-size-complex="9pt"/>
    </style:style>
    <style:style style:name="P404" style:family="paragraph" style:parent-style-name="Standard">
      <style:paragraph-properties fo:margin-left="0cm" fo:margin-right="0cm" fo:text-align="start" style:justify-single-word="false" fo:text-indent="0cm" style:auto-text-indent="false" style:text-autospace="none"/>
      <style:text-properties style:font-name="Monospace" fo:font-size="9pt" style:font-name-asian="Monospace" style:font-size-asian="9pt" style:font-name-complex="Monospace" style:font-size-complex="9pt"/>
    </style:style>
    <style:style style:name="P405" style:family="paragraph" style:parent-style-name="Standard">
      <style:paragraph-properties fo:margin-left="0cm" fo:margin-right="0cm" fo:text-align="start" style:justify-single-word="false" fo:text-indent="0cm" style:auto-text-indent="false" style:text-autospace="none"/>
      <style:text-properties style:font-name="Monospace" fo:font-size="9pt" style:font-name-asian="Monospace" style:font-size-asian="9pt" style:font-name-complex="Monospace" style:font-size-complex="9pt"/>
    </style:style>
    <style:style style:name="P406" style:family="paragraph" style:parent-style-name="Standard">
      <style:paragraph-properties fo:margin-left="0cm" fo:margin-right="0cm" fo:text-align="start" style:justify-single-word="false" fo:text-indent="0cm" style:auto-text-indent="false" style:text-autospace="none"/>
      <style:text-properties style:font-name="Monospace" fo:font-size="9pt" style:font-name-asian="Monospace" style:font-size-asian="9pt" style:font-name-complex="Monospace" style:font-size-complex="9pt"/>
    </style:style>
    <style:style style:name="P407" style:family="paragraph" style:parent-style-name="Standard">
      <style:paragraph-properties fo:margin-left="0cm" fo:margin-right="0cm" fo:text-align="start" style:justify-single-word="false" fo:text-indent="0cm" style:auto-text-indent="false" style:text-autospace="none"/>
      <style:text-properties style:font-name="Monospace" fo:font-size="9pt" style:font-name-asian="Monospace" style:font-size-asian="9pt" style:font-name-complex="Monospace" style:font-size-complex="9pt"/>
    </style:style>
    <style:style style:name="P408" style:family="paragraph" style:parent-style-name="Standard">
      <style:paragraph-properties fo:margin-left="0cm" fo:margin-right="0cm" fo:text-align="start" style:justify-single-word="false" fo:text-indent="0cm" style:auto-text-indent="false" style:text-autospace="none"/>
      <style:text-properties style:font-name="Monospace" fo:font-size="9pt" style:font-name-asian="Monospace" style:font-size-asian="9pt" style:font-name-complex="Monospace" style:font-size-complex="9pt"/>
    </style:style>
    <style:style style:name="P409" style:family="paragraph" style:parent-style-name="Standard">
      <style:paragraph-properties fo:margin-left="0cm" fo:margin-right="0cm" fo:text-align="start" style:justify-single-word="false" fo:text-indent="0cm" style:auto-text-indent="false" style:text-autospace="none"/>
      <style:text-properties style:font-name="Monospace" fo:font-size="9pt" style:font-name-asian="Monospace" style:font-size-asian="9pt" style:font-name-complex="Monospace" style:font-size-complex="9pt"/>
    </style:style>
    <style:style style:name="P410" style:family="paragraph" style:parent-style-name="Standard">
      <style:paragraph-properties fo:margin-left="0cm" fo:margin-right="0cm" fo:text-align="start" style:justify-single-word="false" fo:text-indent="0cm" style:auto-text-indent="false" style:text-autospace="none"/>
      <style:text-properties style:font-name="Monospace" fo:font-size="9pt" style:font-name-asian="Monospace" style:font-size-asian="9pt" style:font-name-complex="Monospace" style:font-size-complex="9pt"/>
    </style:style>
    <style:style style:name="P411" style:family="paragraph" style:parent-style-name="Standard">
      <style:paragraph-properties fo:margin-left="0cm" fo:margin-right="0cm" fo:text-align="start" style:justify-single-word="false" fo:text-indent="0cm" style:auto-text-indent="false" style:text-autospace="none"/>
      <style:text-properties style:font-name="Monospace" fo:font-size="9pt" style:font-name-asian="Monospace" style:font-size-asian="9pt" style:font-name-complex="Monospace" style:font-size-complex="9pt"/>
    </style:style>
    <style:style style:name="P412" style:family="paragraph" style:parent-style-name="Standard">
      <style:paragraph-properties fo:margin-left="0cm" fo:margin-right="0cm" fo:text-align="start" style:justify-single-word="false" fo:text-indent="0cm" style:auto-text-indent="false" style:text-autospace="none"/>
      <style:text-properties style:font-name="Monospace" fo:font-size="9pt" style:font-name-asian="Monospace" style:font-size-asian="9pt" style:font-name-complex="Monospace" style:font-size-complex="9pt"/>
    </style:style>
    <style:style style:name="P413" style:family="paragraph" style:parent-style-name="Standard">
      <style:paragraph-properties fo:margin-left="0cm" fo:margin-right="0cm" fo:text-align="start" style:justify-single-word="false" fo:text-indent="0cm" style:auto-text-indent="false" style:text-autospace="none"/>
      <style:text-properties style:font-name="Monospace" fo:font-size="9pt" style:font-name-asian="Monospace" style:font-size-asian="9pt" style:font-name-complex="Monospace" style:font-size-complex="9pt"/>
    </style:style>
    <style:style style:name="P414" style:family="paragraph" style:parent-style-name="Standard">
      <style:paragraph-properties fo:margin-left="0cm" fo:margin-right="0cm" fo:text-align="start" style:justify-single-word="false" fo:text-indent="0cm" style:auto-text-indent="false" style:text-autospace="none"/>
      <style:text-properties style:font-name="Monospace" fo:font-size="9pt" style:font-name-asian="Monospace" style:font-size-asian="9pt" style:font-name-complex="Monospace" style:font-size-complex="9pt"/>
    </style:style>
    <style:style style:name="P415" style:family="paragraph" style:parent-style-name="Standard">
      <style:paragraph-properties fo:margin-left="0cm" fo:margin-right="0cm" fo:text-align="start" style:justify-single-word="false" fo:text-indent="0cm" style:auto-text-indent="false" style:text-autospace="none"/>
      <style:text-properties style:font-name="Monospace" fo:font-size="9pt" style:font-name-asian="Monospace" style:font-size-asian="9pt" style:font-name-complex="Monospace" style:font-size-complex="9pt"/>
    </style:style>
    <style:style style:name="P416" style:family="paragraph" style:parent-style-name="Standard">
      <style:paragraph-properties fo:margin-left="0cm" fo:margin-right="0cm" fo:text-align="start" style:justify-single-word="false" fo:text-indent="0cm" style:auto-text-indent="false" style:text-autospace="none"/>
      <style:text-properties style:font-name="Monospace" fo:font-size="9pt" style:font-name-asian="Monospace" style:font-size-asian="9pt" style:font-name-complex="Monospace" style:font-size-complex="9pt"/>
    </style:style>
    <style:style style:name="P417" style:family="paragraph" style:parent-style-name="Standard">
      <style:paragraph-properties fo:margin-left="0cm" fo:margin-right="0cm" fo:text-align="start" style:justify-single-word="false" fo:text-indent="0cm" style:auto-text-indent="false" style:text-autospace="none"/>
      <style:text-properties style:font-name="Monospace" fo:font-size="9pt" style:font-name-asian="Monospace" style:font-size-asian="9pt" style:font-name-complex="Monospace" style:font-size-complex="9pt"/>
    </style:style>
    <style:style style:name="P418" style:family="paragraph" style:parent-style-name="Standard">
      <style:paragraph-properties fo:margin-left="0cm" fo:margin-right="0cm" fo:text-align="start" style:justify-single-word="false" fo:text-indent="0cm" style:auto-text-indent="false" style:text-autospace="none"/>
      <style:text-properties style:font-name="Monospace" fo:font-size="9pt" style:font-name-asian="Monospace" style:font-size-asian="9pt" style:font-name-complex="Monospace" style:font-size-complex="9pt"/>
    </style:style>
    <style:style style:name="P419" style:family="paragraph" style:parent-style-name="Standard">
      <style:paragraph-properties fo:margin-left="0cm" fo:margin-right="0cm" fo:text-align="start" style:justify-single-word="false" fo:text-indent="0cm" style:auto-text-indent="false" style:text-autospace="none"/>
      <style:text-properties style:font-name="Monospace" fo:font-size="9pt" style:font-name-asian="Monospace" style:font-size-asian="9pt" style:font-name-complex="Monospace" style:font-size-complex="9pt"/>
    </style:style>
    <style:style style:name="P420" style:family="paragraph" style:parent-style-name="Standard">
      <style:paragraph-properties fo:margin-left="0cm" fo:margin-right="0cm" fo:text-align="start" style:justify-single-word="false" fo:text-indent="0cm" style:auto-text-indent="false" style:text-autospace="none"/>
      <style:text-properties style:font-name="Monospace" fo:font-size="9pt" style:font-name-asian="Monospace" style:font-size-asian="9pt" style:font-name-complex="Monospace" style:font-size-complex="9pt"/>
    </style:style>
    <style:style style:name="P421" style:family="paragraph" style:parent-style-name="Standard">
      <style:paragraph-properties fo:margin-left="0cm" fo:margin-right="0cm" fo:text-align="start" style:justify-single-word="false" fo:text-indent="0cm" style:auto-text-indent="false" style:text-autospace="none"/>
      <style:text-properties style:font-name="Monospace" fo:font-size="9pt" style:font-name-asian="Monospace" style:font-size-asian="9pt" style:font-name-complex="Monospace" style:font-size-complex="9pt"/>
    </style:style>
    <style:style style:name="P422" style:family="paragraph" style:parent-style-name="Standard">
      <style:paragraph-properties fo:margin-left="0cm" fo:margin-right="0cm" fo:text-align="start" style:justify-single-word="false" fo:text-indent="0cm" style:auto-text-indent="false" style:text-autospace="none"/>
      <style:text-properties style:font-name="Monospace" fo:font-size="9pt" style:font-name-asian="Monospace" style:font-size-asian="9pt" style:font-name-complex="Monospace" style:font-size-complex="9pt"/>
    </style:style>
    <style:style style:name="P423" style:family="paragraph" style:parent-style-name="Standard">
      <style:paragraph-properties fo:margin-left="0cm" fo:margin-right="0cm" fo:text-align="start" style:justify-single-word="false" fo:text-indent="0cm" style:auto-text-indent="false" style:text-autospace="none"/>
      <style:text-properties style:font-name="Monospace" fo:font-size="9pt" style:font-name-asian="Monospace" style:font-size-asian="9pt" style:font-name-complex="Monospace" style:font-size-complex="9pt"/>
    </style:style>
    <style:style style:name="P424" style:family="paragraph" style:parent-style-name="Standard">
      <style:paragraph-properties fo:margin-left="0cm" fo:margin-right="0cm" fo:text-align="start" style:justify-single-word="false" fo:text-indent="0cm" style:auto-text-indent="false" style:text-autospace="none"/>
      <style:text-properties style:font-name="Monospace" fo:font-size="9pt" style:font-name-asian="Monospace" style:font-size-asian="9pt" style:font-name-complex="Monospace" style:font-size-complex="9pt"/>
    </style:style>
    <style:style style:name="P425" style:family="paragraph" style:parent-style-name="Standard">
      <style:paragraph-properties fo:margin-left="0cm" fo:margin-right="0cm" fo:text-align="start" style:justify-single-word="false" fo:text-indent="0cm" style:auto-text-indent="false" style:text-autospace="none"/>
      <style:text-properties style:font-name="Monospace" fo:font-size="9pt" style:font-name-asian="Monospace" style:font-size-asian="9pt" style:font-name-complex="Monospace" style:font-size-complex="9pt"/>
    </style:style>
    <style:style style:name="P426" style:family="paragraph" style:parent-style-name="Standard">
      <style:paragraph-properties fo:margin-left="0cm" fo:margin-right="0cm" fo:text-align="start" style:justify-single-word="false" fo:text-indent="0cm" style:auto-text-indent="false" style:text-autospace="none"/>
      <style:text-properties style:font-name="Monospace" fo:font-size="9pt" style:font-name-asian="Monospace" style:font-size-asian="9pt" style:font-name-complex="Monospace" style:font-size-complex="9pt"/>
    </style:style>
    <style:style style:name="P427" style:family="paragraph" style:parent-style-name="Standard">
      <style:paragraph-properties fo:margin-left="0cm" fo:margin-right="0cm" fo:text-align="start" style:justify-single-word="false" fo:text-indent="0cm" style:auto-text-indent="false" style:text-autospace="none"/>
      <style:text-properties style:font-name="Monospace" fo:font-size="9pt" style:font-name-asian="Monospace" style:font-size-asian="9pt" style:font-name-complex="Monospace" style:font-size-complex="9pt"/>
    </style:style>
    <style:style style:name="P428" style:family="paragraph" style:parent-style-name="Standard">
      <style:paragraph-properties fo:margin-left="0cm" fo:margin-right="0cm" fo:text-align="start" style:justify-single-word="false" fo:text-indent="0cm" style:auto-text-indent="false" style:text-autospace="none"/>
      <style:text-properties style:font-name="Monospace" fo:font-size="9pt" style:font-name-asian="Monospace" style:font-size-asian="9pt" style:font-name-complex="Monospace" style:font-size-complex="9pt"/>
    </style:style>
    <style:style style:name="P429" style:family="paragraph" style:parent-style-name="Standard">
      <style:paragraph-properties fo:margin-left="0cm" fo:margin-right="0cm" fo:text-align="start" style:justify-single-word="false" fo:text-indent="0cm" style:auto-text-indent="false" style:text-autospace="none"/>
      <style:text-properties style:font-name="Monospace" fo:font-size="9pt" style:font-name-asian="Monospace" style:font-size-asian="9pt" style:font-name-complex="Monospace" style:font-size-complex="9pt"/>
    </style:style>
    <style:style style:name="P430" style:family="paragraph" style:parent-style-name="Standard">
      <style:paragraph-properties fo:margin-left="0cm" fo:margin-right="0cm" fo:text-align="start" style:justify-single-word="false" fo:text-indent="0cm" style:auto-text-indent="false" style:text-autospace="none"/>
      <style:text-properties style:font-name="Monospace" fo:font-size="9pt" style:font-name-asian="Monospace" style:font-size-asian="9pt" style:font-name-complex="Monospace" style:font-size-complex="9pt"/>
    </style:style>
    <style:style style:name="P431" style:family="paragraph" style:parent-style-name="Standard">
      <style:paragraph-properties fo:margin-left="0cm" fo:margin-right="0cm" fo:text-align="start" style:justify-single-word="false" fo:text-indent="0cm" style:auto-text-indent="false" style:text-autospace="none"/>
      <style:text-properties style:font-name="Monospace" fo:font-size="9pt" style:font-name-asian="Monospace" style:font-size-asian="9pt" style:font-name-complex="Monospace" style:font-size-complex="9pt"/>
    </style:style>
    <style:style style:name="P432" style:family="paragraph" style:parent-style-name="Standard">
      <style:paragraph-properties fo:margin-left="0cm" fo:margin-right="0cm" fo:text-align="start" style:justify-single-word="false" fo:text-indent="0cm" style:auto-text-indent="false" style:text-autospace="none"/>
      <style:text-properties style:font-name="Monospace" fo:font-size="9pt" style:font-name-asian="Monospace" style:font-size-asian="9pt" style:font-name-complex="Monospace" style:font-size-complex="9pt"/>
    </style:style>
    <style:style style:name="P433" style:family="paragraph" style:parent-style-name="Standard">
      <style:paragraph-properties fo:margin-left="0cm" fo:margin-right="0cm" fo:text-align="start" style:justify-single-word="false" fo:text-indent="0cm" style:auto-text-indent="false" style:text-autospace="none"/>
      <style:text-properties style:font-name="Monospace" fo:font-size="9pt" style:font-name-asian="Monospace" style:font-size-asian="9pt" style:font-name-complex="Monospace" style:font-size-complex="9pt"/>
    </style:style>
    <style:style style:name="P434" style:family="paragraph" style:parent-style-name="Standard">
      <style:paragraph-properties fo:margin-left="0cm" fo:margin-right="0cm" fo:text-align="start" style:justify-single-word="false" fo:text-indent="0cm" style:auto-text-indent="false" style:text-autospace="none"/>
      <style:text-properties style:font-name="Monospace" fo:font-size="9pt" style:font-name-asian="Monospace" style:font-size-asian="9pt" style:font-name-complex="Monospace" style:font-size-complex="9pt"/>
    </style:style>
    <style:style style:name="P435" style:family="paragraph" style:parent-style-name="Standard">
      <style:paragraph-properties fo:margin-left="0cm" fo:margin-right="0cm" fo:text-align="start" style:justify-single-word="false" fo:text-indent="0cm" style:auto-text-indent="false" style:text-autospace="none"/>
      <style:text-properties style:font-name="Monospace" fo:font-size="9pt" style:font-name-asian="Monospace" style:font-size-asian="9pt" style:font-name-complex="Monospace" style:font-size-complex="9pt"/>
    </style:style>
    <style:style style:name="P436" style:family="paragraph" style:parent-style-name="Standard">
      <style:paragraph-properties fo:margin-left="0cm" fo:margin-right="0cm" fo:text-align="start" style:justify-single-word="false" fo:text-indent="0cm" style:auto-text-indent="false" style:text-autospace="none"/>
      <style:text-properties style:font-name="Monospace" fo:font-size="9pt" style:font-name-asian="Monospace" style:font-size-asian="9pt" style:font-name-complex="Monospace" style:font-size-complex="9pt"/>
    </style:style>
    <style:style style:name="P437" style:family="paragraph" style:parent-style-name="Standard">
      <style:paragraph-properties fo:margin-left="0cm" fo:margin-right="0cm" fo:text-align="start" style:justify-single-word="false" fo:text-indent="0cm" style:auto-text-indent="false" style:text-autospace="none"/>
      <style:text-properties style:font-name="Monospace" fo:font-size="9pt" style:font-name-asian="Monospace" style:font-size-asian="9pt" style:font-name-complex="Monospace" style:font-size-complex="9pt"/>
    </style:style>
    <style:style style:name="P438" style:family="paragraph" style:parent-style-name="Standard">
      <style:paragraph-properties fo:margin-left="0cm" fo:margin-right="0cm" fo:text-align="start" style:justify-single-word="false" fo:text-indent="0cm" style:auto-text-indent="false" style:text-autospace="none"/>
      <style:text-properties style:font-name="Monospace" fo:font-size="9pt" style:font-name-asian="Monospace" style:font-size-asian="9pt" style:font-name-complex="Monospace" style:font-size-complex="9pt"/>
    </style:style>
    <style:style style:name="P439" style:family="paragraph" style:parent-style-name="Standard">
      <style:paragraph-properties fo:margin-left="0cm" fo:margin-right="0cm" fo:text-align="start" style:justify-single-word="false" fo:text-indent="0cm" style:auto-text-indent="false" style:text-autospace="none"/>
      <style:text-properties style:font-name="Monospace" fo:font-size="9pt" style:font-name-asian="Monospace" style:font-size-asian="9pt" style:font-name-complex="Monospace" style:font-size-complex="9pt"/>
    </style:style>
    <style:style style:name="P440" style:family="paragraph" style:parent-style-name="Standard">
      <style:paragraph-properties fo:margin-left="0cm" fo:margin-right="0cm" fo:text-align="start" style:justify-single-word="false" fo:text-indent="0cm" style:auto-text-indent="false" style:text-autospace="none"/>
      <style:text-properties style:font-name="Monospace" fo:font-size="9pt" style:font-name-asian="Monospace" style:font-size-asian="9pt" style:font-name-complex="Monospace" style:font-size-complex="9pt"/>
    </style:style>
    <style:style style:name="P441" style:family="paragraph" style:parent-style-name="Standard">
      <style:paragraph-properties fo:margin-left="0cm" fo:margin-right="0cm" fo:text-align="start" style:justify-single-word="false" fo:text-indent="0cm" style:auto-text-indent="false" style:text-autospace="none"/>
      <style:text-properties style:font-name="Monospace" fo:font-size="9pt" style:font-name-asian="Monospace" style:font-size-asian="9pt" style:font-name-complex="Monospace" style:font-size-complex="9pt"/>
    </style:style>
    <style:style style:name="P442" style:family="paragraph" style:parent-style-name="Standard">
      <style:paragraph-properties fo:margin-left="0cm" fo:margin-right="0cm" fo:text-align="start" style:justify-single-word="false" fo:text-indent="0cm" style:auto-text-indent="false" style:text-autospace="none"/>
      <style:text-properties style:font-name="Monospace" fo:font-size="9pt" style:font-name-asian="Monospace" style:font-size-asian="9pt" style:font-name-complex="Monospace" style:font-size-complex="9pt"/>
    </style:style>
    <style:style style:name="P443" style:family="paragraph" style:parent-style-name="Standard">
      <style:paragraph-properties fo:margin-left="0cm" fo:margin-right="0cm" fo:text-align="start" style:justify-single-word="false" fo:text-indent="0cm" style:auto-text-indent="false" style:text-autospace="none"/>
      <style:text-properties style:font-name="Monospace" fo:font-size="9pt" style:font-name-asian="Monospace" style:font-size-asian="9pt" style:font-name-complex="Monospace" style:font-size-complex="9pt"/>
    </style:style>
    <style:style style:name="P444" style:family="paragraph" style:parent-style-name="Standard">
      <style:paragraph-properties fo:margin-left="0cm" fo:margin-right="0cm" fo:text-align="start" style:justify-single-word="false" fo:text-indent="0cm" style:auto-text-indent="false" style:text-autospace="none"/>
      <style:text-properties style:font-name="Monospace" fo:font-size="9pt" style:font-name-asian="Monospace" style:font-size-asian="9pt" style:font-name-complex="Monospace" style:font-size-complex="9pt"/>
    </style:style>
    <style:style style:name="P445" style:family="paragraph" style:parent-style-name="Standard">
      <style:paragraph-properties fo:margin-left="0cm" fo:margin-right="0cm" fo:text-align="start" style:justify-single-word="false" fo:text-indent="0cm" style:auto-text-indent="false" style:text-autospace="none"/>
      <style:text-properties style:font-name="Monospace" fo:font-size="9pt" style:font-name-asian="Monospace" style:font-size-asian="9pt" style:font-name-complex="Monospace" style:font-size-complex="9pt"/>
    </style:style>
    <style:style style:name="P446" style:family="paragraph" style:parent-style-name="Standard">
      <style:paragraph-properties fo:margin-left="0cm" fo:margin-right="0cm" fo:text-align="start" style:justify-single-word="false" fo:text-indent="0cm" style:auto-text-indent="false" style:text-autospace="none"/>
      <style:text-properties style:font-name="Monospace" fo:font-size="9pt" style:font-name-asian="Monospace" style:font-size-asian="9pt" style:font-name-complex="Monospace" style:font-size-complex="9pt"/>
    </style:style>
    <style:style style:name="P447" style:family="paragraph" style:parent-style-name="Standard">
      <style:paragraph-properties fo:margin-left="0cm" fo:margin-right="0cm" fo:text-align="start" style:justify-single-word="false" fo:text-indent="0cm" style:auto-text-indent="false" style:text-autospace="none"/>
      <style:text-properties style:font-name="Monospace" fo:font-size="9pt" style:font-name-asian="Monospace" style:font-size-asian="9pt" style:font-name-complex="Monospace" style:font-size-complex="9pt"/>
    </style:style>
    <style:style style:name="P448" style:family="paragraph" style:parent-style-name="Standard">
      <style:paragraph-properties fo:margin-left="0cm" fo:margin-right="0cm" fo:text-align="start" style:justify-single-word="false" fo:text-indent="0cm" style:auto-text-indent="false" style:text-autospace="none"/>
      <style:text-properties style:font-name="Monospace" fo:font-size="9pt" style:font-name-asian="Monospace" style:font-size-asian="9pt" style:font-name-complex="Monospace" style:font-size-complex="9pt"/>
    </style:style>
    <style:style style:name="P449" style:family="paragraph" style:parent-style-name="Standard">
      <style:paragraph-properties fo:margin-left="0cm" fo:margin-right="0cm" fo:text-align="start" style:justify-single-word="false" fo:text-indent="0cm" style:auto-text-indent="false" style:text-autospace="none"/>
      <style:text-properties style:font-name="Monospace" fo:font-size="9pt" style:font-name-asian="Monospace" style:font-size-asian="9pt" style:font-name-complex="Monospace" style:font-size-complex="9pt"/>
    </style:style>
    <style:style style:name="P450" style:family="paragraph" style:parent-style-name="Standard">
      <style:paragraph-properties fo:margin-left="0cm" fo:margin-right="0cm" fo:text-align="start" style:justify-single-word="false" fo:text-indent="0cm" style:auto-text-indent="false" style:text-autospace="none"/>
      <style:text-properties style:font-name="Monospace" fo:font-size="9pt" style:font-name-asian="Monospace" style:font-size-asian="9pt" style:font-name-complex="Monospace" style:font-size-complex="9pt"/>
    </style:style>
    <style:style style:name="P451" style:family="paragraph" style:parent-style-name="Standard">
      <style:paragraph-properties fo:margin-left="0cm" fo:margin-right="0cm" fo:text-align="start" style:justify-single-word="false" fo:text-indent="0cm" style:auto-text-indent="false" style:text-autospace="none"/>
      <style:text-properties style:font-name="Monospace" fo:font-size="9pt" style:font-name-asian="Monospace" style:font-size-asian="9pt" style:font-name-complex="Monospace" style:font-size-complex="9pt"/>
    </style:style>
    <style:style style:name="P452" style:family="paragraph" style:parent-style-name="Standard">
      <style:paragraph-properties fo:margin-left="0cm" fo:margin-right="0cm" fo:text-align="start" style:justify-single-word="false" fo:text-indent="0cm" style:auto-text-indent="false" style:text-autospace="none"/>
      <style:text-properties style:font-name="Monospace" fo:font-size="9pt" style:font-name-asian="Monospace" style:font-size-asian="9pt" style:font-name-complex="Monospace" style:font-size-complex="9pt"/>
    </style:style>
    <style:style style:name="P453" style:family="paragraph" style:parent-style-name="Standard">
      <style:paragraph-properties fo:margin-left="0cm" fo:margin-right="0cm" fo:text-align="start" style:justify-single-word="false" fo:text-indent="0cm" style:auto-text-indent="false" style:text-autospace="none"/>
      <style:text-properties style:font-name="Monospace" fo:font-size="9pt" style:font-name-asian="Monospace" style:font-size-asian="9pt" style:font-name-complex="Monospace" style:font-size-complex="9pt"/>
    </style:style>
    <style:style style:name="P454" style:family="paragraph" style:parent-style-name="Standard">
      <style:paragraph-properties fo:margin-left="0cm" fo:margin-right="0cm" fo:text-align="start" style:justify-single-word="false" fo:text-indent="0cm" style:auto-text-indent="false" style:text-autospace="none"/>
      <style:text-properties style:font-name="Monospace" fo:font-size="9pt" style:font-name-asian="Monospace" style:font-size-asian="9pt" style:font-name-complex="Monospace" style:font-size-complex="9pt"/>
    </style:style>
    <style:style style:name="P455" style:family="paragraph" style:parent-style-name="Standard">
      <style:paragraph-properties fo:margin-left="0cm" fo:margin-right="0cm" fo:text-align="start" style:justify-single-word="false" fo:text-indent="0cm" style:auto-text-indent="false" style:text-autospace="none"/>
      <style:text-properties style:font-name="Monospace" fo:font-size="9pt" style:font-name-asian="Monospace" style:font-size-asian="9pt" style:font-name-complex="Monospace" style:font-size-complex="9pt"/>
    </style:style>
    <style:style style:name="P456" style:family="paragraph" style:parent-style-name="Standard">
      <style:paragraph-properties fo:margin-left="0cm" fo:margin-right="0cm" fo:text-align="start" style:justify-single-word="false" fo:text-indent="0cm" style:auto-text-indent="false" style:text-autospace="none"/>
      <style:text-properties style:font-name="Monospace" fo:font-size="9pt" style:font-name-asian="Monospace" style:font-size-asian="9pt" style:font-name-complex="Monospace" style:font-size-complex="9pt"/>
    </style:style>
    <style:style style:name="P457" style:family="paragraph" style:parent-style-name="Standard">
      <style:paragraph-properties fo:margin-left="0cm" fo:margin-right="0cm" fo:text-align="start" style:justify-single-word="false" fo:text-indent="0cm" style:auto-text-indent="false" style:text-autospace="none"/>
      <style:text-properties style:font-name="Monospace" fo:font-size="9pt" style:font-name-asian="Monospace" style:font-size-asian="9pt" style:font-name-complex="Monospace" style:font-size-complex="9pt"/>
    </style:style>
    <style:style style:name="P458" style:family="paragraph" style:parent-style-name="Standard">
      <style:paragraph-properties fo:margin-left="0cm" fo:margin-right="0cm" fo:text-align="start" style:justify-single-word="false" fo:text-indent="0cm" style:auto-text-indent="false" style:text-autospace="none"/>
      <style:text-properties style:font-name="Monospace" fo:font-size="9pt" style:font-name-asian="Monospace" style:font-size-asian="9pt" style:font-name-complex="Monospace" style:font-size-complex="9pt"/>
    </style:style>
    <style:style style:name="P459" style:family="paragraph" style:parent-style-name="Standard">
      <style:paragraph-properties fo:margin-left="0cm" fo:margin-right="0cm" fo:text-align="start" style:justify-single-word="false" fo:text-indent="0cm" style:auto-text-indent="false" style:text-autospace="none"/>
      <style:text-properties style:font-name="Monospace" fo:font-size="9pt" style:font-name-asian="Monospace" style:font-size-asian="9pt" style:font-name-complex="Monospace" style:font-size-complex="9pt"/>
    </style:style>
    <style:style style:name="P460"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461"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462"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463"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464"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465"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466"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467"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468"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469"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470"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471"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472"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473"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474"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475"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476"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477"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478"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479"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480"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481"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482"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483"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484"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485"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486"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487"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488"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489"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490"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491" style:family="paragraph" style:parent-style-name="Standard">
      <style:paragraph-properties fo:margin-left="0cm" fo:margin-right="0cm" fo:text-align="start" style:justify-single-word="false" fo:text-indent="0cm" style:auto-text-indent="false" style:text-autospace="none"/>
    </style:style>
    <style:style style:name="P492" style:family="paragraph" style:parent-style-name="Standard">
      <style:paragraph-properties fo:margin-left="0cm" fo:margin-right="0cm" fo:text-align="start" style:justify-single-word="false" fo:text-indent="0cm" style:auto-text-indent="false" style:text-autospace="none"/>
    </style:style>
    <style:style style:name="P493" style:family="paragraph" style:parent-style-name="Standard">
      <style:paragraph-properties fo:margin-left="0cm" fo:margin-right="0cm" fo:text-align="start" style:justify-single-word="false" fo:text-indent="0cm" style:auto-text-indent="false" style:text-autospace="none"/>
    </style:style>
    <style:style style:name="P494" style:family="paragraph" style:parent-style-name="Standard">
      <style:paragraph-properties fo:margin-left="0cm" fo:margin-right="0cm" fo:text-align="start" style:justify-single-word="false" fo:text-indent="0cm" style:auto-text-indent="false" style:text-autospace="none"/>
    </style:style>
    <style:style style:name="P495" style:family="paragraph" style:parent-style-name="Standard">
      <style:paragraph-properties fo:margin-left="0cm" fo:margin-right="0cm" fo:text-align="start" style:justify-single-word="false" fo:text-indent="0cm" style:auto-text-indent="false" style:text-autospace="none"/>
    </style:style>
    <style:style style:name="P496" style:family="paragraph" style:parent-style-name="Standard">
      <style:paragraph-properties fo:margin-left="0cm" fo:margin-right="0cm" fo:text-align="start" style:justify-single-word="false" fo:text-indent="0cm" style:auto-text-indent="false" style:text-autospace="none"/>
    </style:style>
    <style:style style:name="P497" style:family="paragraph" style:parent-style-name="Standard">
      <style:paragraph-properties fo:margin-left="0cm" fo:margin-right="0cm" fo:text-align="start" style:justify-single-word="false" fo:text-indent="0cm" style:auto-text-indent="false" style:text-autospace="none"/>
    </style:style>
    <style:style style:name="P498" style:family="paragraph" style:parent-style-name="Standard">
      <style:paragraph-properties fo:margin-left="0cm" fo:margin-right="0cm" fo:text-align="start" style:justify-single-word="false" fo:text-indent="0cm" style:auto-text-indent="false" style:text-autospace="none"/>
    </style:style>
    <style:style style:name="P499" style:family="paragraph" style:parent-style-name="Standard">
      <style:paragraph-properties fo:margin-left="0cm" fo:margin-right="0cm" fo:text-align="start" style:justify-single-word="false" fo:text-indent="0cm" style:auto-text-indent="false" style:text-autospace="none"/>
      <style:text-properties fo:font-style="normal" style:font-style-asian="normal" style:font-style-complex="normal"/>
    </style:style>
    <style:style style:name="P500" style:family="paragraph" style:parent-style-name="Standard">
      <style:paragraph-properties fo:margin-left="0cm" fo:margin-right="0cm" fo:text-align="start" style:justify-single-word="false" fo:text-indent="0cm" style:auto-text-indent="false" style:text-autospace="none"/>
      <style:text-properties fo:font-style="normal" style:font-style-asian="normal" style:font-style-complex="normal"/>
    </style:style>
    <style:style style:name="P501" style:family="paragraph" style:parent-style-name="Standard">
      <style:paragraph-properties fo:margin-left="0cm" fo:margin-right="0cm" fo:text-align="start" style:justify-single-word="false" fo:text-indent="0cm" style:auto-text-indent="false" style:text-autospace="none"/>
      <style:text-properties fo:font-style="normal" style:font-style-asian="normal" style:font-style-complex="normal"/>
    </style:style>
    <style:style style:name="P502" style:family="paragraph" style:parent-style-name="Standard">
      <style:paragraph-properties fo:margin-left="0cm" fo:margin-right="0cm" fo:text-align="start" style:justify-single-word="false" fo:text-indent="0cm" style:auto-text-indent="false" style:text-autospace="none"/>
      <style:text-properties fo:font-style="normal" style:font-style-asian="normal" style:font-style-complex="normal"/>
    </style:style>
    <style:style style:name="P503" style:family="paragraph" style:parent-style-name="Standard">
      <style:paragraph-properties fo:text-align="center" style:justify-single-word="false"/>
      <style:text-properties fo:font-size="14pt" fo:font-style="italic" style:font-size-asian="14pt" style:font-style-asian="italic" style:font-size-complex="14pt" style:font-style-complex="italic"/>
    </style:style>
    <style:style style:name="P504" style:family="paragraph" style:parent-style-name="Standard">
      <style:text-properties fo:font-size="14pt" style:font-size-asian="14pt" style:font-size-complex="14pt"/>
    </style:style>
    <style:style style:name="P505" style:family="paragraph" style:parent-style-name="Standard">
      <style:paragraph-properties fo:break-before="page"/>
    </style:style>
    <style:style style:name="P506" style:family="paragraph" style:parent-style-name="Text_20_body">
      <style:paragraph-properties fo:text-align="justify" style:justify-single-word="false"/>
      <style:text-properties fo:font-style="normal" style:font-style-asian="normal" style:font-style-complex="normal"/>
    </style:style>
    <style:style style:name="P507" style:family="paragraph" style:parent-style-name="Text_20_body">
      <style:paragraph-properties fo:text-align="end" style:justify-single-word="false"/>
      <style:text-properties fo:font-size="14pt" fo:font-weight="bold" style:font-size-asian="14pt" style:font-weight-asian="bold" style:font-size-complex="14pt" style:font-weight-complex="bold"/>
    </style:style>
    <style:style style:name="P508" style:family="paragraph" style:parent-style-name="Heading_20_1">
      <style:paragraph-properties fo:break-before="page"/>
    </style:style>
    <style:style style:name="P509" style:family="paragraph" style:parent-style-name="Heading_20_1">
      <style:paragraph-properties fo:text-align="justify" style:justify-single-word="false" fo:break-before="page"/>
      <style:text-properties fo:font-style="normal" style:font-style-asian="normal" style:font-style-complex="normal"/>
    </style:style>
    <style:style style:name="P510" style:family="paragraph" style:parent-style-name="Contents_20_4">
      <style:paragraph-properties>
        <style:tab-stops>
          <style:tab-stop style:position="15.503cm" style:type="right" style:leader-style="dotted" style:leader-text="."/>
        </style:tab-stops>
      </style:paragraph-properties>
    </style:style>
    <style:style style:name="P511" style:family="paragraph" style:parent-style-name="Heading_20_2">
      <style:paragraph-properties fo:text-align="justify" style:justify-single-word="false"/>
      <style:text-properties fo:font-style="normal" style:font-style-asian="normal" style:font-style-complex="normal"/>
    </style:style>
    <style:style style:name="P512" style:family="paragraph" style:parent-style-name="Contents_20_3">
      <style:paragraph-properties>
        <style:tab-stops>
          <style:tab-stop style:position="16.002cm" style:type="right" style:leader-style="dotted" style:leader-text="."/>
        </style:tab-stops>
      </style:paragraph-properties>
    </style:style>
    <style:style style:name="P513" style:family="paragraph" style:parent-style-name="Contents_20_Heading">
      <style:paragraph-properties fo:break-before="page"/>
    </style:style>
    <style:style style:name="P514" style:family="paragraph" style:parent-style-name="Heading_20_3">
      <style:paragraph-properties fo:text-align="justify" style:justify-single-word="false"/>
      <style:text-properties fo:font-style="normal" style:font-style-asian="normal" style:font-style-complex="normal"/>
    </style:style>
    <style:style style:name="P515" style:family="paragraph" style:parent-style-name="Contents_20_1">
      <style:paragraph-properties>
        <style:tab-stops>
          <style:tab-stop style:position="17cm" style:type="right" style:leader-style="dotted" style:leader-text="."/>
        </style:tab-stops>
      </style:paragraph-properties>
    </style:style>
    <style:style style:name="P516" style:family="paragraph" style:parent-style-name="Contents_20_2">
      <style:paragraph-properties>
        <style:tab-stops>
          <style:tab-stop style:position="16.501cm" style:type="right" style:leader-style="dotted" style:leader-text="."/>
        </style:tab-stops>
      </style:paragraph-properties>
    </style:style>
    <style:style style:name="P517" style:family="paragraph" style:parent-style-name="Heading_20_4">
      <style:paragraph-properties fo:text-align="justify" style:justify-single-word="false"/>
      <style:text-properties fo:font-style="normal" style:font-style-asian="normal" style:font-style-complex="normal"/>
    </style:style>
    <style:style style:name="P518" style:family="paragraph" style:parent-style-name="Heading_20_4">
      <style:paragraph-properties fo:text-align="justify" style:justify-single-word="false"/>
    </style:style>
    <style:style style:name="P519" style:family="paragraph" style:parent-style-name="Preformatted_20_Text">
      <style:text-properties fo:font-weight="bold" style:font-weight-asian="bold" style:font-weight-complex="bold"/>
    </style:style>
    <style:style style:name="T1" style:family="text">
      <style:text-properties fo:font-style="italic" style:font-style-asian="italic" style:font-style-complex="italic"/>
    </style:style>
    <style:style style:name="T2" style:family="text">
      <style:text-properties fo:font-style="italic" style:text-underline-style="none" fo:font-weight="normal" style:font-style-asian="italic" style:font-weight-asian="normal" style:font-style-complex="italic" style:font-weight-complex="normal"/>
    </style:style>
    <style:style style:name="T3" style:family="text">
      <style:text-properties fo:font-style="italic" style:text-underline-style="none"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color="#7f0055" fo:font-weight="bold" style:font-weight-asian="bold" style:font-weight-complex="bold"/>
    </style:style>
    <style:style style:name="T7" style:family="text">
      <style:text-properties fo:color="#7f0055" style:font-name="Monospace" fo:font-size="9pt" fo:font-weight="bold" style:font-name-asian="Monospace" style:font-size-asian="9pt" style:font-weight-asian="bold" style:font-name-complex="Monospace" style:font-size-complex="9pt" style:font-weight-complex="bold"/>
    </style:style>
    <style:style style:name="T8" style:family="text">
      <style:text-properties fo:color="#7f0055" style:text-underline-style="none" fo:font-weight="bold" style:font-weight-asian="bold" style:font-weight-complex="bold"/>
    </style:style>
    <style:style style:name="T9" style:family="text">
      <style:text-properties fo:color="#7f0055" fo:font-style="italic" fo:font-weight="bold" style:font-style-asian="italic" style:font-weight-asian="bold" style:font-style-complex="italic" style:font-weight-complex="bold"/>
    </style:style>
    <style:style style:name="T10" style:family="text">
      <style:text-properties fo:color="#7f0055" style:font-name="Monospace" fo:font-size="9pt" fo:font-weight="bold" style:font-name-asian="Monospace" style:font-size-asian="9pt" style:font-weight-asian="bold" style:font-name-complex="Monospace" style:font-size-complex="9pt" style:font-weight-complex="bold"/>
    </style:style>
    <style:style style:name="T11" style:family="text">
      <style:text-properties fo:color="#000000"/>
    </style:style>
    <style:style style:name="T12" style:family="text">
      <style:text-properties fo:color="#000000" style:font-name="Monospace" fo:font-size="9pt" style:font-name-asian="Monospace" style:font-size-asian="9pt" style:font-name-complex="Monospace" style:font-size-complex="9pt"/>
    </style:style>
    <style:style style:name="T13" style:family="text">
      <style:text-properties fo:color="#000000" fo:font-weight="bold" style:font-weight-asian="bold" style:font-weight-complex="bold"/>
    </style:style>
    <style:style style:name="T14" style:family="text">
      <style:text-properties fo:color="#000000" style:text-underline-style="none"/>
    </style:style>
    <style:style style:name="T15" style:family="text">
      <style:text-properties fo:color="#000000" fo:font-style="italic" style:font-style-asian="italic" style:font-style-complex="italic"/>
    </style:style>
    <style:style style:name="T16" style:family="text">
      <style:text-properties fo:color="#000000" style:font-name="Monospace" style:font-name-asian="Monospace" style:font-name-complex="Monospace"/>
    </style:style>
    <style:style style:name="T17" style:family="text">
      <style:text-properties fo:color="#000000" style:font-name="Monospace" fo:font-size="10pt" style:font-name-asian="Monospace" style:font-size-asian="10pt" style:font-name-complex="Monospace" style:font-size-complex="10pt"/>
    </style:style>
    <style:style style:name="T18" style:family="text">
      <style:text-properties fo:color="#000000" style:font-name="Monospace" fo:font-size="9pt" style:font-name-asian="Monospace" style:font-size-asian="9pt" style:font-name-complex="Monospace" style:font-size-complex="9pt"/>
    </style:style>
    <style:style style:name="T19" style:family="text">
      <style:text-properties fo:color="#3f7f5f"/>
    </style:style>
    <style:style style:name="T20" style:family="text">
      <style:text-properties fo:color="#3f7f5f" style:font-name="Monospace" fo:font-size="9pt" style:font-name-asian="Monospace" style:font-size-asian="9pt" style:font-name-complex="Monospace" style:font-size-complex="9pt"/>
    </style:style>
    <style:style style:name="T21" style:family="text">
      <style:text-properties fo:color="#3f7f5f" style:font-name="Monospace" fo:font-size="9pt" style:font-name-asian="Monospace" style:font-size-asian="9pt" style:font-name-complex="Monospace" style:font-size-complex="9pt"/>
    </style:style>
    <style:style style:name="T22" style:family="text">
      <style:text-properties fo:color="#2a00ff"/>
    </style:style>
    <style:style style:name="T23" style:family="text">
      <style:text-properties style:font-name="Monospace" fo:font-size="9pt" style:font-name-asian="Monospace" style:font-size-asian="9pt" style:font-name-complex="Monospace" style:font-size-complex="9pt"/>
    </style:style>
    <style:style style:name="T24" style:family="text">
      <style:text-properties style:text-position="sub 58%"/>
    </style:style>
    <style:style style:name="T25" style:family="text">
      <style:text-properties style:text-position="sub 58%" style:font-size-asian="10.5pt"/>
    </style:style>
    <style:style style:name="T26" style:family="text">
      <style:text-properties fo:font-weight="bold" style:font-weight-asian="bold" style:font-weight-complex="bold"/>
    </style:style>
    <style:style style:name="T27" style:family="text">
      <style:text-properties fo:color="#3f7d5f"/>
    </style:style>
    <style:style style:name="T28" style:family="text">
      <style:text-properties style:text-underline-style="solid" style:text-underline-width="auto" style:text-underline-color="font-color"/>
    </style:style>
    <style:style style:name="T29" style:family="text">
      <style:text-properties style:text-underline-style="solid" style:text-underline-width="auto" style:text-underline-color="font-color" fo:font-weight="normal" style:font-weight-asian="normal" style:font-weight-complex="normal"/>
    </style:style>
    <style:style style:name="T30" style:family="text">
      <style:text-properties style:text-underline-style="none"/>
    </style:style>
    <style:style style:name="T31" style:family="text">
      <style:text-properties style:text-underline-style="none" fo:font-weight="normal" style:font-weight-asian="normal" style:font-weight-complex="normal"/>
    </style:style>
    <style:style style:name="T32" style:family="text">
      <style:text-properties fo:color="#00c87d"/>
    </style:style>
    <style:style style:name="T33" style:family="text">
      <style:text-properties fo:color="#00c87d" style:text-underline-style="none"/>
    </style:style>
    <style:style style:name="T34" style:family="text">
      <style:text-properties fo:font-weight="normal" style:font-weight-asian="normal" style:font-weight-complex="normal"/>
    </style:style>
    <style:style style:name="fr1" style:family="graphic" style:parent-style-name="Frame">
      <style:graphic-properties style:run-through="foreground" style:wrap="none" style:vertical-pos="top" style:vertical-rel="paragraph-content" style:horizontal-pos="center" style:horizontal-rel="paragraph"/>
    </style:style>
    <style:style style:name="fr2" style:family="graphic" style:parent-style-name="Frame">
      <style:graphic-properties style:run-through="foreground" style:wrap="none" style:vertical-pos="top" style:vertical-rel="paragraph-content" style:horizontal-pos="center" style:horizontal-rel="paragraph" fo:padding="0.15cm" fo:border-left="0.002cm solid #000000" fo:border-right="0.002cm solid #000000" fo:border-top="0.002cm solid #000000" fo:border-bottom="none" style:shadow="none"/>
    </style:style>
    <style:style style:name="fr3" style:family="graphic" style:parent-style-name="Frame">
      <style:graphic-properties style:run-through="foreground" style:wrap="none" style:vertical-pos="top" style:vertical-rel="paragraph-content" style:horizontal-pos="center" style:horizontal-rel="paragraph" fo:padding="0.15cm" fo:border-left="0.002cm solid #000000" fo:border-right="0.002cm solid #000000" fo:border-top="none" fo:border-bottom="none" style:shadow="none"/>
    </style:style>
    <style:style style:name="fr4" style:family="graphic" style:parent-style-name="Frame">
      <style:graphic-properties style:run-through="foreground" style:wrap="none" style:vertical-pos="top" style:vertical-rel="paragraph-content" style:horizontal-pos="center" style:horizontal-rel="paragraph" fo:padding="0.15cm" fo:border-left="0.002cm solid #000000" fo:border-right="0.002cm solid #000000" fo:border-top="none" fo:border-bottom="0.002cm solid #000000" style:shadow="none"/>
    </style:style>
    <style:style style:name="fr5" style:family="graphic" style:parent-style-name="Frame">
      <style:graphic-properties style:run-through="foreground" style:wrap="none" style:vertical-pos="top" style:vertical-rel="paragraph-content" style:horizontal-pos="center" style:horizontal-rel="paragraph" fo:padding="0.15cm" fo:border="0.002cm solid #000000" style:shadow="none"/>
    </style:style>
    <style:style style:name="fr6" style:family="graphic" style:parent-style-name="Frame">
      <style:graphic-properties style:run-through="foreground" style:wrap="none" style:vertical-pos="top" style:vertical-rel="paragraph-content" style:horizontal-pos="center" style:horizontal-rel="paragraph" style:shadow="none"/>
    </style:style>
    <style:style style:name="fr7" style:family="graphic" style:parent-style-name="Frame">
      <style:graphic-properties style:vertical-pos="top" style:vertical-rel="paragraph-content" style:horizontal-pos="center" style:horizontal-rel="paragraph"/>
    </style:style>
    <style:style style:name="fr8"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15cm" fo:border-left="0.002cm solid #000000" fo:border-right="0.002cm solid #000000" fo:border-top="none" fo:border-bottom="0.002cm solid #000000" style:shadow="none">
        <style:background-image/>
      </style:graphic-properties>
    </style:style>
    <style:style style:name="fr9"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15cm" fo:border-left="0.002cm solid #000000" fo:border-right="0.002cm solid #000000" fo:border-top="0.002cm solid #000000" fo:border-bottom="none" style:shadow="none">
        <style:background-image/>
      </style:graphic-properties>
    </style:style>
    <style:style style:name="fr10" style:family="graphic" style:parent-style-name="Frame">
      <style:graphic-properties style:run-through="foreground" style:wrap="none" style:vertical-pos="top" style:vertical-rel="paragraph-content" style:horizontal-pos="center" style:horizontal-rel="paragraph" fo:padding="0.15cm" fo:border-left="0.002cm solid #000000" fo:border-right="0.002cm solid #000000" fo:border-top="0.002cm solid #000000" fo:border-bottom="none" style:shadow="none"/>
    </style:style>
    <style:style style:name="fr11" style:family="graphic" style:parent-style-name="Frame">
      <style:graphic-properties style:run-through="foreground" style:wrap="none" style:vertical-pos="top" style:vertical-rel="paragraph-content" style:horizontal-pos="center" style:horizontal-rel="paragraph" fo:padding="0.15cm" fo:border-left="0.002cm solid #000000" fo:border-right="0.002cm solid #000000" fo:border-top="none" fo:border-bottom="none" style:shadow="none"/>
    </style:style>
    <style:style style:name="fr12" style:family="graphic" style:parent-style-name="Frame">
      <style:graphic-properties style:run-through="foreground" style:wrap="none" style:vertical-pos="top" style:vertical-rel="paragraph-content" style:horizontal-pos="center" style:horizontal-rel="paragraph" fo:padding="0.15cm" fo:border-left="0.002cm solid #000000" fo:border-right="0.002cm solid #000000" fo:border-top="none" fo:border-bottom="0.002cm solid #000000" style:shadow="none"/>
    </style:style>
    <style:style style:name="fr13" style:family="graphic" style:parent-style-name="Frame">
      <style:graphic-properties style:run-through="foreground" style:wrap="none" style:vertical-pos="top" style:vertical-rel="paragraph-content" style:horizontal-pos="center" style:horizontal-rel="paragraph" style:shadow="non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le"/>
      </text:sequence-decls>
      <text:p text:style-name="Standard"/>
      <text:p text:style-name="Standard"/>
      <text:p text:style-name="Standard"/>
      <text:p text:style-name="Standard"/>
      <text:p text:style-name="Standard"/>
      <text:p text:style-name="P503">Università degli Studi di Bari</text:p>
      <text:p text:style-name="P503">Corso di laurea in Informatica</text:p>
      <text:p text:style-name="P50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itle">Algoritmi e strutture dati:</text:p>
      <text:p text:style-name="Subtitle">Documentazione delle implementazioni in C++</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507">Capozzo Francesco</text:p>
      <text:p text:style-name="P507">Matricola 465645</text:p>
      <text:p text:style-name="P505"/>
      <text:p text:style-name="Standard"/>
      <text:p text:style-name="Standard"/>
      <text:p text:style-name="Standard"/>
      <text:p text:style-name="Standard"/>
      <text:table-of-content text:style-name="Sect1" text:protected="true" text:name="Indice generale1">
        <text:table-of-content-source text:outline-level="10">
          <text:index-title-template text:style-name="Contents_20_Heading">Indice general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ice generale1_Head">
            <text:p text:style-name="P513">Indice generale</text:p>
          </text:index-title>
          <text:p text:style-name="P515">1 Note sulle implementazioni<text:tab/>7</text:p>
          <text:p text:style-name="P516">1.1 Perché l'uso dei template<text:tab/>7</text:p>
          <text:p text:style-name="P516">1.2 Il file stdInclude.h<text:tab/>7</text:p>
          <text:p text:style-name="P516">1.3 La classe Nodo<text:tab/>8</text:p>
          <text:p text:style-name="P516">1.4 Gestione degli errori<text:tab/>9</text:p>
          <text:p text:style-name="P516">1.5 Uso delle eccezioni<text:tab/>9</text:p>
          <text:p text:style-name="P515">2 Liste<text:tab/>10</text:p>
          <text:p text:style-name="P516">2.1 L'interfaccia comune<text:tab/>10</text:p>
          <text:p text:style-name="P516">2.2 Esempio applicativo<text:tab/>10</text:p>
          <text:p text:style-name="P512">2.2.1 Codifica in linguaggio naturale<text:tab/>11</text:p>
          <text:p text:style-name="P516">2.3 Realizzazioni<text:tab/>11</text:p>
          <text:p text:style-name="P512">2.3.1 Implementazione con vettore<text:tab/>11</text:p>
          <text:p text:style-name="P510">2.3.1.1 Pro e contro<text:tab/>11</text:p>
          <text:p text:style-name="P510">2.3.1.2 Definire la dimensione del vettore<text:tab/>12</text:p>
          <text:p text:style-name="P510">2.3.1.3 Rappresentare la posizione di un elemento<text:tab/>12</text:p>
          <text:p text:style-name="P510">2.3.1.4 La classe ListaVet<text:tab/>12</text:p>
          <text:p text:style-name="P510">2.3.1.5 Esempio comune applicato alla realizzazione ListaVet<text:tab/>15</text:p>
          <text:p text:style-name="P512">2.3.2 Implementazione con puntatori<text:tab/>16</text:p>
          <text:p text:style-name="P510">2.3.2.1 Pro e contro<text:tab/>16</text:p>
          <text:p text:style-name="P510">2.3.2.2 Specializzare la classe Nodo in NodoListaPtr<text:tab/>16</text:p>
          <text:p text:style-name="P510">2.3.2.3 Rappresentare la posizione di un elemento<text:tab/>17</text:p>
          <text:p text:style-name="P510">2.3.2.4 La classe ListaPtr<text:tab/>17</text:p>
          <text:p text:style-name="P510">2.3.2.5 Esempio comune applicato alla realizzazione ListaPtr<text:tab/>20</text:p>
          <text:p text:style-name="P512">2.3.3 Implementazione con cursori<text:tab/>21</text:p>
          <text:p text:style-name="P510">2.3.3.1 Pro e contro<text:tab/>21</text:p>
          <text:p text:style-name="P510">2.3.3.2 Specializzare la classe Nodo in NodoListaCur<text:tab/>22</text:p>
          <text:p text:style-name="P510">2.3.3.3 Rappresentare la posizione di un elemento<text:tab/>22</text:p>
          <text:p text:style-name="P510">2.3.3.4 La classe ListaCur<text:tab/>23</text:p>
          <text:p text:style-name="P510">2.3.3.5 Esempio comune applicato alla realizzazione ListaCur<text:tab/>25</text:p>
          <text:p text:style-name="P516">2.4 Esempi di operatori applicati alle liste<text:tab/>27</text:p>
          <text:p text:style-name="P512">2.4.1 Acquisizione<text:tab/>27</text:p>
          <text:p text:style-name="P512">2.4.2 Stampa<text:tab/>27</text:p>
          <text:p text:style-name="P512">2.4.4 Ricerca<text:tab/>27</text:p>
          <text:p text:style-name="P515">3 Code<text:tab/>28</text:p>
          <text:p text:style-name="P516">3.1 L'interfaccia comune<text:tab/>28</text:p>
          <text:p text:style-name="P516">3.2 Esempio applicativo<text:tab/>28</text:p>
          <text:p text:style-name="P512">3.2.1 Codifica in linguaggio naturale<text:tab/>28</text:p>
          <text:p text:style-name="P516">3.3 Realizzazioni<text:tab/>29</text:p>
          <text:p text:style-name="P512">3.3.1 Implementazione con vettore circolare<text:tab/>29</text:p>
          <text:p text:style-name="P510">3.3.1.1 Pro e contro<text:tab/>29</text:p>
          <text:p text:style-name="P510">3.3.1.2 Definire la dimensione del vettore<text:tab/>29</text:p>
          <text:p text:style-name="P510">3.3.1.3 La classe CodaVet<text:tab/>29</text:p>
          <text:p text:style-name="P510">3.3.1.4 Esempio comune applicato alla realizzazione CodaVet<text:tab/>31</text:p>
          <text:p text:style-name="P512">3.3.2 Implementazione con puntatori<text:tab/>32</text:p>
          <text:p text:style-name="P510">3.3.2.1 Pro e contro<text:tab/>32</text:p>
          <text:p text:style-name="P510">3.3.2.2 Specializzare la classe Nodo in NodoCodaPtr<text:tab/>32</text:p>
          <text:p text:style-name="P510">3.3.2.3 La classe CodaPtr<text:tab/>33</text:p>
          <text:p text:style-name="P510">3.3.2.4 Esempio comune applicato alla realizzazione CodaPtr<text:tab/>34</text:p>
          <text:p text:style-name="P516">3.4 Esempi di operatori applicati alle code<text:tab/>34</text:p>
          <text:p text:style-name="P512"><text:soft-page-break/>3.4.1 Acquisizione<text:tab/>34</text:p>
          <text:p text:style-name="P512">3.4.2 Stampa<text:tab/>35</text:p>
          <text:p text:style-name="P512">3.4.3 Copia<text:tab/>35</text:p>
          <text:p text:style-name="P512">3.4.4 Ricerca<text:tab/>35</text:p>
          <text:p text:style-name="P515">4 Pile<text:tab/>37</text:p>
          <text:p text:style-name="P516">4.1 L'interfaccia comune<text:tab/>37</text:p>
          <text:p text:style-name="P516">4.2 Esempio applicativo<text:tab/>37</text:p>
          <text:p text:style-name="P512">4.2.1 Codifica in linguaggio naturale<text:tab/>37</text:p>
          <text:p text:style-name="P516">4.3 Realizzazioni<text:tab/>38</text:p>
          <text:p text:style-name="P512">4.3.1 Implementazione con vettore<text:tab/>38</text:p>
          <text:p text:style-name="P510">4.3.1.1 Pro e contro<text:tab/>38</text:p>
          <text:p text:style-name="P510">4.3.1.2 Definire la dimensione del vettore<text:tab/>38</text:p>
          <text:p text:style-name="P510">4.3.1.3 La classe PilaVet<text:tab/>38</text:p>
          <text:p text:style-name="P510">4.3.1.4 Esempio comune applicato alla realizzazione PilaVet<text:tab/>40</text:p>
          <text:p text:style-name="P512">4.3.2 Implementazione con puntatori<text:tab/>40</text:p>
          <text:p text:style-name="P510">4.3.2.1 Pro e contro<text:tab/>40</text:p>
          <text:p text:style-name="P510">4.3.2.2 Specializzare la classe Nodo in NodoPilaPtr<text:tab/>41</text:p>
          <text:p text:style-name="P510">4.3.2.3 La classe PilaPtr<text:tab/>41</text:p>
          <text:p text:style-name="P510">4.3.2.4 Esempio comune applicato alla realizzazione PilaPtr<text:tab/>43</text:p>
          <text:p text:style-name="P516">4.4 Esempi di operatori applicati alle pile<text:tab/>43</text:p>
          <text:p text:style-name="P512">4.4.1 Acquisizione<text:tab/>43</text:p>
          <text:p text:style-name="P512">4.4.2 Stampa<text:tab/>44</text:p>
          <text:p text:style-name="P512">4.4.3 Copia<text:tab/>44</text:p>
          <text:p text:style-name="P512">4.4.4 Ricerca<text:tab/>44</text:p>
          <text:p text:style-name="P515">5 Insiemi<text:tab/>45</text:p>
          <text:p text:style-name="P516">5.1 L'interfaccia comune<text:tab/>45</text:p>
          <text:p text:style-name="P516">5.2 Esempio applicativo<text:tab/>45</text:p>
          <text:p text:style-name="P512">5.2.1 Codifica in linguaggio naturale<text:tab/>45</text:p>
          <text:p text:style-name="P516">5.3 Realizzazioni<text:tab/>46</text:p>
          <text:p text:style-name="P512">5.3.1 Implementazione con vettore booleano<text:tab/>46</text:p>
          <text:p text:style-name="P510">5.3.1.1 Pro e contro<text:tab/>46</text:p>
          <text:p text:style-name="P510">5.3.1.2 Definire la dimensione del vettore<text:tab/>46</text:p>
          <text:p text:style-name="P510">5.3.1.3 La classe InsiemeVetBol<text:tab/>47</text:p>
          <text:p text:style-name="P510">5.3.1.4 Esempio comune applicato alla realizzazione InsiemeVetBol<text:tab/>48</text:p>
          <text:p text:style-name="P512">5.3.2 Implementazione con liste non ordinate<text:tab/>49</text:p>
          <text:p text:style-name="P510">5.3.2.1 Pro e contro<text:tab/>49</text:p>
          <text:p text:style-name="P510">5.3.2.2 Specializzare la classe Nodo in NodoInsiemeLDis<text:tab/>50</text:p>
          <text:p text:style-name="P510">5.3.2.3 La classe InsiemeLDis<text:tab/>50</text:p>
          <text:p text:style-name="P510">5.3.2.4 Esempio comune applicato alla realizzazione InsiemeLDis<text:tab/>53</text:p>
          <text:p text:style-name="P515">6 Alberi binari<text:tab/>55</text:p>
          <text:p text:style-name="P516">6.1 L'interfaccia<text:tab/>55</text:p>
          <text:p text:style-name="P516">6.2 Esempio applicativo<text:tab/>56</text:p>
          <text:p text:style-name="P512">6.2.1 Codifica in linguaggio naturale<text:tab/>56</text:p>
          <text:p text:style-name="P516">6.3 Realizzazioni<text:tab/>56</text:p>
          <text:p text:style-name="P512">6.3.1 Implementazione con puntatori<text:tab/>57</text:p>
          <text:p text:style-name="P510">6.3.1.1 Pro e contro<text:tab/>57</text:p>
          <text:p text:style-name="P510">6.3.1.2 Specializzare la classe Nodo in NodoAlberoBin<text:tab/>57</text:p>
          <text:p text:style-name="P510">6.3.1.3 La classe AlberoBin<text:tab/>58</text:p>
          <text:p text:style-name="P510">6.3.1.4 Esempio comune applicato alla realizzazione AlberoBin<text:tab/>61</text:p>
          <text:p text:style-name="P516">6.4 Esempi di operatori applicati agli alberi binari<text:tab/>62</text:p>
          <text:p text:style-name="P512">6.4.1 Acquisizione ordinata<text:tab/>62</text:p>
          <text:p text:style-name="P512">6.4.2 Stampa<text:tab/>62</text:p>
          <text:p text:style-name="P512"><text:soft-page-break/>6.4.3 Algoritmi di visita<text:tab/>63</text:p>
          <text:p text:style-name="P510">6.4.3.1 Pre-visita<text:tab/>63</text:p>
          <text:p text:style-name="P510">6.4.3.2 Post-visita<text:tab/>63</text:p>
          <text:p text:style-name="P510">6.4.3.3 In-visita<text:tab/>63</text:p>
          <text:p text:style-name="P510">6.4.3.4 In ampiezza<text:tab/>64</text:p>
          <text:p text:style-name="P510">6.4.3.5 Differenze fra le diverse modalità di visita<text:tab/>64</text:p>
          <text:p text:style-name="P512">6.4.4 Ricerca<text:tab/>65</text:p>
          <text:p text:style-name="P512">6.4.5 Altezza<text:tab/>66</text:p>
          <text:p text:style-name="P512">6.4.6 Profondità<text:tab/>66</text:p>
          <text:p text:style-name="P515">7 Alberi N-ari<text:tab/>67</text:p>
          <text:p text:style-name="P516">7.1 L'interfaccia<text:tab/>67</text:p>
          <text:p text:style-name="P516">7.2 Esempio applicativo<text:tab/>67</text:p>
          <text:p text:style-name="P512">7.2.1 Codifica in linguaggio naturale<text:tab/>68</text:p>
          <text:p text:style-name="P516">7.3 Realizzazioni<text:tab/>68</text:p>
          <text:p text:style-name="P512">7.3.1 Implementazione padre/primofiglio/fratello a puntatori<text:tab/>68</text:p>
          <text:p text:style-name="P510">7.3.1.1 Pro e contro<text:tab/>68</text:p>
          <text:p text:style-name="P510">7.3.1.2 Specializzare la classe Nodo in NodoAlberoN<text:tab/>69</text:p>
          <text:p text:style-name="P510">7.3.1.3 La classe AlberoN<text:tab/>70</text:p>
          <text:p text:style-name="P510">7.3.1.4 Esempio comune applicato alla realizzazione AlberoN<text:tab/>73</text:p>
          <text:p text:style-name="P516">7.4 Esempi di operatori applicati agli alberi n-ari<text:tab/>74</text:p>
          <text:p text:style-name="P512">7.4.1 Stampa<text:tab/>74</text:p>
          <text:p text:style-name="P512">7.4.2 Algoritmi di visita<text:tab/>74</text:p>
          <text:p text:style-name="P510">7.4.2.1 Pre-visita<text:tab/>74</text:p>
          <text:p text:style-name="P510">7.4.2.2 Post-visita<text:tab/>75</text:p>
          <text:p text:style-name="P510">7.4.2.3 In-visita<text:tab/>75</text:p>
          <text:p text:style-name="P510">7.4.2.4 In ampiezza<text:tab/>75</text:p>
          <text:p text:style-name="P510">7.4.2.5 Differenze fra le diverse modalità di visita<text:tab/>76</text:p>
          <text:p text:style-name="P512">7.4.3 Ricerca<text:tab/>77</text:p>
          <text:p text:style-name="P512">7.4.4 Altezza<text:tab/>77</text:p>
          <text:p text:style-name="P512">7.4.5 Profondità<text:tab/>78</text:p>
          <text:p text:style-name="P515">8 Dizionari<text:tab/>79</text:p>
          <text:p text:style-name="P516">8.1 L'interfaccia<text:tab/>79</text:p>
          <text:p text:style-name="P516">8.2 Esempio applicativo<text:tab/>79</text:p>
          <text:p text:style-name="P512">8.2.1 Codifica in linguaggio naturale<text:tab/>79</text:p>
          <text:p text:style-name="P516">8.3 Realizzazioni<text:tab/>80</text:p>
          <text:p text:style-name="P512">8.3.1 Implementazione con liste di trabocco (hash aperto)<text:tab/>80</text:p>
          <text:p text:style-name="P510">8.3.1.1 Pro e contro<text:tab/>80</text:p>
          <text:p text:style-name="P510">8.3.1.2 Definire la dimensione del vettore<text:tab/>80</text:p>
          <text:p text:style-name="P510">8.3.1.3 Specializzare la classe Nodo in NodoDizionarioHashAperto<text:tab/>81</text:p>
          <text:p text:style-name="P510">8.3.1.4 La classe DizionarioHashAperto<text:tab/>82</text:p>
          <text:p text:style-name="P510">8.3.1.6 Esempio comune applicato alla realizzazione DizionarioHashAperto<text:tab/>84</text:p>
          <text:p text:style-name="P515">9 Grafi<text:tab/>86</text:p>
          <text:p text:style-name="P516">9.1 L'interfaccia comune<text:tab/>86</text:p>
          <text:p text:style-name="P516">9.2 Esempio applicativo<text:tab/>86</text:p>
          <text:p text:style-name="P512">9.2.1 Codifica in linguaggio naturale<text:tab/>86</text:p>
          <text:p text:style-name="P516">9.3 Realizzazioni<text:tab/>87</text:p>
          <text:p text:style-name="P512">9.3.1 Implementazione con matrice di adiacenza<text:tab/>87</text:p>
          <text:p text:style-name="P510">9.3.1.1 Pro e contro<text:tab/>87</text:p>
          <text:p text:style-name="P510">9.3.1.2 Definire la dimensione del vettore<text:tab/>87</text:p>
          <text:p text:style-name="P510">9.3.1.3 Specializzare la classe Nodo in NodoGrafoMatAd<text:tab/>88</text:p>
          <text:p text:style-name="P510">9.3.1.4 La classe GrafoMatAd<text:tab/>89</text:p>
          <text:p text:style-name="P510">9.3.1.6 Esempio comune applicato alla realizzazione GrafoMatAd<text:tab/>91</text:p>
          <text:p text:style-name="P515"><text:soft-page-break/>10 Tecniche algoritmiche<text:tab/>94</text:p>
          <text:p text:style-name="P516">10.1 Backtracking (algoritmo di Knuth-Morris-Pratt)<text:tab/>94</text:p>
          <text:p text:style-name="P516">10.2 Greedy (tecnica Golosa)<text:tab/>95</text:p>
          <text:p text:style-name="P512">10.2.1 Il problema dello zaino<text:tab/>95</text:p>
        </text:index-body>
      </text:table-of-content>
      <text:h text:style-name="P32" text:outline-level="1"/>
      <text:h text:style-name="P2" text:outline-level="1">1 Note sulle implementazioni</text:h>
      <text:p text:style-name="P19">Questo testo rappresenta la documentazione allegata alle realizzazioni in linguaggio C++ delle strutture dati e delle tecniche algoritmiche presentate durante il corso di Algoritmi e strutture dati.</text:p>
      <text:p text:style-name="P19">La libreria di strutture dati è stata suddivisa in cartelle in base alle differenti strutture dati, con in aggiunta una cartella <text:span text:style-name="T1">“common/” </text:span>che contiene alcuni file di utilità condivisa fra tutte le strutture.</text:p>
      <text:p text:style-name="P19"/>
      <text:h text:style-name="P30" text:outline-level="2">1.1 Perché l'uso dei template</text:h>
      <text:p text:style-name="P19">Le realizzazioni delle strutture dati e degli operatori fanno largo uso dei template, una tecnica largamente usata nella programmazione ad oggetti in C++. L'uso dei template permette di definire una sola dichiarazione per classi e funzioni specificando dei parametri non necessariamente definiti durante la fase di dichiarazione di classe. Questa tecnica permette di evitare l'overloading dei metodi di classe per utilizzare lo stesso operatore su tipi differenti di dati, ove l'implementazione algoritmica del metodo o della funzione risulti indipendente da uno specifico tipo di dato.</text:p>
      <text:p text:style-name="P19">In fase di precompilazione, il compilatore andrà a risolvere al parametro utilizzato nel template, uno specifico tipo di dato utilizzato. Questa operazione viene eseguita tramite dei meccanismi di sostituzione del parametro in congiunzione ad una duplicazione del codice, qualora la stessa funzione o metodo venga utilizzata con tipi differenti.</text:p>
      <text:p text:style-name="Text_20_body"><draw:frame draw:style-name="fr1" draw:name="Cornice1" text:anchor-type="paragraph" svg:width="16.15cm" style:rel-width="95%" draw:z-index="0"><draw:text-box fo:min-height="0.499cm"><text:p text:style-name="Preformatted_20_Text">Template &lt;class PARAM1, int PARAM2&gt;</text:p><text:p text:style-name="Preformatted_20_Text">void esempioFunzioneConTemplate( PARAM1 var1, int var2) {</text:p><text:p text:style-name="Preformatted_20_Text"><text:tab/></text:p><text:p text:style-name="Preformatted_20_Text"><text:tab/>PARAM1 arrayDiParam[PARAM2];</text:p><text:p text:style-name="Preformatted_20_Text"><text:tab/></text:p><text:p text:style-name="Preformatted_20_Text"><text:tab/>for ( int i = 0; i &lt; PARAM2; i++ ) {</text:p><text:p text:style-name="Preformatted_20_Text"><text:tab/><text:tab/>arrayDiParam[i] = var1;</text:p><text:p text:style-name="Preformatted_20_Text"><text:tab/>}</text:p><text:p text:style-name="Preformatted_20_Text"/><text:p text:style-name="Preformatted_20_Text">}</text:p></draw:text-box></draw:frame>L'esempio qui sopra rappresenta la sintassi base per l'uso dei template per una funzione. I parametri vengono definiti fra le parentesi angolate nell'intestazione della funzione e successivamente possono essere utilizzate come normali tipi di dati o valori.</text:p>
      <text:p text:style-name="Text_20_body"/>
      <text:h text:style-name="P31" text:outline-level="2"><text:span text:style-name="T4">1.2 Il file </text:span><text:span text:style-name="T1">stdInclude.h</text:span></text:h>
      <text:p text:style-name="P19">Tutti i file che compongono l'implementazione in C++ delle strutture dati documentante qui utilizzano il file <text:span text:style-name="T1">“stdInclude.h” </text:span>per includere un set standard di librerie o di costanti utilizzate da tutte le strutture.</text:p>
      <text:p text:style-name="P19">Inoltre all'interno del file viene dichiarata una direttiva per il compilatore ( “<text:span text:style-name="T1">__DEBUG”) </text:span>utilizzata per visualizzare dei messaggi di errore nel caso la costante “<text:span text:style-name="T1">ASDLIBRARY_DEBUG_ON”</text:span> sia avvalorata con <text:span text:style-name="T1">true</text:span> prima dell'inclusione del file.</text:p>
      <text:p text:style-name="P8"><draw:frame draw:style-name="fr1" draw:name="Cornice2" text:anchor-type="paragraph" svg:width="16.15cm" style:rel-width="95%" draw:z-index="1"><draw:text-box fo:min-height="0.499cm"><text:p text:style-name="File">File <text:sequence text:ref-name="refFile0" text:name="File" text:formula="ooow:File+1" style:num-format="1">1</text:sequence>: /common/stdInclude.h</text:p><text:p text:style-name="P4"><text:span text:style-name="T6">#ifndef</text:span><text:span text:style-name="T11"> STDINCLUDE_H_</text:span></text:p><text:p text:style-name="P4"><text:span text:style-name="T6">#define</text:span><text:span text:style-name="T11"> STDINCLUDE_H_</text:span></text:p><text:p text:style-name="P4"/><text:p text:style-name="P4"/><text:p text:style-name="P4"><text:span text:style-name="T6">#include</text:span><text:span text:style-name="T11"> &lt;iostream&gt;</text:span></text:p><text:p text:style-name="P4"><text:span text:style-name="T6">#include</text:span><text:span text:style-name="T11"> &lt;sstream&gt;</text:span></text:p><text:p text:style-name="P4"><text:span text:style-name="T6">#include</text:span><text:span text:style-name="T11"> &lt;fstream&gt;</text:span></text:p><text:p text:style-name="P4"><text:span text:style-name="T6">#include</text:span><text:span text:style-name="T11"> &lt;cstring&gt;</text:span></text:p><text:p text:style-name="P4"/><text:p text:style-name="P4"><text:span text:style-name="T6">#include</text:span><text:span text:style-name="T11"> &lt;sys/types.h&gt;</text:span></text:p><text:p text:style-name="P4"><text:span text:style-name="T6">#include</text:span><text:span text:style-name="T11"> &lt;cstdio&gt;</text:span></text:p><text:p text:style-name="P4"><text:span text:style-name="T6">#include</text:span><text:span text:style-name="T11"> &lt;cstdlib&gt;</text:span></text:p><text:p text:style-name="P4"/><text:p text:style-name="P4"><text:span text:style-name="T6">using</text:span><text:span text:style-name="T11"> </text:span><text:span text:style-name="T6">namespace</text:span><text:span text:style-name="T11"> std;</text:span></text:p><text:p text:style-name="P4"/><text:p text:style-name="P4"><text:span text:style-name="T6">#define</text:span><text:span text:style-name="T11"> _gerr(x) { fputs(x, stderr); </text:span><text:span text:style-name="T19">/*system("pause");*/</text:span><text:span text:style-name="T11"> exit(-1); }</text:span></text:p><text:p text:style-name="P4"/><text:p text:style-name="P4"><text:span text:style-name="T6">#ifndef</text:span><text:span text:style-name="T11"> ASDLIBRARY_DEBUG_ON</text:span></text:p><text:p text:style-name="P4"><text:span text:style-name="T6">#define</text:span><text:span text:style-name="T11"> ASDLIBRARY_DEBUG_ON </text:span><text:span text:style-name="T6">false</text:span></text:p><text:p text:style-name="P6">#endif</text:p><text:p text:style-name="P4"/><text:p text:style-name="P4"><text:span text:style-name="T6">#define</text:span><text:span text:style-name="T11"> __DEBUG(msg) { </text:span><text:span text:style-name="T6">if</text:span><text:span text:style-name="T11"> ( ASDLIBRARY_DEBUG_ON ) { fputs(msg, stderr); fputs(</text:span><text:span text:style-name="T22">"\n"</text:span><text:span text:style-name="T11">, stderr); } }</text:span></text:p><text:p text:style-name="P4"/><text:p text:style-name="P4"/><text:p text:style-name="P4"><text:span text:style-name="T6">#endif</text:span><text:span text:style-name="T11"> </text:span><text:span text:style-name="T19">/*STDINCLUDE_H_*/</text:span></text:p><text:p text:style-name="Preformatted_20_Text"/></draw:text-box></draw:frame><text:soft-page-break/></text:p>
      <text:h text:style-name="P30" text:outline-level="2">1.3 La classe <text:span text:style-name="T1">Nodo</text:span></text:h>
      <text:p text:style-name="P19">La classe nodo rappresenta la classe base per tutti i sottotipi di nodi utilizzati dalle diverse strutture dati. La classe base contiene solo dei metodi per impostare o leggere un valore contenuto nel nodo stesso. Inoltre viene anche utilizzato l'overloading del costruttore di classe per effettuare l'avvaloramento in fase di costruzione dell'oggetto.</text:p>
      <text:p text:style-name="P19">La classe utilizza un parametro di template T per rappresentare il tipo di dato contenuto dal nodo.</text:p>
      <text:p text:style-name="P13"><draw:frame draw:style-name="fr1" draw:name="Cornice3" text:anchor-type="paragraph" svg:width="16.15cm" style:rel-width="95%" draw:z-index="2"><draw:text-box fo:min-height="0.499cm"><text:p text:style-name="File">File <text:sequence text:ref-name="refFile1" text:name="File" text:formula="ooow:File+1" style:num-format="1">2</text:sequence>: /common/Nodo.h</text:p><text:p text:style-name="P4"><text:span text:style-name="T6">#ifndef</text:span><text:span text:style-name="T11"> NODO_H_</text:span></text:p><text:p text:style-name="P4"><text:span text:style-name="T6">#define</text:span><text:span text:style-name="T11"> NODO_H_</text:span></text:p><text:p text:style-name="P4"><text:span text:style-name="T6">#include</text:span><text:span text:style-name="T11"> </text:span><text:span text:style-name="T22">"stdInclude.h"</text:span></text:p><text:p text:style-name="P4"/><text:p text:style-name="P4"><text:span text:style-name="T6">template</text:span><text:span text:style-name="T11"> &lt;</text:span><text:span text:style-name="T6">class</text:span><text:span text:style-name="T11"> T&gt;</text:span></text:p><text:p text:style-name="P4"><text:span text:style-name="T6">class</text:span><text:span text:style-name="T11"> Nodo {</text:span></text:p><text:p text:style-name="P4"><text:span text:style-name="T11"><text:tab/></text:span><text:span text:style-name="T6">public</text:span><text:span text:style-name="T11">:</text:span></text:p><text:p text:style-name="P11"><text:tab/><text:tab/>Nodo();</text:p><text:p text:style-name="P11"><text:tab/><text:tab/>Nodo(T);</text:p><text:p text:style-name="P11"><text:tab/><text:tab/>~Nodo();</text:p><text:p text:style-name="P11"><text:tab/><text:tab/>T getValue();</text:p><text:p text:style-name="P4"><text:span text:style-name="T11"><text:tab/><text:tab/></text:span><text:span text:style-name="T6">void</text:span><text:span text:style-name="T11"> setValue(T);</text:span></text:p><text:p text:style-name="P4"><text:span text:style-name="T11"><text:tab/></text:span><text:span text:style-name="T6">private</text:span><text:span text:style-name="T11">:</text:span></text:p><text:p text:style-name="P11"><text:tab/><text:tab/>T value;</text:p><text:p text:style-name="P11">};</text:p><text:p text:style-name="P4"/><text:p text:style-name="P4"><text:span text:style-name="T6">template</text:span><text:span text:style-name="T11"> &lt;</text:span><text:span text:style-name="T6">class</text:span><text:span text:style-name="T11"> T&gt;</text:span></text:p><text:p text:style-name="P11">Nodo&lt;T&gt;::Nodo() {};</text:p><text:p text:style-name="P4"/><text:p text:style-name="P4"><text:span text:style-name="T6">template</text:span><text:span text:style-name="T11"> &lt;</text:span><text:span text:style-name="T6">class</text:span><text:span text:style-name="T11"> T&gt;</text:span></text:p><text:p text:style-name="P11">Nodo&lt;T&gt;::Nodo(T newValue) {</text:p><text:p text:style-name="P11"><text:tab/>Nodo();</text:p><text:p text:style-name="P11"><text:tab/>value = newValue;</text:p><text:p text:style-name="P11">};</text:p><text:p text:style-name="P4"/><text:p text:style-name="P4"><text:span text:style-name="T6">template</text:span><text:span text:style-name="T11"> &lt;</text:span><text:span text:style-name="T6">class</text:span><text:span text:style-name="T11"> T&gt;</text:span></text:p><text:p text:style-name="P11">Nodo&lt;T&gt;::~Nodo() {};</text:p><text:p text:style-name="P4"/><text:p text:style-name="P4"><text:span text:style-name="T6">template</text:span><text:span text:style-name="T11"> &lt;</text:span><text:span text:style-name="T6">class</text:span><text:span text:style-name="T11"> T&gt;</text:span></text:p><text:p text:style-name="P11">T Nodo&lt;T&gt;::getValue() {</text:p><text:p text:style-name="P4"><text:span text:style-name="T11"><text:tab/></text:span><text:span text:style-name="T6">return</text:span><text:span text:style-name="T11"> value;</text:span></text:p><text:p text:style-name="P11">};</text:p><text:p text:style-name="P4"/><text:p text:style-name="P4"><text:span text:style-name="T6">template</text:span><text:span text:style-name="T11"> &lt;</text:span><text:span text:style-name="T6">class</text:span><text:span text:style-name="T11"> T&gt;</text:span></text:p><text:p text:style-name="P4"><text:span text:style-name="T6">void</text:span><text:span text:style-name="T11"> Nodo&lt;T&gt;::setValue(T newValue) {</text:span></text:p><text:p text:style-name="P11"><text:tab/>value = newValue;</text:p><text:p text:style-name="P11">};</text:p><text:p text:style-name="P4"/><text:p text:style-name="P7"><text:span text:style-name="T7">#endif</text:span><text:span text:style-name="T12"> </text:span><text:span text:style-name="T20">/*NODO_H_*/</text:span></text:p></draw:text-box></draw:frame><text:soft-page-break/></text:p>
      <text:h text:style-name="P30" text:outline-level="2">1.4 Gestione degli errori</text:h>
      <text:p text:style-name="P19">All'interno delle strutture dati, il passaggio di parametri non validi o il riscontrarsi di condizioni non congrue con le precondizioni della funzione possono generare la visualizzazione di errori nello stream <text:span text:style-name="T1">“stderr”</text:span>, il lancio di eccezioni e la terminazione precoce dell'applicazione.</text:p>
      <text:p text:style-name="P19">La visualizzazione degli errori a schermo viene gestita attraverso la dichiarativa <text:span text:style-name="T1">“__DEBUG”</text:span>, che visualizza un errore solo se l'applicazione viene eseguita con la costante <text:span text:style-name="T1">“ASDLIBRARY_DEBUG_ON”</text:span> avvalorata su true.</text:p>
      <text:h text:style-name="P30" text:outline-level="2">1.5 Uso delle eccezioni</text:h>
      <text:p text:style-name="P22">Nelle realizzazioni che utilizzano vettori per la rappresentazione interna dei valori, le eccezioni vengono usate per indicare il fallito inserimento di nuovi valori dovuti al riempimento del vettore. Inoltre le eccezioni vengono utilizzate per indicare la non correttezza dei valori passati ai metodi di classe.</text:p>
      <text:h text:style-name="P33" text:outline-level="1"><text:soft-page-break/>2 Liste</text:h>
      <text:p text:style-name="P19">Una lista rappresenta una sequenza finita di elementi omogenei. Viene comunemente rappresentata in linguaggio naturale con la notazione L = &lt;a<text:span text:style-name="T25">1</text:span>, a<text:span text:style-name="T24">2</text:span>, a<text:span text:style-name="T24">3</text:span>, .., a<text:span text:style-name="T24">n</text:span>&gt;. Gli elementi della lista sono caratterizzati da una posizione <text:span text:style-name="T1">pos(i)</text:span> e da un valore attribuito alla posizione <text:span text:style-name="T1">a(i)</text:span>. E' possibile accedere direttamente solo al primo elemento della lista, scorrendo in avanti una posizione per volta in modo da scandire tutti gli elementi fino alla fine della lista.</text:p>
      <text:h text:style-name="P30" text:outline-level="2">2.1 L'interfaccia comune</text:h>
      <text:p text:style-name="P19">Indipendentemente dalla realizzazione presa in considerazione, tutti i tipi di liste implementate espongono una interfaccia comune che permette di passare in modo agevole da una realizzazione ad un'altra modificando solo pochissime linee di codice, per lo più incentrate nella sezione dichiarativa delle variabili.</text:p>
      <text:p text:style-name="Text_20_body"><draw:frame draw:style-name="fr1" draw:name="Cornice4" text:anchor-type="paragraph" svg:width="16.15cm" style:rel-width="95%" draw:z-index="3"><draw:text-box fo:min-height="0.499cm"><text:p text:style-name="Preformatted_20_Text"><text:span text:style-name="T26">Lista:</text:span> la classe lista generica</text:p><text:p text:style-name="Preformatted_20_Text"><text:span text:style-name="T26">Posizione:</text:span> indica una posizione della lista</text:p><text:p text:style-name="Preformatted_20_Text"><text:span text:style-name="T26">TipoElem:</text:span> indica il tipo degli elementi</text:p><text:p text:style-name="Preformatted_20_Text"><text:span text:style-name="T26">Boolean:</text:span> rappresenta i valori verità</text:p><text:p text:style-name="Preformatted_20_Text"/><text:p text:style-name="Preformatted_20_Text">void <text:span text:style-name="T26">Crealista()</text:span>: crea una nuova lista</text:p><text:p text:style-name="Preformatted_20_Text"/><text:p text:style-name="Preformatted_20_Text">boolean <text:span text:style-name="T26">listaVuota()</text:span>: controlla se la lista è vuota e restituisce l'esito del controllo</text:p><text:p text:style-name="Preformatted_20_Text"/><text:p text:style-name="Preformatted_20_Text">void <text:span text:style-name="T26">insLista(TipoElem, Posizione)</text:span>: aggiunge un elemento alla lista prima della posizione indicata</text:p><text:p text:style-name="Preformatted_20_Text"/><text:p text:style-name="Preformatted_20_Text">TipoElem <text:span text:style-name="T26">leggiLista(Posizione):</text:span> restituisce il valore dell'elemento nella posizione indicata</text:p><text:p text:style-name="Preformatted_20_Text"/><text:p text:style-name="Preformatted_20_Text">void <text:span text:style-name="T26">scriviLista(TipoElem, Posizione):</text:span> inserisce il valore nella posizione indicata</text:p><text:p text:style-name="Preformatted_20_Text"/><text:p text:style-name="Preformatted_20_Text">Posizione <text:span text:style-name="T26">primoLista():</text:span> ritorna la posizione del primo elemento in lista</text:p><text:p text:style-name="Preformatted_20_Text"/><text:p text:style-name="Preformatted_20_Text">Posizione <text:span text:style-name="T26">succLista(Posizione):</text:span> ritorna la posizione dell'elemento successivo a quello indicato</text:p><text:p text:style-name="Preformatted_20_Text"/><text:p text:style-name="Preformatted_20_Text">Posizione <text:span text:style-name="T26">precLista(Posizione):</text:span> ritorna la posizione dell'elemento precedente a quello indicato</text:p><text:p text:style-name="Preformatted_20_Text"/><text:p text:style-name="Preformatted_20_Text">boolean <text:span text:style-name="T26">fineLista(Posizione):</text:span> controlla se la posizione rappresenta la fine della lista</text:p><text:p text:style-name="Preformatted_20_Text"/><text:p text:style-name="Preformatted_20_Text">void <text:span text:style-name="T26">cancLista(Posizione):</text:span> elimina dalla lista l'elemento nella posizione indicata</text:p></draw:text-box></draw:frame></text:p>
      <text:h text:style-name="P30" text:outline-level="2">2.2 Esempio applicativo</text:h>
      <text:p text:style-name="P19">Utilizziamo come esempio un applicativo in cui è necessario memorizzare una lista di 10 valori numerici interi, visualizzarli a schermo, successivamente eliminare dalla lista tutti i valori pari e stampare la nuova lista epurata a schermo.</text:p>
      <text:h text:style-name="P34" text:outline-level="3"><text:soft-page-break/>2.2.1 Codifica in linguaggio naturale</text:h>
      <text:p text:style-name="P19">Una possibile soluzione algoritmica in linguaggio naturale al problema esposto può essere la seguente. Nella codifica viene utilizzata l'interfaccia comune esposta precedentemente.</text:p>
      <text:p text:style-name="Text_20_body"><draw:frame draw:style-name="fr1" draw:name="Cornice5" text:anchor-type="paragraph" svg:width="16.15cm" style:rel-width="95%" draw:z-index="4"><draw:text-box fo:min-height="0.499cm"><text:p text:style-name="Text">Testo <text:sequence text:ref-name="refText0" text:name="Text" text:formula="ooow:Text+1" style:num-format="1">1</text:sequence>: Esempio in linguaggio naturale</text:p><text:p text:style-name="P15">Lista lista := creaLista()</text:p><text:p text:style-name="P15">tipoElem valoreIndicato</text:p><text:p text:style-name="P15">integer i := 0</text:p><text:p text:style-name="P15">Posizione doveInserire := lista.primoLista()</text:p><text:p text:style-name="P15">while i != 10</text:p><text:p text:style-name="P15"><text:tab/>visualizza "Indicare l'elemento da inserire"</text:p><text:p text:style-name="P15"><text:tab/>valoreIndicato := leggi da tastiera</text:p><text:p text:style-name="P15"><text:tab/>lista.insLista(valoreIndicato, doveInserire)</text:p><text:p text:style-name="P15"><text:tab/>doveInserire := lista.succLista(doveInserire)</text:p><text:p text:style-name="P15"><text:tab/>i := i + 1</text:p><text:p text:style-name="P15">endwhile</text:p><text:p text:style-name="P4"/><text:p text:style-name="P15">Posizione daVisualizzare := lista.primoLista()</text:p><text:p text:style-name="P15">while lista.fineLista(daVisualizzare) = true</text:p><text:p text:style-name="P15"><text:tab/>visualizza lista.leggiLista(daVisualizzare)</text:p><text:p text:style-name="P15"><text:tab/>daVisualizzare := lista.succLista(daVisualizzare)</text:p><text:p text:style-name="P15">endwhile</text:p><text:p text:style-name="P4"/><text:p text:style-name="P15">Lista dispari := creaLista()</text:p><text:p text:style-name="P15">Posizione daControllare := lista.primoLista()</text:p><text:p text:style-name="P15">while lista.fineLista(daControllare) = true</text:p><text:p text:style-name="P15"><text:tab/>tipoElem letto := leggiLista(daControllare)</text:p><text:p text:style-name="P15"><text:tab/>if letto % 2 = 0 // % : divisione in modulo</text:p><text:p text:style-name="P15"><text:tab/><text:tab/>doveInserire := dispari.primoLista()</text:p><text:p text:style-name="P15"><text:tab/><text:tab/>dispari.insLista( letto, doveInserire)</text:p><text:p text:style-name="P15"><text:tab/>endif</text:p><text:p text:style-name="P15"><text:tab/>daControllare := lista.succLista(daVisualizzare)</text:p><text:p text:style-name="P15">endwhile</text:p><text:p text:style-name="P4"/><text:p text:style-name="P4"/><text:p text:style-name="P15">Posizione daVisualizzare := dispari.primoLista()</text:p><text:p text:style-name="P15">while dispari.fineLista(daVisualizzare) = true</text:p><text:p text:style-name="P15"><text:tab/>visualizza dispari.leggiLista(daVisualizzare)</text:p><text:p text:style-name="P15"><text:tab/>daVisualizzare := dispari.succLista(daVisualizzare)</text:p><text:p text:style-name="P15">endwhile</text:p><text:p text:style-name="P4"/></draw:text-box></draw:frame></text:p>
      <text:h text:style-name="P30" text:outline-level="2">2.3 Realizzazioni</text:h>
      <text:p text:style-name="P19">All'interno della libreria sono state considerate tre possibili implementazioni differenti della lista. Ognuna di esse ha dei punti di forza e altri di debolezza e risultano adattarsi meglio delle altre in determinate situazioni. Le tre rappresentazioni considerate sono la <text:span text:style-name="T1">lista con vettore</text:span>, la <text:span text:style-name="T1">lista con puntatori</text:span> e <text:span text:style-name="T1">la lista con cursori.</text:span></text:p>
      <text:h text:style-name="P34" text:outline-level="3">2.3.1 Implementazione con vettore</text:h>
      <text:p text:style-name="P19">La lista viene rappresentata internamente con un vettore di lunghezza prefissata. Il numero di elementi contenuti dalla lista e rappresentati all'interno del vettore viene indicato con una variabile privata, accessibile soltanto all'interno della classe stessa</text:p>
      <text:h text:style-name="P35" text:outline-level="4">2.3.1.1 Pro e contro</text:h>
      <text:p text:style-name="P19">Sebbene la lista con vettore rappresenti la implementazione più veloce e meno onerosa in termini computazionali durante le operazioni di ricerca e restituzione di un elemento preciso della lista di <text:soft-page-break/>cui si conosce la posizione a priori, comporta non pochi problemi in fare si inserimento o cancellazione di elementi in posizioni che non siano l'ultima.</text:p>
      <text:p text:style-name="P19">L'operazione di inserimento di un elemento in una lista di <text:span text:style-name="T1">n elementi</text:span> in <text:span text:style-name="T1">posizione t </text:span>(con <text:span text:style-name="T1">t &lt; n</text:span>) comporta la necessità di spostare tutti gli elementi del vettore oltre la posizione <text:span text:style-name="T1">t</text:span> nella posizione successiva. Quindi più la lista sarà lunga e più la posizione in cui inserire l'elemento è prossima al primoLista() e più l'operazione di inserimento risulterà onerosa. Analoghe considerazioni possono essere fatte per l'operazione di cancellazione.</text:p>
      <text:p text:style-name="P19">Al contrario però, le operazioni di scrittura diretta in una posizione o di lettura si avvantaggiano della rappresentazione tramite vettore, in quanto ogni posizione viene individuata e letta o scritta in una quantità di tempo costante, indipendente sia dalla posizione richiesta che dalla dimensione del vettore.</text:p>
      <text:p text:style-name="P19">Un altro ostacolo è quello rappresentato dalla necessità di specificare in fare di codifica la dimensione del vettore, che rappresenterà quindi il numero massimo di elementi contenibili dalla lista.</text:p>
      <text:h text:style-name="P35" text:outline-level="4">2.3.1.2 Definire la dimensione del vettore</text:h>
      <text:p text:style-name="P19">La implementazione tramite template permette di aggirare, seppure parzialmente, il problema della dimensione del vettore. Aggiungendo alla dichiarazione della lista un parametro di tipo <text:span text:style-name="T1">integer</text:span> che rappresenti la dimensione del vettore è possibile generare liste di dimensioni differenti in base alle necessità. Questo evita di dover modificare direttamente la struttura per modificare le dimensioni del vettore.</text:p>
      <text:h text:style-name="P35" text:outline-level="4">2.3.1.3 Rappresentare la posizione di un elemento</text:h>
      <text:p text:style-name="P19">Per rendere questa implementazione facilmente intercambiabile con le altre disponibili con poche modifiche del codice, è possibile dichiarare una variabile di tipo <text:span text:style-name="T1">Posizione</text:span> accedendo alla definizione di tipo propria della classe interessata. </text:p>
      <text:p text:style-name="P13"><draw:frame draw:style-name="fr1" draw:name="Cornice6" text:anchor-type="paragraph" svg:width="16.15cm" style:rel-width="95%" draw:z-index="5"><draw:text-box fo:min-height="0.499cm"><text:p text:style-name="P4"><text:span text:style-name="T11">ListaVet&lt;</text:span><text:span text:style-name="T6">int</text:span><text:span text:style-name="T11">, 10&gt;::posizione p;</text:span></text:p><text:p text:style-name="P11">p = lista.primoLista();</text:p></draw:text-box></draw:frame>Nella implementazione tramite vettore, il tipo posizione corrisponderà ad un tipo intero.</text:p>
      <text:h text:style-name="P36" text:outline-level="4"><text:span text:style-name="T4">2.3.1.4 La classe </text:span><text:span text:style-name="T1">ListaVet</text:span></text:h>
      <text:p text:style-name="P19">Una possibile implementazione della lista a vettore che utilizza i template a parametri multipli può essere quella indicata qui sotto.</text:p>
      <text:p text:style-name="P11"><draw:frame draw:style-name="fr2" draw:name="Cornice7" text:anchor-type="paragraph" svg:width="16.15cm" style:rel-width="95%" draw:z-index="8"><draw:text-box fo:min-height="0.499cm"><text:p text:style-name="File">File <text:sequence text:ref-name="refFile2" text:name="File" text:formula="ooow:File+1" style:num-format="1">3</text:sequence>: /liste/ListaVet.h</text:p><text:p text:style-name="P4"><text:span text:style-name="T6">#ifndef</text:span><text:span text:style-name="T11"> LISTAVET_H_</text:span></text:p><text:p text:style-name="P4"><text:span text:style-name="T6">#define</text:span><text:span text:style-name="T11"> LISTAVET_H_</text:span></text:p><text:p text:style-name="P4"/><text:p text:style-name="P4"><text:span text:style-name="T6">#include</text:span><text:span text:style-name="T11"> </text:span><text:span text:style-name="T22">"../common/stdInclude.h"</text:span></text:p><text:p text:style-name="P4"><text:span text:style-name="T6">#include</text:span><text:span text:style-name="T11"> </text:span><text:span text:style-name="T22">"../common/Nodo.h"</text:span></text:p><text:p text:style-name="P4"/><text:p text:style-name="P4"><text:span text:style-name="T6">template</text:span><text:span text:style-name="T11"> &lt;</text:span><text:span text:style-name="T6">class</text:span><text:span text:style-name="T11"> T, </text:span><text:span text:style-name="T6">int</text:span><text:span text:style-name="T11"> DIM = 100&gt;</text:span></text:p><text:p text:style-name="P4"><text:span text:style-name="T6">class</text:span><text:span text:style-name="T11"> ListaVet {</text:span></text:p><text:p text:style-name="P4"><text:span text:style-name="T11"><text:tab/></text:span><text:span text:style-name="T6">public</text:span><text:span text:style-name="T11">:</text:span></text:p><text:p text:style-name="P4"><text:span text:style-name="T11"><text:tab/><text:tab/></text:span><text:span text:style-name="T6">typedef</text:span><text:span text:style-name="T11"> </text:span><text:span text:style-name="T6">int</text:span><text:span text:style-name="T11"> posizione;</text:span></text:p><text:p text:style-name="P11"><text:tab/></text:p><text:p text:style-name="P4"><text:span text:style-name="T11"><text:tab/><text:tab/>ListaVet(); <text:s/></text:span><text:span text:style-name="T27">// costruttore</text:span></text:p><text:p text:style-name="P4"><text:span text:style-name="T11"><text:tab/><text:tab/>~ListaVet(); <text:s/></text:span><text:span text:style-name="T27">// distruttore</text:span></text:p><text:p text:style-name="P11"><text:tab/><text:tab/></text:p><text:p text:style-name="P11"/></draw:text-box></draw:frame></text:p>
      <text:p text:style-name="P4"><draw:frame draw:style-name="fr3" draw:name="Cornice8" text:anchor-type="paragraph" svg:width="16.15cm" style:rel-width="95%" draw:z-index="6"><draw:text-box fo:min-height="0.499cm"><text:p text:style-name="P4"><text:span text:style-name="T11"><text:tab/><text:tab/></text:span><text:span text:style-name="T27">// operatori</text:span></text:p><text:p text:style-name="P4"><text:span text:style-name="T11"><text:tab/><text:tab/></text:span><text:span text:style-name="T6">void</text:span><text:span text:style-name="T11"> creaLista();</text:span></text:p><text:p text:style-name="P11"><text:tab/><text:tab/><text:span text:style-name="T6">bool</text:span> listaVuota();<text:tab/><text:tab/>T leggiLista(posizione);</text:p><text:p text:style-name="P4"><text:span text:style-name="T11"><text:tab/><text:tab/></text:span><text:span text:style-name="T6">void</text:span><text:span text:style-name="T11"> scriviLista(T, posizione);</text:span></text:p><text:p text:style-name="P11"><text:tab/><text:tab/>posizione primoLista();</text:p><text:p text:style-name="P11"><text:tab/><text:tab/>posizione succLista(posizione);</text:p><text:p text:style-name="P11"><text:tab/><text:tab/>posizione precLista(posizione);</text:p><text:p text:style-name="P4"><text:span text:style-name="T11"><text:tab/><text:tab/></text:span><text:span text:style-name="T6">bool</text:span><text:span text:style-name="T11"> fineLista(posizione);</text:span></text:p><text:p text:style-name="P4"><text:span text:style-name="T11"><text:tab/><text:tab/></text:span><text:span text:style-name="T6">void</text:span><text:span text:style-name="T11"> insLista(T, posizione);</text:span></text:p><text:p text:style-name="P4"><text:span text:style-name="T11"><text:tab/><text:tab/></text:span><text:span text:style-name="T6">void</text:span><text:span text:style-name="T11"> cancLista(posizione);</text:span></text:p><text:p text:style-name="P11"><text:tab/><text:tab/></text:p><text:p text:style-name="P4"><text:span text:style-name="T11"><text:tab/></text:span><text:span text:style-name="T6">private</text:span><text:span text:style-name="T11">:</text:span></text:p><text:p text:style-name="P11"><text:tab/><text:tab/>Nodo&lt;T&gt; lista[DIM];</text:p><text:p text:style-name="P4"><text:span text:style-name="T11"><text:tab/><text:tab/></text:span><text:span text:style-name="T6">int</text:span><text:span text:style-name="T11"> lunghezza;</text:span></text:p><text:p text:style-name="P11">};</text:p><text:p text:style-name="P4"/><text:p text:style-name="P4"/><text:p text:style-name="P4"><text:span text:style-name="T6">template</text:span><text:span text:style-name="T11"> &lt;</text:span><text:span text:style-name="T6">class</text:span><text:span text:style-name="T11"> T, </text:span><text:span text:style-name="T6">int</text:span><text:span text:style-name="T11"> DIM&gt;</text:span></text:p><text:p text:style-name="P11">ListaVet&lt;T,DIM&gt;::ListaVet() {</text:p><text:p text:style-name="P11"><text:tab/>creaLista();</text:p><text:p text:style-name="P11">};</text:p><text:p text:style-name="P4"/><text:p text:style-name="P4"><text:span text:style-name="T6">template</text:span><text:span text:style-name="T11"> &lt;</text:span><text:span text:style-name="T6">class</text:span><text:span text:style-name="T11"> T, </text:span><text:span text:style-name="T6">int</text:span><text:span text:style-name="T11"> DIM&gt;</text:span></text:p><text:p text:style-name="P11">ListaVet&lt;T,DIM&gt;::~ListaVet() {};</text:p><text:p text:style-name="P4"/><text:p text:style-name="P4"><text:span text:style-name="T6">template</text:span><text:span text:style-name="T11"> &lt;</text:span><text:span text:style-name="T6">class</text:span><text:span text:style-name="T11"> T, </text:span><text:span text:style-name="T6">int</text:span><text:span text:style-name="T11"> DIM&gt;</text:span></text:p><text:p text:style-name="P4"><text:span text:style-name="T6">void</text:span><text:span text:style-name="T11"> ListaVet&lt;T,DIM&gt;::creaLista() {</text:span></text:p><text:p text:style-name="P11"><text:tab/>lunghezza = 0;</text:p><text:p text:style-name="P11">};</text:p><text:p text:style-name="P4"/><text:p text:style-name="P4"><text:span text:style-name="T6">template</text:span><text:span text:style-name="T11"> &lt;</text:span><text:span text:style-name="T6">class</text:span><text:span text:style-name="T11"> T, </text:span><text:span text:style-name="T6">int</text:span><text:span text:style-name="T11"> DIM&gt;</text:span></text:p><text:p text:style-name="P4"><text:span text:style-name="T6">bool</text:span><text:span text:style-name="T11"> ListaVet&lt;T,DIM&gt;::listaVuota() {</text:span></text:p><text:p text:style-name="P4"><text:span text:style-name="T11"><text:tab/></text:span><text:span text:style-name="T6">return</text:span><text:span text:style-name="T11"> (lunghezza == 0);</text:span></text:p><text:p text:style-name="P11">};</text:p><text:p text:style-name="P4"/><text:p text:style-name="P4"><text:span text:style-name="T6">template</text:span><text:span text:style-name="T11"> &lt;</text:span><text:span text:style-name="T6">class</text:span><text:span text:style-name="T11"> T, </text:span><text:span text:style-name="T6">int</text:span><text:span text:style-name="T11"> DIM&gt;</text:span></text:p><text:p text:style-name="P11">T ListaVet&lt;T,DIM&gt;::leggiLista(posizione pos) {</text:p><text:p text:style-name="P4"><text:span text:style-name="T11"><text:tab/></text:span><text:span text:style-name="T6">if</text:span><text:span text:style-name="T11"> ( listaVuota() ) {</text:span></text:p><text:p text:style-name="P4"><text:span text:style-name="T11"><text:tab/><text:tab/>__DEBUG(</text:span><text:span text:style-name="T22">"ListaVet::leggiLista(): listaVuota() e' TRUE"</text:span><text:span text:style-name="T11">);</text:span></text:p><text:p text:style-name="P4"><text:span text:style-name="T11"><text:tab/><text:tab/></text:span><text:span text:style-name="T6">throw</text:span><text:span text:style-name="T11"> 0;</text:span></text:p><text:p text:style-name="P4"><text:span text:style-name="T11"><text:tab/>} </text:span><text:span text:style-name="T6">else</text:span><text:span text:style-name="T11"> </text:span><text:span text:style-name="T6">if</text:span><text:span text:style-name="T11"> ( fineLista(pos) ) {</text:span></text:p><text:p text:style-name="P4"><text:span text:style-name="T11"><text:tab/><text:tab/>__DEBUG(</text:span><text:span text:style-name="T22">"ListaVet::leggiLista(): POS e' fineLista"</text:span><text:span text:style-name="T11">);</text:span></text:p><text:p text:style-name="P4"><text:span text:style-name="T11"><text:tab/><text:tab/></text:span><text:span text:style-name="T6">throw</text:span><text:span text:style-name="T11"> INT_MAX;</text:span></text:p><text:p text:style-name="P4"><text:span text:style-name="T11"><text:tab/>} </text:span><text:span text:style-name="T6">else</text:span><text:span text:style-name="T11"> {</text:span></text:p><text:p text:style-name="P4"><text:span text:style-name="T11"><text:tab/><text:tab/></text:span><text:span text:style-name="T6">return</text:span><text:span text:style-name="T11"> lista[pos - 1].getValue();</text:span></text:p><text:p text:style-name="P11"><text:tab/>}</text:p><text:p text:style-name="P11">};</text:p><text:p text:style-name="P4"/><text:p text:style-name="P4"><text:span text:style-name="T6">template</text:span><text:span text:style-name="T11"> &lt;</text:span><text:span text:style-name="T6">class</text:span><text:span text:style-name="T11"> T, </text:span><text:span text:style-name="T6">int</text:span><text:span text:style-name="T11"> DIM&gt;</text:span></text:p><text:p text:style-name="P4"><text:span text:style-name="T6">void</text:span><text:span text:style-name="T11"> ListaVet&lt;T,DIM&gt;::scriviLista(T newValue, posizione pos) {</text:span></text:p><text:p text:style-name="P4"><text:span text:style-name="T11"><text:tab/></text:span><text:span text:style-name="T6">if</text:span><text:span text:style-name="T11"> ( listaVuota() ) {</text:span></text:p><text:p text:style-name="P4"><text:span text:style-name="T11"><text:tab/><text:tab/>__DEBUG(</text:span><text:span text:style-name="T22">"ListaVet::scriviLista(): listaVuota() e' TRUE"</text:span><text:span text:style-name="T11">);</text:span></text:p><text:p text:style-name="P4"><text:span text:style-name="T11"><text:tab/>} </text:span><text:span text:style-name="T6">else</text:span><text:span text:style-name="T11"> </text:span><text:span text:style-name="T6">if</text:span><text:span text:style-name="T11"> ( fineLista(pos) ) {</text:span></text:p><text:p text:style-name="P4"><text:span text:style-name="T11"><text:tab/><text:tab/>__DEBUG(</text:span><text:span text:style-name="T22">"ListaVet::scriviLista(): POS e' fineLista()"</text:span><text:span text:style-name="T11">);</text:span></text:p><text:p text:style-name="P4"><text:span text:style-name="T11"><text:tab/>} </text:span><text:span text:style-name="T6">else</text:span><text:span text:style-name="T11"> </text:span><text:span text:style-name="T6">if</text:span><text:span text:style-name="T11"> ( pos &lt; primoLista() ) {</text:span></text:p><text:p text:style-name="P4"><text:span text:style-name="T11"><text:tab/><text:tab/>__DEBUG(</text:span><text:span text:style-name="T22">"ListaVet::scriviLista(): POS &lt; primoLista()"</text:span><text:span text:style-name="T11">);</text:span></text:p><text:p text:style-name="P4"><text:span text:style-name="T11"><text:tab/>} </text:span><text:span text:style-name="T6">else</text:span><text:span text:style-name="T11"> {</text:span></text:p><text:p text:style-name="P11"><text:tab/><text:tab/>lista[pos-1].setValue(newValue);</text:p><text:p text:style-name="P11"><text:tab/>}</text:p><text:p text:style-name="P11">};</text:p><text:p text:style-name="P4"/><text:p text:style-name="P4"><text:span text:style-name="T6">template</text:span><text:span text:style-name="T11"> &lt;</text:span><text:span text:style-name="T6">class</text:span><text:span text:style-name="T11"> T, </text:span><text:span text:style-name="T6">int</text:span><text:span text:style-name="T11"> DIM&gt;</text:span></text:p><text:p text:style-name="P4"><text:span text:style-name="T6">int</text:span><text:span text:style-name="T11"> ListaVet&lt;T,DIM&gt;::primoLista() {</text:span></text:p><text:p text:style-name="P4"><text:span text:style-name="T11"><text:tab/></text:span><text:span text:style-name="T6">return</text:span><text:span text:style-name="T11"> 1;</text:span></text:p><text:p text:style-name="P11">};</text:p><text:p text:style-name="P4"/><text:p text:style-name="P4"/></draw:text-box></draw:frame><text:soft-page-break/></text:p>
      <text:p text:style-name="P4"/>
      <text:p text:style-name="P4"/>
      <text:p text:style-name="P4"><text:soft-page-break/></text:p>
      <text:p text:style-name="P4"/>
      <text:p text:style-name="P23"><draw:frame draw:style-name="fr4" draw:name="Cornice9" text:anchor-type="paragraph" svg:width="16.15cm" style:rel-width="95%" draw:z-index="7"><draw:text-box fo:min-height="0.499cm"><text:p text:style-name="P4"><text:span text:style-name="T6">template</text:span><text:span text:style-name="T11"> &lt;</text:span><text:span text:style-name="T6">class</text:span><text:span text:style-name="T11"> T, </text:span><text:span text:style-name="T6">int</text:span><text:span text:style-name="T11"> DIM&gt;</text:span></text:p><text:p text:style-name="P4"><text:span text:style-name="T6">int</text:span><text:span text:style-name="T11"> ListaVet&lt;T,DIM&gt;::succLista(posizione pos) {</text:span></text:p><text:p text:style-name="P4"><text:span text:style-name="T11"><text:tab/></text:span><text:span text:style-name="T6">if</text:span><text:span text:style-name="T11"> ( !fineLista(pos) ) {</text:span></text:p><text:p text:style-name="P4"><text:span text:style-name="T11"><text:tab/><text:tab/></text:span><text:span text:style-name="T6">return</text:span><text:span text:style-name="T11"> pos + 1;</text:span></text:p><text:p text:style-name="P4"><text:span text:style-name="T11"><text:tab/>} </text:span><text:span text:style-name="T6">else</text:span><text:span text:style-name="T11"> {</text:span></text:p><text:p text:style-name="P4"><text:span text:style-name="T11"><text:tab/><text:tab/></text:span><text:span text:style-name="T6">return</text:span><text:span text:style-name="T11"> pos;</text:span></text:p><text:p text:style-name="P11"><text:tab/>}</text:p><text:p text:style-name="P11">};</text:p><text:p text:style-name="P4"/><text:p text:style-name="P4"><text:span text:style-name="T6">template</text:span><text:span text:style-name="T11"> &lt;</text:span><text:span text:style-name="T6">class</text:span><text:span text:style-name="T11"> T, </text:span><text:span text:style-name="T6">int</text:span><text:span text:style-name="T11"> DIM&gt;</text:span></text:p><text:p text:style-name="P4"><text:span text:style-name="T6">int</text:span><text:span text:style-name="T11"> ListaVet&lt;T,DIM&gt;::precLista(posizione pos) {</text:span></text:p><text:p text:style-name="P4"><text:span text:style-name="T11"><text:tab/></text:span><text:span text:style-name="T6">if</text:span><text:span text:style-name="T11"> ( pos &gt; primoLista() ) {</text:span></text:p><text:p text:style-name="P4"><text:span text:style-name="T11"><text:tab/><text:tab/></text:span><text:span text:style-name="T6">return</text:span><text:span text:style-name="T11"> pos - 1;</text:span></text:p><text:p text:style-name="P4"><text:span text:style-name="T11"><text:tab/>} </text:span><text:span text:style-name="T6">else</text:span><text:span text:style-name="T11"> {</text:span></text:p><text:p text:style-name="P4"><text:span text:style-name="T11"><text:tab/><text:tab/></text:span><text:span text:style-name="T6">return</text:span><text:span text:style-name="T11"> primoLista();</text:span></text:p><text:p text:style-name="P11"><text:tab/>}</text:p><text:p text:style-name="P11">}</text:p><text:p text:style-name="P4"/><text:p text:style-name="P4"><text:span text:style-name="T6">template</text:span><text:span text:style-name="T11"> &lt;</text:span><text:span text:style-name="T6">class</text:span><text:span text:style-name="T11"> T, </text:span><text:span text:style-name="T6">int</text:span><text:span text:style-name="T11"> DIM&gt;</text:span></text:p><text:p text:style-name="P4"><text:span text:style-name="T6">bool</text:span><text:span text:style-name="T11"> ListaVet&lt;T, DIM&gt;::fineLista(posizione pos) {</text:span></text:p><text:p text:style-name="P4"><text:span text:style-name="T11"><text:tab/></text:span><text:span text:style-name="T6">if</text:span><text:span text:style-name="T11"> ( lunghezza == pos - 1) {</text:span></text:p><text:p text:style-name="P4"><text:span text:style-name="T11"><text:tab/><text:tab/></text:span><text:span text:style-name="T6">return</text:span><text:span text:style-name="T11"> </text:span><text:span text:style-name="T6">true</text:span><text:span text:style-name="T11">;</text:span></text:p><text:p text:style-name="P4"><text:span text:style-name="T11"><text:tab/>} </text:span><text:span text:style-name="T6">else</text:span><text:span text:style-name="T11"> </text:span><text:span text:style-name="T6">if</text:span><text:span text:style-name="T11"> ( lunghezza &lt; pos - 1 ) {</text:span></text:p><text:p text:style-name="P4"><text:span text:style-name="T11"><text:tab/><text:tab/>__DEBUG(</text:span><text:span text:style-name="T22">"ListaVet::fineLista(): POS &gt; lunghezza"</text:span><text:span text:style-name="T11">);</text:span></text:p><text:p text:style-name="P4"><text:span text:style-name="T11"><text:tab/><text:tab/></text:span><text:span text:style-name="T6">return</text:span><text:span text:style-name="T11"> </text:span><text:span text:style-name="T6">true</text:span><text:span text:style-name="T11">;</text:span></text:p><text:p text:style-name="P4"><text:span text:style-name="T11"><text:tab/>} </text:span><text:span text:style-name="T6">else</text:span><text:span text:style-name="T11"> {</text:span></text:p><text:p text:style-name="P4"><text:span text:style-name="T11"><text:tab/><text:tab/></text:span><text:span text:style-name="T6">return</text:span><text:span text:style-name="T11"> </text:span><text:span text:style-name="T6">false</text:span><text:span text:style-name="T11">;</text:span></text:p><text:p text:style-name="P11"><text:tab/>}</text:p><text:p text:style-name="P11">}</text:p><text:p text:style-name="P4"/><text:p text:style-name="P4"><text:span text:style-name="T6">template</text:span><text:span text:style-name="T11"> &lt;</text:span><text:span text:style-name="T6">class</text:span><text:span text:style-name="T11"> T, </text:span><text:span text:style-name="T6">int</text:span><text:span text:style-name="T11"> DIM&gt;</text:span></text:p><text:p text:style-name="P4"><text:span text:style-name="T6">void</text:span><text:span text:style-name="T11"> ListaVet&lt;T, DIM&gt;::insLista(T newValue, posizione pos) {</text:span></text:p><text:p text:style-name="P4"><text:span text:style-name="T11"><text:tab/></text:span><text:span text:style-name="T6">if</text:span><text:span text:style-name="T11"> ( lunghezza &gt;= DIM ) {</text:span></text:p><text:p text:style-name="P4"><text:span text:style-name="T11"><text:tab/><text:tab/>__DEBUG(</text:span><text:span text:style-name="T22">"ListaVet::insLista(): dimensione massima raggiunta"</text:span><text:span text:style-name="T11">);</text:span></text:p><text:p text:style-name="P4"><text:span text:style-name="T11"><text:tab/><text:tab/></text:span><text:span text:style-name="T6">throw</text:span><text:span text:style-name="T11"> INT_MAX;</text:span></text:p><text:p text:style-name="P4"><text:span text:style-name="T11"><text:tab/>} </text:span><text:span text:style-name="T6">else</text:span><text:span text:style-name="T11"> </text:span><text:span text:style-name="T6">if</text:span><text:span text:style-name="T11"> ( pos &lt; primoLista() || pos &gt; lunghezza + 1 ) {</text:span></text:p><text:p text:style-name="P4"><text:span text:style-name="T11"><text:tab/><text:tab/>__DEBUG(</text:span><text:span text:style-name="T22">"ListaVet::insLista(): POS &lt; primoLista() || POS &gt; lunghezza"</text:span><text:span text:style-name="T11">);</text:span></text:p><text:p text:style-name="P4"><text:span text:style-name="T11"><text:tab/><text:tab/></text:span><text:span text:style-name="T6">throw</text:span><text:span text:style-name="T11"> 0;</text:span></text:p><text:p text:style-name="P4"><text:span text:style-name="T11"><text:tab/>} </text:span><text:span text:style-name="T6">else</text:span><text:span text:style-name="T11"> {</text:span></text:p><text:p text:style-name="P4"><text:span text:style-name="T11"><text:tab/><text:tab/></text:span><text:span text:style-name="T6">for</text:span><text:span text:style-name="T11"> ( </text:span><text:span text:style-name="T6">int</text:span><text:span text:style-name="T11"> i = lunghezza; i &gt;= pos; i-- ) {</text:span></text:p><text:p text:style-name="P11"><text:tab/><text:tab/><text:tab/>lista[i] = lista[i-1];</text:p><text:p text:style-name="P11"><text:tab/><text:tab/>}</text:p><text:p text:style-name="P11"><text:tab/><text:tab/>lista[pos-1] = Nodo&lt;T&gt;(newValue);</text:p><text:p text:style-name="P11"><text:tab/><text:tab/>lunghezza++;</text:p><text:p text:style-name="P11"><text:tab/>}</text:p><text:p text:style-name="P11">}</text:p><text:p text:style-name="P4"/><text:p text:style-name="P4"><text:span text:style-name="T6">template</text:span><text:span text:style-name="T11"> &lt;</text:span><text:span text:style-name="T6">class</text:span><text:span text:style-name="T11"> T, </text:span><text:span text:style-name="T6">int</text:span><text:span text:style-name="T11"> DIM&gt;</text:span></text:p><text:p text:style-name="P4"><text:span text:style-name="T6">void</text:span><text:span text:style-name="T11"> ListaVet&lt;T, DIM&gt;::cancLista(posizione pos) {</text:span></text:p><text:p text:style-name="P4"><text:span text:style-name="T11"><text:tab/></text:span><text:span text:style-name="T6">if</text:span><text:span text:style-name="T11"> ( listaVuota() ) {</text:span></text:p><text:p text:style-name="P4"><text:span text:style-name="T11"><text:tab/><text:tab/>__DEBUG(</text:span><text:span text:style-name="T22">"ListaVet::cancLista(): listaVuota e' TRUE"</text:span><text:span text:style-name="T11">);</text:span></text:p><text:p text:style-name="P4"><text:span text:style-name="T11"><text:tab/><text:tab/></text:span><text:span text:style-name="T6">throw</text:span><text:span text:style-name="T11"> 0;</text:span></text:p><text:p text:style-name="P4"><text:span text:style-name="T11"><text:tab/>} </text:span><text:span text:style-name="T6">else</text:span><text:span text:style-name="T11"> </text:span><text:span text:style-name="T6">if</text:span><text:span text:style-name="T11"> ( pos &gt; lunghezza || pos &lt; primoLista() ) {</text:span></text:p><text:p text:style-name="P4"><text:span text:style-name="T11"><text:tab/><text:tab/>__DEBUG(</text:span><text:span text:style-name="T22">"ListaVet::cancLista(): POS non valida "</text:span><text:span text:style-name="T11">);</text:span></text:p><text:p text:style-name="P4"><text:span text:style-name="T11"><text:tab/><text:tab/></text:span><text:span text:style-name="T6">throw</text:span><text:span text:style-name="T11"> INT_MAX;</text:span></text:p><text:p text:style-name="P4"><text:span text:style-name="T11"><text:tab/>} </text:span><text:span text:style-name="T6">else</text:span><text:span text:style-name="T11"> {</text:span></text:p><text:p text:style-name="P11"><text:tab/><text:tab/>posizione pp = precLista(pos);</text:p><text:p text:style-name="P4"><text:span text:style-name="T11"><text:tab/><text:tab/></text:span><text:span text:style-name="T6">while</text:span><text:span text:style-name="T11"> ( !fineLista(succLista(pp)) ) {</text:span></text:p><text:p text:style-name="P11"><text:tab/><text:tab/><text:tab/>scriviLista(leggiLista(succLista(pp)), pp);</text:p><text:p text:style-name="P11"><text:tab/><text:tab/><text:tab/>pp = succLista(pp); </text:p><text:p text:style-name="P11"><text:tab/><text:tab/>}</text:p><text:p text:style-name="P11"><text:tab/><text:tab/>lunghezza--;</text:p><text:p text:style-name="P11"><text:tab/>}</text:p><text:p text:style-name="P11">}</text:p><text:p text:style-name="P4"/><text:p text:style-name="P7"><text:span text:style-name="T7">#endif</text:span><text:span text:style-name="T12"> </text:span><text:span text:style-name="T20">/*LISTAVET_H_*/</text:span></text:p></draw:text-box></draw:frame></text:p>
      <text:h text:style-name="P36" text:outline-level="4"><text:soft-page-break/><text:span text:style-name="T4">2.3.1.5 Esempio comune applicato alla realizzazione </text:span><text:span text:style-name="T1">ListaVet</text:span></text:h>
      <text:p text:style-name="P19">Una possibile implementazione dell'algoritmo rappresentato in <text:span text:style-name="T29">Testo 1</text:span><text:span text:style-name="T31"> utilizzando l'implementazione della lista tramite vettori descritta dal </text:span><text:span text:style-name="T29">File 3</text:span><text:span text:style-name="T31"> può essere quella inserita qui di seguito.</text:span></text:p>
      <text:p text:style-name="P37"/>
      <text:p text:style-name="P38"><draw:frame draw:style-name="fr1" draw:name="Cornice10" text:anchor-type="paragraph" svg:width="16.15cm" style:rel-width="95%" draw:z-index="9"><draw:text-box fo:min-height="0.499cm"><text:p text:style-name="File">File <text:sequence text:ref-name="refFile3" text:name="File" text:formula="ooow:File+1" style:num-format="1">4</text:sequence>: EsempioLista.h</text:p><text:p text:style-name="P4"><text:span text:style-name="T6">#define</text:span><text:span text:style-name="T13"> ASDLIBRARY_DEBUG_ON </text:span><text:span text:style-name="T6">true</text:span></text:p><text:p text:style-name="P4"/><text:p text:style-name="P4"><text:span text:style-name="T6">#include</text:span><text:span text:style-name="T11"> </text:span><text:span text:style-name="T22">"common/stdInclude.h"</text:span></text:p><text:p text:style-name="P4"><text:span text:style-name="T6">#include</text:span><text:span text:style-name="T11"> </text:span><text:span text:style-name="T22">"liste/ListaVet.h"</text:span></text:p><text:p text:style-name="P6"/><text:p text:style-name="P4"><text:span text:style-name="T6">void</text:span><text:span text:style-name="T11"> EsempioListeListaVet() {</text:span></text:p><text:p text:style-name="P4"/><text:p text:style-name="P4"><text:span text:style-name="T11"><text:tab/>ListaVet&lt;</text:span><text:span text:style-name="T6">int</text:span><text:span text:style-name="T11">, 10&gt; lista;</text:span></text:p><text:p text:style-name="P11"><text:tab/>lista.creaLista();</text:p><text:p text:style-name="P4"><text:span text:style-name="T11"><text:tab/></text:span><text:span text:style-name="T27">// creazione lista</text:span></text:p><text:p text:style-name="P4"><text:span text:style-name="T11"><text:tab/></text:span><text:span text:style-name="T6">int</text:span><text:span text:style-name="T11"> valoreIndicato;</text:span></text:p><text:p text:style-name="P4"><text:span text:style-name="T11"><text:tab/>ListaVet&lt;</text:span><text:span text:style-name="T6">int</text:span><text:span text:style-name="T11">, 10&gt;::posizione doveInserire = lista.primoLista();</text:span></text:p><text:p text:style-name="P4"><text:span text:style-name="T11"><text:tab/></text:span><text:span text:style-name="T6">for</text:span><text:span text:style-name="T11"> ( </text:span><text:span text:style-name="T6">int</text:span><text:span text:style-name="T11"> i = 0; i &lt; 10; i++ ) {</text:span></text:p><text:p text:style-name="P4"><text:span text:style-name="T11"><text:tab/><text:tab/>cout &lt;&lt; </text:span><text:span text:style-name="T22">"Numero da aggiungere alla lista: "</text:span><text:span text:style-name="T11">;</text:span></text:p><text:p text:style-name="P11"><text:tab/><text:tab/>cin &gt;&gt; valoreIndicato;</text:p><text:p text:style-name="P11"><text:tab/><text:tab/>lista.insLista(valoreIndicato, doveInserire);</text:p><text:p text:style-name="P11"><text:tab/><text:tab/>doveInserire = lista.succLista(doveInserire);</text:p><text:p text:style-name="P11"><text:tab/><text:tab/></text:p><text:p text:style-name="P11"><text:tab/>}</text:p><text:p text:style-name="P4"><text:span text:style-name="T11"><text:tab/></text:span><text:span text:style-name="T27">// visualizzazione lista</text:span></text:p><text:p text:style-name="P4"><text:span text:style-name="T11"><text:tab/>ListaVet&lt;</text:span><text:span text:style-name="T6">int</text:span><text:span text:style-name="T11">, 10&gt;::posizione daVisualizzare = lista.primoLista();</text:span></text:p><text:p text:style-name="P4"><text:span text:style-name="T11"><text:tab/></text:span><text:span text:style-name="T6">while</text:span><text:span text:style-name="T11"> ( !lista.fineLista(daVisualizzare) ) {</text:span></text:p><text:p text:style-name="P4"><text:span text:style-name="T11"><text:tab/><text:tab/>cout &lt;&lt; lista.leggiLista(daVisualizzare) &lt;&lt; </text:span><text:span text:style-name="T22">" "</text:span><text:span text:style-name="T11">;</text:span></text:p><text:p text:style-name="P11"><text:tab/><text:tab/>daVisualizzare = lista.succLista(daVisualizzare);</text:p><text:p text:style-name="P11"><text:tab/>}</text:p><text:p text:style-name="P11"><text:tab/>cout &lt;&lt; endl;</text:p><text:p text:style-name="P4"><text:span text:style-name="T11"><text:tab/></text:span><text:span text:style-name="T27">// lista dispari</text:span></text:p><text:p text:style-name="P4"><text:span text:style-name="T11"><text:tab/></text:span><text:span text:style-name="T6">int</text:span><text:span text:style-name="T11"> letto;</text:span></text:p><text:p text:style-name="P4"><text:span text:style-name="T11"><text:tab/>ListaVet&lt;</text:span><text:span text:style-name="T6">int</text:span><text:span text:style-name="T11">, 10&gt; dispari;</text:span></text:p><text:p text:style-name="P11"><text:tab/>dispari.creaLista();</text:p><text:p text:style-name="P4"><text:span text:style-name="T11"><text:tab/>ListaVet&lt;</text:span><text:span text:style-name="T6">int</text:span><text:span text:style-name="T11">, 10&gt;::posizione daControllare = lista.primoLista();</text:span></text:p><text:p text:style-name="P4"><text:span text:style-name="T11"><text:tab/></text:span><text:span text:style-name="T6">while</text:span><text:span text:style-name="T11"> ( !lista.fineLista(daControllare) ) {</text:span></text:p><text:p text:style-name="P11"><text:tab/><text:tab/>letto = lista.leggiLista(daControllare);</text:p><text:p text:style-name="P4"><text:span text:style-name="T11"><text:tab/><text:tab/></text:span><text:span text:style-name="T6">if</text:span><text:span text:style-name="T11"> ( letto % 2 != 0 ) {</text:span></text:p><text:p text:style-name="P11"><text:tab/><text:tab/><text:tab/>dispari.insLista(letto, dispari.primoLista());</text:p><text:p text:style-name="P11"><text:tab/><text:tab/>}</text:p><text:p text:style-name="P11"><text:tab/><text:tab/>daControllare = lista.succLista(daControllare);</text:p><text:p text:style-name="P11"><text:tab/>}</text:p><text:p text:style-name="P4"><text:span text:style-name="T11"><text:tab/></text:span><text:span text:style-name="T27">// visualizzazione dispari</text:span></text:p><text:p text:style-name="P11"><text:tab/>daVisualizzare = dispari.primoLista();</text:p><text:p text:style-name="P4"><text:span text:style-name="T11"><text:tab/></text:span><text:span text:style-name="T6">while</text:span><text:span text:style-name="T11"> ( !dispari.fineLista(daVisualizzare) ) {</text:span></text:p><text:p text:style-name="P4"><text:span text:style-name="T11"><text:tab/><text:tab/>cout &lt;&lt; dispari.leggiLista(daVisualizzare) &lt;&lt; </text:span><text:span text:style-name="T22">" "</text:span>;</text:p><text:p text:style-name="P4"><text:span text:style-name="T11"><text:tab/><text:tab/>daVisualizzare = dispari.succLista(daVisualizzare)</text:span>;</text:p><text:p text:style-name="P4"><text:span text:style-name="T11"><text:tab/></text:span>}</text:p><text:p text:style-name="P4"><text:span text:style-name="T11"><text:tab/>cout &lt;&lt; endl</text:span>;</text:p><text:p text:style-name="P4"/><text:p text:style-name="P4">}</text:p></draw:text-box></draw:frame></text:p>
      <text:p text:style-name="Text_20_body">Eseguendo la funzione <text:span text:style-name="T1">EsempioListeListaVet()</text:span> otterremo il seguente output:</text:p>
      <text:p text:style-name="Text_20_body"/>
      <text:p text:style-name="P7"><draw:frame draw:style-name="fr1" draw:name="Cornice11" text:anchor-type="paragraph" svg:width="16.15cm" style:rel-width="95%" draw:z-index="10"><draw:text-box fo:min-height="0.499cm"><text:p text:style-name="Text">Testo <text:sequence text:ref-name="refText1" text:name="Text" text:formula="ooow:Text+1" style:num-format="1">2</text:sequence>: Output della funzione EsempioListeListaVet()</text:p><text:p text:style-name="P5"><text:span text:style-name="T11">Numero da aggiungere alla lista: </text:span><text:span text:style-name="T32">0</text:span></text:p><text:p text:style-name="P5"><text:span text:style-name="T11">Numero da aggiungere alla lista: </text:span><text:span text:style-name="T32">1</text:span></text:p><text:p text:style-name="P5"><text:span text:style-name="T11">Numero da aggiungere alla lista: </text:span><text:span text:style-name="T32">2</text:span></text:p><text:p text:style-name="P5"><text:span text:style-name="T11">Numero da aggiungere alla lista: </text:span><text:span text:style-name="T32">3</text:span></text:p><text:p text:style-name="P5"><text:span text:style-name="T11">Numero da aggiungere alla lista: </text:span><text:span text:style-name="T32">4</text:span></text:p><text:p text:style-name="P5"><text:span text:style-name="T11">Numero da aggiungere alla lista: </text:span><text:span text:style-name="T32">5</text:span></text:p><text:p text:style-name="P5"><text:span text:style-name="T11">Numero da aggiungere alla lista: </text:span><text:span text:style-name="T32">6</text:span></text:p><text:p text:style-name="P5"><text:span text:style-name="T11">Numero da aggiungere alla lista: </text:span><text:span text:style-name="T32">7</text:span></text:p><text:p text:style-name="P5"><text:span text:style-name="T11">Numero da aggiungere alla lista: </text:span><text:span text:style-name="T32">8</text:span></text:p><text:p text:style-name="P5"><text:span text:style-name="T11">Numero da aggiungere alla lista: </text:span><text:span text:style-name="T32">9</text:span></text:p><text:p text:style-name="P12">0 1 2 3 4 5 6 7 8 9 </text:p><text:p text:style-name="P12">9 7 5 3 1 </text:p></draw:text-box></draw:frame><text:soft-page-break/></text:p>
      <text:h text:style-name="P34" text:outline-level="3">2.3.2 Implementazione con puntatori</text:h>
      <text:p text:style-name="P19">L'implementazione tramite l'uso di puntatori permette alla lista di modificare dinamicamente la propria dimensione eliminando il problema del dimensionamento del vettore. Nella lista infatti viene tenuto il riferimento solo ad un nodo contenente il primo elemento. Il nodo corrisponde ad una estensione della classe base <text:span text:style-name="T1">Nodo</text:span>, alla quale aggiunge proprietà e metodi necessari a collegare ogni nodo al suo precedente e al suo successivo.</text:p>
      <text:h text:style-name="P35" text:outline-level="4">2.3.2.1 Pro e contro</text:h>
      <text:p text:style-name="P19">Sebbene tramite questa realizzazione eliminiamo i problemi della realizzazione con vettore, e cioè il limite di dimensione del vettore e il costo delle operazioni di inserimento e cancellazione, ne introduciamo uno nuovo: l'indirizzamento diretto di una posizione.</text:p>
      <text:p text:style-name="P19">L'implementazione a puntatori permette di inserire e rimuovere sempre nuovi elementi senza limiti di dimensione, in quanto l'operazione consiste nel creare un nuovo oggetto di tipo <text:span text:style-name="T1">NodoListaPtr</text:span> e aggiornare i riferimento del nodo precedente e successivo alla posizione in cui vogliamo inserirlo, annullando in questo modo la latenza dovuta allo spostamento degli elementi nel vettore.</text:p>
      <text:p text:style-name="P19">Al contrario però, nella lista è disponibile soltanto il riferimento al primo elemento, quindi per poter <text:s/>indirizzare una posizione <text:span text:style-name="T1">p</text:span> all'interno della lista sarà necessario scandire la catena di nodi fino a giungere a quello desiderato</text:p>
      <text:h text:style-name="P36" text:outline-level="4"><text:span text:style-name="T4">2.3.2.2 Specializzare la classe </text:span><text:span text:style-name="T1">Nodo</text:span><text:span text:style-name="T4"> in </text:span><text:span text:style-name="T1">NodoListaPtr</text:span></text:h>
      <text:p text:style-name="P19">Come già detto, questa realizzazione fa uso di una sottoclasse di Nodo, creata appositamente. La nuova classe estenderà la vecchia aggiungendo due nuove proprietà di tipo privato e due metodi di getter e setter. Queste proprietà manterranno un riferimento al nodo precedente e successivo. Nel caso uno dei due non sia presente, la proprietà verrà avvalorata con il valore <text:span text:style-name="T1">NULL</text:span>.</text:p>
      <text:p text:style-name="P19"/>
      <text:p text:style-name="P11"><draw:frame draw:style-name="fr2" draw:name="Cornice12" text:anchor-type="paragraph" svg:width="16.15cm" style:rel-width="95%" draw:z-index="11"><draw:text-box fo:min-height="0.499cm"><text:p text:style-name="File">File <text:sequence text:ref-name="refFile4" text:name="File" text:formula="ooow:File+1" style:num-format="1">5</text:sequence>: /liste/NodoListaPtr.h</text:p><text:p text:style-name="P4"><text:span text:style-name="T6">#ifndef</text:span><text:span text:style-name="T11"> NODOLISTAPTR_H_</text:span></text:p><text:p text:style-name="P4"><text:span text:style-name="T6">#define</text:span><text:span text:style-name="T11"> NODOLISTAPTR_H_</text:span></text:p><text:p text:style-name="P4"/><text:p text:style-name="P4"><text:span text:style-name="T6">#include</text:span><text:span text:style-name="T11"> </text:span><text:span text:style-name="T22">"../common/stdInclude.h"</text:span></text:p><text:p text:style-name="P4"><text:span text:style-name="T6">#include</text:span><text:span text:style-name="T11"> </text:span><text:span text:style-name="T22">"../common/Nodo.h"</text:span></text:p><text:p text:style-name="P4"/><text:p text:style-name="P4"/></draw:text-box></draw:frame></text:p>
      <text:p text:style-name="P9"><draw:frame draw:style-name="fr4" draw:name="Cornice13" text:anchor-type="paragraph" svg:width="16.15cm" style:rel-width="95%" draw:z-index="12"><draw:text-box fo:min-height="0.499cm"><text:p text:style-name="P4"><text:span text:style-name="T6">template</text:span><text:span text:style-name="T11"> &lt;</text:span><text:span text:style-name="T6">class</text:span><text:span text:style-name="T11"> T&gt;</text:span></text:p><text:p text:style-name="P4"><text:span text:style-name="T6">class</text:span><text:span text:style-name="T11"> NodoListaPtr : </text:span><text:span text:style-name="T6">public</text:span><text:span text:style-name="T11"> Nodo&lt;T&gt; {</text:span></text:p><text:p text:style-name="P4"><text:span text:style-name="T11"><text:tab/></text:span><text:span text:style-name="T6">public</text:span><text:span text:style-name="T11">:</text:span></text:p><text:p text:style-name="P11"><text:tab/><text:tab/>NodoListaPtr();</text:p><text:p text:style-name="P11"><text:tab/><text:tab/>NodoListaPtr(T);</text:p><text:p text:style-name="P11"><text:tab/><text:tab/>NodoListaPtr&lt;T&gt;* getSuccessivo();</text:p><text:p text:style-name="P11"><text:tab/><text:tab/>NodoListaPtr&lt;T&gt;* getPrecedente();</text:p><text:p text:style-name="P4"><text:span text:style-name="T11"><text:tab/><text:tab/></text:span><text:span text:style-name="T6">void</text:span><text:span text:style-name="T11"> setSuccessivo(NodoListaPtr&lt;T&gt;*);</text:span></text:p><text:p text:style-name="P4"><text:span text:style-name="T11"><text:tab/><text:tab/></text:span><text:span text:style-name="T6">void</text:span><text:span text:style-name="T11"> setPrecedente(NodoListaPtr&lt;T&gt;*);</text:span></text:p><text:p text:style-name="P4"><text:span text:style-name="T11"><text:tab/></text:span><text:span text:style-name="T6">private</text:span><text:span text:style-name="T11">:</text:span></text:p><text:p text:style-name="P11"><text:tab/><text:tab/>NodoListaPtr&lt;T&gt;* successivo;</text:p><text:p text:style-name="P11"><text:tab/><text:tab/>NodoListaPtr&lt;T&gt;* precedente;</text:p><text:p text:style-name="P11">};</text:p><text:p text:style-name="P4"/><text:p text:style-name="P4"><text:span text:style-name="T6">template</text:span><text:span text:style-name="T11"> &lt;</text:span><text:span text:style-name="T6">class</text:span><text:span text:style-name="T11"> T&gt;</text:span></text:p><text:p text:style-name="P11">NodoListaPtr&lt;T&gt;::NodoListaPtr() : Nodo&lt;T&gt;::Nodo() {</text:p><text:p text:style-name="P4"><text:span text:style-name="T11"><text:tab/>successivo = </text:span><text:span text:style-name="T6">NULL</text:span><text:span text:style-name="T11">;</text:span></text:p><text:p text:style-name="P4"><text:span text:style-name="T11"><text:tab/>precedente = </text:span><text:span text:style-name="T6">NULL</text:span><text:span text:style-name="T11">;</text:span></text:p><text:p text:style-name="P11">};</text:p><text:p text:style-name="P4"/><text:p text:style-name="P4"><text:span text:style-name="T6">template</text:span><text:span text:style-name="T11"> &lt;</text:span><text:span text:style-name="T6">class</text:span><text:span text:style-name="T11"> T&gt;</text:span></text:p><text:p text:style-name="P11">NodoListaPtr&lt;T&gt;::NodoListaPtr(T newValue) : Nodo&lt;T&gt;::Nodo(newValue) {</text:p><text:p text:style-name="P4"><text:span text:style-name="T11"><text:tab/>successivo = </text:span><text:span text:style-name="T6">NULL</text:span><text:span text:style-name="T11">;</text:span></text:p><text:p text:style-name="P4"><text:span text:style-name="T11"><text:tab/>precedente = </text:span><text:span text:style-name="T6">NULL</text:span><text:span text:style-name="T11">;</text:span></text:p><text:p text:style-name="P11">};</text:p><text:p text:style-name="P4"/><text:p text:style-name="P4"><text:span text:style-name="T6">template</text:span><text:span text:style-name="T11"> &lt;</text:span><text:span text:style-name="T6">class</text:span><text:span text:style-name="T11"> T&gt;</text:span></text:p><text:p text:style-name="P11">NodoListaPtr&lt;T&gt;* NodoListaPtr&lt;T&gt;::getSuccessivo() {</text:p><text:p text:style-name="P4"><text:span text:style-name="T11"><text:tab/></text:span><text:span text:style-name="T6">return</text:span><text:span text:style-name="T11"> successivo;</text:span></text:p><text:p text:style-name="P11">};</text:p><text:p text:style-name="P4"/><text:p text:style-name="P4"><text:span text:style-name="T6">template</text:span><text:span text:style-name="T11"> &lt;</text:span><text:span text:style-name="T6">class</text:span><text:span text:style-name="T11"> T&gt;</text:span></text:p><text:p text:style-name="P4"><text:span text:style-name="T6">void</text:span><text:span text:style-name="T11"> NodoListaPtr&lt;T&gt;::setSuccessivo(NodoListaPtr&lt;T&gt;* newSuccessivo) {</text:span></text:p><text:p text:style-name="P11"><text:tab/>successivo = newSuccessivo;</text:p><text:p text:style-name="P11">};</text:p><text:p text:style-name="P4"/><text:p text:style-name="P4"><text:span text:style-name="T6">template</text:span><text:span text:style-name="T11"> &lt;</text:span><text:span text:style-name="T6">class</text:span><text:span text:style-name="T11"> T&gt;</text:span></text:p><text:p text:style-name="P11">NodoListaPtr&lt;T&gt;* NodoListaPtr&lt;T&gt;::getPrecedente() {</text:p><text:p text:style-name="P4"><text:span text:style-name="T11"><text:tab/></text:span><text:span text:style-name="T6">return</text:span><text:span text:style-name="T11"> successivo;</text:span></text:p><text:p text:style-name="P11">};</text:p><text:p text:style-name="P4"/><text:p text:style-name="P4"><text:span text:style-name="T6">template</text:span><text:span text:style-name="T11"> &lt;</text:span><text:span text:style-name="T6">class</text:span><text:span text:style-name="T11"> T&gt;</text:span></text:p><text:p text:style-name="P4"><text:span text:style-name="T6">void</text:span><text:span text:style-name="T11"> NodoListaPtr&lt;T&gt;::setPrecedente(NodoListaPtr&lt;T&gt;* newPrecedente) {</text:span></text:p><text:p text:style-name="P11"><text:tab/>precedente = newPrecedente;</text:p><text:p text:style-name="P11">};</text:p><text:p text:style-name="P4"/><text:p text:style-name="P4"><text:span text:style-name="T6">#endif</text:span><text:span text:style-name="T11"> </text:span><text:span text:style-name="T19">/*NODOLISTAPTR_H_*/</text:span></text:p></draw:text-box></draw:frame><text:soft-page-break/></text:p>
      <text:h text:style-name="P35" text:outline-level="4">2.3.2.3 Rappresentare la posizione di un elemento</text:h>
      <text:p text:style-name="P19">Analogamente all'implementazione a vettore è possibile istanziare una variabile che rappresenti la posizione di un elemento nella lista tramite l'uso di una proprietà della lista stessa:</text:p>
      <text:p text:style-name="P14"><draw:frame draw:style-name="fr1" draw:name="Cornice14" text:anchor-type="paragraph" svg:width="16.15cm" style:rel-width="95%" draw:z-index="13"><draw:text-box fo:min-height="0.499cm"><text:p text:style-name="P4"><text:span text:style-name="T11">ListaPtr&lt;</text:span><text:span text:style-name="T6">int</text:span><text:span text:style-name="T11">&gt;::posizione p;</text:span></text:p><text:p text:style-name="P11">p = lista.primoLista();</text:p></draw:text-box></draw:frame>Nella implementazione tramite puntatori il tipo posizione corrisponderà ad un riferimento ad una classe di tipo <text:span text:style-name="T1">NodoListaPtr</text:span>.</text:p>
      <text:h text:style-name="P36" text:outline-level="4"><text:span text:style-name="T4">2.3.2.4 La classe </text:span><text:span text:style-name="T1">ListaPtr</text:span></text:h>
      <text:p text:style-name="P19">Una possibile implementazione della realizzazione a puntatori corrisponde a quanto descritto sopra e che utilizza i template potrebbe essere questa:</text:p>
      <text:p text:style-name="P19"/>
      <text:p text:style-name="P11"><draw:frame draw:style-name="fr2" draw:name="Cornice15" text:anchor-type="paragraph" svg:width="16.15cm" style:rel-width="95%" draw:z-index="14"><draw:text-box fo:min-height="0.499cm"><text:p text:style-name="File">File <text:sequence text:ref-name="refFile5" text:name="File" text:formula="ooow:File+1" style:num-format="1">6</text:sequence>: /liste/ListaPtr.h</text:p><text:p text:style-name="P4"><text:span text:style-name="T6">#ifndef</text:span><text:span text:style-name="T11"> LISTAPTR_H_</text:span></text:p><text:p text:style-name="P4"><text:span text:style-name="T6">#define</text:span><text:span text:style-name="T11"> LISTAPTR_H_</text:span></text:p><text:p text:style-name="P4"/><text:p text:style-name="P4"><text:span text:style-name="T6">#include</text:span><text:span text:style-name="T11"> </text:span><text:span text:style-name="T22">"../common/stdInclude.h"</text:span></text:p><text:p text:style-name="P4"><text:span text:style-name="T6">#include</text:span><text:span text:style-name="T11"> </text:span><text:span text:style-name="T22">"NodoListaPtr.h"</text:span></text:p><text:p text:style-name="P4"/><text:p text:style-name="P4"><text:span text:style-name="T6">template</text:span><text:span text:style-name="T11"> &lt;</text:span><text:span text:style-name="T6">class</text:span><text:span text:style-name="T11"> T&gt;</text:span></text:p><text:p text:style-name="P4"><text:span text:style-name="T6">class</text:span><text:span text:style-name="T11"> ListaPtr {</text:span></text:p><text:p text:style-name="P4"><text:span text:style-name="T11"><text:tab/></text:span><text:span text:style-name="T6">public</text:span><text:span text:style-name="T11">:</text:span></text:p><text:p text:style-name="P4"><text:span text:style-name="T11"><text:tab/><text:tab/></text:span><text:span text:style-name="T6">typedef</text:span><text:span text:style-name="T11"> NodoListaPtr&lt;T&gt;* posizione; </text:span></text:p><text:p text:style-name="P11"><text:tab/><text:tab/>ListaPtr();</text:p><text:p text:style-name="P11"><text:tab/><text:tab/>~ListaPtr();</text:p><text:p text:style-name="P4"><text:span text:style-name="T11"><text:tab/><text:tab/></text:span><text:span text:style-name="T6">void</text:span><text:span text:style-name="T11"> creaLista();</text:span></text:p><text:p text:style-name="P11"><text:tab/><text:tab/>posizione primoLista();</text:p><text:p text:style-name="P11"><text:tab/><text:tab/>posizione succLista(posizione );</text:p><text:p text:style-name="P11"><text:tab/><text:tab/>posizione precLista(posizione );</text:p><text:p text:style-name="P4"><text:span text:style-name="T11"><text:tab/><text:tab/></text:span><text:span text:style-name="T6">bool</text:span><text:span text:style-name="T11"> fineLista(posizione );</text:span></text:p><text:p text:style-name="P4"><text:span text:style-name="T11"><text:tab/><text:tab/>posizione pos(</text:span><text:span text:style-name="T6">int</text:span><text:span text:style-name="T11">);</text:span></text:p><text:p text:style-name="P4"><text:span text:style-name="T11"><text:tab/><text:tab/></text:span><text:span text:style-name="T6">bool</text:span><text:span text:style-name="T11"> listaVuota();</text:span></text:p><text:p text:style-name="P11"><text:tab/><text:tab/>T leggiLista(posizione );</text:p><text:p text:style-name="P4"><text:span text:style-name="T11"><text:tab/><text:tab/></text:span><text:span text:style-name="T6">void</text:span><text:span text:style-name="T11"> scriviLista(T, posizione );</text:span></text:p><text:p text:style-name="P4"><text:span text:style-name="T11"><text:tab/><text:tab/></text:span><text:span text:style-name="T6">void</text:span><text:span text:style-name="T11"> insLista(T, posizione );</text:span></text:p><text:p text:style-name="P4"><text:span text:style-name="T11"><text:tab/><text:tab/></text:span><text:span text:style-name="T6">void</text:span><text:span text:style-name="T11"> cancLista(posizione ); </text:span></text:p><text:p text:style-name="P4"><text:span text:style-name="T11"><text:tab/></text:span><text:span text:style-name="T6">private</text:span><text:span text:style-name="T11">:</text:span></text:p><text:p text:style-name="P11"><text:tab/><text:tab/>posizione primo;</text:p><text:p text:style-name="P11">};</text:p><text:p text:style-name="P4"/><text:p text:style-name="P4"><text:span text:style-name="T6">template</text:span><text:span text:style-name="T11"> &lt;</text:span><text:span text:style-name="T6">class</text:span><text:span text:style-name="T11"> T&gt;</text:span></text:p><text:p text:style-name="P11">ListaPtr&lt;T&gt;::ListaPtr() {</text:p><text:p text:style-name="P11"><text:tab/>creaLista();</text:p><text:p text:style-name="P11">};</text:p><text:p text:style-name="P4"/><text:p text:style-name="P4"><text:span text:style-name="T6">template</text:span><text:span text:style-name="T11"> &lt;</text:span><text:span text:style-name="T6">class</text:span><text:span text:style-name="T11"> T&gt;</text:span></text:p><text:p text:style-name="P11">ListaPtr&lt;T&gt;::~ListaPtr() {};</text:p><text:p text:style-name="P4"/><text:p text:style-name="P4"><text:span text:style-name="T6">template</text:span><text:span text:style-name="T11"> &lt;</text:span><text:span text:style-name="T6">class</text:span><text:span text:style-name="T11"> T&gt;</text:span></text:p><text:p text:style-name="P4"><text:span text:style-name="T6">void</text:span><text:span text:style-name="T11"> ListaPtr&lt;T&gt;::creaLista() {</text:span></text:p><text:p text:style-name="P4"><text:span text:style-name="T11"><text:tab/>primo = </text:span><text:span text:style-name="T6">NULL</text:span><text:span text:style-name="T11">;</text:span></text:p><text:p text:style-name="P11">};</text:p><text:p text:style-name="P4"/><text:p text:style-name="P4"><text:span text:style-name="T6">template</text:span><text:span text:style-name="T11"> &lt;</text:span><text:span text:style-name="T6">class</text:span><text:span text:style-name="T11"> T&gt;</text:span></text:p><text:p text:style-name="P11">NodoListaPtr&lt;T&gt;* ListaPtr&lt;T&gt;::primoLista() {</text:p><text:p text:style-name="P4"><text:span text:style-name="T11"><text:tab/></text:span><text:span text:style-name="T6">return</text:span><text:span text:style-name="T11"> primo;</text:span></text:p><text:p text:style-name="P11">};</text:p><text:p text:style-name="P4"/><text:p text:style-name="P4"><text:span text:style-name="T6">template</text:span><text:span text:style-name="T11"> &lt;</text:span><text:span text:style-name="T6">class</text:span><text:span text:style-name="T11"> T&gt;</text:span></text:p><text:p text:style-name="P11">NodoListaPtr&lt;T&gt;* ListaPtr&lt;T&gt;::succLista(posizione pos) {</text:p><text:p text:style-name="P4"><text:span text:style-name="T11"><text:tab/>posizione nextP = </text:span><text:span text:style-name="T6">NULL</text:span><text:span text:style-name="T11">;</text:span></text:p><text:p text:style-name="P4"><text:span text:style-name="T11"><text:tab/></text:span><text:span text:style-name="T6">if</text:span><text:span text:style-name="T11"> ( !fineLista(pos) ) { </text:span></text:p><text:p text:style-name="P11"><text:tab/><text:tab/>nextP = pos-&gt;getSuccessivo();</text:p><text:p text:style-name="P11"><text:tab/>}</text:p><text:p text:style-name="P4"><text:span text:style-name="T11"><text:tab/></text:span><text:span text:style-name="T6">return</text:span><text:span text:style-name="T11"> nextP;</text:span></text:p><text:p text:style-name="P11">};</text:p><text:p text:style-name="P4"/><text:p text:style-name="P4"><text:span text:style-name="T6">template</text:span><text:span text:style-name="T11"> &lt;</text:span><text:span text:style-name="T6">class</text:span><text:span text:style-name="T11"> T&gt;</text:span></text:p><text:p text:style-name="P11">NodoListaPtr&lt;T&gt;* ListaPtr&lt;T&gt;::precLista(posizione pos) {</text:p><text:p text:style-name="P4"><text:span text:style-name="T11"><text:tab/>posizione precP = </text:span><text:span text:style-name="T6">NULL</text:span><text:span text:style-name="T11">;</text:span></text:p><text:p text:style-name="P4"><text:span text:style-name="T11"><text:tab/></text:span><text:span text:style-name="T6">if</text:span><text:span text:style-name="T11"> ( primo != pos &amp;&amp; !fineLista(pos) ) {</text:span></text:p><text:p text:style-name="P11"><text:tab/><text:tab/>precP = pos-&gt;getPrecedente();</text:p><text:p text:style-name="P11"><text:tab/>}</text:p><text:p text:style-name="P4"><text:span text:style-name="T11"><text:tab/></text:span><text:span text:style-name="T6">return</text:span><text:span text:style-name="T11"> precP;</text:span></text:p><text:p text:style-name="P11">};</text:p><text:p text:style-name="P4"/><text:p text:style-name="P4"><text:span text:style-name="T6">template</text:span><text:span text:style-name="T11"> &lt;</text:span><text:span text:style-name="T6">class</text:span><text:span text:style-name="T11"> T&gt;</text:span></text:p><text:p text:style-name="P4"><text:span text:style-name="T6">bool</text:span><text:span text:style-name="T11"> ListaPtr&lt;T&gt;::fineLista(posizione pos) {</text:span></text:p><text:p text:style-name="P4"><text:span text:style-name="T11"><text:tab/></text:span><text:span text:style-name="T6">return</text:span><text:span text:style-name="T11"> ( pos == </text:span><text:span text:style-name="T6">NULL</text:span><text:span text:style-name="T11"> );</text:span></text:p><text:p text:style-name="P11">};</text:p></draw:text-box></draw:frame><text:soft-page-break/></text:p>
      <text:p text:style-name="P4"><text:soft-page-break/></text:p>
      <text:p text:style-name="P4"><draw:frame draw:style-name="fr3" draw:name="Cornice16" text:anchor-type="paragraph" svg:width="16.15cm" style:rel-width="95%" draw:z-index="15"><draw:text-box fo:min-height="0.499cm"><text:p text:style-name="P4"><text:span text:style-name="T6">template</text:span><text:span text:style-name="T11"> &lt;</text:span><text:span text:style-name="T6">class</text:span><text:span text:style-name="T11"> T&gt;</text:span></text:p><text:p text:style-name="P4"><text:span text:style-name="T11">NodoListaPtr&lt;T&gt;* ListaPtr&lt;T&gt;::pos(</text:span><text:span text:style-name="T6">int</text:span><text:span text:style-name="T11"> index) {</text:span></text:p><text:p text:style-name="P11"><text:tab/>posizione pos = primoLista();</text:p><text:p text:style-name="P4"><text:span text:style-name="T11"><text:tab/></text:span><text:span text:style-name="T6">int</text:span><text:span text:style-name="T11"> i = 1;</text:span></text:p><text:p text:style-name="P4"><text:span text:style-name="T11"><text:tab/></text:span><text:span text:style-name="T6">while</text:span><text:span text:style-name="T11"> (!fineLista(pos) &amp;&amp; i &lt; index) {</text:span></text:p><text:p text:style-name="P11"><text:tab/><text:tab/>pos = succLista(pos);</text:p><text:p text:style-name="P11"><text:tab/><text:tab/>i++;</text:p><text:p text:style-name="P11"><text:tab/>}</text:p><text:p text:style-name="P4"><text:span text:style-name="T11"><text:tab/></text:span><text:span text:style-name="T6">return</text:span><text:span text:style-name="T11"> pos;</text:span></text:p><text:p text:style-name="P11">};</text:p><text:p text:style-name="P4"/><text:p text:style-name="P4"><text:span text:style-name="T6">template</text:span><text:span text:style-name="T11"> &lt;</text:span><text:span text:style-name="T6">class</text:span><text:span text:style-name="T11"> T&gt;</text:span></text:p><text:p text:style-name="P4"><text:span text:style-name="T6">bool</text:span><text:span text:style-name="T11"> ListaPtr&lt;T&gt;::listaVuota() {</text:span></text:p><text:p text:style-name="P4"><text:span text:style-name="T11"><text:tab/></text:span><text:span text:style-name="T6">return</text:span><text:span text:style-name="T11"> ( primo == </text:span><text:span text:style-name="T6">NULL</text:span><text:span text:style-name="T11"> );</text:span></text:p><text:p text:style-name="P11">};</text:p><text:p text:style-name="P4"/><text:p text:style-name="P4"><text:span text:style-name="T6">template</text:span><text:span text:style-name="T11"> &lt;</text:span><text:span text:style-name="T6">class</text:span><text:span text:style-name="T11"> T&gt;</text:span></text:p><text:p text:style-name="P11">T ListaPtr&lt;T&gt;::leggiLista(posizione pos) {</text:p><text:p text:style-name="P11"><text:tab/>T ritorno;</text:p><text:p text:style-name="P4"><text:span text:style-name="T11"><text:tab/></text:span><text:span text:style-name="T6">if</text:span><text:span text:style-name="T11"> ( pos != </text:span><text:span text:style-name="T6">NULL</text:span><text:span text:style-name="T11"> ) {</text:span></text:p><text:p text:style-name="P11"><text:tab/><text:tab/>ritorno = pos-&gt;getValue();</text:p><text:p text:style-name="P4"><text:span text:style-name="T11"><text:tab/>} </text:span><text:span text:style-name="T6">else</text:span><text:span text:style-name="T11"> {</text:span></text:p><text:p text:style-name="P4"><text:span text:style-name="T11"><text:tab/><text:tab/>__DEBUG(</text:span><text:span text:style-name="T22">"ListaPtr::leggiLista(): POS e' NULL"</text:span><text:span text:style-name="T11">);</text:span></text:p><text:p text:style-name="P11"><text:tab/>}</text:p><text:p text:style-name="P4"><text:span text:style-name="T11"><text:tab/></text:span><text:span text:style-name="T6">return</text:span><text:span text:style-name="T11"> ritorno;</text:span></text:p><text:p text:style-name="P11">};</text:p><text:p text:style-name="P4"/><text:p text:style-name="P4"><text:span text:style-name="T6">template</text:span><text:span text:style-name="T11"> &lt;</text:span><text:span text:style-name="T6">class</text:span><text:span text:style-name="T11"> T&gt;</text:span></text:p><text:p text:style-name="P4"><text:span text:style-name="T6">void</text:span><text:span text:style-name="T11"> ListaPtr&lt;T&gt;::scriviLista(T newValue, posizione pos) {</text:span></text:p><text:p text:style-name="P4"><text:span text:style-name="T11"><text:tab/></text:span><text:span text:style-name="T6">if</text:span><text:span text:style-name="T11"> ( !fineLista(pos) ) {</text:span></text:p><text:p text:style-name="P11"><text:tab/><text:tab/>pos-&gt;setValue(newValue);</text:p><text:p text:style-name="P4"><text:span text:style-name="T11"><text:tab/>} </text:span><text:span text:style-name="T6">else</text:span><text:span text:style-name="T11"> {</text:span></text:p><text:p text:style-name="P4"><text:span text:style-name="T11"><text:tab/><text:tab/>__DEBUG(</text:span><text:span text:style-name="T22">"ListaPtr::scriviLista(): POS e' NULL"</text:span><text:span text:style-name="T11">);</text:span></text:p><text:p text:style-name="P11"><text:tab/>}</text:p><text:p text:style-name="P11">};</text:p><text:p text:style-name="P4"/><text:p text:style-name="P4"><text:span text:style-name="T6">template</text:span><text:span text:style-name="T11"> &lt;</text:span><text:span text:style-name="T6">class</text:span><text:span text:style-name="T11"> T&gt;</text:span></text:p><text:p text:style-name="P4"><text:span text:style-name="T6">void</text:span><text:span text:style-name="T11"> ListaPtr&lt;T&gt;::insLista(T newValue, posizione pos) {</text:span></text:p><text:p text:style-name="P4"><text:span text:style-name="T11"><text:tab/>posizione nuovoPos = </text:span><text:span text:style-name="T6">new</text:span><text:span text:style-name="T11"> NodoListaPtr&lt;T&gt;(newValue);</text:span></text:p><text:p text:style-name="P4"><text:span text:style-name="T11"><text:tab/></text:span><text:span text:style-name="T6">if</text:span><text:span text:style-name="T11"> ( fineLista(pos) ) {</text:span></text:p><text:p text:style-name="P4"><text:span text:style-name="T11"><text:tab/><text:tab/></text:span><text:span text:style-name="T6">if</text:span><text:span text:style-name="T11"> ( listaVuota() ) {</text:span></text:p><text:p text:style-name="P11"><text:tab/><text:tab/><text:tab/>primo = nuovoPos;</text:p><text:p text:style-name="P4"><text:span text:style-name="T11"><text:tab/><text:tab/>} </text:span><text:span text:style-name="T6">else</text:span><text:span text:style-name="T11"> {</text:span></text:p><text:p text:style-name="P11"><text:tab/><text:tab/><text:tab/>posizione ultimo = primoLista();</text:p><text:p text:style-name="P4"><text:span text:style-name="T11"><text:tab/><text:tab/><text:tab/></text:span><text:span text:style-name="T6">while</text:span><text:span text:style-name="T11"> ( !fineLista(succLista(ultimo)) ) {</text:span></text:p><text:p text:style-name="P11"><text:tab/><text:tab/><text:tab/><text:tab/>ultimo = succLista(ultimo);</text:p><text:p text:style-name="P11"><text:tab/><text:tab/><text:tab/>}</text:p><text:p text:style-name="P11"><text:tab/><text:tab/><text:tab/>ultimo-&gt;setSuccessivo(nuovoPos);</text:p><text:p text:style-name="P11"><text:tab/><text:tab/><text:tab/>nuovoPos-&gt;setPrecedente(ultimo);</text:p><text:p text:style-name="P11"><text:tab/><text:tab/>}</text:p><text:p text:style-name="P4"><text:span text:style-name="T11"><text:tab/>} </text:span><text:span text:style-name="T6">else</text:span><text:span text:style-name="T11"> {</text:span></text:p><text:p text:style-name="P4"><text:span text:style-name="T11"><text:tab/><text:tab/></text:span><text:span text:style-name="T6">if</text:span><text:span text:style-name="T11"> ( pos == primo ) {</text:span></text:p><text:p text:style-name="P11"><text:tab/><text:tab/><text:tab/>nuovoPos-&gt;setSuccessivo(primo);</text:p><text:p text:style-name="P11"><text:tab/><text:tab/><text:tab/>primo-&gt;setPrecedente(nuovoPos);</text:p><text:p text:style-name="P11"><text:tab/><text:tab/><text:tab/>primo = nuovoPos;</text:p><text:p text:style-name="P4"><text:span text:style-name="T11"><text:tab/><text:tab/>} </text:span><text:span text:style-name="T6">else</text:span><text:span text:style-name="T11"> {</text:span></text:p><text:p text:style-name="P11"><text:tab/><text:tab/><text:tab/>nuovoPos-&gt;setSuccessivo(pos);</text:p><text:p text:style-name="P11"><text:tab/><text:tab/><text:tab/>nuovoPos-&gt;setPrecedente(precLista(pos));</text:p><text:p text:style-name="P11"><text:tab/><text:tab/><text:tab/>precLista(pos)-&gt;setSuccessivo(nuovoPos);</text:p><text:p text:style-name="P11"><text:tab/><text:tab/><text:tab/>pos-&gt;setPrecedente(nuovoPos);</text:p><text:p text:style-name="P11"><text:tab/><text:tab/>}</text:p><text:p text:style-name="P11"><text:tab/>}</text:p><text:p text:style-name="P11">};</text:p><text:p text:style-name="P4"/></draw:text-box></draw:frame></text:p>
      <text:p text:style-name="P4"/>
      <text:p text:style-name="P9"><draw:frame draw:style-name="fr4" draw:name="Cornice17" text:anchor-type="paragraph" svg:width="16.15cm" style:rel-width="95%" draw:z-index="16"><draw:text-box fo:min-height="0.499cm"><text:p text:style-name="P4"><text:span text:style-name="T6">template</text:span><text:span text:style-name="T11"> &lt;</text:span><text:span text:style-name="T6">class</text:span><text:span text:style-name="T11"> T&gt;</text:span></text:p><text:p text:style-name="P4"><text:span text:style-name="T6">void</text:span><text:span text:style-name="T11"> ListaPtr&lt;T&gt;::cancLista(posizione pos) {</text:span></text:p><text:p text:style-name="P4"><text:span text:style-name="T11"><text:tab/></text:span><text:span text:style-name="T6">if</text:span><text:span text:style-name="T11"> ( listaVuota() ) {</text:span></text:p><text:p text:style-name="P4"><text:span text:style-name="T11"><text:tab/><text:tab/>__DEBUG(</text:span><text:span text:style-name="T22">"ListaPtr::cancLista(): listaVuota = TRUE"</text:span><text:span text:style-name="T11">);</text:span></text:p><text:p text:style-name="P4"><text:span text:style-name="T11"><text:tab/>} </text:span><text:span text:style-name="T6">else</text:span><text:span text:style-name="T11"> </text:span><text:span text:style-name="T6">if</text:span><text:span text:style-name="T11"> ( fineLista(pos) ) {</text:span></text:p><text:p text:style-name="P4"><text:span text:style-name="T11"><text:tab/><text:tab/>__DEBUG(</text:span><text:span text:style-name="T22">"ListaPtr::cancLista(): POS e' NULL"</text:span><text:span text:style-name="T11">);</text:span></text:p><text:p text:style-name="P4"><text:span text:style-name="T11"><text:tab/>} </text:span><text:span text:style-name="T6">else</text:span><text:span text:style-name="T11"> {</text:span></text:p><text:p text:style-name="P4"><text:span text:style-name="T11"><text:tab/><text:tab/></text:span><text:span text:style-name="T6">if</text:span><text:span text:style-name="T11"> ( primo == pos ) {</text:span></text:p><text:p text:style-name="P4"><text:span text:style-name="T11"><text:tab/><text:tab/><text:tab/>succLista(pos)-&gt;setPrecedente(</text:span><text:span text:style-name="T6">NULL</text:span><text:span text:style-name="T11">);</text:span></text:p><text:p text:style-name="P11"><text:tab/><text:tab/><text:tab/>primo = succLista(pos);</text:p><text:p text:style-name="P4"><text:span text:style-name="T11"><text:tab/><text:tab/><text:tab/>pos-&gt;setSuccessivo(</text:span><text:span text:style-name="T6">NULL</text:span><text:span text:style-name="T11">);</text:span></text:p><text:p text:style-name="P4"><text:span text:style-name="T11"><text:tab/><text:tab/><text:tab/>pos-&gt;setPrecedente(</text:span><text:span text:style-name="T6">NULL</text:span><text:span text:style-name="T11">);</text:span></text:p><text:p text:style-name="P4"><text:span text:style-name="T11"><text:tab/><text:tab/>} </text:span><text:span text:style-name="T6">else</text:span><text:span text:style-name="T11"> </text:span><text:span text:style-name="T6">if</text:span><text:span text:style-name="T11"> ( fineLista(succLista(pos)) ) {</text:span></text:p><text:p text:style-name="P4"><text:span text:style-name="T11"><text:tab/><text:tab/><text:tab/>precLista(pos)-&gt;setSuccessivo(</text:span><text:span text:style-name="T6">NULL</text:span><text:span text:style-name="T11">);</text:span></text:p><text:p text:style-name="P4"><text:span text:style-name="T11"><text:tab/><text:tab/><text:tab/>pos-&gt;setPrecedente(</text:span><text:span text:style-name="T6">NULL</text:span><text:span text:style-name="T11">);</text:span></text:p><text:p text:style-name="P4"><text:span text:style-name="T11"><text:tab/><text:tab/>} </text:span><text:span text:style-name="T6">else</text:span><text:span text:style-name="T11"> {</text:span></text:p><text:p text:style-name="P11"><text:tab/><text:tab/><text:tab/>succLista(pos)-&gt;setPrecedente(precLista(pos));</text:p><text:p text:style-name="P11"><text:tab/><text:tab/><text:tab/>precLista(pos)-&gt;setSuccessivo(succLista(pos));</text:p><text:p text:style-name="P4"><text:span text:style-name="T11"><text:tab/><text:tab/><text:tab/>pos-&gt;setSuccessivo(</text:span><text:span text:style-name="T6">NULL</text:span><text:span text:style-name="T11">);</text:span></text:p><text:p text:style-name="P4"><text:span text:style-name="T11"><text:tab/><text:tab/><text:tab/>pos-&gt;setPrecedente(</text:span><text:span text:style-name="T6">NULL</text:span><text:span text:style-name="T11">);</text:span></text:p><text:p text:style-name="P11"><text:tab/><text:tab/>}</text:p><text:p text:style-name="P11"><text:tab/>}</text:p><text:p text:style-name="P11">}</text:p><text:p text:style-name="P4"/><text:p text:style-name="P4"/><text:p text:style-name="P4"><text:span text:style-name="T6">#endif</text:span><text:span text:style-name="T11"> </text:span><text:span text:style-name="T19">/*LISTAPTR_H_*/</text:span></text:p></draw:text-box></draw:frame><text:soft-page-break/></text:p>
      <text:h text:style-name="P36" text:outline-level="4"><text:span text:style-name="T4">2.3.2.5 Esempio comune applicato alla realizzazione </text:span><text:span text:style-name="T1">ListaPtr</text:span></text:h>
      <text:p text:style-name="P19">Una possibile implementazione dell'algoritmo rappresentato in <text:span text:style-name="T29">Testo 1</text:span><text:span text:style-name="T31"> utilizzando l'implementazione della lista tramite puntatori descritta dal </text:span><text:span text:style-name="T29">File 6</text:span><text:span text:style-name="T31"> può essere quella inserita qui di seguito. Come si può subito notare il codice è il medesimo di quello per la </text:span><text:span text:style-name="T2">ListaVet,</text:span><text:span text:style-name="T31"> con le sole differenze nell'inclusione del file </text:span><text:span text:style-name="T2">ListaPtr</text:span><text:span text:style-name="T31"> in sostituzione a </text:span><text:span text:style-name="T2">ListaVet</text:span><text:span text:style-name="T31"> e della dichiarazione delle variabili di tipo lista.</text:span></text:p>
      <text:p text:style-name="P45"><draw:frame draw:style-name="fr2" draw:name="Cornice18" text:anchor-type="paragraph" svg:width="16.15cm" style:rel-width="95%" draw:z-index="17"><draw:text-box fo:min-height="0.499cm"><text:p text:style-name="File">File <text:sequence text:ref-name="refFile6" text:name="File" text:formula="ooow:File+1" style:num-format="1">7</text:sequence>: EsempioLista.h</text:p><text:p text:style-name="P4"><text:span text:style-name="T6">#define</text:span><text:span text:style-name="T13"> ASDLIBRARY_DEBUG_ON </text:span><text:span text:style-name="T6">true</text:span></text:p><text:p text:style-name="P4"/><text:p text:style-name="P4"><text:span text:style-name="T6">#include</text:span><text:span text:style-name="T11"> </text:span><text:span text:style-name="T22">"common/stdInclude.h"</text:span></text:p><text:p text:style-name="P4"><text:span text:style-name="T6">#include</text:span><text:span text:style-name="T11"> </text:span><text:span text:style-name="T22">"liste/ListaPtr.h"</text:span></text:p><text:p text:style-name="P6"/><text:p text:style-name="P4"><text:span text:style-name="T6">void</text:span><text:span text:style-name="T11"> EsempioListeListaPtr() {</text:span></text:p><text:p text:style-name="P4"><text:span text:style-name="T11"><text:tab/>ListaPtr&lt;</text:span><text:span text:style-name="T6">int</text:span><text:span text:style-name="T11">&gt; lista;</text:span></text:p><text:p text:style-name="P11"><text:tab/>lista.creaLista();</text:p><text:p text:style-name="P4"><text:span text:style-name="T11"><text:tab/></text:span><text:span text:style-name="T27">// creazione lista</text:span></text:p><text:p text:style-name="P4"><text:span text:style-name="T11"><text:tab/></text:span><text:span text:style-name="T6">int</text:span><text:span text:style-name="T11"> valoreIndicato;</text:span></text:p><text:p text:style-name="P4"><text:span text:style-name="T11"><text:tab/>ListaPtr&lt;</text:span><text:span text:style-name="T6">int</text:span><text:span text:style-name="T11">&gt;::posizione doveInserire = lista.primoLista();</text:span></text:p><text:p text:style-name="P4"><text:span text:style-name="T11"><text:tab/></text:span><text:span text:style-name="T6">for</text:span><text:span text:style-name="T11"> ( </text:span><text:span text:style-name="T6">int</text:span><text:span text:style-name="T11"> i = 0; i &lt; 10; i++ ) {</text:span></text:p><text:p text:style-name="P4"><text:span text:style-name="T11"><text:tab/><text:tab/>cout &lt;&lt; </text:span><text:span text:style-name="T22">"Numero da aggiungere alla lista: "</text:span><text:span text:style-name="T11">;</text:span></text:p><text:p text:style-name="P11"><text:tab/><text:tab/>cin &gt;&gt; valoreIndicato;</text:p><text:p text:style-name="P11"><text:tab/><text:tab/>lista.insLista(valoreIndicato, doveInserire);</text:p><text:p text:style-name="P11"><text:tab/><text:tab/>doveInserire = lista.succLista(doveInserire);</text:p><text:p text:style-name="P11"><text:tab/><text:tab/></text:p><text:p text:style-name="P11"><text:tab/>}</text:p><text:p text:style-name="P4"><text:span text:style-name="T11"><text:tab/></text:span><text:span text:style-name="T27">// visualizzazione lista</text:span></text:p><text:p text:style-name="P4"><text:span text:style-name="T11"><text:tab/>ListaPtr&lt;</text:span><text:span text:style-name="T6">int</text:span><text:span text:style-name="T11">&gt;::posizione daVisualizzare = lista.primoLista();</text:span></text:p><text:p text:style-name="P4"><text:span text:style-name="T11"><text:tab/></text:span><text:span text:style-name="T6">while</text:span><text:span text:style-name="T11"> ( !lista.fineLista(daVisualizzare) ) {</text:span></text:p><text:p text:style-name="P4"><text:span text:style-name="T11"><text:tab/><text:tab/>cout &lt;&lt; lista.leggiLista(daVisualizzare) &lt;&lt; </text:span><text:span text:style-name="T22">" "</text:span><text:span text:style-name="T11">;</text:span></text:p><text:p text:style-name="P11"><text:tab/><text:tab/>daVisualizzare = lista.succLista(daVisualizzare);</text:p><text:p text:style-name="P11"><text:tab/>}</text:p><text:p text:style-name="P11"><text:tab/>cout &lt;&lt; endl;</text:p><text:p text:style-name="P16"/></draw:text-box></draw:frame></text:p>
      <text:p text:style-name="P17"><text:soft-page-break/></text:p>
      <text:p text:style-name="P17"><draw:frame draw:style-name="fr4" draw:name="Cornice19" text:anchor-type="paragraph" svg:width="16.15cm" style:rel-width="95%" draw:z-index="18"><draw:text-box fo:min-height="0.499cm"><text:p text:style-name="P4"><text:span text:style-name="T11"><text:tab/></text:span><text:span text:style-name="T27">// lista dispari</text:span></text:p><text:p text:style-name="P4"><text:span text:style-name="T11"><text:tab/></text:span><text:span text:style-name="T6">int</text:span><text:span text:style-name="T11"> letto;</text:span></text:p><text:p text:style-name="P4"><text:span text:style-name="T11"><text:tab/>ListaPtr&lt;</text:span><text:span text:style-name="T6">int</text:span><text:span text:style-name="T11">&gt; dispari;</text:span></text:p><text:p text:style-name="P11"><text:tab/>dispari.creaLista();</text:p><text:p text:style-name="P4"><text:span text:style-name="T11"><text:tab/>ListaPtr&lt;</text:span><text:span text:style-name="T6">int</text:span><text:span text:style-name="T11">&gt;::posizione daControllare = lista.primoLista();</text:span></text:p><text:p text:style-name="P4"><text:span text:style-name="T11"><text:tab/></text:span><text:span text:style-name="T6">while</text:span><text:span text:style-name="T11"> ( !lista.fineLista(daControllare) ) {</text:span></text:p><text:p text:style-name="P11"><text:tab/><text:tab/>letto = lista.leggiLista(daControllare);</text:p><text:p text:style-name="P4"><text:span text:style-name="T11"><text:tab/><text:tab/></text:span><text:span text:style-name="T6">if</text:span><text:span text:style-name="T11"> ( letto % 2 != 0 ) {</text:span></text:p><text:p text:style-name="P11"><text:tab/><text:tab/><text:tab/>dispari.insLista(letto, dispari.primoLista());</text:p><text:p text:style-name="P11"><text:tab/><text:tab/>}</text:p><text:p text:style-name="P11"><text:tab/><text:tab/>daControllare = lista.succLista(daControllare);</text:p><text:p text:style-name="P11"><text:tab/>}</text:p><text:p text:style-name="P4"><text:span text:style-name="T11"><text:tab/></text:span><text:span text:style-name="T27">// visualizzazione dispari</text:span></text:p><text:p text:style-name="P11"><text:tab/>daVisualizzare = dispari.primoLista();</text:p><text:p text:style-name="P4"><text:span text:style-name="T11"><text:tab/></text:span><text:span text:style-name="T6">while</text:span><text:span text:style-name="T11"> ( !dispari.fineLista(daVisualizzare) ) {</text:span></text:p><text:p text:style-name="P4"><text:span text:style-name="T11"><text:tab/><text:tab/>cout &lt;&lt; dispari.leggiLista(daVisualizzare) &lt;&lt; </text:span><text:span text:style-name="T22">" "</text:span>;</text:p><text:p text:style-name="P4"><text:span text:style-name="T11"><text:tab/><text:tab/>daVisualizzare = dispari.succLista(daVisualizzare)</text:span>;</text:p><text:p text:style-name="P4"><text:span text:style-name="T11"><text:tab/></text:span>}</text:p><text:p text:style-name="P4"><text:span text:style-name="T11"><text:tab/>cout &lt;&lt; endl</text:span>;</text:p><text:p text:style-name="P4"/><text:p text:style-name="P17">}</text:p></draw:text-box></draw:frame></text:p>
      <text:p text:style-name="P19"><text:span text:style-name="T31">L'output di una chiamata alla </text:span><text:span text:style-name="T2">EsempioListeListaPtr()</text:span><text:span text:style-name="T31"> sarà identico a quello precedente.</text:span></text:p>
      <text:p text:style-name="P19"><draw:frame draw:style-name="fr1" draw:name="Cornice20" text:anchor-type="paragraph" svg:width="16.15cm" style:rel-width="95%" draw:z-index="19"><draw:text-box fo:min-height="0.499cm"><text:p text:style-name="Text">Testo <text:sequence text:ref-name="refText2" text:name="Text" text:formula="ooow:Text+1" style:num-format="1">3</text:sequence>: Output della funzione EsempioListeListaPtr()</text:p><text:p text:style-name="P5"><text:span text:style-name="T11">Numero da aggiungere alla lista: </text:span><text:span text:style-name="T32">0</text:span></text:p><text:p text:style-name="P5"><text:span text:style-name="T11">Numero da aggiungere alla lista: </text:span><text:span text:style-name="T32">1</text:span></text:p><text:p text:style-name="P5"><text:span text:style-name="T11">Numero da aggiungere alla lista: </text:span><text:span text:style-name="T32">2</text:span></text:p><text:p text:style-name="P5"><text:span text:style-name="T11">Numero da aggiungere alla lista: </text:span><text:span text:style-name="T32">3</text:span></text:p><text:p text:style-name="P5"><text:span text:style-name="T11">Numero da aggiungere alla lista: </text:span><text:span text:style-name="T32">4</text:span></text:p><text:p text:style-name="P5"><text:span text:style-name="T11">Numero da aggiungere alla lista: </text:span><text:span text:style-name="T32">5</text:span></text:p><text:p text:style-name="P5"><text:span text:style-name="T11">Numero da aggiungere alla lista: </text:span><text:span text:style-name="T32">6</text:span></text:p><text:p text:style-name="P5"><text:span text:style-name="T11">Numero da aggiungere alla lista: </text:span><text:span text:style-name="T32">7</text:span></text:p><text:p text:style-name="P5"><text:span text:style-name="T11">Numero da aggiungere alla lista: </text:span><text:span text:style-name="T32">8</text:span></text:p><text:p text:style-name="P5"><text:span text:style-name="T11">Numero da aggiungere alla lista: </text:span><text:span text:style-name="T32">9</text:span></text:p><text:p text:style-name="P12">0 1 2 3 4 5 6 7 8 9 </text:p><text:p text:style-name="P12">9 7 5 3 1 </text:p></draw:text-box></draw:frame></text:p>
      <text:h text:style-name="P34" text:outline-level="3">2.3.3 Implementazione con cursori</text:h>
      <text:p text:style-name="P19">Una terza possibile implementazione della lista è quella a cursori. Questa implementazione si pone come un miglioramento della implementazione a vettore, dalla quale però eredita la limitazione relativa alla dimensione del vettore. La lista viene implementata tramite un vettore di nodi. La posizione degli elementi all'interno del vettore non è sequenziale. Grazie infatti all'uso della classe <text:span text:style-name="T1">NodoListaCur</text:span> gli elementi inseriti nella lista vengono sempre posizionati nella prima posizione libera del vettore e successivamente vengono aggiornati i riferimenti ai nodi successivi mantenuti nel nodo appena inserito e in quello precedente.</text:p>
      <text:p text:style-name="P19">Nella classe lista viene mantenuto un riferimento alla prima posizione libera del vettore e alla prima cella del vettore in cui è contenuto il nodo rappresentante il primo elemento. In questo modo è possibile scandire l'intera lista navigando la catena di nodi.</text:p>
      <text:h text:style-name="P35" text:outline-level="4">2.3.3.1 Pro e contro</text:h>
      <text:p text:style-name="P19">Questo tipo di implementazione permette di superare il limite della implementazione a vettore nelle operazioni di inserimento e rimozione. Infatti aggiungere un nuovo nodo in una posizione centrale <text:soft-page-break/>della lista o un in coda o in testa richiede un tempo costante di tempo non dipendente nel dalla posizione in cui vogliamo inserire il nuovo elemento.</text:p>
      <text:p text:style-name="P19">Purtroppo questa implementazione soffre lo stesso vincolo di quella a vettore relativo alla necessità di fissare a priori le dimensioni del vettore. Quindi per questa implementazione valgono le stesse precisazioni fatte per l'implementazione a vettore relative alla dimensione dell'array.</text:p>
      <text:h text:style-name="P36" text:outline-level="4"><text:span text:style-name="T4">2.3.3.2 Specializzare la classe </text:span><text:span text:style-name="T1">Nodo</text:span><text:span text:style-name="T4"> in </text:span><text:span text:style-name="T1">NodoListaCur</text:span></text:h>
      <text:p text:style-name="P19">Come già detto, la realizzazione usa una sottoclasse di Nodo, alla quale aggiunge proprietà e metodi necessari al salvataggio e reperimento della posizione del nodo successivo nel vettore. Il valore <text:span text:style-name="T1">-1</text:span> rappresenta l'assenza di un nodo successivo.</text:p>
      <text:p text:style-name="P19"><draw:frame draw:style-name="fr1" draw:name="Cornice21" text:anchor-type="paragraph" svg:width="16.15cm" style:rel-width="95%" draw:z-index="20"><draw:text-box fo:min-height="0.499cm"><text:p text:style-name="File">File <text:sequence text:ref-name="refFile7" text:name="File" text:formula="ooow:File+1" style:num-format="1">8</text:sequence>: /liste/NodoListaCur.h</text:p><text:p text:style-name="P4"><text:span text:style-name="T6">#ifndef</text:span><text:span text:style-name="T11"> NODOLISTACUR_H_</text:span></text:p><text:p text:style-name="P4"><text:span text:style-name="T6">#define</text:span><text:span text:style-name="T11"> NODOLISTACUR_H_</text:span></text:p><text:p text:style-name="P4"/><text:p text:style-name="P4"><text:span text:style-name="T6">#include</text:span><text:span text:style-name="T11"> </text:span><text:span text:style-name="T22">"../common/stdInclude.h"</text:span></text:p><text:p text:style-name="P4"><text:span text:style-name="T6">#include</text:span><text:span text:style-name="T11"> </text:span><text:span text:style-name="T22">"../common/Nodo.h"</text:span></text:p><text:p text:style-name="P4"/><text:p text:style-name="P4"/><text:p text:style-name="P4"><text:span text:style-name="T6">template</text:span><text:span text:style-name="T11"> &lt;</text:span><text:span text:style-name="T6">class</text:span><text:span text:style-name="T11"> T&gt;</text:span></text:p><text:p text:style-name="P4"><text:span text:style-name="T6">class</text:span><text:span text:style-name="T11"> NodoListaCur : </text:span><text:span text:style-name="T6">public</text:span><text:span text:style-name="T11"> Nodo&lt;T&gt; {</text:span></text:p><text:p text:style-name="P4"><text:span text:style-name="T11"><text:tab/></text:span><text:span text:style-name="T6">public</text:span><text:span text:style-name="T11">:</text:span></text:p><text:p text:style-name="P11"><text:tab/><text:tab/>NodoListaCur();</text:p><text:p text:style-name="P11"><text:tab/><text:tab/>NodoListaCur(T);</text:p><text:p text:style-name="P4"><text:span text:style-name="T11"><text:tab/><text:tab/></text:span><text:span text:style-name="T6">int</text:span><text:span text:style-name="T11"> getSuccessivo();</text:span></text:p><text:p text:style-name="P4"><text:span text:style-name="T11"><text:tab/><text:tab/></text:span><text:span text:style-name="T6">void</text:span><text:span text:style-name="T11"> setSuccessivo(</text:span><text:span text:style-name="T6">int</text:span><text:span text:style-name="T11">);</text:span></text:p><text:p text:style-name="P4"><text:span text:style-name="T11"><text:tab/></text:span><text:span text:style-name="T6">private</text:span><text:span text:style-name="T11">:</text:span></text:p><text:p text:style-name="P4"><text:span text:style-name="T11"><text:tab/><text:tab/></text:span><text:span text:style-name="T6">int</text:span><text:span text:style-name="T11"> successivo;</text:span></text:p><text:p text:style-name="P11">};</text:p><text:p text:style-name="P4"/><text:p text:style-name="P4"><text:span text:style-name="T6">template</text:span><text:span text:style-name="T11"> &lt;</text:span><text:span text:style-name="T6">class</text:span><text:span text:style-name="T11"> T&gt;</text:span></text:p><text:p text:style-name="P11">NodoListaCur&lt;T&gt;::NodoListaCur() : Nodo&lt;T&gt;::Nodo() {</text:p><text:p text:style-name="P11"><text:tab/>successivo = -1;</text:p><text:p text:style-name="P11">};</text:p><text:p text:style-name="P4"/><text:p text:style-name="P4"><text:span text:style-name="T6">template</text:span><text:span text:style-name="T11"> &lt;</text:span><text:span text:style-name="T6">class</text:span><text:span text:style-name="T11"> T&gt;</text:span></text:p><text:p text:style-name="P11">NodoListaCur&lt;T&gt;::NodoListaCur(T newValue) : Nodo&lt;T&gt;::Nodo(newValue) {</text:p><text:p text:style-name="P11"><text:tab/>successivo = -1;</text:p><text:p text:style-name="P11">};</text:p><text:p text:style-name="P4"/><text:p text:style-name="P4"/><text:p text:style-name="P4"><text:span text:style-name="T6">template</text:span><text:span text:style-name="T11"> &lt;</text:span><text:span text:style-name="T6">class</text:span><text:span text:style-name="T11"> T&gt;</text:span></text:p><text:p text:style-name="P4"><text:span text:style-name="T6">int</text:span><text:span text:style-name="T11"> NodoListaCur&lt;T&gt;::getSuccessivo() {</text:span></text:p><text:p text:style-name="P4"><text:span text:style-name="T11"><text:tab/></text:span><text:span text:style-name="T6">return</text:span><text:span text:style-name="T11"> successivo;</text:span></text:p><text:p text:style-name="P11">};</text:p><text:p text:style-name="P4"/><text:p text:style-name="P4"><text:span text:style-name="T6">template</text:span><text:span text:style-name="T11"> &lt;</text:span><text:span text:style-name="T6">class</text:span><text:span text:style-name="T11"> T&gt;</text:span></text:p><text:p text:style-name="P4"><text:span text:style-name="T6">void</text:span><text:span text:style-name="T11"> NodoListaCur&lt;T&gt;::setSuccessivo(</text:span><text:span text:style-name="T6">int</text:span><text:span text:style-name="T11"> newSuccessivo) {</text:span></text:p><text:p text:style-name="P11"><text:tab/>successivo = newSuccessivo;</text:p><text:p text:style-name="P11">};</text:p><text:p text:style-name="P4"/><text:p text:style-name="P4"/><text:p text:style-name="P7"><text:span text:style-name="T7">#endif</text:span><text:span text:style-name="T12"> </text:span><text:span text:style-name="T20">/*NODOLISTACUR_H_*/</text:span></text:p></draw:text-box></draw:frame></text:p>
      <text:h text:style-name="P35" text:outline-level="4">2.3.3.3 Rappresentare la posizione di un elemento</text:h>
      <text:p text:style-name="P19">Anche per la realizzazione a cursori valgono le stesse considerazioni fatte per le due realizzazioni precedenti per quanto riguarda la dichiarazione di una variabile che rappresenti la posizione:</text:p>
      <text:p text:style-name="Text_20_body"><draw:frame draw:style-name="fr1" draw:name="Cornice22" text:anchor-type="paragraph" svg:width="16.15cm" style:rel-width="95%" draw:z-index="21"><draw:text-box fo:min-height="0.499cm"><text:p text:style-name="P4"><text:span text:style-name="T11">ListaCur&lt;</text:span><text:span text:style-name="T6">int, 10</text:span><text:span text:style-name="T11">&gt;::posizione p;</text:span></text:p><text:p text:style-name="P11">p = lista.primoLista();</text:p></draw:text-box></draw:frame><text:soft-page-break/>In questa implementazione, il tipo posizione corrisponde ad un intero.</text:p>
      <text:h text:style-name="P36" text:outline-level="4"><text:span text:style-name="T4">2.3.3.4 La classe </text:span><text:span text:style-name="T1">ListaCur</text:span></text:h>
      <text:p text:style-name="P19">Una possibile implementazione della realizzazione fin qui descritta tramite l'uso di template a parametri doppi può essere quella riportata qui di seguito.</text:p>
      <text:p text:style-name="P19"/>
      <text:p text:style-name="P4"><draw:frame draw:style-name="fr2" draw:name="Cornice23" text:anchor-type="paragraph" svg:width="16.15cm" style:rel-width="95%" draw:z-index="22"><draw:text-box fo:min-height="0.499cm"><text:p text:style-name="File">File <text:sequence text:ref-name="refFile8" text:name="File" text:formula="ooow:File+1" style:num-format="1">9</text:sequence>: /liste/ListaCur.h</text:p><text:p text:style-name="P4"><text:span text:style-name="T6">#ifndef</text:span><text:span text:style-name="T11"> LISTACUR_H_</text:span></text:p><text:p text:style-name="P4"><text:span text:style-name="T6">#define</text:span><text:span text:style-name="T11"> LISTACUR_H_</text:span></text:p><text:p text:style-name="P4"/><text:p text:style-name="P4"><text:span text:style-name="T6">#include</text:span><text:span text:style-name="T11"> </text:span><text:span text:style-name="T22">"../common/stdInclude.h"</text:span></text:p><text:p text:style-name="P4"><text:span text:style-name="T6">#include</text:span><text:span text:style-name="T11"> </text:span><text:span text:style-name="T22">"NodoListaCur.h"</text:span></text:p><text:p text:style-name="P4"/><text:p text:style-name="P4"><text:span text:style-name="T6">template</text:span><text:span text:style-name="T11"> &lt;</text:span><text:span text:style-name="T6">class</text:span><text:span text:style-name="T11"> T, </text:span><text:span text:style-name="T6">int</text:span><text:span text:style-name="T11"> DIM = 100&gt;</text:span></text:p><text:p text:style-name="P4"><text:span text:style-name="T6">class</text:span><text:span text:style-name="T11"> ListaCur {</text:span></text:p><text:p text:style-name="P4"><text:span text:style-name="T11"><text:tab/></text:span><text:span text:style-name="T6">public</text:span><text:span text:style-name="T11">:</text:span></text:p><text:p text:style-name="P4"><text:span text:style-name="T11"><text:tab/><text:tab/></text:span><text:span text:style-name="T6">typedef</text:span><text:span text:style-name="T11"> </text:span><text:span text:style-name="T6">int</text:span><text:span text:style-name="T11"> posizione;</text:span></text:p><text:p text:style-name="P11"><text:tab/><text:tab/></text:p><text:p text:style-name="P11"><text:tab/><text:tab/>ListaCur();</text:p><text:p text:style-name="P11"><text:tab/><text:tab/>~ListaCur();</text:p><text:p text:style-name="P11"><text:tab/><text:tab/></text:p><text:p text:style-name="P4"><text:span text:style-name="T11"><text:tab/><text:tab/></text:span><text:span text:style-name="T6">void</text:span><text:span text:style-name="T11"> creaLista();</text:span></text:p><text:p text:style-name="P4"><text:span text:style-name="T11"><text:tab/><text:tab/></text:span><text:span text:style-name="T6">bool</text:span><text:span text:style-name="T11"> listaVuota();</text:span></text:p><text:p text:style-name="P4"><text:span text:style-name="T11"><text:tab/><text:tab/></text:span><text:span text:style-name="T6">bool</text:span><text:span text:style-name="T11"> fineLista(posizione);</text:span></text:p><text:p text:style-name="P11"><text:tab/><text:tab/></text:p><text:p text:style-name="P11"><text:tab/><text:tab/>T leggiLista(posizione);</text:p><text:p text:style-name="P4"><text:span text:style-name="T11"><text:tab/><text:tab/></text:span><text:span text:style-name="T6">void</text:span><text:span text:style-name="T11"> scriviLista(T, posizione);</text:span></text:p><text:p text:style-name="P4"><text:span text:style-name="T11"><text:tab/><text:tab/></text:span><text:span text:style-name="T6">void</text:span><text:span text:style-name="T11"> insLista(T, posizione);</text:span></text:p><text:p text:style-name="P4"><text:span text:style-name="T11"><text:tab/><text:tab/></text:span><text:span text:style-name="T6">void</text:span><text:span text:style-name="T11"> cancLista(posizione);</text:span></text:p><text:p text:style-name="P11"><text:tab/><text:tab/></text:p><text:p text:style-name="P11"><text:tab/><text:tab/>posizione primoLista();</text:p><text:p text:style-name="P11"><text:tab/><text:tab/>posizione succLista(posizione);</text:p><text:p text:style-name="P11"><text:tab/><text:tab/>posizione precLista(posizione);</text:p><text:p text:style-name="P11"><text:tab/><text:tab/></text:p><text:p text:style-name="P4"><text:span text:style-name="T11"><text:tab/></text:span><text:span text:style-name="T6">private</text:span><text:span text:style-name="T11">:</text:span></text:p><text:p text:style-name="P11"><text:tab/><text:tab/>NodoListaCur&lt;T&gt; spazio[DIM];</text:p><text:p text:style-name="P11"><text:tab/><text:tab/>posizione primo;</text:p><text:p text:style-name="P11"><text:tab/><text:tab/>posizione listaLibera;</text:p><text:p text:style-name="P4"><text:span text:style-name="T11"><text:tab/><text:tab/></text:span><text:span text:style-name="T6">int</text:span><text:span text:style-name="T11"> lunghezza;</text:span></text:p><text:p text:style-name="P11"><text:tab/><text:tab/></text:p><text:p text:style-name="P4"><text:span text:style-name="T11"><text:tab/><text:tab/></text:span><text:span text:style-name="T6">static</text:span><text:span text:style-name="T11"> </text:span><text:span text:style-name="T6">const</text:span><text:span text:style-name="T11"> </text:span><text:span text:style-name="T6">int</text:span><text:span text:style-name="T11"> NIL = -1;</text:span></text:p><text:p text:style-name="P11"><text:tab/><text:tab/></text:p><text:p text:style-name="P4"><text:span text:style-name="T11"><text:tab/><text:tab/></text:span><text:span text:style-name="T6">void</text:span><text:span text:style-name="T11"> sposta(posizione &amp;, posizione &amp;); </text:span></text:p><text:p text:style-name="P11"><text:tab/></text:p><text:p text:style-name="P11">};</text:p><text:p text:style-name="P4"/><text:p text:style-name="P4"/><text:p text:style-name="P4"><text:span text:style-name="T6">template</text:span><text:span text:style-name="T11"> &lt;</text:span><text:span text:style-name="T6">class</text:span><text:span text:style-name="T11"> T, </text:span><text:span text:style-name="T6">int</text:span><text:span text:style-name="T11"> DIM&gt;</text:span></text:p><text:p text:style-name="P11">ListaCur&lt;T, DIM&gt;::ListaCur() {</text:p><text:p text:style-name="P11"><text:tab/>creaLista();</text:p><text:p text:style-name="P11">};</text:p><text:p text:style-name="P4"/><text:p text:style-name="P4"><text:span text:style-name="T6">template</text:span><text:span text:style-name="T11"> &lt;</text:span><text:span text:style-name="T6">class</text:span><text:span text:style-name="T11"> T, </text:span><text:span text:style-name="T6">int</text:span><text:span text:style-name="T11"> DIM&gt;</text:span></text:p><text:p text:style-name="P11">ListaCur&lt;T, DIM&gt;::~ListaCur() {};</text:p><text:p text:style-name="P4"/><text:p text:style-name="P4"/></draw:text-box></draw:frame></text:p>
      <text:p text:style-name="P11"/>
      <text:p text:style-name="P11"><draw:frame draw:style-name="fr3" draw:name="Cornice24" text:anchor-type="paragraph" fo:min-width="16.15cm" style:rel-width="95%" draw:z-index="23"><draw:text-box fo:min-height="0.499cm"><text:p text:style-name="P11"><text:span text:style-name="T6">template</text:span> &lt;<text:span text:style-name="T6">class</text:span> T, <text:span text:style-name="T6">int</text:span> DIM&gt;</text:p><text:p text:style-name="P4"><text:span text:style-name="T6">void</text:span><text:span text:style-name="T11"> ListaCur&lt;T, DIM&gt;::creaLista() {</text:span></text:p><text:p text:style-name="P11"><text:tab/>primo=NIL;</text:p><text:p text:style-name="P11"><text:tab/>lunghezza=0;</text:p><text:p text:style-name="P11"><text:tab/>listaLibera=0;</text:p><text:p text:style-name="P4"><text:span text:style-name="T11"><text:tab/></text:span><text:span text:style-name="T6">for</text:span><text:span text:style-name="T11"> (</text:span><text:span text:style-name="T6">int</text:span><text:span text:style-name="T11"> i=0; i&lt;(DIM-1); i++) {</text:span></text:p><text:p text:style-name="P11"><text:tab/><text:tab/>spazio[i].setSuccessivo(i+1);</text:p><text:p text:style-name="P11"><text:tab/>}</text:p><text:p text:style-name="P11"><text:tab/>spazio[DIM-1].setSuccessivo(NIL);</text:p><text:p text:style-name="P11">};</text:p><text:p text:style-name="P4"/><text:p text:style-name="P4"><text:span text:style-name="T6">template</text:span><text:span text:style-name="T11"> &lt;</text:span><text:span text:style-name="T6">class</text:span><text:span text:style-name="T11"> T, </text:span><text:span text:style-name="T6">int</text:span><text:span text:style-name="T11"> DIM&gt;</text:span></text:p><text:p text:style-name="P4"><text:span text:style-name="T6">bool</text:span><text:span text:style-name="T11"> ListaCur&lt;T, DIM&gt;::listaVuota() {</text:span></text:p><text:p text:style-name="P4"><text:span text:style-name="T11"><text:tab/></text:span><text:span text:style-name="T6">return</text:span><text:span text:style-name="T11"> (lunghezza==0);</text:span></text:p><text:p text:style-name="P11">};</text:p><text:p text:style-name="P4"/><text:p text:style-name="P4"><text:span text:style-name="T6">template</text:span><text:span text:style-name="T11"> &lt;</text:span><text:span text:style-name="T6">class</text:span><text:span text:style-name="T11"> T, </text:span><text:span text:style-name="T6">int</text:span><text:span text:style-name="T11"> DIM&gt;</text:span></text:p><text:p text:style-name="P11">T ListaCur&lt;T, DIM&gt;::leggiLista(posizione p) {</text:p><text:p text:style-name="P4"><text:span text:style-name="T11"><text:tab/></text:span><text:span text:style-name="T6">if</text:span><text:span text:style-name="T11"> ((lunghezza&gt;0)&amp;&amp;(p!=NIL)) {</text:span></text:p><text:p text:style-name="P4"><text:span text:style-name="T11"><text:tab/><text:tab/></text:span><text:span text:style-name="T6">return</text:span><text:span text:style-name="T11"> (spazio[p].getValue());</text:span></text:p><text:p text:style-name="P11"><text:tab/>}</text:p><text:p text:style-name="P11">};</text:p><text:p text:style-name="P4"/><text:p text:style-name="P4"><text:span text:style-name="T6">template</text:span><text:span text:style-name="T11"> &lt;</text:span><text:span text:style-name="T6">class</text:span><text:span text:style-name="T11"> T, </text:span><text:span text:style-name="T6">int</text:span><text:span text:style-name="T11"> DIM&gt;</text:span></text:p><text:p text:style-name="P4"><text:span text:style-name="T6">void</text:span><text:span text:style-name="T11"> ListaCur&lt;T, DIM&gt;::scriviLista(T elem, posizione p) {</text:span></text:p><text:p text:style-name="P4"><text:span text:style-name="T11"><text:tab/></text:span><text:span text:style-name="T6">if</text:span><text:span text:style-name="T11"> ((lunghezza&gt;0)&amp;&amp;(p!=NIL)) {</text:span></text:p><text:p text:style-name="P11"><text:tab/><text:tab/>spazio[p].setValue(elem);</text:p><text:p text:style-name="P11"><text:tab/>}</text:p><text:p text:style-name="P11">};</text:p><text:p text:style-name="P4"/><text:p text:style-name="P4"><text:span text:style-name="T6">template</text:span><text:span text:style-name="T11"> &lt;</text:span><text:span text:style-name="T6">class</text:span><text:span text:style-name="T11"> T, </text:span><text:span text:style-name="T6">int</text:span><text:span text:style-name="T11"> DIM&gt;</text:span></text:p><text:p text:style-name="P4"><text:span text:style-name="T6">int</text:span><text:span text:style-name="T11"> ListaCur&lt;T, DIM&gt;::primoLista() {</text:span></text:p><text:p text:style-name="P4"><text:span text:style-name="T11"><text:tab/></text:span><text:span text:style-name="T6">return</text:span><text:span text:style-name="T11"> (primo);</text:span></text:p><text:p text:style-name="P11">};</text:p><text:p text:style-name="P4"/><text:p text:style-name="P4"><text:span text:style-name="T6">template</text:span><text:span text:style-name="T11"> &lt;</text:span><text:span text:style-name="T6">class</text:span><text:span text:style-name="T11"> T, </text:span><text:span text:style-name="T6">int</text:span><text:span text:style-name="T11"> DIM&gt;</text:span></text:p><text:p text:style-name="P4"><text:span text:style-name="T6">int</text:span><text:span text:style-name="T11"> ListaCur&lt;T, DIM&gt;::succLista(posizione p) {</text:span></text:p><text:p text:style-name="P4"><text:span text:style-name="T11"><text:tab/></text:span><text:span text:style-name="T6">if</text:span><text:span text:style-name="T11"> ( p != NIL ) {</text:span></text:p><text:p text:style-name="P4"><text:span text:style-name="T11"><text:tab/><text:tab/></text:span><text:span text:style-name="T6">return</text:span><text:span text:style-name="T11"> (spazio[p].getSuccessivo());</text:span></text:p><text:p text:style-name="P4"><text:span text:style-name="T11"><text:tab/>} </text:span><text:span text:style-name="T6">else</text:span><text:span text:style-name="T11"> {</text:span></text:p><text:p text:style-name="P4"><text:span text:style-name="T11"><text:tab/><text:tab/></text:span><text:span text:style-name="T6">return</text:span><text:span text:style-name="T11"> NIL;</text:span></text:p><text:p text:style-name="P11"><text:tab/>}</text:p><text:p text:style-name="P11">};</text:p><text:p text:style-name="P4"/><text:p text:style-name="P4"/><text:p text:style-name="P4"><text:span text:style-name="T6">template</text:span><text:span text:style-name="T11"> &lt;</text:span><text:span text:style-name="T6">class</text:span><text:span text:style-name="T11"> T, </text:span><text:span text:style-name="T6">int</text:span><text:span text:style-name="T11"> DIM&gt;</text:span></text:p><text:p text:style-name="P4"><text:span text:style-name="T6">int</text:span><text:span text:style-name="T11"> ListaCur&lt;T, DIM&gt;::precLista(posizione p) {</text:span></text:p><text:p text:style-name="P11"><text:tab/>posizione temp=primo;</text:p><text:p text:style-name="P4"><text:span text:style-name="T11"><text:tab/></text:span><text:span text:style-name="T6">while</text:span><text:span text:style-name="T11"> (spazio[temp].getSuccessivo() != p) {</text:span></text:p><text:p text:style-name="P11"><text:tab/><text:tab/>temp=spazio[temp].getSuccessivo();</text:p><text:p text:style-name="P11"><text:tab/>}</text:p><text:p text:style-name="P4"><text:span text:style-name="T11"><text:tab/></text:span><text:span text:style-name="T6">return</text:span><text:span text:style-name="T11"> (temp);</text:span></text:p><text:p text:style-name="P11">};</text:p><text:p text:style-name="P11"/><text:p text:style-name="P11"/><text:p text:style-name="P11"><text:span text:style-name="T6">template</text:span> &lt;<text:span text:style-name="T6">class</text:span> T, <text:span text:style-name="T6">int</text:span> DIM&gt;</text:p><text:p text:style-name="P4"><text:span text:style-name="T6">bool</text:span><text:span text:style-name="T11"> ListaCur&lt;T, DIM&gt;::fineLista(posizione p) {</text:span></text:p><text:p text:style-name="P4"><text:span text:style-name="T11"><text:tab/></text:span><text:span text:style-name="T6">return</text:span><text:span text:style-name="T11"> (p==NIL);</text:span></text:p><text:p text:style-name="P11">};</text:p><text:p text:style-name="P4"/><text:p text:style-name="P11"/></draw:text-box></draw:frame><text:soft-page-break/></text:p>
      <text:p text:style-name="P11"/>
      <text:p text:style-name="P9"><draw:frame draw:style-name="fr4" draw:name="Cornice25" text:anchor-type="paragraph" svg:width="16.15cm" style:rel-width="95%" draw:z-index="24"><draw:text-box fo:min-height="0.499cm"><text:p text:style-name="P11"/><text:p text:style-name="P11"/><text:p text:style-name="P4"><text:span text:style-name="T6">template</text:span><text:span text:style-name="T11"> &lt;</text:span><text:span text:style-name="T6">class</text:span><text:span text:style-name="T11"> T, </text:span><text:span text:style-name="T6">int</text:span><text:span text:style-name="T11"> DIM&gt;</text:span></text:p><text:p text:style-name="P4"><text:span text:style-name="T6">void</text:span><text:span text:style-name="T11"> ListaCur&lt;T, DIM&gt;::insLista(T elem, posizione p) {</text:span></text:p><text:p text:style-name="P4"><text:span text:style-name="T11"><text:tab/></text:span><text:span text:style-name="T6">if</text:span><text:span text:style-name="T11"> (listaLibera != NIL) {</text:span></text:p><text:p text:style-name="P4"><text:span text:style-name="T11"><text:tab/><text:tab/></text:span><text:span text:style-name="T6">if</text:span><text:span text:style-name="T11"> (p == primo) {</text:span></text:p><text:p text:style-name="P11"><text:tab/><text:tab/><text:tab/>sposta(listaLibera, p);</text:p><text:p text:style-name="P11"><text:tab/><text:tab/><text:tab/>spazio[p].setValue(elem);</text:p><text:p text:style-name="P11"><text:tab/><text:tab/><text:tab/>primo=p;</text:p><text:p text:style-name="P4"><text:span text:style-name="T11"><text:tab/><text:tab/>} </text:span><text:span text:style-name="T6">else</text:span><text:span text:style-name="T11"> {</text:span></text:p><text:p text:style-name="P4"><text:span text:style-name="T11"><text:tab/><text:tab/><text:tab/>posizione q = precLista(p); <text:s/></text:span><text:span text:style-name="T27">// ultimo lista (p==NIL)</text:span></text:p><text:p text:style-name="P11"><text:tab/><text:tab/><text:tab/>sposta(listaLibera, p);</text:p><text:p text:style-name="P11"><text:tab/><text:tab/><text:tab/>spazio[p].setValue(elem);</text:p><text:p text:style-name="P11"><text:tab/><text:tab/><text:tab/>spazio[q].setSuccessivo(p);</text:p><text:p text:style-name="P11"><text:tab/><text:tab/>}</text:p><text:p text:style-name="P11"><text:tab/><text:tab/>lunghezza++;</text:p><text:p text:style-name="P11"><text:tab/>}</text:p><text:p text:style-name="P11">};</text:p><text:p text:style-name="P4"/><text:p text:style-name="P4"><text:span text:style-name="T6">template</text:span><text:span text:style-name="T11"> &lt;</text:span><text:span text:style-name="T6">class</text:span><text:span text:style-name="T11"> T, </text:span><text:span text:style-name="T6">int</text:span><text:span text:style-name="T11"> DIM&gt;</text:span></text:p><text:p text:style-name="P4"><text:span text:style-name="T6">void</text:span><text:span text:style-name="T11"> ListaCur&lt;T, DIM&gt;::cancLista(posizione p) {</text:span></text:p><text:p text:style-name="P4"><text:span text:style-name="T11"><text:tab/></text:span><text:span text:style-name="T6">if</text:span><text:span text:style-name="T11"> ((lunghezza &gt; 0)&amp;&amp;(p != NIL)) {</text:span></text:p><text:p text:style-name="P4"><text:span text:style-name="T11"><text:tab/><text:tab/></text:span><text:span text:style-name="T6">if</text:span><text:span text:style-name="T11"> (p != primo) {</text:span></text:p><text:p text:style-name="P11"><text:tab/><text:tab/><text:tab/>spazio[precLista(p)].setSuccessivo(spazio[p].getSuccessivo());</text:p><text:p text:style-name="P11"><text:tab/><text:tab/>}</text:p><text:p text:style-name="P11"><text:tab/><text:tab/>sposta(p, listaLibera);</text:p><text:p text:style-name="P11"><text:tab/><text:tab/>lunghezza--;</text:p><text:p text:style-name="P11"><text:tab/>} </text:p><text:p text:style-name="P11">};</text:p><text:p text:style-name="P4"/><text:p text:style-name="P4"><text:span text:style-name="T6">template</text:span><text:span text:style-name="T11"> &lt;</text:span><text:span text:style-name="T6">class</text:span><text:span text:style-name="T11"> T, </text:span><text:span text:style-name="T6">int</text:span><text:span text:style-name="T11"> DIM&gt;</text:span></text:p><text:p text:style-name="P4"><text:span text:style-name="T6">void</text:span><text:span text:style-name="T11"> ListaCur&lt;T, DIM&gt;::sposta(posizione &amp;h, posizione &amp;k) {</text:span></text:p><text:p text:style-name="P11"><text:tab/>posizione temp = spazio[h].getSuccessivo();</text:p><text:p text:style-name="P11"><text:tab/>spazio[h].setSuccessivo(k);</text:p><text:p text:style-name="P11"><text:tab/>k=h;</text:p><text:p text:style-name="P11"><text:tab/>h=temp;</text:p><text:p text:style-name="P11">};</text:p><text:p text:style-name="P4"/><text:p text:style-name="P4"/><text:p text:style-name="P4"><text:span text:style-name="T6">#endif</text:span><text:span text:style-name="T11"> </text:span><text:span text:style-name="T19">/*LISTACUR_H_*/</text:span></text:p><text:p text:style-name="P11"/></draw:text-box></draw:frame><text:soft-page-break/></text:p>
      <text:h text:style-name="P36" text:outline-level="4"><text:span text:style-name="T4">2.3.3.5 Esempio comune applicato alla realizzazione </text:span><text:span text:style-name="T1">ListaCur</text:span></text:h>
      <text:p text:style-name="P19">Una possibile implementazione dell'algoritmo rappresentato nel <text:span text:style-name="T29">Testo 1</text:span><text:span text:style-name="T31"> utilizzando l'implementazione della lista tramite cursori descritta dal </text:span><text:span text:style-name="T29">File 9</text:span><text:span text:style-name="T31"> può essere quella inserita qui di seguito. Come si può subito notare il codice è il medesimo di quello per la </text:span><text:span text:style-name="T2">ListaVet</text:span><text:span text:style-name="T31"> e </text:span><text:span text:style-name="T2">ListaPtr, </text:span><text:span text:style-name="T31">con le sole differenze nell'inclusione del file </text:span><text:span text:style-name="T2">ListaCur</text:span><text:span text:style-name="T31"> in sostituzione a </text:span><text:span text:style-name="T2">ListaVet</text:span><text:span text:style-name="T31"> e della dichiarazione delle variabili di tipo lista.</text:span></text:p>
      <text:p text:style-name="P20"><draw:frame draw:style-name="fr5" draw:name="Cornice26" text:anchor-type="paragraph" svg:width="16.15cm" style:rel-width="95%" draw:z-index="25"><draw:text-box fo:min-height="0.499cm"><text:p text:style-name="File">File <text:sequence text:ref-name="refFile9" text:name="File" text:formula="ooow:File+1" style:num-format="1">10</text:sequence>: EsempioLista.h</text:p><text:p text:style-name="P4"><text:span text:style-name="T6">#define</text:span><text:span text:style-name="T13"> ASDLIBRARY_DEBUG_ON </text:span><text:span text:style-name="T6">true</text:span></text:p><text:p text:style-name="P4"><text:span text:style-name="T6">#include</text:span><text:span text:style-name="T11"> </text:span><text:span text:style-name="T22">"common/stdInclude.h"</text:span></text:p><text:p text:style-name="P4"><text:span text:style-name="T6">#include</text:span><text:span text:style-name="T11"> </text:span><text:span text:style-name="T22">"liste/ListaCur.h"</text:span></text:p><text:p text:style-name="P6"/><text:p text:style-name="P4"><text:span text:style-name="T6">void</text:span><text:span text:style-name="T11"> EsempioListeListaCur() {</text:span></text:p><text:p text:style-name="P4"><text:span text:style-name="T11"><text:tab/>ListaCur&lt;</text:span><text:span text:style-name="T6">int, 10</text:span><text:span text:style-name="T11">&gt; lista;</text:span></text:p><text:p text:style-name="P11"><text:tab/>lista.creaLista();</text:p><text:p text:style-name="P4"><text:span text:style-name="T11"><text:tab/></text:span><text:span text:style-name="T27">// creazione lista</text:span></text:p><text:p text:style-name="P4"><text:span text:style-name="T11"><text:tab/></text:span><text:span text:style-name="T6">int</text:span><text:span text:style-name="T11"> valoreIndicato;</text:span></text:p><text:p text:style-name="P4"><text:span text:style-name="T11"><text:tab/>ListaCur&lt;</text:span><text:span text:style-name="T6">int, 10</text:span><text:span text:style-name="T11">&gt;::posizione doveInserire = lista.primoLista();</text:span></text:p><text:p text:style-name="P4"><text:span text:style-name="T11"><text:tab/></text:span><text:span text:style-name="T6">for</text:span><text:span text:style-name="T11"> ( </text:span><text:span text:style-name="T6">int</text:span><text:span text:style-name="T11"> i = 0; i &lt; 10; i++ ) {</text:span></text:p><text:p text:style-name="P4"><text:span text:style-name="T11"><text:tab/><text:tab/>cout &lt;&lt; </text:span><text:span text:style-name="T22">"Numero da aggiungere alla lista: "</text:span><text:span text:style-name="T11">;</text:span></text:p><text:p text:style-name="P11"><text:tab/><text:tab/>cin &gt;&gt; valoreIndicato;</text:p><text:p text:style-name="P11"><text:tab/><text:tab/>lista.insLista(valoreIndicato, doveInserire);</text:p><text:p text:style-name="P11"><text:tab/><text:tab/>doveInserire = lista.succLista(doveInserire);</text:p><text:p text:style-name="P11"><text:tab/><text:tab/></text:p><text:p text:style-name="P11"><text:tab/>}</text:p><text:p text:style-name="P4"><text:span text:style-name="T11"><text:tab/></text:span><text:span text:style-name="T27">// visualizzazione lista</text:span></text:p><text:p text:style-name="P4"><text:span text:style-name="T11"><text:tab/>ListaCur&lt;</text:span><text:span text:style-name="T6">int, 10</text:span><text:span text:style-name="T11">&gt;::posizione daVisualizzare = lista.primoLista();</text:span></text:p><text:p text:style-name="P4"><text:span text:style-name="T11"><text:tab/></text:span><text:span text:style-name="T6">while</text:span><text:span text:style-name="T11"> ( !lista.fineLista(daVisualizzare) ) {</text:span></text:p><text:p text:style-name="P4"><text:span text:style-name="T11"><text:tab/><text:tab/>cout &lt;&lt; lista.leggiLista(daVisualizzare) &lt;&lt; </text:span><text:span text:style-name="T22">" "</text:span><text:span text:style-name="T11">;</text:span></text:p><text:p text:style-name="P11"><text:tab/><text:tab/>daVisualizzare = lista.succLista(daVisualizzare);</text:p><text:p text:style-name="P11"><text:tab/>}</text:p><text:p text:style-name="P11"><text:tab/>cout &lt;&lt; endl;</text:p><text:p text:style-name="P4"><text:span text:style-name="T11"><text:tab/></text:span><text:span text:style-name="T27">// lista dispari</text:span></text:p><text:p text:style-name="P4"><text:span text:style-name="T11"><text:tab/></text:span><text:span text:style-name="T6">int</text:span><text:span text:style-name="T11"> letto;</text:span></text:p><text:p text:style-name="P4"><text:span text:style-name="T11"><text:tab/>ListaCur&lt;</text:span><text:span text:style-name="T6">int, 10</text:span><text:span text:style-name="T11">&gt; dispari;</text:span></text:p><text:p text:style-name="P11"><text:tab/>dispari.creaLista();</text:p><text:p text:style-name="P4"><text:span text:style-name="T11"><text:tab/>ListaCur&lt;</text:span><text:span text:style-name="T6">int, 10</text:span><text:span text:style-name="T11">&gt;::posizione daControllare = lista.primoLista();</text:span></text:p><text:p text:style-name="P4"><text:span text:style-name="T11"><text:tab/></text:span><text:span text:style-name="T6">while</text:span><text:span text:style-name="T11"> ( !lista.fineLista(daControllare) ) {</text:span></text:p><text:p text:style-name="P11"><text:tab/><text:tab/>letto = lista.leggiLista(daControllare);</text:p><text:p text:style-name="P4"><text:span text:style-name="T11"><text:tab/><text:tab/></text:span><text:span text:style-name="T6">if</text:span><text:span text:style-name="T11"> ( letto % 2 != 0 ) {</text:span></text:p><text:p text:style-name="P11"><text:tab/><text:tab/><text:tab/>dispari.insLista(letto, dispari.primoLista());</text:p><text:p text:style-name="P11"><text:tab/><text:tab/>}</text:p><text:p text:style-name="P11"><text:tab/><text:tab/>daControllare = lista.succLista(daControllare);</text:p><text:p text:style-name="P11"><text:tab/>}</text:p><text:p text:style-name="P4"><text:span text:style-name="T11"><text:tab/></text:span><text:span text:style-name="T27">// visualizzazione dispari</text:span></text:p><text:p text:style-name="P11"><text:tab/>daVisualizzare = dispari.primoLista();</text:p><text:p text:style-name="P4"><text:span text:style-name="T11"><text:tab/></text:span><text:span text:style-name="T6">while</text:span><text:span text:style-name="T11"> ( !dispari.fineLista(daVisualizzare) ) {</text:span></text:p><text:p text:style-name="P4"><text:span text:style-name="T11"><text:tab/><text:tab/>cout &lt;&lt; dispari.leggiLista(daVisualizzare) &lt;&lt; </text:span><text:span text:style-name="T22">" "</text:span>;</text:p><text:p text:style-name="P4"><text:span text:style-name="T11"><text:tab/><text:tab/>daVisualizzare = dispari.succLista(daVisualizzare)</text:span>;</text:p><text:p text:style-name="P4"><text:span text:style-name="T11"><text:tab/></text:span>}</text:p><text:p text:style-name="P4"><text:span text:style-name="T11"><text:tab/>cout &lt;&lt; endl</text:span>;</text:p><text:p text:style-name="P17">}</text:p></draw:text-box></draw:frame><text:soft-page-break/>Ancora una volta l'output di una chiamata alla funzione risulta lo stesso:</text:p>
      <text:p text:style-name="P19"><draw:frame draw:style-name="fr1" draw:name="Cornice27" text:anchor-type="paragraph" svg:width="16.15cm" style:rel-width="95%" draw:z-index="26"><draw:text-box fo:min-height="0.499cm"><text:p text:style-name="Text">Testo <text:sequence text:ref-name="refText3" text:name="Text" text:formula="ooow:Text+1" style:num-format="1">4</text:sequence>: Output della funzione EsempioListeListaCur()</text:p><text:p text:style-name="P5"><text:span text:style-name="T11">Numero da aggiungere alla lista: </text:span><text:span text:style-name="T32">0</text:span></text:p><text:p text:style-name="P5"><text:span text:style-name="T11">Numero da aggiungere alla lista: </text:span><text:span text:style-name="T32">1</text:span></text:p><text:p text:style-name="P5"><text:span text:style-name="T11">Numero da aggiungere alla lista: </text:span><text:span text:style-name="T32">2</text:span></text:p><text:p text:style-name="P5"><text:span text:style-name="T11">Numero da aggiungere alla lista: </text:span><text:span text:style-name="T32">3</text:span></text:p><text:p text:style-name="P5"><text:span text:style-name="T11">Numero da aggiungere alla lista: </text:span><text:span text:style-name="T32">4</text:span></text:p><text:p text:style-name="P5"><text:span text:style-name="T11">Numero da aggiungere alla lista: </text:span><text:span text:style-name="T32">5</text:span></text:p><text:p text:style-name="P5"><text:span text:style-name="T11">Numero da aggiungere alla lista: </text:span><text:span text:style-name="T32">6</text:span></text:p><text:p text:style-name="P5"><text:span text:style-name="T11">Numero da aggiungere alla lista: </text:span><text:span text:style-name="T32">7</text:span></text:p><text:p text:style-name="P5"><text:span text:style-name="T11">Numero da aggiungere alla lista: </text:span><text:span text:style-name="T32">8</text:span></text:p><text:p text:style-name="P5"><text:span text:style-name="T11">Numero da aggiungere alla lista: </text:span><text:span text:style-name="T32">9</text:span></text:p><text:p text:style-name="P12">0 1 2 3 4 5 6 7 8 9 </text:p><text:p text:style-name="P12">9 7 5 3 1 </text:p></draw:text-box></draw:frame></text:p>
      <text:h text:style-name="P30" text:outline-level="2"><text:soft-page-break/>2.4 Esempi di operatori applicati alle liste</text:h>
      <text:h text:style-name="P34" text:outline-level="3">2.4.1 Acquisizione</text:h>
      <text:p text:style-name="P19">Una possibile implementazione di una funzione di acquisizione di valori da tastiera da inserire all'interno di una lista è quella mostrata qui di seguito. Per comodità la funzione utilizza la lista con implementazione a vettore, ma con estrema facilità è possibile convertire la funzione per qualsiasi tipo di realizzazione mostrata finora.</text:p>
      <text:p text:style-name="P14"><draw:frame draw:style-name="fr6" draw:name="Cornice28" text:anchor-type="paragraph" svg:width="16.15cm" style:rel-width="95%" draw:z-index="27"><draw:text-box fo:min-height="0.499cm"><text:p text:style-name="P4"><text:span text:style-name="T6">template</text:span><text:span text:style-name="T11"> &lt;</text:span><text:span text:style-name="T6">class</text:span><text:span text:style-name="T11"> T, </text:span><text:span text:style-name="T6">int</text:span><text:span text:style-name="T11"> DIM&gt;</text:span></text:p><text:p text:style-name="P11">ListaVet&lt;T, DIM&gt; acquisizione() {</text:p><text:p text:style-name="P4"><text:span text:style-name="T11"><text:tab/></text:span><text:span text:style-name="T6">typedef</text:span><text:span text:style-name="T11"> ListaVet&lt;T, DIM&gt; Lista;</text:span></text:p><text:p text:style-name="P4"><text:span text:style-name="T11"><text:tab/></text:span><text:span text:style-name="T6">typedef</text:span><text:span text:style-name="T11"> </text:span><text:span text:style-name="T6">typename</text:span><text:span text:style-name="T11"> ListaVet&lt;T, DIM&gt;::posizione Posizione;</text:span></text:p><text:p text:style-name="P11"><text:tab/>Lista lista;</text:p><text:p text:style-name="P11"><text:tab/>Posizione corrente = lista.primoLista();</text:p><text:p text:style-name="P11"><text:tab/>T valore;</text:p><text:p text:style-name="P11"><text:tab/>lista.creaLista();</text:p><text:p text:style-name="P4"><text:span text:style-name="T11"><text:tab/></text:span><text:span text:style-name="T6">for</text:span><text:span text:style-name="T11"> ( </text:span><text:span text:style-name="T6">int</text:span><text:span text:style-name="T11"> i = 0; i &lt; DIM; i++ ) {</text:span></text:p><text:p text:style-name="P4"><text:span text:style-name="T11"><text:tab/><text:tab/>cout &lt;&lt; </text:span><text:span text:style-name="T22">"Indicare l'elemento da inserire in lista: "</text:span><text:span text:style-name="T11">;</text:span></text:p><text:p text:style-name="P11"><text:tab/><text:tab/>cin &gt;&gt; valore;</text:p><text:p text:style-name="P11"><text:tab/><text:tab/>lista.insLista(valore, corrente);</text:p><text:p text:style-name="P11"><text:tab/><text:tab/>corrente = lista.succLista(corrente);</text:p><text:p text:style-name="P11"><text:tab/>}</text:p><text:p text:style-name="P4"><text:span text:style-name="T11"><text:tab/></text:span><text:span text:style-name="T6">return</text:span><text:span text:style-name="T11"> lista;</text:span></text:p><text:p text:style-name="P11">};</text:p></draw:text-box></draw:frame></text:p>
      <text:h text:style-name="P34" text:outline-level="3">2.4.2 Stampa</text:h>
      <text:p text:style-name="P19">Una possibile implementazione di una funzione di stampa dei valori inseriti in una lista è quella mostrata qui si seguito. Per comodità la funzione utilizza la lista con implementazione a vettore, ma con estrema facilità è possibile convertire la funzione per qualsiasi tipo di realizzazione mostrata finora.</text:p>
      <text:p text:style-name="P9"><draw:frame draw:style-name="fr6" draw:name="Cornice29" text:anchor-type="paragraph" svg:width="16.15cm" style:rel-width="95%" draw:z-index="28"><draw:text-box fo:min-height="0.499cm"><text:p text:style-name="P4"><text:span text:style-name="T6">template</text:span><text:span text:style-name="T11"> &lt;</text:span><text:span text:style-name="T6">class</text:span><text:span text:style-name="T11"> T, </text:span><text:span text:style-name="T6">int</text:span><text:span text:style-name="T11"> DIM&gt;</text:span></text:p><text:p text:style-name="P4"><text:span text:style-name="T6">void</text:span><text:span text:style-name="T11"> stampa(ListaVet&lt;T, DIM&gt; lista) {</text:span></text:p><text:p text:style-name="P4"><text:span text:style-name="T11"><text:tab/></text:span><text:span text:style-name="T6">typename</text:span><text:span text:style-name="T11"> ListaVet&lt;T, DIM&gt;::posizione corrente = lista.primoLista();</text:span></text:p><text:p text:style-name="P4"><text:span text:style-name="T11"><text:tab/></text:span><text:span text:style-name="T6">while</text:span><text:span text:style-name="T11"> ( !lista.fineLista(corrente) ) {</text:span></text:p><text:p text:style-name="P4"><text:span text:style-name="T11"><text:tab/><text:tab/>cout &lt;&lt; lista.leggiLista(corrente) &lt;&lt; </text:span><text:span text:style-name="T22">" "</text:span><text:span text:style-name="T11">; </text:span></text:p><text:p text:style-name="P11"><text:tab/>}</text:p><text:p text:style-name="P11"><text:tab/>cout &lt;&lt; endl;</text:p><text:p text:style-name="P11">};</text:p></draw:text-box></draw:frame></text:p>
      <text:h text:style-name="P34" text:outline-level="3">2.4.4 Ricerca</text:h>
      <text:p text:style-name="P19">Un altro operatore che può risultare molto utile è quello di ricerca in una lista per individuare la posizione di un elemento, se presente:</text:p>
      <text:p text:style-name="P42"><draw:frame draw:style-name="fr7" draw:name="Cornice30" text:anchor-type="paragraph" svg:width="16.15cm" style:rel-width="95%" draw:z-index="29"><draw:text-box fo:min-height="0.499cm"><text:p text:style-name="P40"><text:span text:style-name="T6">template</text:span><text:span text:style-name="T11"> &lt;</text:span><text:span text:style-name="T6">class</text:span><text:span text:style-name="T11"> T, </text:span><text:span text:style-name="T6">int</text:span><text:span text:style-name="T11"> DIM&gt;</text:span></text:p><text:p text:style-name="P4"><text:span text:style-name="T6">typename</text:span><text:span text:style-name="T11"> ListaVet&lt;T, DIM&gt;::posizione ricerca(ListaVet&lt;T, DIM&gt; lista, T valore) {</text:span></text:p><text:p text:style-name="P4"><text:span text:style-name="T11"><text:tab/></text:span><text:span text:style-name="T6">typename</text:span><text:span text:style-name="T11"> ListaVet&lt;T, DIM&gt;::posizione corrente = lista.primoLista();</text:span></text:p><text:p text:style-name="P4"><text:span text:style-name="T11"><text:tab/></text:span><text:span text:style-name="T6">while</text:span><text:span text:style-name="T11"> ( !lista.fineLista(corrente) ) {</text:span></text:p><text:p text:style-name="P4"><text:span text:style-name="T11"><text:tab/><text:tab/></text:span><text:span text:style-name="T6">if</text:span><text:span text:style-name="T11"> ( lista.leggiLista(corrente) == valore ) {</text:span></text:p><text:p text:style-name="P4"><text:span text:style-name="T11"><text:tab/><text:tab/><text:tab/></text:span><text:span text:style-name="T6">return</text:span><text:span text:style-name="T11"> corrente;</text:span></text:p><text:p text:style-name="P11"><text:tab/><text:tab/>} </text:p><text:p text:style-name="P11"><text:tab/>}</text:p><text:p text:style-name="P4"><text:span text:style-name="T11"><text:tab/></text:span><text:span text:style-name="T6">throw</text:span><text:span text:style-name="T11"> 0;</text:span></text:p><text:p text:style-name="P11">};</text:p></draw:text-box></draw:frame></text:p>
      <text:h text:style-name="P3" text:outline-level="1">3 Code</text:h>
      <text:p text:style-name="P19">La coda rappresenta una sequenza finita di elementi omogenei. Cioè che la contraddistingue dalla lista è che le uniche operazioni consentite per quanto riguarda la manipolazione e l'accesso agli elementi sono l'inserimento di nuovi valori n ultima posizione e l'estrazione o la lettura degli elementi in prima posizione. Questa caratteristica di accesso alla struttura è detta <text:span text:style-name="T1">FIFO</text:span> (First in, first out).</text:p>
      <text:h text:style-name="P30" text:outline-level="2">3.1 L'interfaccia comune</text:h>
      <text:p text:style-name="P19">Indipendentemente dalla realizzazione presa in considerazione tra quelle che fra breve descriverò, tutti i tipi di code espongono una medesima interfaccia comune che permette di rendere la modifica del codice estremamente agevole in caso di necessità di sostituire una implementazione con una differente.</text:p>
      <text:p text:style-name="P19"><draw:frame draw:style-name="fr1" draw:name="Cornice31" text:anchor-type="paragraph" svg:width="16.15cm" style:rel-width="95%" draw:z-index="30"><draw:text-box fo:min-height="0.499cm"><text:p text:style-name="Preformatted_20_Text"><text:span text:style-name="T26">Coda:</text:span> la classe coda generica</text:p><text:p text:style-name="Preformatted_20_Text"><text:span text:style-name="T26">TipoElem:</text:span> indica il tipo degli elementi</text:p><text:p text:style-name="Preformatted_20_Text"><text:span text:style-name="T26">Boolean:</text:span> rappresenta i valori verità</text:p><text:p text:style-name="Preformatted_20_Text"/><text:p text:style-name="Preformatted_20_Text">void <text:span text:style-name="T26">CreaCoda()</text:span>: crea una nuova coda</text:p><text:p text:style-name="Preformatted_20_Text"/><text:p text:style-name="Preformatted_20_Text">boolean <text:span text:style-name="T26">codaVuota()</text:span>: controlla se la coda è vuota e restituisce l'esito del controllo</text:p><text:p text:style-name="Preformatted_20_Text"/><text:p text:style-name="Preformatted_20_Text">void <text:span text:style-name="T26">inCoda(TipoElem)</text:span>: aggiunge un elemento alla fine della coda</text:p><text:p text:style-name="Preformatted_20_Text"/><text:p text:style-name="Preformatted_20_Text">TipoElem <text:span text:style-name="T26">leggiCoda():</text:span> restituisce il valore dell'elemento in testa alla coda</text:p><text:p text:style-name="Preformatted_20_Text"/><text:p text:style-name="Preformatted_20_Text">void <text:span text:style-name="T26">fuoriCoda():</text:span> elimina il primo elemento della coda</text:p><text:p text:style-name="Preformatted_20_Text"/></draw:text-box></draw:frame></text:p>
      <text:h text:style-name="P30" text:outline-level="2">3.2 Esempio applicativo</text:h>
      <text:p text:style-name="P19">Utilizziamo come esempio un programma che, utilizzando una cosa, gestisce l'acquisizione da tastiera di 6 elementi e poi stampa soltanto i primi 4 inseriti.</text:p>
      <text:h text:style-name="P34" text:outline-level="3">3.2.1 Codifica in linguaggio naturale</text:h>
      <text:p text:style-name="P22"><text:span text:style-name="T4">Una possibile soluzione algoritmica espressa in linguaggio naturale del problema appena proposto può essere la seguente. Nella codifica che segue si fa riferimento alla interfaccia base delle code esposta nel paragrafo </text:span>3.1 Interfaccia comune.</text:p>
      <text:p text:style-name="P4"><draw:frame draw:style-name="fr2" draw:name="Cornice32" text:anchor-type="paragraph" svg:width="16.15cm" style:rel-width="95%" draw:z-index="31"><draw:text-box fo:min-height="0.499cm"><text:p text:style-name="Text">Testo <text:sequence text:ref-name="refText4" text:name="Text" text:formula="ooow:Text+1" style:num-format="1">5</text:sequence>: Esempio in linguaggio naturale</text:p><text:p text:style-name="P4"><text:span text:style-name="T19">Coda coda := creaCoda(</text:span>)</text:p><text:p text:style-name="P4"><text:span text:style-name="T19">tipoElem valoreIndicato</text:span>;</text:p><text:p text:style-name="P4"><text:span text:style-name="T19">integer i := </text:span>0</text:p><text:p text:style-name="P4"><text:span text:style-name="T19">while i != </text:span>6</text:p><text:p text:style-name="P4"><text:span text:style-name="T19"><text:tab/>visualizza "Indicare l'elemento da inserire: </text:span>"</text:p><text:p text:style-name="P4"><text:span text:style-name="T19"><text:tab/>valoreIndicato := leggi da tastiera </text:span><text:s/></text:p><text:p text:style-name="P4"><text:span text:style-name="T19"><text:tab/>coda.inCoda(valoreIndicato</text:span>)</text:p><text:p text:style-name="P4"><text:span text:style-name="T19"><text:tab/>i := i + </text:span>1</text:p><text:p text:style-name="P4"><text:span text:style-name="T19">endwhil</text:span>e</text:p></draw:text-box></draw:frame></text:p>
      <text:p text:style-name="P7"><draw:frame draw:style-name="fr4" draw:name="Cornice33" text:anchor-type="paragraph" svg:width="16.15cm" style:rel-width="95%" draw:z-index="32"><draw:text-box fo:min-height="0.499cm"><text:p text:style-name="P4"><text:span text:style-name="T19">i := 0</text:span>;</text:p><text:p text:style-name="P4"><text:span text:style-name="T19">while i != 4<text:tab/>visualizza coda.leggiCoda(</text:span>)</text:p><text:p text:style-name="P4"><text:span text:style-name="T19"><text:tab/>visualizza " </text:span>"</text:p><text:p text:style-name="P4"><text:span text:style-name="T19"><text:tab/>coda.fuoriCoda(</text:span>)</text:p><text:p text:style-name="P4"><text:span text:style-name="T19">endwhil</text:span>e</text:p><text:p text:style-name="P44"/></draw:text-box></draw:frame><text:soft-page-break/></text:p>
      <text:h text:style-name="P30" text:outline-level="2">3.3 Realizzazioni</text:h>
      <text:p text:style-name="P19">All'interno della libreria sono presentate due differenti realizzazioni della coda. Una sfrutta un vettore per memorizzare i valori e soffre delle stesse limitazioni in termini di dimensione delle liste con implementazione a vettore, e una che sfrutta una rappresentazione collegata tramite puntatori e nodi.</text:p>
      <text:h text:style-name="P34" text:outline-level="3">3.3.1 Implementazione con vettore circolare</text:h>
      <text:p text:style-name="P19">La realizzazione della coda tramite vettore sfrutta un vettore di dimensione prefissata per memorizzare i valori nella coda in modo analogo a quello utilizzato dalla lista con vettore. La differenza da quest'ultima è che la coda non memorizza solo il numero di elementi memorizzati, ma mantiene due variabile che indicano l'indice dell'elemento di coda e di quello di testa. Ovviamente il problema dell'inserimento in mezzo alla lista presentatosi con le liste a vettori, in questo caso non si pone poiché per definizione gli elementi sono inseribili solo in coda ed estraibili solo dalla testa.</text:p>
      <text:p text:style-name="P19">Un'altra particolarità della rappresentazione con vettore circolare è che l'elemento successivo a quello nell'ultima posizione del vettore è quello con indice 0. Questo permette di eseguire delle operazioni di estrazione senza dover traslare di una posizione tutti gli elementi del vettore.</text:p>
      <text:h text:style-name="P35" text:outline-level="4">3.3.1.1 Pro e contro</text:h>
      <text:p text:style-name="P19">La realizzazione con vettore eredità i problemi relativi alla dimensionamento del vettore, che deve essere noto a priori in fare di codifica e la cui dimensione non può essere alterata durante l'esecuzione dell'applicazione.</text:p>
      <text:h text:style-name="P35" text:outline-level="4">3.3.1.2 Definire la dimensione del vettore</text:h>
      <text:p text:style-name="P19">L'utilizzo dei template permette di genere code di dimensioni differenti, svincolando l'implementazione della classe da costanti di compilazione, ma non risolve il problema delle dimensione del vettore. Questo permette di poter creare code di dimensioni differenti senza la necessità di modificare il codice sorgente della libreria.</text:p>
      <text:h text:style-name="P36" text:outline-level="4"><text:span text:style-name="T4">3.3.1.3 La classe </text:span><text:span text:style-name="T1">CodaVet</text:span></text:h>
      <text:p text:style-name="P19">Una possibile implementazione in linguaggio C++ di quanto appena descritto può essere quella che segue. La classe sfrutta due parametri di template, uno per specificare il tipo di dato contenuto nella strutture e l'altro per definire la dimensione del vettore e quindi della coda.</text:p>
      <text:p text:style-name="P26"><draw:frame draw:style-name="fr2" draw:name="Cornice34" text:anchor-type="paragraph" svg:width="16.15cm" style:rel-width="95%" draw:z-index="33"><draw:text-box fo:min-height="0.499cm"><text:p text:style-name="File">File <text:sequence text:ref-name="refFile10" text:name="File" text:formula="ooow:File+1" style:num-format="1">11</text:sequence>: /code/CodaVet.h</text:p><text:p text:style-name="Preformatted_20_Text"><text:span text:style-name="T6">#ifndef</text:span><text:span text:style-name="T11"> CODAVET_H_</text:span></text:p><text:p text:style-name="Preformatted_20_Text"><text:span text:style-name="T6">#define</text:span><text:span text:style-name="T11"> CODAVET_H_</text:span></text:p><text:p text:style-name="Preformatted_20_Text"><text:span text:style-name="T6">#include</text:span><text:span text:style-name="T11"> </text:span><text:span text:style-name="T22">"../common/stdInclude.h"</text:span></text:p><text:p text:style-name="P4"><text:span text:style-name="T6">#include</text:span><text:span text:style-name="T11"> </text:span><text:span text:style-name="T22">"../common/Nodo.h"</text:span></text:p><text:p text:style-name="P6"/></draw:text-box></draw:frame></text:p>
      <text:p text:style-name="P26"><text:soft-page-break/></text:p>
      <text:p text:style-name="P25"><draw:frame draw:style-name="fr3" draw:name="Cornice35" text:anchor-type="paragraph" svg:width="16.15cm" style:rel-width="95%" draw:z-index="34"><draw:text-box fo:min-height="0.499cm"><text:p text:style-name="P24"><text:span text:style-name="T6">template</text:span><text:span text:style-name="T11"> &lt;</text:span><text:span text:style-name="T6">class</text:span><text:span text:style-name="T11"> T, </text:span><text:span text:style-name="T6">int</text:span><text:span text:style-name="T11"> DIM&gt;</text:span></text:p><text:p text:style-name="P4"><text:span text:style-name="T6">class</text:span><text:span text:style-name="T11"> CodaVet {</text:span></text:p><text:p text:style-name="P4"><text:span text:style-name="T11"><text:tab/></text:span><text:span text:style-name="T6">public</text:span><text:span text:style-name="T11">:</text:span></text:p><text:p text:style-name="P11"><text:tab/><text:tab/>CodaVet();</text:p><text:p text:style-name="P11"><text:tab/><text:tab/>~CodaVet();</text:p><text:p text:style-name="P4"><text:span text:style-name="T11"><text:tab/><text:tab/></text:span><text:span text:style-name="T6">void</text:span><text:span text:style-name="T11"> creaCoda();</text:span></text:p><text:p text:style-name="P4"><text:span text:style-name="T11"><text:tab/><text:tab/></text:span><text:span text:style-name="T6">bool</text:span><text:span text:style-name="T11"> codaVuota();</text:span></text:p><text:p text:style-name="P4"><text:span text:style-name="T11"><text:tab/><text:tab/></text:span><text:span text:style-name="T6">void</text:span><text:span text:style-name="T11"> inCoda(T);</text:span></text:p><text:p text:style-name="P11"><text:tab/><text:tab/>T leggiCoda();</text:p><text:p text:style-name="P4"><text:span text:style-name="T11"><text:tab/><text:tab/></text:span><text:span text:style-name="T6">void</text:span><text:span text:style-name="T11"> fuoriCoda();</text:span></text:p><text:p text:style-name="P4"><text:span text:style-name="T11"><text:tab/></text:span><text:span text:style-name="T6">private</text:span><text:span text:style-name="T11">:</text:span></text:p><text:p text:style-name="P11"><text:tab/><text:tab/>Nodo&lt;T&gt; coda[DIM];</text:p><text:p text:style-name="P4"><text:span text:style-name="T11"><text:tab/><text:tab/></text:span><text:span text:style-name="T6">int</text:span><text:span text:style-name="T11"> inizio;</text:span></text:p><text:p text:style-name="P4"><text:span text:style-name="T11"><text:tab/><text:tab/></text:span><text:span text:style-name="T6">int</text:span><text:span text:style-name="T11"> fine;</text:span></text:p><text:p text:style-name="P4"><text:span text:style-name="T11"><text:tab/><text:tab/></text:span><text:span text:style-name="T6">static</text:span><text:span text:style-name="T11"> </text:span><text:span text:style-name="T6">const</text:span><text:span text:style-name="T11"> </text:span><text:span text:style-name="T6">int</text:span><text:span text:style-name="T11"> NIL = -1;</text:span></text:p><text:p text:style-name="P11">};</text:p><text:p text:style-name="P4"/><text:p text:style-name="P4"><text:span text:style-name="T6">template</text:span><text:span text:style-name="T11"> &lt;</text:span><text:span text:style-name="T6">class</text:span><text:span text:style-name="T11"> T, </text:span><text:span text:style-name="T6">int</text:span><text:span text:style-name="T11"> DIM&gt;</text:span></text:p><text:p text:style-name="P11">CodaVet&lt;T, DIM&gt;::CodaVet() {</text:p><text:p text:style-name="P11"><text:tab/>creaCoda();</text:p><text:p text:style-name="P11">};</text:p><text:p text:style-name="P4"/><text:p text:style-name="P4"><text:span text:style-name="T6">template</text:span><text:span text:style-name="T11"> &lt;</text:span><text:span text:style-name="T6">class</text:span><text:span text:style-name="T11"> T, </text:span><text:span text:style-name="T6">int</text:span><text:span text:style-name="T11"> DIM&gt;</text:span></text:p><text:p text:style-name="P11">CodaVet&lt;T, DIM&gt;::~CodaVet() {};</text:p><text:p text:style-name="P4"/><text:p text:style-name="P4"><text:span text:style-name="T6">template</text:span><text:span text:style-name="T11"> &lt;</text:span><text:span text:style-name="T6">class</text:span><text:span text:style-name="T11"> T, </text:span><text:span text:style-name="T6">int</text:span><text:span text:style-name="T11"> DIM&gt;</text:span></text:p><text:p text:style-name="P4"><text:span text:style-name="T6">void</text:span><text:span text:style-name="T11"> CodaVet&lt;T, DIM&gt;::creaCoda() {</text:span></text:p><text:p text:style-name="P11"><text:tab/>inizio = NIL;</text:p><text:p text:style-name="P11"><text:tab/>fine = NIL;</text:p><text:p text:style-name="P11">};</text:p><text:p text:style-name="P4"/><text:p text:style-name="P4"><text:span text:style-name="T6">template</text:span><text:span text:style-name="T11"> &lt;</text:span><text:span text:style-name="T6">class</text:span><text:span text:style-name="T11"> T, </text:span><text:span text:style-name="T6">int</text:span><text:span text:style-name="T11"> DIM&gt;</text:span></text:p><text:p text:style-name="P4"><text:span text:style-name="T6">bool</text:span><text:span text:style-name="T11"> CodaVet&lt;T, DIM&gt;::codaVuota() {</text:span></text:p><text:p text:style-name="P4"><text:span text:style-name="T11"><text:tab/></text:span><text:span text:style-name="T6">return</text:span><text:span text:style-name="T11"> ( inizio == NIL ); </text:span></text:p><text:p text:style-name="P11">};</text:p><text:p text:style-name="P4"/><text:p text:style-name="P4"><text:span text:style-name="T6">template</text:span><text:span text:style-name="T11"> &lt;</text:span><text:span text:style-name="T6">class</text:span><text:span text:style-name="T11"> T, </text:span><text:span text:style-name="T6">int</text:span><text:span text:style-name="T11"> DIM&gt;</text:span></text:p><text:p text:style-name="P4"><text:span text:style-name="T6">void</text:span><text:span text:style-name="T11"> CodaVet&lt;T, DIM&gt;::inCoda(T newValue) {</text:span></text:p><text:p text:style-name="P4"><text:span text:style-name="T11"><text:tab/></text:span><text:span text:style-name="T6">if</text:span><text:span text:style-name="T11"> ( ( (fine - inizio + 1) % DIM ) != 0 <text:s/>) {</text:span></text:p><text:p text:style-name="P11"><text:tab/><text:tab/>fine = (fine + 1) % DIM;</text:p><text:p text:style-name="P4"><text:span text:style-name="T11"><text:tab/><text:tab/></text:span><text:span text:style-name="T6">if</text:span><text:span text:style-name="T11"> ( inizio == NIL ) {</text:span></text:p><text:p text:style-name="P11"><text:tab/><text:tab/><text:tab/>inizio = fine;</text:p><text:p text:style-name="P11"><text:tab/><text:tab/>}</text:p><text:p text:style-name="P11"><text:tab/><text:tab/>coda[fine].setValue(newValue);</text:p><text:p text:style-name="P4"><text:span text:style-name="T11"><text:tab/>} </text:span><text:span text:style-name="T6">else</text:span><text:span text:style-name="T11"> {</text:span></text:p><text:p text:style-name="P4"><text:span text:style-name="T11"><text:tab/><text:tab/>__DEBUG(</text:span><text:span text:style-name="T22">"CodaVet::inCoda(): Coda piena"</text:span><text:span text:style-name="T11">);</text:span></text:p><text:p text:style-name="P4"><text:span text:style-name="T11"><text:tab/><text:tab/></text:span><text:span text:style-name="T6">throw</text:span><text:span text:style-name="T11"> INT_MAX;</text:span></text:p><text:p text:style-name="P11"><text:tab/>} </text:p><text:p text:style-name="P11">};</text:p><text:p text:style-name="P4"/><text:p text:style-name="P4"><text:span text:style-name="T6">template</text:span><text:span text:style-name="T11"> &lt;</text:span><text:span text:style-name="T6">class</text:span><text:span text:style-name="T11"> T, </text:span><text:span text:style-name="T6">int</text:span><text:span text:style-name="T11"> DIM&gt;</text:span></text:p><text:p text:style-name="P11">T CodaVet&lt;T, DIM&gt;::leggiCoda() {</text:p><text:p text:style-name="P4"><text:span text:style-name="T11"><text:tab/></text:span><text:span text:style-name="T6">if</text:span><text:span text:style-name="T11"> ( codaVuota() ) {</text:span></text:p><text:p text:style-name="P4"><text:span text:style-name="T11"><text:tab/><text:tab/>__DEBUG(</text:span><text:span text:style-name="T22">"CodaVet::leggiCoda(): codaVuota() == TRUE"</text:span><text:span text:style-name="T11">);</text:span></text:p><text:p text:style-name="P4"><text:span text:style-name="T11"><text:tab/><text:tab/></text:span><text:span text:style-name="T6">throw</text:span><text:span text:style-name="T11"> 0; </text:span></text:p><text:p text:style-name="P4"><text:span text:style-name="T11"><text:tab/>} </text:span><text:span text:style-name="T6">else</text:span><text:span text:style-name="T11"> {</text:span></text:p><text:p text:style-name="P4"><text:span text:style-name="T11"><text:tab/><text:tab/></text:span><text:span text:style-name="T6">return</text:span><text:span text:style-name="T11"> coda[inizio].getValue();</text:span></text:p><text:p text:style-name="P11"><text:tab/>}</text:p><text:p text:style-name="P11">};</text:p><text:p text:style-name="P11"/><text:p text:style-name="P11"/></draw:text-box></draw:frame></text:p>
      <text:p text:style-name="P25"/>
      <text:p text:style-name="P25"/>
      <text:p text:style-name="P9"><draw:frame draw:style-name="fr4" draw:name="Cornice36" text:anchor-type="paragraph" svg:width="16.15cm" style:rel-width="95%" draw:z-index="35"><draw:text-box fo:min-height="0.499cm"><text:p text:style-name="P4"/><text:p text:style-name="P4"><text:span text:style-name="T6">template</text:span><text:span text:style-name="T11"> &lt;</text:span><text:span text:style-name="T6">class</text:span><text:span text:style-name="T11"> T, </text:span><text:span text:style-name="T6">int</text:span><text:span text:style-name="T11"> DIM&gt;</text:span></text:p><text:p text:style-name="P4"><text:span text:style-name="T6">void</text:span><text:span text:style-name="T11"> CodaVet&lt;T, DIM&gt;::fuoriCoda() {</text:span></text:p><text:p text:style-name="P4"><text:span text:style-name="T11"><text:tab/></text:span><text:span text:style-name="T6">if</text:span><text:span text:style-name="T11"> ( codaVuota() ) {</text:span></text:p><text:p text:style-name="P4"><text:span text:style-name="T11"><text:tab/><text:tab/>__DEBUG(</text:span><text:span text:style-name="T22">"CodaVet::fuoriCoda(): codaVuota() == TRUE"</text:span><text:span text:style-name="T11">);</text:span></text:p><text:p text:style-name="P4"><text:span text:style-name="T11"><text:tab/><text:tab/></text:span><text:span text:style-name="T6">throw</text:span><text:span text:style-name="T11"> 0; </text:span></text:p><text:p text:style-name="P4"><text:span text:style-name="T11"><text:tab/>} </text:span><text:span text:style-name="T6">else</text:span><text:span text:style-name="T11"> {</text:span></text:p><text:p text:style-name="P4"><text:span text:style-name="T11"><text:tab/><text:tab/></text:span><text:span text:style-name="T6">if</text:span><text:span text:style-name="T11"> ( inizio == fine ) {</text:span></text:p><text:p text:style-name="P11"><text:tab/><text:tab/><text:tab/>inizio = fine = NIL;</text:p><text:p text:style-name="P4"><text:span text:style-name="T11"><text:tab/><text:tab/>} </text:span><text:span text:style-name="T6">else</text:span><text:span text:style-name="T11"> {</text:span></text:p><text:p text:style-name="P11"><text:tab/><text:tab/><text:tab/>inizio = (inizio + 1) % DIM;</text:p><text:p text:style-name="P11"><text:tab/><text:tab/>}</text:p><text:p text:style-name="P11"><text:tab/>}</text:p><text:p text:style-name="P11">};</text:p><text:p text:style-name="P4"/><text:p text:style-name="P4"/><text:p text:style-name="P4"><text:span text:style-name="T6">#endif</text:span><text:span text:style-name="T11"> </text:span><text:span text:style-name="T19">/*CODAVET_H_*/</text:span></text:p><text:p text:style-name="Preformatted_20_Text"/></draw:text-box></draw:frame><text:soft-page-break/></text:p>
      <text:h text:style-name="P36" text:outline-level="4"><text:span text:style-name="T4">3.3.1.4 Esempio comune applicato alla realizzazione </text:span><text:span text:style-name="T1">CodaVet</text:span></text:h>
      <text:p text:style-name="P19">Quella che segue è una possibile implementazione dell'algoritmo indicato in <text:span text:style-name="T28">Testo 5</text:span><text:span text:style-name="T30"> utilizzando la realizzazione della coda con vettore appena descritta.</text:span></text:p>
      <text:p text:style-name="P28"><draw:frame draw:style-name="fr6" draw:name="Cornice37" text:anchor-type="paragraph" svg:width="16.15cm" style:rel-width="95%" draw:z-index="36"><draw:text-box fo:min-height="0.499cm"><text:p text:style-name="File">File <text:sequence text:ref-name="refFile11" text:name="File" text:formula="ooow:File+1" style:num-format="1">12</text:sequence>: EsempioCoda.cpp</text:p><text:p text:style-name="P4"><text:span text:style-name="T6">#define</text:span><text:span text:style-name="T13"> ASDLIBRARY_DEBUG_ON </text:span><text:span text:style-name="T6">true</text:span></text:p><text:p text:style-name="P4"/><text:p text:style-name="P4"><text:span text:style-name="T6">#include</text:span><text:span text:style-name="T11"> </text:span><text:span text:style-name="T22">"common/stdInclude.h"</text:span></text:p><text:p text:style-name="P4"><text:span text:style-name="T6">#include</text:span><text:span text:style-name="T11"> </text:span><text:span text:style-name="T22">"code/CodaVet.h"</text:span></text:p><text:p text:style-name="P6"/><text:p text:style-name="P4"><text:span text:style-name="T6">void</text:span><text:span text:style-name="T11"> EsempioCodeCodaVet() {</text:span></text:p><text:p text:style-name="P4"/><text:p text:style-name="P4"><text:span text:style-name="T11"><text:tab/>CodaVet&lt;</text:span><text:span text:style-name="T6">int</text:span><text:span text:style-name="T11">, 6&gt; coda;</text:span></text:p><text:p text:style-name="P11"><text:tab/>coda.creaCoda();</text:p><text:p text:style-name="P4"><text:span text:style-name="T11"><text:tab/></text:span><text:span text:style-name="T6">int</text:span><text:span text:style-name="T11"> valoreIndicato;</text:span></text:p><text:p text:style-name="P4"><text:span text:style-name="T11"><text:tab/></text:span><text:span text:style-name="T27">// acquisizione</text:span></text:p><text:p text:style-name="P4"><text:span text:style-name="T11"><text:tab/></text:span><text:span text:style-name="T6">for</text:span><text:span text:style-name="T11"> ( </text:span><text:span text:style-name="T6">int</text:span><text:span text:style-name="T11"> i = 0; i &lt; 6; i++ ) {</text:span></text:p><text:p text:style-name="P4"><text:span text:style-name="T11"><text:tab/><text:tab/>cout &lt;&lt; </text:span><text:span text:style-name="T22">"Indicare l'elemento da inserire: "</text:span><text:span text:style-name="T11">;</text:span></text:p><text:p text:style-name="P11"><text:tab/><text:tab/>cin &gt;&gt; valoreIndicato;</text:p><text:p text:style-name="P11"><text:tab/><text:tab/>coda.inCoda(valoreIndicato);</text:p><text:p text:style-name="P11"><text:tab/>}</text:p><text:p text:style-name="P4"><text:span text:style-name="T11"><text:tab/></text:span><text:span text:style-name="T27">// stampa</text:span></text:p><text:p text:style-name="P4"><text:span text:style-name="T11"><text:tab/></text:span><text:span text:style-name="T6">for</text:span><text:span text:style-name="T11"> ( </text:span><text:span text:style-name="T6">int</text:span><text:span text:style-name="T11"> i = 0; i &lt; 4; i++ ) {</text:span></text:p><text:p text:style-name="P4"><text:span text:style-name="T11"><text:tab/><text:tab/>cout &lt;&lt; coda.leggiCoda() &lt;&lt; </text:span><text:span text:style-name="T22">" "</text:span>;</text:p><text:p text:style-name="P4"><text:span text:style-name="T11"><text:tab/><text:tab/>coda.fuoriCoda()</text:span>;</text:p><text:p text:style-name="P4"><text:span text:style-name="T11"><text:tab/></text:span>}</text:p><text:p text:style-name="P4">}</text:p></draw:text-box></draw:frame>Eseguendo la funzione otterremo il seguente output:</text:p>
      <text:p text:style-name="P29"><draw:frame draw:style-name="fr1" draw:name="Cornice38" text:anchor-type="paragraph" svg:width="16.15cm" style:rel-width="95%" draw:z-index="37"><draw:text-box fo:min-height="0.499cm"><text:p text:style-name="P5"><text:span text:style-name="T14">Indicare l'elemento da inserire: </text:span><text:span text:style-name="T33">0</text:span></text:p><text:p text:style-name="P5"><text:span text:style-name="T11">Indicare l'elemento da inserire: </text:span><text:span text:style-name="T32">1</text:span></text:p><text:p text:style-name="P5"><text:span text:style-name="T11">Indicare l'elemento da inserire: </text:span><text:span text:style-name="T32">2</text:span></text:p><text:p text:style-name="P5"><text:span text:style-name="T11">Indicare l'elemento da inserire: </text:span><text:span text:style-name="T32">3</text:span></text:p><text:p text:style-name="P5"><text:span text:style-name="T11">Indicare l'elemento da inserire: </text:span><text:span text:style-name="T32">4</text:span></text:p><text:p text:style-name="P5"><text:span text:style-name="T11">Indicare l'elemento da inserire: </text:span><text:span text:style-name="T32">5</text:span></text:p><text:p text:style-name="P12">0 1 2 3 </text:p></draw:text-box></draw:frame></text:p>
      <text:h text:style-name="P34" text:outline-level="3"><text:soft-page-break/>3.3.2 Implementazione con puntatori</text:h>
      <text:p text:style-name="P19">Implementazione della coda tramite puntatori, come è stato per la lista, permette di generare code di lunghezza arbitraria. Non è infatti necessario specificare una determinata dimensione, la coda verrà estesa mano a mano che gli elementi verranno inseriti. Questo è possibile grazie all'utilizzo della classe <text:span text:style-name="T1">NodoCodaPtr</text:span> che estende la classe base <text:span text:style-name="T1">Nodo</text:span> e che, oltre ad incapsulare il valore dell'elemento, mantiene un riferimento al nodo successivo della coda.</text:p>
      <text:h text:style-name="P35" text:outline-level="4">3.3.2.1 Pro e contro</text:h>
      <text:p text:style-name="P19">Questa implementazione, come già detto, non comporta problemi legati al massimo numero di elementi inseribili in coda. Le operazioni di inserimento e di rimozione non comportano overhead, in quanto comportano solo una riassegnazione di due proprietà private della classe.</text:p>
      <text:h text:style-name="P36" text:outline-level="4"><text:span text:style-name="T4">3.3.2.2 Specializzare la classe </text:span><text:span text:style-name="T1">Nodo</text:span><text:span text:style-name="T4"> in </text:span><text:span text:style-name="T1">NodoCodaPtr</text:span></text:h>
      <text:p text:style-name="P19">La classe <text:span text:style-name="T1">NodoCodaPtr</text:span> utilizzata offre metodi di getter e setter per impostare o recuperare il riferimento all'elemento successivo della coda, altre che alle funzionalità ereditate dalla classe base. I nodi per i quali non esiste un elemento successivo vedranno il riferimento al successivo avvalorata <text:s/>con il valore di NULL.</text:p>
      <text:p text:style-name="P9"><draw:frame draw:style-name="fr1" draw:name="Cornice39" text:anchor-type="paragraph" svg:width="16.15cm" style:rel-width="95%" draw:z-index="38"><draw:text-box fo:min-height="0.499cm"><text:p text:style-name="File">File <text:sequence text:ref-name="refFile12" text:name="File" text:formula="ooow:File+1" style:num-format="1">13</text:sequence>: /code/NodoCodaPtr.h</text:p><text:p text:style-name="P4"><text:span text:style-name="T6">#ifndef</text:span><text:span text:style-name="T11"> NODOCODAPTR_H_</text:span></text:p><text:p text:style-name="P4"><text:span text:style-name="T6">#define</text:span><text:span text:style-name="T11"> NODOCODAPTR_H_</text:span></text:p><text:p text:style-name="P4"><text:span text:style-name="T6">#include</text:span><text:span text:style-name="T11"> </text:span><text:span text:style-name="T22">"../common/stdInclude.h"</text:span></text:p><text:p text:style-name="P4"><text:span text:style-name="T6">#include</text:span><text:span text:style-name="T11"> </text:span><text:span text:style-name="T22">"../common/Nodo.h"</text:span></text:p><text:p text:style-name="P4"/><text:p text:style-name="P4"><text:span text:style-name="T6">template</text:span><text:span text:style-name="T11"> &lt;</text:span><text:span text:style-name="T6">class</text:span><text:span text:style-name="T11"> T&gt;</text:span></text:p><text:p text:style-name="P4"><text:span text:style-name="T6">class</text:span><text:span text:style-name="T11"> NodoCodaPtr : </text:span><text:span text:style-name="T6">public</text:span><text:span text:style-name="T11"> Nodo&lt;T&gt; {</text:span></text:p><text:p text:style-name="P4"><text:span text:style-name="T11"><text:tab/></text:span><text:span text:style-name="T6">public</text:span><text:span text:style-name="T11">:</text:span></text:p><text:p text:style-name="P11"><text:tab/><text:tab/>NodoCodaPtr();</text:p><text:p text:style-name="P11"><text:tab/><text:tab/>NodoCodaPtr(T);</text:p><text:p text:style-name="P11"><text:tab/><text:tab/>NodoCodaPtr&lt;T&gt;* getSuccessivo();</text:p><text:p text:style-name="P4"><text:span text:style-name="T11"><text:tab/><text:tab/></text:span><text:span text:style-name="T6">void</text:span><text:span text:style-name="T11"> setSuccessivo(NodoCodaPtr&lt;T&gt;*);</text:span></text:p><text:p text:style-name="P4"><text:span text:style-name="T11"><text:tab/></text:span><text:span text:style-name="T6">private</text:span><text:span text:style-name="T11">:</text:span></text:p><text:p text:style-name="P11"><text:tab/><text:tab/>NodoCodaPtr&lt;T&gt;* successivo;</text:p><text:p text:style-name="P11">};</text:p><text:p text:style-name="P4"/><text:p text:style-name="P4"><text:span text:style-name="T6">template</text:span><text:span text:style-name="T11"> &lt;</text:span><text:span text:style-name="T6">class</text:span><text:span text:style-name="T11"> T&gt;</text:span></text:p><text:p text:style-name="P11">NodoCodaPtr&lt;T&gt;::NodoCodaPtr() : Nodo&lt;T&gt;::Nodo() {</text:p><text:p text:style-name="P4"><text:span text:style-name="T11"><text:tab/>successivo = </text:span><text:span text:style-name="T6">NULL</text:span><text:span text:style-name="T11">;</text:span></text:p><text:p text:style-name="P11">};</text:p><text:p text:style-name="P4"/><text:p text:style-name="P4"><text:span text:style-name="T6">template</text:span><text:span text:style-name="T11"> &lt;</text:span><text:span text:style-name="T6">class</text:span><text:span text:style-name="T11"> T&gt;</text:span></text:p><text:p text:style-name="P11">NodoCodaPtr&lt;T&gt;::NodoCodaPtr(T newValue) : Nodo&lt;T&gt;::Nodo(newValue) {</text:p><text:p text:style-name="P4"><text:span text:style-name="T11"><text:tab/>successivo = </text:span><text:span text:style-name="T6">NULL</text:span><text:span text:style-name="T11">;</text:span></text:p><text:p text:style-name="P11">};</text:p><text:p text:style-name="P4"/><text:p text:style-name="P4"/><text:p text:style-name="P4"><text:span text:style-name="T6">template</text:span><text:span text:style-name="T11"> &lt;</text:span><text:span text:style-name="T6">class</text:span><text:span text:style-name="T11"> T&gt;</text:span></text:p><text:p text:style-name="P11">NodoCodaPtr&lt;T&gt;* NodoCodaPtr&lt;T&gt;::getSuccessivo() {</text:p><text:p text:style-name="P4"><text:span text:style-name="T11"><text:tab/></text:span><text:span text:style-name="T6">return</text:span><text:span text:style-name="T11"> successivo;</text:span></text:p><text:p text:style-name="P11">};</text:p><text:p text:style-name="P4"/><text:p text:style-name="P4"><text:span text:style-name="T6">template</text:span><text:span text:style-name="T11"> &lt;</text:span><text:span text:style-name="T6">class</text:span><text:span text:style-name="T11"> T&gt;</text:span></text:p><text:p text:style-name="P4"><text:span text:style-name="T6">void</text:span><text:span text:style-name="T11"> NodoCodaPtr&lt;T&gt;::setSuccessivo(NodoCodaPtr&lt;T&gt;* newSuccessivo) {</text:span></text:p><text:p text:style-name="P11"><text:tab/>successivo = newSuccessivo;</text:p><text:p text:style-name="P11">};</text:p><text:p text:style-name="P4"/><text:p text:style-name="P7"><text:span text:style-name="T7">#endif</text:span><text:span text:style-name="T12"> </text:span><text:span text:style-name="T20">/*NODOCODAPTR_H_*/</text:span></text:p></draw:text-box></draw:frame></text:p>
      <text:h text:style-name="P36" text:outline-level="4"><text:soft-page-break/><text:span text:style-name="T4">3.3.2.3 La classe </text:span><text:span text:style-name="T1">CodaPtr</text:span></text:h>
      <text:p text:style-name="P19">Una possibile implementazione di quanto descritto finora sulla realizzazione della coda a puntatori può essere quella inserita qui sotto. L'implementazione fa uso dei template per generalizzare il tipo di dati inseribili nella coda.</text:p>
      <text:p text:style-name="P11"><draw:frame draw:style-name="fr2" draw:name="Cornice40" text:anchor-type="paragraph" svg:width="16.15cm" style:rel-width="95%" draw:z-index="39"><draw:text-box fo:min-height="0.499cm"><text:p text:style-name="P4"><text:span text:style-name="T6">#ifndef</text:span><text:span text:style-name="T11"> CODAPTR_H_</text:span></text:p><text:p text:style-name="P4"><text:span text:style-name="T6">#define</text:span><text:span text:style-name="T11"> CODAPTR_H_</text:span></text:p><text:p text:style-name="P4"/><text:p text:style-name="P4"><text:span text:style-name="T6">#include</text:span><text:span text:style-name="T11"> </text:span><text:span text:style-name="T22">"../common/stdInclude.h"</text:span></text:p><text:p text:style-name="P4"><text:span text:style-name="T6">#include</text:span><text:span text:style-name="T11"> </text:span><text:span text:style-name="T22">"NodoCodaPtr.h"</text:span></text:p><text:p text:style-name="P4"/><text:p text:style-name="P4"><text:span text:style-name="T6">template</text:span><text:span text:style-name="T11"> &lt;</text:span><text:span text:style-name="T6">class</text:span><text:span text:style-name="T11"> T&gt;</text:span></text:p><text:p text:style-name="P4"><text:span text:style-name="T6">class</text:span><text:span text:style-name="T11"> CodaPtr {</text:span></text:p><text:p text:style-name="P4"><text:span text:style-name="T11"><text:tab/></text:span><text:span text:style-name="T6">public</text:span><text:span text:style-name="T11">:</text:span></text:p><text:p text:style-name="P11"><text:tab/><text:tab/>CodaPtr();</text:p><text:p text:style-name="P11"><text:tab/><text:tab/>~CodaPtr();</text:p><text:p text:style-name="P4"><text:span text:style-name="T11"><text:tab/><text:tab/></text:span><text:span text:style-name="T6">void</text:span><text:span text:style-name="T11"> creaCoda();</text:span></text:p><text:p text:style-name="P4"><text:span text:style-name="T11"><text:tab/><text:tab/></text:span><text:span text:style-name="T6">bool</text:span><text:span text:style-name="T11"> codaVuota();</text:span></text:p><text:p text:style-name="P4"><text:span text:style-name="T11"><text:tab/><text:tab/></text:span><text:span text:style-name="T6">void</text:span><text:span text:style-name="T11"> inCoda(T);</text:span></text:p><text:p text:style-name="P4"><text:span text:style-name="T11"><text:tab/><text:tab/></text:span><text:span text:style-name="T6">void</text:span><text:span text:style-name="T11"> fuoriCoda();</text:span></text:p><text:p text:style-name="P11"><text:tab/><text:tab/>T leggiCoda();</text:p><text:p text:style-name="P4"><text:span text:style-name="T11"><text:tab/></text:span><text:span text:style-name="T6">private</text:span><text:span text:style-name="T11">:</text:span></text:p><text:p text:style-name="P4"><text:span text:style-name="T11"><text:tab/><text:tab/></text:span><text:span text:style-name="T6">typedef</text:span><text:span text:style-name="T11"> NodoCodaPtr&lt;T&gt; cellaCoda;</text:span></text:p><text:p text:style-name="P11"><text:tab/><text:tab/>cellaCoda* testa;</text:p><text:p text:style-name="P11"><text:tab/><text:tab/>cellaCoda* fondo;</text:p><text:p text:style-name="P11"><text:tab/></text:p><text:p text:style-name="P11">};</text:p><text:p text:style-name="P4"/><text:p text:style-name="P4"><text:span text:style-name="T6">template</text:span><text:span text:style-name="T11"> &lt;</text:span><text:span text:style-name="T6">class</text:span><text:span text:style-name="T11"> T&gt;</text:span></text:p><text:p text:style-name="P11">CodaPtr&lt;T&gt;::CodaPtr() {</text:p><text:p text:style-name="P11"><text:tab/>creaCoda();</text:p><text:p text:style-name="P11">};</text:p><text:p text:style-name="P4"/><text:p text:style-name="P4"><text:span text:style-name="T6">template</text:span><text:span text:style-name="T11"> &lt;</text:span><text:span text:style-name="T6">class</text:span><text:span text:style-name="T11"> T&gt;</text:span></text:p><text:p text:style-name="P11">CodaPtr&lt;T&gt;::~CodaPtr() {};</text:p><text:p text:style-name="P4"/><text:p text:style-name="P4"><text:span text:style-name="T6">template</text:span><text:span text:style-name="T11"> &lt;</text:span><text:span text:style-name="T6">class</text:span><text:span text:style-name="T11"> T&gt;</text:span></text:p><text:p text:style-name="P4"><text:span text:style-name="T6">void</text:span><text:span text:style-name="T11"> CodaPtr&lt;T&gt;::creaCoda() {</text:span></text:p><text:p text:style-name="P4"><text:span text:style-name="T11"><text:tab/>testa = fondo = </text:span><text:span text:style-name="T6">NULL</text:span><text:span text:style-name="T11">;</text:span></text:p><text:p text:style-name="P11"><text:tab/></text:p><text:p text:style-name="P11">};</text:p><text:p text:style-name="P4"/><text:p text:style-name="P4"><text:span text:style-name="T6">template</text:span><text:span text:style-name="T11"> &lt;</text:span><text:span text:style-name="T6">class</text:span><text:span text:style-name="T11"> T&gt;</text:span></text:p><text:p text:style-name="P4"><text:span text:style-name="T6">bool</text:span><text:span text:style-name="T11"> CodaPtr&lt;T&gt;::codaVuota() {</text:span></text:p><text:p text:style-name="P4"><text:span text:style-name="T11"><text:tab/></text:span><text:span text:style-name="T6">return</text:span><text:span text:style-name="T11"> ( testa == </text:span><text:span text:style-name="T6">NULL</text:span><text:span text:style-name="T11"> );</text:span></text:p><text:p text:style-name="P11">};</text:p><text:p text:style-name="P4"/><text:p text:style-name="P4"><text:span text:style-name="T6">template</text:span><text:span text:style-name="T11"> &lt;</text:span><text:span text:style-name="T6">class</text:span><text:span text:style-name="T11"> T&gt;</text:span></text:p><text:p text:style-name="P4"><text:span text:style-name="T6">void</text:span><text:span text:style-name="T11"> CodaPtr&lt;T&gt;::inCoda(T newValue) {</text:span></text:p><text:p text:style-name="P4"><text:span text:style-name="T11"><text:tab/></text:span><text:span text:style-name="T6">if</text:span><text:span text:style-name="T11"> ( codaVuota() ) {</text:span></text:p><text:p text:style-name="P4"><text:span text:style-name="T11"><text:tab/><text:tab/>testa = fondo = </text:span><text:span text:style-name="T6">new</text:span><text:span text:style-name="T11"> cellaCoda(newValue);</text:span></text:p><text:p text:style-name="P4"><text:span text:style-name="T11"><text:tab/>} </text:span><text:span text:style-name="T6">else</text:span><text:span text:style-name="T11"> {</text:span></text:p><text:p text:style-name="P4"><text:span text:style-name="T11"><text:tab/><text:tab/>cellaCoda* nuovoFondo = </text:span><text:span text:style-name="T6">new</text:span><text:span text:style-name="T11"> cellaCoda(newValue);</text:span></text:p><text:p text:style-name="P11"><text:tab/><text:tab/>fondo-&gt;setSuccessivo(nuovoFondo);</text:p><text:p text:style-name="P11"><text:tab/><text:tab/>fondo = nuovoFondo;</text:p><text:p text:style-name="P11"><text:tab/>}</text:p><text:p text:style-name="P11">};</text:p><text:p text:style-name="P4"/><text:p text:style-name="P4"><text:span text:style-name="T6">template</text:span><text:span text:style-name="T11"> &lt;</text:span><text:span text:style-name="T6">class</text:span><text:span text:style-name="T11"> T&gt;</text:span></text:p><text:p text:style-name="P4"><text:span text:style-name="T6">void</text:span><text:span text:style-name="T11"> CodaPtr&lt;T&gt;::fuoriCoda() {</text:span></text:p><text:p text:style-name="P4"><text:span text:style-name="T11"><text:tab/></text:span><text:span text:style-name="T6">if</text:span><text:span text:style-name="T11"> ( codaVuota() ) {</text:span></text:p><text:p text:style-name="P4"><text:span text:style-name="T11"><text:tab/><text:tab/>__DEBUG(</text:span><text:span text:style-name="T22">"CodaPtr::fuoriCoda(): codaVuota() == TRUE"</text:span><text:span text:style-name="T11">);</text:span></text:p><text:p text:style-name="P4"><text:span text:style-name="T11"><text:tab/>} </text:span><text:span text:style-name="T6">else</text:span><text:span text:style-name="T11"> {</text:span></text:p><text:p text:style-name="P11"><text:tab/><text:tab/>testa = testa-&gt;getSuccessivo();</text:p><text:p text:style-name="P11"><text:tab/>}</text:p><text:p text:style-name="P11">};</text:p></draw:text-box></draw:frame></text:p>
      <text:p text:style-name="P4"/>
      <text:p text:style-name="P9"><draw:frame draw:style-name="fr4" draw:name="Cornice41" text:anchor-type="paragraph" svg:width="16.15cm" style:rel-width="95%" draw:z-index="40"><draw:text-box fo:min-height="0.499cm"><text:p text:style-name="P4"><text:span text:style-name="T6">template</text:span><text:span text:style-name="T11"> &lt;</text:span><text:span text:style-name="T6">class</text:span><text:span text:style-name="T11"> T&gt;</text:span></text:p><text:p text:style-name="P11">T CodaPtr&lt;T&gt;::leggiCoda() {</text:p><text:p text:style-name="P4"><text:span text:style-name="T11"><text:tab/></text:span><text:span text:style-name="T6">if</text:span><text:span text:style-name="T11"> ( codaVuota() ) {</text:span></text:p><text:p text:style-name="P4"><text:span text:style-name="T11"><text:tab/><text:tab/>__DEBUG(</text:span><text:span text:style-name="T22">"CodaPtr::leggiCoda(): codaVuota() == TRUE"</text:span><text:span text:style-name="T11">);</text:span></text:p><text:p text:style-name="P4"><text:span text:style-name="T11"><text:tab/><text:tab/></text:span><text:span text:style-name="T6">throw</text:span><text:span text:style-name="T11"> 0;</text:span></text:p><text:p text:style-name="P4"><text:span text:style-name="T11"><text:tab/>} </text:span><text:span text:style-name="T6">else</text:span><text:span text:style-name="T11"> {</text:span></text:p><text:p text:style-name="P4"><text:span text:style-name="T11"><text:tab/><text:tab/></text:span><text:span text:style-name="T6">return</text:span><text:span text:style-name="T11"> testa-&gt;getValue();</text:span></text:p><text:p text:style-name="P11"><text:tab/>}</text:p><text:p text:style-name="P11">};</text:p><text:p text:style-name="P4"/><text:p text:style-name="P7"><text:span text:style-name="T7">#endif</text:span><text:span text:style-name="T12"> </text:span><text:span text:style-name="T20">/*CODAPTR_H_*/</text:span></text:p></draw:text-box></draw:frame><text:soft-page-break/></text:p>
      <text:h text:style-name="P36" text:outline-level="4"><text:span text:style-name="T4">3.3.2.4 Esempio comune applicato alla realizzazione </text:span><text:span text:style-name="T1">CodaPtr</text:span></text:h>
      <text:p text:style-name="P19">Quanto segue è una possibile implementazione dell'algoritmo descritto in <text:span text:style-name="T28">Testo 6</text:span><text:span text:style-name="T30"> applicata alla realizzazione della coda a puntatori appena descritta.</text:span></text:p>
      <text:p text:style-name="P18"><draw:frame draw:style-name="fr6" draw:name="Cornice42" text:anchor-type="paragraph" svg:width="16.15cm" style:rel-width="95%" draw:z-index="41"><draw:text-box fo:min-height="0.499cm"><text:p text:style-name="File">File <text:sequence text:ref-name="refFile13" text:name="File" text:formula="ooow:File+1" style:num-format="1">14</text:sequence>: EsempioCoda.cpp</text:p><text:p text:style-name="P4"><text:span text:style-name="T6">#define</text:span><text:span text:style-name="T13"> ASDLIBRARY_DEBUG_ON </text:span><text:span text:style-name="T6">true</text:span></text:p><text:p text:style-name="P4"/><text:p text:style-name="P4"><text:span text:style-name="T6">#include</text:span><text:span text:style-name="T11"> </text:span><text:span text:style-name="T22">"common/stdInclude.h"</text:span></text:p><text:p text:style-name="P4"><text:span text:style-name="T6">#include</text:span><text:span text:style-name="T11"> </text:span><text:span text:style-name="T22">"code/CodaPtr.h"</text:span></text:p><text:p text:style-name="P6"/><text:p text:style-name="P4"><text:span text:style-name="T6">void</text:span><text:span text:style-name="T11"> EsempioCodeCodaPtr() {</text:span></text:p><text:p text:style-name="P4"/><text:p text:style-name="P4"><text:span text:style-name="T11"><text:tab/>CodaVet&lt;</text:span><text:span text:style-name="T6">int</text:span><text:span text:style-name="T11">, 6&gt; coda;</text:span></text:p><text:p text:style-name="P11"><text:tab/>coda.creaCoda();</text:p><text:p text:style-name="P4"><text:span text:style-name="T11"><text:tab/></text:span><text:span text:style-name="T6">int</text:span><text:span text:style-name="T11"> valoreIndicato;</text:span></text:p><text:p text:style-name="P4"><text:span text:style-name="T11"><text:tab/></text:span><text:span text:style-name="T27">// acquisizione</text:span></text:p><text:p text:style-name="P4"><text:span text:style-name="T11"><text:tab/></text:span><text:span text:style-name="T6">for</text:span><text:span text:style-name="T11"> ( </text:span><text:span text:style-name="T6">int</text:span><text:span text:style-name="T11"> i = 0; i &lt; 6; i++ ) {</text:span></text:p><text:p text:style-name="P4"><text:span text:style-name="T11"><text:tab/><text:tab/>cout &lt;&lt; </text:span><text:span text:style-name="T22">"Indicare l'elemento da inserire: "</text:span><text:span text:style-name="T11">;</text:span></text:p><text:p text:style-name="P11"><text:tab/><text:tab/>cin &gt;&gt; valoreIndicato;</text:p><text:p text:style-name="P11"><text:tab/><text:tab/>coda.inCoda(valoreIndicato);</text:p><text:p text:style-name="P11"><text:tab/>}</text:p><text:p text:style-name="P4"><text:span text:style-name="T11"><text:tab/></text:span><text:span text:style-name="T27">// stampa</text:span></text:p><text:p text:style-name="P4"><text:span text:style-name="T11"><text:tab/></text:span><text:span text:style-name="T6">for</text:span><text:span text:style-name="T11"> ( </text:span><text:span text:style-name="T6">int</text:span><text:span text:style-name="T11"> i = 0; i &lt; 4; i++ ) {</text:span></text:p><text:p text:style-name="P4"><text:span text:style-name="T11"><text:tab/><text:tab/>cout &lt;&lt; coda.leggiCoda() &lt;&lt; </text:span><text:span text:style-name="T22">" "</text:span>;</text:p><text:p text:style-name="P4"><text:span text:style-name="T11"><text:tab/><text:tab/>coda.fuoriCoda()</text:span>;</text:p><text:p text:style-name="P4"><text:span text:style-name="T11"><text:tab/></text:span>}</text:p><text:p text:style-name="P4">}</text:p></draw:text-box></draw:frame>La funzione genera, se invocata, il medesimo output della versione per <text:span text:style-name="T1">CodaVet</text:span>.</text:p>
      <text:p text:style-name="P18"><draw:frame draw:style-name="fr1" draw:name="Cornice43" text:anchor-type="paragraph" svg:width="16.15cm" style:rel-width="95%" draw:z-index="42"><draw:text-box fo:min-height="0.499cm"><text:p text:style-name="Text">Testo <text:sequence text:ref-name="refText5" text:name="Text" text:formula="ooow:Text+1" style:num-format="1">6</text:sequence>: Output della funzione EsempioCodeCodaPtr()</text:p><text:p text:style-name="P5"><text:span text:style-name="T14">Indicare l'elemento da inserire: </text:span><text:span text:style-name="T33">0</text:span></text:p><text:p text:style-name="P5"><text:span text:style-name="T11">Indicare l'elemento da inserire: </text:span><text:span text:style-name="T32">1</text:span></text:p><text:p text:style-name="P5"><text:span text:style-name="T11">Indicare l'elemento da inserire: </text:span><text:span text:style-name="T32">2</text:span></text:p><text:p text:style-name="P5"><text:span text:style-name="T11">Indicare l'elemento da inserire: </text:span><text:span text:style-name="T32">3</text:span></text:p><text:p text:style-name="P5"><text:span text:style-name="T11">Indicare l'elemento da inserire: </text:span><text:span text:style-name="T32">4</text:span></text:p><text:p text:style-name="P5"><text:span text:style-name="T11">Indicare l'elemento da inserire: </text:span><text:span text:style-name="T32">5</text:span></text:p><text:p text:style-name="P12">0 1 2 3 </text:p></draw:text-box></draw:frame></text:p>
      <text:h text:style-name="P30" text:outline-level="2">3.4 Esempi di operatori applicati alle code</text:h>
      <text:h text:style-name="P34" text:outline-level="3">3.4.1 Acquisizione</text:h>
      <text:p text:style-name="P19">Quella che segue è una possibile implementazione di una funzione di acquisizione da tastiera <text:soft-page-break/>applicata alla realizzazione della coda tramite puntatori. La funzione è facilmente adattabile alla lista a vettori sostituendo il valore di ritorno e la dichiarazione della variabile <text:span text:style-name="T1">coda</text:span>.</text:p>
      <text:p text:style-name="P43"><draw:frame draw:style-name="fr1" draw:name="Cornice44" text:anchor-type="paragraph" svg:width="16.15cm" style:rel-width="95%" draw:z-index="43"><draw:text-box fo:min-height="0.499cm"><text:p text:style-name="P40"><text:span text:style-name="T6">template</text:span><text:span text:style-name="T11"> &lt;</text:span><text:span text:style-name="T6">class</text:span><text:span text:style-name="T11"> T&gt;</text:span></text:p><text:p text:style-name="P4"><text:span text:style-name="T11">CodaPtr&lt;T&gt; acquisizioneCoda(</text:span><text:span text:style-name="T6">int</text:span><text:span text:style-name="T11"> QueueLength) {</text:span></text:p><text:p text:style-name="P11"><text:tab/>CodaPtr&lt;T&gt; coda;</text:p><text:p text:style-name="P11"><text:tab/>coda.creaCoda();</text:p><text:p text:style-name="P11"><text:tab/>T valoreIndicato;</text:p><text:p text:style-name="P4"><text:span text:style-name="T11"><text:tab/></text:span><text:span text:style-name="T6">for</text:span><text:span text:style-name="T11"> ( </text:span><text:span text:style-name="T6">int</text:span><text:span text:style-name="T11"> i = 0; i &lt; QueueLength; i++ ) {</text:span></text:p><text:p text:style-name="P4"><text:span text:style-name="T11"><text:tab/><text:tab/>cout &lt;&lt; </text:span><text:span text:style-name="T22">"Indicare l'elemento da inserire: "</text:span><text:span text:style-name="T11">;</text:span></text:p><text:p text:style-name="P11"><text:tab/><text:tab/>cin &gt;&gt; valoreIndicato;</text:p><text:p text:style-name="P11"><text:tab/><text:tab/>coda.inCoda(valoreIndicato);</text:p><text:p text:style-name="P11"><text:tab/>}</text:p><text:p text:style-name="P4"><text:span text:style-name="T11"><text:tab/></text:span><text:span text:style-name="T6">return</text:span><text:span text:style-name="T11"> coda</text:span>;</text:p><text:p text:style-name="P7"><text:span text:style-name="T12">}</text:span><text:span text:style-name="T23">;</text:span></text:p></draw:text-box></draw:frame></text:p>
      <text:h text:style-name="P34" text:outline-level="3">3.4.2 Stampa</text:h>
      <text:p text:style-name="P19">Qui di seguito è inserita l'implementazione di una funzione di stampa di una coda. Anche per questo operatore valgono le stesse considerazione fatte per quella di acquisizione.</text:p>
      <text:p text:style-name="P19"><draw:frame draw:style-name="fr1" draw:name="Cornice45" text:anchor-type="paragraph" svg:width="16.15cm" style:rel-width="95%" draw:z-index="44"><draw:text-box fo:min-height="0.499cm"><text:p text:style-name="P4"><text:span text:style-name="T6">template</text:span><text:span text:style-name="T11"> &lt;</text:span><text:span text:style-name="T6">class</text:span><text:span text:style-name="T11"> T&gt;</text:span></text:p><text:p text:style-name="P4"><text:span text:style-name="T6">void</text:span><text:span text:style-name="T11"> stampa(CodaPtr&lt;T&gt; coda ) {</text:span></text:p><text:p text:style-name="P4"><text:span text:style-name="T11"><text:tab/></text:span><text:span text:style-name="T6">while</text:span><text:span text:style-name="T11"> ( !coda.codaVuota() ) {</text:span></text:p><text:p text:style-name="P4"><text:span text:style-name="T11"><text:tab/><text:tab/>cout &lt;&lt; coda.leggiCoda() &lt;&lt; </text:span><text:span text:style-name="T22">" "</text:span>;</text:p><text:p text:style-name="P4"><text:span text:style-name="T11"><text:tab/><text:tab/>coda.fuoriCoda()</text:span>;</text:p><text:p text:style-name="P4"><text:span text:style-name="T11"><text:tab/></text:span>}</text:p><text:p text:style-name="P7"><text:span text:style-name="T12">}</text:span><text:span text:style-name="T23">;</text:span></text:p></draw:text-box></draw:frame></text:p>
      <text:h text:style-name="P34" text:outline-level="3">3.4.3 Copia</text:h>
      <text:p text:style-name="P19">Poiché le operazioni di scansione, per la coda, sono anche operazione distruttive, può risultare utile abbinare uno degli operatori qui indicati con un operatore di copia la cui implementazione potrebbe essere la seguente.</text:p>
      <text:p text:style-name="Text_20_body"><draw:frame draw:style-name="fr1" draw:name="Cornice46" text:anchor-type="paragraph" svg:width="16.15cm" style:rel-width="95%" draw:z-index="45"><draw:text-box fo:min-height="0.499cm"><text:p text:style-name="P4"><text:span text:style-name="T6">template</text:span><text:span text:style-name="T11"> &lt;</text:span><text:span text:style-name="T6">class</text:span><text:span text:style-name="T11"> T&gt;</text:span></text:p><text:p text:style-name="P11">CodaPtr&lt;T&gt; copia(CodaPtr&lt;T&gt; coda) {</text:p><text:p text:style-name="P11"><text:tab/>CodaPtr&lt;T&gt; copiaCoda, codaAppoggio;</text:p><text:p text:style-name="P4"><text:span text:style-name="T11"><text:tab/></text:span><text:span text:style-name="T6">while</text:span><text:span text:style-name="T11"> ( !coda.codaVuota() ) {</text:span></text:p><text:p text:style-name="P11"><text:tab/><text:tab/>copiaCoda.inCoda(coda.leggiCoda());</text:p><text:p text:style-name="P11"><text:tab/><text:tab/>codaAppoggio.inCoda(coda.leggiCoda());</text:p><text:p text:style-name="P11"><text:tab/><text:tab/>coda.fuoriCoda();</text:p><text:p text:style-name="P11"><text:tab/>}</text:p><text:p text:style-name="P4"><text:span text:style-name="T11"><text:tab/></text:span><text:span text:style-name="T6">while</text:span><text:span text:style-name="T11"> ( !codaAppoggio.codaVuota() ) {</text:span></text:p><text:p text:style-name="P11"><text:tab/><text:tab/>coda.inCoda(codaAppoggio.leggiCoda());</text:p><text:p text:style-name="P11"><text:tab/><text:tab/>codaAppoggio.fuoriCoda();</text:p><text:p text:style-name="P11"><text:tab/>}</text:p><text:p text:style-name="P4"><text:span text:style-name="T11"><text:tab/></text:span><text:span text:style-name="T6">return</text:span><text:span text:style-name="T11"> copiaCoda</text:span>;</text:p><text:p text:style-name="P7"><text:span text:style-name="T12">}</text:span><text:span text:style-name="T23">;</text:span></text:p></draw:text-box></draw:frame></text:p>
      <text:h text:style-name="P34" text:outline-level="3">3.4.4 Ricerca</text:h>
      <text:p text:style-name="P19">L'operatore seguente scandisce una coda per individuare la presenza di un elemento all'interno della stessa. Bisogna sempre ricordare che l'operazione di scansione della coda, e quindi anche l'operatore di ricerca, distrugge la coda stessa. Sarebbe opportuno quindi utilizzarlo abbinandolo all'operatore di copia.</text:p>
      <text:p text:style-name="P11"><draw:frame draw:style-name="fr1" draw:name="Cornice47" text:anchor-type="paragraph" svg:width="16.15cm" style:rel-width="95%" draw:z-index="46"><draw:text-box fo:min-height="0.499cm"><text:p text:style-name="P4"><text:span text:style-name="T6">template</text:span><text:span text:style-name="T11"> &lt;</text:span><text:span text:style-name="T6">class</text:span><text:span text:style-name="T11"> T&gt;</text:span></text:p><text:p text:style-name="P4"><text:span text:style-name="T6">bool</text:span><text:span text:style-name="T11"> ricerca(CodaPtr&lt;T&gt; coda, T valore) {</text:span></text:p><text:p text:style-name="P4"><text:span text:style-name="T11"><text:tab/></text:span><text:span text:style-name="T6">while</text:span><text:span text:style-name="T11"> ( !coda.codaVuota() ) {</text:span></text:p><text:p text:style-name="P4"><text:span text:style-name="T11"><text:tab/><text:tab/></text:span><text:span text:style-name="T6">if</text:span><text:span text:style-name="T11"> ( coda.leggiCoda() == valore ) {</text:span></text:p><text:p text:style-name="P4"><text:span text:style-name="T11"><text:tab/><text:tab/><text:tab/> </text:span><text:span text:style-name="T6">return</text:span><text:span text:style-name="T11"> </text:span><text:span text:style-name="T6">true</text:span><text:span text:style-name="T11">;</text:span></text:p><text:p text:style-name="P11"><text:tab/><text:tab/>}</text:p><text:p text:style-name="P11"><text:tab/><text:tab/>coda.fuoriCoda();</text:p><text:p text:style-name="P11"><text:tab/>}</text:p><text:p text:style-name="P4"><text:span text:style-name="T11"><text:tab/></text:span><text:span text:style-name="T6">return</text:span><text:span text:style-name="T11"> </text:span><text:span text:style-name="T6">false</text:span>;</text:p><text:p text:style-name="P4"><text:span text:style-name="T11">}</text:span>;</text:p></draw:text-box></draw:frame><text:soft-page-break/></text:p>
      <text:p text:style-name="Preformatted_20_Text"/>
      <text:h text:style-name="P3" text:outline-level="1">4 Pile</text:h>
      <text:p text:style-name="P19">La pila è una sequenza lineare di elementi finita nella quale è soltanto possibile inserire ed estrarre elementi dalla sommità. Questa tecnica di accesso è detta <text:span text:style-name="T1">LIFO</text:span> (Last in, first out) in quanto l'ultimo elemento inserito in ordine di tempo, è sempre il primo ad essere estratto. Tutti le altre modalità di accesso alla struttura dati sono inibite.</text:p>
      <text:h text:style-name="P30" text:outline-level="2">4.1 L'interfaccia comune</text:h>
      <text:p text:style-name="P19">Indipendentemente dalle realizzazioni che fra breve andrò a descrivere, è possibile determinare una interfaccia comune per la creazione, accesso e manipolazione della pila. Tutte le realizzazioni in seguito descritte per la pila utilizzeranno la medesima interfaccia.</text:p>
      <text:p text:style-name="P19"><draw:frame draw:style-name="fr1" draw:name="Cornice48" text:anchor-type="paragraph" svg:width="16.15cm" style:rel-width="95%" draw:z-index="47"><draw:text-box fo:min-height="0.499cm"><text:p text:style-name="Preformatted_20_Text"><text:span text:style-name="T26">Pila:</text:span> la classe pila generica</text:p><text:p text:style-name="Preformatted_20_Text"><text:span text:style-name="T26">TipoElem:</text:span> indica il tipo degli elementi</text:p><text:p text:style-name="Preformatted_20_Text"><text:span text:style-name="T26">Boolean:</text:span> rappresenta i valori verità</text:p><text:p text:style-name="Preformatted_20_Text"/><text:p text:style-name="Preformatted_20_Text">void <text:span text:style-name="T26">CreaPila()</text:span>: crea una nuova coda</text:p><text:p text:style-name="Preformatted_20_Text"/><text:p text:style-name="Preformatted_20_Text">boolean <text:span text:style-name="T26">pilaVuota()</text:span>: controlla se la coda è vuota e restituisce l'esito del controllo</text:p><text:p text:style-name="Preformatted_20_Text"/><text:p text:style-name="Preformatted_20_Text">void <text:span text:style-name="T26">inPila(TipoElem)</text:span>: aggiunge un elemento in testa alla pila</text:p><text:p text:style-name="Preformatted_20_Text"/><text:p text:style-name="Preformatted_20_Text">TipoElem <text:span text:style-name="T26">leggiPila():</text:span> restituisce il valore dell'elemento in testa alla pila</text:p><text:p text:style-name="Preformatted_20_Text"/><text:p text:style-name="Preformatted_20_Text">void <text:span text:style-name="T26">fuoriPila():</text:span> elimina l'elemento in testa alla pila</text:p><text:p text:style-name="Preformatted_20_Text"/></draw:text-box></draw:frame></text:p>
      <text:h text:style-name="P30" text:outline-level="2">4.2 Esempio applicativo</text:h>
      <text:p text:style-name="P19">Per evidenziare le peculiarità della pila, supponiamo di dover realizzare una applicazione in grado di leggere una sequenza di 5 interi da una tastiera e visualizzare solo i numeri pari in ordine inverso a quello di immissione.</text:p>
      <text:h text:style-name="P34" text:outline-level="3">4.2.1 Codifica in linguaggio naturale</text:h>
      <text:p text:style-name="P19">Una possibile codifica in linguaggio naturale di quanto appena descritto, potrebbe essere quella inserita qui di seguito. Bisogna tenere presente che la codifica utilizza l'interfaccia comune descritta in precedenza per la pila, senza fare riferimento alcuno ad una specifica realizzazione.</text:p>
      <text:p text:style-name="P19"><draw:frame draw:style-name="fr2" draw:name="Cornice49" text:anchor-type="paragraph" svg:width="16.15cm" style:rel-width="95%" draw:z-index="48"><draw:text-box fo:min-height="0.499cm"><text:p text:style-name="Text">Testo <text:sequence text:ref-name="refText6" text:name="Text" text:formula="ooow:Text+1" style:num-format="1">7</text:sequence>: Esempio in linguaggio naturale</text:p><text:p text:style-name="P4"><text:span text:style-name="T19">Pila pila := creaPila(</text:span>)</text:p><text:p text:style-name="P4"><text:span text:style-name="T19">tipoElem valoreIndicato</text:span>;</text:p><text:p text:style-name="P15">integer i := 0</text:p><text:p text:style-name="P15">while i != 5</text:p><text:p text:style-name="P4"><text:span text:style-name="T19"><text:tab/>visualizza "Indicare l'elemento da inserire: </text:span>"</text:p><text:p text:style-name="P4"><text:span text:style-name="T19"><text:tab/>valoreIndicato := leggi da tastiera </text:span><text:s/></text:p><text:p text:style-name="P4"><text:span text:style-name="T19"><text:tab/>pila.inPila(valoreIndicato</text:span>)</text:p><text:p text:style-name="P15"><text:tab/>i := i + 1</text:p><text:p text:style-name="P4"><text:span text:style-name="T19">endwhil</text:span>e</text:p><text:p text:style-name="P4"/></draw:text-box></draw:frame></text:p>
      <text:p text:style-name="P19"><draw:frame draw:style-name="fr4" draw:name="Cornice50" text:anchor-type="paragraph" svg:width="16.15cm" style:rel-width="95%" draw:z-index="49"><draw:text-box fo:min-height="0.499cm"><text:p text:style-name="P15">while pila.pilaVuota != true</text:p><text:p text:style-name="P15"><text:tab/>if pila.leggiPila() % 2 = 0</text:p><text:p text:style-name="P15"><text:tab/><text:tab/>visualizza pila.leggiPila()</text:p><text:p text:style-name="P4"><text:span text:style-name="T19"><text:tab/><text:tab/>visualizza " </text:span>"</text:p><text:p text:style-name="P15"><text:tab/>endif</text:p><text:p text:style-name="P4"><text:span text:style-name="T19"><text:tab/>pila.fuoriPila(</text:span>)</text:p><text:p text:style-name="P4"><text:span text:style-name="T19">endwhil</text:span>e</text:p><text:p text:style-name="P44"/></draw:text-box></draw:frame><text:soft-page-break/></text:p>
      <text:h text:style-name="P30" text:outline-level="2">4.3 Realizzazioni</text:h>
      <text:p text:style-name="P19">Verranno ora rappresentate due differenti realizzazioni della pila. Una sfrutta una rappresentazione interna tramite vettore, mentre la seconda utilizza una catena di puntatori a nodi.</text:p>
      <text:h text:style-name="P34" text:outline-level="3">4.3.1 Implementazione con vettore</text:h>
      <text:p text:style-name="P19">La realizzazione della pila tramite l'uso del vettore utilizza un vettore per memorizzare i valori inseriti all'interno della struttura. Inoltre viene memorizzata in una variabile ad accesso privato, l'indice dell'elemento del vettore che corrisponde alla testa della pila. In questo modo l'inserimento e l'estrazione di un elemento dalla testa della pila corrisponderanno all'assegnazione o alla restituzione del valore contenuto nella posizione indicata dalla testa del vettore.</text:p>
      <text:h text:style-name="P35" text:outline-level="4">4.3.1.1 Pro e contro</text:h>
      <text:p text:style-name="P19">Questo genere di implementazione vanta un overhead trascurabile in fase di inserimento, rimozione o lettura dell'elemento in testa alla pila, in quanto le operazioni di lettura verranno ricondotte ad operazioni di indirizzamento di una porzione di un array, mentre quelle di inserimento o rimozione corrisponderanno ad operazione di incremento o decremento di una variabile intera.</text:p>
      <text:p text:style-name="P19">Per contro, così come è stato per lista e coda con realizzazione a vettore, ci ritroviamo davanti alla staticità di questa realizzazione, in quanto in fare di codifica è necessario impostare una dimensione inalterabile del vettore e quindi della pila stessa.</text:p>
      <text:h text:style-name="P35" text:outline-level="4">4.3.1.2 Definire la dimensione del vettore</text:h>
      <text:p text:style-name="P19">L'uso dei template permette di rimandare la decisione sulla dimensione del vettore da utilizzare come rappresentazione interna al momento di utilizzo della struttura stessa. In questo modo, tramite una parametro di classe di tipo intero, è possibile istanziare contemporaneamente pile di dimensioni differenti.</text:p>
      <text:h text:style-name="P36" text:outline-level="4"><text:span text:style-name="T4">4.3.1.3 La classe </text:span><text:span text:style-name="T1">PilaVet</text:span></text:h>
      <text:p text:style-name="P19">Quanto descritto fino a qui per quanto riguarda la rappresentazione tramite vettore, può essere riassunta nella implementazione in C++ della classe <text:span text:style-name="T1">PilaVet</text:span> che rappresenta la struttura.</text:p>
      <text:p text:style-name="P13"><draw:frame draw:style-name="fr1" draw:name="Cornice51" text:anchor-type="paragraph" svg:width="16.15cm" style:rel-width="95%" draw:z-index="50"><draw:text-box fo:min-height="0.499cm"><text:p text:style-name="File">File <text:sequence text:ref-name="refFile14" text:name="File" text:formula="ooow:File+1" style:num-format="1">15</text:sequence>: /pile/PilaVet.h</text:p><text:p text:style-name="P4"><text:span text:style-name="T6">#ifndef</text:span><text:span text:style-name="T11"> PILAVET_H_</text:span></text:p><text:p text:style-name="P4"><text:span text:style-name="T6">#define</text:span><text:span text:style-name="T11"> PILAVET_H_</text:span></text:p><text:p text:style-name="P4"/><text:p text:style-name="P4"><text:span text:style-name="T6">#include</text:span><text:span text:style-name="T11"> </text:span><text:span text:style-name="T22">"../common/stdInclude.h"</text:span></text:p><text:p text:style-name="P4"><text:span text:style-name="T6">#include</text:span><text:span text:style-name="T11"> </text:span><text:span text:style-name="T22">"../common/Nodo.h"</text:span></text:p><text:p text:style-name="P4"/><text:p text:style-name="P4"><text:span text:style-name="T6">template</text:span><text:span text:style-name="T11"> &lt;</text:span><text:span text:style-name="T6">class</text:span><text:span text:style-name="T11"> T, </text:span><text:span text:style-name="T6">int</text:span><text:span text:style-name="T11"> DIM&gt;</text:span></text:p><text:p text:style-name="P4"><text:span text:style-name="T6">class</text:span><text:span text:style-name="T11"> PilaVet {</text:span></text:p><text:p text:style-name="P4"><text:span text:style-name="T11"><text:tab/></text:span><text:span text:style-name="T6">public</text:span><text:span text:style-name="T11">:</text:span></text:p><text:p text:style-name="P11"><text:tab/><text:tab/>PilaVet();</text:p><text:p text:style-name="P11"><text:tab/><text:tab/>~PilaVet();</text:p><text:p text:style-name="P4"><text:span text:style-name="T11"><text:tab/><text:tab/></text:span><text:span text:style-name="T6">void</text:span><text:span text:style-name="T11"> creaPila();</text:span></text:p><text:p text:style-name="P4"><text:span text:style-name="T11"><text:tab/><text:tab/></text:span><text:span text:style-name="T6">bool</text:span><text:span text:style-name="T11"> pilaVuota();</text:span></text:p><text:p text:style-name="P11"><text:tab/><text:tab/>T leggiPila();</text:p><text:p text:style-name="P4"><text:span text:style-name="T11"><text:tab/><text:tab/></text:span><text:span text:style-name="T6">void</text:span><text:span text:style-name="T11"> fuoriPila();</text:span></text:p><text:p text:style-name="P4"><text:span text:style-name="T11"><text:tab/><text:tab/></text:span><text:span text:style-name="T6">void</text:span><text:span text:style-name="T11"> inPila(T);</text:span></text:p><text:p text:style-name="P4"><text:span text:style-name="T11"><text:tab/></text:span><text:span text:style-name="T6">private</text:span><text:span text:style-name="T11">:</text:span></text:p><text:p text:style-name="P11"><text:tab/><text:tab/>Nodo&lt;T&gt; pila[DIM];</text:p><text:p text:style-name="P4"><text:span text:style-name="T11"><text:tab/><text:tab/></text:span><text:span text:style-name="T6">int</text:span><text:span text:style-name="T11"> testa;</text:span></text:p><text:p text:style-name="P11">};</text:p><text:p text:style-name="P4"/><text:p text:style-name="P4"/><text:p text:style-name="P4"><text:span text:style-name="T6">template</text:span><text:span text:style-name="T11"> &lt;</text:span><text:span text:style-name="T6">class</text:span><text:span text:style-name="T11"> T, </text:span><text:span text:style-name="T6">int</text:span><text:span text:style-name="T11"> DIM&gt;</text:span></text:p><text:p text:style-name="P11">PilaVet&lt;T, DIM&gt;::PilaVet() {</text:p><text:p text:style-name="P11"><text:tab/>creaPila();</text:p><text:p text:style-name="P11">};</text:p><text:p text:style-name="P4"/><text:p text:style-name="P4"><text:span text:style-name="T6">template</text:span><text:span text:style-name="T11"> &lt;</text:span><text:span text:style-name="T6">class</text:span><text:span text:style-name="T11"> T, </text:span><text:span text:style-name="T6">int</text:span><text:span text:style-name="T11"> DIM&gt;</text:span></text:p><text:p text:style-name="P11">PilaVet&lt;T, DIM&gt;::~PilaVet() {};</text:p><text:p text:style-name="P4"/><text:p text:style-name="P4"><text:span text:style-name="T6">template</text:span><text:span text:style-name="T11"> &lt;</text:span><text:span text:style-name="T6">class</text:span><text:span text:style-name="T11"> T, </text:span><text:span text:style-name="T6">int</text:span><text:span text:style-name="T11"> DIM&gt;</text:span></text:p><text:p text:style-name="P4"><text:span text:style-name="T6">void</text:span><text:span text:style-name="T11"> PilaVet&lt;T, DIM&gt;::creaPila() {</text:span></text:p><text:p text:style-name="P11"><text:tab/>testa = 0;</text:p><text:p text:style-name="P11">};</text:p><text:p text:style-name="P4"/><text:p text:style-name="P4"><text:span text:style-name="T6">template</text:span><text:span text:style-name="T11"> &lt;</text:span><text:span text:style-name="T6">class</text:span><text:span text:style-name="T11"> T, </text:span><text:span text:style-name="T6">int</text:span><text:span text:style-name="T11"> DIM&gt;</text:span></text:p><text:p text:style-name="P4"><text:span text:style-name="T6">bool</text:span><text:span text:style-name="T11"> PilaVet&lt;T, DIM&gt;::pilaVuota() {</text:span></text:p><text:p text:style-name="P4"><text:span text:style-name="T11"><text:tab/></text:span><text:span text:style-name="T6">return</text:span><text:span text:style-name="T11"> (testa == 0);</text:span></text:p><text:p text:style-name="P11">};</text:p><text:p text:style-name="P4"/><text:p text:style-name="P4"><text:span text:style-name="T6">template</text:span><text:span text:style-name="T11"> &lt;</text:span><text:span text:style-name="T6">class</text:span><text:span text:style-name="T11"> T, </text:span><text:span text:style-name="T6">int</text:span><text:span text:style-name="T11"> DIM&gt;</text:span></text:p><text:p text:style-name="P11">T PilaVet&lt;T, DIM&gt;::leggiPila() {</text:p><text:p text:style-name="P4"><text:span text:style-name="T11"><text:tab/></text:span><text:span text:style-name="T6">if</text:span><text:span text:style-name="T11"> ( !pilaVuota() ) {</text:span></text:p><text:p text:style-name="P4"><text:span text:style-name="T11"><text:tab/><text:tab/></text:span><text:span text:style-name="T6">return</text:span><text:span text:style-name="T11"> pila[testa -1].getValue();</text:span></text:p><text:p text:style-name="P11"><text:tab/>} </text:p><text:p text:style-name="P11">};</text:p><text:p text:style-name="P4"/><text:p text:style-name="P4"><text:span text:style-name="T6">template</text:span><text:span text:style-name="T11"> &lt;</text:span><text:span text:style-name="T6">class</text:span><text:span text:style-name="T11"> T, </text:span><text:span text:style-name="T6">int</text:span><text:span text:style-name="T11"> DIM&gt;</text:span></text:p><text:p text:style-name="P4"><text:span text:style-name="T6">void</text:span><text:span text:style-name="T11"> PilaVet&lt;T, DIM&gt;::fuoriPila() {</text:span></text:p><text:p text:style-name="P4"><text:span text:style-name="T11"><text:tab/></text:span><text:span text:style-name="T6">if</text:span><text:span text:style-name="T11"> ( !pilaVuota() ) {</text:span></text:p><text:p text:style-name="P11"><text:tab/><text:tab/>testa--;</text:p><text:p text:style-name="P11"><text:tab/>}</text:p><text:p text:style-name="P11">};</text:p><text:p text:style-name="P4"/><text:p text:style-name="P4"><text:span text:style-name="T6">template</text:span><text:span text:style-name="T11"> &lt;</text:span><text:span text:style-name="T6">class</text:span><text:span text:style-name="T11"> T, </text:span><text:span text:style-name="T6">int</text:span><text:span text:style-name="T11"> DIM&gt;</text:span></text:p><text:p text:style-name="P4"><text:span text:style-name="T6">void</text:span><text:span text:style-name="T11"> PilaVet&lt;T, DIM&gt;::inPila(T newValue) {</text:span></text:p><text:p text:style-name="P4"><text:span text:style-name="T11"><text:tab/></text:span><text:span text:style-name="T6">if</text:span><text:span text:style-name="T11"> ( testa == DIM ) {</text:span></text:p><text:p text:style-name="P4"><text:span text:style-name="T11"><text:tab/><text:tab/>__DEBUG(</text:span><text:span text:style-name="T22">"PilaVet::inPila(): Pila piena"</text:span><text:span text:style-name="T11">);</text:span></text:p><text:p text:style-name="P4"><text:span text:style-name="T11"><text:tab/><text:tab/></text:span><text:span text:style-name="T6">throw</text:span><text:span text:style-name="T11"> INT_MAX;</text:span></text:p><text:p text:style-name="P4"><text:span text:style-name="T11"><text:tab/>} </text:span><text:span text:style-name="T6">else</text:span><text:span text:style-name="T11"> {</text:span></text:p><text:p text:style-name="P11"><text:tab/><text:tab/>pila[testa].setValue(newValue);</text:p><text:p text:style-name="P11"><text:tab/><text:tab/>testa++;</text:p><text:p text:style-name="P11"><text:tab/>}</text:p><text:p text:style-name="P11">};</text:p><text:p text:style-name="P4"/><text:p text:style-name="P7"><text:span text:style-name="T7">#endif</text:span><text:span text:style-name="T12"> </text:span><text:span text:style-name="T20">/*PILAVET_H_*/</text:span></text:p></draw:text-box></draw:frame><text:soft-page-break/></text:p>
      <text:p text:style-name="P19"><text:soft-page-break/></text:p>
      <text:h text:style-name="P36" text:outline-level="4"><text:span text:style-name="T4">4.3.1.4 Esempio comune applicato alla realizzazione </text:span><text:span text:style-name="T1">PilaVet</text:span></text:h>
      <text:p text:style-name="P19">L'implementazione appena descritta della pila, può essere usata per implementare in C++ l'esempio codificato in linguaggio naturale in <text:span text:style-name="T28">Testo 7</text:span><text:span text:style-name="T30">.</text:span></text:p>
      <text:p text:style-name="P29"><draw:frame draw:style-name="fr1" draw:name="Cornice52" text:anchor-type="paragraph" svg:width="16.15cm" style:rel-width="95%" draw:z-index="51"><draw:text-box fo:min-height="0.499cm"><text:p text:style-name="File">File <text:sequence text:ref-name="refFile15" text:name="File" text:formula="ooow:File+1" style:num-format="1">16</text:sequence>: EsempioCoda.cpp</text:p><text:p text:style-name="P4"><text:span text:style-name="T8">#define</text:span><text:span text:style-name="T14"> ASDLIBRARY_DEBUG_ON </text:span><text:span text:style-name="T8">true</text:span></text:p><text:p text:style-name="P4"/><text:p text:style-name="P4"><text:span text:style-name="T6">#include</text:span><text:span text:style-name="T11"> </text:span><text:span text:style-name="T22">"common/stdInclude.h"</text:span></text:p><text:p text:style-name="P4"><text:span text:style-name="T6">#include</text:span><text:span text:style-name="T11"> </text:span><text:span text:style-name="T22">"pile/PilaVet.h"</text:span></text:p><text:p text:style-name="P4"/><text:p text:style-name="P4"><text:span text:style-name="T6">void</text:span><text:span text:style-name="T11"> EsempioPilePilaVet() {</text:span></text:p><text:p text:style-name="P4"/><text:p text:style-name="P4"><text:span text:style-name="T11"><text:tab/>PilaVet&lt;</text:span><text:span text:style-name="T6">int</text:span><text:span text:style-name="T11">, 5&gt; pila;</text:span></text:p><text:p text:style-name="P11"><text:tab/>pila.creaPila();</text:p><text:p text:style-name="P4"><text:span text:style-name="T11"><text:tab/></text:span><text:span text:style-name="T6">int</text:span><text:span text:style-name="T11"> valoreIndicato;</text:span></text:p><text:p text:style-name="P4"><text:span text:style-name="T11"><text:tab/></text:span><text:span text:style-name="T6">for</text:span><text:span text:style-name="T11"> ( </text:span><text:span text:style-name="T6">int</text:span><text:span text:style-name="T11"> i = 0; i &lt; 5; i++ ) {</text:span></text:p><text:p text:style-name="P4"><text:span text:style-name="T11"><text:tab/><text:tab/>cout &lt;&lt; </text:span><text:span text:style-name="T22">"Indicare l'elemento da inserire: "</text:span><text:span text:style-name="T11">;</text:span></text:p><text:p text:style-name="P11"><text:tab/><text:tab/>cin &gt;&gt; valoreIndicato;</text:p><text:p text:style-name="P11"><text:tab/><text:tab/>pila.inPila(valoreIndicato);</text:p><text:p text:style-name="P11"><text:tab/>}</text:p><text:p text:style-name="P4"><text:span text:style-name="T11"><text:tab/></text:span><text:span text:style-name="T6">while</text:span><text:span text:style-name="T11"> ( !pila.pilaVuota() ) {</text:span></text:p><text:p text:style-name="P4"><text:span text:style-name="T11"><text:tab/><text:tab/></text:span><text:span text:style-name="T6">if</text:span><text:span text:style-name="T11"> ( (pila.leggiPila() % 2) == 0 ) {</text:span></text:p><text:p text:style-name="P4"><text:span text:style-name="T11"><text:tab/><text:tab/><text:tab/>cout &lt;&lt; pila.leggiPila() &lt;&lt; </text:span><text:span text:style-name="T22">" "</text:span>;</text:p><text:p text:style-name="P4"><text:span text:style-name="T11"><text:tab/><text:tab/></text:span>}</text:p><text:p text:style-name="P4"><text:span text:style-name="T11"><text:tab/><text:tab/>pila.fuoriPila()</text:span>;</text:p><text:p text:style-name="P4"><text:span text:style-name="T11"><text:tab/></text:span>}</text:p><text:p text:style-name="P4"><text:span text:style-name="T11"><text:tab/>cout &lt;&lt; endl</text:span>;</text:p><text:p text:style-name="P4">}</text:p></draw:text-box></draw:frame>L'output ottenuto dall'esecuzione della funzione è questo:</text:p>
      <text:p text:style-name="P27"><draw:frame draw:style-name="fr1" draw:name="Cornice53" text:anchor-type="paragraph" svg:width="16.15cm" style:rel-width="95%" draw:z-index="52"><draw:text-box fo:min-height="0.499cm"><text:p text:style-name="Text">Testo <text:sequence text:ref-name="refText7" text:name="Text" text:formula="ooow:Text+1" style:num-format="1">8</text:sequence>: Output della funzione EsempioPilePilaVet()</text:p><text:p text:style-name="P5"><text:span text:style-name="T14">Indicare l'elemento da inserire: </text:span><text:span text:style-name="T33">0</text:span></text:p><text:p text:style-name="P5"><text:span text:style-name="T11">Indicare l'elemento da inserire: </text:span><text:span text:style-name="T32">1</text:span></text:p><text:p text:style-name="P5"><text:span text:style-name="T11">Indicare l'elemento da inserire: </text:span><text:span text:style-name="T32">2</text:span></text:p><text:p text:style-name="P5"><text:span text:style-name="T11">Indicare l'elemento da inserire: </text:span><text:span text:style-name="T32">3</text:span></text:p><text:p text:style-name="P5"><text:span text:style-name="T11">Indicare l'elemento da inserire: </text:span><text:span text:style-name="T32">4</text:span></text:p><text:p text:style-name="P12">4 2 0 </text:p></draw:text-box></draw:frame></text:p>
      <text:h text:style-name="P34" text:outline-level="3">4.3.2 Implementazione con puntatori</text:h>
      <text:p text:style-name="P19">L'implementazione della pila tramite puntatori corrisponde alla realizzazione dinamica. Infatti, con questa implementazione, non è necessario definire alcun tipo di dimensione della pila: la dimensione aumenterà linearmente al numero di elementi inseriti all'interno. L'implementazione fa uso della classe <text:span text:style-name="T1">NodoPilaPtr</text:span> utilizzata per estendere le funzionalità della classe base, aggiungendo il riferimento al nodo successivo nella catena che compone la pila.</text:p>
      <text:h text:style-name="P35" text:outline-level="4">4.3.2.1 Pro e contro</text:h>
      <text:p text:style-name="P19">Come appena detto, questa implementazione permette di inserire un numero potenzialmente infinito di elementi. Inoltre le funzionalità di aggiunta e rimozione dalla testa della pila corrisponderanno ad operazioni di assegnazione di una proprietà della classe nodo o alla riassegnazione del puntatore alla testa della pila. </text:p>
      <text:h text:style-name="P36" text:outline-level="4"><text:soft-page-break/><text:span text:style-name="T4">4.3.2.2 Specializzare la classe </text:span><text:span text:style-name="T1">Nodo</text:span><text:span text:style-name="T4"> in </text:span><text:span text:style-name="T1">NodoPilaPtr</text:span></text:h>
      <text:p text:style-name="P19">La classe <text:span text:style-name="T1">NodoPilaPtr</text:span> è utilizzata per aggiungere alla classe base un riferimento ad un nodo successivo in modo da poter creare una catena unidirezionale, la quale rappresenta la catena di valori memorizzati nella pila. Qualora il nodo non abbia un elemento successivo, la variabile sarà avvalorata con NULL.</text:p>
      <text:p text:style-name="Text_20_body"><draw:frame draw:style-name="fr1" draw:name="Cornice54" text:anchor-type="paragraph" svg:width="16.15cm" style:rel-width="95%" draw:z-index="53"><draw:text-box fo:min-height="0.499cm"><text:p text:style-name="File">File <text:sequence text:ref-name="refFile16" text:name="File" text:formula="ooow:File+1" style:num-format="1">17</text:sequence>: /pila/NodoPilaPtr.h</text:p><text:p text:style-name="P4"><text:span text:style-name="T6">#ifndef</text:span><text:span text:style-name="T11"> NODOPILAPTR_H_</text:span></text:p><text:p text:style-name="P4"><text:span text:style-name="T6">#define</text:span><text:span text:style-name="T11"> NODOPILAPTR_H_</text:span></text:p><text:p text:style-name="P4"/><text:p text:style-name="P4"><text:span text:style-name="T6">#include</text:span><text:span text:style-name="T11"> </text:span><text:span text:style-name="T22">"../common/stdInclude.h"</text:span></text:p><text:p text:style-name="P4"><text:span text:style-name="T6">#include</text:span><text:span text:style-name="T11"> </text:span><text:span text:style-name="T22">"../common/Nodo.h"</text:span></text:p><text:p text:style-name="P4"/><text:p text:style-name="P4"><text:span text:style-name="T6">template</text:span><text:span text:style-name="T11"> &lt;</text:span><text:span text:style-name="T6">class</text:span><text:span text:style-name="T11"> T&gt;</text:span></text:p><text:p text:style-name="P4"><text:span text:style-name="T6">class</text:span><text:span text:style-name="T11"> NodoPilaPtr : </text:span><text:span text:style-name="T6">public</text:span><text:span text:style-name="T11"> Nodo&lt;T&gt; {</text:span></text:p><text:p text:style-name="P4"><text:span text:style-name="T11"><text:tab/></text:span><text:span text:style-name="T6">public</text:span><text:span text:style-name="T11">:</text:span></text:p><text:p text:style-name="P11"><text:tab/><text:tab/>NodoPilaPtr();</text:p><text:p text:style-name="P11"><text:tab/><text:tab/>NodoPilaPtr(T);</text:p><text:p text:style-name="P11"><text:tab/><text:tab/>~NodoPilaPtr();</text:p><text:p text:style-name="P4"><text:span text:style-name="T11"><text:tab/><text:tab/></text:span><text:span text:style-name="T6">void</text:span><text:span text:style-name="T11"> setSuccessivo(NodoPilaPtr&lt;T&gt; *);</text:span></text:p><text:p text:style-name="P11"><text:tab/><text:tab/>NodoPilaPtr&lt;T&gt;* getSuccessivo();</text:p><text:p text:style-name="P4"><text:span text:style-name="T11"><text:tab/></text:span><text:span text:style-name="T6">private</text:span><text:span text:style-name="T11">:</text:span></text:p><text:p text:style-name="P11"><text:tab/><text:tab/>NodoPilaPtr&lt;T&gt;* successivo;</text:p><text:p text:style-name="P11"><text:tab/></text:p><text:p text:style-name="P11">};</text:p><text:p text:style-name="P4"/><text:p text:style-name="P4"><text:span text:style-name="T6">template</text:span><text:span text:style-name="T11"> &lt;</text:span><text:span text:style-name="T6">class</text:span><text:span text:style-name="T11"> T&gt;</text:span></text:p><text:p text:style-name="P11">NodoPilaPtr&lt;T&gt;::NodoPilaPtr() : Nodo&lt;T&gt;::Nodo() {</text:p><text:p text:style-name="P4"><text:span text:style-name="T11"><text:tab/>successivo = </text:span><text:span text:style-name="T6">NULL</text:span><text:span text:style-name="T11">;</text:span></text:p><text:p text:style-name="P11">};</text:p><text:p text:style-name="P4"/><text:p text:style-name="P4"><text:span text:style-name="T6">template</text:span><text:span text:style-name="T11"> &lt;</text:span><text:span text:style-name="T6">class</text:span><text:span text:style-name="T11"> T&gt;</text:span></text:p><text:p text:style-name="P11">NodoPilaPtr&lt;T&gt;::NodoPilaPtr(T newValue) : Nodo&lt;T&gt;::Nodo(newValue) {</text:p><text:p text:style-name="P4"><text:span text:style-name="T11"><text:tab/>successivo = </text:span><text:span text:style-name="T6">NULL</text:span><text:span text:style-name="T11">;</text:span></text:p><text:p text:style-name="P11">};</text:p><text:p text:style-name="P4"/><text:p text:style-name="P4"><text:span text:style-name="T6">template</text:span><text:span text:style-name="T11"> &lt;</text:span><text:span text:style-name="T6">class</text:span><text:span text:style-name="T11"> T&gt;</text:span></text:p><text:p text:style-name="P11">NodoPilaPtr&lt;T&gt;* NodoPilaPtr&lt;T&gt;::getSuccessivo() {</text:p><text:p text:style-name="P4"><text:span text:style-name="T11"><text:tab/></text:span><text:span text:style-name="T6">return</text:span><text:span text:style-name="T11"> successivo;</text:span></text:p><text:p text:style-name="P11">};</text:p><text:p text:style-name="P4"/><text:p text:style-name="P4"><text:span text:style-name="T6">template</text:span><text:span text:style-name="T11"> &lt;</text:span><text:span text:style-name="T6">class</text:span><text:span text:style-name="T11"> T&gt;</text:span></text:p><text:p text:style-name="P4"><text:span text:style-name="T6">void</text:span><text:span text:style-name="T11"> NodoPilaPtr&lt;T&gt;::setSuccessivo(NodoPilaPtr&lt;T&gt;* newSuccessivo) {</text:span></text:p><text:p text:style-name="P11"><text:tab/>successivo = newSuccessivo;</text:p><text:p text:style-name="P11">};</text:p><text:p text:style-name="P4"/><text:p text:style-name="P4"><text:span text:style-name="T6">#endif</text:span><text:span text:style-name="T11"> </text:span><text:span text:style-name="T19">/*NODOPILAPTR_H_*/</text:span></text:p></draw:text-box></draw:frame></text:p>
      <text:h text:style-name="P36" text:outline-level="4"><text:span text:style-name="T4">4.3.2.3 La classe Pila</text:span><text:span text:style-name="T1">Ptr</text:span></text:h>
      <text:p text:style-name="P19">Una possibile realizzazione di quanto descritto sopra è rappresentata dalla classe <text:span text:style-name="T1">PilaPtr.</text:span> L'implementazione usa i template per specificare il tipo di dato da memorizzare nella pila stessa.</text:p>
      <text:p text:style-name="P11"><draw:frame draw:style-name="fr2" draw:name="Cornice55" text:anchor-type="paragraph" svg:width="16.15cm" style:rel-width="95%" draw:z-index="54"><draw:text-box fo:min-height="0.499cm"><text:p text:style-name="File">File <text:sequence text:ref-name="refFile17" text:name="File" text:formula="ooow:File+1" style:num-format="1">18</text:sequence>: /pile/PilaPtr.h</text:p><text:p text:style-name="P4"><text:span text:style-name="T6">#ifndef</text:span><text:span text:style-name="T11"> PILAPTR_H_</text:span></text:p><text:p text:style-name="P4"><text:span text:style-name="T6">#define</text:span><text:span text:style-name="T11"> PILAPTR_H_</text:span></text:p><text:p text:style-name="P4"/><text:p text:style-name="P4"><text:span text:style-name="T6">#include</text:span><text:span text:style-name="T11"> </text:span><text:span text:style-name="T22">"../common/stdInclude.h"</text:span></text:p><text:p text:style-name="P4"><text:span text:style-name="T6">#include</text:span><text:span text:style-name="T11"> </text:span><text:span text:style-name="T22">"NodoPilaPtr.h"</text:span></text:p></draw:text-box></draw:frame></text:p>
      <text:p text:style-name="P11"><text:soft-page-break/></text:p>
      <text:p text:style-name="P9"><draw:frame draw:style-name="fr4" draw:name="Cornice56" text:anchor-type="paragraph" svg:width="16.15cm" style:rel-width="95%" draw:z-index="55"><draw:text-box fo:min-height="0.499cm"><text:p text:style-name="P4"><text:span text:style-name="T6">template</text:span><text:span text:style-name="T11"> &lt;</text:span><text:span text:style-name="T6">class</text:span><text:span text:style-name="T11"> T&gt;</text:span></text:p><text:p text:style-name="P4"><text:span text:style-name="T6">class</text:span><text:span text:style-name="T11"> PilaPtr {</text:span></text:p><text:p text:style-name="P4"><text:span text:style-name="T11"><text:tab/></text:span><text:span text:style-name="T6">public</text:span><text:span text:style-name="T11">:</text:span></text:p><text:p text:style-name="P11"><text:tab/><text:tab/>PilaPtr();</text:p><text:p text:style-name="P11"><text:tab/><text:tab/>~PilaPtr();</text:p><text:p text:style-name="P4"><text:span text:style-name="T11"><text:tab/><text:tab/></text:span><text:span text:style-name="T6">void</text:span><text:span text:style-name="T11"> creaPila();</text:span></text:p><text:p text:style-name="P4"><text:span text:style-name="T11"><text:tab/><text:tab/></text:span><text:span text:style-name="T6">bool</text:span><text:span text:style-name="T11"> pilaVuota();</text:span></text:p><text:p text:style-name="P4"><text:span text:style-name="T11"><text:tab/><text:tab/></text:span><text:span text:style-name="T6">void</text:span><text:span text:style-name="T11"> inPila(T);</text:span></text:p><text:p text:style-name="P11"><text:tab/><text:tab/>T leggiPila();</text:p><text:p text:style-name="P4"><text:span text:style-name="T11"><text:tab/><text:tab/></text:span><text:span text:style-name="T6">void</text:span><text:span text:style-name="T11"> fuoriPila();</text:span></text:p><text:p text:style-name="P4"><text:span text:style-name="T11"><text:tab/></text:span><text:span text:style-name="T6">private</text:span><text:span text:style-name="T11">:</text:span></text:p><text:p text:style-name="P4"><text:span text:style-name="T11"><text:tab/><text:tab/></text:span><text:span text:style-name="T6">typedef</text:span><text:span text:style-name="T11"> NodoPilaPtr&lt;T&gt; cellaPila;</text:span></text:p><text:p text:style-name="P11"><text:tab/><text:tab/>cellaPila* pila; </text:p><text:p text:style-name="P11">};</text:p><text:p text:style-name="P4"/><text:p text:style-name="P4"><text:span text:style-name="T6">template</text:span><text:span text:style-name="T11"> &lt;</text:span><text:span text:style-name="T6">class</text:span><text:span text:style-name="T11"> T&gt;</text:span></text:p><text:p text:style-name="P11">PilaPtr&lt;T&gt;::PilaPtr() {</text:p><text:p text:style-name="P11"><text:tab/>creaPila();</text:p><text:p text:style-name="P11">}</text:p><text:p text:style-name="P4"/><text:p text:style-name="P4"><text:span text:style-name="T6">template</text:span><text:span text:style-name="T11"> &lt;</text:span><text:span text:style-name="T6">class</text:span><text:span text:style-name="T11"> T&gt;</text:span></text:p><text:p text:style-name="P11">PilaPtr&lt;T&gt;::~PilaPtr() {</text:p><text:p text:style-name="P4"><text:span text:style-name="T11"><text:tab/>pila = </text:span><text:span text:style-name="T6">NULL</text:span><text:span text:style-name="T11">;</text:span></text:p><text:p text:style-name="P11">}</text:p><text:p text:style-name="P4"/><text:p text:style-name="P4"><text:span text:style-name="T6">template</text:span><text:span text:style-name="T11"> &lt;</text:span><text:span text:style-name="T6">class</text:span><text:span text:style-name="T11"> T&gt;</text:span></text:p><text:p text:style-name="P4"><text:span text:style-name="T6">void</text:span><text:span text:style-name="T11"> PilaPtr&lt;T&gt;::creaPila() {</text:span></text:p><text:p text:style-name="P4"><text:span text:style-name="T11"><text:tab/>pila = </text:span><text:span text:style-name="T6">NULL</text:span><text:span text:style-name="T11">;</text:span></text:p><text:p text:style-name="P11">}</text:p><text:p text:style-name="P4"/><text:p text:style-name="P4"><text:span text:style-name="T6">template</text:span><text:span text:style-name="T11"> &lt;</text:span><text:span text:style-name="T6">class</text:span><text:span text:style-name="T11"> T&gt;</text:span></text:p><text:p text:style-name="P4"><text:span text:style-name="T6">bool</text:span><text:span text:style-name="T11"> PilaPtr&lt;T&gt;::pilaVuota() {</text:span></text:p><text:p text:style-name="P4"><text:span text:style-name="T11"><text:tab/></text:span><text:span text:style-name="T6">return</text:span><text:span text:style-name="T11"> (pila == </text:span><text:span text:style-name="T6">NULL</text:span><text:span text:style-name="T11">);</text:span></text:p><text:p text:style-name="P11">}</text:p><text:p text:style-name="P4"/><text:p text:style-name="P4"><text:span text:style-name="T6">template</text:span><text:span text:style-name="T11"> &lt;</text:span><text:span text:style-name="T6">class</text:span><text:span text:style-name="T11"> T&gt;</text:span></text:p><text:p text:style-name="P4"><text:span text:style-name="T6">void</text:span><text:span text:style-name="T11"> PilaPtr&lt;T&gt;::inPila(T newValue) {</text:span></text:p><text:p text:style-name="P4"><text:span text:style-name="T11"><text:tab/>cellaPila* nuovaCella = </text:span><text:span text:style-name="T6">new</text:span><text:span text:style-name="T11"> cellaPila(newValue);</text:span></text:p><text:p text:style-name="P11"><text:tab/>nuovaCella-&gt;setSuccessivo(pila);</text:p><text:p text:style-name="P11"><text:tab/>pila = nuovaCella;</text:p><text:p text:style-name="P11">}</text:p><text:p text:style-name="P4"/><text:p text:style-name="P4"><text:span text:style-name="T6">template</text:span><text:span text:style-name="T11"> &lt;</text:span><text:span text:style-name="T6">class</text:span><text:span text:style-name="T11"> T&gt;</text:span></text:p><text:p text:style-name="P11">T PilaPtr&lt;T&gt;::leggiPila() {</text:p><text:p text:style-name="P4"><text:span text:style-name="T11"><text:tab/></text:span><text:span text:style-name="T6">if</text:span><text:span text:style-name="T11"> ( pilaVuota() ) {</text:span></text:p><text:p text:style-name="P4"><text:span text:style-name="T11"><text:tab/><text:tab/>__DEBUG(</text:span><text:span text:style-name="T22">"PilaPtr::leggiPila(): pilaVuota() == TRUE"</text:span><text:span text:style-name="T11">);</text:span></text:p><text:p text:style-name="P4"><text:span text:style-name="T11"><text:tab/><text:tab/></text:span><text:span text:style-name="T6">throw</text:span><text:span text:style-name="T11"> 0;</text:span></text:p><text:p text:style-name="P4"><text:span text:style-name="T11"><text:tab/>} </text:span><text:span text:style-name="T6">else</text:span><text:span text:style-name="T11"> {</text:span></text:p><text:p text:style-name="P4"><text:span text:style-name="T11"><text:tab/><text:tab/></text:span><text:span text:style-name="T6">return</text:span><text:span text:style-name="T11"> pila-&gt;getValue();</text:span></text:p><text:p text:style-name="P11"><text:tab/>}</text:p><text:p text:style-name="P11">}</text:p><text:p text:style-name="P4"/><text:p text:style-name="P4"><text:span text:style-name="T6">template</text:span><text:span text:style-name="T11"> &lt;</text:span><text:span text:style-name="T6">class</text:span><text:span text:style-name="T11"> T&gt;</text:span></text:p><text:p text:style-name="P4"><text:span text:style-name="T6">void</text:span><text:span text:style-name="T11"> PilaPtr&lt;T&gt;::fuoriPila() {</text:span></text:p><text:p text:style-name="P4"><text:span text:style-name="T11"><text:tab/></text:span><text:span text:style-name="T6">if</text:span><text:span text:style-name="T11"> ( pilaVuota() ) {</text:span></text:p><text:p text:style-name="P4"><text:span text:style-name="T11"><text:tab/><text:tab/>__DEBUG(</text:span><text:span text:style-name="T22">"PilaPtr::fuoriPila(): pilaVuota() == TRUE"</text:span><text:span text:style-name="T11">);</text:span></text:p><text:p text:style-name="P4"><text:span text:style-name="T11"><text:tab/>} </text:span><text:span text:style-name="T6">else</text:span><text:span text:style-name="T11"> {</text:span></text:p><text:p text:style-name="P11"><text:tab/><text:tab/>pila = pila-&gt;getSuccessivo();</text:p><text:p text:style-name="P11"><text:tab/>}</text:p><text:p text:style-name="P11">}</text:p><text:p text:style-name="P4"/><text:p text:style-name="P4"/><text:p text:style-name="P7"><text:span text:style-name="T7">#endif</text:span><text:span text:style-name="T12"> </text:span><text:span text:style-name="T20">/*PILAPTR_H_*/</text:span></text:p></draw:text-box></draw:frame></text:p>
      <text:h text:style-name="P36" text:outline-level="4"><text:soft-page-break/><text:span text:style-name="T4">4.3.2.4 Esempio comune applicato alla realizzazione </text:span><text:span text:style-name="T1">PilaPtr</text:span></text:h>
      <text:p text:style-name="P19">Anche l'implementazione a puntatori può essere utilizzata per realizzare l'applicazione descritta in <text:span text:style-name="T28">Testo 7</text:span><text:span text:style-name="T30">.</text:span></text:p>
      <text:p text:style-name="P21"><draw:frame draw:style-name="fr1" draw:name="Cornice57" text:anchor-type="paragraph" svg:width="16.15cm" style:rel-width="95%" draw:z-index="56"><draw:text-box fo:min-height="0.499cm"><text:p text:style-name="File">File <text:sequence text:ref-name="refFile18" text:name="File" text:formula="ooow:File+1" style:num-format="1">19</text:sequence>: EsempioPila.cpp</text:p><text:p text:style-name="P4"><text:span text:style-name="T8">#define</text:span><text:span text:style-name="T14"> ASDLIBRARY_DEBUG_ON </text:span><text:span text:style-name="T8">true</text:span></text:p><text:p text:style-name="P4"/><text:p text:style-name="P4"><text:span text:style-name="T6">#include</text:span><text:span text:style-name="T11"> </text:span><text:span text:style-name="T22">"common/stdInclude.h"</text:span></text:p><text:p text:style-name="P4"><text:span text:style-name="T6">#include</text:span><text:span text:style-name="T11"> </text:span><text:span text:style-name="T22">"pile/PilaPtr.h"</text:span></text:p><text:p text:style-name="P4"/><text:p text:style-name="P4"><text:span text:style-name="T6">void</text:span><text:span text:style-name="T11"> EsempioPilePilaPtr() {</text:span></text:p><text:p text:style-name="P4"/><text:p text:style-name="P4"><text:span text:style-name="T11"><text:tab/>PilaPtr&lt;</text:span><text:span text:style-name="T6">int</text:span><text:span text:style-name="T11">&gt; pila;</text:span></text:p><text:p text:style-name="P11"><text:tab/>pila.creaPila();</text:p><text:p text:style-name="P4"><text:span text:style-name="T11"><text:tab/></text:span><text:span text:style-name="T6">int</text:span><text:span text:style-name="T11"> valoreIndicato;</text:span></text:p><text:p text:style-name="P4"><text:span text:style-name="T11"><text:tab/></text:span><text:span text:style-name="T6">for</text:span><text:span text:style-name="T11"> ( </text:span><text:span text:style-name="T6">int</text:span><text:span text:style-name="T11"> i = 0; i &lt; 5; i++ ) {</text:span></text:p><text:p text:style-name="P4"><text:span text:style-name="T11"><text:tab/><text:tab/>cout &lt;&lt; </text:span><text:span text:style-name="T22">"Indicare l'elemento da inserire: "</text:span><text:span text:style-name="T11">;</text:span></text:p><text:p text:style-name="P11"><text:tab/><text:tab/>cin &gt;&gt; valoreIndicato;</text:p><text:p text:style-name="P11"><text:tab/><text:tab/>pila.inPila(valoreIndicato);</text:p><text:p text:style-name="P11"><text:tab/>}</text:p><text:p text:style-name="P4"><text:span text:style-name="T11"><text:tab/></text:span><text:span text:style-name="T6">while</text:span><text:span text:style-name="T11"> ( !pila.pilaVuota() ) {</text:span></text:p><text:p text:style-name="P4"><text:span text:style-name="T11"><text:tab/><text:tab/></text:span><text:span text:style-name="T6">if</text:span><text:span text:style-name="T11"> ( (pila.leggiPila() % 2) == 0 ) {</text:span></text:p><text:p text:style-name="P4"><text:span text:style-name="T11"><text:tab/><text:tab/><text:tab/>cout &lt;&lt; pila.leggiPila() &lt;&lt; </text:span><text:span text:style-name="T22">" "</text:span>;</text:p><text:p text:style-name="P4"><text:span text:style-name="T11"><text:tab/><text:tab/></text:span>}</text:p><text:p text:style-name="P4"><text:span text:style-name="T11"><text:tab/><text:tab/>pila.fuoriPila()</text:span>;</text:p><text:p text:style-name="P4"><text:span text:style-name="T11"><text:tab/></text:span>}</text:p><text:p text:style-name="P4"><text:span text:style-name="T11"><text:tab/>cout &lt;&lt; endl</text:span>;</text:p><text:p text:style-name="P4">}</text:p></draw:text-box></draw:frame>L'output risulterà identico alla precedente versione:</text:p>
      <text:p text:style-name="P21"><draw:frame draw:style-name="fr1" draw:name="Cornice58" text:anchor-type="paragraph" svg:width="16.15cm" style:rel-width="95%" draw:z-index="57"><draw:text-box fo:min-height="0.499cm"><text:p text:style-name="Text">Testo <text:sequence text:ref-name="refText8" text:name="Text" text:formula="ooow:Text+1" style:num-format="1">9</text:sequence>: Output della funzione EsempioPilePilaPtr()</text:p><text:p text:style-name="P5"><text:span text:style-name="T14">Indicare l'elemento da inserire: </text:span><text:span text:style-name="T33">0</text:span></text:p><text:p text:style-name="P5"><text:span text:style-name="T11">Indicare l'elemento da inserire: </text:span><text:span text:style-name="T32">1</text:span></text:p><text:p text:style-name="P5"><text:span text:style-name="T11">Indicare l'elemento da inserire: </text:span><text:span text:style-name="T32">2</text:span></text:p><text:p text:style-name="P5"><text:span text:style-name="T11">Indicare l'elemento da inserire: </text:span><text:span text:style-name="T32">3</text:span></text:p><text:p text:style-name="P5"><text:span text:style-name="T11">Indicare l'elemento da inserire: </text:span><text:span text:style-name="T32">4</text:span></text:p><text:p text:style-name="P12">4 2 0 </text:p></draw:text-box></draw:frame></text:p>
      <text:h text:style-name="P30" text:outline-level="2">4.4 Esempi di operatori applicati alle pile</text:h>
      <text:h text:style-name="P34" text:outline-level="3">4.4.1 Acquisizione</text:h>
      <text:p text:style-name="P19">Una possibile implementazione di una funzione di acquisizione da tastiera di una pila di valori. La funzione, anche se realizzata con l'implementazione a puntatori, può essere facilmente adattata anche alla rappresentazione a vettori.</text:p>
      <text:p text:style-name="P19"><draw:frame draw:style-name="fr1" draw:name="Cornice59" text:anchor-type="paragraph" svg:width="16.15cm" style:rel-width="95%" draw:z-index="58"><draw:text-box fo:min-height="0.499cm"><text:p text:style-name="P39"><text:span text:style-name="T6">template</text:span><text:span text:style-name="T11"> &lt;</text:span><text:span text:style-name="T6">class</text:span><text:span text:style-name="T11"> T&gt;</text:span></text:p><text:p text:style-name="P4"><text:span text:style-name="T11">PilaPtr&lt;T&gt; acquisizionePila(</text:span><text:span text:style-name="T6">int</text:span><text:span text:style-name="T11"> stackLength) {</text:span></text:p><text:p text:style-name="P11"><text:tab/>PilaPtr&lt;T&gt; pila = PilaPtr&lt;T&gt;();<text:tab/>T valore;</text:p><text:p text:style-name="P4"><text:span text:style-name="T11"><text:tab/></text:span><text:span text:style-name="T6">for</text:span><text:span text:style-name="T11"> ( </text:span><text:span text:style-name="T6">int</text:span><text:span text:style-name="T11"> i = 0; i &lt; stackLength; i++ ) {</text:span></text:p><text:p text:style-name="P4"><text:span text:style-name="T11"><text:tab/><text:tab/>cout &lt;&lt; </text:span><text:span text:style-name="T22">"Indicare l'elemento da inserire: "</text:span><text:span text:style-name="T11">;</text:span></text:p><text:p text:style-name="P11"><text:tab/><text:tab/>cin &gt;&gt; valore;</text:p><text:p text:style-name="P11"><text:tab/><text:tab/>pila.inPila(valore); </text:p><text:p text:style-name="P11"><text:tab/>}</text:p><text:p text:style-name="P4"><text:span text:style-name="T11"><text:tab/></text:span><text:span text:style-name="T6">return</text:span><text:span text:style-name="T11"> pila</text:span>;</text:p><text:p text:style-name="P4">}</text:p></draw:text-box></draw:frame></text:p>
      <text:h text:style-name="P34" text:outline-level="3"><text:soft-page-break/>4.4.2 Stampa</text:h>
      <text:p text:style-name="P19">Quanto affermato per l'operatore di acquisizione può essere affermato anche per l'operatore di stampa qui sotto presentato.</text:p>
      <text:p text:style-name="P19"><draw:frame draw:style-name="fr1" draw:name="Cornice60" text:anchor-type="paragraph" svg:width="16.15cm" style:rel-width="95%" draw:z-index="59"><draw:text-box fo:min-height="0.499cm"><text:p text:style-name="P39"><text:span text:style-name="T6">template</text:span><text:span text:style-name="T11"> &lt;</text:span><text:span text:style-name="T6">class</text:span><text:span text:style-name="T11"> T&gt;</text:span></text:p><text:p text:style-name="P4"><text:span text:style-name="T6">void</text:span><text:span text:style-name="T11"> stampa(PilaPtr&lt;T&gt; pila) {</text:span></text:p><text:p text:style-name="P4"><text:span text:style-name="T11"><text:tab/></text:span><text:span text:style-name="T6">while</text:span><text:span text:style-name="T11"> ( !pila.pilaVuota() ) {</text:span></text:p><text:p text:style-name="P4"><text:span text:style-name="T11"><text:tab/><text:tab/>cout &lt;&lt; pila.leggiPila() &lt;&lt; </text:span><text:span text:style-name="T22">" "</text:span>;</text:p><text:p text:style-name="P4"><text:span text:style-name="T11"><text:tab/><text:tab/>pila.fuoriPila()</text:span>;</text:p><text:p text:style-name="P4"><text:span text:style-name="T11"><text:tab/></text:span>}</text:p><text:p text:style-name="P4"><text:span text:style-name="T11"><text:tab/>cout &lt;&lt; endl</text:span>;</text:p><text:p text:style-name="P4">}</text:p></draw:text-box></draw:frame></text:p>
      <text:h text:style-name="P34" text:outline-level="3">4.4.3 Copia</text:h>
      <text:p text:style-name="P19">Come per la coda, anche per la pila, le operazioni di scansione distruggono la struttura stessa. Per questo motivo un operatore di copia risulta indispensabile per conservare l'integrità della struttura dove necessario.</text:p>
      <text:p text:style-name="P19"><draw:frame draw:style-name="fr1" draw:name="Cornice61" text:anchor-type="paragraph" svg:width="16.15cm" style:rel-width="95%" draw:z-index="60"><draw:text-box fo:min-height="0.499cm"><text:p text:style-name="P39"><text:span text:style-name="T6">template</text:span><text:span text:style-name="T11"> &lt;</text:span><text:span text:style-name="T6">class</text:span><text:span text:style-name="T11"> T&gt;</text:span></text:p><text:p text:style-name="P11">PilaPtr&lt;T&gt; copia(PilaPtr&lt;T&gt; pila) {</text:p><text:p text:style-name="P11"><text:tab/>PilaPtr&lt;T&gt; copiaPila, pilaAppoggio;</text:p><text:p text:style-name="P4"><text:span text:style-name="T11"><text:tab/></text:span><text:span text:style-name="T6">while</text:span><text:span text:style-name="T11"> ( !pila.pilaVuota() ) {</text:span></text:p><text:p text:style-name="P11"><text:tab/><text:tab/>pilaAppoggio.inPila(pila.leggiPila());</text:p><text:p text:style-name="P11"><text:tab/><text:tab/>pila.fuoriPila();</text:p><text:p text:style-name="P11"><text:tab/>}</text:p><text:p text:style-name="P4"><text:span text:style-name="T11"><text:tab/></text:span><text:span text:style-name="T6">while</text:span><text:span text:style-name="T11"> ( !pilaAppoggio.pilaVuota() ) {</text:span></text:p><text:p text:style-name="P11"><text:tab/><text:tab/>pila.inPila(pilaAppoggio.leggiPila());</text:p><text:p text:style-name="P11"><text:tab/><text:tab/>copiaPila.inPila(pila.leggiPila());<text:tab/><text:tab/></text:p><text:p text:style-name="P11"><text:tab/><text:tab/>pilaAppoggio.fuoriPila();</text:p><text:p text:style-name="P11"><text:tab/>}</text:p><text:p text:style-name="P4"><text:span text:style-name="T11"><text:tab/></text:span><text:span text:style-name="T6">return</text:span><text:span text:style-name="T11"> copiaPila</text:span>;</text:p><text:p text:style-name="P7"><text:span text:style-name="T12">}</text:span><text:span text:style-name="T23">;</text:span></text:p></draw:text-box></draw:frame></text:p>
      <text:h text:style-name="P34" text:outline-level="3">4.4.4 Ricerca</text:h>
      <text:p text:style-name="P19">L'operatore di ricerca scandisce l'intera pila cercando una corrispondenza con un valore indicato alla funzione. Come detto in precedenza, per non alterare la struttura stessa potrebbe essere utile utilizzare l'operatore di copia in congiunzione a quello di ricerca.</text:p>
      <text:p text:style-name="P19"><draw:frame draw:style-name="fr1" draw:name="Cornice62" text:anchor-type="paragraph" svg:width="16.15cm" style:rel-width="95%" draw:z-index="61"><draw:text-box fo:min-height="0.499cm"><text:p text:style-name="P4"><text:span text:style-name="T6">template</text:span><text:span text:style-name="T11"> &lt;</text:span><text:span text:style-name="T6">class</text:span><text:span text:style-name="T11"> T&gt;</text:span></text:p><text:p text:style-name="P4"><text:span text:style-name="T6">bool</text:span><text:span text:style-name="T11"> ricerca(PilaPtr&lt;T&gt; coda, T valore) {</text:span></text:p><text:p text:style-name="P4"><text:span text:style-name="T11"><text:tab/></text:span><text:span text:style-name="T6">while</text:span><text:span text:style-name="T11"> ( !pila.pilaVuota() ) {</text:span></text:p><text:p text:style-name="P4"><text:span text:style-name="T11"><text:tab/><text:tab/></text:span><text:span text:style-name="T6">if</text:span><text:span text:style-name="T11"> ( pila.leggiPila() == valore ) {</text:span></text:p><text:p text:style-name="P4"><text:span text:style-name="T11"><text:tab/><text:tab/><text:tab/> </text:span><text:span text:style-name="T6">return</text:span><text:span text:style-name="T11"> </text:span><text:span text:style-name="T6">true</text:span><text:span text:style-name="T11">;</text:span></text:p><text:p text:style-name="P11"><text:tab/><text:tab/>}</text:p><text:p text:style-name="P11"><text:tab/><text:tab/>pila.fuoriPila();</text:p><text:p text:style-name="P11"><text:tab/>}</text:p><text:p text:style-name="P4"><text:span text:style-name="T11"><text:tab/></text:span><text:span text:style-name="T6">return</text:span><text:span text:style-name="T11"> </text:span><text:span text:style-name="T6">false</text:span>;</text:p><text:p text:style-name="P4"><text:span text:style-name="T11">}</text:span>;</text:p></draw:text-box></draw:frame></text:p>
      <text:h text:style-name="P3" text:outline-level="1">5 Insiemi</text:h>
      <text:p text:style-name="P19">Gli insiemi sono una collezione di elementi di natura omogenea. Ciò che li differenzia dalle strutture dati già presentate, è che non sono ammessi elementi duplicati. E' prassi comune rappresentare gli insiemi in maniera grafica o tramite proprietà caratteristiche, ma queste modalità non risultano molto comode per l'ambito informatico. Gli insiemi verranno quindi definiti in maniera estensionale, cioè elencando tutti gli elementi appartenenti all'insieme.</text:p>
      <text:p text:style-name="P19">Le operazioni definite su un insieme, oltre a quelle di inserimento, cancellazione o il controllo di appartenenza, sono l'intersezione, unione e la differenza con altri insiemi.</text:p>
      <text:h text:style-name="P30" text:outline-level="2">5.1 L'interfaccia comune</text:h>
      <text:p text:style-name="P19">Le realizzazioni che sto per presentare, espongono la medesima interfaccia per l'accesso e la manipolazione dei dati contenuti nella struttura. La definizione di questa interfaccia permetterà di sostituire, in fare di codifica, una particolare rappresentazione con un'altra che meglio si addica all'applicazione da sviluppare.</text:p>
      <text:p text:style-name="P19"><draw:frame draw:style-name="fr1" draw:name="Cornice63" text:anchor-type="paragraph" svg:width="16.15cm" style:rel-width="95%" draw:z-index="62"><draw:text-box fo:min-height="0.499cm"><text:p text:style-name="Preformatted_20_Text"><text:span text:style-name="T26">Insieme:</text:span> la classe insieme generica</text:p><text:p text:style-name="Preformatted_20_Text"><text:span text:style-name="T26">TipoElem:</text:span> indica il tipo degli elementi</text:p><text:p text:style-name="Preformatted_20_Text"><text:span text:style-name="T26">Boolean:</text:span> rappresenta i valori verità</text:p><text:p text:style-name="Preformatted_20_Text"/><text:p text:style-name="Preformatted_20_Text">void <text:span text:style-name="T26">CreaInsieme()</text:span>: crea un nuovo insieme</text:p><text:p text:style-name="Preformatted_20_Text"/><text:p text:style-name="Preformatted_20_Text">boolean <text:span text:style-name="T26">insiemeVuoto()</text:span>: controlla se l'insieme risulta vuoto e restituisce l'esito del controllo</text:p><text:p text:style-name="Preformatted_20_Text"/><text:p text:style-name="Preformatted_20_Text">boolean <text:span text:style-name="T26">appartiene(TipoElem)</text:span>: controlla se un elemento appartiene all'insieme</text:p><text:p text:style-name="Preformatted_20_Text"/><text:p text:style-name="Preformatted_20_Text">void <text:span text:style-name="T26">inserisci(TipoElem):</text:span> aggiunge un elemento all'insieme</text:p><text:p text:style-name="Preformatted_20_Text"/><text:p text:style-name="Preformatted_20_Text">void <text:span text:style-name="T26">cancella(TipoElem):</text:span> rimuove un elemento dall'insieme</text:p><text:p text:style-name="Preformatted_20_Text"/><text:p text:style-name="Preformatted_20_Text">Insieme <text:span text:style-name="T26">unione(Insieme):</text:span> esegue una unione degli insiemi</text:p><text:p text:style-name="Preformatted_20_Text"/><text:p text:style-name="Preformatted_20_Text">Insieme <text:span text:style-name="T26">differenza(Insieme): </text:span>esegue l'operazione di differenza fra insiemi</text:p><text:p text:style-name="Preformatted_20_Text"/><text:p text:style-name="Preformatted_20_Text">Insieme <text:span text:style-name="T26">intersezione(Insieme): </text:span>esegue l'intersezione fra due insiemi</text:p></draw:text-box></draw:frame></text:p>
      <text:h text:style-name="P30" text:outline-level="2">5.2 Esempio applicativo</text:h>
      <text:p text:style-name="P19">Per dimostrare le capacità della struttura insieme e delle differenti realizzazioni, utilizziamo come esempio applicativo un programma in grado di acquisire da tastiera due sequenze di 3 interi ognuna, ed eseguire e visualizzare a schermo i risultati delle 3 operazioni caratteristiche dell'insieme.</text:p>
      <text:h text:style-name="P34" text:outline-level="3">5.2.1 Codifica in linguaggio naturale</text:h>
      <text:p text:style-name="P19">Quella che segue è una possibile codifica in pseudo codice del programma qui sopra descritto. La codifica in linguaggio naturale utilizza come riferimento l'interfaccia all'insieme descritta nel paragrafo 5.1</text:p>
      <text:p text:style-name="P19"/>
      <text:p text:style-name="P19"><draw:frame draw:style-name="fr5" draw:name="Cornice64" text:anchor-type="paragraph" svg:width="16.15cm" style:rel-width="95%" draw:z-index="63"><draw:text-box fo:min-height="0.499cm"><text:p text:style-name="Text">Testo <text:sequence text:ref-name="refText9" text:name="Text" text:formula="ooow:Text+1" style:num-format="1">10</text:sequence>: Esempio in linguaggio naturale</text:p><text:p text:style-name="P15">Insieme insieme1 = creaInsieme()</text:p><text:p text:style-name="P15">Insieme insieme2 = creaInsieme()</text:p><text:p text:style-name="P4"><text:span text:style-name="T19">tipoElem valoreIndicato</text:span>;</text:p><text:p text:style-name="P4"><text:span text:style-name="T19">integer i := </text:span>0</text:p><text:p text:style-name="P15">while i != 3</text:p><text:p text:style-name="P4"><text:span text:style-name="T19"><text:tab/>visualizza "Indicare l'elemento da inserire (Insieme1): </text:span>"</text:p><text:p text:style-name="P15"><text:tab/>valoreIndicato := leggi da tastiera</text:p><text:p text:style-name="P15"><text:tab/>insieme1.aggiungi(valoreIndicato)</text:p><text:p text:style-name="P4"><text:span text:style-name="T19"><text:tab/>i := i + </text:span>1</text:p><text:p text:style-name="P4"><text:span text:style-name="T19">endwhil</text:span>e</text:p><text:p text:style-name="P15">while i != 3</text:p><text:p text:style-name="P4"><text:span text:style-name="T19"><text:tab/>visualizza "Indicare l'elemento da inserire (Insieme2): </text:span>"</text:p><text:p text:style-name="P15"><text:tab/>valoreIndicato := leggi da tastiera</text:p><text:p text:style-name="P15"><text:tab/>insieme2.aggiungi(valoreIndicato)</text:p><text:p text:style-name="P4"><text:span text:style-name="T19"><text:tab/>i := i + </text:span>1</text:p><text:p text:style-name="P4"><text:span text:style-name="T19">endwhil</text:span>e</text:p><text:p text:style-name="P15">Insieme unione = insieme1.unione(insieme2)</text:p><text:p text:style-name="P15">Insieme intersezione = insieme1.intersezione(insieme2</text:p><text:p text:style-name="P15">Insieme differenza = insieme2.differenza(insieme2)</text:p><text:p text:style-name="P15">visualizza unione</text:p><text:p text:style-name="P15">visualizza intersezione</text:p><text:p text:style-name="P15">visualizza differenza</text:p></draw:text-box></draw:frame><text:soft-page-break/></text:p>
      <text:h text:style-name="P30" text:outline-level="2">5.3 Realizzazioni</text:h>
      <text:p text:style-name="P19">Le realizzazioni presentate per il tipo insieme sono quella a vettore booleano e quella a liste non ordinate.</text:p>
      <text:p text:style-name="P19">La prima sfrutta un vettore per memorizzare la presenza o meno degli elementi e risulta compatibile solo con insiemi finiti e numerabili, mentre la seconda permette di memorizzare qualsiasi tipo di dato all'interno della struttura.</text:p>
      <text:h text:style-name="P34" text:outline-level="3">5.3.1 Implementazione con vettore booleano</text:h>
      <text:p text:style-name="P19">Come già detto, la realizzazione dell'insieme tramite vettore booleano permette di memorizzare una sequenza finita di elementi interi. Questa limitazione è imposta dalla modalità in cui gli elementi sono memorizzati all'interno dell'insieme.</text:p>
      <text:p text:style-name="P19">La realizzazione sfrutta un vettore di lunghezza prefissata per memorizzare una sequenza di valori booleani. Se l'elemento in posizione <text:span text:style-name="T1">n</text:span> avrà valore true, allora l'elemento <text:span text:style-name="T1">n</text:span> apparterrà all'insieme.</text:p>
      <text:h text:style-name="P35" text:outline-level="4">5.3.1.1 Pro e contro</text:h>
      <text:p text:style-name="P19">Questa realizzazione permette di eseguire in maniera estremamente efficiente le operazioni sull'insieme. Memorizzazione e lettura corrisponderanno ad operazioni di settaggio o lettura di una posizione precisa del vettore.</text:p>
      <text:p text:style-name="P19">Per contro, l'utilizzo di memoria della struttura non risulta proporzionale al numero di elementi inseriti nell'insieme, ma solo alla dimensione prefissata per il vettore booleano.</text:p>
      <text:p text:style-name="P19">La presenza del vettore, inoltre, limita la possibilità di gestire insiemi di lunghezza arbitraria e limita la dimensione massima dell'insieme.</text:p>
      <text:h text:style-name="P35" text:outline-level="4">5.3.1.2 Definire la dimensione del vettore</text:h>
      <text:p text:style-name="P19">L'utilizzo di un secondo parametro di template che accompagna quello rappresentante il tipo di elemento contenuto nella struttura, permette di indicare la dimensione del vettore e quindi <text:soft-page-break/>dell'insieme. Questo non elimina il problema della dimensione dell'insieme, ma permette di utilizzare contemporaneamente insiemi di dimensioni differenti senza dover modificare la struttura dati.</text:p>
      <text:h text:style-name="P36" text:outline-level="4"><text:span text:style-name="T4">5.3.1.3 La classe </text:span><text:span text:style-name="T1">InsiemeVetBol</text:span></text:h>
      <text:p text:style-name="P19">Quanto descritto finora sulla realizzazione a vettore booleano può essere riassunto in un esempio di implementazione della struttura in linguaggio C++. Come detto, la classe sfrutta i template per definire il tipo di dato memorizzato (che comunque dovrà essere un intero o un tipo compatibile con l'intero) e la dimensione del vettore booleano.</text:p>
      <text:p text:style-name="P11"><draw:frame draw:style-name="fr2" draw:name="Cornice65" text:anchor-type="paragraph" svg:width="16.15cm" style:rel-width="95%" draw:z-index="64"><draw:text-box fo:min-height="0.499cm"><text:p text:style-name="File">File <text:sequence text:ref-name="refFile19" text:name="File" text:formula="ooow:File+1" style:num-format="1">20</text:sequence>: /insiemi/InsiemeVetBol.h</text:p><text:p text:style-name="P4"><text:span text:style-name="T6">#ifndef</text:span><text:span text:style-name="T11"> INSIEMEVETBOL_H_</text:span></text:p><text:p text:style-name="P4"><text:span text:style-name="T6">#define</text:span><text:span text:style-name="T11"> INSIEMEVETBOL_H_</text:span></text:p><text:p text:style-name="P4"/><text:p text:style-name="P4"><text:span text:style-name="T6">template</text:span><text:span text:style-name="T11"> &lt;</text:span><text:span text:style-name="T6">class</text:span><text:span text:style-name="T11"> T, </text:span><text:span text:style-name="T6">int</text:span><text:span text:style-name="T11"> DIM&gt;</text:span></text:p><text:p text:style-name="P4"><text:span text:style-name="T6">class</text:span><text:span text:style-name="T11"> InsiemeVetBol {</text:span></text:p><text:p text:style-name="P4"><text:span text:style-name="T11"><text:tab/></text:span><text:span text:style-name="T6">public</text:span><text:span text:style-name="T11">:</text:span></text:p><text:p text:style-name="P11"><text:tab/><text:tab/>InsiemeVetBol();</text:p><text:p text:style-name="P11"><text:tab/><text:tab/>~InsiemeVetBol();</text:p><text:p text:style-name="P4"><text:span text:style-name="T11"><text:tab/><text:tab/></text:span><text:span text:style-name="T6">void</text:span><text:span text:style-name="T11"> creaInsieme();</text:span></text:p><text:p text:style-name="P4"><text:span text:style-name="T11"><text:tab/><text:tab/></text:span><text:span text:style-name="T6">bool</text:span><text:span text:style-name="T11"> insiemeVuoto();</text:span></text:p><text:p text:style-name="P4"><text:span text:style-name="T11"><text:tab/><text:tab/></text:span><text:span text:style-name="T6">bool</text:span><text:span text:style-name="T11"> appartiene(T );</text:span></text:p><text:p text:style-name="P4"><text:span text:style-name="T11"><text:tab/><text:tab/></text:span><text:span text:style-name="T6">void</text:span><text:span text:style-name="T11"> inserisci(T );</text:span></text:p><text:p text:style-name="P4"><text:span text:style-name="T11"><text:tab/><text:tab/></text:span><text:span text:style-name="T6">void</text:span><text:span text:style-name="T11"> cancella(T );</text:span></text:p><text:p text:style-name="P11"><text:tab/><text:tab/>InsiemeVetBol unione(InsiemeVetBol );</text:p><text:p text:style-name="P11"><text:tab/><text:tab/>InsiemeVetBol intersezione(InsiemeVetBol );</text:p><text:p text:style-name="P11"><text:tab/><text:tab/>InsiemeVetBol differenza(InsiemeVetBol );</text:p><text:p text:style-name="P4"><text:span text:style-name="T11"><text:tab/></text:span><text:span text:style-name="T6">private</text:span><text:span text:style-name="T11">:</text:span></text:p><text:p text:style-name="P4"><text:span text:style-name="T11"><text:tab/><text:tab/></text:span><text:span text:style-name="T6">bool</text:span><text:span text:style-name="T11"> insieme[DIM];</text:span></text:p><text:p text:style-name="P11">};</text:p><text:p text:style-name="P4"/><text:p text:style-name="P4"><text:span text:style-name="T6">template</text:span><text:span text:style-name="T11"> &lt;</text:span><text:span text:style-name="T6">class</text:span><text:span text:style-name="T11"> T, </text:span><text:span text:style-name="T6">int</text:span><text:span text:style-name="T11"> DIM&gt;</text:span></text:p><text:p text:style-name="P11">InsiemeVetBol&lt;T, DIM&gt;::InsiemeVetBol() {</text:p><text:p text:style-name="P11"><text:tab/>creaInsieme();</text:p><text:p text:style-name="P11">};</text:p><text:p text:style-name="P4"/><text:p text:style-name="P4"><text:span text:style-name="T6">template</text:span><text:span text:style-name="T11"> &lt;</text:span><text:span text:style-name="T6">class</text:span><text:span text:style-name="T11"> T, </text:span><text:span text:style-name="T6">int</text:span><text:span text:style-name="T11"> DIM&gt;</text:span></text:p><text:p text:style-name="P11">InsiemeVetBol&lt;T, DIM&gt;::~InsiemeVetBol() {};</text:p><text:p text:style-name="P4"/><text:p text:style-name="P4"><text:span text:style-name="T6">template</text:span><text:span text:style-name="T11"> &lt;</text:span><text:span text:style-name="T6">class</text:span><text:span text:style-name="T11"> T, </text:span><text:span text:style-name="T6">int</text:span><text:span text:style-name="T11"> DIM&gt;</text:span></text:p><text:p text:style-name="P4"><text:span text:style-name="T6">void</text:span><text:span text:style-name="T11"> InsiemeVetBol&lt;T, DIM&gt;::creaInsieme() {</text:span></text:p><text:p text:style-name="P4"><text:span text:style-name="T11"><text:tab/></text:span><text:span text:style-name="T6">for</text:span><text:span text:style-name="T11"> ( </text:span><text:span text:style-name="T6">int</text:span><text:span text:style-name="T11"> i = 0; i &lt; DIM; i++ )</text:span></text:p><text:p text:style-name="P4"><text:span text:style-name="T11"><text:tab/><text:tab/>insieme[i] = </text:span><text:span text:style-name="T6">false</text:span><text:span text:style-name="T11">;</text:span></text:p><text:p text:style-name="P11">};</text:p><text:p text:style-name="P4"/><text:p text:style-name="P4"><text:span text:style-name="T6">template</text:span><text:span text:style-name="T11"> &lt;</text:span><text:span text:style-name="T6">class</text:span><text:span text:style-name="T11"> T, </text:span><text:span text:style-name="T6">int</text:span><text:span text:style-name="T11"> DIM&gt;</text:span></text:p><text:p text:style-name="P4"><text:span text:style-name="T6">bool</text:span><text:span text:style-name="T11"> InsiemeVetBol&lt;T, DIM&gt;::insiemeVuoto() {</text:span></text:p><text:p text:style-name="P4"><text:span text:style-name="T11"><text:tab/></text:span><text:span text:style-name="T6">for</text:span><text:span text:style-name="T11"> ( </text:span><text:span text:style-name="T6">int</text:span><text:span text:style-name="T11"> i = 0; i &lt; DIM; i++ ) {</text:span></text:p><text:p text:style-name="P4"><text:span text:style-name="T11"><text:tab/><text:tab/></text:span><text:span text:style-name="T6">if</text:span><text:span text:style-name="T11"> ( insieme[i] )</text:span></text:p><text:p text:style-name="P4"><text:span text:style-name="T11"><text:tab/><text:tab/><text:tab/></text:span><text:span text:style-name="T6">return</text:span><text:span text:style-name="T11"> </text:span><text:span text:style-name="T6">false</text:span><text:span text:style-name="T11">;</text:span></text:p><text:p text:style-name="P11"><text:tab/>}</text:p><text:p text:style-name="P4"><text:span text:style-name="T11"><text:tab/></text:span><text:span text:style-name="T6">return</text:span><text:span text:style-name="T11"> </text:span><text:span text:style-name="T6">true</text:span><text:span text:style-name="T11">;</text:span></text:p><text:p text:style-name="P11">};</text:p><text:p text:style-name="P4"/><text:p text:style-name="P4"><text:span text:style-name="T6">template</text:span><text:span text:style-name="T11"> &lt;</text:span><text:span text:style-name="T6">class</text:span><text:span text:style-name="T11"> T, </text:span><text:span text:style-name="T6">int</text:span><text:span text:style-name="T11"> DIM&gt;</text:span></text:p><text:p text:style-name="P4"><text:span text:style-name="T6">bool</text:span><text:span text:style-name="T11"> InsiemeVetBol&lt;T, DIM&gt;::appartiene(T value) {</text:span></text:p><text:p text:style-name="P4"><text:span text:style-name="T11"><text:tab/></text:span><text:span text:style-name="T6">if</text:span><text:span text:style-name="T11"> ( value &lt; 0 || value &gt;= DIM ) {</text:span></text:p><text:p text:style-name="P4"><text:span text:style-name="T11"><text:tab/><text:tab/>__DEBUG(</text:span><text:span text:style-name="T22">"InsiemeVetBol::appartiene(): value non valido"</text:span><text:span text:style-name="T11">);</text:span></text:p><text:p text:style-name="P4"><text:span text:style-name="T11"><text:tab/><text:tab/></text:span><text:span text:style-name="T6">throw</text:span><text:span text:style-name="T11"> INT_MAX;</text:span></text:p><text:p text:style-name="P4"><text:span text:style-name="T11"><text:tab/>} </text:span><text:span text:style-name="T6">else</text:span><text:span text:style-name="T11"> {</text:span></text:p><text:p text:style-name="P4"><text:span text:style-name="T11"><text:tab/><text:tab/></text:span><text:span text:style-name="T6">return</text:span><text:span text:style-name="T11"> insieme[value];</text:span></text:p><text:p text:style-name="P11"><text:tab/>}</text:p><text:p text:style-name="P11">};</text:p></draw:text-box></draw:frame></text:p>
      <text:p text:style-name="Text_20_body"><draw:frame draw:style-name="fr8" draw:name="Cornice66" text:anchor-type="paragraph" svg:width="16.15cm" style:rel-width="95%" draw:z-index="65"><draw:text-box fo:min-height="0.499cm"><text:p text:style-name="P4"/><text:p text:style-name="P4"><text:span text:style-name="T6">template</text:span><text:span text:style-name="T11"> &lt;</text:span><text:span text:style-name="T6">class</text:span><text:span text:style-name="T11"> T, </text:span><text:span text:style-name="T6">int</text:span><text:span text:style-name="T11"> DIM&gt;</text:span></text:p><text:p text:style-name="P4"><text:span text:style-name="T6">void</text:span><text:span text:style-name="T11"> InsiemeVetBol&lt;T, DIM&gt;::inserisci(T value) {</text:span></text:p><text:p text:style-name="P4"><text:span text:style-name="T11"><text:tab/></text:span><text:span text:style-name="T6">if</text:span><text:span text:style-name="T11"> ( value &lt; 0 || value &gt;= DIM ) {</text:span></text:p><text:p text:style-name="P4"><text:span text:style-name="T11"><text:tab/><text:tab/>__DEBUG(</text:span><text:span text:style-name="T22">"InsiemeVetBol::inserisci(): value non valido"</text:span><text:span text:style-name="T11">);</text:span></text:p><text:p text:style-name="P4"><text:span text:style-name="T11"><text:tab/><text:tab/></text:span><text:span text:style-name="T6">throw</text:span><text:span text:style-name="T11"> INT_MAX;</text:span></text:p><text:p text:style-name="P4"><text:span text:style-name="T11"><text:tab/>} </text:span><text:span text:style-name="T6">else</text:span><text:span text:style-name="T11"> {</text:span></text:p><text:p text:style-name="P4"><text:span text:style-name="T11"><text:tab/><text:tab/>insieme[value] = </text:span><text:span text:style-name="T6">true</text:span><text:span text:style-name="T11">;</text:span></text:p><text:p text:style-name="P11"><text:tab/>}</text:p><text:p text:style-name="P11">};</text:p><text:p text:style-name="P4"/><text:p text:style-name="P4"/><text:p text:style-name="P4"><text:span text:style-name="T6">template</text:span><text:span text:style-name="T11"> &lt;</text:span><text:span text:style-name="T6">class</text:span><text:span text:style-name="T11"> T, </text:span><text:span text:style-name="T6">int</text:span><text:span text:style-name="T11"> DIM&gt;</text:span></text:p><text:p text:style-name="P4"><text:span text:style-name="T6">void</text:span><text:span text:style-name="T11"> InsiemeVetBol&lt;T, DIM&gt;::cancella(T value) {</text:span></text:p><text:p text:style-name="P4"><text:span text:style-name="T11"><text:tab/></text:span><text:span text:style-name="T6">if</text:span><text:span text:style-name="T11"> ( value &lt; 0 || value &gt;= DIM ) {</text:span></text:p><text:p text:style-name="P4"><text:span text:style-name="T11"><text:tab/><text:tab/>__DEBUG(</text:span><text:span text:style-name="T22">"InsiemeVetBol::inserisci(): value non valido"</text:span><text:span text:style-name="T11">);</text:span></text:p><text:p text:style-name="P4"><text:span text:style-name="T11"><text:tab/><text:tab/></text:span><text:span text:style-name="T6">throw</text:span><text:span text:style-name="T11"> INT_MAX;</text:span></text:p><text:p text:style-name="P4"><text:span text:style-name="T11"><text:tab/>} </text:span><text:span text:style-name="T6">else</text:span><text:span text:style-name="T11"> {</text:span></text:p><text:p text:style-name="P4"><text:span text:style-name="T11"><text:tab/><text:tab/>insieme[value] = </text:span><text:span text:style-name="T6">false</text:span><text:span text:style-name="T11">;</text:span></text:p><text:p text:style-name="P11"><text:tab/>}</text:p><text:p text:style-name="P11">};</text:p><text:p text:style-name="P4"/><text:p text:style-name="P4"><text:span text:style-name="T6">template</text:span><text:span text:style-name="T11"> &lt;</text:span><text:span text:style-name="T6">class</text:span><text:span text:style-name="T11"> T, </text:span><text:span text:style-name="T6">int</text:span><text:span text:style-name="T11"> DIM&gt;</text:span></text:p><text:p text:style-name="P11">InsiemeVetBol&lt;T, DIM&gt; InsiemeVetBol&lt;T, DIM&gt;::unione(InsiemeVetBol&lt;T, DIM&gt; A) {</text:p><text:p text:style-name="P11"><text:tab/>InsiemeVetBol&lt;T, DIM&gt; nuovoI = InsiemeVetBol&lt;T, DIM&gt;();</text:p><text:p text:style-name="P4"><text:span text:style-name="T11"><text:tab/></text:span><text:span text:style-name="T6">for</text:span><text:span text:style-name="T11"> ( </text:span><text:span text:style-name="T6">int</text:span><text:span text:style-name="T11"> i = 0; i &lt; DIM; i++ ) {</text:span></text:p><text:p text:style-name="P4"><text:span text:style-name="T11"><text:tab/><text:tab/></text:span><text:span text:style-name="T6">if</text:span><text:span text:style-name="T11"> ( A.appartiene(i) || appartiene(i) ) {</text:span></text:p><text:p text:style-name="P11"><text:tab/><text:tab/><text:tab/>nuovoI.inserisci(i);</text:p><text:p text:style-name="P11"><text:tab/><text:tab/>}</text:p><text:p text:style-name="P11"><text:tab/>}</text:p><text:p text:style-name="P4"><text:span text:style-name="T11"><text:tab/></text:span><text:span text:style-name="T6">return</text:span><text:span text:style-name="T11"> nuovoI;</text:span></text:p><text:p text:style-name="P11">};</text:p><text:p text:style-name="P4"/><text:p text:style-name="P4"/><text:p text:style-name="P4"><text:span text:style-name="T6">template</text:span><text:span text:style-name="T11"> &lt;</text:span><text:span text:style-name="T6">class</text:span><text:span text:style-name="T11"> T, </text:span><text:span text:style-name="T6">int</text:span><text:span text:style-name="T11"> DIM&gt;</text:span></text:p><text:p text:style-name="P11">InsiemeVetBol&lt;T, DIM&gt; InsiemeVetBol&lt;T, DIM&gt;::intersezione(InsiemeVetBol&lt;T, DIM&gt; A) {</text:p><text:p text:style-name="P11"><text:tab/>InsiemeVetBol&lt;T, DIM&gt; nuovoI = InsiemeVetBol&lt;T, DIM&gt;();</text:p><text:p text:style-name="P4"><text:span text:style-name="T11"><text:tab/></text:span><text:span text:style-name="T6">for</text:span><text:span text:style-name="T11"> ( </text:span><text:span text:style-name="T6">int</text:span><text:span text:style-name="T11"> i = 0; i &lt; DIM; i++ ) {</text:span></text:p><text:p text:style-name="P4"><text:span text:style-name="T11"><text:tab/><text:tab/></text:span><text:span text:style-name="T6">if</text:span><text:span text:style-name="T11"> ( A.appartiene(i) &amp;&amp; appartiene(i) ) {</text:span></text:p><text:p text:style-name="P11"><text:tab/><text:tab/><text:tab/>nuovoI.inserisci(i);</text:p><text:p text:style-name="P11"><text:tab/><text:tab/>}</text:p><text:p text:style-name="P11"><text:tab/>}</text:p><text:p text:style-name="P4"><text:span text:style-name="T11"><text:tab/></text:span><text:span text:style-name="T6">return</text:span><text:span text:style-name="T11"> nuovoI;</text:span></text:p><text:p text:style-name="P11">};</text:p><text:p text:style-name="P4"/><text:p text:style-name="P4"/><text:p text:style-name="P4"><text:span text:style-name="T6">template</text:span><text:span text:style-name="T11"> &lt;</text:span><text:span text:style-name="T6">class</text:span><text:span text:style-name="T11"> T, </text:span><text:span text:style-name="T6">int</text:span><text:span text:style-name="T11"> DIM&gt;</text:span></text:p><text:p text:style-name="P11">InsiemeVetBol&lt;T, DIM&gt; InsiemeVetBol&lt;T, DIM&gt;::differenza(InsiemeVetBol&lt;T, DIM&gt; A) {</text:p><text:p text:style-name="P11"><text:tab/>InsiemeVetBol&lt;T, DIM&gt; nuovoI = InsiemeVetBol&lt;T, DIM&gt;();</text:p><text:p text:style-name="P4"><text:span text:style-name="T11"><text:tab/></text:span><text:span text:style-name="T6">for</text:span><text:span text:style-name="T11"> ( </text:span><text:span text:style-name="T6">int</text:span><text:span text:style-name="T11"> i = 0; i &lt; DIM; i++ ) {</text:span></text:p><text:p text:style-name="P4"><text:span text:style-name="T11"><text:tab/><text:tab/></text:span><text:span text:style-name="T6">if</text:span><text:span text:style-name="T11"> ( appartiene(i) &amp;&amp; !A.appartiene(i) ) {</text:span></text:p><text:p text:style-name="P11"><text:tab/><text:tab/><text:tab/>nuovoI.inserisci(i);</text:p><text:p text:style-name="P11"><text:tab/><text:tab/>}</text:p><text:p text:style-name="P11"><text:tab/>}</text:p><text:p text:style-name="P4"><text:span text:style-name="T11"><text:tab/></text:span><text:span text:style-name="T6">return</text:span><text:span text:style-name="T11"> nuovoI;</text:span></text:p><text:p text:style-name="P11">};</text:p><text:p text:style-name="P4"/><text:p text:style-name="P4"/><text:p text:style-name="P7"><text:span text:style-name="T7">#endif</text:span><text:span text:style-name="T12"> </text:span><text:span text:style-name="T20">/*INSIEMEVETBOL_H_*/</text:span></text:p></draw:text-box></draw:frame><text:soft-page-break/></text:p>
      <text:h text:style-name="P36" text:outline-level="4"><text:span text:style-name="T4">5.3.1.4 Esempio comune applicato alla realizzazione </text:span><text:span text:style-name="T1">InsiemeVetBol</text:span></text:h>
      <text:p text:style-name="P19">L'implementazione appena descritta può essere usata per realizzare una possibile versione del programma descritto in <text:span text:style-name="T28">Testo 10</text:span><text:span text:style-name="T30">.</text:span></text:p>
      <text:p text:style-name="Text_20_body"><draw:frame draw:style-name="fr1" draw:name="Cornice67" text:anchor-type="paragraph" svg:width="16.15cm" style:rel-width="95%" draw:z-index="66"><draw:text-box fo:min-height="0.499cm"><text:p text:style-name="File">File <text:sequence text:ref-name="refFile20" text:name="File" text:formula="ooow:File+1" style:num-format="1">21</text:sequence>: EsempioInsieme.cpp</text:p><text:p text:style-name="P41"><text:span text:style-name="T6">#define</text:span><text:span text:style-name="T11"> ASDLIBRARY_DEBUG_ON </text:span><text:span text:style-name="T6">true</text:span></text:p><text:p text:style-name="P4"><text:span text:style-name="T6">#include</text:span><text:span text:style-name="T11"> </text:span><text:span text:style-name="T22">"../common/stdInclude.h"</text:span></text:p><text:p text:style-name="P4"><text:span text:style-name="T6">#include</text:span><text:span text:style-name="T11"> </text:span><text:span text:style-name="T22">"InsiemeVetBol.h"</text:span></text:p><text:p text:style-name="P4"/><text:p text:style-name="P4"><text:span text:style-name="T6">void</text:span><text:span text:style-name="T11"> EsempioInsiemiInsiemeVetBol() {</text:span></text:p><text:p text:style-name="P4"><text:span text:style-name="T11"><text:tab/>InsiemeVetBol&lt;</text:span><text:span text:style-name="T6">int</text:span><text:span text:style-name="T11">, 100&gt; insieme1, insieme2;</text:span></text:p><text:p text:style-name="P11"><text:tab/>insieme1.creaInsieme();</text:p><text:p text:style-name="P11"><text:tab/>insieme2.creaInsieme();</text:p><text:p text:style-name="P4"><text:span text:style-name="T11"><text:tab/></text:span><text:span text:style-name="T6">int</text:span><text:span text:style-name="T11"> valoreIndicato;</text:span></text:p><text:p text:style-name="P4"><text:span text:style-name="T11"><text:tab/></text:span><text:span text:style-name="T6">for</text:span><text:span text:style-name="T11"> ( </text:span><text:span text:style-name="T6">int</text:span><text:span text:style-name="T11"> i = 0; i &lt; 3; i++ ) {</text:span></text:p><text:p text:style-name="P4"><text:span text:style-name="T11"><text:tab/><text:tab/>cout &lt;&lt; </text:span><text:span text:style-name="T22">"Indicare l'elemento da inserire (Insieme1): "</text:span><text:span text:style-name="T11">;</text:span></text:p><text:p text:style-name="P11"><text:tab/><text:tab/>cin &gt;&gt; valoreIndicato;</text:p><text:p text:style-name="P11"><text:tab/><text:tab/>insieme1.inserisci(valoreIndicato);</text:p><text:p text:style-name="P11"><text:tab/>}</text:p><text:p text:style-name="P4"><text:span text:style-name="T11"><text:tab/></text:span><text:span text:style-name="T6">for</text:span><text:span text:style-name="T11"> ( </text:span><text:span text:style-name="T6">int</text:span><text:span text:style-name="T11"> i = 0; i &lt; 3; i++ ) {</text:span></text:p><text:p text:style-name="P4"><text:span text:style-name="T11"><text:tab/><text:tab/>cout &lt;&lt; </text:span><text:span text:style-name="T22">"Indicare l'elemento da inserire (Insieme2): "</text:span><text:span text:style-name="T11">;</text:span></text:p><text:p text:style-name="P11"><text:tab/><text:tab/>cin &gt;&gt; valoreIndicato;</text:p><text:p text:style-name="P11"><text:tab/><text:tab/>insieme2.inserisci(valoreIndicato);</text:p><text:p text:style-name="P11"><text:tab/>}</text:p><text:p text:style-name="P4"><text:span text:style-name="T11"><text:tab/>InsiemeVetBol&lt;</text:span><text:span text:style-name="T6">int</text:span><text:span text:style-name="T11">, 100&gt; unione, intersezione, differenza;</text:span></text:p><text:p text:style-name="P11"><text:tab/>unione = insieme1.unione(insieme2);</text:p><text:p text:style-name="P11"><text:tab/>intersezione = insieme1.intersezione(insieme2);</text:p><text:p text:style-name="P11"><text:tab/>differenza = insieme1.differenza(insieme2);</text:p><text:p text:style-name="P4"><text:span text:style-name="T11"><text:tab/></text:span><text:span text:style-name="T6">for</text:span><text:span text:style-name="T11"> ( </text:span><text:span text:style-name="T6">int</text:span><text:span text:style-name="T11"> i = 0; i &lt; 100; i++ )</text:span></text:p><text:p text:style-name="P4"><text:span text:style-name="T11"><text:tab/><text:tab/></text:span><text:span text:style-name="T6">if</text:span><text:span text:style-name="T11"> ( unione.appartiene(i) ) cout &lt;&lt; i &lt;&lt; </text:span><text:span text:style-name="T22">" "</text:span><text:span text:style-name="T11">;</text:span></text:p><text:p text:style-name="P11"><text:tab/>cout &lt;&lt; endl;</text:p><text:p text:style-name="P4"><text:span text:style-name="T11"><text:tab/></text:span><text:span text:style-name="T6">for</text:span><text:span text:style-name="T11"> ( </text:span><text:span text:style-name="T6">int</text:span><text:span text:style-name="T11"> i = 0; i &lt; 100; i++ )</text:span></text:p><text:p text:style-name="P4"><text:span text:style-name="T11"><text:tab/><text:tab/></text:span><text:span text:style-name="T6">if</text:span><text:span text:style-name="T11"> ( intersezione.appartiene(i) ) cout &lt;&lt; i &lt;&lt; </text:span><text:span text:style-name="T22">" "</text:span><text:span text:style-name="T11">;</text:span></text:p><text:p text:style-name="P11"><text:tab/>cout &lt;&lt; endl;</text:p><text:p text:style-name="P4"><text:span text:style-name="T11"><text:tab/></text:span><text:span text:style-name="T6">for</text:span><text:span text:style-name="T11"> ( </text:span><text:span text:style-name="T6">int</text:span><text:span text:style-name="T11"> i = 0; i &lt; 100; i++ )</text:span></text:p><text:p text:style-name="P4"><text:span text:style-name="T11"><text:tab/><text:tab/></text:span><text:span text:style-name="T6">if</text:span><text:span text:style-name="T11"> ( differenza.appartiene(i) ) cout &lt;&lt; i &lt;&lt; </text:span><text:span text:style-name="T22">" "</text:span>;</text:p><text:p text:style-name="P4"><text:span text:style-name="T11"><text:tab/>cout &lt;&lt; endl;</text:span><text:tab/></text:p><text:p text:style-name="P4"><text:tab/></text:p><text:p text:style-name="P4">}</text:p></draw:text-box></draw:frame><text:soft-page-break/>L'output relativo alla funzione, se chiamata, è il seguente:</text:p>
      <text:p text:style-name="Text_20_body"><draw:frame draw:style-name="fr1" draw:name="Cornice68" text:anchor-type="paragraph" svg:width="16.15cm" style:rel-width="95%" draw:z-index="67"><draw:text-box fo:min-height="0.499cm"><text:p text:style-name="P12"><text:span text:style-name="T30">Indicare l'elemento da inserire (Insieme1): </text:span><text:span text:style-name="T33">1</text:span></text:p><text:p text:style-name="P5"><text:span text:style-name="T11">Indicare l'elemento da inserire (Insieme1): </text:span><text:span text:style-name="T32">2</text:span></text:p><text:p text:style-name="P5"><text:span text:style-name="T11">Indicare l'elemento da inserire (Insieme1): </text:span><text:span text:style-name="T32">3</text:span></text:p><text:p text:style-name="P5"><text:span text:style-name="T11">Indicare l'elemento da inserire (Insieme2): </text:span><text:span text:style-name="T32">5</text:span></text:p><text:p text:style-name="P5"><text:span text:style-name="T11">Indicare l'elemento da inserire (Insieme2): </text:span><text:span text:style-name="T32">2</text:span></text:p><text:p text:style-name="P5"><text:span text:style-name="T11">Indicare l'elemento da inserire (Insieme2): </text:span><text:span text:style-name="T32">7</text:span></text:p><text:p text:style-name="P12">1 2 3 5 7 </text:p><text:p text:style-name="P12">2 </text:p><text:p text:style-name="P12">1 3 </text:p></draw:text-box></draw:frame></text:p>
      <text:h text:style-name="P34" text:outline-level="3">5.3.2 Implementazione con liste non ordinate</text:h>
      <text:p text:style-name="P19">La realizzazione dell'insieme con liste non ordinate sostituisce l'utilizzo del vettore con una lista non ordinata di elementi omogenei. Ovviamente prima di inserire elementi nella lista, verranno effettuati dei controlli di appartenenza degli elementi.</text:p>
      <text:h text:style-name="P35" text:outline-level="4">5.3.2.1 Pro e contro</text:h>
      <text:p text:style-name="P19">Sebbene questa implementazioni elimini il problema legato alla dimensione del vettore, rendendo l'insieme non vincolato a nessuna limitazione sulla dimensione, introduce il problema dell'inserimento di nuovi elementi. La realizzazioni sfrutta infatti una lista non ordinata per memorizzare gli elementi. Questo tipo di struttura ammette la presenza di elementi duplicati, quindi <text:soft-page-break/>prima di inserire un nuovo elemento bisogna scandire interamente la lista per controllare se l'elemento sia già presente. Questo quindi comporta un aumento del costo computazionale dell'operazione di inserimento via via che l'insieme aumenta la sua dimensione.</text:p>
      <text:h text:style-name="P36" text:outline-level="4"><text:span text:style-name="T4">5.3.2.2 Specializzare la classe </text:span><text:span text:style-name="T1">Nodo</text:span><text:span text:style-name="T4"> in </text:span><text:span text:style-name="T1">NodoInsiemeLDis</text:span></text:h>
      <text:p text:style-name="P19">La classe <text:span text:style-name="T1">Nodo</text:span> viene estesa in <text:span text:style-name="T1">NodoInsiemeLDis</text:span> per aggiungere il riferimento all'elemento successivo in lista. Nel caso questo non sia presente, la proprietà verrà avvalorata con <text:span text:style-name="T1">NULL</text:span>.</text:p>
      <text:p text:style-name="P22"><draw:frame draw:style-name="fr1" draw:name="Cornice69" text:anchor-type="paragraph" svg:width="16.15cm" style:rel-width="95%" draw:z-index="68"><draw:text-box fo:min-height="0.499cm"><text:p text:style-name="File">File <text:sequence text:ref-name="refFile21" text:name="File" text:formula="ooow:File+1" style:num-format="1">22</text:sequence>: /insiemi/NodoInsiemeLDis.h</text:p><text:p text:style-name="P4"><text:span text:style-name="T6">#ifndef</text:span><text:span text:style-name="T11"> NODOINSIEMELDIS_H_</text:span></text:p><text:p text:style-name="P4"><text:span text:style-name="T6">#define</text:span><text:span text:style-name="T11"> NODOINSIEMELDIS_H_</text:span></text:p><text:p text:style-name="P4"/><text:p text:style-name="P4"><text:span text:style-name="T6">#include</text:span><text:span text:style-name="T11"> </text:span><text:span text:style-name="T22">"../common/stdInclude.h"</text:span></text:p><text:p text:style-name="P4"><text:span text:style-name="T6">#include</text:span><text:span text:style-name="T11"> </text:span><text:span text:style-name="T22">"../common/Nodo.h"</text:span></text:p><text:p text:style-name="P4"/><text:p text:style-name="P4"><text:span text:style-name="T6">template</text:span><text:span text:style-name="T11"> &lt;</text:span><text:span text:style-name="T6">class</text:span><text:span text:style-name="T11"> T&gt;</text:span></text:p><text:p text:style-name="P4"><text:span text:style-name="T6">class</text:span><text:span text:style-name="T11"> NodoInsiemeLDis : </text:span><text:span text:style-name="T6">public</text:span><text:span text:style-name="T11"> Nodo&lt;T&gt; {</text:span></text:p><text:p text:style-name="P4"><text:span text:style-name="T11"><text:tab/></text:span><text:span text:style-name="T6">public</text:span><text:span text:style-name="T11">:</text:span></text:p><text:p text:style-name="P11"><text:tab/><text:tab/>NodoInsiemeLDis();</text:p><text:p text:style-name="P11"><text:tab/><text:tab/>NodoInsiemeLDis(T);</text:p><text:p text:style-name="P11"><text:tab/><text:tab/>NodoInsiemeLDis&lt;T&gt;* getSuccessivo();</text:p><text:p text:style-name="P4"><text:span text:style-name="T11"><text:tab/><text:tab/></text:span><text:span text:style-name="T6">void</text:span><text:span text:style-name="T11"> setSuccessivo(NodoInsiemeLDis&lt;T&gt;*);</text:span></text:p><text:p text:style-name="P4"><text:span text:style-name="T11"><text:tab/></text:span><text:span text:style-name="T6">private</text:span><text:span text:style-name="T11">:</text:span></text:p><text:p text:style-name="P11"><text:tab/><text:tab/>NodoInsiemeLDis&lt;T&gt;* successivo;</text:p><text:p text:style-name="P11">};</text:p><text:p text:style-name="P4"/><text:p text:style-name="P4"><text:span text:style-name="T6">template</text:span><text:span text:style-name="T11"> &lt;</text:span><text:span text:style-name="T6">class</text:span><text:span text:style-name="T11"> T&gt;</text:span></text:p><text:p text:style-name="P11">NodoInsiemeLDis&lt;T&gt;::NodoInsiemeLDis() : Nodo&lt;T&gt;::Nodo() {</text:p><text:p text:style-name="P4"><text:span text:style-name="T11"><text:tab/>successivo = </text:span><text:span text:style-name="T6">NULL</text:span><text:span text:style-name="T11">;</text:span></text:p><text:p text:style-name="P11">};</text:p><text:p text:style-name="P4"/><text:p text:style-name="P4"><text:span text:style-name="T6">template</text:span><text:span text:style-name="T11"> &lt;</text:span><text:span text:style-name="T6">class</text:span><text:span text:style-name="T11"> T&gt;</text:span></text:p><text:p text:style-name="P11">NodoInsiemeLDis&lt;T&gt;::NodoInsiemeLDis(T newValue) : Nodo&lt;T&gt;::Nodo(newValue) {</text:p><text:p text:style-name="P4"><text:span text:style-name="T11"><text:tab/>successivo = </text:span><text:span text:style-name="T6">NULL</text:span><text:span text:style-name="T11">;</text:span></text:p><text:p text:style-name="P11">};</text:p><text:p text:style-name="P4"/><text:p text:style-name="P4"><text:span text:style-name="T6">template</text:span><text:span text:style-name="T11"> &lt;</text:span><text:span text:style-name="T6">class</text:span><text:span text:style-name="T11"> T&gt;</text:span></text:p><text:p text:style-name="P11">NodoInsiemeLDis&lt;T&gt;* NodoInsiemeLDis&lt;T&gt;::getSuccessivo() {</text:p><text:p text:style-name="P4"><text:span text:style-name="T11"><text:tab/></text:span><text:span text:style-name="T6">return</text:span><text:span text:style-name="T11"> successivo;</text:span></text:p><text:p text:style-name="P11">};</text:p><text:p text:style-name="P4"/><text:p text:style-name="P4"><text:span text:style-name="T6">template</text:span><text:span text:style-name="T11"> &lt;</text:span><text:span text:style-name="T6">class</text:span><text:span text:style-name="T11"> T&gt;</text:span></text:p><text:p text:style-name="P4"><text:span text:style-name="T6">void</text:span><text:span text:style-name="T11"> NodoInsiemeLDis&lt;T&gt;::setSuccessivo(NodoInsiemeLDis&lt;T&gt;* newSuccessivo) {</text:span></text:p><text:p text:style-name="P11"><text:tab/>successivo = newSuccessivo;</text:p><text:p text:style-name="P11">};</text:p><text:p text:style-name="P4"/><text:p text:style-name="P7"><text:span text:style-name="T7">#endif</text:span><text:span text:style-name="T12"> </text:span><text:span text:style-name="T20">/*NodoInsiemeLDis_H_*/</text:span></text:p></draw:text-box></draw:frame></text:p>
      <text:h text:style-name="P36" text:outline-level="4"><text:span text:style-name="T4">5.3.2.3 La classe </text:span><text:span text:style-name="T1">InsiemeLDis</text:span></text:h>
      <text:p text:style-name="P19">La classe <text:span text:style-name="T1">InsiemeLDis</text:span> realizza l'interfaccia comune mostrata in precedenza utilizzando una catena di <text:span text:style-name="T1">NodoInsiemeLDis</text:span> per realizzare una lista a puntatori che verrà sfruttata per memorizzare i valori presenti nell'insieme.</text:p>
      <text:p text:style-name="P19">La classe utilizza i template per parametrizzare il tipo di elemento di cui sarà composto l'insieme.</text:p>
      <text:p text:style-name="P4"><draw:frame draw:style-name="fr2" draw:name="Cornice70" text:anchor-type="paragraph" svg:width="16.15cm" style:rel-width="95%" draw:z-index="69"><draw:text-box fo:min-height="0.499cm"><text:p text:style-name="File">File <text:sequence text:ref-name="refFile22" text:name="File" text:formula="ooow:File+1" style:num-format="1">23</text:sequence>: /insiemi/InsiemeLDis.h</text:p><text:p text:style-name="P4"><text:span text:style-name="T6">#ifndef</text:span><text:span text:style-name="T11"> INSIEMELDIS_H_</text:span></text:p><text:p text:style-name="P4"><text:span text:style-name="T6">#define</text:span><text:span text:style-name="T11"> INSIEMELDIS_H_</text:span></text:p><text:p text:style-name="P4"/><text:p text:style-name="P4"><text:span text:style-name="T6">#include</text:span><text:span text:style-name="T11"> </text:span><text:span text:style-name="T22">"../common/stdInclude.h"</text:span></text:p><text:p text:style-name="P4"><text:span text:style-name="T6">#include</text:span><text:span text:style-name="T11"> </text:span><text:span text:style-name="T22">"NodoInsiemeLDis.h"</text:span></text:p><text:p text:style-name="P4"/><text:p text:style-name="P4"><text:span text:style-name="T6">template</text:span><text:span text:style-name="T11"> &lt;</text:span><text:span text:style-name="T6">class</text:span><text:span text:style-name="T11"> T&gt;</text:span></text:p><text:p text:style-name="P4"><text:span text:style-name="T6">class</text:span><text:span text:style-name="T11"> InsiemeLDis {</text:span></text:p><text:p text:style-name="P4"><text:span text:style-name="T11"><text:tab/></text:span><text:span text:style-name="T6">public</text:span><text:span text:style-name="T11">:</text:span></text:p><text:p text:style-name="P11"><text:tab/><text:tab/>InsiemeLDis();</text:p><text:p text:style-name="P11"><text:tab/><text:tab/>~InsiemeLDis();</text:p><text:p text:style-name="P4"><text:span text:style-name="T11"><text:tab/><text:tab/></text:span><text:span text:style-name="T6">void</text:span><text:span text:style-name="T11"> creaInsieme();</text:span></text:p><text:p text:style-name="P4"><text:span text:style-name="T11"><text:tab/><text:tab/></text:span><text:span text:style-name="T6">bool</text:span><text:span text:style-name="T11"> insiemeVuoto();</text:span></text:p><text:p text:style-name="P4"><text:span text:style-name="T11"><text:tab/><text:tab/></text:span><text:span text:style-name="T6">bool</text:span><text:span text:style-name="T11"> appartiene(T);</text:span></text:p><text:p text:style-name="P4"><text:span text:style-name="T11"><text:tab/><text:tab/></text:span><text:span text:style-name="T6">void</text:span><text:span text:style-name="T11"> inserisci(T);</text:span></text:p><text:p text:style-name="P4"><text:span text:style-name="T11"><text:tab/><text:tab/></text:span><text:span text:style-name="T6">void</text:span><text:span text:style-name="T11"> cancella(T);</text:span></text:p><text:p text:style-name="P11"><text:tab/><text:tab/>InsiemeLDis&lt;T&gt; unione(InsiemeLDis&lt;T&gt;);</text:p><text:p text:style-name="P11"><text:tab/><text:tab/>InsiemeLDis&lt;T&gt; intersezione(InsiemeLDis&lt;T&gt;);</text:p><text:p text:style-name="P11"><text:tab/><text:tab/>InsiemeLDis&lt;T&gt; differenza(InsiemeLDis&lt;T&gt;);</text:p><text:p text:style-name="P11"><text:tab/><text:tab/>T leggi();</text:p><text:p text:style-name="P4"><text:span text:style-name="T11"><text:tab/><text:tab/></text:span><text:span text:style-name="T6">void</text:span><text:span text:style-name="T11"> mostraInsieme();</text:span></text:p><text:p text:style-name="P4"><text:span text:style-name="T11"><text:tab/><text:tab/></text:span><text:span text:style-name="T6">int</text:span><text:span text:style-name="T11"> cardinalita();</text:span></text:p><text:p text:style-name="P4"><text:span text:style-name="T11"><text:tab/></text:span><text:span text:style-name="T6">private</text:span><text:span text:style-name="T11">:</text:span></text:p><text:p text:style-name="P4"><text:span text:style-name="T11"><text:tab/><text:tab/></text:span><text:span text:style-name="T6">typedef</text:span><text:span text:style-name="T11"> NodoInsiemeLDis&lt;T&gt; componenteInsieme;</text:span></text:p><text:p text:style-name="P11"><text:tab/><text:tab/>componenteInsieme* primoInsieme;</text:p><text:p text:style-name="P11">};</text:p><text:p text:style-name="P4"/><text:p text:style-name="P4"><text:span text:style-name="T6">template</text:span><text:span text:style-name="T11"> &lt;</text:span><text:span text:style-name="T6">class</text:span><text:span text:style-name="T11"> T&gt;</text:span></text:p><text:p text:style-name="P11">InsiemeLDis&lt;T&gt;::InsiemeLDis() {</text:p><text:p text:style-name="P11"><text:tab/>creaInsieme();</text:p><text:p text:style-name="P11">};</text:p><text:p text:style-name="P4"/><text:p text:style-name="P4"><text:span text:style-name="T6">template</text:span><text:span text:style-name="T11"> &lt;</text:span><text:span text:style-name="T6">class</text:span><text:span text:style-name="T11"> T&gt;</text:span></text:p><text:p text:style-name="P11">InsiemeLDis&lt;T&gt;::~InsiemeLDis() {};</text:p><text:p text:style-name="P4"/><text:p text:style-name="P4"><text:span text:style-name="T6">template</text:span><text:span text:style-name="T11"> &lt;</text:span><text:span text:style-name="T6">class</text:span><text:span text:style-name="T11"> T&gt;</text:span></text:p><text:p text:style-name="P4"><text:span text:style-name="T6">void</text:span><text:span text:style-name="T11"> InsiemeLDis&lt;T&gt;::creaInsieme() {</text:span></text:p><text:p text:style-name="P4"><text:span text:style-name="T11"><text:tab/>primoInsieme = </text:span><text:span text:style-name="T6">NULL</text:span><text:span text:style-name="T11">;</text:span></text:p><text:p text:style-name="P11">};</text:p><text:p text:style-name="P4"/><text:p text:style-name="P4"><text:span text:style-name="T6">template</text:span><text:span text:style-name="T11"> &lt;</text:span><text:span text:style-name="T6">class</text:span><text:span text:style-name="T11"> T&gt;</text:span></text:p><text:p text:style-name="P4"><text:span text:style-name="T6">bool</text:span><text:span text:style-name="T11"> InsiemeLDis&lt;T&gt;::insiemeVuoto() {</text:span></text:p><text:p text:style-name="P4"><text:span text:style-name="T11"><text:tab/></text:span><text:span text:style-name="T6">return</text:span><text:span text:style-name="T11"> (primoInsieme == </text:span><text:span text:style-name="T6">NULL</text:span><text:span text:style-name="T11"> );</text:span></text:p><text:p text:style-name="P11">};</text:p><text:p text:style-name="P4"/><text:p text:style-name="P4"><text:span text:style-name="T6">template</text:span><text:span text:style-name="T11"> &lt;</text:span><text:span text:style-name="T6">class</text:span><text:span text:style-name="T11"> T&gt;</text:span></text:p><text:p text:style-name="P4"><text:span text:style-name="T6">bool</text:span><text:span text:style-name="T11"> InsiemeLDis&lt;T&gt;::appartiene(T value) {</text:span></text:p><text:p text:style-name="P11"><text:tab/>componenteInsieme* corrente = primoInsieme;</text:p><text:p text:style-name="P4"><text:span text:style-name="T11"><text:tab/></text:span><text:span text:style-name="T6">while</text:span><text:span text:style-name="T11"> ( corrente != </text:span><text:span text:style-name="T6">NULL</text:span><text:span text:style-name="T11"> ) {</text:span></text:p><text:p text:style-name="P4"><text:span text:style-name="T11"><text:tab/><text:tab/></text:span><text:span text:style-name="T6">if</text:span><text:span text:style-name="T11"> ( corrente-&gt;getValue() == value <text:s/>) {</text:span></text:p><text:p text:style-name="P4"><text:span text:style-name="T11"><text:tab/><text:tab/><text:tab/></text:span><text:span text:style-name="T6">return</text:span><text:span text:style-name="T11"> </text:span><text:span text:style-name="T6">true</text:span><text:span text:style-name="T11">;</text:span></text:p><text:p text:style-name="P11"><text:tab/><text:tab/>}</text:p><text:p text:style-name="P11"><text:tab/><text:tab/>corrente = corrente-&gt;getSuccessivo();</text:p><text:p text:style-name="P11"><text:tab/>}</text:p><text:p text:style-name="P4"><text:span text:style-name="T11"><text:tab/></text:span><text:span text:style-name="T6">return</text:span><text:span text:style-name="T11"> </text:span><text:span text:style-name="T6">false</text:span><text:span text:style-name="T11">;</text:span></text:p><text:p text:style-name="P11">};</text:p><text:p text:style-name="P11"/><text:p text:style-name="P4"><text:span text:style-name="T6">template</text:span><text:span text:style-name="T11"> &lt;</text:span><text:span text:style-name="T6">class</text:span><text:span text:style-name="T11"> T&gt;</text:span></text:p><text:p text:style-name="P4"><text:span text:style-name="T6">void</text:span><text:span text:style-name="T11"> InsiemeLDis&lt;T&gt;::inserisci(T newValue) {</text:span></text:p><text:p text:style-name="P4"><text:span text:style-name="T11"><text:tab/></text:span><text:span text:style-name="T6">if</text:span><text:span text:style-name="T11"> ( insiemeVuoto() || !appartiene(newValue) ) {</text:span></text:p><text:p text:style-name="P4"><text:span text:style-name="T11"><text:tab/><text:tab/>componenteInsieme* nuovoPrimo = </text:span><text:span text:style-name="T6">new</text:span><text:span text:style-name="T11"> componenteInsieme(newValue);</text:span></text:p><text:p text:style-name="P11"><text:tab/><text:tab/>nuovoPrimo-&gt;setSuccessivo(primoInsieme);</text:p><text:p text:style-name="P11"><text:tab/><text:tab/>primoInsieme = nuovoPrimo;</text:p><text:p text:style-name="P11"><text:tab/>}</text:p><text:p text:style-name="P11">};</text:p><text:p text:style-name="P4"/></draw:text-box></draw:frame><text:soft-page-break/></text:p>
      <text:p text:style-name="P4"><draw:frame draw:style-name="fr3" draw:name="Cornice71" text:anchor-type="paragraph" svg:width="16.15cm" style:rel-width="95%" draw:z-index="70"><draw:text-box fo:min-height="0.499cm"><text:p text:style-name="P6"/><text:p text:style-name="P4"><text:span text:style-name="T6">template</text:span><text:span text:style-name="T11"> &lt;</text:span><text:span text:style-name="T6">class</text:span><text:span text:style-name="T11"> T&gt;</text:span></text:p><text:p text:style-name="P4"><text:span text:style-name="T6">void</text:span><text:span text:style-name="T11"> InsiemeLDis&lt;T&gt;::inserisci(T newValue) {</text:span></text:p><text:p text:style-name="P4"><text:span text:style-name="T11"><text:tab/></text:span><text:span text:style-name="T6">if</text:span><text:span text:style-name="T11"> ( insiemeVuoto() || !appartiene(newValue) ) {</text:span></text:p><text:p text:style-name="P4"><text:span text:style-name="T11"><text:tab/><text:tab/>componenteInsieme* nuovoPrimo = </text:span><text:span text:style-name="T6">new</text:span><text:span text:style-name="T11"> componenteInsieme(newValue);</text:span></text:p><text:p text:style-name="P11"><text:tab/><text:tab/>nuovoPrimo-&gt;setSuccessivo(primoInsieme);</text:p><text:p text:style-name="P11"><text:tab/><text:tab/>primoInsieme = nuovoPrimo;</text:p><text:p text:style-name="P11"><text:tab/>}</text:p><text:p text:style-name="P11">};</text:p><text:p text:style-name="P4"/><text:p text:style-name="P4"><text:span text:style-name="T6">template</text:span><text:span text:style-name="T11"> &lt;</text:span><text:span text:style-name="T6">class</text:span><text:span text:style-name="T11"> T&gt;</text:span></text:p><text:p text:style-name="P4"><text:span text:style-name="T6">void</text:span><text:span text:style-name="T11"> InsiemeLDis&lt;T&gt;::cancella(T value) {</text:span></text:p><text:p text:style-name="P4"><text:span text:style-name="T11"><text:tab/></text:span><text:span text:style-name="T6">if</text:span><text:span text:style-name="T11"> ( !insiemeVuoto() &amp;&amp; appartiene(value) ) {</text:span></text:p><text:p text:style-name="P4"><text:span text:style-name="T11"><text:tab/><text:tab/></text:span><text:span text:style-name="T6">if</text:span><text:span text:style-name="T11"> ( primoInsieme-&gt;getValue() == value ) {</text:span></text:p><text:p text:style-name="P11"><text:tab/><text:tab/><text:tab/>primoInsieme = primoInsieme-&gt;getSuccessivo();</text:p><text:p text:style-name="P4"><text:span text:style-name="T11"><text:tab/><text:tab/>} </text:span><text:span text:style-name="T6">else</text:span><text:span text:style-name="T11"> {</text:span></text:p><text:p text:style-name="P11"><text:tab/><text:tab/><text:tab/>componenteInsieme* corrente = primoInsieme;</text:p><text:p text:style-name="P4"><text:span text:style-name="T11"><text:tab/><text:tab/><text:tab/></text:span><text:span text:style-name="T6">while</text:span><text:span text:style-name="T11"> ( corrente-&gt;getSuccessivo()-&gt;getValue() != value ) {</text:span></text:p><text:p text:style-name="P11"><text:tab/><text:tab/><text:tab/><text:tab/>corrente = corrente-&gt;getSuccessivo();</text:p><text:p text:style-name="P11"><text:tab/><text:tab/><text:tab/>}</text:p><text:p text:style-name="P11"><text:tab/><text:tab/><text:tab/>corrente-&gt;setSuccessivo( corrente-&gt;getSuccessivo()-&gt;getSuccessivo() );</text:p><text:p text:style-name="P11"><text:tab/><text:tab/>} <text:s/></text:p><text:p text:style-name="P4"><text:span text:style-name="T11"><text:tab/>} </text:span><text:span text:style-name="T6">else</text:span><text:span text:style-name="T11"> {</text:span></text:p><text:p text:style-name="P4"><text:span text:style-name="T11"><text:tab/><text:tab/>__DEBUG(</text:span><text:span text:style-name="T22">"InsiemeLDis::cancella(): value non appartiene"</text:span><text:span text:style-name="T11">);</text:span></text:p><text:p text:style-name="P11"><text:tab/>}</text:p><text:p text:style-name="P11">};</text:p><text:p text:style-name="P4"/><text:p text:style-name="P4"><text:span text:style-name="T6">template</text:span><text:span text:style-name="T11"> &lt;</text:span><text:span text:style-name="T6">class</text:span><text:span text:style-name="T11"> T&gt;</text:span></text:p><text:p text:style-name="P11">InsiemeLDis&lt;T&gt; InsiemeLDis&lt;T&gt;::unione(InsiemeLDis&lt;T&gt; A) {</text:p><text:p text:style-name="P11"><text:tab/></text:p><text:p text:style-name="P11"><text:tab/>InsiemeLDis&lt;T&gt; C = A;</text:p><text:p text:style-name="P4"><text:span text:style-name="T11"><text:tab/></text:span><text:span text:style-name="T6">if</text:span><text:span text:style-name="T11"> ( <text:s/>!insiemeVuoto() ) {</text:span></text:p><text:p text:style-name="P11"><text:tab/><text:tab/>componenteInsieme* corrente = primoInsieme;</text:p><text:p text:style-name="P4"><text:span text:style-name="T11"><text:tab/><text:tab/></text:span><text:span text:style-name="T6">while</text:span><text:span text:style-name="T11"> ( corrente != </text:span><text:span text:style-name="T6">NULL</text:span><text:span text:style-name="T11"> ) {</text:span></text:p><text:p text:style-name="P11"><text:tab/><text:tab/><text:tab/>C.inserisci(corrente-&gt;getValue());</text:p><text:p text:style-name="P11"><text:tab/><text:tab/><text:tab/>corrente = corrente-&gt;getSuccessivo();</text:p><text:p text:style-name="P11"><text:tab/><text:tab/>}</text:p><text:p text:style-name="P11"><text:tab/>}</text:p><text:p text:style-name="P4"><text:span text:style-name="T11"><text:tab/></text:span><text:span text:style-name="T6">return</text:span><text:span text:style-name="T11"> C;</text:span></text:p><text:p text:style-name="P11">};</text:p><text:p text:style-name="P4"/><text:p text:style-name="P4"><text:span text:style-name="T6">template</text:span><text:span text:style-name="T11"> &lt;</text:span><text:span text:style-name="T6">class</text:span><text:span text:style-name="T11"> T&gt;</text:span></text:p><text:p text:style-name="P11">InsiemeLDis&lt;T&gt; InsiemeLDis&lt;T&gt;::intersezione(InsiemeLDis&lt;T&gt; A) {</text:p><text:p text:style-name="P11"><text:tab/></text:p><text:p text:style-name="P11"><text:tab/>InsiemeLDis&lt;T&gt; C;</text:p><text:p text:style-name="P11"><text:tab/>C.creaInsieme();</text:p><text:p text:style-name="P11"><text:tab/></text:p><text:p text:style-name="P4"><text:span text:style-name="T11"><text:tab/></text:span><text:span text:style-name="T6">if</text:span><text:span text:style-name="T11"> ( !insiemeVuoto() ) {</text:span></text:p><text:p text:style-name="P11"><text:tab/><text:tab/>componenteInsieme* corrente = primoInsieme;</text:p><text:p text:style-name="P4"><text:span text:style-name="T11"><text:tab/><text:tab/></text:span><text:span text:style-name="T6">while</text:span><text:span text:style-name="T11"> ( corrente != </text:span><text:span text:style-name="T6">NULL</text:span><text:span text:style-name="T11"> ) {</text:span></text:p><text:p text:style-name="P4"><text:span text:style-name="T11"><text:tab/><text:tab/><text:tab/></text:span><text:span text:style-name="T6">if</text:span><text:span text:style-name="T11"> ( A.appartiene(corrente-&gt;getValue()) ) {</text:span></text:p><text:p text:style-name="P11"><text:tab/><text:tab/><text:tab/><text:tab/>C.inserisci(corrente-&gt;getValue());</text:p><text:p text:style-name="P11"><text:tab/><text:tab/><text:tab/>}</text:p><text:p text:style-name="P11"><text:tab/><text:tab/><text:tab/>corrente = corrente-&gt;getSuccessivo();</text:p><text:p text:style-name="P11"><text:tab/><text:tab/>}</text:p><text:p text:style-name="P11"><text:tab/>}</text:p><text:p text:style-name="P4"><text:span text:style-name="T11"><text:tab/></text:span><text:span text:style-name="T6">return</text:span><text:span text:style-name="T11"> C;</text:span></text:p><text:p text:style-name="P11">};</text:p><text:p text:style-name="P4"/><text:p text:style-name="P4"/></draw:text-box></draw:frame><text:soft-page-break/></text:p>
      <text:p text:style-name="P4"/>
      <text:p text:style-name="P9"><draw:frame draw:style-name="fr8" draw:name="Cornice72" text:anchor-type="paragraph" svg:width="16.15cm" style:rel-width="95%" draw:z-index="71"><draw:text-box fo:min-height="0.499cm"><text:p text:style-name="P4"/><text:p text:style-name="P4"><text:span text:style-name="T6">template</text:span><text:span text:style-name="T11"> &lt;</text:span><text:span text:style-name="T6">class</text:span><text:span text:style-name="T11"> T&gt;</text:span></text:p><text:p text:style-name="P11">InsiemeLDis&lt;T&gt; InsiemeLDis&lt;T&gt;::differenza(InsiemeLDis&lt;T&gt; A) {</text:p><text:p text:style-name="P11"><text:tab/></text:p><text:p text:style-name="P11"><text:tab/>InsiemeLDis&lt;T&gt; C;</text:p><text:p text:style-name="P11"><text:tab/>C.creaInsieme();</text:p><text:p text:style-name="P11"><text:tab/></text:p><text:p text:style-name="P4"><text:span text:style-name="T11"><text:tab/></text:span><text:span text:style-name="T6">if</text:span><text:span text:style-name="T11"> ( !insiemeVuoto() ) {</text:span></text:p><text:p text:style-name="P11"><text:tab/><text:tab/>componenteInsieme* corrente = primoInsieme;</text:p><text:p text:style-name="P4"><text:span text:style-name="T11"><text:tab/><text:tab/></text:span><text:span text:style-name="T6">while</text:span><text:span text:style-name="T11"> ( corrente != </text:span><text:span text:style-name="T6">NULL</text:span><text:span text:style-name="T11"> ) {</text:span></text:p><text:p text:style-name="P4"><text:span text:style-name="T11"><text:tab/><text:tab/><text:tab/></text:span><text:span text:style-name="T6">if</text:span><text:span text:style-name="T11"> ( !A.appartiene(corrente-&gt;getValue()) ) {</text:span></text:p><text:p text:style-name="P11"><text:tab/><text:tab/><text:tab/><text:tab/>C.inserisci(corrente-&gt;getValue());</text:p><text:p text:style-name="P11"><text:tab/><text:tab/><text:tab/>}</text:p><text:p text:style-name="P11"><text:tab/><text:tab/><text:tab/>corrente = corrente-&gt;getSuccessivo();</text:p><text:p text:style-name="P11"><text:tab/><text:tab/>}</text:p><text:p text:style-name="P11"><text:tab/>}</text:p><text:p text:style-name="P4"><text:span text:style-name="T11"><text:tab/></text:span><text:span text:style-name="T6">return</text:span><text:span text:style-name="T11"> C;</text:span></text:p><text:p text:style-name="P11">};</text:p><text:p text:style-name="P4"/><text:p text:style-name="P4"><text:span text:style-name="T6">template</text:span><text:span text:style-name="T11"> &lt;</text:span><text:span text:style-name="T6">class</text:span><text:span text:style-name="T11"> T&gt;</text:span></text:p><text:p text:style-name="P11">T InsiemeLDis&lt;T&gt;::leggi() {</text:p><text:p text:style-name="P11"><text:tab/>T ritorno;</text:p><text:p text:style-name="P4"><text:span text:style-name="T11"><text:tab/></text:span><text:span text:style-name="T6">if</text:span><text:span text:style-name="T11"> ( !insiemeVuoto() ) {</text:span></text:p><text:p text:style-name="P11"><text:tab/><text:tab/>ritorno = primoInsieme-&gt;getValue();</text:p><text:p text:style-name="P11"><text:tab/>}</text:p><text:p text:style-name="P4"><text:span text:style-name="T11"><text:tab/></text:span><text:span text:style-name="T6">return</text:span><text:span text:style-name="T11"> ritorno;</text:span></text:p><text:p text:style-name="P11">}</text:p><text:p text:style-name="P4"/><text:p text:style-name="P4"><text:span text:style-name="T6">template</text:span><text:span text:style-name="T11"> &lt;</text:span><text:span text:style-name="T6">class</text:span><text:span text:style-name="T11"> T&gt;</text:span></text:p><text:p text:style-name="P4"><text:span text:style-name="T6">void</text:span><text:span text:style-name="T11"> InsiemeLDis&lt;T&gt;::mostraInsieme() {</text:span></text:p><text:p text:style-name="P4"><text:span text:style-name="T11"><text:tab/></text:span><text:span text:style-name="T6">bool</text:span><text:span text:style-name="T11"> primo = </text:span><text:span text:style-name="T6">true</text:span><text:span text:style-name="T11">;</text:span></text:p><text:p text:style-name="P4"><text:span text:style-name="T11"><text:tab/>cout &lt;&lt; </text:span><text:span text:style-name="T22">"{ "</text:span><text:span text:style-name="T11">;</text:span></text:p><text:p text:style-name="P11"><text:tab/>componenteInsieme* corrente = primoInsieme;</text:p><text:p text:style-name="P4"><text:span text:style-name="T11"><text:tab/></text:span><text:span text:style-name="T6">while</text:span><text:span text:style-name="T11"> ( corrente != </text:span><text:span text:style-name="T6">NULL</text:span><text:span text:style-name="T11"> ) {</text:span></text:p><text:p text:style-name="P4"><text:span text:style-name="T11"><text:tab/><text:tab/></text:span><text:span text:style-name="T6">if</text:span><text:span text:style-name="T11"> ( !primo ) {</text:span></text:p><text:p text:style-name="P4"><text:span text:style-name="T11"><text:tab/><text:tab/><text:tab/>cout &lt;&lt; </text:span><text:span text:style-name="T22">"- "</text:span><text:span text:style-name="T11">;</text:span></text:p><text:p text:style-name="P4"><text:span text:style-name="T11"><text:tab/><text:tab/>} </text:span><text:span text:style-name="T6">else</text:span><text:span text:style-name="T11"> {</text:span></text:p><text:p text:style-name="P4"><text:span text:style-name="T11"><text:tab/><text:tab/><text:tab/>primo = </text:span><text:span text:style-name="T6">false</text:span><text:span text:style-name="T11">;</text:span></text:p><text:p text:style-name="P11"><text:tab/><text:tab/>}</text:p><text:p text:style-name="P4"><text:span text:style-name="T11"><text:tab/><text:tab/>cout &lt;&lt; corrente-&gt;getValue() &lt;&lt; </text:span><text:span text:style-name="T22">" "</text:span><text:span text:style-name="T11">;</text:span></text:p><text:p text:style-name="P11"><text:tab/><text:tab/>corrente = corrente-&gt;getSuccessivo();</text:p><text:p text:style-name="P11"><text:tab/>}</text:p><text:p text:style-name="P4"><text:span text:style-name="T11"><text:tab/>cout &lt;&lt; </text:span><text:span text:style-name="T22">"}"</text:span><text:span text:style-name="T11"> &lt;&lt; endl;</text:span></text:p><text:p text:style-name="P11">}</text:p><text:p text:style-name="P4"/><text:p text:style-name="P4"><text:span text:style-name="T6">template</text:span><text:span text:style-name="T11"> &lt;</text:span><text:span text:style-name="T6">class</text:span><text:span text:style-name="T11"> T&gt;</text:span></text:p><text:p text:style-name="P4"><text:span text:style-name="T6">int</text:span><text:span text:style-name="T11"> InsiemeLDis&lt;T&gt;::cardinalita() {</text:span></text:p><text:p text:style-name="P4"><text:span text:style-name="T11"><text:tab/></text:span><text:span text:style-name="T6">int</text:span><text:span text:style-name="T11"> i = 0;</text:span></text:p><text:p text:style-name="P11"><text:tab/>componenteInsieme* corrente = primoInsieme;</text:p><text:p text:style-name="P4"><text:span text:style-name="T11"><text:tab/></text:span><text:span text:style-name="T6">while</text:span><text:span text:style-name="T11"> ( corrente != </text:span><text:span text:style-name="T6">NULL</text:span><text:span text:style-name="T11"> ) {</text:span></text:p><text:p text:style-name="P11"><text:tab/><text:tab/>corrente = corrente-&gt;getSuccessivo();</text:p><text:p text:style-name="P11"><text:tab/><text:tab/>i++;</text:p><text:p text:style-name="P11"><text:tab/>}</text:p><text:p text:style-name="P4"><text:span text:style-name="T11"><text:tab/></text:span><text:span text:style-name="T6">return</text:span><text:span text:style-name="T11"> i;</text:span></text:p><text:p text:style-name="P11">}</text:p><text:p text:style-name="P4"/><text:p text:style-name="P7"><text:span text:style-name="T7">#endif</text:span><text:span text:style-name="T12"> </text:span><text:span text:style-name="T20">/*INSIEMELDIS_H_*/</text:span></text:p></draw:text-box></draw:frame><text:soft-page-break/></text:p>
      <text:h text:style-name="P36" text:outline-level="4"><text:span text:style-name="T4">5.3.2.4 Esempio comune applicato alla realizzazione </text:span><text:span text:style-name="T1">InsiemeLDis</text:span></text:h>
      <text:p text:style-name="P19">Per implementare in C++ l'algoritmo descritto in pseudo codice nel <text:span text:style-name="T28">Testo 10</text:span><text:span text:style-name="T30">, verrà fatto uso di alcuni metodi esterni alla interfaccia comune descritta ad inizio capitolo. I metodi sono propri della realizzazione a lista non ordinata. Questo si rende necessario in quanto l'interfaccia base, in linea con le proprietà comuni dell'insieme, non offre nessun metodo in grado di indirizzare sequenzialmente gli elementi dell'insieme. L'unico metodo per individuare gli elementi dell'insieme è utilizzare il metodo </text:span><text:span text:style-name="T3">appartiene()</text:span><text:span text:style-name="T30">, ma questo risulta irrealizzabile in questa realizzazione in quanto </text:span><text:soft-page-break/><text:span text:style-name="T30">gli elementi inseriti non devono necessariamente essere numerabili. Un esempio di implementazione è il seguente.</text:span></text:p>
      <text:p text:style-name="P21"><draw:frame draw:style-name="fr1" draw:name="Cornice73" text:anchor-type="paragraph" svg:width="16.15cm" style:rel-width="95%" draw:z-index="72"><draw:text-box fo:min-height="0.499cm"><text:p text:style-name="File">File <text:sequence text:ref-name="refFile23" text:name="File" text:formula="ooow:File+1" style:num-format="1">24</text:sequence>: EsempioInsieme.cpp</text:p><text:p text:style-name="P41"><text:span text:style-name="T6">#define</text:span><text:span text:style-name="T11"> ASDLIBRARY_DEBUG_ON </text:span><text:span text:style-name="T6">true</text:span></text:p><text:p text:style-name="P4"><text:span text:style-name="T6">#include</text:span><text:span text:style-name="T11"> </text:span><text:span text:style-name="T22">"../common/stdInclude.h"</text:span></text:p><text:p text:style-name="P4"><text:span text:style-name="T6">#include</text:span><text:span text:style-name="T11"> </text:span><text:span text:style-name="T22">"InsiemeLDis.h"</text:span></text:p><text:p text:style-name="P4"/><text:p text:style-name="P4"><text:span text:style-name="T6">void</text:span><text:span text:style-name="T11"> EsempioInsiemiInsiemeLDis() {</text:span></text:p><text:p text:style-name="P4"><text:span text:style-name="T11"><text:tab/>InsiemeLDis&lt;</text:span><text:span text:style-name="T6">int</text:span><text:span text:style-name="T11">&gt; insieme1, insieme2;</text:span></text:p><text:p text:style-name="P11"><text:tab/>insieme1.creaInsieme();</text:p><text:p text:style-name="P11"><text:tab/>insieme2.creaInsieme();</text:p><text:p text:style-name="P4"><text:span text:style-name="T11"><text:tab/></text:span><text:span text:style-name="T6">int</text:span><text:span text:style-name="T11"> valoreIndicato;</text:span></text:p><text:p text:style-name="P4"><text:span text:style-name="T11"><text:tab/></text:span><text:span text:style-name="T6">for</text:span><text:span text:style-name="T11"> ( </text:span><text:span text:style-name="T6">int</text:span><text:span text:style-name="T11"> i = 0; i &lt; 3; i++ ) {</text:span></text:p><text:p text:style-name="P4"><text:span text:style-name="T11"><text:tab/><text:tab/>cout &lt;&lt; </text:span><text:span text:style-name="T22">"Indicare l'elemento da inserire (Insieme1): "</text:span><text:span text:style-name="T11">;</text:span></text:p><text:p text:style-name="P11"><text:tab/><text:tab/>cin &gt;&gt; valoreIndicato;</text:p><text:p text:style-name="P11"><text:tab/><text:tab/>insieme1.inserisci(valoreIndicato);</text:p><text:p text:style-name="P11"><text:tab/>}</text:p><text:p text:style-name="P4"><text:span text:style-name="T11"><text:tab/></text:span><text:span text:style-name="T6">for</text:span><text:span text:style-name="T11"> ( </text:span><text:span text:style-name="T6">int</text:span><text:span text:style-name="T11"> i = 0; i &lt; 3; i++ ) {</text:span></text:p><text:p text:style-name="P4"><text:span text:style-name="T11"><text:tab/><text:tab/>cout &lt;&lt; </text:span><text:span text:style-name="T22">"Indicare l'elemento da inserire (Insieme2): "</text:span><text:span text:style-name="T11">;</text:span></text:p><text:p text:style-name="P11"><text:tab/><text:tab/>cin &gt;&gt; valoreIndicato;</text:p><text:p text:style-name="P11"><text:tab/><text:tab/>insieme2.inserisci(valoreIndicato);</text:p><text:p text:style-name="P11"><text:tab/>}</text:p><text:p text:style-name="P4"><text:span text:style-name="T11"><text:tab/>InsiemeLDis&lt;</text:span><text:span text:style-name="T6">int</text:span><text:span text:style-name="T11">&gt; unione, intersezione, differenza;</text:span></text:p><text:p text:style-name="P11"><text:tab/>unione = insieme1.unione(insieme2);</text:p><text:p text:style-name="P11"><text:tab/>intersezione = insieme1.intersezione(insieme2);</text:p><text:p text:style-name="P11"><text:tab/>differenza = insieme1.differenza(insieme2);</text:p><text:p text:style-name="P11"><text:tab/>unione.mostraInsieme();</text:p><text:p text:style-name="P11"><text:tab/>intersezione.mostraInsieme();</text:p><text:p text:style-name="P11"><text:tab/>differenza.mostraInsieme();</text:p><text:p text:style-name="P4">}</text:p></draw:text-box></draw:frame>L'output della funzione risulterà differente da quella della realizzazione a vettore booleano, in quanto in questa realizzazione utilizziamo un metodo interno della classe per visualizzare l'elenco degli elementi presenti nell'insieme.</text:p>
      <text:p text:style-name="P19"><draw:frame draw:style-name="fr1" draw:name="Cornice74" text:anchor-type="paragraph" svg:width="16.15cm" style:rel-width="95%" draw:z-index="73"><draw:text-box fo:min-height="0.499cm"><text:p text:style-name="P12"><text:span text:style-name="T30">Indicare l'elemento da inserire (Insieme1): </text:span><text:span text:style-name="T33">1</text:span></text:p><text:p text:style-name="P5"><text:span text:style-name="T11">Indicare l'elemento da inserire (Insieme1): </text:span><text:span text:style-name="T32">2</text:span></text:p><text:p text:style-name="P5"><text:span text:style-name="T11">Indicare l'elemento da inserire (Insieme1): </text:span><text:span text:style-name="T32">3</text:span></text:p><text:p text:style-name="P5"><text:span text:style-name="T11">Indicare l'elemento da inserire (Insieme2): </text:span><text:span text:style-name="T32">2</text:span></text:p><text:p text:style-name="P5"><text:span text:style-name="T11">Indicare l'elemento da inserire (Insieme2): </text:span><text:span text:style-name="T32">4</text:span></text:p><text:p text:style-name="P5"><text:span text:style-name="T11">Indicare l'elemento da inserire (Insieme2): </text:span><text:span text:style-name="T32">7</text:span></text:p><text:p text:style-name="P12">{ 1 - 3 - 7 - 4 - 2 }</text:p><text:p text:style-name="P12">{ 2 }</text:p><text:p text:style-name="P12">{ 1 - 3 }</text:p></draw:text-box></draw:frame></text:p>
      <text:h text:style-name="P3" text:outline-level="1">6 Alberi binari</text:h>
      <text:p text:style-name="P19">L'albero binario è una struttura dati non lineare caratterizzata da un nodo, detto radice, posto alla base della struttura che può avere al massimo due archi uscenti che lo collegheranno a due nodi, radici a loro volta di due sotto alberi. La particolarità della radice è che non ha archi entranti, ma solo due uscenti. I nodi che non posseggono alcun arco uscente vengono dette foglie. In base ad una relazione d'ordine posta fra i nodi di pari livello, i nodi vengono distinti in figlio destro e figlio sinistro.</text:p>
      <text:h text:style-name="P30" text:outline-level="2">6.1 L'interfaccia</text:h>
      <text:p text:style-name="P19">Per accedere, modificare o creare un albero binario viene offerta una interfaccia di semplice utilizzo che permette di generare o scandire l'albero partendo dalla radice e navigando verso le foglie.</text:p>
      <text:p text:style-name="P19"><draw:frame draw:style-name="fr1" draw:name="Cornice75" text:anchor-type="paragraph" svg:width="16.15cm" style:rel-width="95%" draw:z-index="74"><draw:text-box fo:min-height="0.499cm"><text:p text:style-name="Preformatted_20_Text"><text:span text:style-name="T26">Albero:</text:span> la classe albero generica</text:p><text:p text:style-name="Preformatted_20_Text"><text:span text:style-name="T26">TipoElem:</text:span> indica il tipo degli elementi</text:p><text:p text:style-name="Preformatted_20_Text"><text:span text:style-name="T26">Boolean:</text:span> rappresenta i valori verità</text:p><text:p text:style-name="P46">Nodo:<text:span text:style-name="T5"> rappresenta un nodo dell'albero</text:span></text:p><text:p text:style-name="Preformatted_20_Text"/><text:p text:style-name="Preformatted_20_Text">void <text:span text:style-name="T26">creaAlberoBin()</text:span>: crea un nuovo albero binario</text:p><text:p text:style-name="Preformatted_20_Text"/><text:p text:style-name="Preformatted_20_Text">boolean <text:span text:style-name="T26">alberoVuoto()</text:span>: controlla se l'albero risulta vuoto</text:p><text:p text:style-name="Preformatted_20_Text"/><text:p text:style-name="Preformatted_20_Text">Nodo <text:span text:style-name="T26">radice()</text:span>: ritorna un riferimento alla radice dell'albero</text:p><text:p text:style-name="Preformatted_20_Text"/><text:p text:style-name="Preformatted_20_Text">Nodo <text:span text:style-name="T26">padre(Nodo)</text:span>: restituisce il riferimento al nodo padre se presente</text:p><text:p text:style-name="Preformatted_20_Text"/><text:p text:style-name="Preformatted_20_Text">Nodo <text:span text:style-name="T26">figlioSx(Nodo)</text:span>: restituisce il riferimento al figlio sinistro del nodo se presente</text:p><text:p text:style-name="Preformatted_20_Text"/><text:p text:style-name="Preformatted_20_Text">Nodo <text:span text:style-name="T26">figlioDx(Nodo)</text:span>: restituisce il riferimento al figlio destro del nodo se presente</text:p><text:p text:style-name="Preformatted_20_Text"/><text:p text:style-name="Preformatted_20_Text">bool <text:span text:style-name="T26">sxVuoto(Nodo)</text:span>: indica se il nodo ha figlio sinistro</text:p><text:p text:style-name="Preformatted_20_Text"/><text:p text:style-name="Preformatted_20_Text">bool <text:span text:style-name="T26">dxVuoto(Nodo)</text:span>: indica se il nodo ha figlio destro</text:p><text:p text:style-name="Preformatted_20_Text"/><text:p text:style-name="Preformatted_20_Text">TipoElem <text:span text:style-name="T26">leggiNodo(Nodo)</text:span>: restituisce il valore del nodo indicato</text:p><text:p text:style-name="Preformatted_20_Text"/><text:p text:style-name="Preformatted_20_Text">void <text:span text:style-name="T26">scriviNodo(TipoElem, Nodo)</text:span>: associa il valore specificato al nodo</text:p><text:p text:style-name="Preformatted_20_Text"/><text:p text:style-name="Preformatted_20_Text">Nodo <text:span text:style-name="T26">insRadice(TipoElem)</text:span>: aggiunge la radice associando il valore specificato se l'albero è vuoto</text:p><text:p text:style-name="Preformatted_20_Text"/><text:p text:style-name="Preformatted_20_Text">Nodo <text:span text:style-name="T26">insFiglioSx(Nodo)</text:span>: aggiunge il figlio sinistro al nodo e restituisce il riferimento al figlio</text:p><text:p text:style-name="Preformatted_20_Text"/><text:p text:style-name="Preformatted_20_Text">Nodo <text:span text:style-name="T26">insFiglioDx(Nodo)</text:span>: aggiunge il figlio destro al nodo e restituisce il riferimento al figlio</text:p><text:p text:style-name="Preformatted_20_Text"/><text:p text:style-name="Preformatted_20_Text">void <text:span text:style-name="T26">cancSottoAlbero(Nodo)</text:span>: cancella il sottoalbero con radice il nodo specificato</text:p><text:p text:style-name="Preformatted_20_Text"/><text:p text:style-name="Preformatted_20_Text">void <text:span text:style-name="T26">constrAlbero(Nodo, Nodo)</text:span>: costruisce l'albero congiungendo i due nodi come figli di una nuova radine</text:p></draw:text-box></draw:frame></text:p>
      <text:h text:style-name="P30" text:outline-level="2"><text:soft-page-break/>6.2 Esempio applicativo</text:h>
      <text:p text:style-name="P19">Per mostrare un esempio di utilizzo degli alberi binari, supponiamo di voler realizzare una applicazione in grado si acquisire da tastiera una serie di 11 valori numerici interi e di volerli disporre in un albero binario.</text:p>
      <text:p text:style-name="P19">Gli elementi, eccetto la radice, verrano disposti in maniera da estendere l'albero in maniera alternata, prima verso sinistra, poi verso destra.</text:p>
      <text:h text:style-name="P34" text:outline-level="3">6.2.1 Codifica in linguaggio naturale</text:h>
      <text:p text:style-name="P19">L'applicazione si compone di una funzione principale, che rappresenta il corpo stesso del programma, e una funzione di stampa di tipo ricorsivo.</text:p>
      <text:p text:style-name="P19">La pseudo codifica utilizza l'interfaccia degli alberi descritta sopra</text:p>
      <text:p text:style-name="P19"><draw:frame draw:style-name="fr5" draw:name="Cornice76" text:anchor-type="paragraph" svg:width="16.15cm" style:rel-width="95%" draw:z-index="75"><draw:text-box fo:min-height="0.499cm"><text:p text:style-name="Text">Testo <text:sequence text:ref-name="refText10" text:name="Text" text:formula="ooow:Text+1" style:num-format="1">11</text:sequence>: Esempio in linguaggio naturale</text:p><text:p text:style-name="P4"/><text:p text:style-name="P15">void function stampaAlbero(input: Albero albero, Nodo nodo)</text:p><text:p text:style-name="P15"><text:tab/>TipoElem valore := albero.leggiNodo(nodo)</text:p><text:p text:style-name="P15"><text:tab/>visualizza valore</text:p><text:p text:style-name="P15"><text:tab/>visualizza "("</text:p><text:p text:style-name="P15"><text:tab/>stampaAlbero(albero, albero.figlioSx(nodo))</text:p><text:p text:style-name="P15"><text:tab/>visualizza ")("</text:p><text:p text:style-name="P15"><text:tab/>stampaAlbero(albero, albero.figlioDx(nodo))</text:p><text:p text:style-name="P15"><text:tab/>visualizza ")"</text:p><text:p text:style-name="P15">endfunction</text:p><text:p text:style-name="P4"/><text:p text:style-name="P15">Albero albero := creaAlbero()</text:p><text:p text:style-name="P15">TipoElem valoreIndicato</text:p><text:p text:style-name="P15">Nodo doveInserire</text:p><text:p text:style-name="P4"/><text:p text:style-name="P15">visualizza "Inserire l'elemento radice: "</text:p><text:p text:style-name="P15">valoreIndicato := leggi da tastiera</text:p><text:p text:style-name="P15">Nodo doveInserire := albero.insRadice(valoreIndicato)</text:p><text:p text:style-name="P4"/><text:p text:style-name="P15">while i &lt; 5</text:p><text:p text:style-name="P15"><text:tab/>if albero.sxVuoto(doveInserire)</text:p><text:p text:style-name="P15"><text:tab/><text:tab/>visualizza "Inserire il figlio sinistro: "</text:p><text:p text:style-name="P15"><text:tab/><text:tab/>valoreIndicato := leggi da tastiera</text:p><text:p text:style-name="P15"><text:tab/><text:tab/>albero.scriviNodo(valoreIndicato, albero.insFiglioSx(valoreIndicato))</text:p><text:p text:style-name="P15"><text:tab/>endif</text:p><text:p text:style-name="P15"><text:tab/>if albero.dxVuoto(doveInserire)</text:p><text:p text:style-name="P15"><text:tab/><text:tab/>visualizza "Inserire il figlio destro: "</text:p><text:p text:style-name="P15"><text:tab/><text:tab/>valoreIndicato := leggi da tastiera</text:p><text:p text:style-name="P15"><text:tab/><text:tab/>albero.scriviNodo(valoreIndicato, albero.insFiglioDx(valoreIndicato))</text:p><text:p text:style-name="P15"><text:tab/>endif</text:p><text:p text:style-name="P15"><text:tab/>if i % 2 == 0</text:p><text:p text:style-name="P15"><text:tab/><text:tab/>doveInserire = albero.figlioSx(doveInserire)</text:p><text:p text:style-name="P15"><text:tab/>else</text:p><text:p text:style-name="P15"><text:tab/><text:tab/>doveInserire = albero.figlioDx(doveInserire)</text:p><text:p text:style-name="P15"><text:tab/>endif</text:p><text:p text:style-name="P15">endwhile</text:p><text:p text:style-name="P4"/><text:p text:style-name="P15">stampaAlbero(albero, albero.radice());</text:p></draw:text-box></draw:frame></text:p>
      <text:h text:style-name="P30" text:outline-level="2">6.3 Realizzazioni</text:h>
      <text:p text:style-name="P19">L'unica realizzazione presentata per l'albero binario è quella a puntatori.</text:p>
      <text:h text:style-name="P34" text:outline-level="3"><text:soft-page-break/>6.3.1 Implementazione con puntatori</text:h>
      <text:p text:style-name="P19">L'implementazione a puntatori permette di realizzare un albero binario di dimensione arbitraria. La caratteristica degli alberi è che si ha accesso diretto solo alla radice e, tramite questa è possibile navigare tutto l'albero spostandosi al figlio destro o sinistro di ogni nodo.</text:p>
      <text:p text:style-name="P19">L'implementazione sfrutta una estensione della classe nodo, alla quale vengono aggiunti riferimenti per il nodo padre, il figlio sinistro e il figlio destro.</text:p>
      <text:h text:style-name="P35" text:outline-level="4">6.3.1.1 Pro e contro</text:h>
      <text:p text:style-name="P19">L'implementazione a puntatori permette di ingrandire l'albero in modo totalmente arbitrario senza la necessità di specificare in anticipo una dimensione. Inoltre l'overhead generato dall'aggiunta di nuovi nodi risulta trascurabile.</text:p>
      <text:h text:style-name="P36" text:outline-level="4"><text:span text:style-name="T4">6.3.1.2 Specializzare la classe </text:span><text:span text:style-name="T1">Nodo</text:span><text:span text:style-name="T4"> in </text:span><text:span text:style-name="T1">NodoAlberoBin</text:span></text:h>
      <text:p text:style-name="P19">Come già detto, le realizzazione si basa sulla estensione <text:span text:style-name="T1">NodoAlberoBin</text:span> della classe base <text:span text:style-name="T1">Nodo</text:span>. Una possibile implementazione è la seguente.</text:p>
      <text:p text:style-name="P11"><draw:frame draw:style-name="fr2" draw:name="Cornice77" text:anchor-type="paragraph" svg:width="16.15cm" style:rel-width="95%" draw:z-index="76"><draw:text-box fo:min-height="0.499cm"><text:p text:style-name="File">File <text:sequence text:ref-name="refFile24" text:name="File" text:formula="ooow:File+1" style:num-format="1">25</text:sequence>: /alberi/NodoAlberoBin.h</text:p><text:p text:style-name="P4"><text:span text:style-name="T6">#ifndef</text:span><text:span text:style-name="T11"> NODOALBEROBIN_H_</text:span></text:p><text:p text:style-name="P4"><text:span text:style-name="T6">#define</text:span><text:span text:style-name="T11"> NODOALBEROBIN_H_</text:span></text:p><text:p text:style-name="P4"/><text:p text:style-name="P4"><text:span text:style-name="T6">#include</text:span><text:span text:style-name="T11"> </text:span><text:span text:style-name="T22">"../common/stdInclude.h"</text:span></text:p><text:p text:style-name="P4"><text:span text:style-name="T6">#include</text:span><text:span text:style-name="T11"> </text:span><text:span text:style-name="T22">"../common/Nodo.h"</text:span></text:p><text:p text:style-name="P4"/><text:p text:style-name="P4"><text:span text:style-name="T6">template</text:span><text:span text:style-name="T11"> &lt;</text:span><text:span text:style-name="T6">class</text:span><text:span text:style-name="T11"> T&gt;</text:span></text:p><text:p text:style-name="P4"><text:span text:style-name="T6">class</text:span><text:span text:style-name="T11"> NodoAlberoBin : </text:span><text:span text:style-name="T6">public</text:span><text:span text:style-name="T11"> Nodo&lt;T&gt; {</text:span></text:p><text:p text:style-name="P4"><text:span text:style-name="T11"><text:tab/></text:span><text:span text:style-name="T6">public</text:span><text:span text:style-name="T11">:</text:span></text:p><text:p text:style-name="P11"><text:tab/><text:tab/>NodoAlberoBin();</text:p><text:p text:style-name="P11"><text:tab/><text:tab/>NodoAlberoBin(T);</text:p><text:p text:style-name="P11"><text:tab/><text:tab/>NodoAlberoBin&lt;T&gt;* getParent();</text:p><text:p text:style-name="P11"><text:tab/><text:tab/>NodoAlberoBin&lt;T&gt;* getSx();</text:p><text:p text:style-name="P11"><text:tab/><text:tab/>NodoAlberoBin&lt;T&gt;* getDx();</text:p><text:p text:style-name="P4"><text:span text:style-name="T11"><text:tab/><text:tab/></text:span><text:span text:style-name="T6">void</text:span><text:span text:style-name="T11"> setParent(NodoAlberoBin&lt;T&gt;*);</text:span></text:p><text:p text:style-name="P4"><text:span text:style-name="T11"><text:tab/><text:tab/></text:span><text:span text:style-name="T6">void</text:span><text:span text:style-name="T11"> setSx(NodoAlberoBin&lt;T&gt;*);</text:span></text:p><text:p text:style-name="P4"><text:span text:style-name="T11"><text:tab/><text:tab/></text:span><text:span text:style-name="T6">void</text:span><text:span text:style-name="T11"> setDx(NodoAlberoBin&lt;T&gt;*);</text:span></text:p><text:p text:style-name="P4"><text:span text:style-name="T11"><text:tab/></text:span><text:span text:style-name="T6">private</text:span><text:span text:style-name="T11">:</text:span></text:p><text:p text:style-name="P11"><text:tab/><text:tab/>NodoAlberoBin&lt;T&gt;* parent;</text:p><text:p text:style-name="P11"><text:tab/><text:tab/>NodoAlberoBin&lt;T&gt;* sx;</text:p><text:p text:style-name="P11"><text:tab/><text:tab/>NodoAlberoBin&lt;T&gt;* dx;</text:p><text:p text:style-name="P11">};</text:p><text:p text:style-name="P4"/><text:p text:style-name="P4"><text:span text:style-name="T6">template</text:span><text:span text:style-name="T11"> &lt;</text:span><text:span text:style-name="T6">class</text:span><text:span text:style-name="T11"> T&gt;</text:span></text:p><text:p text:style-name="P11">NodoAlberoBin&lt;T&gt;::NodoAlberoBin() : Nodo&lt;T&gt;::Nodo() {</text:p><text:p text:style-name="P4"><text:span text:style-name="T11"><text:tab/>parent = </text:span><text:span text:style-name="T6">NULL</text:span><text:span text:style-name="T11">;</text:span></text:p><text:p text:style-name="P4"><text:span text:style-name="T11"><text:tab/>sx = </text:span><text:span text:style-name="T6">NULL</text:span><text:span text:style-name="T11">;</text:span></text:p><text:p text:style-name="P4"><text:span text:style-name="T11"><text:tab/>dx = </text:span><text:span text:style-name="T6">NULL</text:span><text:span text:style-name="T11">;</text:span></text:p><text:p text:style-name="P11">};</text:p><text:p text:style-name="P4"/><text:p text:style-name="P4"><text:span text:style-name="T6">template</text:span><text:span text:style-name="T11"> &lt;</text:span><text:span text:style-name="T6">class</text:span><text:span text:style-name="T11"> T&gt;</text:span></text:p><text:p text:style-name="P11">NodoAlberoBin&lt;T&gt;::NodoAlberoBin(T newValue) : Nodo&lt;T&gt;::Nodo(newValue) {</text:p><text:p text:style-name="P4"><text:span text:style-name="T11"><text:tab/>parent = </text:span><text:span text:style-name="T6">NULL</text:span><text:span text:style-name="T11">;</text:span></text:p><text:p text:style-name="P4"><text:span text:style-name="T11"><text:tab/>sx = </text:span><text:span text:style-name="T6">NULL</text:span><text:span text:style-name="T11">;</text:span></text:p><text:p text:style-name="P4"><text:span text:style-name="T11"><text:tab/>dx = </text:span><text:span text:style-name="T6">NULL</text:span><text:span text:style-name="T11">;</text:span></text:p><text:p text:style-name="P11">};</text:p><text:p text:style-name="P4"/><text:p text:style-name="P4"/><text:p text:style-name="P4"><text:span text:style-name="T6">template</text:span><text:span text:style-name="T11"> &lt;</text:span><text:span text:style-name="T6">class</text:span><text:span text:style-name="T11"> T&gt;</text:span></text:p><text:p text:style-name="P11">NodoAlberoBin&lt;T&gt;* NodoAlberoBin&lt;T&gt;::getParent() {</text:p><text:p text:style-name="P4"><text:span text:style-name="T11"><text:tab/></text:span><text:span text:style-name="T6">return</text:span><text:span text:style-name="T11"> parent;</text:span></text:p><text:p text:style-name="P11">};</text:p></draw:text-box></draw:frame></text:p>
      <text:p text:style-name="P9"><draw:frame draw:style-name="fr4" draw:name="Cornice78" text:anchor-type="paragraph" svg:width="16.15cm" style:rel-width="95%" draw:z-index="77"><draw:text-box fo:min-height="0.499cm"><text:p text:style-name="P4"/><text:p text:style-name="P4"><text:span text:style-name="T6">template</text:span><text:span text:style-name="T11"> &lt;</text:span><text:span text:style-name="T6">class</text:span><text:span text:style-name="T11"> T&gt;</text:span></text:p><text:p text:style-name="P4"><text:span text:style-name="T6">void</text:span><text:span text:style-name="T11"> NodoAlberoBin&lt;T&gt;::setParent(NodoAlberoBin&lt;T&gt;* newParent) {</text:span></text:p><text:p text:style-name="P11"><text:tab/>parent = newParent;</text:p><text:p text:style-name="P11">};</text:p><text:p text:style-name="P4"/><text:p text:style-name="P4"><text:span text:style-name="T6">template</text:span><text:span text:style-name="T11"> &lt;</text:span><text:span text:style-name="T6">class</text:span><text:span text:style-name="T11"> T&gt;</text:span></text:p><text:p text:style-name="P11">NodoAlberoBin&lt;T&gt;* NodoAlberoBin&lt;T&gt;::getSx() {</text:p><text:p text:style-name="P4"><text:span text:style-name="T11"><text:tab/></text:span><text:span text:style-name="T6">return</text:span><text:span text:style-name="T11"> sx;</text:span></text:p><text:p text:style-name="P11">};</text:p><text:p text:style-name="P4"/><text:p text:style-name="P4"><text:span text:style-name="T6">template</text:span><text:span text:style-name="T11"> &lt;</text:span><text:span text:style-name="T6">class</text:span><text:span text:style-name="T11"> T&gt;</text:span></text:p><text:p text:style-name="P4"><text:span text:style-name="T6">void</text:span><text:span text:style-name="T11"> NodoAlberoBin&lt;T&gt;::setSx(NodoAlberoBin&lt;T&gt;* newSx) {</text:span></text:p><text:p text:style-name="P11"><text:tab/>sx = newSx;</text:p><text:p text:style-name="P11">};</text:p><text:p text:style-name="P4"/><text:p text:style-name="P4"><text:span text:style-name="T6">template</text:span><text:span text:style-name="T11"> &lt;</text:span><text:span text:style-name="T6">class</text:span><text:span text:style-name="T11"> T&gt;</text:span></text:p><text:p text:style-name="P11">NodoAlberoBin&lt;T&gt;* NodoAlberoBin&lt;T&gt;::getDx() {</text:p><text:p text:style-name="P4"><text:span text:style-name="T11"><text:tab/></text:span><text:span text:style-name="T6">return</text:span><text:span text:style-name="T11"> dx;</text:span></text:p><text:p text:style-name="P11">};</text:p><text:p text:style-name="P4"/><text:p text:style-name="P4"><text:span text:style-name="T6">template</text:span><text:span text:style-name="T11"> &lt;</text:span><text:span text:style-name="T6">class</text:span><text:span text:style-name="T11"> T&gt;</text:span></text:p><text:p text:style-name="P4"><text:span text:style-name="T6">void</text:span><text:span text:style-name="T11"> NodoAlberoBin&lt;T&gt;::setDx(NodoAlberoBin&lt;T&gt;* newDx) {</text:span></text:p><text:p text:style-name="P11"><text:tab/>dx = newDx;</text:p><text:p text:style-name="P11">};</text:p><text:p text:style-name="P7"><text:span text:style-name="T7">#endif</text:span><text:span text:style-name="T12"> </text:span><text:span text:style-name="T20">/*NODOALBEROBIN_H_*/</text:span></text:p></draw:text-box></draw:frame><text:soft-page-break/></text:p>
      <text:h text:style-name="P36" text:outline-level="4"><text:span text:style-name="T4">6.3.1.3 La classe </text:span><text:span text:style-name="T1">AlberoBin</text:span></text:h>
      <text:p text:style-name="P19">Quella che segue è invece una possibile implementazione della specifiche fin qui descritte per l'albero binario</text:p>
      <text:p text:style-name="P11"><draw:frame draw:style-name="fr2" draw:name="Cornice79" text:anchor-type="paragraph" svg:width="16.15cm" style:rel-width="95%" draw:z-index="78"><draw:text-box fo:min-height="0.499cm"><text:p text:style-name="File">File <text:sequence text:ref-name="refFile25" text:name="File" text:formula="ooow:File+1" style:num-format="1">26</text:sequence>: /alberi/AlberoBin.h</text:p><text:p text:style-name="P4"><text:span text:style-name="T6">#ifndef</text:span><text:span text:style-name="T11"> ALBEROBIN_H_</text:span></text:p><text:p text:style-name="P4"><text:span text:style-name="T6">#define</text:span><text:span text:style-name="T11"> ALBEROBIN_H_</text:span></text:p><text:p text:style-name="P4"/><text:p text:style-name="P4"><text:span text:style-name="T6">#include</text:span><text:span text:style-name="T11"> </text:span><text:span text:style-name="T22">"../common/stdInclude.h"</text:span></text:p><text:p text:style-name="P4"><text:span text:style-name="T6">#include</text:span><text:span text:style-name="T11"> </text:span><text:span text:style-name="T22">"NodoAlberoBin.h"</text:span></text:p><text:p text:style-name="P4"/><text:p text:style-name="P4"><text:span text:style-name="T6">template</text:span><text:span text:style-name="T11"> &lt;</text:span><text:span text:style-name="T6">class</text:span><text:span text:style-name="T11"> T&gt;</text:span></text:p><text:p text:style-name="P4"><text:span text:style-name="T6">class</text:span><text:span text:style-name="T11"> AlberoBin {</text:span></text:p><text:p text:style-name="P4"><text:span text:style-name="T11"><text:tab/></text:span><text:span text:style-name="T6">public</text:span><text:span text:style-name="T11">:</text:span></text:p><text:p text:style-name="P4"><text:span text:style-name="T11"><text:tab/><text:tab/></text:span><text:span text:style-name="T6">typedef</text:span><text:span text:style-name="T11"> NodoAlberoBin&lt;T&gt;* NodoAlbero;</text:span></text:p><text:p text:style-name="P11"><text:tab/><text:tab/>AlberoBin();</text:p><text:p text:style-name="P11"><text:tab/><text:tab/>~AlberoBin();</text:p><text:p text:style-name="P4"><text:span text:style-name="T11"><text:tab/><text:tab/></text:span><text:span text:style-name="T6">void</text:span><text:span text:style-name="T11"> creaAlberoBin();</text:span></text:p><text:p text:style-name="P4"><text:span text:style-name="T11"><text:tab/><text:tab/></text:span><text:span text:style-name="T6">bool</text:span><text:span text:style-name="T11"> alberoVuoto();</text:span></text:p><text:p text:style-name="P4"><text:span text:style-name="T11"><text:tab/><text:tab/>NodoAlbero radice() </text:span><text:span text:style-name="T6">const</text:span><text:span text:style-name="T11">;</text:span></text:p><text:p text:style-name="P4"><text:span text:style-name="T11"><text:tab/><text:tab/>NodoAlbero padre(NodoAlbero) </text:span><text:span text:style-name="T6">const</text:span><text:span text:style-name="T11">;</text:span></text:p><text:p text:style-name="P4"><text:span text:style-name="T11"><text:tab/><text:tab/>NodoAlbero figlioSx(NodoAlbero) </text:span><text:span text:style-name="T6">const</text:span><text:span text:style-name="T11">;</text:span></text:p><text:p text:style-name="P4"><text:span text:style-name="T11"><text:tab/><text:tab/>NodoAlbero figlioDx(NodoAlbero) </text:span><text:span text:style-name="T6">const</text:span><text:span text:style-name="T11">;</text:span></text:p><text:p text:style-name="P4"><text:span text:style-name="T11"><text:tab/><text:tab/></text:span><text:span text:style-name="T6">bool</text:span><text:span text:style-name="T11"> sxVuoto(NodoAlbero) </text:span><text:span text:style-name="T6">const</text:span><text:span text:style-name="T11">;</text:span></text:p><text:p text:style-name="P4"><text:span text:style-name="T11"><text:tab/><text:tab/></text:span><text:span text:style-name="T6">bool</text:span><text:span text:style-name="T11"> dxVuoto(NodoAlbero) </text:span><text:span text:style-name="T6">const</text:span><text:span text:style-name="T11">;</text:span></text:p><text:p text:style-name="P4"><text:span text:style-name="T11"><text:tab/><text:tab/>T leggiNodo(NodoAlbero) </text:span><text:span text:style-name="T6">const</text:span><text:span text:style-name="T11">;</text:span></text:p><text:p text:style-name="P4"><text:span text:style-name="T11"><text:tab/><text:tab/></text:span><text:span text:style-name="T6">void</text:span><text:span text:style-name="T11"> scriviNodo(T, NodoAlbero);</text:span></text:p><text:p text:style-name="P11"><text:tab/><text:tab/>NodoAlbero insRadice(T);</text:p><text:p text:style-name="P11"><text:tab/><text:tab/>NodoAlbero insFiglioSx(NodoAlbero);</text:p><text:p text:style-name="P11"><text:tab/><text:tab/>NodoAlbero insFiglioDx(NodoAlbero);</text:p><text:p text:style-name="P4"><text:span text:style-name="T11"><text:tab/><text:tab/></text:span><text:span text:style-name="T6">void</text:span><text:span text:style-name="T11"> cancSottoAlbero(NodoAlbero);</text:span></text:p><text:p text:style-name="P4"><text:span text:style-name="T11"><text:tab/><text:tab/></text:span><text:span text:style-name="T6">void</text:span><text:span text:style-name="T11"> constrAlbero(NodoAlbero, NodoAlbero);</text:span></text:p><text:p text:style-name="P4"><text:span text:style-name="T11"><text:tab/></text:span><text:span text:style-name="T6">private</text:span><text:span text:style-name="T11">:</text:span></text:p><text:p text:style-name="P11"><text:tab/><text:tab/>NodoAlbero root;</text:p><text:p text:style-name="P11">};</text:p></draw:text-box></draw:frame></text:p>
      <text:p text:style-name="P4"><draw:frame draw:style-name="fr3" draw:name="Cornice80" text:anchor-type="paragraph" svg:width="16.15cm" style:rel-width="95%" draw:z-index="79"><draw:text-box fo:min-height="0.499cm"><text:p text:style-name="P4"/><text:p text:style-name="P4"><text:span text:style-name="T6">template</text:span><text:span text:style-name="T11"> &lt;</text:span><text:span text:style-name="T6">class</text:span><text:span text:style-name="T11"> T&gt;</text:span></text:p><text:p text:style-name="P11">AlberoBin&lt;T&gt;::AlberoBin() {</text:p><text:p text:style-name="P11"><text:tab/>creaAlberoBin();</text:p><text:p text:style-name="P11">};</text:p><text:p text:style-name="P4"/><text:p text:style-name="P4"><text:span text:style-name="T6">template</text:span><text:span text:style-name="T11"> &lt;</text:span><text:span text:style-name="T6">class</text:span><text:span text:style-name="T11"> T&gt;</text:span></text:p><text:p text:style-name="P11">AlberoBin&lt;T&gt;::~AlberoBin() {};</text:p><text:p text:style-name="P4"/><text:p text:style-name="P4"><text:span text:style-name="T6">template</text:span><text:span text:style-name="T11"> &lt;</text:span><text:span text:style-name="T6">class</text:span><text:span text:style-name="T11"> T&gt;</text:span></text:p><text:p text:style-name="P4"><text:span text:style-name="T6">void</text:span><text:span text:style-name="T11"> AlberoBin&lt;T&gt;::creaAlberoBin() {</text:span></text:p><text:p text:style-name="P4"><text:span text:style-name="T11"><text:tab/>root = </text:span><text:span text:style-name="T6">NULL</text:span><text:span text:style-name="T11">;</text:span></text:p><text:p text:style-name="P11">};</text:p><text:p text:style-name="P4"/><text:p text:style-name="P4"><text:span text:style-name="T6">template</text:span><text:span text:style-name="T11"> &lt;</text:span><text:span text:style-name="T6">class</text:span><text:span text:style-name="T11"> T&gt;</text:span></text:p><text:p text:style-name="P4"><text:span text:style-name="T6">bool</text:span><text:span text:style-name="T11"> AlberoBin&lt;T&gt;::alberoVuoto() {</text:span></text:p><text:p text:style-name="P4"><text:span text:style-name="T11"><text:tab/></text:span><text:span text:style-name="T6">return</text:span><text:span text:style-name="T11"> (root == </text:span><text:span text:style-name="T6">NULL</text:span><text:span text:style-name="T11">);</text:span></text:p><text:p text:style-name="P11">};</text:p><text:p text:style-name="P4"/><text:p text:style-name="P4"><text:span text:style-name="T6">template</text:span><text:span text:style-name="T11"> &lt;</text:span><text:span text:style-name="T6">class</text:span><text:span text:style-name="T11"> T&gt;</text:span></text:p><text:p text:style-name="P4"><text:span text:style-name="T11">NodoAlberoBin&lt;T&gt;* AlberoBin&lt;T&gt;::radice() </text:span><text:span text:style-name="T6">const</text:span><text:span text:style-name="T11"> {</text:span></text:p><text:p text:style-name="P4"><text:span text:style-name="T11"><text:tab/></text:span><text:span text:style-name="T6">return</text:span><text:span text:style-name="T11"> root;</text:span></text:p><text:p text:style-name="P11">};</text:p><text:p text:style-name="P4"/><text:p text:style-name="P4"><text:span text:style-name="T6">template</text:span><text:span text:style-name="T11"> &lt;</text:span><text:span text:style-name="T6">class</text:span><text:span text:style-name="T11"> T&gt;</text:span></text:p><text:p text:style-name="P4"><text:span text:style-name="T11">NodoAlberoBin&lt;T&gt;* AlberoBin&lt;T&gt;::padre(NodoAlbero nodo) </text:span><text:span text:style-name="T6">const</text:span><text:span text:style-name="T11"> {</text:span></text:p><text:p text:style-name="P4"><text:span text:style-name="T11"><text:tab/></text:span><text:span text:style-name="T6">if</text:span><text:span text:style-name="T11"> ( nodo-&gt;getParent() == </text:span><text:span text:style-name="T6">NULL</text:span><text:span text:style-name="T11"> ) {</text:span></text:p><text:p text:style-name="P4"><text:span text:style-name="T11"><text:tab/><text:tab/>__DEBUG(</text:span><text:span text:style-name="T22">"AlberoBin::padre(): Parent = NULL"</text:span><text:span text:style-name="T11">);</text:span></text:p><text:p text:style-name="P11"><text:tab/>}</text:p><text:p text:style-name="P4"><text:span text:style-name="T11"><text:tab/></text:span><text:span text:style-name="T6">return</text:span><text:span text:style-name="T11"> nodo-&gt;getParent();</text:span></text:p><text:p text:style-name="P11">};</text:p><text:p text:style-name="P4"/><text:p text:style-name="P4"><text:span text:style-name="T6">template</text:span><text:span text:style-name="T11"> &lt;</text:span><text:span text:style-name="T6">class</text:span><text:span text:style-name="T11"> T&gt;</text:span></text:p><text:p text:style-name="P4"><text:span text:style-name="T11">NodoAlberoBin&lt;T&gt;* AlberoBin&lt;T&gt;::figlioSx(NodoAlbero nodo) </text:span><text:span text:style-name="T6">const</text:span><text:span text:style-name="T11"> {</text:span></text:p><text:p text:style-name="P4"><text:span text:style-name="T11"><text:tab/></text:span><text:span text:style-name="T6">if</text:span><text:span text:style-name="T11"> ( nodo-&gt;getSx() == </text:span><text:span text:style-name="T6">NULL</text:span><text:span text:style-name="T11"> ) {</text:span></text:p><text:p text:style-name="P4"><text:span text:style-name="T11"><text:tab/><text:tab/>__DEBUG(</text:span><text:span text:style-name="T22">"AlberoBin::figlioSx(): Sx = NULL"</text:span><text:span text:style-name="T11">);</text:span></text:p><text:p text:style-name="P11"><text:tab/>}</text:p><text:p text:style-name="P4"><text:span text:style-name="T11"><text:tab/></text:span><text:span text:style-name="T6">return</text:span><text:span text:style-name="T11"> nodo-&gt;getSx();</text:span></text:p><text:p text:style-name="P11">};</text:p><text:p text:style-name="P4"/><text:p text:style-name="P4"><text:span text:style-name="T6">template</text:span><text:span text:style-name="T11"> &lt;</text:span><text:span text:style-name="T6">class</text:span><text:span text:style-name="T11"> T&gt;</text:span></text:p><text:p text:style-name="P4"><text:span text:style-name="T11">NodoAlberoBin&lt;T&gt;* AlberoBin&lt;T&gt;::figlioDx(NodoAlbero nodo) </text:span><text:span text:style-name="T6">const</text:span><text:span text:style-name="T11"> {</text:span></text:p><text:p text:style-name="P4"><text:span text:style-name="T11"><text:tab/></text:span><text:span text:style-name="T6">if</text:span><text:span text:style-name="T11"> ( nodo-&gt;getSx() == </text:span><text:span text:style-name="T6">NULL</text:span><text:span text:style-name="T11"> ) {</text:span></text:p><text:p text:style-name="P4"><text:span text:style-name="T11"><text:tab/><text:tab/>__DEBUG(</text:span><text:span text:style-name="T22">"AlberoBin::figlioDx(): Dx = NULL"</text:span><text:span text:style-name="T11">);</text:span></text:p><text:p text:style-name="P11"><text:tab/>}</text:p><text:p text:style-name="P4"><text:span text:style-name="T11"><text:tab/></text:span><text:span text:style-name="T6">return</text:span><text:span text:style-name="T11"> nodo-&gt;getDx();</text:span></text:p><text:p text:style-name="P11">};</text:p><text:p text:style-name="P4"/><text:p text:style-name="P4"><text:span text:style-name="T6">template</text:span><text:span text:style-name="T11"> &lt;</text:span><text:span text:style-name="T6">class</text:span><text:span text:style-name="T11"> T&gt;</text:span></text:p><text:p text:style-name="P4"><text:span text:style-name="T6">bool</text:span><text:span text:style-name="T11"> AlberoBin&lt;T&gt;::sxVuoto(NodoAlbero nodo) </text:span><text:span text:style-name="T6">const</text:span><text:span text:style-name="T11"> {</text:span></text:p><text:p text:style-name="P4"><text:span text:style-name="T11"><text:tab/></text:span><text:span text:style-name="T6">return</text:span><text:span text:style-name="T11"> (nodo-&gt;getSx() == </text:span><text:span text:style-name="T6">NULL</text:span><text:span text:style-name="T11">);</text:span></text:p><text:p text:style-name="P11">};</text:p><text:p text:style-name="P4"/><text:p text:style-name="P4"><text:span text:style-name="T6">template</text:span><text:span text:style-name="T11"> &lt;</text:span><text:span text:style-name="T6">class</text:span><text:span text:style-name="T11"> T&gt;</text:span></text:p><text:p text:style-name="P4"><text:span text:style-name="T6">bool</text:span><text:span text:style-name="T11"> AlberoBin&lt;T&gt;::dxVuoto(NodoAlbero nodo) </text:span><text:span text:style-name="T6">const</text:span><text:span text:style-name="T11"> {</text:span></text:p><text:p text:style-name="P4"><text:span text:style-name="T11"><text:tab/></text:span><text:span text:style-name="T6">return</text:span><text:span text:style-name="T11"> (nodo-&gt;getDx() == </text:span><text:span text:style-name="T6">NULL</text:span><text:span text:style-name="T11">);</text:span></text:p><text:p text:style-name="P11">};</text:p><text:p text:style-name="P4"/><text:p text:style-name="P4"><text:span text:style-name="T6">template</text:span><text:span text:style-name="T11"> &lt;</text:span><text:span text:style-name="T6">class</text:span><text:span text:style-name="T11"> T&gt;</text:span></text:p><text:p text:style-name="P4"><text:span text:style-name="T11">T AlberoBin&lt;T&gt;::leggiNodo(NodoAlbero nodo) </text:span><text:span text:style-name="T6">const</text:span><text:span text:style-name="T11"> {</text:span></text:p><text:p text:style-name="P4"><text:span text:style-name="T11"><text:tab/></text:span><text:span text:style-name="T6">if</text:span><text:span text:style-name="T11"> ( nodo == </text:span><text:span text:style-name="T6">NULL</text:span><text:span text:style-name="T11"> ) {</text:span></text:p><text:p text:style-name="P4"><text:span text:style-name="T11"><text:tab/><text:tab/>__DEBUG(</text:span><text:span text:style-name="T22">"AlberoBin::leggiNodo(): nodo = NULL"</text:span><text:span text:style-name="T11">);</text:span></text:p><text:p text:style-name="P4"><text:span text:style-name="T11"><text:tab/><text:tab/></text:span><text:span text:style-name="T6">throw</text:span><text:span text:style-name="T11"> 0;</text:span></text:p><text:p text:style-name="P4"><text:span text:style-name="T11"><text:tab/>} </text:span><text:span text:style-name="T6">else</text:span><text:span text:style-name="T11"> {</text:span></text:p><text:p text:style-name="P4"><text:span text:style-name="T11"><text:tab/><text:tab/></text:span><text:span text:style-name="T6">return</text:span><text:span text:style-name="T11"> nodo-&gt;getValue();</text:span></text:p><text:p text:style-name="P11"><text:tab/>}</text:p><text:p text:style-name="P11">};</text:p><text:p text:style-name="P4"/></draw:text-box></draw:frame><text:soft-page-break/></text:p>
      <text:p text:style-name="P4"/>
      <text:p text:style-name="P11"><draw:frame draw:style-name="fr3" draw:name="Cornice81" text:anchor-type="paragraph" svg:width="16.15cm" style:rel-width="95%" draw:z-index="80"><draw:text-box fo:min-height="0.499cm"><text:p text:style-name="P4"><text:span text:style-name="T6">template</text:span><text:span text:style-name="T11"> &lt;</text:span><text:span text:style-name="T6">class</text:span><text:span text:style-name="T11"> T&gt;</text:span></text:p><text:p text:style-name="P4"><text:span text:style-name="T6">void</text:span><text:span text:style-name="T11"> AlberoBin&lt;T&gt;::scriviNodo(T newValue, NodoAlbero nodo) {</text:span></text:p><text:p text:style-name="P4"><text:span text:style-name="T11"><text:tab/></text:span><text:span text:style-name="T6">if</text:span><text:span text:style-name="T11"> ( nodo == </text:span><text:span text:style-name="T6">NULL</text:span><text:span text:style-name="T11"> ) {</text:span></text:p><text:p text:style-name="P4"><text:span text:style-name="T11"><text:tab/><text:tab/>__DEBUG(</text:span><text:span text:style-name="T22">"AlberoBin::scriviNodo(): nodo = NULL"</text:span><text:span text:style-name="T11">);</text:span></text:p><text:p text:style-name="P4"><text:span text:style-name="T11"><text:tab/><text:tab/></text:span><text:span text:style-name="T6">throw</text:span><text:span text:style-name="T11"> 0;</text:span></text:p><text:p text:style-name="P4"><text:span text:style-name="T11"><text:tab/>} </text:span><text:span text:style-name="T6">else</text:span><text:span text:style-name="T11"> {</text:span></text:p><text:p text:style-name="P11"><text:tab/><text:tab/>nodo-&gt;setValue(newValue);</text:p><text:p text:style-name="P11"><text:tab/>}</text:p><text:p text:style-name="P11">};</text:p><text:p text:style-name="P4"/><text:p text:style-name="P4"><text:span text:style-name="T6">template</text:span><text:span text:style-name="T11"> &lt;</text:span><text:span text:style-name="T6">class</text:span><text:span text:style-name="T11"> T&gt;</text:span></text:p><text:p text:style-name="P11">NodoAlberoBin&lt;T&gt;* AlberoBin&lt;T&gt;::insRadice(T newValue) {</text:p><text:p text:style-name="P4"><text:span text:style-name="T11"><text:tab/></text:span><text:span text:style-name="T6">if</text:span><text:span text:style-name="T11"> ( !alberoVuoto() ) {</text:span></text:p><text:p text:style-name="P4"><text:span text:style-name="T11"><text:tab/><text:tab/>__DEBUG(</text:span><text:span text:style-name="T22">"AlberoBin::insRadice(): alberoVuoto = FALSE"</text:span><text:span text:style-name="T11">);</text:span></text:p><text:p text:style-name="P4"><text:span text:style-name="T11"><text:tab/><text:tab/></text:span><text:span text:style-name="T6">throw</text:span><text:span text:style-name="T11"> INT_MAX;</text:span></text:p><text:p text:style-name="P4"><text:span text:style-name="T11"><text:tab/>} </text:span><text:span text:style-name="T6">else</text:span><text:span text:style-name="T11"> {</text:span></text:p><text:p text:style-name="P4"><text:span text:style-name="T11"><text:tab/><text:tab/>NodoAlbero newRadice = </text:span><text:span text:style-name="T6">new</text:span><text:span text:style-name="T11"> NodoAlberoBin&lt;T&gt;(newValue);</text:span></text:p><text:p text:style-name="P11"><text:tab/><text:tab/>root = newRadice;</text:p><text:p text:style-name="P4"><text:span text:style-name="T11"><text:tab/><text:tab/></text:span><text:span text:style-name="T6">return</text:span><text:span text:style-name="T11"> root;</text:span></text:p><text:p text:style-name="P11"><text:tab/>}</text:p><text:p text:style-name="P11">};</text:p><text:p text:style-name="P4"/><text:p text:style-name="P4"><text:span text:style-name="T6">template</text:span><text:span text:style-name="T11"> &lt;</text:span><text:span text:style-name="T6">class</text:span><text:span text:style-name="T11"> T&gt;</text:span></text:p><text:p text:style-name="P11">NodoAlberoBin&lt;T&gt;* AlberoBin&lt;T&gt;::insFiglioSx(NodoAlbero nodo) {</text:p><text:p text:style-name="P4"><text:span text:style-name="T11"><text:tab/></text:span><text:span text:style-name="T6">if</text:span><text:span text:style-name="T11"> ( nodo == </text:span><text:span text:style-name="T6">NULL</text:span><text:span text:style-name="T11"> ) {</text:span></text:p><text:p text:style-name="P4"><text:span text:style-name="T11"><text:tab/><text:tab/>__DEBUG(</text:span><text:span text:style-name="T22">"AlberoBin::insFiglioSx(): nodo = NULL"</text:span><text:span text:style-name="T11">);</text:span></text:p><text:p text:style-name="P4"><text:span text:style-name="T11"><text:tab/><text:tab/></text:span><text:span text:style-name="T6">throw</text:span><text:span text:style-name="T11"> 0;</text:span></text:p><text:p text:style-name="P4"><text:span text:style-name="T11"><text:tab/>} </text:span><text:span text:style-name="T6">else</text:span><text:span text:style-name="T11"> {</text:span></text:p><text:p text:style-name="P4"><text:span text:style-name="T11"><text:tab/><text:tab/>NodoAlbero newSx = </text:span><text:span text:style-name="T6">new</text:span><text:span text:style-name="T11"> NodoAlberoBin&lt;T&gt;();</text:span></text:p><text:p text:style-name="P11"><text:tab/><text:tab/>nodo-&gt;setSx(newSx);</text:p><text:p text:style-name="P11"><text:tab/><text:tab/>newSx-&gt;setParent(nodo);</text:p><text:p text:style-name="P4"><text:span text:style-name="T11"><text:tab/><text:tab/></text:span><text:span text:style-name="T6">return</text:span><text:span text:style-name="T11"> newSx;</text:span></text:p><text:p text:style-name="P11"><text:tab/>}</text:p><text:p text:style-name="P11">};</text:p><text:p text:style-name="P4"/><text:p text:style-name="P4"><text:span text:style-name="T6">template</text:span><text:span text:style-name="T11"> &lt;</text:span><text:span text:style-name="T6">class</text:span><text:span text:style-name="T11"> T&gt;</text:span></text:p><text:p text:style-name="P11">NodoAlberoBin&lt;T&gt;* AlberoBin&lt;T&gt;::insFiglioDx(NodoAlbero nodo) {</text:p><text:p text:style-name="P4"><text:span text:style-name="T11"><text:tab/></text:span><text:span text:style-name="T6">if</text:span><text:span text:style-name="T11"> ( nodo == </text:span><text:span text:style-name="T6">NULL</text:span><text:span text:style-name="T11"> ) {</text:span></text:p><text:p text:style-name="P4"><text:span text:style-name="T11"><text:tab/><text:tab/>__DEBUG(</text:span><text:span text:style-name="T22">"AlberoBin::insFiglioDx(): nodo = NULL"</text:span><text:span text:style-name="T11">);</text:span></text:p><text:p text:style-name="P4"><text:span text:style-name="T11"><text:tab/><text:tab/></text:span><text:span text:style-name="T6">throw</text:span><text:span text:style-name="T11"> 0;</text:span></text:p><text:p text:style-name="P4"><text:span text:style-name="T11"><text:tab/>} </text:span><text:span text:style-name="T6">else</text:span><text:span text:style-name="T11"> {</text:span></text:p><text:p text:style-name="P4"><text:span text:style-name="T11"><text:tab/><text:tab/>NodoAlbero newDx = </text:span><text:span text:style-name="T6">new</text:span><text:span text:style-name="T11"> NodoAlberoBin&lt;T&gt;();</text:span></text:p><text:p text:style-name="P11"><text:tab/><text:tab/>nodo-&gt;setDx(newDx);</text:p><text:p text:style-name="P11"><text:tab/><text:tab/>newDx-&gt;setParent(nodo);</text:p><text:p text:style-name="P4"><text:span text:style-name="T11"><text:tab/><text:tab/></text:span><text:span text:style-name="T6">return</text:span><text:span text:style-name="T11"> newDx;</text:span></text:p><text:p text:style-name="P11"><text:tab/>}</text:p><text:p text:style-name="P11">};</text:p><text:p text:style-name="P4"/><text:p text:style-name="P4"><text:span text:style-name="T6">template</text:span><text:span text:style-name="T11"> &lt;</text:span><text:span text:style-name="T6">class</text:span><text:span text:style-name="T11"> T&gt;</text:span></text:p><text:p text:style-name="P4"><text:span text:style-name="T6">void</text:span><text:span text:style-name="T11"> AlberoBin&lt;T&gt;::cancSottoAlbero(NodoAlbero nodo) {</text:span></text:p><text:p text:style-name="P4"><text:span text:style-name="T11"><text:tab/></text:span><text:span text:style-name="T6">if</text:span><text:span text:style-name="T11"> ( nodo == </text:span><text:span text:style-name="T6">NULL</text:span><text:span text:style-name="T11"> ) {</text:span></text:p><text:p text:style-name="P4"><text:span text:style-name="T11"><text:tab/><text:tab/>__DEBUG(</text:span><text:span text:style-name="T22">"AlberoBin::insFiglioDx(): nodo = NULL"</text:span><text:span text:style-name="T11">);</text:span></text:p><text:p text:style-name="P4"><text:span text:style-name="T11"><text:tab/><text:tab/></text:span><text:span text:style-name="T6">throw</text:span><text:span text:style-name="T11"> 0;</text:span></text:p><text:p text:style-name="P4"><text:span text:style-name="T11"><text:tab/>} </text:span><text:span text:style-name="T6">else</text:span><text:span text:style-name="T11"> </text:span><text:span text:style-name="T6">if</text:span><text:span text:style-name="T11"> ( alberoVuoto() ) {</text:span></text:p><text:p text:style-name="P4"><text:span text:style-name="T11"><text:tab/><text:tab/>__DEBUG(</text:span><text:span text:style-name="T22">"AlberoBin::insFiglioDx(): alberoVuoto() = TRUE"</text:span><text:span text:style-name="T11">);</text:span></text:p><text:p text:style-name="P4"><text:span text:style-name="T11"><text:tab/><text:tab/></text:span><text:span text:style-name="T6">throw</text:span><text:span text:style-name="T11"> 0;</text:span></text:p><text:p text:style-name="P4"><text:span text:style-name="T11"><text:tab/>} </text:span><text:span text:style-name="T6">else</text:span><text:span text:style-name="T11"> {</text:span></text:p><text:p text:style-name="P4"><text:span text:style-name="T11"><text:tab/><text:tab/></text:span><text:span text:style-name="T6">if</text:span><text:span text:style-name="T11"> ( !sxVuoto(nodo) ) {</text:span></text:p><text:p text:style-name="P11"><text:tab/><text:tab/><text:tab/>cancSottoAlbero(figlioSx(nodo));</text:p><text:p text:style-name="P11"><text:tab/><text:tab/>}</text:p><text:p text:style-name="P4"><text:span text:style-name="T11"><text:tab/><text:tab/></text:span><text:span text:style-name="T6">if</text:span><text:span text:style-name="T11"> ( !dxVuoto(nodo) ) {</text:span></text:p><text:p text:style-name="P11"><text:tab/><text:tab/><text:tab/>cancSottoAlbero(figlioDx(nodo));</text:p><text:p text:style-name="P11"><text:tab/><text:tab/>}</text:p><text:p text:style-name="P4"><text:span text:style-name="T11"><text:tab/><text:tab/></text:span><text:span text:style-name="T6">if</text:span><text:span text:style-name="T11"> ( nodo != root ) {</text:span></text:p><text:p text:style-name="P4"><text:span text:style-name="T11"><text:tab/><text:tab/><text:tab/></text:span><text:span text:style-name="T6">if</text:span><text:span text:style-name="T11"> ( figlioSx(padre(nodo)) == nodo ) {</text:span></text:p><text:p text:style-name="P4"><text:span text:style-name="T11"><text:tab/><text:tab/><text:tab/><text:tab/>padre(nodo)-&gt;setSx(</text:span><text:span text:style-name="T6">NULL</text:span><text:span text:style-name="T11">);</text:span></text:p><text:p text:style-name="P11"><text:tab/><text:tab/><text:tab/>}</text:p></draw:text-box></draw:frame><text:soft-page-break/></text:p>
      <text:p text:style-name="P11"/>
      <text:p text:style-name="P9"><draw:frame draw:style-name="fr4" draw:name="Cornice82" text:anchor-type="paragraph" svg:width="16.15cm" style:rel-width="95%" draw:z-index="81"><draw:text-box fo:min-height="0.499cm"><text:p text:style-name="P11"/><text:p text:style-name="P4"><text:span text:style-name="T11"><text:tab/><text:tab/><text:tab/></text:span><text:span text:style-name="T6">if</text:span><text:span text:style-name="T11"> ( figlioDx(padre(nodo)) == nodo ) {</text:span></text:p><text:p text:style-name="P4"><text:span text:style-name="T11"><text:tab/><text:tab/><text:tab/><text:tab/>padre(nodo)-&gt;setDx(</text:span><text:span text:style-name="T6">NULL</text:span><text:span text:style-name="T11">);</text:span></text:p><text:p text:style-name="P11"><text:tab/><text:tab/><text:tab/>}</text:p><text:p text:style-name="P4"><text:span text:style-name="T11"><text:tab/><text:tab/>} </text:span><text:span text:style-name="T6">else</text:span><text:span text:style-name="T11"> {</text:span></text:p><text:p text:style-name="P4"><text:span text:style-name="T11"><text:tab/><text:tab/><text:tab/>root = </text:span><text:span text:style-name="T6">NULL</text:span><text:span text:style-name="T11">;</text:span></text:p><text:p text:style-name="P11"><text:tab/><text:tab/>}</text:p><text:p text:style-name="P11"><text:tab/>}</text:p><text:p text:style-name="P11">};</text:p><text:p text:style-name="P4"/><text:p text:style-name="P4"><text:span text:style-name="T6">template</text:span><text:span text:style-name="T11"> &lt;</text:span><text:span text:style-name="T6">class</text:span><text:span text:style-name="T11"> T&gt;</text:span></text:p><text:p text:style-name="P4"><text:span text:style-name="T6">void</text:span><text:span text:style-name="T11"> AlberoBin&lt;T&gt;::constrAlbero(NodoAlbero SASx, NodoAlbero SADx) {</text:span></text:p><text:p text:style-name="P4"><text:span text:style-name="T11"><text:tab/>root = </text:span><text:span text:style-name="T6">new</text:span><text:span text:style-name="T11"> NodoAlberoBin&lt;T&gt;();</text:span></text:p><text:p text:style-name="P11"><text:tab/>root-&gt;setSx(SASx);</text:p><text:p text:style-name="P11"><text:tab/>root-&gt;setDx(SADx);</text:p><text:p text:style-name="P11">};</text:p><text:p text:style-name="P7"><text:span text:style-name="T7">#endif</text:span><text:span text:style-name="T12"> </text:span><text:span text:style-name="T20">/*ALBEROBIN_H_*/</text:span></text:p></draw:text-box></draw:frame><text:soft-page-break/></text:p>
      <text:h text:style-name="P36" text:outline-level="4"><text:span text:style-name="T4">6.3.1.4 Esempio comune applicato alla realizzazione </text:span><text:span text:style-name="T1">AlberoBin</text:span></text:h>
      <text:p text:style-name="Text_20_body"><draw:frame draw:style-name="fr1" draw:name="Cornice83" text:anchor-type="paragraph" svg:width="16.15cm" style:rel-width="95%" draw:z-index="82"><draw:text-box fo:min-height="0.499cm"><text:p text:style-name="File">File <text:sequence text:ref-name="refFile26" text:name="File" text:formula="ooow:File+1" style:num-format="1">27</text:sequence>: EsempioAlbero.cpp</text:p><text:p text:style-name="P4"><text:span text:style-name="T9">#define</text:span><text:span text:style-name="T15"> ASDLIBRARY_DEBUG_ON </text:span><text:span text:style-name="T9">true</text:span></text:p><text:p text:style-name="P4"><text:span text:style-name="T6">#include</text:span><text:span text:style-name="T11"> </text:span><text:span text:style-name="T22">"common/stdInclude.h"</text:span></text:p><text:p text:style-name="P4"><text:span text:style-name="T6">#include</text:span><text:span text:style-name="T11"> </text:span><text:span text:style-name="T22">"alberi/AlberoBin.h"</text:span></text:p><text:p text:style-name="P4"/><text:p text:style-name="P4"><text:span text:style-name="T6">void</text:span><text:span text:style-name="T11"> stampaAlbero(AlberoBin&lt;</text:span><text:span text:style-name="T6">int</text:span><text:span text:style-name="T11">&gt; albero, AlberoBin&lt;</text:span><text:span text:style-name="T6">int</text:span><text:span text:style-name="T11">&gt;::NodoAlbero nodo) {</text:span></text:p><text:p text:style-name="P4"><text:span text:style-name="T11"><text:tab/>cout &lt;&lt; albero.leggiNodo(nodo) &lt;&lt; </text:span><text:span text:style-name="T22">"("</text:span><text:span text:style-name="T11">;</text:span></text:p><text:p text:style-name="P4"><text:span text:style-name="T11"><text:tab/></text:span><text:span text:style-name="T6">if</text:span><text:span text:style-name="T11"> ( !albero.sxVuoto(nodo) ) stampaAlbero(albero, albero.figlioSx(nodo));</text:span></text:p><text:p text:style-name="P4"><text:span text:style-name="T11"><text:tab/>cout &lt;&lt; </text:span><text:span text:style-name="T22">")("</text:span><text:span text:style-name="T11">;</text:span></text:p><text:p text:style-name="P4"><text:span text:style-name="T11"><text:tab/></text:span><text:span text:style-name="T6">if</text:span><text:span text:style-name="T11"> ( !albero.dxVuoto(nodo) ) stampaAlbero(albero, albero.figlioDx(nodo));</text:span></text:p><text:p text:style-name="P4"><text:span text:style-name="T11"><text:tab/>cout &lt;&lt; </text:span><text:span text:style-name="T22">")"</text:span><text:span text:style-name="T11">;</text:span></text:p><text:p text:style-name="P4"><text:span text:style-name="T11"><text:tab/></text:span><text:span text:style-name="T6">if</text:span><text:span text:style-name="T11"> ( nodo == albero.radice() ) cout &lt;&lt; endl;</text:span></text:p><text:p text:style-name="P11">}</text:p><text:p text:style-name="P4"/><text:p text:style-name="P4"><text:span text:style-name="T6">void</text:span><text:span text:style-name="T11"> EsempioAlberiAlberoBin() {</text:span></text:p><text:p text:style-name="P4"><text:span text:style-name="T11"><text:tab/>AlberoBin&lt;</text:span><text:span text:style-name="T6">int</text:span><text:span text:style-name="T11">&gt; albero;</text:span></text:p><text:p text:style-name="P11"><text:tab/>albero.creaAlberoBin();</text:p><text:p text:style-name="P4"><text:span text:style-name="T11"><text:tab/></text:span><text:span text:style-name="T6">int</text:span><text:span text:style-name="T11"> valoreIndicato;</text:span></text:p><text:p text:style-name="P4"><text:span text:style-name="T11"><text:tab/>AlberoBin&lt;</text:span><text:span text:style-name="T6">int</text:span><text:span text:style-name="T11">&gt;::NodoAlbero doveInserire;</text:span></text:p><text:p text:style-name="P4"><text:span text:style-name="T11"><text:tab/>cout &lt;&lt; </text:span><text:span text:style-name="T22">"Inserire l'elemento radice: "</text:span><text:span text:style-name="T11">;</text:span></text:p><text:p text:style-name="P11"><text:tab/>cin &gt;&gt; valoreIndicato;</text:p><text:p text:style-name="P11"><text:tab/>doveInserire = albero.insRadice(valoreIndicato);</text:p><text:p text:style-name="P4"><text:span text:style-name="T11"><text:tab/></text:span><text:span text:style-name="T6">for</text:span><text:span text:style-name="T11"> ( </text:span><text:span text:style-name="T6">int</text:span><text:span text:style-name="T11"> i = 0; i &lt; 3; i++ ) {</text:span></text:p><text:p text:style-name="P4"><text:span text:style-name="T11"><text:tab/><text:tab/></text:span><text:span text:style-name="T6">if</text:span><text:span text:style-name="T11"> ( albero.sxVuoto(doveInserire) ) {</text:span></text:p><text:p text:style-name="P4"><text:span text:style-name="T11"><text:tab/><text:tab/><text:tab/>cout &lt;&lt; </text:span><text:span text:style-name="T22">"Inserire il figlio sinistro: "</text:span><text:span text:style-name="T11">;</text:span></text:p><text:p text:style-name="P11"><text:tab/><text:tab/><text:tab/>cin &gt;&gt; valoreIndicato;</text:p><text:p text:style-name="P11"><text:tab/><text:tab/><text:tab/>albero.scriviNodo(valoreIndicato, albero.insFiglioSx(doveInserire));</text:p><text:p text:style-name="P11"><text:tab/><text:tab/>}</text:p><text:p text:style-name="P4"><text:span text:style-name="T11"><text:tab/><text:tab/></text:span><text:span text:style-name="T6">if</text:span><text:span text:style-name="T11"> ( albero.dxVuoto(doveInserire) ) {</text:span></text:p><text:p text:style-name="P4"><text:span text:style-name="T11"><text:tab/><text:tab/><text:tab/>cout &lt;&lt; </text:span><text:span text:style-name="T22">"Inserire il figlio destro: "</text:span><text:span text:style-name="T11">;</text:span></text:p><text:p text:style-name="P11"><text:tab/><text:tab/><text:tab/>cin &gt;&gt; valoreIndicato;</text:p><text:p text:style-name="P11"><text:tab/><text:tab/><text:tab/>albero.scriviNodo(valoreIndicato, albero.insFiglioDx(doveInserire));</text:p><text:p text:style-name="P11"><text:tab/><text:tab/>}</text:p><text:p text:style-name="P4"><text:span text:style-name="T11"><text:tab/><text:tab/></text:span><text:span text:style-name="T6">if</text:span><text:span text:style-name="T11"> ( i % 2 == 0 ) {</text:span></text:p><text:p text:style-name="P11"><text:tab/><text:tab/><text:tab/>doveInserire = albero.figlioSx(doveInserire);</text:p><text:p text:style-name="P4"><text:span text:style-name="T11"><text:tab/><text:tab/>} </text:span><text:span text:style-name="T6">else</text:span><text:span text:style-name="T11"> {</text:span></text:p><text:p text:style-name="P11"><text:tab/><text:tab/><text:tab/>doveInserire = albero.figlioDx(doveInserire);</text:p><text:p text:style-name="P11"><text:tab/><text:tab/>}</text:p><text:p text:style-name="P11"><text:tab/>}</text:p><text:p text:style-name="P11"><text:tab/>stampaAlbero(albero, albero.radice());</text:p><text:p text:style-name="P11">}</text:p></draw:text-box></draw:frame>L'output relativo all'esecuzione della funzione <text:span text:style-name="T1">EsempioAlberiAlberoBin()</text:span> è il seguente:</text:p>
      <text:p text:style-name="P9"><draw:frame draw:style-name="fr1" draw:name="Cornice84" text:anchor-type="paragraph" svg:width="16.15cm" style:rel-width="95%" draw:z-index="83"><draw:text-box fo:min-height="0.499cm"><text:p text:style-name="Text">Testo <text:sequence text:ref-name="refText11" text:name="Text" text:formula="ooow:Text+1" style:num-format="1">12</text:sequence>: Output della funzione EsempioAlberiAlberoBin()</text:p><text:p text:style-name="P12"><text:span text:style-name="T30">Inserire l'elemento radice: </text:span><text:span text:style-name="T33">1</text:span></text:p><text:p text:style-name="P5"><text:span text:style-name="T11">Inserire il figlio sinistro: </text:span><text:span text:style-name="T32">2</text:span></text:p><text:p text:style-name="P5"><text:span text:style-name="T11">Inserire il figlio destro: </text:span><text:span text:style-name="T32">3</text:span></text:p><text:p text:style-name="P5"><text:span text:style-name="T11">Inserire il figlio sinistro: </text:span><text:span text:style-name="T32">4</text:span></text:p><text:p text:style-name="P5"><text:span text:style-name="T11">Inserire il figlio destro: </text:span><text:span text:style-name="T32">5</text:span></text:p><text:p text:style-name="P5"><text:span text:style-name="T11">Inserire il figlio sinistro: </text:span><text:span text:style-name="T32">6</text:span></text:p><text:p text:style-name="P5"><text:span text:style-name="T11">Inserire il figlio destro: </text:span><text:span text:style-name="T32">7</text:span></text:p><text:p text:style-name="P5"><text:span text:style-name="T11">Inserire il figlio sinistro: </text:span><text:span text:style-name="T32">8</text:span></text:p><text:p text:style-name="P5"><text:span text:style-name="T11">Inserire il figlio destro: </text:span><text:span text:style-name="T32">9</text:span></text:p><text:p text:style-name="P5"><text:span text:style-name="T11">Inserire il figlio sinistro: </text:span><text:span text:style-name="T32">10</text:span></text:p><text:p text:style-name="P5"><text:span text:style-name="T11">Inserire il figlio destro: </text:span><text:span text:style-name="T32">11</text:span></text:p><text:p text:style-name="P12">1(2(4()())(5(6(8()())(9(10()())(11()())))(7()())))(3()())</text:p></draw:text-box></draw:frame><text:soft-page-break/></text:p>
      <text:h text:style-name="P30" text:outline-level="2">6.4 Esempi di operatori applicati agli alberi binari</text:h>
      <text:h text:style-name="P34" text:outline-level="3">6.4.1 Acquisizione ordinata</text:h>
      <text:p text:style-name="P19">Abbiamo già proposto un esempio di acquisizione di elementi. Quello che propongo ora è una versione dell'algoritmo di acquisizione di interi che inserisca gli elementi in modo da realizzare un albero binario di ricerca.</text:p>
      <text:p text:style-name="P9"><draw:frame draw:style-name="fr6" draw:name="Cornice85" text:anchor-type="paragraph" svg:width="16.15cm" style:rel-width="95%" draw:z-index="84"><draw:text-box fo:min-height="0.499cm"><text:p text:style-name="P4"><text:span text:style-name="T6">template</text:span><text:span text:style-name="T11"> &lt;</text:span><text:span text:style-name="T6">class</text:span><text:span text:style-name="T11"> T&gt;</text:span></text:p><text:p text:style-name="P4"><text:span text:style-name="T6">void</text:span><text:span text:style-name="T11"> inserisciInAlbero(T valore, AlberoBin&lt;T&gt; &amp;albero, </text:span><text:span text:style-name="T6">typename</text:span><text:span text:style-name="T11"> AlberoBin&lt;T&gt;::NodoAlbero nodo) {</text:span></text:p><text:p text:style-name="P4"><text:span text:style-name="T11"><text:tab/></text:span><text:span text:style-name="T6">if</text:span><text:span text:style-name="T11"> ( albero.alberoVuoto() )</text:span></text:p><text:p text:style-name="P11"><text:tab/><text:tab/>albero.insRadice(valore);</text:p><text:p text:style-name="P4"><text:span text:style-name="T11"><text:tab/></text:span><text:span text:style-name="T6">else</text:span><text:span text:style-name="T11"> {</text:span></text:p><text:p text:style-name="P4"><text:span text:style-name="T11"><text:tab/><text:tab/></text:span><text:span text:style-name="T6">if</text:span><text:span text:style-name="T11"> ( valore &lt; albero.leggiNodo(nodo) ) {</text:span></text:p><text:p text:style-name="P4"><text:span text:style-name="T11"><text:tab/><text:tab/><text:tab/></text:span><text:span text:style-name="T6">if</text:span><text:span text:style-name="T11"> ( albero.sxVuoto(nodo) )</text:span></text:p><text:p text:style-name="P11"><text:tab/><text:tab/><text:tab/><text:tab/>albero.scriviNodo(valore, albero.insFiglioSx(nodo));</text:p><text:p text:style-name="P4"><text:span text:style-name="T11"><text:tab/><text:tab/><text:tab/></text:span><text:span text:style-name="T6">else</text:span></text:p><text:p text:style-name="P11"><text:tab/><text:tab/><text:tab/><text:tab/>inserisciInAlbero(valore, albero, albero.figlioSx(nodo));</text:p><text:p text:style-name="P4"><text:span text:style-name="T11"><text:tab/><text:tab/>} </text:span><text:span text:style-name="T6">else</text:span><text:span text:style-name="T11"> </text:span><text:span text:style-name="T6">if</text:span><text:span text:style-name="T11"> ( valore &gt; albero.leggiNodo(nodo) ) {</text:span></text:p><text:p text:style-name="P4"><text:span text:style-name="T11"><text:tab/><text:tab/><text:tab/></text:span><text:span text:style-name="T6">if</text:span><text:span text:style-name="T11"> ( albero.dxVuoto(nodo) )</text:span></text:p><text:p text:style-name="P11"><text:tab/><text:tab/><text:tab/><text:tab/>albero.scriviNodo(valore, albero.insFiglioDx(nodo));</text:p><text:p text:style-name="P4"><text:span text:style-name="T11"><text:tab/><text:tab/><text:tab/></text:span><text:span text:style-name="T6">else</text:span></text:p><text:p text:style-name="P11"><text:tab/><text:tab/><text:tab/><text:tab/>inserisciInAlbero(valore, albero, albero.figlioDx(nodo));</text:p><text:p text:style-name="P11"><text:tab/><text:tab/>}</text:p><text:p text:style-name="P11"><text:tab/>}</text:p><text:p text:style-name="P11">};</text:p><text:p text:style-name="P4"><text:span text:style-name="T6">template</text:span><text:span text:style-name="T11"> &lt;</text:span><text:span text:style-name="T6">class</text:span><text:span text:style-name="T11"> T&gt;</text:span></text:p><text:p text:style-name="P4"><text:span text:style-name="T11">AlberoBin&lt;T&gt; acquisizioneOrdinata(</text:span><text:span text:style-name="T6">int</text:span><text:span text:style-name="T11"> numElem) {</text:span></text:p><text:p text:style-name="P11"><text:tab/>AlberoBin&lt;T&gt; albero;</text:p><text:p text:style-name="P11"><text:tab/>T valoreInserito;</text:p><text:p text:style-name="P4"><text:span text:style-name="T11"><text:tab/></text:span><text:span text:style-name="T6">for</text:span><text:span text:style-name="T11"> ( </text:span><text:span text:style-name="T6">int</text:span><text:span text:style-name="T11"> i = 0; i &lt; numElem; i++ ) {</text:span></text:p><text:p text:style-name="P4"><text:span text:style-name="T11"><text:tab/><text:tab/>cout &lt;&lt; </text:span><text:span text:style-name="T22">"Indicare l'elemento da inserire: "</text:span><text:span text:style-name="T11">;</text:span></text:p><text:p text:style-name="P11"><text:tab/><text:tab/>cin &gt;&gt; valoreInserito;</text:p><text:p text:style-name="P11"><text:tab/><text:tab/>inserisciInAlbero(valoreInserito, albero, albero.radice());</text:p><text:p text:style-name="P11"><text:tab/>}</text:p><text:p text:style-name="P4"><text:span text:style-name="T11"><text:tab/></text:span><text:span text:style-name="T6">return</text:span><text:span text:style-name="T11"> albero;</text:span></text:p><text:p text:style-name="P11">};</text:p></draw:text-box></draw:frame></text:p>
      <text:h text:style-name="P34" text:outline-level="3">6.4.2 Stampa</text:h>
      <text:p text:style-name="P19">L'operatore di stampa descritto sotto è una versione a template di quella proposta nell'applicazione <text:soft-page-break/>d'esempio.</text:p>
      <text:p text:style-name="P9"><draw:frame draw:style-name="fr1" draw:name="Cornice86" text:anchor-type="paragraph" svg:width="16.15cm" style:rel-width="95%" draw:z-index="85"><draw:text-box fo:min-height="0.499cm"><text:p text:style-name="P4"><text:span text:style-name="T6">template</text:span><text:span text:style-name="T11"> &lt;</text:span><text:span text:style-name="T6">class</text:span><text:span text:style-name="T11"> T&gt;</text:span></text:p><text:p text:style-name="P4"><text:span text:style-name="T6">void</text:span><text:span text:style-name="T11"> stampa(AlberoBin&lt;</text:span><text:span text:style-name="T6">int</text:span><text:span text:style-name="T11">&gt; albero, AlberoBin&lt;</text:span><text:span text:style-name="T6">int</text:span><text:span text:style-name="T11">&gt;::NodoAlbero nodo) {</text:span></text:p><text:p text:style-name="P4"><text:span text:style-name="T11"><text:tab/>cout &lt;&lt; albero.leggiNodo(nodo) &lt;&lt; </text:span><text:span text:style-name="T22">"("</text:span><text:span text:style-name="T11">;</text:span></text:p><text:p text:style-name="P4"><text:span text:style-name="T11"><text:tab/></text:span><text:span text:style-name="T6">if</text:span><text:span text:style-name="T11"> ( !albero.sxVuoto(nodo) ) stampa&lt;T&gt;(albero, albero.figlioSx(nodo));</text:span></text:p><text:p text:style-name="P4"><text:span text:style-name="T11"><text:tab/>cout &lt;&lt; </text:span><text:span text:style-name="T22">")("</text:span><text:span text:style-name="T11">;</text:span></text:p><text:p text:style-name="P4"><text:span text:style-name="T11"><text:tab/></text:span><text:span text:style-name="T6">if</text:span><text:span text:style-name="T11"> ( !albero.dxVuoto(nodo) ) stampa&lt;T&gt;(albero, albero.figlioDx(nodo));</text:span></text:p><text:p text:style-name="P4"><text:span text:style-name="T11"><text:tab/>cout &lt;&lt; </text:span><text:span text:style-name="T22">")"</text:span><text:span text:style-name="T11">;</text:span></text:p><text:p text:style-name="P4"><text:span text:style-name="T11"><text:tab/></text:span><text:span text:style-name="T6">if</text:span><text:span text:style-name="T11"> ( nodo == albero.radice() ) cout &lt;&lt; endl;</text:span></text:p><text:p text:style-name="P11">};</text:p></draw:text-box></draw:frame></text:p>
      <text:h text:style-name="P34" text:outline-level="3">6.4.3 Algoritmi di visita</text:h>
      <text:p text:style-name="P19">Per scandire tutti gli elementi presenti all'interno dell'albero in modo che non vengano mai scanditi nodi più di una volta è possibile determinare quattro algoritmi: pre-visita, post-visita, in-visita e in ampiezza. I quattro algoritmi assicurano che tutti i nodi vengano visitati e differiscono solo per l'ordine con il quale i nodi vengono visitati</text:p>
      <text:h text:style-name="P35" text:outline-level="4">6.4.3.1 Pre-visita</text:h>
      <text:p text:style-name="P19">L'algoritmo di pre-visita effettua la lettura del nodo prima di spostare i controlli ai figli. Un esempio di algoritmo di pre-visita è quello che segue.</text:p>
      <text:p text:style-name="Text_20_body"><draw:frame draw:style-name="fr6" draw:name="Cornice87" text:anchor-type="paragraph" svg:width="16.15cm" style:rel-width="95%" draw:z-index="86"><draw:text-box fo:min-height="0.499cm"><text:p text:style-name="P4"><text:span text:style-name="T6">template</text:span><text:span text:style-name="T11"> &lt;</text:span><text:span text:style-name="T6">class</text:span><text:span text:style-name="T11"> T&gt;</text:span></text:p><text:p text:style-name="P4"><text:span text:style-name="T6">void</text:span><text:span text:style-name="T11"> previsita(AlberoBin&lt;T&gt; albero, </text:span><text:span text:style-name="T6">typename</text:span><text:span text:style-name="T11"> AlberoBin&lt;T&gt;::NodoAlbero nodo ) {</text:span></text:p><text:p text:style-name="P4"><text:span text:style-name="T11"><text:tab/>cout &lt;&lt; albero.leggiNodo(nodo) &lt;&lt; </text:span><text:span text:style-name="T22">" "</text:span><text:span text:style-name="T11">;</text:span></text:p><text:p text:style-name="P4"><text:span text:style-name="T11"><text:tab/></text:span><text:span text:style-name="T6">if</text:span><text:span text:style-name="T11"> ( !albero.sxVuoto(nodo) )</text:span></text:p><text:p text:style-name="P11"><text:tab/><text:tab/>previsita(albero, albero.figlioSx(nodo));</text:p><text:p text:style-name="P4"><text:span text:style-name="T11"><text:tab/></text:span><text:span text:style-name="T6">if</text:span><text:span text:style-name="T11"> ( !albero.dxVuoto(nodo) )</text:span></text:p><text:p text:style-name="P11"><text:tab/><text:tab/>previsita(albero, albero.figlioDx(nodo));</text:p><text:p text:style-name="P11">};</text:p></draw:text-box></draw:frame>La prima operazione effettuata è quella di lettura del nodo. In seguito vengono avviate le due ricorsioni della funzione, prima sul sotto albero sinistro e poi su quello destro.</text:p>
      <text:h text:style-name="P35" text:outline-level="4">6.4.3.2 Post-visita</text:h>
      <text:p text:style-name="P19">Nell'algoritmo di post-visita la scansione del nodo avviene dopo la navigazione nei figli, quindi verranno sempre scandite le foglie e poi la scansione risalirà fino al nodo radice.</text:p>
      <text:p text:style-name="Text_20_body"><draw:frame draw:style-name="fr6" draw:name="Cornice88" text:anchor-type="paragraph" svg:width="16.15cm" style:rel-width="95%" draw:z-index="87"><draw:text-box fo:min-height="0.499cm"><text:p text:style-name="P4"><text:span text:style-name="T6">template</text:span><text:span text:style-name="T11"> &lt;</text:span><text:span text:style-name="T6">class</text:span><text:span text:style-name="T11"> T&gt;</text:span></text:p><text:p text:style-name="P4"><text:span text:style-name="T6">void</text:span><text:span text:style-name="T11"> postvisita(AlberoBin&lt;T&gt; albero, </text:span><text:span text:style-name="T6">typename</text:span><text:span text:style-name="T11"> </text:span><text:span text:style-name="T14">AlberoBin</text:span><text:span text:style-name="T11">&lt;T&gt;::NodoAlbero nodo ) {</text:span></text:p><text:p text:style-name="P4"><text:span text:style-name="T11"><text:tab/></text:span><text:span text:style-name="T6">if</text:span><text:span text:style-name="T11"> ( !albero.sxVuoto(nodo) )</text:span></text:p><text:p text:style-name="P11"><text:tab/><text:tab/>previsita(albero, albero.figlioSx(nodo));</text:p><text:p text:style-name="P4"><text:span text:style-name="T11"><text:tab/></text:span><text:span text:style-name="T6">if</text:span><text:span text:style-name="T11"> ( !albero.dxVuoto(nodo) )</text:span></text:p><text:p text:style-name="P11"><text:tab/><text:tab/>previsita(albero, albero.figlioDx(nodo));</text:p><text:p text:style-name="P4"><text:span text:style-name="T11"><text:tab/>cout &lt;&lt; albero.leggiNodo(nodo) &lt;&lt; </text:span><text:span text:style-name="T22">" "</text:span><text:span text:style-name="T11">;</text:span></text:p><text:p text:style-name="P11">};</text:p></draw:text-box></draw:frame>Risulta evidente che l'ultima istruzione prima di uscire dalla funzione è quella di lettura del nodo corrente. Prima della lettura sono state inoltrate due ricorsioni, rispettivamente sul sotto albero sinistro e poi su quello destro.</text:p>
      <text:h text:style-name="P35" text:outline-level="4">6.4.3.3 In-visita</text:h>
      <text:p text:style-name="P19">La modalità di visita detta <text:span text:style-name="T1">“in-visita”</text:span> scandisce prima il figlio sinistro del nodo, poi il nodo stesso ed infine il nodo destro. La scansione di tutto l'albero viene garantita tramite chiamate ricorsive <text:soft-page-break/>come per le modalità precedenti.</text:p>
      <text:p text:style-name="P19"><draw:frame draw:style-name="fr6" draw:name="Cornice93" text:anchor-type="paragraph" svg:width="16.15cm" style:rel-width="95%" draw:z-index="92"><draw:text-box fo:min-height="0.499cm"><text:p text:style-name="P4"><text:span text:style-name="T6">template</text:span><text:span text:style-name="T11"> &lt;</text:span><text:span text:style-name="T6">class</text:span><text:span text:style-name="T11"> T&gt;</text:span></text:p><text:p text:style-name="P4"><text:span text:style-name="T6">void</text:span><text:span text:style-name="T11"> invisita(AlberoBin&lt;T&gt; albero, </text:span><text:span text:style-name="T6">typename</text:span><text:span text:style-name="T11"> AlberoBin&lt;T&gt;::NodoAlbero nodo ) {</text:span></text:p><text:p text:style-name="P4"><text:span text:style-name="T11"><text:tab/></text:span><text:span text:style-name="T6">if</text:span><text:span text:style-name="T11"> ( !albero.sxVuoto(nodo) )</text:span></text:p><text:p text:style-name="P11"><text:tab/><text:tab/>previsita(albero, albero.figlioSx(nodo));</text:p><text:p text:style-name="P4"><text:span text:style-name="T11"><text:tab/>cout &lt;&lt; albero.leggiNodo(nodo) &lt;&lt; </text:span><text:span text:style-name="T22">" "</text:span><text:span text:style-name="T11">;</text:span></text:p><text:p text:style-name="P4"><text:span text:style-name="T11"><text:tab/></text:span><text:span text:style-name="T6">if</text:span><text:span text:style-name="T11"> ( !albero.dxVuoto(nodo) )</text:span></text:p><text:p text:style-name="P11"><text:tab/><text:tab/>previsita(albero, albero.figlioDx(nodo));</text:p><text:p text:style-name="P11">};</text:p></draw:text-box></draw:frame>Come si può notare, il nodo corrente viene letto dopo che è stata inoltrata una ricorsione sul figlio sinistro. Dopo la lettura del nodo, viene avviata una nuova ricorsione sul sotto albero destro.</text:p>
      <text:h text:style-name="P35" text:outline-level="4">6.4.3.4 In ampiezza</text:h>
      <text:p text:style-name="P19">L'ultima modalità di scansione visita tutti i nodi dello stesso livello prima di spostarsi al livello successivo.</text:p>
      <text:p text:style-name="Text_20_body"><draw:frame draw:style-name="fr6" draw:name="Cornice89" text:anchor-type="paragraph" svg:width="16.15cm" style:rel-width="95%" draw:z-index="88"><draw:text-box fo:min-height="0.499cm"><text:p text:style-name="P11"><text:span text:style-name="T6">#include</text:span> <text:span text:style-name="T22">"code/CodaPtr.h"</text:span></text:p><text:p text:style-name="P4"><text:span text:style-name="T6">template</text:span><text:span text:style-name="T11"> &lt;</text:span><text:span text:style-name="T6">class</text:span><text:span text:style-name="T11"> T&gt;</text:span></text:p><text:p text:style-name="P4"><text:span text:style-name="T6">void</text:span><text:span text:style-name="T11"> ampiezza(AlberoBin&lt;T&gt; albero, </text:span><text:span text:style-name="T6">typename</text:span><text:span text:style-name="T11"> AlberoBin&lt;T&gt;::NodoAlbero nodo ) {</text:span></text:p><text:p text:style-name="P4"><text:span text:style-name="T11"><text:tab/>CodaPtr&lt;</text:span><text:span text:style-name="T6">typename</text:span><text:span text:style-name="T11"> AlberoBin&lt;T&gt;::NodoAlbero&gt; coda;</text:span></text:p><text:p text:style-name="P4"><text:span text:style-name="T11"><text:tab/></text:span><text:span text:style-name="T6">typename</text:span><text:span text:style-name="T11"> AlberoBin&lt;T&gt;::NodoAlbero nodoLetto;</text:span></text:p><text:p text:style-name="P11"><text:tab/>coda.creaCoda();</text:p><text:p text:style-name="P11"><text:tab/>coda.inCoda(nodo);</text:p><text:p text:style-name="P4"><text:span text:style-name="T11"><text:tab/></text:span><text:span text:style-name="T6">while</text:span><text:span text:style-name="T11"> ( !coda.codaVuota() ) {</text:span></text:p><text:p text:style-name="P11"><text:tab/><text:tab/>nodoLetto = coda.leggiCoda();</text:p><text:p text:style-name="P4"><text:span text:style-name="T11"><text:tab/><text:tab/></text:span><text:span text:style-name="T6">if</text:span><text:span text:style-name="T11"> ( !albero.sxVuoto(nodoLetto) )</text:span></text:p><text:p text:style-name="P11"><text:tab/><text:tab/><text:tab/>coda.inCoda(albero.figlioSx(nodoLetto));</text:p><text:p text:style-name="P4"><text:span text:style-name="T11"><text:tab/><text:tab/></text:span><text:span text:style-name="T6">if</text:span><text:span text:style-name="T11"> ( !albero.dxVuoto(nodoLetto) )</text:span></text:p><text:p text:style-name="P11"><text:tab/><text:tab/><text:tab/>coda.inCoda(albero.figlioDx(nodoLetto));</text:p><text:p text:style-name="P4"><text:span text:style-name="T11"><text:tab/><text:tab/>cout &lt;&lt; albero.leggiNodo(nodoLetto) &lt;&lt; </text:span><text:span text:style-name="T22">" "</text:span><text:span text:style-name="T11">;</text:span></text:p><text:p text:style-name="P11"><text:tab/><text:tab/>coda.fuoriCoda();</text:p><text:p text:style-name="P11"><text:tab/>}</text:p><text:p text:style-name="P11">};</text:p></draw:text-box></draw:frame>L'implementazione presentata utilizza una coda a puntatori per memorizzare la i nodi letti ma non ancora visitati. L'implementazione della coda utilizzata è quella a puntatori presentata in precedenza.</text:p>
      <text:p text:style-name="Text_20_body">Una particolarità di questa implementazione presentata è che risulta l'unica modalità di visita ad essere implementata in modo iterativo.</text:p>
      <text:h text:style-name="P35" text:outline-level="4">6.4.3.5 Differenze fra le diverse modalità di visita</text:h>
      <text:p text:style-name="P19">Tutte le quattro modalità assicurano che tutti i nodi verranno visitati prima del termine della iterazione o ricorsione. Ciò che li differenzia è la sequenza con la quale i nodi vengono visitati.</text:p>
      <text:p text:style-name="P19">Supponiamo di utilizzare le quattro differenti modalità di visita sullo stesso albero binario e di confrontare gli output.</text:p>
      <text:p text:style-name="P19">L'algoritmo utilizzato per verificare le differenze crea un albero binario formato da una radice e due foglie, rispettivamente con valore 1, 2 e 3 e successivamente chiama le quattro funzioni di visita in sequenza.</text:p>
      <text:p text:style-name="Text_20_body"><draw:frame draw:style-name="fr6" draw:name="Cornice91" text:anchor-type="paragraph" svg:width="16.15cm" style:rel-width="95%" draw:z-index="90"><draw:text-box fo:min-height="0.499cm"><text:p text:style-name="File">File <text:sequence text:ref-name="refFile27" text:name="File" text:formula="ooow:File+1" style:num-format="1">28</text:sequence>: EsempioAlbero.cpp</text:p><text:p text:style-name="P4"><text:span text:style-name="T6">#define</text:span><text:span text:style-name="T11"> ASDLIBRARY_DEBUG_ON </text:span><text:span text:style-name="T6">true</text:span></text:p><text:p text:style-name="P4"><text:span text:style-name="T6">#include</text:span><text:span text:style-name="T11"> </text:span><text:span text:style-name="T22">"common/stdInclude.h"</text:span></text:p><text:p text:style-name="P4"><text:span text:style-name="T6">#include</text:span><text:span text:style-name="T11"> </text:span><text:span text:style-name="T22">"alberi/AlberoBin.h"</text:span></text:p><text:p text:style-name="P4"/><text:p text:style-name="P4"><text:span text:style-name="T6">void</text:span><text:span text:style-name="T11"> EsempioAlberiAlgoritmiVisita() {</text:span></text:p><text:p text:style-name="P4"><text:span text:style-name="T11"><text:tab/>AlberoBin&lt;</text:span><text:span text:style-name="T6">int</text:span><text:span text:style-name="T11">&gt; albero;</text:span></text:p><text:p text:style-name="P11"><text:tab/>albero.insRadice(1);</text:p><text:p text:style-name="P11"><text:tab/>albero.scriviNodo(2, albero.insFiglioSx(albero.radice()));</text:p><text:p text:style-name="P11"><text:tab/>albero.scriviNodo(3, albero.insFiglioDx(albero.radice()));</text:p><text:p text:style-name="P4"><text:span text:style-name="T11"><text:tab/>stampa&lt;</text:span><text:span text:style-name="T6">int</text:span><text:span text:style-name="T11">&gt;(albero, albero.radice());</text:span></text:p><text:p text:style-name="P4"><text:span text:style-name="T11"><text:tab/>cout &lt;&lt; </text:span><text:span text:style-name="T22">"Pre-visita: "</text:span><text:span text:style-name="T11">;</text:span></text:p><text:p text:style-name="P11"><text:tab/>previsita(albero, albero.radice());</text:p><text:p text:style-name="P11"><text:tab/>cout &lt;&lt; endl;</text:p><text:p text:style-name="P4"><text:span text:style-name="T11"><text:tab/>cout &lt;&lt; </text:span><text:span text:style-name="T22">"Post-visita: "</text:span><text:span text:style-name="T11">;</text:span></text:p><text:p text:style-name="P11"><text:tab/>postvisita(albero, albero.radice());</text:p><text:p text:style-name="P11"><text:tab/>cout &lt;&lt; endl;</text:p><text:p text:style-name="P4"><text:span text:style-name="T11"><text:tab/>cout &lt;&lt; </text:span><text:span text:style-name="T22">"In-visita: "</text:span>;</text:p><text:p text:style-name="P4"><text:span text:style-name="T11"><text:tab/>invisita(albero, albero.radice())</text:span>;</text:p><text:p text:style-name="P4"><text:span text:style-name="T11"><text:tab/>cout &lt;&lt; endl</text:span>;</text:p><text:p text:style-name="P4"><text:span text:style-name="T11"><text:tab/>cout &lt;&lt; </text:span><text:span text:style-name="T22">"Ampiezza: "</text:span><text:span text:style-name="T11">;</text:span></text:p><text:p text:style-name="P4"><text:span text:style-name="T11"><text:tab/>ampiezza&lt;</text:span><text:span text:style-name="T6">int</text:span><text:span text:style-name="T11">&gt;(albero, albero.radice())</text:span>;</text:p><text:p text:style-name="P4"><text:span text:style-name="T11"><text:tab/>cout &lt;&lt; endl;</text:span><text:tab/></text:p><text:p text:style-name="P4">};</text:p></draw:text-box></draw:frame><text:soft-page-break/>Richiamando la funzione otterremo l'output seguente:</text:p>
      <text:p text:style-name="Text_20_body"><draw:frame draw:style-name="fr6" draw:name="Cornice90" text:anchor-type="paragraph" svg:width="16.15cm" style:rel-width="95%" draw:z-index="89"><draw:text-box fo:min-height="0.499cm"><text:p text:style-name="P12">1(2()())(3()())</text:p><text:p text:style-name="P12">Pre-visita: 1 2 3 </text:p><text:p text:style-name="P12">Post-visita: 2 3 1 </text:p><text:p text:style-name="P12">In-visita: 2 1 3 </text:p><text:p text:style-name="P12">Ampiezza: 1 2 3 </text:p></draw:text-box></draw:frame>Balza subito agli occhi che la differenza fra i primi tre algoritmi è relativa al momento in cui viene letto il nodo radice. Nel primo caso viene letto prima di visitare i nodi, nel secondo viene letto in seguito mentre nell'ultimo caso viene letto dopo la visita del figlio sinistro. L'output relativo alla visita in ampiezza risulta identico a quello di pre-visita, ma questo è dovuto allo specifico albero sottoposto alla scansione. Essendoci soltanto due livelli, dopo aver letto la radice, l'algoritmo di visita in ampiezza scansionerà i due figli in successione, arrestandosi.</text:p>
      <text:h text:style-name="P34" text:outline-level="3">6.4.4 Ricerca</text:h>
      <text:p text:style-name="P19">L'algoritmo presentato di seguito è una possibile implementazione dell'algoritmo di ricerca nell'albero binario. Utilizzando una tecnica di pre-visita vengono scansionati tutti i nodi ed il primo che riporterà una corrispondenza con il valore cercato sarà restituito come risultato della funzione.</text:p>
      <text:p text:style-name="P9"><draw:frame draw:style-name="fr6" draw:name="Cornice92" text:anchor-type="paragraph" svg:width="16.15cm" style:rel-width="95%" draw:z-index="91"><draw:text-box fo:min-height="0.499cm"><text:p text:style-name="P4"><text:span text:style-name="T6">template</text:span><text:span text:style-name="T11"> &lt;</text:span><text:span text:style-name="T6">class</text:span><text:span text:style-name="T11"> T&gt;</text:span></text:p><text:p text:style-name="P4"><text:span text:style-name="T6">typename</text:span><text:span text:style-name="T11"> AlberoBin&lt;T&gt;::NodoAlbero ricerca(T valore, AlberoBin&lt;T&gt; albero, </text:span><text:span text:style-name="T6">typename</text:span><text:span text:style-name="T11"> AlberoBin&lt;T&gt;::NodoAlbero nodo) {</text:span></text:p><text:p text:style-name="P4"><text:span text:style-name="T11"><text:tab/></text:span><text:span text:style-name="T6">typename</text:span><text:span text:style-name="T11"> AlberoBin&lt;T&gt;::NodoAlbero nodoTemp = </text:span><text:span text:style-name="T6">NULL</text:span><text:span text:style-name="T11">;</text:span></text:p><text:p text:style-name="P4"><text:span text:style-name="T11"><text:tab/></text:span><text:span text:style-name="T6">if</text:span><text:span text:style-name="T11"> ( albero.leggiNodo(nodo) == valore ) {</text:span></text:p><text:p text:style-name="P11"><text:tab/><text:tab/>nodoTemp = nodo;</text:p><text:p text:style-name="P4"><text:span text:style-name="T11"><text:tab/>} </text:span><text:span text:style-name="T6">else</text:span><text:span text:style-name="T11"> {</text:span></text:p><text:p text:style-name="P4"><text:span text:style-name="T11"><text:tab/><text:tab/></text:span><text:span text:style-name="T6">if</text:span><text:span text:style-name="T11"> ( !albero.sxVuoto(nodo) )</text:span></text:p><text:p text:style-name="P11"><text:tab/><text:tab/><text:tab/>nodoTemp = ricerca&lt;T&gt;(valore, albero, albero.figlioSx(nodo));</text:p><text:p text:style-name="P4"><text:span text:style-name="T11"><text:tab/><text:tab/></text:span><text:span text:style-name="T6">if</text:span><text:span text:style-name="T11"> ( !albero.dxVuoto(nodo) &amp;&amp; nodoTemp == </text:span><text:span text:style-name="T6">NULL</text:span><text:span text:style-name="T11"> )</text:span></text:p><text:p text:style-name="P11"><text:tab/><text:tab/><text:tab/>nodoTemp = ricerca&lt;T&gt;(valore, albero, albero.figlioDx(nodo));</text:p><text:p text:style-name="P11"><text:tab/>}</text:p><text:p text:style-name="P4"><text:span text:style-name="T11"><text:tab/></text:span><text:span text:style-name="T6">return</text:span><text:span text:style-name="T11"> nodoTemp;</text:span></text:p><text:p text:style-name="P11">}</text:p></draw:text-box></draw:frame></text:p>
      <text:h text:style-name="P34" text:outline-level="3"><text:soft-page-break/>6.4.5 Altezza</text:h>
      <text:p text:style-name="P19">L'implementazione riportata ora è quella di una possibile funzione per il calcolo dell'altezza di un albero o di un nodo. Ricordiamo che per altezza di un albero si intende la lunghezza del cammino più lungo dalla radice ad una foglia. Per altezza di un nodo invece è inteso la lunghezza del cammino più lungo dal nodo ad una qualsiasi foglia.</text:p>
      <text:p text:style-name="Text_20_body"><draw:frame draw:style-name="fr6" draw:name="Cornice94" text:anchor-type="paragraph" svg:width="16.15cm" style:rel-width="95%" draw:z-index="93"><draw:text-box fo:min-height="0.499cm"><text:p text:style-name="P4"><text:span text:style-name="T6">template</text:span><text:span text:style-name="T11"> &lt;</text:span><text:span text:style-name="T6">class</text:span><text:span text:style-name="T11"> T&gt;</text:span></text:p><text:p text:style-name="P4"><text:span text:style-name="T6">int</text:span><text:span text:style-name="T11"> altezza(AlberoBin&lt;T&gt; albero, </text:span><text:span text:style-name="T6">typename</text:span><text:span text:style-name="T11"> AlberoBin&lt;T&gt;::NodoAlbero nodo ) {</text:span></text:p><text:p text:style-name="P4"><text:span text:style-name="T11"><text:tab/></text:span><text:span text:style-name="T6">int</text:span><text:span text:style-name="T11"> risSx = 0, risDx = 0;</text:span></text:p><text:p text:style-name="P4"><text:span text:style-name="T11"><text:tab/></text:span><text:span text:style-name="T6">if</text:span><text:span text:style-name="T11"> ( albero.alberoVuoto() ) {</text:span></text:p><text:p text:style-name="P4"><text:span text:style-name="T11"><text:tab/><text:tab/></text:span><text:span text:style-name="T6">return</text:span><text:span text:style-name="T11"> 0;</text:span></text:p><text:p text:style-name="P4"><text:span text:style-name="T11"><text:tab/>} </text:span><text:span text:style-name="T6">else</text:span><text:span text:style-name="T11"> {</text:span></text:p><text:p text:style-name="P4"><text:span text:style-name="T11"><text:tab/><text:tab/></text:span><text:span text:style-name="T6">if</text:span><text:span text:style-name="T11"> ( !albero.sxVuoto(nodo) )</text:span></text:p><text:p text:style-name="P11"><text:tab/><text:tab/><text:tab/>risSx = 1 + altezza(albero, albero.figlioSx(nodo));</text:p><text:p text:style-name="P4"><text:span text:style-name="T11"><text:tab/><text:tab/></text:span><text:span text:style-name="T6">if</text:span><text:span text:style-name="T11"> ( !albero.dxVuoto(nodo) )</text:span></text:p><text:p text:style-name="P11"><text:tab/><text:tab/><text:tab/>risDx = 1 + altezza(albero, albero.figlioDx(nodo));</text:p><text:p text:style-name="P4"><text:span text:style-name="T11"><text:tab/><text:tab/></text:span><text:span text:style-name="T6">return</text:span><text:span text:style-name="T11"> (risSx &gt;= risDx ? risSx : risDx);</text:span></text:p><text:p text:style-name="P11"><text:tab/>}</text:p><text:p text:style-name="P11">};</text:p></draw:text-box></draw:frame></text:p>
      <text:h text:style-name="P34" text:outline-level="3">6.4.6 Profondità</text:h>
      <text:p text:style-name="P19">Per profondità di un nodo si intende il percorso il numero di nodi compresi fra la radice ed il nodi. Quella proposta ora è una possibile realizzazione di un algoritmo per il calcolo della profondità di un nodo.</text:p>
      <text:p text:style-name="P22"><draw:frame draw:style-name="fr1" draw:name="Cornice95" text:anchor-type="paragraph" svg:width="16.15cm" style:rel-width="95%" draw:z-index="94"><draw:text-box fo:min-height="0.499cm"><text:p text:style-name="P4"><text:span text:style-name="T6">template</text:span><text:span text:style-name="T11"> &lt;</text:span><text:span text:style-name="T6">class</text:span><text:span text:style-name="T11"> T&gt;</text:span></text:p><text:p text:style-name="P4"><text:span text:style-name="T6">int</text:span><text:span text:style-name="T11"> profondita(AlberoBin&lt;T&gt; albero, </text:span><text:span text:style-name="T6">typename</text:span><text:span text:style-name="T11"> AlberoBin&lt;T&gt;::NodoAlbero nodo) {</text:span></text:p><text:p text:style-name="P4"><text:span text:style-name="T11"><text:tab/></text:span><text:span text:style-name="T6">int</text:span><text:span text:style-name="T11"> i = 0;</text:span></text:p><text:p text:style-name="P4"><text:span text:style-name="T11"><text:tab/></text:span><text:span text:style-name="T6">while</text:span><text:span text:style-name="T11"> ( nodo != albero.radice() ) {</text:span></text:p><text:p text:style-name="P11"><text:tab/><text:tab/>i++;</text:p><text:p text:style-name="P4"><text:span text:style-name="T11"><text:tab/><text:tab/></text:span><text:span text:style-name="T6">if</text:span><text:span text:style-name="T11"> ( (nodo = albero.padre(nodo)) == </text:span><text:span text:style-name="T6">NULL</text:span><text:span text:style-name="T11"> ) </text:span><text:span text:style-name="T6">throw</text:span><text:span text:style-name="T11"> INT_MAX; </text:span></text:p><text:p text:style-name="P11"><text:tab/>}</text:p><text:p text:style-name="P4"><text:span text:style-name="T11"><text:tab/></text:span><text:span text:style-name="T6">return</text:span><text:span text:style-name="T11"> i;</text:span></text:p><text:p text:style-name="P11">};</text:p></draw:text-box></draw:frame>La funzione lancia una eccezione nel caso in cui si sia arrivati a controllare la radice relativo al nodo senza trovare un riscontro.</text:p>
      <text:p text:style-name="Text_20_body"/>
      <text:h text:style-name="P3" text:outline-level="1">7 Alberi N-ari</text:h>
      <text:p text:style-name="P19">Gli alberi <text:span text:style-name="T1">n-ari</text:span> rappresentano una variante di quelli binari. Se negli alberi binari era imposto che il numero massimo di figli che ogni nodo poteva avere era due, in questa variante non è definito alcun limite al numero dei figli.</text:p>
      <text:h text:style-name="P30" text:outline-level="2">7.1 L'interfaccia</text:h>
      <text:p text:style-name="P19">L'interfaccia per la manipolazione e l'accesso ai dati memorizzati negli alberi binari è molto simile a quella già presentata per la variante a 2 figli. I metodi con differenze sono quelli relativi all'accesso ai figli, che se nell'albero binario erano 2, distinte in figlio sinistro e figlio destro, nella variante ad <text:span text:style-name="T1">n</text:span> figli è possibile accedere direttamente al primo figlio e poi navigare in successione per tutti i fratelli.</text:p>
      <text:p text:style-name="P19"><draw:frame draw:style-name="fr1" draw:name="Cornice96" text:anchor-type="paragraph" svg:width="16.15cm" style:rel-width="95%" draw:z-index="95"><draw:text-box fo:min-height="0.499cm"><text:p text:style-name="Preformatted_20_Text"><text:span text:style-name="T26">Albero:</text:span> la classe albero generica</text:p><text:p text:style-name="Preformatted_20_Text"><text:span text:style-name="T26">TipoElem:</text:span> indica il tipo degli elementi</text:p><text:p text:style-name="Preformatted_20_Text"><text:span text:style-name="T26">Boolean:</text:span> rappresenta i valori verità</text:p><text:p text:style-name="P46">Nodo:<text:span text:style-name="T5"> rappresenta un nodo dell'albero</text:span></text:p><text:p text:style-name="Preformatted_20_Text"/><text:p text:style-name="Preformatted_20_Text">void <text:span text:style-name="T26">creaAlberoN()</text:span>: crea un nuovo albero binario</text:p><text:p text:style-name="Preformatted_20_Text"/><text:p text:style-name="Preformatted_20_Text">boolean <text:span text:style-name="T26">alberoVuoto()</text:span>: controlla se l'albero risulta vuoto</text:p><text:p text:style-name="Preformatted_20_Text"/><text:p text:style-name="Preformatted_20_Text">Nodo <text:span text:style-name="T26">radice()</text:span>: ritorna un riferimento alla radice dell'albero</text:p><text:p text:style-name="Preformatted_20_Text"/><text:p text:style-name="Preformatted_20_Text">Nodo <text:span text:style-name="T26">padre(Nodo)</text:span>: restituisce il riferimento al nodo padre se presente</text:p><text:p text:style-name="Preformatted_20_Text"/><text:p text:style-name="Preformatted_20_Text">Nodo <text:span text:style-name="T26">primoFiglio(Nodo)</text:span>: restituisce il riferimento al primo figlio del nodo se presente</text:p><text:p text:style-name="Preformatted_20_Text"/><text:p text:style-name="Preformatted_20_Text">Nodo <text:span text:style-name="T26">succFratello(Nodo)</text:span>: restituisce il riferimento al fratello successivo del nodo</text:p><text:p text:style-name="Preformatted_20_Text"/><text:p text:style-name="Preformatted_20_Text">bool <text:span text:style-name="T26">ultimoFratello(Nodo)</text:span>: indica se il nodo non ha altri fratelli successivi</text:p><text:p text:style-name="Preformatted_20_Text"/><text:p text:style-name="Preformatted_20_Text">TipoElem <text:span text:style-name="T26">leggiNodo(Nodo)</text:span>: restituisce il valore del nodo indicato</text:p><text:p text:style-name="Preformatted_20_Text"/><text:p text:style-name="Preformatted_20_Text">void <text:span text:style-name="T26">scriviNodo(TipoElem, Nodo)</text:span>: associa il valore specificato al nodo</text:p><text:p text:style-name="Preformatted_20_Text"/><text:p text:style-name="Preformatted_20_Text">Nodo <text:span text:style-name="T26">insRadice(TipoElem)</text:span>: aggiunge la radice associando il valore specificato se l'albero è vuoto</text:p><text:p text:style-name="Preformatted_20_Text"/><text:p text:style-name="Preformatted_20_Text">Nodo <text:span text:style-name="T26">insFiglio(Nodo, Nodo)</text:span>: aggiunge un figlio al nodo prima del secondo nodo specificato e restituisce il riferimento al nuovo nodo</text:p><text:p text:style-name="Preformatted_20_Text"/><text:p text:style-name="Preformatted_20_Text">void <text:span text:style-name="T26">cancSottoAlbero(Nodo)</text:span>: cancella il sottoalbero con radice nel nodo specificato</text:p><text:p text:style-name="Preformatted_20_Text"/><text:p text:style-name="Preformatted_20_Text">void <text:span text:style-name="T26">insSottoAlbero(Nodo, Nodo, Albero)</text:span>: inserisce il sotto albero come figlio del primo nodo prima del figlio specificato come secondo nodo</text:p></draw:text-box></draw:frame></text:p>
      <text:h text:style-name="P30" text:outline-level="2">7.2 Esempio applicativo</text:h>
      <text:p text:style-name="P19">Supponiamo di voler generare un albero composto da una radice e 6 figli e poi stamparlo.</text:p>
      <text:h text:style-name="P34" text:outline-level="3"><text:soft-page-break/>7.2.1 Codifica in linguaggio naturale</text:h>
      <text:p text:style-name="P19">Una possibile codifica in linguaggio naturale del problema presentato potrebbe essere la seguente. La funzione di stampa ricorsiva potrebbe funzionare per un qualsiasi tipo di albero <text:span text:style-name="T1">n-ari</text:span>.</text:p>
      <text:p text:style-name="P19"><draw:frame draw:style-name="fr5" draw:name="Cornice97" text:anchor-type="paragraph" svg:width="16.15cm" style:rel-width="95%" draw:z-index="96"><draw:text-box fo:min-height="0.499cm"><text:p text:style-name="Text">Testo <text:sequence text:ref-name="refText12" text:name="Text" text:formula="ooow:Text+1" style:num-format="1">13</text:sequence>: Esempio in linguaggio naturale</text:p><text:p text:style-name="P4"/><text:p text:style-name="P15">void function stampaAlbero(input: Albero albero, Nodo nodo)</text:p><text:p text:style-name="P15"><text:tab/>TipoElem valore := albero.leggiNodo(nodo)</text:p><text:p text:style-name="P15"><text:tab/>visualizza valore</text:p><text:p text:style-name="P15"><text:tab/>visualizza "("</text:p><text:p text:style-name="P15"><text:tab/>Nodo figlio := albero.primoFiglio(nodo)</text:p><text:p text:style-name="P15"><text:tab/>while albero.ultimoFratello(nodo) != false</text:p><text:p text:style-name="P15"><text:tab/><text:tab/>stampaAlbero(albero, figlio)</text:p><text:p text:style-name="P15"><text:tab/><text:tab/>visualizza ")("</text:p><text:p text:style-name="P15"><text:tab/><text:tab/>figlio := albero.succFratello(figlio)</text:p><text:p text:style-name="P15"><text:tab/>endwhile</text:p><text:p text:style-name="P15"><text:tab/>visualizza ")"</text:p><text:p text:style-name="P15">endfunction</text:p><text:p text:style-name="P4"/><text:p text:style-name="P15">Albero albero := creaAlbero()</text:p><text:p text:style-name="P15">TipoElem valoreIndicato</text:p><text:p text:style-name="P15">Nodo doveInserire</text:p><text:p text:style-name="P4"/><text:p text:style-name="P15">visualizza "Inserire l'elemento radice: "</text:p><text:p text:style-name="P15">valoreIndicato := leggi da tastiera</text:p><text:p text:style-name="P15">Nodo radice := albero.insRadice(valoreIndicato)</text:p><text:p text:style-name="P15">Nodo fratello := albero.primoFiglio(radice)</text:p><text:p text:style-name="P4"/><text:p text:style-name="P15">while i &lt; 5</text:p><text:p text:style-name="P15"><text:tab/>visualizza “Indicare il nuovo figlio da inserire: “</text:p><text:p text:style-name="P15"><text:tab/>valoreIndicato := lettura da tastiera</text:p><text:p text:style-name="P15"><text:tab/>albero.insFiglio(albero.radice(), fratello)</text:p><text:p text:style-name="P15">endwhile</text:p><text:p text:style-name="P4"/><text:p text:style-name="P15">stampaAlbero(albero, albero.radice());</text:p></draw:text-box></draw:frame></text:p>
      <text:h text:style-name="P30" text:outline-level="2">7.3 Realizzazioni</text:h>
      <text:p text:style-name="P19">Le principali realizzazioni dell'albero n-ario si possono dividere in rappresentazione con vettore di padri, rappresentazione con liste di figli e rappresentazione collegata tramite lista padre/primofiglio/fratello. L'implementazione di questa ultima realizzazione, quella presa in considerazione in questa documentazione, può essere realizzata tramite puntatori a nodi o tramite liste a cursori.</text:p>
      <text:h text:style-name="P34" text:outline-level="3">7.3.1 Implementazione padre/primofiglio/fratello a puntatori</text:h>
      <text:p text:style-name="P19">Nella libreria documentata è stata proposta una implementazione della realizzazione padre/primofiglio/fratello con liste a puntatori. L'implementazione si basa su una classe, estensione della classe nodo, che rappresenta un nodo dell'albero. Ogni nodo possiede un riferimento al nodo padre, al primo figlio e al nodo dello stesso livello posto alla sua sinistra.</text:p>
      <text:h text:style-name="P35" text:outline-level="4">7.3.1.1 Pro e contro</text:h>
      <text:p text:style-name="P19">Questa implementazione permette di realizzare gli inserimenti dei sotto alberi o dei nodi figli, o il recupero del padre di ogni nodo in maniera agevole, punto nel quale le altre rappresentazioni avevano il loro punto debole. La realizzazione a cursori presenta gli stessi vantaggi, ma è le legata alla dimensione del vettore della lista a cursori che conterrà le informazioni inserite, rendendo tutta <text:soft-page-break/>la realizzazione statica, a differenza di quella a puntatori.</text:p>
      <text:h text:style-name="P36" text:outline-level="4"><text:span text:style-name="T4">7.3.1.2 Specializzare la classe </text:span><text:span text:style-name="T1">Nodo</text:span><text:span text:style-name="T4"> in </text:span><text:span text:style-name="T1">NodoAlberoN</text:span></text:h>
      <text:p text:style-name="P21">Come già anticipato, per implementazione della struttura viene utilizzata una estensione della classe base per aggiungere i riferimenti e le relative funzioni getter e setter per il nodo padre, il primo figlio e il nodo successivo, detto anche fratello. Questo permette di visitare l'albero sia dal basso verso l'alto o viceversa tramite i riferimenti a padre e figlio, che orizzontalmente tramite i riferimenti ai nodi del medesimo livello.</text:p>
      <text:p text:style-name="P11"><draw:frame draw:style-name="fr9" draw:name="Cornice98" text:anchor-type="paragraph" svg:width="16.15cm" style:rel-width="95%" draw:z-index="97"><draw:text-box fo:min-height="0.499cm"><text:p text:style-name="File">File <text:sequence text:ref-name="refFile28" text:name="File" text:formula="ooow:File+1" style:num-format="1">29</text:sequence>: /alberi/NodoAlberoN.h</text:p><text:p text:style-name="P4"><text:span text:style-name="T6">#ifndef</text:span><text:span text:style-name="T11"> NODOALBERON_H_</text:span></text:p><text:p text:style-name="P4"><text:span text:style-name="T6">#define</text:span><text:span text:style-name="T11"> NODOALBERON_H_</text:span></text:p><text:p text:style-name="P4"/><text:p text:style-name="P4"><text:span text:style-name="T6">#include</text:span><text:span text:style-name="T11"> </text:span><text:span text:style-name="T22">"../common/stdInclude.h"</text:span></text:p><text:p text:style-name="P4"><text:span text:style-name="T6">#include</text:span><text:span text:style-name="T11"> </text:span><text:span text:style-name="T22">"../common/Nodo.h"</text:span></text:p><text:p text:style-name="P4"/><text:p text:style-name="P4"><text:span text:style-name="T6">template</text:span><text:span text:style-name="T11"> &lt;</text:span><text:span text:style-name="T6">class</text:span><text:span text:style-name="T11"> T&gt;</text:span></text:p><text:p text:style-name="P4"><text:span text:style-name="T6">class</text:span><text:span text:style-name="T11"> NodoAlberoN : </text:span><text:span text:style-name="T6">public</text:span><text:span text:style-name="T11"> Nodo&lt;T&gt; {</text:span></text:p><text:p text:style-name="P4"><text:span text:style-name="T11"><text:tab/></text:span><text:span text:style-name="T6">public</text:span><text:span text:style-name="T11">:</text:span></text:p><text:p text:style-name="P11"><text:tab/><text:tab/>NodoAlberoN();</text:p><text:p text:style-name="P11"><text:tab/><text:tab/>NodoAlberoN(T);</text:p><text:p text:style-name="P11"><text:tab/><text:tab/>NodoAlberoN&lt;T&gt;* getParent();</text:p><text:p text:style-name="P11"><text:tab/><text:tab/>NodoAlberoN&lt;T&gt;* getFirstChild();</text:p><text:p text:style-name="P11"><text:tab/><text:tab/>NodoAlberoN&lt;T&gt;* getNextBrother();</text:p><text:p text:style-name="P4"><text:span text:style-name="T11"><text:tab/><text:tab/></text:span><text:span text:style-name="T6">void</text:span><text:span text:style-name="T11"> setParent(NodoAlberoN&lt;T&gt;*);</text:span></text:p><text:p text:style-name="P4"><text:span text:style-name="T11"><text:tab/><text:tab/></text:span><text:span text:style-name="T6">void</text:span><text:span text:style-name="T11"> setFirstChild(NodoAlberoN&lt;T&gt;*);</text:span></text:p><text:p text:style-name="P4"><text:span text:style-name="T11"><text:tab/><text:tab/></text:span><text:span text:style-name="T6">void</text:span><text:span text:style-name="T11"> setNextBrother(NodoAlberoN&lt;T&gt;*);</text:span></text:p><text:p text:style-name="P4"><text:span text:style-name="T11"><text:tab/></text:span><text:span text:style-name="T6">private</text:span><text:span text:style-name="T11">:</text:span></text:p><text:p text:style-name="P11"><text:tab/><text:tab/>NodoAlberoN&lt;T&gt;* parent;</text:p><text:p text:style-name="P11"><text:tab/><text:tab/>NodoAlberoN&lt;T&gt;* firstChild;</text:p><text:p text:style-name="P11"><text:tab/><text:tab/>NodoAlberoN&lt;T&gt;* nextBrother;</text:p><text:p text:style-name="P11">};</text:p><text:p text:style-name="P4"/><text:p text:style-name="P4"><text:span text:style-name="T6">template</text:span><text:span text:style-name="T11"> &lt;</text:span><text:span text:style-name="T6">class</text:span><text:span text:style-name="T11"> T&gt;</text:span></text:p><text:p text:style-name="P11">NodoAlberoN&lt;T&gt;::NodoAlberoN() : Nodo&lt;T&gt;::Nodo() {</text:p><text:p text:style-name="P4"><text:span text:style-name="T11"><text:tab/>parent = </text:span><text:span text:style-name="T6">NULL</text:span><text:span text:style-name="T11">;</text:span></text:p><text:p text:style-name="P4"><text:span text:style-name="T11"><text:tab/>firstChild = </text:span><text:span text:style-name="T6">NULL</text:span><text:span text:style-name="T11">;</text:span></text:p><text:p text:style-name="P4"><text:span text:style-name="T11"><text:tab/>nextBrother = </text:span><text:span text:style-name="T6">NULL</text:span><text:span text:style-name="T11">;</text:span></text:p><text:p text:style-name="P11">};</text:p><text:p text:style-name="P4"/><text:p text:style-name="P4"><text:span text:style-name="T6">template</text:span><text:span text:style-name="T11"> &lt;</text:span><text:span text:style-name="T6">class</text:span><text:span text:style-name="T11"> T&gt;</text:span></text:p><text:p text:style-name="P11">NodoAlberoN&lt;T&gt;::NodoAlberoN(T newValue) : Nodo&lt;T&gt;::Nodo(newValue) {</text:p><text:p text:style-name="P4"><text:span text:style-name="T11"><text:tab/>parent = </text:span><text:span text:style-name="T6">NULL</text:span><text:span text:style-name="T11">;</text:span></text:p><text:p text:style-name="P4"><text:span text:style-name="T11"><text:tab/>firstChild = </text:span><text:span text:style-name="T6">NULL</text:span><text:span text:style-name="T11">;</text:span></text:p><text:p text:style-name="P4"><text:span text:style-name="T11"><text:tab/>nextBrother = </text:span><text:span text:style-name="T6">NULL</text:span><text:span text:style-name="T11">;</text:span></text:p><text:p text:style-name="P11">};</text:p><text:p text:style-name="P4"/><text:p text:style-name="P4"/><text:p text:style-name="P4"><text:span text:style-name="T6">template</text:span><text:span text:style-name="T11"> &lt;</text:span><text:span text:style-name="T6">class</text:span><text:span text:style-name="T11"> T&gt;</text:span></text:p><text:p text:style-name="P11">NodoAlberoN&lt;T&gt;* NodoAlberoN&lt;T&gt;::getParent() {</text:p><text:p text:style-name="P4"><text:span text:style-name="T11"><text:tab/></text:span><text:span text:style-name="T6">return</text:span><text:span text:style-name="T11"> parent;</text:span></text:p><text:p text:style-name="P11">};</text:p><text:p text:style-name="P4"/><text:p text:style-name="P4"><text:span text:style-name="T6">template</text:span><text:span text:style-name="T11"> &lt;</text:span><text:span text:style-name="T6">class</text:span><text:span text:style-name="T11"> T&gt;</text:span></text:p><text:p text:style-name="P4"><text:span text:style-name="T6">void</text:span><text:span text:style-name="T11"> NodoAlberoN&lt;T&gt;::setParent(NodoAlberoN&lt;T&gt;* newParent) {</text:span></text:p><text:p text:style-name="P11"><text:tab/>parent = newParent;</text:p><text:p text:style-name="P11">};</text:p><text:p text:style-name="P4"/><text:p text:style-name="P4"><text:span text:style-name="T6">template</text:span><text:span text:style-name="T11"> &lt;</text:span><text:span text:style-name="T6">class</text:span><text:span text:style-name="T11"> T&gt;</text:span></text:p><text:p text:style-name="P11">NodoAlberoN&lt;T&gt;* NodoAlberoN&lt;T&gt;::getFirstChild() {</text:p><text:p text:style-name="P4"><text:span text:style-name="T11"><text:tab/></text:span><text:span text:style-name="T6">return</text:span><text:span text:style-name="T11"> firstChild;</text:span></text:p><text:p text:style-name="P11">};</text:p></draw:text-box></draw:frame></text:p>
      <text:p text:style-name="P10"><draw:frame draw:style-name="fr4" draw:name="Cornice99" text:anchor-type="paragraph" svg:width="16.15cm" style:rel-width="95%" draw:z-index="98"><draw:text-box fo:min-height="0.499cm"><text:p text:style-name="P4"><text:span text:style-name="T6">template</text:span><text:span text:style-name="T11"> &lt;</text:span><text:span text:style-name="T6">class</text:span><text:span text:style-name="T11"> T&gt;</text:span></text:p><text:p text:style-name="P4"><text:span text:style-name="T6">void</text:span><text:span text:style-name="T11"> NodoAlberoN&lt;T&gt;::setFirstChild(NodoAlberoN&lt;T&gt;* newFirstChild) {</text:span></text:p><text:p text:style-name="P11"><text:tab/>firstChild = newFirstChild;</text:p><text:p text:style-name="P11">};</text:p><text:p text:style-name="P4"/><text:p text:style-name="P4"><text:span text:style-name="T6">template</text:span><text:span text:style-name="T11"> &lt;</text:span><text:span text:style-name="T6">class</text:span><text:span text:style-name="T11"> T&gt;</text:span></text:p><text:p text:style-name="P11">NodoAlberoN&lt;T&gt;* NodoAlberoN&lt;T&gt;::getNextBrother() {</text:p><text:p text:style-name="P4"><text:span text:style-name="T11"><text:tab/></text:span><text:span text:style-name="T6">return</text:span><text:span text:style-name="T11"> nextBrother;</text:span></text:p><text:p text:style-name="P11">};</text:p><text:p text:style-name="P4"/><text:p text:style-name="P4"><text:span text:style-name="T6">template</text:span><text:span text:style-name="T11"> &lt;</text:span><text:span text:style-name="T6">class</text:span><text:span text:style-name="T11"> T&gt;</text:span></text:p><text:p text:style-name="P4"><text:span text:style-name="T6">void</text:span><text:span text:style-name="T11"> NodoAlberoN&lt;T&gt;::setNextBrother(NodoAlberoN&lt;T&gt;* newNextBrother) {</text:span></text:p><text:p text:style-name="P11"><text:tab/>nextBrother = newNextBrother;</text:p><text:p text:style-name="P11">};</text:p><text:p text:style-name="P4"/><text:p text:style-name="P4"><text:span text:style-name="T6">#endif</text:span><text:span text:style-name="T11"> </text:span><text:span text:style-name="T19">/*NODOALBERON_H_*/</text:span></text:p></draw:text-box></draw:frame><text:soft-page-break/></text:p>
      <text:h text:style-name="P36" text:outline-level="4"><text:span text:style-name="T4">7.3.1.3 La classe </text:span><text:span text:style-name="T1">AlberoN</text:span></text:h>
      <text:p text:style-name="P19">Gli operatori per la navigazione e la manipolazione dell'albero sono situati all'interno della classe <text:span text:style-name="T1">AlberoN</text:span>. La classe realizza l'interfaccia proposta sopra e permette di generare e gestire l'albero tramite il riferimento al nodo radice.</text:p>
      <text:p text:style-name="P11"><draw:frame draw:style-name="fr2" draw:name="Cornice100" text:anchor-type="paragraph" svg:width="16.15cm" style:rel-width="95%" draw:z-index="99"><draw:text-box fo:min-height="0.499cm"><text:p text:style-name="File">File <text:sequence text:ref-name="refFile29" text:name="File" text:formula="ooow:File+1" style:num-format="1">30</text:sequence>: /alberi/AlberoN.h</text:p><text:p text:style-name="P4"><text:span text:style-name="T6">#ifndef</text:span><text:span text:style-name="T11"> ALBERON_H_</text:span></text:p><text:p text:style-name="P4"><text:span text:style-name="T6">#define</text:span><text:span text:style-name="T11"> ALBERON_H_</text:span></text:p><text:p text:style-name="P4"/><text:p text:style-name="P4"><text:span text:style-name="T6">#include</text:span><text:span text:style-name="T11"> </text:span><text:span text:style-name="T22">"../common/stdInclude.h"</text:span></text:p><text:p text:style-name="P4"><text:span text:style-name="T6">#include</text:span><text:span text:style-name="T11"> </text:span><text:span text:style-name="T22">"NodoAlberoN.h"</text:span></text:p><text:p text:style-name="P4"/><text:p text:style-name="P4"><text:span text:style-name="T6">template</text:span><text:span text:style-name="T11"> &lt;</text:span><text:span text:style-name="T6">class</text:span><text:span text:style-name="T11"> T&gt;</text:span></text:p><text:p text:style-name="P4"><text:span text:style-name="T6">class</text:span><text:span text:style-name="T11"> AlberoN {</text:span></text:p><text:p text:style-name="P4"><text:span text:style-name="T11"><text:tab/></text:span><text:span text:style-name="T6">public</text:span><text:span text:style-name="T11">:</text:span></text:p><text:p text:style-name="P4"><text:span text:style-name="T11"><text:tab/><text:tab/></text:span><text:span text:style-name="T6">typedef</text:span><text:span text:style-name="T11"> NodoAlberoN&lt;T&gt;* NodoAlbero;</text:span></text:p><text:p text:style-name="P11"><text:tab/><text:tab/>AlberoN();</text:p><text:p text:style-name="P11"><text:tab/><text:tab/>~AlberoN();</text:p><text:p text:style-name="P4"><text:span text:style-name="T11"><text:tab/><text:tab/></text:span><text:span text:style-name="T6">void</text:span><text:span text:style-name="T11"> creaAlberoN();</text:span></text:p><text:p text:style-name="P4"><text:span text:style-name="T11"><text:tab/><text:tab/></text:span><text:span text:style-name="T6">bool</text:span><text:span text:style-name="T11"> alberoVuoto();</text:span></text:p><text:p text:style-name="P11"><text:tab/><text:tab/>NodoAlbero radice();</text:p><text:p text:style-name="P4"><text:span text:style-name="T11"><text:tab/><text:tab/>NodoAlbero padre(NodoAlbero) </text:span><text:span text:style-name="T6">const</text:span><text:span text:style-name="T11">;</text:span></text:p><text:p text:style-name="P4"><text:span text:style-name="T11"><text:tab/><text:tab/>NodoAlbero primoFiglio(NodoAlbero) </text:span><text:span text:style-name="T6">const</text:span><text:span text:style-name="T11">;</text:span></text:p><text:p text:style-name="P4"><text:span text:style-name="T11"><text:tab/><text:tab/>NodoAlbero succFratello(NodoAlbero) </text:span><text:span text:style-name="T6">const</text:span><text:span text:style-name="T11">;</text:span></text:p><text:p text:style-name="P4"><text:span text:style-name="T11"><text:tab/><text:tab/></text:span><text:span text:style-name="T6">bool</text:span><text:span text:style-name="T11"> ultimoFratello(NodoAlbero) </text:span><text:span text:style-name="T6">const</text:span><text:span text:style-name="T11">;</text:span></text:p><text:p text:style-name="P4"><text:span text:style-name="T11"><text:tab/><text:tab/></text:span><text:span text:style-name="T6">bool</text:span><text:span text:style-name="T11"> foglia(NodoAlbero) </text:span><text:span text:style-name="T6">const</text:span><text:span text:style-name="T11">;</text:span></text:p><text:p text:style-name="P4"><text:span text:style-name="T11"><text:tab/><text:tab/>T leggiNodo(NodoAlbero) </text:span><text:span text:style-name="T6">const</text:span><text:span text:style-name="T11">;</text:span></text:p><text:p text:style-name="P4"><text:span text:style-name="T11"><text:tab/><text:tab/></text:span><text:span text:style-name="T6">void</text:span><text:span text:style-name="T11"> scriviNodo(T, NodoAlbero);</text:span></text:p><text:p text:style-name="P11"><text:tab/><text:tab/>NodoAlbero insRadice(T);</text:p><text:p text:style-name="P11"><text:tab/><text:tab/>NodoAlbero insFiglio(T, NodoAlbero);</text:p><text:p text:style-name="P11"><text:tab/><text:tab/>NodoAlbero insFiglio(T, NodoAlbero, NodoAlbero);</text:p><text:p text:style-name="P4"><text:span text:style-name="T11"><text:tab/><text:tab/></text:span><text:span text:style-name="T6">void</text:span><text:span text:style-name="T11"> cancSottoAlbero(NodoAlbero);</text:span></text:p><text:p text:style-name="P4"><text:span text:style-name="T11"><text:tab/><text:tab/></text:span><text:span text:style-name="T6">void</text:span><text:span text:style-name="T11"> insSottoAlbero(NodoAlbero, AlberoN&lt;T&gt; &amp; );</text:span></text:p><text:p text:style-name="P4"><text:span text:style-name="T11"><text:tab/><text:tab/></text:span><text:span text:style-name="T6">void</text:span><text:span text:style-name="T11"> insSottoAlbero(NodoAlbero, NodoAlbero, AlberoN&lt;T&gt; &amp; );</text:span></text:p><text:p text:style-name="P4"><text:span text:style-name="T11"><text:tab/></text:span><text:span text:style-name="T6">private</text:span><text:span text:style-name="T11">:</text:span></text:p><text:p text:style-name="P11"><text:tab/><text:tab/>NodoAlbero root;</text:p><text:p text:style-name="P11">};</text:p><text:p text:style-name="P4"/><text:p text:style-name="P4"><text:span text:style-name="T6">template</text:span><text:span text:style-name="T11"> &lt;</text:span><text:span text:style-name="T6">class</text:span><text:span text:style-name="T11"> T&gt;</text:span></text:p><text:p text:style-name="P11">AlberoN&lt;T&gt;::AlberoN() {</text:p><text:p text:style-name="P11"><text:tab/>creaAlberoN();</text:p><text:p text:style-name="P11">};</text:p><text:p text:style-name="P4"/><text:p text:style-name="P4"><text:span text:style-name="T6">template</text:span><text:span text:style-name="T11"> &lt;</text:span><text:span text:style-name="T6">class</text:span><text:span text:style-name="T11"> T&gt;</text:span></text:p><text:p text:style-name="P11">AlberoN&lt;T&gt;::~AlberoN() {};</text:p></draw:text-box></draw:frame></text:p>
      <text:p text:style-name="P4"><draw:frame draw:style-name="fr3" draw:name="Cornice101" text:anchor-type="paragraph" svg:width="16.15cm" style:rel-width="95%" draw:z-index="100"><draw:text-box fo:min-height="0.499cm"><text:p text:style-name="P6"/><text:p text:style-name="P4"><text:span text:style-name="T6">template</text:span><text:span text:style-name="T11"> &lt;</text:span><text:span text:style-name="T6">class</text:span><text:span text:style-name="T11"> T&gt;</text:span></text:p><text:p text:style-name="P4"><text:span text:style-name="T6">void</text:span><text:span text:style-name="T11"> AlberoN&lt;T&gt;::creaAlberoN() {</text:span></text:p><text:p text:style-name="P4"><text:span text:style-name="T11"><text:tab/>root = </text:span><text:span text:style-name="T6">NULL</text:span><text:span text:style-name="T11">;</text:span></text:p><text:p text:style-name="P11">};</text:p><text:p text:style-name="P4"/><text:p text:style-name="P4"><text:span text:style-name="T6">template</text:span><text:span text:style-name="T11"> &lt;</text:span><text:span text:style-name="T6">class</text:span><text:span text:style-name="T11"> T&gt;</text:span></text:p><text:p text:style-name="P4"><text:span text:style-name="T6">bool</text:span><text:span text:style-name="T11"> AlberoN&lt;T&gt;::alberoVuoto() {</text:span></text:p><text:p text:style-name="P4"><text:span text:style-name="T11"><text:tab/></text:span><text:span text:style-name="T6">return</text:span><text:span text:style-name="T11"> (root == </text:span><text:span text:style-name="T6">NULL</text:span><text:span text:style-name="T11">);</text:span></text:p><text:p text:style-name="P11">};</text:p><text:p text:style-name="P4"/><text:p text:style-name="P4"><text:span text:style-name="T6">template</text:span><text:span text:style-name="T11"> &lt;</text:span><text:span text:style-name="T6">class</text:span><text:span text:style-name="T11"> T&gt;</text:span></text:p><text:p text:style-name="P4"><text:span text:style-name="T6">typename</text:span><text:span text:style-name="T11"> AlberoN&lt;T&gt;::NodoAlbero AlberoN&lt;T&gt;::radice(){</text:span></text:p><text:p text:style-name="P4"><text:span text:style-name="T11"><text:tab/></text:span><text:span text:style-name="T6">if</text:span><text:span text:style-name="T11"> ( !alberoVuoto() ) {</text:span></text:p><text:p text:style-name="P4"><text:span text:style-name="T11"><text:tab/><text:tab/></text:span><text:span text:style-name="T6">return</text:span><text:span text:style-name="T11"> root;</text:span></text:p><text:p text:style-name="P4"><text:span text:style-name="T11"><text:tab/>} </text:span><text:span text:style-name="T6">else</text:span><text:span text:style-name="T11"> {</text:span></text:p><text:p text:style-name="P4"><text:span text:style-name="T11"><text:tab/><text:tab/>__DEBUG(</text:span><text:span text:style-name="T22">"AlberoN::radice(): alberoVuoto() = TRUE"</text:span><text:span text:style-name="T11">);</text:span></text:p><text:p text:style-name="P4"><text:span text:style-name="T11"><text:tab/><text:tab/></text:span><text:span text:style-name="T6">return</text:span><text:span text:style-name="T11"> </text:span><text:span text:style-name="T6">NULL</text:span><text:span text:style-name="T11">;</text:span></text:p><text:p text:style-name="P11"><text:tab/>}</text:p><text:p text:style-name="P11">};</text:p><text:p text:style-name="P4"/><text:p text:style-name="P4"><text:span text:style-name="T6">template</text:span><text:span text:style-name="T11"> &lt;</text:span><text:span text:style-name="T6">class</text:span><text:span text:style-name="T11"> T&gt;</text:span></text:p><text:p text:style-name="P4"><text:span text:style-name="T6">typename</text:span><text:span text:style-name="T11"> AlberoN&lt;T&gt;::NodoAlbero AlberoN&lt;T&gt;::padre(NodoAlbero nodo) </text:span><text:span text:style-name="T6">const</text:span><text:span text:style-name="T11"> {</text:span></text:p><text:p text:style-name="P4"><text:span text:style-name="T11"><text:tab/></text:span><text:span text:style-name="T6">if</text:span><text:span text:style-name="T11"> ( nodo == radice() ) {</text:span></text:p><text:p text:style-name="P4"><text:span text:style-name="T11"><text:tab/><text:tab/>__DEBUG(</text:span><text:span text:style-name="T22">"AlberoN::padre(): nodo non ha padre"</text:span><text:span text:style-name="T11">);</text:span></text:p><text:p text:style-name="P4"><text:span text:style-name="T11"><text:tab/><text:tab/></text:span><text:span text:style-name="T6">throw</text:span><text:span text:style-name="T11"> 0;</text:span></text:p><text:p text:style-name="P4"><text:span text:style-name="T11"><text:tab/>} </text:span><text:span text:style-name="T6">else</text:span><text:span text:style-name="T11"> {</text:span></text:p><text:p text:style-name="P4"><text:span text:style-name="T11"><text:tab/><text:tab/></text:span><text:span text:style-name="T6">return</text:span><text:span text:style-name="T11"> nodo-&gt;getParent();</text:span></text:p><text:p text:style-name="P11"><text:tab/>}</text:p><text:p text:style-name="P11">};</text:p><text:p text:style-name="P4"/><text:p text:style-name="P4"><text:span text:style-name="T6">template</text:span><text:span text:style-name="T11"> &lt;</text:span><text:span text:style-name="T6">class</text:span><text:span text:style-name="T11"> T&gt;</text:span></text:p><text:p text:style-name="P4"><text:span text:style-name="T6">typename</text:span><text:span text:style-name="T11"> AlberoN&lt;T&gt;::NodoAlbero AlberoN&lt;T&gt;::primoFiglio(NodoAlbero nodo) </text:span><text:span text:style-name="T6">const</text:span><text:span text:style-name="T11"> {</text:span></text:p><text:p text:style-name="P4"><text:span text:style-name="T11"><text:tab/></text:span><text:span text:style-name="T6">if</text:span><text:span text:style-name="T11"> ( nodo == </text:span><text:span text:style-name="T6">NULL</text:span><text:span text:style-name="T11"> ) {</text:span></text:p><text:p text:style-name="P4"><text:span text:style-name="T11"><text:tab/><text:tab/>__DEBUG(</text:span><text:span text:style-name="T22">"AlberoN::primoFiglio(): nodo = NULL"</text:span><text:span text:style-name="T11">);</text:span></text:p><text:p text:style-name="P4"><text:span text:style-name="T11"><text:tab/><text:tab/></text:span><text:span text:style-name="T6">throw</text:span><text:span text:style-name="T11"> 0;</text:span></text:p><text:p text:style-name="P4"><text:span text:style-name="T11"><text:tab/>} </text:span><text:span text:style-name="T6">else</text:span><text:span text:style-name="T11"> {</text:span></text:p><text:p text:style-name="P4"><text:span text:style-name="T11"><text:tab/><text:tab/></text:span><text:span text:style-name="T6">return</text:span><text:span text:style-name="T11"> nodo-&gt;getFirstChild();</text:span></text:p><text:p text:style-name="P11"><text:tab/>}</text:p><text:p text:style-name="P11">};</text:p><text:p text:style-name="P4"/><text:p text:style-name="P4"><text:span text:style-name="T6">template</text:span><text:span text:style-name="T11"> &lt;</text:span><text:span text:style-name="T6">class</text:span><text:span text:style-name="T11"> T&gt;</text:span></text:p><text:p text:style-name="P4"><text:span text:style-name="T6">typename</text:span><text:span text:style-name="T11"> AlberoN&lt;T&gt;::NodoAlbero AlberoN&lt;T&gt;::succFratello(NodoAlbero nodo) </text:span><text:span text:style-name="T6">const</text:span><text:span text:style-name="T11"> {</text:span></text:p><text:p text:style-name="P11"><text:tab/><text:span text:style-name="T6">if</text:span> ( ultimoFratello(nodo) ) {</text:p><text:p text:style-name="P4"><text:span text:style-name="T11"><text:tab/><text:tab/></text:span><text:span text:style-name="T6">return</text:span><text:span text:style-name="T11"> </text:span><text:span text:style-name="T6">NULL</text:span><text:span text:style-name="T11">;</text:span></text:p><text:p text:style-name="P4"><text:span text:style-name="T11"><text:tab/>} </text:span><text:span text:style-name="T6">else</text:span><text:span text:style-name="T11"> {</text:span></text:p><text:p text:style-name="P4"><text:span text:style-name="T11"><text:tab/><text:tab/></text:span><text:span text:style-name="T6">return</text:span><text:span text:style-name="T11"> nodo-&gt;getNextBrother();</text:span></text:p><text:p text:style-name="P11"><text:tab/>}</text:p><text:p text:style-name="P11">}; </text:p><text:p text:style-name="P4"/><text:p text:style-name="P4"><text:span text:style-name="T6">template</text:span><text:span text:style-name="T11"> &lt;</text:span><text:span text:style-name="T6">class</text:span><text:span text:style-name="T11"> T&gt;</text:span></text:p><text:p text:style-name="P4"><text:span text:style-name="T6">bool</text:span><text:span text:style-name="T11"> AlberoN&lt;T&gt;::ultimoFratello(NodoAlbero nodo) </text:span><text:span text:style-name="T6">const</text:span><text:span text:style-name="T11"> {</text:span></text:p><text:p text:style-name="P4"><text:span text:style-name="T11"><text:tab/></text:span><text:span text:style-name="T6">return</text:span><text:span text:style-name="T11"> ( nodo == </text:span><text:span text:style-name="T6">NULL</text:span><text:span text:style-name="T11"> );</text:span></text:p><text:p text:style-name="P11">};</text:p><text:p text:style-name="P4"/><text:p text:style-name="P4"><text:span text:style-name="T6">template</text:span><text:span text:style-name="T11"> &lt;</text:span><text:span text:style-name="T6">class</text:span><text:span text:style-name="T11"> T&gt;</text:span></text:p><text:p text:style-name="P4"><text:span text:style-name="T6">bool</text:span><text:span text:style-name="T11"> AlberoN&lt;T&gt;::foglia(NodoAlbero nodo) </text:span><text:span text:style-name="T6">const</text:span><text:span text:style-name="T11"> {</text:span></text:p><text:p text:style-name="P4"><text:span text:style-name="T11"><text:tab/></text:span><text:span text:style-name="T6">return</text:span><text:span text:style-name="T11"> (primoFiglio(nodo) == </text:span><text:span text:style-name="T6">NULL</text:span><text:span text:style-name="T11">);</text:span></text:p><text:p text:style-name="P11">};</text:p><text:p text:style-name="P4"/><text:p text:style-name="P4"><text:span text:style-name="T6">template</text:span><text:span text:style-name="T11"> &lt;</text:span><text:span text:style-name="T6">class</text:span><text:span text:style-name="T11"> T&gt;</text:span></text:p><text:p text:style-name="P4"><text:span text:style-name="T11">T AlberoN&lt;T&gt;::leggiNodo(NodoAlbero nodo) </text:span><text:span text:style-name="T6">const</text:span><text:span text:style-name="T11"> {</text:span></text:p><text:p text:style-name="P4"><text:span text:style-name="T11"><text:tab/></text:span><text:span text:style-name="T6">return</text:span><text:span text:style-name="T11"> nodo-&gt;getValue();</text:span></text:p><text:p text:style-name="P11">};</text:p></draw:text-box></draw:frame><text:soft-page-break/></text:p>
      <text:p text:style-name="P4"/>
      <text:p text:style-name="P11"><draw:frame draw:style-name="fr3" draw:name="Cornice102" text:anchor-type="paragraph" svg:width="16.15cm" style:rel-width="95%" draw:z-index="101"><draw:text-box fo:min-height="0.499cm"><text:p text:style-name="P6"/><text:p text:style-name="P4"><text:span text:style-name="T6">template</text:span><text:span text:style-name="T11"> &lt;</text:span><text:span text:style-name="T6">class</text:span><text:span text:style-name="T11"> T&gt;</text:span></text:p><text:p text:style-name="P4"><text:span text:style-name="T6">void</text:span><text:span text:style-name="T11"> AlberoN&lt;T&gt;::scriviNodo(T valore, NodoAlbero nodo ) {</text:span></text:p><text:p text:style-name="P4"><text:span text:style-name="T11"><text:tab/></text:span><text:span text:style-name="T6">if</text:span><text:span text:style-name="T11"> ( nodo != </text:span><text:span text:style-name="T6">NULL</text:span><text:span text:style-name="T11"> <text:s/>) {</text:span></text:p><text:p text:style-name="P11"><text:tab/><text:tab/>nodo-&gt;setValue(valore);</text:p><text:p text:style-name="P4"><text:span text:style-name="T11"><text:tab/>} </text:span><text:span text:style-name="T6">else</text:span><text:span text:style-name="T11"> {</text:span></text:p><text:p text:style-name="P4"><text:span text:style-name="T11"><text:tab/><text:tab/>__DEBUG(</text:span><text:span text:style-name="T22">"AlberoN::scriviNodo(): nodo = NULL"</text:span><text:span text:style-name="T11">);</text:span></text:p><text:p text:style-name="P4"><text:span text:style-name="T11"><text:tab/><text:tab/></text:span><text:span text:style-name="T6">throw</text:span><text:span text:style-name="T11"> 0;</text:span></text:p><text:p text:style-name="P11"><text:tab/>}</text:p><text:p text:style-name="P11">};</text:p><text:p text:style-name="P4"/><text:p text:style-name="P4"><text:span text:style-name="T6">template</text:span><text:span text:style-name="T11"> &lt;</text:span><text:span text:style-name="T6">class</text:span><text:span text:style-name="T11"> T&gt;</text:span></text:p><text:p text:style-name="P4"><text:span text:style-name="T6">typename</text:span><text:span text:style-name="T11"> AlberoN&lt;T&gt;::NodoAlbero AlberoN&lt;T&gt;::insRadice(T valore) {</text:span></text:p><text:p text:style-name="P4"><text:span text:style-name="T11"><text:tab/></text:span><text:span text:style-name="T6">if</text:span><text:span text:style-name="T11"> ( alberoVuoto() ) {</text:span></text:p><text:p text:style-name="P4"><text:span text:style-name="T11"><text:tab/><text:tab/>root = </text:span><text:span text:style-name="T6">new</text:span><text:span text:style-name="T11"> NodoAlberoN&lt;T&gt;(valore);</text:span></text:p><text:p text:style-name="P4"><text:span text:style-name="T11"><text:tab/><text:tab/></text:span><text:span text:style-name="T6">return</text:span><text:span text:style-name="T11"> root;</text:span></text:p><text:p text:style-name="P4"><text:span text:style-name="T11"><text:tab/>} </text:span><text:span text:style-name="T6">else</text:span><text:span text:style-name="T11"> {</text:span></text:p><text:p text:style-name="P4"><text:span text:style-name="T11"><text:tab/><text:tab/>__DEBUG(</text:span><text:span text:style-name="T22">"AlberoN::insRadice(): alberoVuoto = FALSE"</text:span><text:span text:style-name="T11">);</text:span></text:p><text:p text:style-name="P4"><text:span text:style-name="T11"><text:tab/><text:tab/></text:span><text:span text:style-name="T6">throw</text:span><text:span text:style-name="T11"> INT_MAX;</text:span></text:p><text:p text:style-name="P11"><text:tab/>}</text:p><text:p text:style-name="P11">};</text:p><text:p text:style-name="P4"/><text:p text:style-name="P4"><text:span text:style-name="T6">template</text:span><text:span text:style-name="T11"> &lt;</text:span><text:span text:style-name="T6">class</text:span><text:span text:style-name="T11"> T&gt;</text:span></text:p><text:p text:style-name="P4"><text:span text:style-name="T6">typename</text:span><text:span text:style-name="T11"> AlberoN&lt;T&gt;::NodoAlbero AlberoN&lt;T&gt;::insFiglio(T value, NodoAlbero padre, NodoAlbero fratello) {</text:span></text:p><text:p text:style-name="P4"><text:span text:style-name="T11"><text:tab/></text:span><text:span text:style-name="T6">if</text:span><text:span text:style-name="T11"> ( padre != </text:span><text:span text:style-name="T6">NULL</text:span><text:span text:style-name="T11"> ) {</text:span></text:p><text:p text:style-name="P4"><text:span text:style-name="T11"><text:tab/><text:tab/>NodoAlbero nuovoNodo = </text:span><text:span text:style-name="T6">new</text:span><text:span text:style-name="T11"> NodoAlberoN&lt;T&gt;(value);</text:span></text:p><text:p text:style-name="P11"><text:tab/><text:tab/>NodoAlbero temp;</text:p><text:p text:style-name="P4"><text:span text:style-name="T11"><text:tab/><text:tab/></text:span><text:span text:style-name="T6">if</text:span><text:span text:style-name="T11"> ( !foglia(padre) ) {</text:span></text:p><text:p text:style-name="P11"><text:tab/><text:tab/><text:tab/>temp = primoFiglio(padre);</text:p><text:p text:style-name="P4"><text:span text:style-name="T11"><text:tab/><text:tab/><text:tab/></text:span><text:span text:style-name="T6">while</text:span><text:span text:style-name="T11"> ( succFratello(temp) != fratello || !ultimoFratello(succFratello(temp)) )</text:span></text:p><text:p text:style-name="P11"><text:tab/><text:tab/><text:tab/><text:tab/>temp = succFratello(temp);</text:p><text:p text:style-name="P11"><text:tab/><text:tab/><text:tab/>temp-&gt;setNextBrother(nuovoNodo);</text:p><text:p text:style-name="P11"><text:tab/><text:tab/><text:tab/>nuovoNodo-&gt;setNextBrother(fratello);</text:p><text:p text:style-name="P4"><text:span text:style-name="T11"><text:tab/><text:tab/>} </text:span><text:span text:style-name="T6">else</text:span><text:span text:style-name="T11"> {</text:span></text:p><text:p text:style-name="P11"><text:tab/><text:tab/><text:tab/>padre-&gt;setFirstChild(nuovoNodo);</text:p><text:p text:style-name="P11"><text:tab/><text:tab/>}</text:p><text:p text:style-name="P4"><text:span text:style-name="T11"><text:tab/><text:tab/></text:span><text:span text:style-name="T6">return</text:span><text:span text:style-name="T11"> nuovoNodo;</text:span></text:p><text:p text:style-name="P4"><text:span text:style-name="T11"><text:tab/>} </text:span><text:span text:style-name="T6">else</text:span><text:span text:style-name="T11"> {</text:span></text:p><text:p text:style-name="P4"><text:span text:style-name="T11"><text:tab/><text:tab/>__DEBUG(</text:span><text:span text:style-name="T22">"AlberoN::insFiglio(): padre = NULL"</text:span><text:span text:style-name="T11">);</text:span></text:p><text:p text:style-name="P4"><text:span text:style-name="T11"><text:tab/><text:tab/></text:span><text:span text:style-name="T6">throw</text:span><text:span text:style-name="T11"> 0;</text:span></text:p><text:p text:style-name="P11"><text:tab/>}</text:p><text:p text:style-name="P11">};</text:p><text:p text:style-name="P4"/><text:p text:style-name="P4"><text:span text:style-name="T6">template</text:span><text:span text:style-name="T11"> &lt;</text:span><text:span text:style-name="T6">class</text:span><text:span text:style-name="T11"> T&gt;</text:span></text:p><text:p text:style-name="P4"><text:span text:style-name="T6">typename</text:span><text:span text:style-name="T11"> AlberoN&lt;T&gt;::NodoAlbero AlberoN&lt;T&gt;::insFiglio(T value, NodoAlbero padre) {</text:span></text:p><text:p text:style-name="P4"><text:span text:style-name="T11"><text:tab/></text:span><text:span text:style-name="T6">return</text:span><text:span text:style-name="T11"> insFiglio(value, padre, </text:span><text:span text:style-name="T6">NULL</text:span><text:span text:style-name="T11">);</text:span></text:p><text:p text:style-name="P11">};</text:p><text:p text:style-name="P4"/><text:p text:style-name="P4"><text:span text:style-name="T6">template</text:span><text:span text:style-name="T11"> &lt;</text:span><text:span text:style-name="T6">class</text:span><text:span text:style-name="T11"> T&gt;</text:span></text:p><text:p text:style-name="P4"><text:span text:style-name="T6">void</text:span><text:span text:style-name="T11"> AlberoN&lt;T&gt;::cancSottoAlbero(NodoAlbero padre) {</text:span></text:p><text:p text:style-name="P4"><text:span text:style-name="T11"><text:tab/></text:span><text:span text:style-name="T6">if</text:span><text:span text:style-name="T11"> ( padre == radice() ) {</text:span></text:p><text:p text:style-name="P4"><text:span text:style-name="T11"><text:tab/><text:tab/>root = </text:span><text:span text:style-name="T6">NULL</text:span><text:span text:style-name="T11">;</text:span></text:p><text:p text:style-name="P4"><text:span text:style-name="T11"><text:tab/>} </text:span><text:span text:style-name="T6">else</text:span><text:span text:style-name="T11"> {</text:span></text:p><text:p text:style-name="P11"><text:tab/><text:tab/>NodoAlbero padrePadre = padre(padre);</text:p><text:p text:style-name="P11"><text:tab/><text:tab/>NodoAlbero figlioPadre = primoFiglio(padrePadre);</text:p><text:p text:style-name="P4"><text:span text:style-name="T11"><text:tab/><text:tab/></text:span><text:span text:style-name="T6">if</text:span><text:span text:style-name="T11"> ( figlioPadre != padre ) {</text:span></text:p><text:p text:style-name="P4"><text:span text:style-name="T11"><text:tab/><text:tab/><text:tab/></text:span><text:span text:style-name="T6">while</text:span><text:span text:style-name="T11"> ( succFratello(figlioPadre) != padre ) {</text:span></text:p><text:p text:style-name="P11"><text:tab/><text:tab/><text:tab/><text:tab/>figlioPadre = succFratello(figlioPadre);</text:p><text:p text:style-name="P11"><text:tab/><text:tab/><text:tab/>}</text:p><text:p text:style-name="P11"><text:tab/><text:tab/><text:tab/>figlioPadre-&gt;setNextBrother(succFratello(padre));</text:p><text:p text:style-name="P4"><text:span text:style-name="T11"><text:tab/><text:tab/>} </text:span><text:span text:style-name="T6">else</text:span><text:span text:style-name="T11"> {</text:span></text:p><text:p text:style-name="P11"><text:tab/><text:tab/><text:tab/>padrePadre-&gt;setFirstChild(succFratello(padre));</text:p><text:p text:style-name="P11"><text:tab/><text:tab/>}</text:p><text:p text:style-name="P11"><text:tab/>}</text:p><text:p text:style-name="P11">};</text:p><text:p text:style-name="P11"/></draw:text-box></draw:frame><text:soft-page-break/></text:p>
      <text:p text:style-name="P6"/>
      <text:p text:style-name="P9"><draw:frame draw:style-name="fr4" draw:name="Cornice103" text:anchor-type="paragraph" svg:width="16.15cm" style:rel-width="95%" draw:z-index="102"><draw:text-box fo:min-height="0.499cm"><text:p text:style-name="P4"><text:span text:style-name="T6">template</text:span><text:span text:style-name="T11"> &lt;</text:span><text:span text:style-name="T6">class</text:span><text:span text:style-name="T11"> T&gt;</text:span></text:p><text:p text:style-name="P4"><text:span text:style-name="T6">void</text:span><text:span text:style-name="T11"> AlberoN&lt;T&gt;::insSottoAlbero(NodoAlbero padre, AlberoN&lt;T&gt; &amp;albero) {</text:span></text:p><text:p text:style-name="P4"><text:span text:style-name="T11"><text:tab/>insSottoAlbero(padre, </text:span><text:span text:style-name="T6">NULL</text:span><text:span text:style-name="T11">, albero); </text:span></text:p><text:p text:style-name="P11">};</text:p><text:p text:style-name="P4"/><text:p text:style-name="P4"><text:span text:style-name="T6">template</text:span><text:span text:style-name="T11"> &lt;</text:span><text:span text:style-name="T6">class</text:span><text:span text:style-name="T11"> T&gt;</text:span></text:p><text:p text:style-name="P4"><text:span text:style-name="T6">void</text:span><text:span text:style-name="T11"> AlberoN&lt;T&gt;::insSottoAlbero(NodoAlbero padre, NodoAlbero fratello, AlberoN&lt;T&gt; &amp;albero) {</text:span></text:p><text:p text:style-name="P4"><text:span text:style-name="T11"><text:tab/></text:span><text:span text:style-name="T6">if</text:span><text:span text:style-name="T11"> ( !alberoVuoto() ) {</text:span></text:p><text:p text:style-name="P4"><text:span text:style-name="T11"><text:tab/><text:tab/></text:span><text:span text:style-name="T6">if</text:span><text:span text:style-name="T11"> ( padre != </text:span><text:span text:style-name="T6">NULL</text:span><text:span text:style-name="T11"> ) {</text:span></text:p><text:p text:style-name="P11"><text:tab/><text:tab/><text:tab/>NodoAlbero temp;</text:p><text:p text:style-name="P4"><text:span text:style-name="T11"><text:tab/><text:tab/><text:tab/></text:span><text:span text:style-name="T6">if</text:span><text:span text:style-name="T11"> ( !foglia(padre) ) {</text:span></text:p><text:p text:style-name="P11"><text:tab/><text:tab/><text:tab/><text:tab/>temp = primoFiglio(padre);</text:p><text:p text:style-name="P4"><text:span text:style-name="T11"><text:tab/><text:tab/><text:tab/><text:tab/></text:span><text:span text:style-name="T6">while</text:span><text:span text:style-name="T11"> ( succFratello(temp) != fratello || !ultimoFratello(succFratello(temp)) )</text:span></text:p><text:p text:style-name="P11"><text:tab/><text:tab/><text:tab/><text:tab/><text:tab/>temp = succFratello(temp);</text:p><text:p text:style-name="P11"><text:tab/><text:tab/><text:tab/><text:tab/>temp-&gt;setNextBrother(albero.radice());</text:p><text:p text:style-name="P11"><text:tab/><text:tab/><text:tab/><text:tab/>albero.radice()-&gt;setNextBrother(fratello);</text:p><text:p text:style-name="P4"><text:span text:style-name="T11"><text:tab/><text:tab/><text:tab/>} </text:span><text:span text:style-name="T6">else</text:span><text:span text:style-name="T11"> {</text:span></text:p><text:p text:style-name="P11"><text:tab/><text:tab/><text:tab/><text:tab/>padre-&gt;setFirstChild(albero.radice());</text:p><text:p text:style-name="P11"><text:tab/><text:tab/><text:tab/>}</text:p><text:p text:style-name="P4"><text:span text:style-name="T11"><text:tab/><text:tab/>} </text:span><text:span text:style-name="T6">else</text:span><text:span text:style-name="T11"> {</text:span></text:p><text:p text:style-name="P4"><text:span text:style-name="T11"><text:tab/><text:tab/><text:tab/>__DEBUG(</text:span><text:span text:style-name="T22">"AlberoN::insSottoAlbero(): padre = NULL"</text:span><text:span text:style-name="T11">);</text:span></text:p><text:p text:style-name="P4"><text:span text:style-name="T11"><text:tab/><text:tab/><text:tab/></text:span><text:span text:style-name="T6">throw</text:span><text:span text:style-name="T11"> 0;</text:span></text:p><text:p text:style-name="P11"><text:tab/><text:tab/>}</text:p><text:p text:style-name="P4"><text:span text:style-name="T11"><text:tab/>} </text:span><text:span text:style-name="T6">else</text:span><text:span text:style-name="T11"> {</text:span></text:p><text:p text:style-name="P11"><text:tab/><text:tab/>root = albero.radice();</text:p><text:p text:style-name="P11"><text:tab/>}</text:p><text:p text:style-name="P11">};</text:p><text:p text:style-name="P4"/><text:p text:style-name="P7"><text:span text:style-name="T7">#endif</text:span><text:span text:style-name="T12"> </text:span><text:span text:style-name="T20">/*ALBERON_H_*/</text:span></text:p></draw:text-box></draw:frame><text:soft-page-break/></text:p>
      <text:h text:style-name="P36" text:outline-level="4"><text:span text:style-name="T4">7.3.1.4 Esempio comune applicato alla realizzazione </text:span><text:span text:style-name="T1">AlberoN</text:span></text:h>
      <text:p text:style-name="P19">La problematica presentata come esempio nei capito precedenti può essere risolta tramite l'implementazione appena presentata.</text:p>
      <text:p text:style-name="P19">L'implementazione presenta due funzioni differente: la prima, quella principale, ha il compito di acquisire i valore e riempire l'albero, mentre la seconda ha lo scopo, tramite chiamate ricorsive di stampare l'albero creato in precedenza.</text:p>
      <text:p text:style-name="P6"><draw:frame draw:style-name="fr2" draw:name="Cornice104" text:anchor-type="paragraph" svg:width="16.15cm" style:rel-width="95%" draw:z-index="103"><draw:text-box fo:min-height="0.499cm"><text:p text:style-name="File">File <text:sequence text:ref-name="refFile30" text:name="File" text:formula="ooow:File+1" style:num-format="1">31</text:sequence>: EsempioAlberoN.cpp</text:p><text:p text:style-name="P6"/><text:p text:style-name="P4"><text:span text:style-name="T6">#define</text:span><text:span text:style-name="T11"> ASDLIBRARY_DEBUG_ON </text:span><text:span text:style-name="T6">true</text:span></text:p><text:p text:style-name="P6"/><text:p text:style-name="P4"><text:span text:style-name="T6">#include</text:span><text:span text:style-name="T11"> </text:span><text:span text:style-name="T22">"common/stdInclude.h"</text:span></text:p><text:p text:style-name="P4"><text:span text:style-name="T6">#include</text:span><text:span text:style-name="T11"> </text:span><text:span text:style-name="T22">"alberi/AlberoN.h"</text:span></text:p><text:p text:style-name="P184"/><text:p text:style-name="P4"><text:span text:style-name="T6">void</text:span><text:span text:style-name="T11"> stampa(AlberoN&lt;</text:span><text:span text:style-name="T6">int</text:span><text:span text:style-name="T11">&gt; albero, AlberoN&lt;</text:span><text:span text:style-name="T6">int</text:span><text:span text:style-name="T11">&gt;::NodoAlbero nodo) {</text:span></text:p><text:p text:style-name="P11"><text:tab/>cout &lt;&lt; albero.leggiNodo(nodo);</text:p><text:p text:style-name="P4"><text:span text:style-name="T11"><text:tab/></text:span><text:span text:style-name="T6">if</text:span><text:span text:style-name="T11"> ( !albero.foglia(nodo) ) {</text:span></text:p><text:p text:style-name="P4"><text:span text:style-name="T11"><text:tab/><text:tab/>AlberoN&lt;</text:span><text:span text:style-name="T6">int</text:span><text:span text:style-name="T11">&gt;::NodoAlbero figlio = albero.primoFiglio(nodo);</text:span></text:p><text:p text:style-name="P4"><text:span text:style-name="T11"><text:tab/><text:tab/></text:span><text:span text:style-name="T6">while</text:span><text:span text:style-name="T11"> ( !albero.ultimoFratello(figlio) ) {</text:span></text:p><text:p text:style-name="P4"><text:span text:style-name="T11"><text:tab/><text:tab/><text:tab/> cout &lt;&lt; </text:span><text:span text:style-name="T22">"("</text:span><text:span text:style-name="T11">;</text:span></text:p><text:p text:style-name="P11"><text:tab/><text:tab/><text:tab/> stampa(albero, figlio);</text:p><text:p text:style-name="P4"><text:span text:style-name="T11"><text:tab/><text:tab/><text:tab/> cout &lt;&lt; </text:span><text:span text:style-name="T22">")"</text:span><text:span text:style-name="T11">;</text:span></text:p><text:p text:style-name="P11"><text:tab/><text:tab/><text:tab/> figlio = albero.succFratello(figlio);</text:p><text:p text:style-name="P11"><text:tab/><text:tab/>}</text:p><text:p text:style-name="P4"><text:span text:style-name="T11"><text:tab/>} </text:span><text:span text:style-name="T6">else</text:span><text:span text:style-name="T11"> cout &lt;&lt; </text:span><text:span text:style-name="T22">"()"</text:span><text:span text:style-name="T11">;</text:span></text:p><text:p text:style-name="P11">};</text:p><text:p text:style-name="P4"/><text:p text:style-name="P4"/></draw:text-box></draw:frame></text:p>
      <text:p text:style-name="P6"/>
      <text:p text:style-name="P9"><draw:frame draw:style-name="fr4" draw:name="Cornice105" text:anchor-type="paragraph" svg:width="16.15cm" style:rel-width="95%" draw:z-index="104"><draw:text-box fo:min-height="0.499cm"><text:p text:style-name="P4"/><text:p text:style-name="P4"><text:span text:style-name="T6">void</text:span><text:span text:style-name="T11"> EsempioAlberiAlberoN() {</text:span></text:p><text:p text:style-name="P4"><text:span text:style-name="T11"><text:tab/>AlberoN&lt;</text:span><text:span text:style-name="T6">int</text:span><text:span text:style-name="T11">&gt; albero;</text:span></text:p><text:p text:style-name="P11"><text:tab/>albero.creaAlbero();</text:p><text:p text:style-name="P4"><text:span text:style-name="T11"><text:tab/></text:span><text:span text:style-name="T6">int</text:span><text:span text:style-name="T11"> valoreIndicato;</text:span></text:p><text:p text:style-name="P4"><text:span text:style-name="T11"><text:tab/>cout &lt;&lt; </text:span><text:span text:style-name="T22">"Indicare il valore della radice: "</text:span><text:span text:style-name="T11">;</text:span></text:p><text:p text:style-name="P11"><text:tab/>cin &gt;&gt; valoreIndicato;</text:p><text:p text:style-name="P4"><text:span text:style-name="T11"><text:tab/>AlberoN&lt;</text:span><text:span text:style-name="T6">int</text:span><text:span text:style-name="T11">&gt;::NodoAlbero radice = albero.insRadice(valoreIndicato);</text:span></text:p><text:p text:style-name="P4"><text:span text:style-name="T11"><text:tab/></text:span><text:span text:style-name="T6">for</text:span><text:span text:style-name="T11"> ( </text:span><text:span text:style-name="T6">int</text:span><text:span text:style-name="T11"> i = 0; i &lt; 5; i++ ) {</text:span></text:p><text:p text:style-name="P4"><text:span text:style-name="T11"><text:tab/><text:tab/>cout &lt;&lt; </text:span><text:span text:style-name="T22">"Indicare il valore da inserire nell'albero: "</text:span>;</text:p><text:p text:style-name="P4"><text:span text:style-name="T11"><text:tab/><text:tab/>cin &gt;&gt; valoreIndicato</text:span>;</text:p><text:p text:style-name="P4"><text:span text:style-name="T11"><text:tab/><text:tab/>albero.insFiglio(valoreIndicato, radice)</text:span>;</text:p><text:p text:style-name="P4"><text:span text:style-name="T11"><text:tab/></text:span>}</text:p><text:p text:style-name="P4"><text:span text:style-name="T11"><text:tab/>stampa(albero, albero.radice())</text:span>;</text:p><text:p text:style-name="P4">};</text:p><text:p text:style-name="P4"/></draw:text-box></draw:frame><text:soft-page-break/></text:p>
      <text:h text:style-name="P30" text:outline-level="2">7.4 Esempi di operatori applicati agli alberi n-ari</text:h>
      <text:h text:style-name="P34" text:outline-level="3">7.4.1 Stampa</text:h>
      <text:p text:style-name="P19">Un possibile operatore per la stampa degli alberi <text:span text:style-name="T1">n-ari</text:span> lo abbiamo presentato nell'implementazione della soluzione al problema. Quella che presentiamo ora è una variante che utilizza i template.</text:p>
      <text:p text:style-name="P9"><draw:frame draw:style-name="fr6" draw:name="Cornice106" text:anchor-type="paragraph" svg:width="16.15cm" style:rel-width="95%" draw:z-index="105"><draw:text-box fo:min-height="0.499cm"><text:p text:style-name="P4"><text:span text:style-name="T6">template</text:span><text:span text:style-name="T11"> &lt;</text:span><text:span text:style-name="T6">class</text:span><text:span text:style-name="T11"> T&gt;</text:span></text:p><text:p text:style-name="P4"><text:span text:style-name="T6">void</text:span><text:span text:style-name="T11"> stampa(AlberoN&lt;T&gt; albero, </text:span><text:span text:style-name="T6">typename</text:span><text:span text:style-name="T11"> AlberoN&lt;T&gt;::NodoAlbero nodo) {</text:span></text:p><text:p text:style-name="P11"><text:tab/>cout &lt;&lt; albero.leggiNodo(nodo);</text:p><text:p text:style-name="P4"><text:span text:style-name="T11"><text:tab/></text:span><text:span text:style-name="T6">if</text:span><text:span text:style-name="T11"> ( !albero.foglia(nodo) ) {</text:span></text:p><text:p text:style-name="P4"><text:span text:style-name="T11"><text:tab/><text:tab/>AlberoN&lt;</text:span><text:span text:style-name="T6">int</text:span><text:span text:style-name="T11">&gt;::NodoAlbero figlio = albero.primoFiglio(nodo);</text:span></text:p><text:p text:style-name="P4"><text:span text:style-name="T11"><text:tab/><text:tab/></text:span><text:span text:style-name="T6">while</text:span><text:span text:style-name="T11"> ( !albero.ultimoFratello(figlio) ) {</text:span></text:p><text:p text:style-name="P4"><text:span text:style-name="T11"><text:tab/><text:tab/><text:tab/> cout &lt;&lt; </text:span><text:span text:style-name="T22">"("</text:span><text:span text:style-name="T11">;</text:span></text:p><text:p text:style-name="P11"><text:tab/><text:tab/><text:tab/> stampa(albero, figlio);</text:p><text:p text:style-name="P4"><text:span text:style-name="T11"><text:tab/><text:tab/><text:tab/> cout &lt;&lt; </text:span><text:span text:style-name="T22">")"</text:span><text:span text:style-name="T11">;</text:span></text:p><text:p text:style-name="P11"><text:tab/><text:tab/><text:tab/> figlio = albero.succFratello(figlio);</text:p><text:p text:style-name="P11"><text:tab/><text:tab/>}</text:p><text:p text:style-name="P4"><text:span text:style-name="T11"><text:tab/>} </text:span><text:span text:style-name="T6">else</text:span><text:span text:style-name="T11"> cout &lt;&lt; </text:span><text:span text:style-name="T22">"()"</text:span><text:span text:style-name="T11">;</text:span></text:p><text:p text:style-name="P11">};</text:p></draw:text-box></draw:frame></text:p>
      <text:h text:style-name="P34" text:outline-level="3">7.4.2 Algoritmi di visita</text:h>
      <text:p text:style-name="P19">Come già spiegato per gli alberi binari, anche per quelli con n figli è possibile definire diverse modalità di visita che assicurino che tutti i nodi vengano visitati prima del termine della funzione di visita. Anche per questa variante dell'albero gli algoritmi di visita sono quelli di pre-visita, post-visita, in-visita e visita in ampiezza.</text:p>
      <text:h text:style-name="P35" text:outline-level="4">7.4.2.1 Pre-visita</text:h>
      <text:p text:style-name="P19">Come per l'algoritmo per l'albero binario, il nodo padre viene esaminato prima che siano letti i nodi figli.</text:p>
      <text:p text:style-name="P9"><draw:frame draw:style-name="fr6" draw:name="Cornice107" text:anchor-type="paragraph" svg:width="16.15cm" style:rel-width="95%" draw:z-index="106"><draw:text-box fo:min-height="0.499cm"><text:p text:style-name="P4"><text:span text:style-name="T6">template</text:span><text:span text:style-name="T11"> &lt;</text:span><text:span text:style-name="T6">class</text:span><text:span text:style-name="T11"> T&gt;</text:span></text:p><text:p text:style-name="P4"><text:span text:style-name="T6">void</text:span><text:span text:style-name="T11"> previsita(AlberoN&lt;T&gt; albero, </text:span><text:span text:style-name="T6">typename</text:span><text:span text:style-name="T11"> AlberoN&lt;T&gt;::NodoAlbero nodo) {</text:span></text:p><text:p text:style-name="P4"><text:span text:style-name="T11"><text:tab/>cout &lt;&lt; albero.leggiNodo(nodo) &lt;&lt; </text:span><text:span text:style-name="T22">" "</text:span><text:span text:style-name="T11">;</text:span></text:p><text:p text:style-name="P4"><text:span text:style-name="T11"><text:tab/></text:span><text:span text:style-name="T6">if</text:span><text:span text:style-name="T11"> ( !albero.foglia(nodo) ) {</text:span></text:p><text:p text:style-name="P4"><text:span text:style-name="T11"><text:tab/><text:tab/>AlberoN&lt;</text:span><text:span text:style-name="T6">int</text:span><text:span text:style-name="T11">&gt;::NodoAlbero figlio = albero.primoFiglio(nodo);</text:span></text:p><text:p text:style-name="P4"><text:span text:style-name="T11"><text:tab/><text:tab/></text:span><text:span text:style-name="T6">while</text:span><text:span text:style-name="T11"> ( !albero.ultimoFratello(figlio) ) {</text:span></text:p><text:p text:style-name="P11"><text:tab/><text:tab/><text:tab/>previsita(albero, figlio);</text:p><text:p text:style-name="P11"><text:tab/><text:tab/><text:tab/>figlio = albero.succFratello(figlio);</text:p><text:p text:style-name="P11"><text:tab/><text:tab/>}</text:p><text:p text:style-name="P11"><text:tab/>}</text:p><text:p text:style-name="P11">};</text:p></draw:text-box></draw:frame><text:soft-page-break/></text:p>
      <text:h text:style-name="P35" text:outline-level="4">7.4.2.2 Post-visita</text:h>
      <text:p text:style-name="P19">Nella variante post-visita, il nodo viene letto dopo aver visitato tutti i figli.</text:p>
      <text:p text:style-name="P9"><draw:frame draw:style-name="fr1" draw:name="Cornice108" text:anchor-type="paragraph" svg:width="16.15cm" style:rel-width="95%" draw:z-index="107"><draw:text-box fo:min-height="0.499cm"><text:p text:style-name="P4"><text:span text:style-name="T6">template</text:span><text:span text:style-name="T11"> &lt;</text:span><text:span text:style-name="T6">class</text:span><text:span text:style-name="T11"> T&gt;</text:span></text:p><text:p text:style-name="P4"><text:span text:style-name="T6">void</text:span><text:span text:style-name="T11"> postvisita(AlberoN&lt;T&gt; albero, </text:span><text:span text:style-name="T6">typename</text:span><text:span text:style-name="T11"> AlberoN&lt;T&gt;::NodoAlbero nodo) {</text:span></text:p><text:p text:style-name="P4"><text:span text:style-name="T11"><text:tab/></text:span><text:span text:style-name="T6">if</text:span><text:span text:style-name="T11"> ( !albero.foglia(nodo) ) {</text:span></text:p><text:p text:style-name="P4"><text:span text:style-name="T11"><text:tab/><text:tab/>AlberoN&lt;</text:span><text:span text:style-name="T6">int</text:span><text:span text:style-name="T11">&gt;::NodoAlbero figlio = albero.primoFiglio(nodo);</text:span></text:p><text:p text:style-name="P4"><text:span text:style-name="T11"><text:tab/><text:tab/></text:span><text:span text:style-name="T6">while</text:span><text:span text:style-name="T11"> ( !albero.ultimoFratello(figlio) ) {</text:span></text:p><text:p text:style-name="P11"><text:tab/><text:tab/><text:tab/> postvisita(albero, figlio);</text:p><text:p text:style-name="P11"><text:tab/><text:tab/><text:tab/> figlio = albero.succFratello(figlio);</text:p><text:p text:style-name="P11"><text:tab/><text:tab/>}</text:p><text:p text:style-name="P11"><text:tab/>}</text:p><text:p text:style-name="P4"><text:span text:style-name="T11"><text:tab/>cout &lt;&lt; albero.leggiNodo(nodo) &lt;&lt; </text:span><text:span text:style-name="T22">" "</text:span><text:span text:style-name="T11">;</text:span></text:p><text:p text:style-name="P11">};</text:p></draw:text-box></draw:frame></text:p>
      <text:h text:style-name="P35" text:outline-level="4">7.4.2.3 In-visita</text:h>
      <text:p text:style-name="P19">A differenza di quella per l'albero binario, questo algoritmo di visita esegue la scansione del nodo corrente dopo aver scansionato il primo figlio. In seguito alla scansione del nodo vengono anche scansionati tutti gli altri figli.</text:p>
      <text:p text:style-name="P9"><draw:frame draw:style-name="fr1" draw:name="Cornice109" text:anchor-type="paragraph" svg:width="16.15cm" style:rel-width="95%" draw:z-index="108"><draw:text-box fo:min-height="0.499cm"><text:p text:style-name="P4"><text:span text:style-name="T6">template</text:span><text:span text:style-name="T11"> &lt;</text:span><text:span text:style-name="T6">class</text:span><text:span text:style-name="T11"> T&gt;</text:span></text:p><text:p text:style-name="P4"><text:span text:style-name="T6">void</text:span><text:span text:style-name="T11"> invisita(AlberoN&lt;T&gt; albero, </text:span><text:span text:style-name="T6">typename</text:span><text:span text:style-name="T11"> AlberoN&lt;T&gt;::NodoAlbero nodo) {</text:span></text:p><text:p text:style-name="P4"><text:span text:style-name="T11"><text:tab/></text:span><text:span text:style-name="T6">if</text:span><text:span text:style-name="T11"> ( !albero.foglia(nodo) ) {</text:span></text:p><text:p text:style-name="P4"><text:span text:style-name="T11"><text:tab/><text:tab/>AlberoN&lt;</text:span><text:span text:style-name="T6">int</text:span><text:span text:style-name="T11">&gt;::NodoAlbero figlio = albero.primoFiglio(nodo);</text:span></text:p><text:p text:style-name="P11"><text:tab/><text:tab/>invisita(albero, figlio);</text:p><text:p text:style-name="P4"><text:span text:style-name="T11"><text:tab/><text:tab/>cout &lt;&lt; albero.leggiNodo(nodo) &lt;&lt; </text:span><text:span text:style-name="T22">" "</text:span><text:span text:style-name="T11">;</text:span></text:p><text:p text:style-name="P11"><text:tab/><text:tab/>figlio = albero.succFratello(figlio);</text:p><text:p text:style-name="P4"><text:span text:style-name="T11"><text:tab/><text:tab/></text:span><text:span text:style-name="T6">while</text:span><text:span text:style-name="T11"> ( !albero.ultimoFratello(figlio) ) {</text:span></text:p><text:p text:style-name="P11"><text:tab/><text:tab/><text:tab/>invisita(albero, figlio);</text:p><text:p text:style-name="P11"><text:tab/><text:tab/><text:tab/>figlio = albero.succFratello(figlio);</text:p><text:p text:style-name="P11"><text:tab/><text:tab/>}</text:p><text:p text:style-name="P4"><text:span text:style-name="T11"><text:tab/>} </text:span><text:span text:style-name="T6">else</text:span><text:span text:style-name="T11"> {</text:span></text:p><text:p text:style-name="P4"><text:span text:style-name="T11"><text:tab/><text:tab/>cout &lt;&lt; albero.leggiNodo(nodo) &lt;&lt; </text:span><text:span text:style-name="T22">" "</text:span><text:span text:style-name="T11">;</text:span></text:p><text:p text:style-name="P11"><text:tab/>}</text:p><text:p text:style-name="P11">};</text:p></draw:text-box></draw:frame></text:p>
      <text:h text:style-name="P35" text:outline-level="4">7.4.2.4 In ampiezza</text:h>
      <text:p text:style-name="P19">La visita in ampiezza ha la stessa modalità di quella per l'albero binario. Anche in questo caso si fa uso di una coda a puntatori per memorizzare una sequenza di nodi trovati ma non ancora scansionati. Anche in questo caso, a differenza delle implementazioni delle altre modalità, questa implementazione è di tipo iterativo.</text:p>
      <text:p text:style-name="P9"><draw:frame draw:style-name="fr1" draw:name="Cornice110" text:anchor-type="paragraph" svg:width="16.15cm" style:rel-width="95%" draw:z-index="109"><draw:text-box fo:min-height="0.499cm"><text:p text:style-name="P4"><text:span text:style-name="T6">#include</text:span><text:span text:style-name="T11"> </text:span><text:span text:style-name="T22">"lib/code/CodaPtr.h"</text:span></text:p><text:p text:style-name="P4"><text:span text:style-name="T6">template</text:span><text:span text:style-name="T11"> &lt;</text:span><text:span text:style-name="T6">class</text:span><text:span text:style-name="T11"> T&gt;</text:span></text:p><text:p text:style-name="P4"><text:span text:style-name="T6">void</text:span><text:span text:style-name="T11"> ampiezza(AlberoN&lt;T&gt; albero, </text:span><text:span text:style-name="T6">typename</text:span><text:span text:style-name="T11"> AlberoN&lt;T&gt;::NodoAlbero nodo) {</text:span></text:p><text:p text:style-name="P4"><text:span text:style-name="T11"><text:tab/>CodaPtr&lt;</text:span><text:span text:style-name="T6">typename</text:span><text:span text:style-name="T11"> AlberoN&lt;T&gt;::NodoAlbero&gt; coda;</text:span></text:p><text:p text:style-name="P4"><text:span text:style-name="T11"><text:tab/></text:span><text:span text:style-name="T6">typename</text:span><text:span text:style-name="T11"> AlberoN&lt;T&gt;::NodoAlbero nodoLetto, nodoFiglio;</text:span></text:p><text:p text:style-name="P11"><text:tab/>coda.creaCoda();</text:p><text:p text:style-name="P11"><text:tab/>coda.inCoda(nodo);</text:p><text:p text:style-name="P4"><text:span text:style-name="T11"><text:tab/></text:span><text:span text:style-name="T6">while</text:span><text:span text:style-name="T11"> ( !coda.codaVuota() ) {</text:span></text:p><text:p text:style-name="P11"><text:tab/><text:tab/>nodoLetto = coda.leggiCoda();</text:p><text:p text:style-name="P11"><text:tab/><text:tab/>nodoFiglio = albero.primoFiglio(nodoLetto);</text:p><text:p text:style-name="P4"><text:span text:style-name="T11"><text:tab/><text:tab/></text:span><text:span text:style-name="T6">while</text:span><text:span text:style-name="T11"> ( !albero.ultimoFratello(nodoFiglio) ) {</text:span></text:p><text:p text:style-name="P11"><text:tab/><text:tab/><text:tab/>coda.inCoda(nodoFiglio);</text:p><text:p text:style-name="P11"><text:tab/><text:tab/><text:tab/>nodoFiglio = albero.succFratello(nodoFiglio);</text:p><text:p text:style-name="P11"><text:tab/><text:tab/>}</text:p><text:p text:style-name="P4"><text:span text:style-name="T11"><text:tab/><text:tab/>cout &lt;&lt; albero.leggiNodo(nodoLetto) &lt;&lt; </text:span><text:span text:style-name="T22">" "</text:span><text:span text:style-name="T11">;</text:span></text:p><text:p text:style-name="P11"><text:tab/><text:tab/>coda.fuoriCoda();</text:p><text:p text:style-name="P11"><text:tab/>}</text:p><text:p text:style-name="P11">};</text:p></draw:text-box></draw:frame><text:soft-page-break/></text:p>
      <text:h text:style-name="P35" text:outline-level="4">7.4.2.5 Differenze fra le diverse modalità di visita</text:h>
      <text:p text:style-name="P19">Effettuiamo ora una comparazione della sequenza con la quale i nodi vengono visitati nelle 4 diverse modalità di visita.</text:p>
      <text:p text:style-name="P19">Utilizziamo per l'acquisizione dati il medesimo programma presentato come soluzione al problema precedente, esteso per chiamare in sequenza le quattro funzioni di visita.</text:p>
      <text:p text:style-name="P19"><draw:frame draw:style-name="fr5" draw:name="Cornice111" text:anchor-type="paragraph" svg:width="16.15cm" style:rel-width="95%" draw:z-index="110"><draw:text-box fo:min-height="0.499cm"><text:p text:style-name="File">File <text:sequence text:ref-name="refFile31" text:name="File" text:formula="ooow:File+1" style:num-format="1">32</text:sequence>: EsempioAlberoN.cpp</text:p><text:p text:style-name="P6"/><text:p text:style-name="P4"><text:span text:style-name="T6">#define</text:span><text:span text:style-name="T11"> ASDLIBRARY_DEBUG_ON </text:span><text:span text:style-name="T6">true</text:span></text:p><text:p text:style-name="P6"/><text:p text:style-name="P4"><text:span text:style-name="T6">#include</text:span><text:span text:style-name="T11"> </text:span><text:span text:style-name="T22">"common/stdInclude.h"</text:span></text:p><text:p text:style-name="P4"><text:span text:style-name="T6">#include</text:span><text:span text:style-name="T11"> </text:span><text:span text:style-name="T22">"alberi/AlberoN.h"</text:span></text:p><text:p text:style-name="P184"/><text:p text:style-name="P4"><text:span text:style-name="T6">void</text:span><text:span text:style-name="T11"> EsempioAlberiAlgoritmiVisita() {</text:span></text:p><text:p text:style-name="P4"><text:span text:style-name="T11"><text:tab/>AlberoN&lt;</text:span><text:span text:style-name="T6">int</text:span><text:span text:style-name="T11">&gt; albero;</text:span></text:p><text:p text:style-name="P11"><text:tab/>albero.creaAlbero();</text:p><text:p text:style-name="P4"><text:span text:style-name="T11"><text:tab/></text:span><text:span text:style-name="T6">int</text:span><text:span text:style-name="T11"> valoreIndicato;</text:span></text:p><text:p text:style-name="P4"><text:span text:style-name="T11"><text:tab/>cout &lt;&lt; </text:span><text:span text:style-name="T22">"Indicare il valore della radice: "</text:span><text:span text:style-name="T11">;</text:span></text:p><text:p text:style-name="P11"><text:tab/>cin &gt;&gt; valoreIndicato;</text:p><text:p text:style-name="P4"><text:span text:style-name="T11"><text:tab/>AlberoN&lt;</text:span><text:span text:style-name="T6">int</text:span><text:span text:style-name="T11">&gt;::NodoAlbero radice = albero.insRadice(valoreIndicato);</text:span></text:p><text:p text:style-name="P4"><text:span text:style-name="T11"><text:tab/></text:span><text:span text:style-name="T6">for</text:span><text:span text:style-name="T11"> ( </text:span><text:span text:style-name="T6">int</text:span><text:span text:style-name="T11"> i = 0; i &lt; 5; i++ ) {</text:span></text:p><text:p text:style-name="P4"><text:span text:style-name="T11"><text:tab/><text:tab/>cout &lt;&lt; </text:span><text:span text:style-name="T22">"Indicare il valore da inserire nell'albero: "</text:span>;</text:p><text:p text:style-name="P4"><text:span text:style-name="T11"><text:tab/><text:tab/>cin &gt;&gt; valoreIndicato</text:span>;</text:p><text:p text:style-name="P4"><text:span text:style-name="T11"><text:tab/><text:tab/>albero.insFiglio(valoreIndicato, radice)</text:span>;</text:p><text:p text:style-name="P4"><text:span text:style-name="T11"><text:tab/></text:span>}</text:p><text:p text:style-name="P11"><text:tab/>stampa&lt;<text:span text:style-name="T6">int</text:span>&gt;(albero, albero.radice()); cout &lt;&lt; endl;</text:p><text:p text:style-name="P4"><text:span text:style-name="T11"><text:tab/>cout &lt;&lt; </text:span><text:span text:style-name="T22">"Pre-visita: "</text:span><text:span text:style-name="T11">; previsita(albero, albero.radice()); cout &lt;&lt; endl;</text:span></text:p><text:p text:style-name="P4"><text:span text:style-name="T11"><text:tab/>cout &lt;&lt; </text:span><text:span text:style-name="T22">"Post-visita: "</text:span><text:span text:style-name="T11">; postvisita(albero, albero.radice()); cout &lt;&lt; endl;</text:span></text:p><text:p text:style-name="P4"><text:span text:style-name="T11"><text:tab/>cout &lt;&lt; </text:span><text:span text:style-name="T22">"In-visita: "</text:span><text:span text:style-name="T11">; invisita(albero, albero.radice()); cout &lt;&lt; endl;</text:span></text:p><text:p text:style-name="P4"><text:span text:style-name="T11"><text:tab/>cout &lt;&lt; </text:span><text:span text:style-name="T22">"Ampiezza: "</text:span><text:span text:style-name="T11">; ampiezza(albero, albero.radice()); cout &lt;&lt; endl</text:span>;</text:p><text:p text:style-name="P11">};</text:p></draw:text-box></draw:frame>Richiamando la funzione otterremo questo output:</text:p>
      <text:p text:style-name="Text_20_body"><draw:frame draw:style-name="fr1" draw:name="Cornice112" text:anchor-type="paragraph" svg:width="16.15cm" style:rel-width="95%" draw:z-index="111"><draw:text-box fo:min-height="0.499cm"><text:p text:style-name="P5"><text:span text:style-name="T11">Indicare il valore della radice: </text:span><text:span text:style-name="T32">1</text:span></text:p><text:p text:style-name="P5"><text:span text:style-name="T11">Indicare il valore da inserire nell'albero: </text:span><text:span text:style-name="T32">2</text:span></text:p><text:p text:style-name="P5"><text:span text:style-name="T11">Indicare il valore da inserire nell'albero: </text:span><text:span text:style-name="T32">3</text:span></text:p><text:p text:style-name="P5"><text:span text:style-name="T11">Indicare il valore da inserire nell'albero: </text:span><text:span text:style-name="T32">4</text:span></text:p><text:p text:style-name="P5"><text:span text:style-name="T11">Indicare il valore da inserire nell'albero: </text:span><text:span text:style-name="T32">5</text:span></text:p><text:p text:style-name="P5"><text:span text:style-name="T11">Indicare il valore da inserire nell'albero: </text:span><text:span text:style-name="T32">6</text:span></text:p><text:p text:style-name="P12">1(2())(3())(4())(5())(6())</text:p><text:p text:style-name="P12">Pre-visita: 1 2 3 4 5 6 </text:p><text:p text:style-name="P12">Post-visita: 2 3 4 5 6 1 </text:p><text:p text:style-name="P12">In-visita: 2 1 3 4 5 6 </text:p><text:p text:style-name="P12">Ampiezza: 1 2 3 4 5 6 </text:p></draw:text-box></draw:frame><text:soft-page-break/>Le differenze fra le prime modalità è evidente. L'output di pre-visita e ampiezza invece coincidono in questo caso in quanto l'albero è dotato soltanto di due livelli.</text:p>
      <text:h text:style-name="P34" text:outline-level="3">7.4.3 Ricerca</text:h>
      <text:p text:style-name="P19">Quella che segue è una possibile implementazione di una funzione di ricerca. Per la realizzazione viene utilizzata il metodo di pre-visita.</text:p>
      <text:p text:style-name="P9"><draw:frame draw:style-name="fr6" draw:name="Cornice113" text:anchor-type="paragraph" svg:width="16.15cm" style:rel-width="95%" draw:z-index="112"><draw:text-box fo:min-height="0.499cm"><text:p text:style-name="P4"><text:span text:style-name="T6">template</text:span><text:span text:style-name="T11"> &lt;</text:span><text:span text:style-name="T6">class</text:span><text:span text:style-name="T11"> T&gt;</text:span></text:p><text:p text:style-name="P4"><text:span text:style-name="T6">typename</text:span><text:span text:style-name="T11"> AlberoN&lt;T&gt;::NodoAlbero ricerca(T valore, AlberoN&lt;T&gt; albero, </text:span><text:span text:style-name="T6">typename</text:span><text:span text:style-name="T11"> AlberoN&lt;T&gt;::NodoAlbero nodo) {</text:span></text:p><text:p text:style-name="P4"><text:span text:style-name="T11"><text:tab/></text:span><text:span text:style-name="T6">typename</text:span><text:span text:style-name="T11"> AlberoN&lt;T&gt;::NodoAlbero nodoTrovato = </text:span><text:span text:style-name="T6">NULL</text:span><text:span text:style-name="T11">;</text:span></text:p><text:p text:style-name="P4"><text:span text:style-name="T11"><text:tab/></text:span><text:span text:style-name="T6">if</text:span><text:span text:style-name="T11"> ( albero.leggiNodo(nodo) == valore ) {</text:span></text:p><text:p text:style-name="P11"><text:tab/><text:tab/>nodoTrovato = nodo;</text:p><text:p text:style-name="P4"><text:span text:style-name="T11"><text:tab/>} </text:span><text:span text:style-name="T6">else</text:span><text:span text:style-name="T11"> {</text:span></text:p><text:p text:style-name="P4"><text:span text:style-name="T11"><text:tab/><text:tab/></text:span><text:span text:style-name="T6">if</text:span><text:span text:style-name="T11"> ( !albero.foglia(nodo) ) {</text:span></text:p><text:p text:style-name="P4"><text:span text:style-name="T11"><text:tab/><text:tab/><text:tab/>AlberoN&lt;</text:span><text:span text:style-name="T6">int</text:span><text:span text:style-name="T11">&gt;::NodoAlbero figlio = albero.primoFiglio(nodo);</text:span></text:p><text:p text:style-name="P4"><text:span text:style-name="T11"><text:tab/><text:tab/><text:tab/></text:span><text:span text:style-name="T6">while</text:span><text:span text:style-name="T11"> ( !albero.ultimoFratello(figlio) &amp;&amp; nodoTrovato == </text:span><text:span text:style-name="T6">NULL</text:span><text:span text:style-name="T11"> ) {</text:span></text:p><text:p text:style-name="P11"><text:tab/><text:tab/><text:tab/><text:tab/> nodoTrovato = ricerca&lt;T&gt;(valore, albero, figlio);</text:p><text:p text:style-name="P11"><text:tab/><text:tab/><text:tab/><text:tab/> figlio = albero.succFratello(figlio);</text:p><text:p text:style-name="P11"><text:tab/><text:tab/><text:tab/>}</text:p><text:p text:style-name="P11"><text:tab/><text:tab/>}</text:p><text:p text:style-name="P11"><text:tab/>}</text:p><text:p text:style-name="P4"><text:span text:style-name="T11"><text:tab/></text:span><text:span text:style-name="T6">return</text:span><text:span text:style-name="T11"> nodoTrovato;</text:span></text:p><text:p text:style-name="P11">};</text:p></draw:text-box></draw:frame></text:p>
      <text:h text:style-name="P34" text:outline-level="3">7.4.4 Altezza</text:h>
      <text:p text:style-name="P19">Riportiamo ora un esempio di implementazione di una funzione per il calcolo dell'altezza di un nodo o di un albero.</text:p>
      <text:p text:style-name="P9"><draw:frame draw:style-name="fr1" draw:name="Cornice114" text:anchor-type="paragraph" svg:width="16.15cm" style:rel-width="95%" draw:z-index="113"><draw:text-box fo:min-height="0.499cm"><text:p text:style-name="P4"><text:span text:style-name="T6">template</text:span><text:span text:style-name="T11"> &lt;</text:span><text:span text:style-name="T6">class</text:span><text:span text:style-name="T11"> T&gt;</text:span></text:p><text:p text:style-name="P4"><text:span text:style-name="T6">int</text:span><text:span text:style-name="T11"> altezza(AlberoN&lt;T&gt; albero, </text:span><text:span text:style-name="T6">typename</text:span><text:span text:style-name="T11"> AlberoN&lt;T&gt;::NodoAlbero nodo ) {</text:span></text:p><text:p text:style-name="P4"><text:span text:style-name="T11"><text:tab/></text:span><text:span text:style-name="T6">int</text:span><text:span text:style-name="T11"> massimo = 1, valoreCorrente = 0;</text:span></text:p><text:p text:style-name="P4"><text:span text:style-name="T11"><text:tab/></text:span><text:span text:style-name="T6">if</text:span><text:span text:style-name="T11"> ( albero.alberoVuoto() ) {</text:span></text:p><text:p text:style-name="P4"><text:span text:style-name="T11"><text:tab/><text:tab/></text:span><text:span text:style-name="T6">return</text:span><text:span text:style-name="T11"> 0;</text:span></text:p><text:p text:style-name="P4"><text:span text:style-name="T11"><text:tab/>} </text:span><text:span text:style-name="T6">else</text:span><text:span text:style-name="T11"> {</text:span></text:p><text:p text:style-name="P4"><text:span text:style-name="T11"><text:tab/><text:tab/></text:span><text:span text:style-name="T6">typename</text:span><text:span text:style-name="T11"> AlberoN&lt;T&gt;::NodoAlbero figlioCorrente;</text:span></text:p><text:p text:style-name="P11"><text:tab/><text:tab/>figlioCorrente = albero.primoFiglio(nodo);</text:p><text:p text:style-name="P4"><text:span text:style-name="T11"><text:tab/><text:tab/></text:span><text:span text:style-name="T6">while</text:span><text:span text:style-name="T11"> ( !albero.ultimoFratello(figlioCorrente) ) {</text:span></text:p><text:p text:style-name="P11"><text:tab/><text:tab/><text:tab/>valoreCorrente = 1 + altezza(albero, figlioCorrente);</text:p><text:p text:style-name="P11"><text:tab/><text:tab/><text:tab/>massimo = (valoreCorrente &gt; massimo ? valoreCorrente : massimo);</text:p><text:p text:style-name="P11"><text:tab/><text:tab/><text:tab/>figlioCorrente = albero.succFratello(figlioCorrente); <text:s/></text:p><text:p text:style-name="P11"><text:tab/><text:tab/>}</text:p><text:p text:style-name="P4"><text:span text:style-name="T11"><text:tab/><text:tab/></text:span><text:span text:style-name="T6">return</text:span><text:span text:style-name="T11"> massimo;</text:span></text:p><text:p text:style-name="P11"><text:tab/>}</text:p><text:p text:style-name="P11">};</text:p></draw:text-box></draw:frame></text:p>
      <text:h text:style-name="P34" text:outline-level="3"><text:soft-page-break/>7.4.5 Profondità</text:h>
      <text:p text:style-name="P19">Qui di seguito è proposta una possibile implementazione di un algoritmo per il calcolo della profondità di un nodo che utilizza l'interfaccia proposta in precedenza.</text:p>
      <text:p text:style-name="P9"><draw:frame draw:style-name="fr6" draw:name="Cornice115" text:anchor-type="paragraph" svg:width="16.15cm" style:rel-width="95%" draw:z-index="114"><draw:text-box fo:min-height="0.499cm"><text:p text:style-name="P4"><text:span text:style-name="T6">template</text:span><text:span text:style-name="T11"> &lt;</text:span><text:span text:style-name="T6">class</text:span><text:span text:style-name="T11"> T&gt;</text:span></text:p><text:p text:style-name="P4"><text:span text:style-name="T6">int</text:span><text:span text:style-name="T11"> profondita(AlberoN&lt;T&gt; albero, </text:span><text:span text:style-name="T6">typename</text:span><text:span text:style-name="T11"> AlberoN&lt;T&gt;::NodoAlbero nodo) {</text:span></text:p><text:p text:style-name="P4"><text:span text:style-name="T11"><text:tab/></text:span><text:span text:style-name="T6">int</text:span><text:span text:style-name="T11"> i = 0;</text:span></text:p><text:p text:style-name="P4"><text:span text:style-name="T11"><text:tab/></text:span><text:span text:style-name="T6">while</text:span><text:span text:style-name="T11"> ( nodo != albero.radice() ) {</text:span></text:p><text:p text:style-name="P11"><text:tab/><text:tab/>i++;</text:p><text:p text:style-name="P4"><text:span text:style-name="T11"><text:tab/><text:tab/></text:span><text:span text:style-name="T6">if</text:span><text:span text:style-name="T11"> ( (nodo = albero.padre(nodo)) == </text:span><text:span text:style-name="T6">NULL</text:span><text:span text:style-name="T11"> ) </text:span><text:span text:style-name="T6">throw</text:span><text:span text:style-name="T11"> INT_MAX; </text:span></text:p><text:p text:style-name="P11"><text:tab/>}</text:p><text:p text:style-name="P4"><text:span text:style-name="T11"><text:tab/></text:span><text:span text:style-name="T6">return</text:span><text:span text:style-name="T11"> i;</text:span></text:p><text:p text:style-name="P11">};</text:p></draw:text-box></draw:frame></text:p>
      <text:h text:style-name="P3" text:outline-level="1">8 Dizionari</text:h>
      <text:p text:style-name="P19">Il dizionario è definito come un insieme di elementi composti da una chiave ed un attributo. La chiave distingue gli elementi fra di loro. Non sono ammessi elementi con la medesima chiave. Sul dizionario sono definite soltanto delle operazioni di confronto, inserimento e ritrovamento.</text:p>
      <text:h text:style-name="P30" text:outline-level="2">8.1 L'interfaccia</text:h>
      <text:p text:style-name="P19">Indipendentemente dalla realizzazione, è possibili definire una interfaccia comune con la quale descrivere e manipolare un qualsiasi dizionario. La realizzazione presentata in seguito rispecchierà l'interfaccia qui definita.</text:p>
      <text:p text:style-name="P19"><draw:frame draw:style-name="fr1" draw:name="Cornice116" text:anchor-type="paragraph" svg:width="16.15cm" style:rel-width="95%" draw:z-index="115"><draw:text-box fo:min-height="0.499cm"><text:p text:style-name="Preformatted_20_Text"><text:span text:style-name="T26">Dizionario:</text:span> la classe coda generica</text:p><text:p text:style-name="Preformatted_20_Text"><text:span text:style-name="T26">TipoElem:</text:span> indica il tipo degli elementi</text:p><text:p text:style-name="Preformatted_20_Text"><text:span text:style-name="T26">TipoChiave:</text:span> indica il tipo delle chiavi</text:p><text:p text:style-name="Preformatted_20_Text"><text:span text:style-name="T26">Boolean:</text:span> rappresenta i valori verità</text:p><text:p text:style-name="Preformatted_20_Text"/><text:p text:style-name="Preformatted_20_Text">void <text:span text:style-name="T26">CreaDizionario()</text:span>: crea una nuovo dizionario</text:p><text:p text:style-name="Preformatted_20_Text"/><text:p text:style-name="Preformatted_20_Text">boolean <text:span text:style-name="T26">appartiene(TipoChiave)</text:span>: controlla se un elemento appartiene all'insieme</text:p><text:p text:style-name="Preformatted_20_Text"/><text:p text:style-name="Preformatted_20_Text">void <text:span text:style-name="T26">inserisci(TipoChiave, TipoElem):</text:span> aggiunge un elemento e chiave al dizionario</text:p><text:p text:style-name="Preformatted_20_Text"/><text:p text:style-name="Preformatted_20_Text">void <text:span text:style-name="T26">aggiorna(TipoChiave, TipoElem):</text:span> aggiorna la chiave con il nuovo elemento</text:p><text:p text:style-name="Preformatted_20_Text"/><text:p text:style-name="Preformatted_20_Text">void <text:span text:style-name="T26">cancella(TipoChiave):</text:span> rimuove una chiave dal dizionario</text:p><text:p text:style-name="Preformatted_20_Text"/><text:p text:style-name="Preformatted_20_Text">TipoElem <text:span text:style-name="T26">recupera(TipoChiave):</text:span> recupera un elemento dal dizionario in base alla chiave</text:p><text:p text:style-name="Preformatted_20_Text"/></draw:text-box></draw:frame></text:p>
      <text:h text:style-name="P30" text:outline-level="2">8.2 Esempio applicativo</text:h>
      <text:p text:style-name="P19">Come esempio supponiamo di voler acquisire da tastiera una sequenza di 4 coppie “parola-contrario” e poi di ricercare nel dizionario un contrario di un termine inserito. Come esempio infine supponiamo di voler stampare il contenuto del dizionario.</text:p>
      <text:h text:style-name="P34" text:outline-level="3">8.2.1 Codifica in linguaggio naturale</text:h>
      <text:p text:style-name="P19">Una possibile codifica in linguaggio naturale di quanto appena detto potrebbe essere la seguente.</text:p>
      <text:p text:style-name="P19"><draw:frame draw:style-name="fr5" draw:name="Cornice117" text:anchor-type="paragraph" svg:width="16.15cm" style:rel-width="95%" draw:z-index="116"><draw:text-box fo:min-height="0.499cm"><text:p text:style-name="Text">Testo <text:sequence text:ref-name="refText13" text:name="Text" text:formula="ooow:Text+1" style:num-format="1">14</text:sequence>: Esempio in linguaggio naturale</text:p><text:p text:style-name="P15">Dizionario dizionario = creaDizionario()</text:p><text:p text:style-name="P4"><text:span text:style-name="T19">tipoElem valoreIndicato</text:span>;</text:p><text:p text:style-name="P4"><text:span text:style-name="T19">tipoChiave chiaveIndicato</text:span>;</text:p><text:p text:style-name="P4"><text:span text:style-name="T19">integer i := </text:span>0</text:p><text:p text:style-name="P15">while i != 3</text:p><text:p text:style-name="P4"><text:span text:style-name="T19"><text:tab/>visualizza "Indicare il termine: </text:span>"</text:p><text:p text:style-name="P15"><text:tab/>valoreChiave := leggi da tastiera</text:p><text:p text:style-name="P4"><text:span text:style-name="T19"><text:tab/>visualizza "Indicare il contrario: </text:span>"</text:p><text:p text:style-name="P15"><text:tab/>valoreIndicato := leggi da tastiera</text:p><text:p text:style-name="P15"><text:tab/>dizionario.inserisci(valoreChiave, valoreIndicato);</text:p><text:p text:style-name="P4"><text:span text:style-name="T19"><text:tab/>i := i + </text:span>1</text:p><text:p text:style-name="P4"><text:span text:style-name="T19">endwhil</text:span>e</text:p><text:p text:style-name="P15">visualizza “Indica il termine di cui vuoi il contrario: ”</text:p><text:p text:style-name="P15">valoreChiave := leggi da tastiera</text:p><text:p text:style-name="P15">if dizionario.appartiene(valoreChiave) = TRUE</text:p><text:p text:style-name="P15"><text:tab/>visualizza dizionario.recupera(valoreChiave)</text:p><text:p text:style-name="P15">else</text:p><text:p text:style-name="P15"><text:tab/>visualizza “Termine non in dizionario”</text:p><text:p text:style-name="P15">endif</text:p><text:p text:style-name="P15">visualizza dizionario</text:p></draw:text-box></draw:frame><text:soft-page-break/></text:p>
      <text:h text:style-name="P30" text:outline-level="2">8.3 Realizzazioni</text:h>
      <text:p text:style-name="P19">Esistono diverse realizzazioni possibili di dizionario, per lo più racchiuse in due grandi sotto categoria: quelle a tabella di hash statica e quelle a tabella hash dinamica. Della prima categoria fanno parte le realizzazioni ad hash aperto con liste di trabocco, di cui verrà ora presentata una implementazione, e quelle ad hash chiuso.</text:p>
      <text:h text:style-name="P34" text:outline-level="3">8.3.1 Implementazione con liste di trabocco (hash aperto)</text:h>
      <text:p text:style-name="P19">L'implementazione dei dizionari con liste di trabocco, o più semplicemente detto con ad hash aperto permette di inserire un numero arbitrario di elementi all'interno del dizionario. La struttura memorizza gli elementi basandosi sul risultato di una funzione, detta hash appunto, applicata alla chiave di ogni elemento. La funzione genera per la stessa chiave sempre il medesimo valore.</text:p>
      <text:h text:style-name="P35" text:outline-level="4">8.3.1.1 Pro e contro</text:h>
      <text:p text:style-name="P19">I dizionari basano la loro forza sulla rapidità di ritrovamento delle informazioni. I dati inseriti, gli elementi, vengono memorizzati in base alla chiave associata al valore. Per effettuare il ritrovamento quindi sarà sufficiente specificare la chiave con la quale il valore è stato archiviato. Ma l'efficienza dei dizionari è legata anche all'efficienza della funzione hash che, in tempo trascurabile, dovrebbe riuscire a calcolare un valore univoco da associare alla chiave. Questo comporterebbe quindi la necessità di uno spazio di memorizzazione paragonabile a tutti i possibili valori validi come chiave.</text:p>
      <text:p text:style-name="P19">Da qui la necessità di una funzione di hash, che converta la chiavi in valori. Durante la conversione è possibile che due valori, pur avendo chiavi differenti, realizzino il medesimo risultato, generando una collisione. In questo caso la realizzazione con liste di trabocco memorizza in una lista associata ad ogni risultato della funzione il valore e la chiave indicate.</text:p>
      <text:h text:style-name="P35" text:outline-level="4">8.3.1.2 Definire la dimensione del vettore</text:h>
      <text:p text:style-name="P19">La realizzazione utilizza un vettore per memorizzare le liste associate ai possibili risultati distinti della funzione di hash. Quindi il codomio della funzione di hash sarà compreso fra 0 e la massima posizione del vettore. Nella implementazione viene utilizzato un valore intero specificato, insieme <text:soft-page-break/>al tipo di chiave e di valore, fra i parametri del template della classe per definire la dimensione del vettore.</text:p>
      <text:h text:style-name="P36" text:outline-level="4"><text:span text:style-name="T4">8.3.1.3 Specializzare la classe </text:span><text:span text:style-name="T1">Nodo</text:span><text:span text:style-name="T4"> in </text:span><text:span text:style-name="T1">NodoDizionarioHashAperto</text:span></text:h>
      <text:p text:style-name="P19">Per realizzare le liste associate alle posizioni ed incapsulare i valore, viene utilizzata una classe estensione di Nodo.</text:p>
      <text:p text:style-name="P9"><draw:frame draw:style-name="fr1" draw:name="Cornice118" text:anchor-type="paragraph" svg:width="16.15cm" style:rel-width="95%" draw:z-index="117"><draw:text-box fo:min-height="0.499cm"><text:p text:style-name="File">File <text:sequence text:ref-name="refFile32" text:name="File" text:formula="ooow:File+1" style:num-format="1">33</text:sequence>: /dizionari/NodoDizionarioHashAperto.h</text:p><text:p text:style-name="P4"><text:span text:style-name="T6">#ifndef</text:span><text:span text:style-name="T11"> NODODIZIONARIOHASHAPERTO_H_</text:span></text:p><text:p text:style-name="P4"><text:span text:style-name="T6">#define</text:span><text:span text:style-name="T11"> NODODIZIONARIOHASHAPERTO_H_</text:span></text:p><text:p text:style-name="P4"/><text:p text:style-name="P4"><text:span text:style-name="T6">#include</text:span><text:span text:style-name="T11"> </text:span><text:span text:style-name="T22">"../common/stdInclude.h"</text:span></text:p><text:p text:style-name="P4"><text:span text:style-name="T6">#include</text:span><text:span text:style-name="T11"> </text:span><text:span text:style-name="T22">"../common/Nodo.h"</text:span></text:p><text:p text:style-name="P4"/><text:p text:style-name="P4"><text:span text:style-name="T6">template</text:span><text:span text:style-name="T11"> &lt;</text:span><text:span text:style-name="T6">class</text:span><text:span text:style-name="T11"> K, </text:span><text:span text:style-name="T6">class</text:span><text:span text:style-name="T11"> T&gt;</text:span></text:p><text:p text:style-name="P4"><text:span text:style-name="T6">class</text:span><text:span text:style-name="T11"> NodoDizionarioHashAperto : </text:span><text:span text:style-name="T6">public</text:span><text:span text:style-name="T11"> Nodo&lt;T&gt; {</text:span></text:p><text:p text:style-name="P4"><text:span text:style-name="T11"><text:tab/></text:span><text:span text:style-name="T6">public</text:span><text:span text:style-name="T11">:</text:span></text:p><text:p text:style-name="P11"><text:tab/><text:tab/>NodoDizionarioHashAperto();</text:p><text:p text:style-name="P11"><text:tab/><text:tab/>NodoDizionarioHashAperto(K, T);</text:p><text:p text:style-name="P11"><text:tab/><text:tab/>NodoDizionarioHashAperto&lt;K, T&gt;* getSuccessivo();</text:p><text:p text:style-name="P4"><text:span text:style-name="T11"><text:tab/><text:tab/></text:span><text:span text:style-name="T6">void</text:span><text:span text:style-name="T11"> setSuccessivo(NodoDizionarioHashAperto&lt;K, T&gt;*);</text:span></text:p><text:p text:style-name="P11"><text:tab/><text:tab/>K getKey();</text:p><text:p text:style-name="P4"><text:span text:style-name="T11"><text:tab/><text:tab/></text:span><text:span text:style-name="T6">void</text:span><text:span text:style-name="T11"> setKey(K);</text:span></text:p><text:p text:style-name="P4"><text:span text:style-name="T11"><text:tab/></text:span><text:span text:style-name="T6">private</text:span><text:span text:style-name="T11">:</text:span></text:p><text:p text:style-name="P11"><text:tab/><text:tab/>NodoDizionarioHashAperto&lt;K, T&gt;* successivo;</text:p><text:p text:style-name="P11"><text:tab/><text:tab/>K key;</text:p><text:p text:style-name="P11">};</text:p><text:p text:style-name="P4"/><text:p text:style-name="P4"><text:span text:style-name="T6">template</text:span><text:span text:style-name="T11"> &lt;</text:span><text:span text:style-name="T6">class</text:span><text:span text:style-name="T11"> K, </text:span><text:span text:style-name="T6">class</text:span><text:span text:style-name="T11"> T&gt;</text:span></text:p><text:p text:style-name="P11">NodoDizionarioHashAperto&lt;K, T&gt;::NodoDizionarioHashAperto() : Nodo&lt;T&gt;::Nodo() {</text:p><text:p text:style-name="P4"><text:span text:style-name="T11"><text:tab/>successivo = </text:span><text:span text:style-name="T6">NULL</text:span><text:span text:style-name="T11">;</text:span></text:p><text:p text:style-name="P11">};</text:p><text:p text:style-name="P4"/><text:p text:style-name="P4"><text:span text:style-name="T6">template</text:span><text:span text:style-name="T11"> &lt;</text:span><text:span text:style-name="T6">class</text:span><text:span text:style-name="T11"> K, </text:span><text:span text:style-name="T6">class</text:span><text:span text:style-name="T11"> T&gt;</text:span></text:p><text:p text:style-name="P11">NodoDizionarioHashAperto&lt;K, T&gt;::NodoDizionarioHashAperto(K newKey, T newValue) : Nodo&lt;T&gt;::Nodo(newValue) {</text:p><text:p text:style-name="P4"><text:span text:style-name="T11"><text:tab/>successivo = </text:span><text:span text:style-name="T6">NULL</text:span><text:span text:style-name="T11">;</text:span></text:p><text:p text:style-name="P11"><text:tab/>key = newKey;</text:p><text:p text:style-name="P11">};</text:p><text:p text:style-name="P4"/><text:p text:style-name="P4"><text:span text:style-name="T6">template</text:span><text:span text:style-name="T11"> &lt;</text:span><text:span text:style-name="T6">class</text:span><text:span text:style-name="T11"> K, </text:span><text:span text:style-name="T6">class</text:span><text:span text:style-name="T11"> T&gt;</text:span></text:p><text:p text:style-name="P11">NodoDizionarioHashAperto&lt;K, T&gt;* NodoDizionarioHashAperto&lt;K, T&gt;::getSuccessivo() {</text:p><text:p text:style-name="P4"><text:span text:style-name="T11"><text:tab/></text:span><text:span text:style-name="T6">return</text:span><text:span text:style-name="T11"> successivo;</text:span></text:p><text:p text:style-name="P11">};</text:p><text:p text:style-name="P4"/><text:p text:style-name="P4"><text:span text:style-name="T6">template</text:span><text:span text:style-name="T11"> &lt;</text:span><text:span text:style-name="T6">class</text:span><text:span text:style-name="T11"> K, </text:span><text:span text:style-name="T6">class</text:span><text:span text:style-name="T11"> T&gt;</text:span></text:p><text:p text:style-name="P4"><text:span text:style-name="T6">void</text:span><text:span text:style-name="T11"> NodoDizionarioHashAperto&lt;K, T&gt;::setSuccessivo(NodoDizionarioHashAperto&lt;K, T&gt;* newSuccessivo) {</text:span></text:p><text:p text:style-name="P11"><text:tab/>successivo = newSuccessivo;</text:p><text:p text:style-name="P11">};</text:p><text:p text:style-name="P4"/><text:p text:style-name="P4"><text:span text:style-name="T6">template</text:span><text:span text:style-name="T11"> &lt;</text:span><text:span text:style-name="T6">class</text:span><text:span text:style-name="T11"> K, </text:span><text:span text:style-name="T6">class</text:span><text:span text:style-name="T11"> T&gt;</text:span></text:p><text:p text:style-name="P11">K NodoDizionarioHashAperto&lt;K, T&gt;::getKey() {</text:p><text:p text:style-name="P4"><text:span text:style-name="T11"><text:tab/></text:span><text:span text:style-name="T6">return</text:span><text:span text:style-name="T11"> key;</text:span></text:p><text:p text:style-name="P11">};</text:p><text:p text:style-name="P4"/><text:p text:style-name="P4"><text:span text:style-name="T6">template</text:span><text:span text:style-name="T11"> &lt;</text:span><text:span text:style-name="T6">class</text:span><text:span text:style-name="T11"> K, </text:span><text:span text:style-name="T6">class</text:span><text:span text:style-name="T11"> T&gt;</text:span></text:p><text:p text:style-name="P4"><text:span text:style-name="T6">void</text:span><text:span text:style-name="T11"> NodoDizionarioHashAperto&lt;K, T&gt;::setKey(K newKey) {</text:span></text:p><text:p text:style-name="P11"><text:tab/>key = newKey;</text:p><text:p text:style-name="P11">};</text:p><text:p text:style-name="P4"/><text:p text:style-name="P7"><text:span text:style-name="T7">#endif</text:span><text:span text:style-name="T12"> </text:span><text:span text:style-name="T20">/*NODODIZIONARIOHASHAPERTO_H_*/</text:span></text:p></draw:text-box></draw:frame></text:p>
      <text:h text:style-name="P36" text:outline-level="4"><text:soft-page-break/><text:span text:style-name="T4">8.3.1.4 La classe </text:span><text:span text:style-name="T1">DizionarioHashAperto</text:span></text:h>
      <text:p text:style-name="P19">Una implementazione di quanto descritto finora è la seguente.</text:p>
      <text:p text:style-name="P11"><draw:frame draw:style-name="fr2" draw:name="Cornice119" text:anchor-type="paragraph" svg:width="16.15cm" style:rel-width="95%" draw:z-index="118"><draw:text-box fo:min-height="0.499cm"><text:p text:style-name="File">File <text:sequence text:ref-name="refFile33" text:name="File" text:formula="ooow:File+1" style:num-format="1">34</text:sequence>: /dizionari/DizionarioHashAperto.h</text:p><text:p text:style-name="P4"><text:span text:style-name="T6">#ifndef</text:span><text:span text:style-name="T11"> DIZIONARIOHASHAPERTO_H_</text:span></text:p><text:p text:style-name="P4"><text:span text:style-name="T6">#define</text:span><text:span text:style-name="T11"> DIZIONARIOHASHAPERTO_H_</text:span></text:p><text:p text:style-name="P4"/><text:p text:style-name="P4"><text:span text:style-name="T6">#include</text:span><text:span text:style-name="T11"> </text:span><text:span text:style-name="T22">"../common/stdInclude.h"</text:span></text:p><text:p text:style-name="P4"><text:span text:style-name="T6">#include</text:span><text:span text:style-name="T11"> </text:span><text:span text:style-name="T22">"../liste/ListaPtr.h"</text:span></text:p><text:p text:style-name="P4"><text:span text:style-name="T6">#include</text:span><text:span text:style-name="T11"> </text:span><text:span text:style-name="T22">"../liste/NodoListaPtr.h"</text:span></text:p><text:p text:style-name="P4"><text:span text:style-name="T6">#include</text:span><text:span text:style-name="T11"> </text:span><text:span text:style-name="T22">"NodoDizionarioHashAperto.h"</text:span></text:p><text:p text:style-name="P4"/><text:p text:style-name="P4"><text:span text:style-name="T6">template</text:span><text:span text:style-name="T11"> &lt;</text:span><text:span text:style-name="T6">class</text:span><text:span text:style-name="T11"> K, </text:span><text:span text:style-name="T6">class</text:span><text:span text:style-name="T11"> T, </text:span><text:span text:style-name="T6">int</text:span><text:span text:style-name="T11"> DIM&gt;</text:span></text:p><text:p text:style-name="P4"><text:span text:style-name="T6">class</text:span><text:span text:style-name="T11"> DizionarioHashAperto {</text:span></text:p><text:p text:style-name="P4"><text:span text:style-name="T11"><text:tab/></text:span><text:span text:style-name="T6">public</text:span><text:span text:style-name="T11">:</text:span></text:p><text:p text:style-name="P11"><text:tab/><text:tab/>DizionarioHashAperto();</text:p><text:p text:style-name="P11"><text:tab/><text:tab/>~DizionarioHashAperto();</text:p><text:p text:style-name="P4"><text:span text:style-name="T11"><text:tab/><text:tab/></text:span><text:span text:style-name="T6">void</text:span><text:span text:style-name="T11"> creaDizionario();</text:span></text:p><text:p text:style-name="P4"><text:span text:style-name="T11"><text:tab/><text:tab/></text:span><text:span text:style-name="T6">bool</text:span><text:span text:style-name="T11"> appartiene(K);</text:span></text:p><text:p text:style-name="P4"><text:span text:style-name="T11"><text:tab/><text:tab/></text:span><text:span text:style-name="T6">void</text:span><text:span text:style-name="T11"> inserisci(K, T);</text:span></text:p><text:p text:style-name="P4"><text:span text:style-name="T11"><text:tab/><text:tab/></text:span><text:span text:style-name="T6">void</text:span><text:span text:style-name="T11"> cancella(K);</text:span></text:p><text:p text:style-name="P11"><text:tab/><text:tab/>T recupera(K);</text:p><text:p text:style-name="P4"><text:span text:style-name="T11"><text:tab/><text:tab/></text:span><text:span text:style-name="T6">void</text:span><text:span text:style-name="T11"> aggiorna(K, T);</text:span></text:p><text:p text:style-name="P4"><text:span text:style-name="T11"><text:tab/><text:tab/></text:span><text:span text:style-name="T6">void</text:span><text:span text:style-name="T11"> stampa();</text:span></text:p><text:p text:style-name="P11"><text:tab/><text:tab/>DizionarioHashAperto&lt;K, T, DIM&gt; copiaDizionario();</text:p><text:p text:style-name="P4"><text:span text:style-name="T11"><text:tab/></text:span><text:span text:style-name="T6">private</text:span><text:span text:style-name="T11">:</text:span></text:p><text:p text:style-name="P4"><text:span text:style-name="T11"><text:tab/><text:tab/></text:span><text:span text:style-name="T6">typedef</text:span><text:span text:style-name="T11"> NodoDizionarioHashAperto&lt;K, T&gt; NodoDizionario;</text:span></text:p><text:p text:style-name="P4"><text:span text:style-name="T11"><text:tab/><text:tab/></text:span><text:span text:style-name="T6">typedef</text:span><text:span text:style-name="T11"> ListaPtr&lt;NodoDizionario&gt; listaTrabocco;</text:span></text:p><text:p text:style-name="P4"><text:span text:style-name="T11"><text:tab/><text:tab/></text:span><text:span text:style-name="T6">typedef</text:span><text:span text:style-name="T11"> </text:span><text:span text:style-name="T6">typename</text:span><text:span text:style-name="T11"> listaTrabocco::posizione posizioneListaTrabocco;</text:span></text:p><text:p text:style-name="P4"><text:span text:style-name="T11"><text:tab/><text:tab/></text:span><text:span text:style-name="T6">int</text:span><text:span text:style-name="T11"> hashFunction(K);</text:span></text:p><text:p text:style-name="P4"><text:span text:style-name="T11"><text:tab/><text:tab/></text:span><text:span text:style-name="T6">int</text:span><text:span text:style-name="T11"> hashFunction(string);</text:span></text:p><text:p text:style-name="P11"><text:tab/><text:tab/>listaTrabocco dizionario[DIM];</text:p><text:p text:style-name="P11">};</text:p><text:p text:style-name="P4"/><text:p text:style-name="P4"><text:span text:style-name="T6">template</text:span><text:span text:style-name="T11"> &lt;</text:span><text:span text:style-name="T6">class</text:span><text:span text:style-name="T11"> K, </text:span><text:span text:style-name="T6">class</text:span><text:span text:style-name="T11"> T, </text:span><text:span text:style-name="T6">int</text:span><text:span text:style-name="T11"> DIM&gt;</text:span></text:p><text:p text:style-name="P11">DizionarioHashAperto&lt;K, T, DIM&gt;::DizionarioHashAperto() {</text:p><text:p text:style-name="P11"><text:tab/>creaDizionario();</text:p><text:p text:style-name="P11">};</text:p><text:p text:style-name="P4"/><text:p text:style-name="P4"><text:span text:style-name="T6">template</text:span><text:span text:style-name="T11"> &lt;</text:span><text:span text:style-name="T6">class</text:span><text:span text:style-name="T11"> K, </text:span><text:span text:style-name="T6">class</text:span><text:span text:style-name="T11"> T, </text:span><text:span text:style-name="T6">int</text:span><text:span text:style-name="T11"> DIM&gt;</text:span></text:p><text:p text:style-name="P11">DizionarioHashAperto&lt;K, T, DIM&gt;::~DizionarioHashAperto() {</text:p><text:p text:style-name="P11"><text:tab/></text:p><text:p text:style-name="P11"><text:tab/>posizioneListaTrabocco corrente;</text:p><text:p text:style-name="P11"><text:tab/></text:p><text:p text:style-name="P4"><text:span text:style-name="T11"><text:tab/></text:span><text:span text:style-name="T6">for</text:span><text:span text:style-name="T11"> ( </text:span><text:span text:style-name="T6">int</text:span><text:span text:style-name="T11"> i = 0; i &lt; DIM; i++ ) {</text:span></text:p><text:p text:style-name="P11"><text:tab/><text:tab/>corrente = dizionario[i].primoLista();</text:p><text:p text:style-name="P4"><text:span text:style-name="T11"><text:tab/><text:tab/></text:span><text:span text:style-name="T6">while</text:span><text:span text:style-name="T11"> ( !dizionario[i].fineLista(corrente) ) {</text:span></text:p><text:p text:style-name="P11"><text:tab/><text:tab/><text:tab/>dizionario[i].cancLista(corrente);</text:p><text:p text:style-name="P11"><text:tab/><text:tab/><text:tab/>corrente = dizionario[i].primoLista();</text:p><text:p text:style-name="P11"><text:tab/><text:tab/>}</text:p><text:p text:style-name="P11"><text:tab/>}</text:p><text:p text:style-name="P11">};</text:p><text:p text:style-name="P4"/><text:p text:style-name="P4"><text:span text:style-name="T6">template</text:span><text:span text:style-name="T11"> &lt;</text:span><text:span text:style-name="T6">class</text:span><text:span text:style-name="T11"> K, </text:span><text:span text:style-name="T6">class</text:span><text:span text:style-name="T11"> T, </text:span><text:span text:style-name="T6">int</text:span><text:span text:style-name="T11"> DIM&gt;</text:span></text:p><text:p text:style-name="P4"><text:span text:style-name="T6">void</text:span><text:span text:style-name="T11"> DizionarioHashAperto&lt;K, T, DIM&gt;::creaDizionario() {</text:span></text:p><text:p text:style-name="P4"><text:span text:style-name="T11"><text:tab/></text:span><text:span text:style-name="T6">for</text:span><text:span text:style-name="T11"> ( </text:span><text:span text:style-name="T6">int</text:span><text:span text:style-name="T11"> i = 0; i &lt; DIM; i++ ) {</text:span></text:p><text:p text:style-name="P11"><text:tab/><text:tab/>dizionario[i].creaLista();</text:p><text:p text:style-name="P11"><text:tab/>}</text:p><text:p text:style-name="P11">};</text:p></draw:text-box></draw:frame></text:p>
      <text:p text:style-name="P11"/>
      <text:p text:style-name="P4"><draw:frame draw:style-name="fr3" draw:name="Cornice120" text:anchor-type="paragraph" svg:width="16.15cm" style:rel-width="95%" draw:z-index="119"><draw:text-box fo:min-height="0.499cm"><text:p text:style-name="P4"/><text:p text:style-name="P4"><text:span text:style-name="T6">template</text:span><text:span text:style-name="T11"> &lt;</text:span><text:span text:style-name="T6">class</text:span><text:span text:style-name="T11"> K, </text:span><text:span text:style-name="T6">class</text:span><text:span text:style-name="T11"> T, </text:span><text:span text:style-name="T6">int</text:span><text:span text:style-name="T11"> DIM&gt;</text:span></text:p><text:p text:style-name="P4"><text:span text:style-name="T6">bool</text:span><text:span text:style-name="T11"> DizionarioHashAperto&lt;K, T, DIM&gt;::appartiene(K key) {</text:span></text:p><text:p text:style-name="P4"><text:span text:style-name="T11"><text:tab/></text:span><text:span text:style-name="T6">int</text:span><text:span text:style-name="T11"> index = hashFunction(key);</text:span></text:p><text:p text:style-name="P11"><text:tab/>posizioneListaTrabocco corrente = dizionario[index].primoLista();</text:p><text:p text:style-name="P4"><text:span text:style-name="T11"><text:tab/></text:span><text:span text:style-name="T6">while</text:span><text:span text:style-name="T11"> ( !dizionario[index].fineLista(corrente) ) {</text:span></text:p><text:p text:style-name="P4"><text:span text:style-name="T11"><text:tab/><text:tab/></text:span><text:span text:style-name="T6">if</text:span><text:span text:style-name="T11"> ( dizionario[index].leggiLista(corrente).getKey() == key ) {</text:span></text:p><text:p text:style-name="P4"><text:span text:style-name="T11"><text:tab/><text:tab/><text:tab/></text:span><text:span text:style-name="T6">return</text:span><text:span text:style-name="T11"> </text:span><text:span text:style-name="T6">true</text:span><text:span text:style-name="T11">;</text:span></text:p><text:p text:style-name="P11"><text:tab/><text:tab/>} </text:p><text:p text:style-name="P11"><text:tab/>}</text:p><text:p text:style-name="P4"><text:span text:style-name="T11"><text:tab/></text:span><text:span text:style-name="T6">return</text:span><text:span text:style-name="T11"> </text:span><text:span text:style-name="T6">false</text:span><text:span text:style-name="T11">;</text:span></text:p><text:p text:style-name="P11">};</text:p><text:p text:style-name="P4"/><text:p text:style-name="P4"/><text:p text:style-name="P4"><text:span text:style-name="T6">template</text:span><text:span text:style-name="T11"> &lt;</text:span><text:span text:style-name="T6">class</text:span><text:span text:style-name="T11"> K, </text:span><text:span text:style-name="T6">class</text:span><text:span text:style-name="T11"> T, </text:span><text:span text:style-name="T6">int</text:span><text:span text:style-name="T11"> DIM&gt;</text:span></text:p><text:p text:style-name="P4"><text:span text:style-name="T6">void</text:span><text:span text:style-name="T11"> DizionarioHashAperto&lt;K, T, DIM&gt;::inserisci(K newKey, T newValue) {</text:span></text:p><text:p text:style-name="P4"><text:span text:style-name="T11"><text:tab/></text:span><text:span text:style-name="T6">if</text:span><text:span text:style-name="T11"> ( !appartiene(newKey) ) {</text:span></text:p><text:p text:style-name="P4"><text:span text:style-name="T11"><text:tab/><text:tab/></text:span><text:span text:style-name="T6">int</text:span><text:span text:style-name="T11"> index = hashFunction(newKey);</text:span></text:p><text:p text:style-name="P4"><text:span text:style-name="T11"><text:tab/><text:tab/></text:span><text:span text:style-name="T16">NodoDizionario nuovoNodo = NodoDizionario(newKey, newValue);</text:span></text:p><text:p text:style-name="P11"><text:tab/><text:tab/>dizionario[index].insLista(nuovoNodo, dizionario[index].primoLista());</text:p><text:p text:style-name="P4"><text:span text:style-name="T11"><text:tab/>} </text:span><text:span text:style-name="T6">else</text:span><text:span text:style-name="T11"> {</text:span></text:p><text:p text:style-name="P4"><text:span text:style-name="T11"><text:tab/><text:tab/>__DEBUG(</text:span><text:span text:style-name="T22">"DizionarioHashAperto::inserisci(): chiave gia' esistente"</text:span><text:span text:style-name="T11">);</text:span></text:p><text:p text:style-name="P4"><text:span text:style-name="T11"><text:tab/><text:tab/></text:span><text:span text:style-name="T6">throw</text:span><text:span text:style-name="T11"> INT_MAX;</text:span></text:p><text:p text:style-name="P11"><text:tab/>}</text:p><text:p text:style-name="P11">};</text:p><text:p text:style-name="P4"/><text:p text:style-name="P4"/><text:p text:style-name="P4"><text:span text:style-name="T6">template</text:span><text:span text:style-name="T11"> &lt;</text:span><text:span text:style-name="T6">class</text:span><text:span text:style-name="T11"> K, </text:span><text:span text:style-name="T6">class</text:span><text:span text:style-name="T11"> T, </text:span><text:span text:style-name="T6">int</text:span><text:span text:style-name="T11"> DIM&gt;</text:span></text:p><text:p text:style-name="P4"><text:span text:style-name="T6">void</text:span><text:span text:style-name="T11"> DizionarioHashAperto&lt;K, T, DIM&gt;::cancella(K key) {</text:span></text:p><text:p text:style-name="P4"><text:span text:style-name="T11"><text:tab/></text:span><text:span text:style-name="T6">int</text:span><text:span text:style-name="T11"> index = hashFunction(key);</text:span></text:p><text:p text:style-name="P11"><text:tab/>posizioneListaTrabocco corrente = dizionario[index].primoLista();</text:p><text:p text:style-name="P4"><text:span text:style-name="T11"><text:tab/></text:span><text:span text:style-name="T6">while</text:span><text:span text:style-name="T11"> ( !dizionario[index].fineLista(corrente) ) {</text:span></text:p><text:p text:style-name="P4"><text:span text:style-name="T11"><text:tab/><text:tab/></text:span><text:span text:style-name="T6">if</text:span><text:span text:style-name="T11"> ( dizionario[index].leggiLista(corrente).getKey() == key ) {</text:span></text:p><text:p text:style-name="P11"><text:tab/><text:tab/><text:tab/>dizionario[index].cancLista(corrente);</text:p><text:p text:style-name="P4"><text:span text:style-name="T11"><text:tab/><text:tab/><text:tab/></text:span><text:span text:style-name="T6">return</text:span><text:span text:style-name="T11">;</text:span></text:p><text:p text:style-name="P11"><text:tab/><text:tab/>}</text:p><text:p text:style-name="P11"><text:tab/>}</text:p><text:p text:style-name="P4"><text:span text:style-name="T11"><text:tab/>__DEBUG(</text:span><text:span text:style-name="T22">"DizionarioHashAperto::cancella(): chiave non trovata"</text:span><text:span text:style-name="T11">);</text:span></text:p><text:p text:style-name="P11">};</text:p><text:p text:style-name="P4"/><text:p text:style-name="P4"><text:span text:style-name="T6">template</text:span><text:span text:style-name="T11"> &lt;</text:span><text:span text:style-name="T6">class</text:span><text:span text:style-name="T11"> K, </text:span><text:span text:style-name="T6">class</text:span><text:span text:style-name="T11"> T, </text:span><text:span text:style-name="T6">int</text:span><text:span text:style-name="T11"> DIM&gt;</text:span></text:p><text:p text:style-name="P11">T DizionarioHashAperto&lt;K, T, DIM&gt;::recupera(K key) {</text:p><text:p text:style-name="P4"><text:span text:style-name="T11"><text:tab/></text:span><text:span text:style-name="T6">int</text:span><text:span text:style-name="T11"> index = hashFunction(key);</text:span></text:p><text:p text:style-name="P11"><text:tab/>posizioneListaTrabocco corrente = dizionario[index].primoLista();</text:p><text:p text:style-name="P4"><text:span text:style-name="T11"><text:tab/></text:span><text:span text:style-name="T6">while</text:span><text:span text:style-name="T11"> ( !dizionario[index].fineLista(corrente) ) {</text:span></text:p><text:p text:style-name="P4"><text:span text:style-name="T11"><text:tab/><text:tab/></text:span><text:span text:style-name="T6">if</text:span><text:span text:style-name="T11"> ( dizionario[index].leggiLista(corrente).getKey() == key ) {</text:span></text:p><text:p text:style-name="P4"><text:span text:style-name="T11"><text:tab/><text:tab/><text:tab/></text:span><text:span text:style-name="T6">return</text:span><text:span text:style-name="T11"> dizionario[index].leggiLista(corrente).getValue();</text:span></text:p><text:p text:style-name="P11"><text:tab/><text:tab/>}</text:p><text:p text:style-name="P11"><text:tab/>}</text:p><text:p text:style-name="P4"><text:span text:style-name="T11"><text:tab/>__DEBUG(</text:span><text:span text:style-name="T22">"DizionarioHashAperto::recupera(): chiave non trovata"</text:span><text:span text:style-name="T11">);</text:span></text:p><text:p text:style-name="P4"><text:span text:style-name="T11"><text:tab/></text:span><text:span text:style-name="T6">throw</text:span><text:span text:style-name="T11"> 0;</text:span></text:p><text:p text:style-name="P11">};</text:p><text:p text:style-name="P4"/><text:p text:style-name="P4"><text:span text:style-name="T6">template</text:span><text:span text:style-name="T11"> &lt;</text:span><text:span text:style-name="T6">class</text:span><text:span text:style-name="T11"> K, </text:span><text:span text:style-name="T6">class</text:span><text:span text:style-name="T11"> T, </text:span><text:span text:style-name="T6">int</text:span><text:span text:style-name="T11"> DIM&gt;</text:span></text:p><text:p text:style-name="P4"><text:span text:style-name="T6">void</text:span><text:span text:style-name="T11"> DizionarioHashAperto&lt;K, T, DIM&gt;::aggiorna(K key, T newValue) {</text:span></text:p><text:p text:style-name="P4"><text:span text:style-name="T11"><text:tab/></text:span><text:span text:style-name="T6">int</text:span><text:span text:style-name="T11"> index = hashFunction(key);</text:span></text:p><text:p text:style-name="P11"><text:tab/>posizioneListaTrabocco corrente = dizionario[index].primoLista();</text:p><text:p text:style-name="P4"><text:span text:style-name="T11"><text:tab/></text:span><text:span text:style-name="T6">while</text:span><text:span text:style-name="T11"> ( !dizionario[index].fineLista(corrente) ) {</text:span></text:p><text:p text:style-name="P4"><text:span text:style-name="T11"><text:tab/><text:tab/></text:span><text:span text:style-name="T6">if</text:span><text:span text:style-name="T11"> ( dizionario[index].leggiLista(corrente).getKey() == key ) {</text:span></text:p><text:p text:style-name="P11"><text:tab/><text:tab/><text:tab/>dizionario[index].leggiLista(corrente).setValue(newValue);</text:p><text:p text:style-name="P4"><text:span text:style-name="T11"><text:tab/><text:tab/><text:tab/></text:span><text:span text:style-name="T6">return</text:span><text:span text:style-name="T11">;</text:span></text:p><text:p text:style-name="P11"><text:tab/><text:tab/>}</text:p><text:p text:style-name="P11"><text:tab/>}</text:p><text:p text:style-name="P4"><text:span text:style-name="T11"><text:tab/>__DEBUG(</text:span><text:span text:style-name="T22">"DizionarioHashAperto::aggiorna(): chiave non trovata"</text:span><text:span text:style-name="T11">);</text:span></text:p><text:p text:style-name="P4"><text:span text:style-name="T11"><text:tab/></text:span><text:span text:style-name="T6">throw</text:span><text:span text:style-name="T11"> 0;</text:span></text:p><text:p text:style-name="P11">};</text:p><text:p text:style-name="P4"/></draw:text-box></draw:frame><text:soft-page-break/></text:p>
      <text:p text:style-name="P4"/>
      <text:p text:style-name="P9"><draw:frame draw:style-name="fr4" draw:name="Cornice121" text:anchor-type="paragraph" svg:width="16.15cm" style:rel-width="95%" draw:z-index="120"><draw:text-box fo:min-height="0.499cm"><text:p text:style-name="P4"><text:span text:style-name="T6">template</text:span><text:span text:style-name="T11"> &lt;</text:span><text:span text:style-name="T6">class</text:span><text:span text:style-name="T11"> K, </text:span><text:span text:style-name="T6">class</text:span><text:span text:style-name="T11"> T, </text:span><text:span text:style-name="T6">int</text:span><text:span text:style-name="T11"> DIM&gt;</text:span></text:p><text:p text:style-name="P4"><text:span text:style-name="T6">void</text:span><text:span text:style-name="T11"> DizionarioHashAperto&lt;K, T, DIM&gt;::stampa() {</text:span></text:p><text:p text:style-name="P4"><text:span text:style-name="T11"><text:tab/></text:span><text:span text:style-name="T6">for</text:span><text:span text:style-name="T11"> ( </text:span><text:span text:style-name="T6">int</text:span><text:span text:style-name="T11"> i = 0; i &lt; DIM; i++ ) {</text:span></text:p><text:p text:style-name="P4"><text:span text:style-name="T11"><text:tab/><text:tab/></text:span><text:span text:style-name="T6">if</text:span><text:span text:style-name="T11"> ( !dizionario[i].listaVuota() ) {</text:span></text:p><text:p text:style-name="P11"><text:tab/><text:tab/><text:tab/>posizioneListaTrabocco corrente = dizionario[i].primoLista();</text:p><text:p text:style-name="P4"><text:span text:style-name="T11"><text:tab/><text:tab/><text:tab/></text:span><text:span text:style-name="T6">while</text:span><text:span text:style-name="T11"> ( !dizionario[i].fineLista(corrente) ) {</text:span></text:p><text:p text:style-name="P11"><text:tab/><text:tab/><text:tab/><text:tab/>NodoDizionario nodo = dizionario[i].leggiLista(corrente);</text:p><text:p text:style-name="P4"><text:span text:style-name="T11"><text:tab/><text:tab/><text:tab/><text:tab/>cout &lt;&lt; </text:span><text:span text:style-name="T22">"Chiave: "</text:span><text:span text:style-name="T11"> &lt;&lt; nodo.getKey() &lt;&lt; </text:span><text:span text:style-name="T22">" - "</text:span><text:span text:style-name="T11">;</text:span></text:p><text:p text:style-name="P4"><text:span text:style-name="T11"><text:tab/><text:tab/><text:tab/><text:tab/>cout &lt;&lt; </text:span><text:span text:style-name="T22">"Valore: "</text:span><text:span text:style-name="T11"> &lt;&lt; nodo.getValue() &lt;&lt; endl;</text:span></text:p><text:p text:style-name="P11"><text:tab/><text:tab/><text:tab/><text:tab/>corrente = dizionario[i].succLista(corrente);</text:p><text:p text:style-name="P11"><text:tab/><text:tab/><text:tab/>}</text:p><text:p text:style-name="P11"><text:tab/><text:tab/>}</text:p><text:p text:style-name="P11"><text:tab/>}</text:p><text:p text:style-name="P11">};</text:p><text:p text:style-name="P4"/><text:p text:style-name="P4"><text:span text:style-name="T6">template</text:span><text:span text:style-name="T11"> &lt;</text:span><text:span text:style-name="T6">class</text:span><text:span text:style-name="T11"> K, </text:span><text:span text:style-name="T6">class</text:span><text:span text:style-name="T11"> T, </text:span><text:span text:style-name="T6">int</text:span><text:span text:style-name="T11"> DIM&gt;</text:span></text:p><text:p text:style-name="P11">DizionarioHashAperto&lt;K, T, DIM&gt; DizionarioHashAperto&lt;K, T, DIM&gt;::copiaDizionario() {</text:p><text:p text:style-name="P4"/><text:p text:style-name="P11"><text:tab/>DizionarioHashAperto&lt;K, T, DIM&gt; nuovoD;</text:p><text:p text:style-name="P11"><text:tab/>nuovoD.creaDizionario();</text:p><text:p text:style-name="P4"/><text:p text:style-name="P4"><text:span text:style-name="T11"><text:tab/></text:span><text:span text:style-name="T6">for</text:span><text:span text:style-name="T11"> ( </text:span><text:span text:style-name="T6">int</text:span><text:span text:style-name="T11"> i = 0; i &lt; DIM; i++ ) {</text:span></text:p><text:p text:style-name="P4"><text:span text:style-name="T11"><text:tab/><text:tab/></text:span><text:span text:style-name="T6">if</text:span><text:span text:style-name="T11"> ( !dizionario[i].listaVuota() ) {</text:span></text:p><text:p text:style-name="P11"><text:tab/><text:tab/><text:tab/>posizioneListaTrabocco corrente = dizionario[i].primoLista();</text:p><text:p text:style-name="P4"><text:span text:style-name="T11"><text:tab/><text:tab/><text:tab/></text:span><text:span text:style-name="T6">while</text:span><text:span text:style-name="T11"> ( !dizionario[i].fineLista(corrente) ) {</text:span></text:p><text:p text:style-name="P11"><text:tab/><text:tab/><text:tab/><text:tab/>NodoDizionario nodo = dizionario[i].leggiLista(corrente);</text:p><text:p text:style-name="P11"><text:tab/><text:tab/><text:tab/><text:tab/>nuovoD.inserisci(nodo.getKey(), nodo.getValue());</text:p><text:p text:style-name="P11"><text:tab/><text:tab/><text:tab/><text:tab/>corrente = dizionario[i].succLista(corrente);</text:p><text:p text:style-name="P11"><text:tab/><text:tab/><text:tab/>}</text:p><text:p text:style-name="P11"><text:tab/><text:tab/>}</text:p><text:p text:style-name="P11"><text:tab/>}</text:p><text:p text:style-name="P4"><text:span text:style-name="T11"><text:tab/></text:span><text:span text:style-name="T6">return</text:span><text:span text:style-name="T11"> nuovoD;</text:span></text:p><text:p text:style-name="P11">};</text:p><text:p text:style-name="P4"/><text:p text:style-name="P4"><text:span text:style-name="T6">template</text:span><text:span text:style-name="T11"> &lt;</text:span><text:span text:style-name="T6">class</text:span><text:span text:style-name="T11"> K, </text:span><text:span text:style-name="T6">class</text:span><text:span text:style-name="T11"> T, </text:span><text:span text:style-name="T6">int</text:span><text:span text:style-name="T11"> DIM&gt;</text:span></text:p><text:p text:style-name="P4"><text:span text:style-name="T6">int</text:span><text:span text:style-name="T11"> DizionarioHashAperto&lt;K, T, DIM&gt;::hashFunction(K key) {</text:span></text:p><text:p text:style-name="P4"><text:span text:style-name="T11"><text:tab/></text:span><text:span text:style-name="T6">return</text:span><text:span text:style-name="T11"> key % DIM;</text:span></text:p><text:p text:style-name="P11">};</text:p><text:p text:style-name="P4"/><text:p text:style-name="P4"><text:span text:style-name="T6">template</text:span><text:span text:style-name="T11"> &lt;</text:span><text:span text:style-name="T6">class</text:span><text:span text:style-name="T11"> K, </text:span><text:span text:style-name="T6">class</text:span><text:span text:style-name="T11"> T, </text:span><text:span text:style-name="T6">int</text:span><text:span text:style-name="T11"> DIM&gt;</text:span></text:p><text:p text:style-name="P4"><text:span text:style-name="T6">int</text:span><text:span text:style-name="T11"> DizionarioHashAperto&lt;K, T, DIM&gt;::hashFunction(string keyString) {</text:span></text:p><text:p text:style-name="P4"><text:span text:style-name="T11"><text:s text:c="5"/></text:span><text:span text:style-name="T6">unsigned</text:span><text:span text:style-name="T11"> temp=0;</text:span></text:p><text:p text:style-name="P4"><text:span text:style-name="T11"><text:s text:c="5"/></text:span><text:span text:style-name="T6">for</text:span><text:span text:style-name="T11">(</text:span><text:span text:style-name="T6">int</text:span><text:span text:style-name="T11"> i=0; keyString[i]!=</text:span><text:span text:style-name="T22">'\0'</text:span><text:span text:style-name="T11">; i++)</text:span></text:p><text:p text:style-name="P4"><text:span text:style-name="T11"><text:s text:c="8"/>temp = ((</text:span><text:span text:style-name="T6">unsigned</text:span><text:span text:style-name="T11">) keyString[i]) + (31*temp);</text:span></text:p><text:p text:style-name="P4"><text:span text:style-name="T11"><text:s text:c="5"/></text:span><text:span text:style-name="T6">return</text:span><text:span text:style-name="T11"> temp % DIM;</text:span></text:p><text:p text:style-name="P11">};</text:p><text:p text:style-name="P4"/><text:p text:style-name="P4"><text:span text:style-name="T6">#endif</text:span><text:span text:style-name="T11"> </text:span><text:span text:style-name="T19">/*DIZIONARIOHASHAPERTO_H_*/</text:span></text:p></draw:text-box></draw:frame><text:soft-page-break/></text:p>
      <text:h text:style-name="P36" text:outline-level="4"><text:span text:style-name="T4">8.3.1.6 Esempio comune applicato alla realizzazione </text:span><text:span text:style-name="T1">DizionarioHashAperto</text:span></text:h>
      <text:p text:style-name="P19">Il problema presentato in precedenza può essere risolto tramite l'uso dell'implementazione descritta. L'applicazione fa uso dei un metodo esterno all'interfaccia per eseguire la stampa del contenuto del dizionario. Questo risulta necessario in quanto non è possibile scandire il contenuto del dizionario se non controllando l'esistenza di ogni possibile chiave.</text:p>
      <text:p text:style-name="Text_20_body"><draw:frame draw:style-name="fr1" draw:name="Cornice122" text:anchor-type="paragraph" svg:width="16.15cm" style:rel-width="95%" draw:z-index="121"><draw:text-box fo:min-height="0.499cm"><text:p text:style-name="File">File <text:sequence text:ref-name="refFile34" text:name="File" text:formula="ooow:File+1" style:num-format="1">35</text:sequence>: EsempioDizionario.cpp</text:p><text:p text:style-name="P187"><text:span text:style-name="T6">#define</text:span><text:span text:style-name="T11"> ASDLIBRARY_DEBUG_ON </text:span><text:span text:style-name="T6">true</text:span></text:p><text:p text:style-name="P187"><text:span text:style-name="T6">#include</text:span><text:span text:style-name="T11"> </text:span><text:span text:style-name="T22">"common/stdInclude.h"</text:span></text:p><text:p text:style-name="P187"><text:span text:style-name="T6">#include</text:span><text:span text:style-name="T11"> </text:span><text:span text:style-name="T22">"dizionari/DizionarioHashAperto.h"</text:span></text:p><text:p text:style-name="P187"/><text:p text:style-name="P187"><text:span text:style-name="T6">void</text:span><text:span text:style-name="T11"> EsempioDizionariDizionarioHashAperto() {</text:span></text:p><text:p text:style-name="P49"><text:tab/>DizionarioHashAperto&lt;string, string&gt; dizionario;</text:p><text:p text:style-name="P49"><text:tab/>dizionario.creaDizionario();</text:p><text:p text:style-name="P49"><text:tab/>string chiave, valore;</text:p><text:p text:style-name="P187"><text:span text:style-name="T11"><text:tab/></text:span><text:span text:style-name="T6">for</text:span><text:span text:style-name="T11"> ( </text:span><text:span text:style-name="T6">int</text:span><text:span text:style-name="T11"> i = 0; i &lt; 4; i++ ) {</text:span></text:p><text:p text:style-name="P187"><text:span text:style-name="T11"><text:tab/><text:tab/></text:span><text:span text:style-name="T6">try</text:span><text:span text:style-name="T11"> {</text:span></text:p><text:p text:style-name="P187"><text:span text:style-name="T11"><text:tab/><text:tab/><text:tab/>cout &lt;&lt; </text:span><text:span text:style-name="T22">"Indicare il termine: "</text:span><text:span text:style-name="T11">;</text:span></text:p><text:p text:style-name="P49"><text:tab/><text:tab/><text:tab/>cin &gt;&gt; chiave;</text:p><text:p text:style-name="P187"><text:span text:style-name="T11"><text:tab/><text:tab/><text:tab/>cout &lt;&lt; </text:span><text:span text:style-name="T22">"Indicare il contrario: "</text:span><text:span text:style-name="T11">;</text:span></text:p><text:p text:style-name="P49"><text:tab/><text:tab/><text:tab/>cin &gt;&gt; valore;</text:p><text:p text:style-name="P49"><text:tab/><text:tab/><text:tab/>dizionario.inserisci(chiave, valore);</text:p><text:p text:style-name="P187"><text:span text:style-name="T11"><text:tab/><text:tab/>} </text:span><text:span text:style-name="T6">catch</text:span><text:span text:style-name="T11"> ( </text:span><text:span text:style-name="T6">int</text:span><text:span text:style-name="T11"> e ) {</text:span></text:p><text:p text:style-name="P187"><text:span text:style-name="T11"><text:tab/><text:tab/><text:tab/>cout &lt;&lt; </text:span><text:span text:style-name="T22">"Il termine esiste già!"</text:span><text:span text:style-name="T11">;</text:span></text:p><text:p text:style-name="P49"><text:tab/><text:tab/><text:tab/>i--;</text:p><text:p text:style-name="P49"><text:tab/><text:tab/>}</text:p><text:p text:style-name="P49"><text:tab/>}</text:p><text:p text:style-name="P187"><text:span text:style-name="T11"><text:tab/>cout &lt;&lt; </text:span><text:span text:style-name="T22">"Indicare il termine di cui si vuole conoscere il contrario: "</text:span><text:span text:style-name="T11">;</text:span></text:p><text:p text:style-name="P49"><text:tab/>cin &gt;&gt; chiave;</text:p><text:p text:style-name="P49"><text:tab/></text:p><text:p text:style-name="P187"><text:span text:style-name="T11"><text:tab/></text:span><text:span text:style-name="T6">if</text:span><text:span text:style-name="T11"> ( dizionario.appartiene(chiave) ) {</text:span></text:p><text:p text:style-name="P187"><text:span text:style-name="T11"><text:tab/><text:tab/>cout &lt;&lt; </text:span><text:span text:style-name="T22">"Il contrario di "</text:span><text:span text:style-name="T11"> &lt;&lt; chiave &lt;&lt; </text:span><text:span text:style-name="T22">" e' "</text:span><text:span text:style-name="T11">;</text:span></text:p><text:p text:style-name="P49"><text:tab/><text:tab/>cout &lt;&lt; dizionario.recupera(chiave) &lt;&lt; endl;</text:p><text:p text:style-name="P187"><text:span text:style-name="T11"><text:tab/>} </text:span><text:span text:style-name="T6">else</text:span><text:span text:style-name="T11"> {</text:span></text:p><text:p text:style-name="P187"><text:span text:style-name="T11"><text:tab/><text:tab/>cout &lt;&lt; </text:span><text:span text:style-name="T22">"Termine non in dizionario"</text:span>;</text:p><text:p text:style-name="P187"><text:span text:style-name="T11"><text:tab/></text:span>}</text:p><text:p text:style-name="P187"><text:span text:style-name="T11"><text:tab/>dizionario.stampa()</text:span>;</text:p><text:p text:style-name="P187">}</text:p></draw:text-box></draw:frame><text:soft-page-break/>L'output relativo alla funzione, inserendo i medesimi valore, è il seguente.</text:p>
      <text:p text:style-name="P491"><draw:frame draw:style-name="fr1" draw:name="Cornice123" text:anchor-type="paragraph" svg:width="16.15cm" style:rel-width="95%" draw:z-index="122"><draw:text-box fo:min-height="0.499cm"><text:p text:style-name="Text">Testo <text:sequence text:ref-name="refText14" text:name="Text" text:formula="ooow:Text+1" style:num-format="1">15</text:sequence>: Output della funzione EsempioDizionariDizionarioHashAperto</text:p><text:p text:style-name="P460"><text:span text:style-name="T11">Indicare il termine: </text:span><text:span text:style-name="T32">buono</text:span></text:p><text:p text:style-name="P460"><text:span text:style-name="T11">Indicare il contrario: </text:span><text:span text:style-name="T32">cattivo</text:span></text:p><text:p text:style-name="P460"><text:span text:style-name="T11">Indicare il termine: </text:span><text:span text:style-name="T32">bianco</text:span></text:p><text:p text:style-name="P460"><text:span text:style-name="T11">Indicare il contrario: </text:span><text:span text:style-name="T32">nero</text:span></text:p><text:p text:style-name="P460"><text:span text:style-name="T11">Indicare il termine: </text:span><text:span text:style-name="T32">alto</text:span></text:p><text:p text:style-name="P460"><text:span text:style-name="T11">Indicare il contrario: </text:span><text:span text:style-name="T32">basso</text:span></text:p><text:p text:style-name="P460"><text:span text:style-name="T11">Indicare il termine: </text:span><text:span text:style-name="T32">bello</text:span></text:p><text:p text:style-name="P460"><text:span text:style-name="T11">Indicare il contrario: </text:span><text:span text:style-name="T32">brutto</text:span></text:p><text:p text:style-name="P460"><text:span text:style-name="T11">Indicare il termine di cui si vuole conoscere il contrario: </text:span><text:span text:style-name="T32">bello</text:span></text:p><text:p text:style-name="P179">Il contrario di bello e' brutto</text:p><text:p text:style-name="P179">Chiave: bianco - Valore: nero</text:p><text:p text:style-name="P179">Chiave: alto - Valore: basso</text:p><text:p text:style-name="P179">Chiave: bello - Valore: brutto</text:p><text:p text:style-name="P491"><text:span text:style-name="T17">Chiave: buono - Valore: cattivo</text:span></text:p></draw:text-box></draw:frame><text:span text:style-name="T17"/></text:p>
      <text:h text:style-name="P3" text:outline-level="1">9 Grafi</text:h>
      <text:p text:style-name="P19">Il grafo è una struttura dati generale composta da nodi e archi. I nodi rappresentano gli elementi appartenenti alla struttura mentre gli archi rappresentano delle relazioni binari esistenti sugli archi. Generalmente un grafo viene rappresentato come una coppia G = &lt;N, A&gt; di nodi e archi.</text:p>
      <text:h text:style-name="P30" text:outline-level="2">9.1 L'interfaccia comune</text:h>
      <text:p text:style-name="P19">L'interfaccia comune utilizzata dalle implementazioni qui di seguito presentate permette di accedere ai nodi e agli archi del grafo modificandolo.</text:p>
      <text:p text:style-name="P19"><draw:frame draw:style-name="fr1" draw:name="Cornice124" text:anchor-type="paragraph" svg:width="16.15cm" style:rel-width="95%" draw:z-index="123"><draw:text-box fo:min-height="0.499cm"><text:p text:style-name="Preformatted_20_Text"><text:span text:style-name="T26">Grafo:</text:span> la classe grafo generica</text:p><text:p text:style-name="Preformatted_20_Text"><text:span text:style-name="T26">TipoElem:</text:span> indica il tipo degli elementi</text:p><text:p text:style-name="P46">Lista:<text:span text:style-name="T34"> indica una lista di nodi</text:span></text:p><text:p text:style-name="Preformatted_20_Text"><text:span text:style-name="T26">Nodo:</text:span> indica un nodo del grafo</text:p><text:p text:style-name="Preformatted_20_Text"><text:span text:style-name="T26">Boolean:</text:span> rappresenta i valori verità</text:p><text:p text:style-name="Preformatted_20_Text"/><text:p text:style-name="Preformatted_20_Text">void <text:span text:style-name="T26">CreaGrafo()</text:span>: crea un nuovo grafo</text:p><text:p text:style-name="Preformatted_20_Text"/><text:p text:style-name="Preformatted_20_Text">boolean <text:span text:style-name="T26">grafoVuoto()</text:span>: indica se il grafo è vuoto</text:p><text:p text:style-name="Preformatted_20_Text"/><text:p text:style-name="Preformatted_20_Text">void <text:span text:style-name="T26">insNodo(Nodo)</text:span>: inserisce un nuovo nodo nel grafo</text:p><text:p text:style-name="Preformatted_20_Text"/><text:p text:style-name="Preformatted_20_Text">void <text:span text:style-name="T26">insArco(Nodo, Nodo)</text:span>: inserisce un nuovo arco fra i nodi</text:p><text:p text:style-name="Preformatted_20_Text"/><text:p text:style-name="Preformatted_20_Text">void <text:span text:style-name="T26">cancNodo(Nodo)</text:span>: cancella un nodo dal grafo</text:p><text:p text:style-name="Preformatted_20_Text"/><text:p text:style-name="Preformatted_20_Text">void <text:span text:style-name="T26">cancArco(Nodo, Nodo)</text:span>: cancella l'arco fra i due nodi</text:p><text:p text:style-name="Preformatted_20_Text"/><text:p text:style-name="Preformatted_20_Text">Lista <text:span text:style-name="T26">adiacenti(Nodo)</text:span>: restituisce una lista di nodi adiacenti a quello specificato</text:p><text:p text:style-name="Preformatted_20_Text"/><text:p text:style-name="Preformatted_20_Text">boolean <text:span text:style-name="T26">esisteNodo(Nodo)</text:span>: controllare il nodo esiste già nel grafo</text:p><text:p text:style-name="Preformatted_20_Text"/><text:p text:style-name="Preformatted_20_Text">boolean <text:span text:style-name="T26">esisteArco(Nodo, Nodo)</text:span>: controlla se l'arco esiste già</text:p><text:p text:style-name="Preformatted_20_Text"/><text:p text:style-name="Preformatted_20_Text">TipoElem <text:span text:style-name="T26">leggiNodo(Nodo)</text:span>: legge il valore contenuto nel nodo</text:p><text:p text:style-name="Preformatted_20_Text"/><text:p text:style-name="Preformatted_20_Text">void <text:span text:style-name="T26">scriviNodo(TipoElem, Nodo)</text:span>: scrive il nodo con il valore specificato</text:p><text:p text:style-name="Preformatted_20_Text"/></draw:text-box></draw:frame></text:p>
      <text:h text:style-name="P30" text:outline-level="2">9.2 Esempio applicativo</text:h>
      <text:p text:style-name="P19">Come esempio, supponiamo di voler creare un nuovo grafo che rappresenti una rete di 4 computer acquisendo le informazioni da tastiera, per poi stampare la lista dei computer adiacenti ad uno specificato.</text:p>
      <text:h text:style-name="P34" text:outline-level="3">9.2.1 Codifica in linguaggio naturale</text:h>
      <text:p text:style-name="P19">Una possibile pseudo codifica della soluzione al problema appena illustrato potrebbe essere quella che segue.</text:p>
      <text:p text:style-name="P19"><draw:frame draw:style-name="fr5" draw:name="Cornice125" text:anchor-type="paragraph" svg:width="16.15cm" style:rel-width="95%" draw:z-index="124"><draw:text-box fo:min-height="0.499cm"><text:p text:style-name="Text">Testo <text:sequence text:ref-name="refText15" text:name="Text" text:formula="ooow:Text+1" style:num-format="1">16</text:sequence>: Esempio in linguaggio naturale</text:p><text:p text:style-name="P15">Grafo grafo := creaGrafo()</text:p><text:p text:style-name="P4"><text:span text:style-name="T19">tipoElem valoreIndicato</text:span></text:p><text:p text:style-name="P4"><text:span text:style-name="T19">Nodo nuovoNodo, nodoArrivo</text:span></text:p><text:p text:style-name="P4"><text:span text:style-name="T19">integer i := </text:span>0</text:p><text:p text:style-name="P15">while i &lt; 4</text:p><text:p text:style-name="P4"><text:span text:style-name="T19"><text:tab/>visualizza "Indicare il nome del computer: </text:span>"</text:p><text:p text:style-name="P15"><text:tab/>valoreIndicato := leggi da tastiera</text:p><text:p text:style-name="P15"><text:tab/>grafo.scriviNodo(valoreIndicato, nuovoNodo)</text:p><text:p text:style-name="P15"><text:tab/>grafo.insNodo(nuovoNodo)</text:p><text:p text:style-name="P4"><text:span text:style-name="T19"><text:tab/>i := i + </text:span>1</text:p><text:p text:style-name="P4"><text:span text:style-name="T19">endwhil</text:span>e</text:p><text:p text:style-name="P4"><text:span text:style-name="T19">Boolean continuare := TRUE</text:span></text:p><text:p text:style-name="P15">while continuare = TRUE</text:p><text:p text:style-name="P4"><text:span text:style-name="T19"><text:tab/>visualizza "Indicare il computer di partenza: </text:span>"</text:p><text:p text:style-name="P15"><text:tab/>nuovoNodo := leggi da tastiera</text:p><text:p text:style-name="P4"><text:span text:style-name="T19"><text:tab/>visualizza "Indicare il computer di arrivo: </text:span>"</text:p><text:p text:style-name="P15"><text:tab/>nodoArrivo := leggi da tastiera</text:p><text:p text:style-name="P15"><text:tab/>grafo.insArco(nuovoNodo, nodoArrivo)</text:p><text:p text:style-name="P15"><text:tab/>visualizza “Continuare?”</text:p><text:p text:style-name="P15"><text:tab/>continuare := leggi da tastiera</text:p><text:p text:style-name="P4"><text:span text:style-name="T19"><text:tab/>i := i + </text:span>1</text:p><text:p text:style-name="P4"><text:span text:style-name="T19">endwhil</text:span>e</text:p><text:p text:style-name="P15">visualizza “Indicare il computer da descrivere: “</text:p><text:p text:style-name="P15">nuovoNodo := leggi da tastiera</text:p><text:p text:style-name="P15">visualizza grafo.adiacenti(nuovoNodo)</text:p></draw:text-box></draw:frame><text:soft-page-break/></text:p>
      <text:h text:style-name="P30" text:outline-level="2">9.3 Realizzazioni</text:h>
      <text:p text:style-name="P19">Le realizzazioni presentate per i grafi sono quelle a matrice di adiacenza e quelle a matrice di incidenza.</text:p>
      <text:h text:style-name="P34" text:outline-level="3">9.3.1 Implementazione con matrice di adiacenza</text:h>
      <text:p text:style-name="P19">Il grafo con matrice di adiacenza utilizza una matrice per rappresentare tutti gli archi presenti fra i nodi. In contemporanea utilizza una lista di nodi per memorizzare gli eventuali valori di etichetta dei nodi.</text:p>
      <text:h text:style-name="P35" text:outline-level="4">9.3.1.1 Pro e contro</text:h>
      <text:p text:style-name="P19">La realizzazione con matrice di adiacenza risulta molto efficiente per le operazioni di controllo dell'esistenza di un nodo o di un arco, per l'inserimento di nuovi nodi o archi, ma paga nelle operazioni di scansione degli adiacenti, operazione per la quale è necessaria una scansione della matrice degli archi.</text:p>
      <text:p text:style-name="P19">Inoltre, basandosi su una matrice e un vettore, il numero massimo di elementi inseribili nel grafo è limitato alla dimensione massima del vettore.</text:p>
      <text:p text:style-name="P19">Inoltre il consumo di memoria della struttura non è proporzionale al numero di nodi e archi appartenenti al grafo.</text:p>
      <text:h text:style-name="P35" text:outline-level="4">9.3.1.2 Definire la dimensione del vettore</text:h>
      <text:p text:style-name="P19">Tramite l'uso dei template è possibile modulare la dimensione della matrice e del vettore in base alle dimensioni attese del grafo. Inoltre è possibile istanziare in maniera indipendente, gradi di dimensioni differenti senza alterare in alcun modo il codice della libreria</text:p>
      <text:h text:style-name="P36" text:outline-level="4"><text:soft-page-break/><text:span text:style-name="T4">9.3.1.3 Specializzare la classe </text:span><text:span text:style-name="T1">Nodo</text:span><text:span text:style-name="T4"> in </text:span><text:span text:style-name="T1">NodoGrafoMatAd</text:span></text:h>
      <text:p text:style-name="P19">L'implementazione utilizza una estensione della classe nodo, di cui è inclusa qui in seguito una realizzazione in C++, per mantenere le informazioni relative agli archi e le informazioni per gli algoritmi di visita.</text:p>
      <text:p text:style-name="P499"><draw:frame draw:style-name="fr1" draw:name="Cornice126" text:anchor-type="paragraph" svg:width="16.15cm" style:rel-width="95%" draw:z-index="125"><draw:text-box fo:min-height="0.499cm"><text:p text:style-name="File">File <text:sequence text:ref-name="refFile35" text:name="File" text:formula="ooow:File+1" style:num-format="1">36</text:sequence>: /grafi/NodoGrafoMatAd.h</text:p><text:p text:style-name="P187"><text:span text:style-name="T6">#ifndef</text:span><text:span text:style-name="T11"> NODOGRAFOMATAD_H_</text:span></text:p><text:p text:style-name="P187"><text:span text:style-name="T6">#define</text:span><text:span text:style-name="T11"> NODOGRAFOMATAD_H_</text:span></text:p><text:p text:style-name="P187"><text:span text:style-name="T6">#include</text:span><text:span text:style-name="T11"> </text:span><text:span text:style-name="T22">"../common/stdInclude.h"</text:span></text:p><text:p text:style-name="P187"><text:span text:style-name="T6">#include</text:span><text:span text:style-name="T11"> </text:span><text:span text:style-name="T22">"../common/Nodo.h"</text:span></text:p><text:p text:style-name="P187"><text:span text:style-name="T22"/></text:p><text:p text:style-name="P187"><text:span text:style-name="T6">template</text:span><text:span text:style-name="T11"> &lt;</text:span><text:span text:style-name="T6">class</text:span><text:span text:style-name="T11"> T&gt;</text:span></text:p><text:p text:style-name="P187"><text:span text:style-name="T6">class</text:span><text:span text:style-name="T11"> NodoGrafoMatAd : </text:span><text:span text:style-name="T6">public</text:span><text:span text:style-name="T11"> Nodo&lt;T&gt; {</text:span></text:p><text:p text:style-name="P187"><text:span text:style-name="T11"><text:tab/></text:span><text:span text:style-name="T6">public</text:span><text:span text:style-name="T11">:</text:span></text:p><text:p text:style-name="P49"><text:tab/><text:tab/>NodoGrafoMatAd();</text:p><text:p text:style-name="P49"><text:tab/><text:tab/>NodoGrafoMatAd(T);</text:p><text:p text:style-name="P187"><text:span text:style-name="T11"><text:tab/><text:tab/></text:span><text:span text:style-name="T6">int</text:span><text:span text:style-name="T11"> getArchi();</text:span></text:p><text:p text:style-name="P187"><text:span text:style-name="T11"><text:tab/><text:tab/></text:span><text:span text:style-name="T6">void</text:span><text:span text:style-name="T11"> setArchi(</text:span><text:span text:style-name="T6">int</text:span><text:span text:style-name="T11">);</text:span></text:p><text:p text:style-name="P187"><text:span text:style-name="T11"><text:tab/><text:tab/></text:span><text:span text:style-name="T6">bool</text:span><text:span text:style-name="T11"> getVisitato();</text:span></text:p><text:p text:style-name="P187"><text:span text:style-name="T11"><text:tab/><text:tab/></text:span><text:span text:style-name="T6">void</text:span><text:span text:style-name="T11"> setVisitato(</text:span><text:span text:style-name="T6">bool</text:span><text:span text:style-name="T11">);</text:span></text:p><text:p text:style-name="P187"><text:span text:style-name="T11"><text:tab/><text:tab/></text:span><text:span text:style-name="T6">bool</text:span><text:span text:style-name="T11"> getEsiste();</text:span></text:p><text:p text:style-name="P187"><text:span text:style-name="T11"><text:tab/><text:tab/></text:span><text:span text:style-name="T6">void</text:span><text:span text:style-name="T11"> setEsiste(</text:span><text:span text:style-name="T6">bool</text:span><text:span text:style-name="T11">);</text:span></text:p><text:p text:style-name="P187"><text:span text:style-name="T11"><text:tab/></text:span><text:span text:style-name="T6">private</text:span><text:span text:style-name="T11">:</text:span></text:p><text:p text:style-name="P187"><text:span text:style-name="T11"><text:tab/><text:tab/></text:span><text:span text:style-name="T6">int</text:span><text:span text:style-name="T11"> archi;</text:span></text:p><text:p text:style-name="P187"><text:span text:style-name="T11"><text:tab/><text:tab/></text:span><text:span text:style-name="T6">bool</text:span><text:span text:style-name="T11"> visitato;</text:span></text:p><text:p text:style-name="P187"><text:span text:style-name="T11"><text:tab/><text:tab/></text:span><text:span text:style-name="T6">bool</text:span><text:span text:style-name="T11"> esiste;</text:span></text:p><text:p text:style-name="P49">};</text:p><text:p text:style-name="P187"><text:span text:style-name="T6">template</text:span><text:span text:style-name="T11"> &lt;</text:span><text:span text:style-name="T6">class</text:span><text:span text:style-name="T11"> T&gt;</text:span></text:p><text:p text:style-name="P49">NodoGrafoMatAd&lt;T&gt;::NodoGrafoMatAd() : Nodo&lt;T&gt;::Nodo() {</text:p><text:p text:style-name="P49"><text:tab/>archi = 0;</text:p><text:p text:style-name="P187"><text:span text:style-name="T11"><text:tab/>visitato = </text:span><text:span text:style-name="T6">false</text:span><text:span text:style-name="T11">;</text:span></text:p><text:p text:style-name="P187"><text:span text:style-name="T11"><text:tab/>esiste = </text:span><text:span text:style-name="T6">false</text:span><text:span text:style-name="T11">;</text:span></text:p><text:p text:style-name="P49">};</text:p><text:p text:style-name="P187"><text:span text:style-name="T6">template</text:span><text:span text:style-name="T11"> &lt;</text:span><text:span text:style-name="T6">class</text:span><text:span text:style-name="T11"> T&gt;</text:span></text:p><text:p text:style-name="P49">NodoGrafoMatAd&lt;T&gt;::NodoGrafoMatAd(T newValue) : Nodo&lt;T&gt;::Nodo(newValue) {</text:p><text:p text:style-name="P49"><text:tab/>archi = 0;</text:p><text:p text:style-name="P187"><text:span text:style-name="T11"><text:tab/>visitato = </text:span><text:span text:style-name="T6">false</text:span><text:span text:style-name="T11">;</text:span></text:p><text:p text:style-name="P187"><text:span text:style-name="T11"><text:tab/>esiste = </text:span><text:span text:style-name="T6">false</text:span><text:span text:style-name="T11">;</text:span></text:p><text:p text:style-name="P49">};</text:p><text:p text:style-name="P187"><text:span text:style-name="T6">template</text:span><text:span text:style-name="T11"> &lt;</text:span><text:span text:style-name="T6">class</text:span><text:span text:style-name="T11"> T&gt;</text:span></text:p><text:p text:style-name="P187"><text:span text:style-name="T6">int</text:span><text:span text:style-name="T11"> NodoGrafoMatAd&lt;T&gt;::getArchi() {</text:span></text:p><text:p text:style-name="P187"><text:span text:style-name="T11"><text:tab/></text:span><text:span text:style-name="T6">return</text:span><text:span text:style-name="T11"> archi;</text:span></text:p><text:p text:style-name="P49">};</text:p><text:p text:style-name="P187"><text:span text:style-name="T6">template</text:span><text:span text:style-name="T11"> &lt;</text:span><text:span text:style-name="T6">class</text:span><text:span text:style-name="T11"> T&gt;</text:span></text:p><text:p text:style-name="P187"><text:span text:style-name="T6">void</text:span><text:span text:style-name="T11"> NodoGrafoMatAd&lt;T&gt;::setArchi(</text:span><text:span text:style-name="T6">int</text:span><text:span text:style-name="T11"> newArchi) {</text:span></text:p><text:p text:style-name="P49"><text:tab/>archi = newArchi;</text:p><text:p text:style-name="P49">};</text:p><text:p text:style-name="P187"><text:span text:style-name="T6">template</text:span><text:span text:style-name="T11"> &lt;</text:span><text:span text:style-name="T6">class</text:span><text:span text:style-name="T11"> T&gt;</text:span></text:p><text:p text:style-name="P187"><text:span text:style-name="T6">bool</text:span><text:span text:style-name="T11"> NodoGrafoMatAd&lt;T&gt;::getVisitato() {</text:span></text:p><text:p text:style-name="P187"><text:span text:style-name="T11"><text:tab/></text:span><text:span text:style-name="T6">return</text:span><text:span text:style-name="T11"> visitato;</text:span></text:p><text:p text:style-name="P49">};</text:p><text:p text:style-name="P187"><text:span text:style-name="T6">template</text:span><text:span text:style-name="T11"> &lt;</text:span><text:span text:style-name="T6">class</text:span><text:span text:style-name="T11"> T&gt;</text:span></text:p><text:p text:style-name="P187"><text:span text:style-name="T6">void</text:span><text:span text:style-name="T11"> NodoGrafoMatAd&lt;T&gt;::setVisitato(</text:span><text:span text:style-name="T6">bool</text:span><text:span text:style-name="T11"> newVisitato) {</text:span></text:p><text:p text:style-name="P49"><text:tab/>visitato = newVisitato;</text:p><text:p text:style-name="P49">};</text:p><text:p text:style-name="P187"><text:span text:style-name="T6">template</text:span><text:span text:style-name="T11"> &lt;</text:span><text:span text:style-name="T6">class</text:span><text:span text:style-name="T11"> T&gt;</text:span></text:p><text:p text:style-name="P187"><text:span text:style-name="T6">bool</text:span><text:span text:style-name="T11"> NodoGrafoMatAd&lt;T&gt;::getEsiste() {</text:span></text:p><text:p text:style-name="P187"><text:span text:style-name="T11"><text:tab/></text:span><text:span text:style-name="T6">return</text:span><text:span text:style-name="T11"> esiste;</text:span></text:p><text:p text:style-name="P49">};</text:p><text:p text:style-name="P187"><text:span text:style-name="T6">template</text:span><text:span text:style-name="T11"> &lt;</text:span><text:span text:style-name="T6">class</text:span><text:span text:style-name="T11"> T&gt;</text:span></text:p><text:p text:style-name="P187"><text:span text:style-name="T6">void</text:span><text:span text:style-name="T11"> NodoGrafoMatAd&lt;T&gt;::setEsiste(</text:span><text:span text:style-name="T6">bool</text:span><text:span text:style-name="T11"> newEsiste) {</text:span></text:p><text:p text:style-name="P49"><text:tab/>esiste = newEsiste;</text:p><text:p text:style-name="P49">};</text:p><text:p text:style-name="P491"><text:span text:style-name="T7">#endif</text:span><text:span text:style-name="T12"> </text:span><text:span text:style-name="T20">/*NODOGRAFOMATAD_H_*/</text:span></text:p></draw:text-box></draw:frame></text:p>
      <text:h text:style-name="P36" text:outline-level="4"><text:soft-page-break/><text:span text:style-name="T4">9.3.1.4 La classe </text:span><text:span text:style-name="T1">GrafoMatAd</text:span></text:h>
      <text:p text:style-name="P19">Quella che segue è l'implementazione della classe principale della struttura che incorpora le funzioni e implementa l'interfaccia presentata, anche se aggiunge alcuni operatori aggiuntivi per il supporto delle etichette dei nodi e per gli algoritmi di visita che presenteremo in seguito.</text:p>
      <text:p text:style-name="P49"><draw:frame draw:style-name="fr10" draw:name="Cornice127" text:anchor-type="paragraph" svg:width="16.15cm" style:rel-width="95%" draw:z-index="126"><draw:text-box fo:min-height="0.499cm"><text:p text:style-name="File">File <text:sequence text:ref-name="refFile36" text:name="File" text:formula="ooow:File+1" style:num-format="1">37</text:sequence>: /grafi/GrafoMatAd.h</text:p><text:p text:style-name="P187"><text:span text:style-name="T6">#ifndef</text:span><text:span text:style-name="T11"> GRAFOMATAD_H</text:span></text:p><text:p text:style-name="P187"><text:span text:style-name="T6">#define</text:span><text:span text:style-name="T11"> GRAFOMATAD_H</text:span></text:p><text:p text:style-name="P187"/><text:p text:style-name="P187"><text:span text:style-name="T6">#include</text:span><text:span text:style-name="T11"> </text:span><text:span text:style-name="T22">"../common/stdInclude.h"</text:span></text:p><text:p text:style-name="P187"><text:span text:style-name="T6">#include</text:span><text:span text:style-name="T11"> </text:span><text:span text:style-name="T22">"../liste/ListaPtr.h"</text:span></text:p><text:p text:style-name="P187"><text:span text:style-name="T6">#include</text:span><text:span text:style-name="T11"> </text:span><text:span text:style-name="T22">"NodoGrafoMatAd.h"</text:span></text:p><text:p text:style-name="P187"/><text:p text:style-name="P187"><text:span text:style-name="T6">template</text:span><text:span text:style-name="T11"> &lt;</text:span><text:span text:style-name="T6">class</text:span><text:span text:style-name="T11"> T, </text:span><text:span text:style-name="T6">int</text:span><text:span text:style-name="T11"> DIM&gt;</text:span></text:p><text:p text:style-name="P187"><text:span text:style-name="T6">class</text:span><text:span text:style-name="T11"> GrafoMatAd {</text:span></text:p><text:p text:style-name="P187"><text:span text:style-name="T11"><text:tab/></text:span><text:span text:style-name="T6">public</text:span><text:span text:style-name="T11">:</text:span></text:p><text:p text:style-name="P187"><text:span text:style-name="T11"><text:tab/><text:tab/></text:span><text:span text:style-name="T6">typedef</text:span><text:span text:style-name="T11"> </text:span><text:span text:style-name="T6">int</text:span><text:span text:style-name="T11"> NodoGrafo;</text:span></text:p><text:p text:style-name="P49"><text:tab/><text:tab/>GrafoMatAd();</text:p><text:p text:style-name="P49"><text:tab/><text:tab/>~GrafoMatAd();</text:p><text:p text:style-name="P187"><text:span text:style-name="T11"><text:tab/><text:tab/></text:span><text:span text:style-name="T6">void</text:span><text:span text:style-name="T11"> creaGrafo();</text:span></text:p><text:p text:style-name="P187"><text:span text:style-name="T11"><text:tab/><text:tab/></text:span><text:span text:style-name="T6">bool</text:span><text:span text:style-name="T11"> grafoVuoto();</text:span></text:p><text:p text:style-name="P187"><text:span text:style-name="T11"><text:tab/><text:tab/></text:span><text:span text:style-name="T6">bool</text:span><text:span text:style-name="T11"> esisteNodo(NodoGrafo);</text:span></text:p><text:p text:style-name="P187"><text:span text:style-name="T11"><text:tab/><text:tab/></text:span><text:span text:style-name="T6">bool</text:span><text:span text:style-name="T11"> esisteArco(NodoGrafo, NodoGrafo);</text:span></text:p><text:p text:style-name="P187"><text:span text:style-name="T11"><text:tab/><text:tab/></text:span><text:span text:style-name="T6">void</text:span><text:span text:style-name="T11"> insNodo(T, NodoGrafo);</text:span></text:p><text:p text:style-name="P187"><text:span text:style-name="T11"><text:tab/><text:tab/></text:span><text:span text:style-name="T6">void</text:span><text:span text:style-name="T11"> insArco(NodoGrafo, NodoGrafo);</text:span></text:p><text:p text:style-name="P187"><text:span text:style-name="T11"><text:tab/><text:tab/></text:span><text:span text:style-name="T6">void</text:span><text:span text:style-name="T11"> cancNodo(NodoGrafo);</text:span></text:p><text:p text:style-name="P187"><text:span text:style-name="T11"><text:tab/><text:tab/></text:span><text:span text:style-name="T6">void</text:span><text:span text:style-name="T11"> cancArco(NodoGrafo, NodoGrafo);</text:span></text:p><text:p text:style-name="P49"><text:tab/><text:tab/>ListaPtr&lt;NodoGrafo&gt; adiacenti(NodoGrafo);</text:p><text:p text:style-name="P187"><text:span text:style-name="T11"><text:tab/><text:tab/></text:span><text:span text:style-name="T6">bool</text:span><text:span text:style-name="T11"> getVisitato(NodoGrafo);</text:span></text:p><text:p text:style-name="P187"><text:span text:style-name="T11"><text:tab/><text:tab/></text:span><text:span text:style-name="T6">void</text:span><text:span text:style-name="T11"> setVisitato(</text:span><text:span text:style-name="T6">bool</text:span><text:span text:style-name="T11">, NodoGrafo);</text:span></text:p><text:p text:style-name="P49"><text:tab/><text:tab/>T getLabel(NodoGrafo);</text:p><text:p text:style-name="P187"><text:span text:style-name="T11"><text:tab/><text:tab/></text:span><text:span text:style-name="T6">void</text:span><text:span text:style-name="T11"> setLabel(T, NodoGrafo);</text:span></text:p><text:p text:style-name="P187"><text:span text:style-name="T11"><text:tab/><text:tab/></text:span><text:span text:style-name="T6">int</text:span><text:span text:style-name="T11"> getArchi(NodoGrafo);</text:span></text:p><text:p text:style-name="P187"><text:span text:style-name="T11"><text:tab/><text:tab/></text:span><text:span text:style-name="T6">void</text:span><text:span text:style-name="T11"> azzeraVisitato();</text:span></text:p><text:p text:style-name="P187"><text:span text:style-name="T11"><text:tab/><text:tab/></text:span><text:span text:style-name="T6">int</text:span><text:span text:style-name="T11"> numNodi();</text:span></text:p><text:p text:style-name="P187"><text:span text:style-name="T11"><text:tab/></text:span><text:span text:style-name="T6">private</text:span><text:span text:style-name="T11">:</text:span></text:p><text:p text:style-name="P49"><text:tab/><text:tab/>NodoGrafoMatAd&lt;T&gt; nodi[DIM];</text:p><text:p text:style-name="P187"><text:span text:style-name="T11"><text:tab/><text:tab/></text:span><text:span text:style-name="T6">bool</text:span><text:span text:style-name="T11"> grafo[DIM][DIM];</text:span></text:p><text:p text:style-name="P49">};</text:p><text:p text:style-name="P187"/><text:p text:style-name="P187"><text:span text:style-name="T6">template</text:span><text:span text:style-name="T11"> &lt;</text:span><text:span text:style-name="T6">class</text:span><text:span text:style-name="T11"> T, </text:span><text:span text:style-name="T6">int</text:span><text:span text:style-name="T11"> DIM&gt;</text:span></text:p><text:p text:style-name="P49">GrafoMatAd&lt;T, DIM&gt;::GrafoMatAd() {</text:p><text:p text:style-name="P49"><text:tab/>creaGrafo();</text:p><text:p text:style-name="P49">};</text:p><text:p text:style-name="P187"/><text:p text:style-name="P187"><text:span text:style-name="T6">template</text:span><text:span text:style-name="T11"> &lt;</text:span><text:span text:style-name="T6">class</text:span><text:span text:style-name="T11"> T, </text:span><text:span text:style-name="T6">int</text:span><text:span text:style-name="T11"> DIM&gt;</text:span></text:p><text:p text:style-name="P49">GrafoMatAd&lt;T, DIM&gt;::~GrafoMatAd() { };</text:p><text:p text:style-name="P187"/><text:p text:style-name="P187"><text:span text:style-name="T6">template</text:span><text:span text:style-name="T11"> &lt;</text:span><text:span text:style-name="T6">class</text:span><text:span text:style-name="T11"> T, </text:span><text:span text:style-name="T6">int</text:span><text:span text:style-name="T11"> DIM&gt;<text:tab/></text:span></text:p><text:p text:style-name="P187"><text:span text:style-name="T6">void</text:span><text:span text:style-name="T11"> GrafoMatAd&lt;T, DIM&gt;::creaGrafo() {</text:span></text:p><text:p text:style-name="P187"><text:span text:style-name="T11"><text:tab/></text:span><text:span text:style-name="T6">for</text:span><text:span text:style-name="T11"> (</text:span><text:span text:style-name="T6">int</text:span><text:span text:style-name="T11"> i = 0; i &lt; DIM; i++) {</text:span></text:p><text:p text:style-name="P187"><text:span text:style-name="T11"><text:tab/><text:tab/></text:span><text:span text:style-name="T6">for</text:span><text:span text:style-name="T11"> (</text:span><text:span text:style-name="T6">int</text:span><text:span text:style-name="T11"> j = 0; j &lt; DIM; j++)</text:span></text:p><text:p text:style-name="P187"><text:span text:style-name="T11"><text:tab/><text:tab/><text:tab/>grafo[i][j] = </text:span><text:span text:style-name="T6">false</text:span><text:span text:style-name="T11">;</text:span></text:p><text:p text:style-name="P49"><text:tab/>}</text:p><text:p text:style-name="P49">};</text:p><text:p text:style-name="P187"/><text:p text:style-name="P187"><text:span text:style-name="T6">template</text:span><text:span text:style-name="T11"> &lt;</text:span><text:span text:style-name="T6">class</text:span><text:span text:style-name="T11"> T, </text:span><text:span text:style-name="T6">int</text:span><text:span text:style-name="T11"> DIM&gt;</text:span></text:p><text:p text:style-name="P187"><text:span text:style-name="T6">bool</text:span><text:span text:style-name="T11"> GrafoMatAd&lt;T, DIM&gt;::grafoVuoto() {</text:span></text:p><text:p text:style-name="P187"><text:span text:style-name="T11"><text:tab/></text:span><text:span text:style-name="T6">for</text:span><text:span text:style-name="T11"> ( </text:span><text:span text:style-name="T6">int</text:span><text:span text:style-name="T11"> i = 0; i &lt; DIM; i++ ) {</text:span></text:p><text:p text:style-name="P187"><text:span text:style-name="T11"><text:tab/><text:tab/></text:span><text:span text:style-name="T6">if</text:span><text:span text:style-name="T11"> ( nodi[i].getEsiste() )</text:span></text:p><text:p text:style-name="P187"><text:span text:style-name="T11"><text:tab/><text:tab/><text:tab/></text:span><text:span text:style-name="T6">return</text:span><text:span text:style-name="T11"> </text:span><text:span text:style-name="T6">false</text:span><text:span text:style-name="T11">;</text:span></text:p><text:p text:style-name="P49"><text:tab/>}</text:p><text:p text:style-name="P187"><text:span text:style-name="T11"><text:tab/></text:span><text:span text:style-name="T6">return</text:span><text:span text:style-name="T11"> </text:span><text:span text:style-name="T6">true</text:span><text:span text:style-name="T11">;</text:span></text:p><text:p text:style-name="P49">};</text:p></draw:text-box></draw:frame></text:p>
      <text:p text:style-name="P49"><text:span text:style-name="T11"/></text:p>
      <text:p text:style-name="P49"><draw:frame draw:style-name="fr11" draw:name="Cornice128" text:anchor-type="paragraph" svg:width="16.15cm" style:rel-width="95%" draw:z-index="127"><draw:text-box fo:min-height="0.499cm"><text:p text:style-name="P187"/><text:p text:style-name="P187"><text:span text:style-name="T6">template</text:span><text:span text:style-name="T11"> &lt;</text:span><text:span text:style-name="T6">class</text:span><text:span text:style-name="T11"> T, </text:span><text:span text:style-name="T6">int</text:span><text:span text:style-name="T11"> DIM&gt;</text:span></text:p><text:p text:style-name="P187"><text:span text:style-name="T6">bool</text:span><text:span text:style-name="T11"> GrafoMatAd&lt;T, DIM&gt;::esisteNodo(NodoGrafo i) {</text:span></text:p><text:p text:style-name="P187"><text:span text:style-name="T13"><text:tab/></text:span><text:span text:style-name="T6">return</text:span><text:span text:style-name="T11"> (nodi[i].getEsiste() == </text:span><text:span text:style-name="T6">true</text:span><text:span text:style-name="T11">);</text:span></text:p><text:p text:style-name="P49">};</text:p><text:p text:style-name="P187"/><text:p text:style-name="P187"><text:span text:style-name="T6">template</text:span><text:span text:style-name="T11"> &lt;</text:span><text:span text:style-name="T6">class</text:span><text:span text:style-name="T11"> T, </text:span><text:span text:style-name="T6">int</text:span><text:span text:style-name="T11"> DIM&gt;</text:span></text:p><text:p text:style-name="P187"><text:span text:style-name="T6">bool</text:span><text:span text:style-name="T11"> GrafoMatAd&lt;T, DIM&gt;::esisteArco(NodoGrafo i, NodoGrafo j) {</text:span></text:p><text:p text:style-name="P187"><text:span text:style-name="T13"><text:tab/></text:span><text:span text:style-name="T6">return</text:span><text:span text:style-name="T11"> (grafo[i][j] == </text:span><text:span text:style-name="T6">true</text:span><text:span text:style-name="T11">);</text:span></text:p><text:p text:style-name="P49">};</text:p><text:p text:style-name="P187"/><text:p text:style-name="P187"><text:span text:style-name="T6">template</text:span><text:span text:style-name="T11"> &lt;</text:span><text:span text:style-name="T6">class</text:span><text:span text:style-name="T11"> T, </text:span><text:span text:style-name="T6">int</text:span><text:span text:style-name="T11"> DIM&gt;</text:span></text:p><text:p text:style-name="P187"><text:span text:style-name="T6">void</text:span><text:span text:style-name="T11"> GrafoMatAd&lt;T, DIM&gt;::insNodo(T a, NodoGrafo i) {</text:span></text:p><text:p text:style-name="P187"><text:span text:style-name="T11"><text:tab/></text:span><text:span text:style-name="T6">if</text:span><text:span text:style-name="T11"> ( !nodi[i].getEsiste() ) {</text:span></text:p><text:p text:style-name="P187"><text:span text:style-name="T11"><text:tab/><text:tab/>nodi[i].setEsiste(</text:span><text:span text:style-name="T6">true</text:span><text:span text:style-name="T11">);</text:span></text:p><text:p text:style-name="P49"><text:tab/><text:tab/>nodi[i].setValue(a);</text:p><text:p text:style-name="P187"><text:span text:style-name="T11"><text:tab/>} </text:span><text:span text:style-name="T6">else</text:span><text:span text:style-name="T11"> {</text:span></text:p><text:p text:style-name="P187"><text:span text:style-name="T11"><text:tab/><text:tab/>__DEBUG(</text:span><text:span text:style-name="T22">"GrafoMatAd::insNodo(): il nodo esiste"</text:span><text:span text:style-name="T11">);</text:span></text:p><text:p text:style-name="P187"><text:span text:style-name="T11"><text:tab/><text:tab/></text:span><text:span text:style-name="T6">throw</text:span><text:span text:style-name="T11"> 1;</text:span></text:p><text:p text:style-name="P49"><text:tab/>}</text:p><text:p text:style-name="P49">};</text:p><text:p text:style-name="P187"/><text:p text:style-name="P187"><text:span text:style-name="T6">template</text:span><text:span text:style-name="T11"> &lt;</text:span><text:span text:style-name="T6">class</text:span><text:span text:style-name="T11"> T, </text:span><text:span text:style-name="T6">int</text:span><text:span text:style-name="T11"> DIM&gt;</text:span></text:p><text:p text:style-name="P187"><text:span text:style-name="T6">void</text:span><text:span text:style-name="T11"> GrafoMatAd&lt;T, DIM&gt;::insArco(NodoGrafo i, NodoGrafo j) {</text:span></text:p><text:p text:style-name="P187"><text:span text:style-name="T11"><text:tab/></text:span><text:span text:style-name="T6">if</text:span><text:span text:style-name="T11"> ( !grafo[i][j] ) {</text:span></text:p><text:p text:style-name="P187"><text:span text:style-name="T11"><text:tab/><text:tab/>grafo[i][j] = </text:span><text:span text:style-name="T6">true</text:span><text:span text:style-name="T11">;</text:span></text:p><text:p text:style-name="P49"><text:tab/><text:tab/>nodi[i].setArchi(nodi[i].getArchi() + 1);</text:p><text:p text:style-name="P49"><text:tab/><text:tab/>nodi[j].setArchi(nodi[j].getArchi() + 1);</text:p><text:p text:style-name="P187"><text:span text:style-name="T11"><text:tab/>} </text:span><text:span text:style-name="T6">else</text:span><text:span text:style-name="T11"> {</text:span></text:p><text:p text:style-name="P187"><text:span text:style-name="T11"><text:tab/><text:tab/>__DEBUG(</text:span><text:span text:style-name="T22">"GrafoMatAd::insArco(): l'arco esiste"</text:span><text:span text:style-name="T11">);</text:span></text:p><text:p text:style-name="P187"><text:span text:style-name="T11"><text:tab/><text:tab/></text:span><text:span text:style-name="T6">throw</text:span><text:span text:style-name="T11"> 1;</text:span></text:p><text:p text:style-name="P49"><text:tab/>}</text:p><text:p text:style-name="P49">};</text:p><text:p text:style-name="P187"/><text:p text:style-name="P187"><text:span text:style-name="T6">template</text:span><text:span text:style-name="T11"> &lt;</text:span><text:span text:style-name="T6">class</text:span><text:span text:style-name="T11"> T, </text:span><text:span text:style-name="T6">int</text:span><text:span text:style-name="T11"> DIM&gt;</text:span></text:p><text:p text:style-name="P187"><text:span text:style-name="T6">void</text:span><text:span text:style-name="T11"> GrafoMatAd&lt;T, DIM&gt;::cancNodo(NodoGrafo i) {</text:span></text:p><text:p text:style-name="P187"><text:span text:style-name="T11"><text:tab/></text:span><text:span text:style-name="T6">if</text:span><text:span text:style-name="T11"> ( nodi[i].getEsiste() ) {</text:span></text:p><text:p text:style-name="P187"><text:span text:style-name="T11"><text:tab/><text:tab/>nodi[i].setEsiste(</text:span><text:span text:style-name="T6">false</text:span><text:span text:style-name="T11">);</text:span></text:p><text:p text:style-name="P187"><text:span text:style-name="T11"><text:tab/>} </text:span><text:span text:style-name="T6">else</text:span><text:span text:style-name="T11"> {</text:span></text:p><text:p text:style-name="P187"><text:span text:style-name="T11"><text:tab/><text:tab/>__DEBUG(</text:span><text:span text:style-name="T22">"GrafoMatAd::cancNodo(): il nodo non esiste"</text:span><text:span text:style-name="T11">);</text:span></text:p><text:p text:style-name="P187"><text:span text:style-name="T11"><text:tab/><text:tab/></text:span><text:span text:style-name="T6">throw</text:span><text:span text:style-name="T11"> 0;</text:span></text:p><text:p text:style-name="P49"><text:tab/>}</text:p><text:p text:style-name="P49">};</text:p><text:p text:style-name="P187"/><text:p text:style-name="P187"><text:span text:style-name="T6">template</text:span><text:span text:style-name="T11"> &lt;</text:span><text:span text:style-name="T6">class</text:span><text:span text:style-name="T11"> T, </text:span><text:span text:style-name="T6">int</text:span><text:span text:style-name="T11"> DIM&gt;</text:span></text:p><text:p text:style-name="P187"><text:span text:style-name="T6">void</text:span><text:span text:style-name="T11"> GrafoMatAd&lt;T, DIM&gt;::cancArco(NodoGrafo i, NodoGrafo j) {</text:span></text:p><text:p text:style-name="P187"><text:span text:style-name="T11"><text:tab/></text:span><text:span text:style-name="T6">if</text:span><text:span text:style-name="T11"> ( grafo[i][j] ) {</text:span></text:p><text:p text:style-name="P187"><text:span text:style-name="T11"><text:tab/><text:tab/>grafo[i][j] = </text:span><text:span text:style-name="T6">false</text:span><text:span text:style-name="T11">;</text:span></text:p><text:p text:style-name="P187"><text:span text:style-name="T11"><text:tab/>} </text:span><text:span text:style-name="T6">else</text:span><text:span text:style-name="T11"> {</text:span></text:p><text:p text:style-name="P187"><text:span text:style-name="T11"><text:tab/><text:tab/>__DEBUG(</text:span><text:span text:style-name="T22">"GrafoMatAd::cancArco(): l'arco non esiste"</text:span><text:span text:style-name="T11">);</text:span></text:p><text:p text:style-name="P187"><text:span text:style-name="T11"><text:tab/><text:tab/></text:span><text:span text:style-name="T6">throw</text:span><text:span text:style-name="T11"> 0;</text:span></text:p><text:p text:style-name="P49"><text:tab/>}</text:p><text:p text:style-name="P49">};</text:p><text:p text:style-name="P187"/><text:p text:style-name="P187"><text:span text:style-name="T6">template</text:span><text:span text:style-name="T11"> &lt;</text:span><text:span text:style-name="T6">class</text:span><text:span text:style-name="T11"> T, </text:span><text:span text:style-name="T6">int</text:span><text:span text:style-name="T11"> DIM&gt;</text:span></text:p><text:p text:style-name="P187"><text:span text:style-name="T11">ListaPtr&lt; </text:span><text:span text:style-name="T6">typename</text:span><text:span text:style-name="T11"> GrafoMatAd&lt;T,DIM&gt;::NodoGrafo&gt; GrafoMatAd&lt;T, DIM&gt;::adiacenti(NodoGrafo i) {</text:span></text:p><text:p text:style-name="P49"><text:tab/>ListaPtr&lt;NodoGrafo&gt; lista;</text:p><text:p text:style-name="P49"><text:tab/>lista.creaLista();</text:p><text:p text:style-name="P187"><text:span text:style-name="T11"><text:tab/></text:span><text:span text:style-name="T6">for</text:span><text:span text:style-name="T11"> ( </text:span><text:span text:style-name="T6">int</text:span><text:span text:style-name="T11"> j = 0; j &lt; DIM; j++ )</text:span></text:p><text:p text:style-name="P187"><text:span text:style-name="T11"><text:tab/><text:tab/></text:span><text:span text:style-name="T6">if</text:span><text:span text:style-name="T11"> ( grafo[i][j] )</text:span></text:p><text:p text:style-name="P49"><text:tab/><text:tab/><text:tab/>lista.insLista(j, lista.primoLista());</text:p><text:p text:style-name="P187"><text:span text:style-name="T11"><text:tab/></text:span><text:span text:style-name="T6">return</text:span><text:span text:style-name="T11"> lista;</text:span></text:p><text:p text:style-name="P49">};</text:p><text:p text:style-name="P187"/><text:p text:style-name="P187"><text:span text:style-name="T6">template</text:span><text:span text:style-name="T11"> &lt;</text:span><text:span text:style-name="T6">class</text:span><text:span text:style-name="T11"> T, </text:span><text:span text:style-name="T6">int</text:span><text:span text:style-name="T11"> DIM&gt;</text:span></text:p><text:p text:style-name="P187"><text:span text:style-name="T6">bool</text:span><text:span text:style-name="T11"> GrafoMatAd&lt;T, DIM&gt;::getVisitato(NodoGrafo i) {</text:span></text:p><text:p text:style-name="P187"><text:span text:style-name="T11"><text:tab/></text:span><text:span text:style-name="T6">return</text:span><text:span text:style-name="T11"> nodi[i].getVisitato();</text:span></text:p><text:p text:style-name="P49">};</text:p></draw:text-box></draw:frame><text:soft-page-break/></text:p>
      <text:p text:style-name="P187"><text:soft-page-break/></text:p>
      <text:p text:style-name="P499"><draw:frame draw:style-name="fr12" draw:name="Cornice129" text:anchor-type="paragraph" svg:width="16.15cm" style:rel-width="95%" draw:z-index="128"><draw:text-box fo:min-height="0.499cm"><text:p text:style-name="P187"><text:span text:style-name="T6">template</text:span><text:span text:style-name="T11"> &lt;</text:span><text:span text:style-name="T6">class</text:span><text:span text:style-name="T11"> T, </text:span><text:span text:style-name="T6">int</text:span><text:span text:style-name="T11"> DIM&gt;</text:span></text:p><text:p text:style-name="P187"><text:span text:style-name="T6">void</text:span><text:span text:style-name="T11"> GrafoMatAd&lt;T, DIM&gt;::setVisitato(</text:span><text:span text:style-name="T6">bool</text:span><text:span text:style-name="T11"> b, NodoGrafo i) {</text:span></text:p><text:p text:style-name="P49"><text:tab/>nodi[i].setVisitato(b);</text:p><text:p text:style-name="P49">};</text:p><text:p text:style-name="P187"/><text:p text:style-name="P187"><text:span text:style-name="T6">template</text:span><text:span text:style-name="T11"> &lt;</text:span><text:span text:style-name="T6">class</text:span><text:span text:style-name="T11"> T, </text:span><text:span text:style-name="T6">int</text:span><text:span text:style-name="T11"> DIM&gt;</text:span></text:p><text:p text:style-name="P49">T GrafoMatAd&lt;T, DIM&gt;::getLabel(NodoGrafo i) {</text:p><text:p text:style-name="P187"><text:span text:style-name="T11"><text:tab/></text:span><text:span text:style-name="T6">if</text:span><text:span text:style-name="T11"> ( esisteNodo(i) ) {</text:span></text:p><text:p text:style-name="P187"><text:span text:style-name="T11"><text:tab/><text:tab/></text:span><text:span text:style-name="T6">return</text:span><text:span text:style-name="T11"> nodi[i].getValue();</text:span></text:p><text:p text:style-name="P187"><text:span text:style-name="T11"><text:tab/>} </text:span><text:span text:style-name="T6">else</text:span><text:span text:style-name="T11"> {</text:span></text:p><text:p text:style-name="P187"><text:span text:style-name="T11"><text:tab/><text:tab/>__DEBUG(</text:span><text:span text:style-name="T22">"GrafoMatAd::getLabel(): esisteNodo() = FALSE"</text:span><text:span text:style-name="T11">);</text:span></text:p><text:p text:style-name="P187"><text:span text:style-name="T11"><text:tab/><text:tab/></text:span><text:span text:style-name="T6">throw</text:span><text:span text:style-name="T11"> 0;</text:span></text:p><text:p text:style-name="P49"><text:tab/>}</text:p><text:p text:style-name="P49">};</text:p><text:p text:style-name="P187"/><text:p text:style-name="P187"><text:span text:style-name="T6">template</text:span><text:span text:style-name="T11"> &lt;</text:span><text:span text:style-name="T6">class</text:span><text:span text:style-name="T11"> T, </text:span><text:span text:style-name="T6">int</text:span><text:span text:style-name="T11"> DIM&gt;</text:span></text:p><text:p text:style-name="P187"><text:span text:style-name="T6">void</text:span><text:span text:style-name="T11"> GrafoMatAd&lt;T, DIM&gt;::setLabel(T k, NodoGrafo i) {</text:span></text:p><text:p text:style-name="P187"><text:span text:style-name="T11"><text:tab/></text:span><text:span text:style-name="T6">if</text:span><text:span text:style-name="T11"> ( esisteNodo(i) ) {</text:span></text:p><text:p text:style-name="P49"><text:tab/><text:tab/>nodi[i].getValue(k);</text:p><text:p text:style-name="P187"><text:span text:style-name="T11"><text:tab/>} </text:span><text:span text:style-name="T6">else</text:span><text:span text:style-name="T11"> {</text:span></text:p><text:p text:style-name="P187"><text:span text:style-name="T11"><text:tab/><text:tab/>__DEBUG(</text:span><text:span text:style-name="T22">"GrafoMatAd::setLabel(): esisteNodo() = FALSE"</text:span><text:span text:style-name="T11">);</text:span></text:p><text:p text:style-name="P187"><text:span text:style-name="T11"><text:tab/><text:tab/></text:span><text:span text:style-name="T6">throw</text:span><text:span text:style-name="T11"> 0;</text:span></text:p><text:p text:style-name="P49"><text:tab/>}</text:p><text:p text:style-name="P49">};</text:p><text:p text:style-name="P187"/><text:p text:style-name="P187"><text:span text:style-name="T6">template</text:span><text:span text:style-name="T11"> &lt;</text:span><text:span text:style-name="T6">class</text:span><text:span text:style-name="T11"> T, </text:span><text:span text:style-name="T6">int</text:span><text:span text:style-name="T11"> DIM&gt;</text:span></text:p><text:p text:style-name="P187"><text:span text:style-name="T6">int</text:span><text:span text:style-name="T11"> GrafoMatAd&lt;T, DIM&gt;::getArchi(NodoGrafo i){</text:span></text:p><text:p text:style-name="P187"><text:span text:style-name="T11"><text:tab/></text:span><text:span text:style-name="T6">if</text:span><text:span text:style-name="T11"> ( esisteNodo(i) ) {</text:span></text:p><text:p text:style-name="P187"><text:span text:style-name="T11"><text:tab/><text:tab/></text:span><text:span text:style-name="T6">return</text:span><text:span text:style-name="T11"> nodi[i].getArchi();</text:span></text:p><text:p text:style-name="P187"><text:span text:style-name="T11"><text:tab/>} </text:span><text:span text:style-name="T6">else</text:span><text:span text:style-name="T11"> {</text:span></text:p><text:p text:style-name="P187"><text:span text:style-name="T11"><text:tab/><text:tab/>__DEBUG(</text:span><text:span text:style-name="T22">"GrafoMatAd::getArchi(): esisteNodo() = FALSE"</text:span><text:span text:style-name="T11">);</text:span></text:p><text:p text:style-name="P187"><text:span text:style-name="T11"><text:tab/><text:tab/></text:span><text:span text:style-name="T6">throw</text:span><text:span text:style-name="T11"> 0;</text:span></text:p><text:p text:style-name="P49"><text:tab/>}</text:p><text:p text:style-name="P49">};</text:p><text:p text:style-name="P187"/><text:p text:style-name="P187"><text:span text:style-name="T6">template</text:span><text:span text:style-name="T11"> &lt;</text:span><text:span text:style-name="T6">class</text:span><text:span text:style-name="T11"> T, </text:span><text:span text:style-name="T6">int</text:span><text:span text:style-name="T11"> DIM&gt;</text:span></text:p><text:p text:style-name="P187"><text:span text:style-name="T6">void</text:span><text:span text:style-name="T11"> GrafoMatAd&lt;T, DIM&gt;::azzeraVisitato() {</text:span></text:p><text:p text:style-name="P187"><text:span text:style-name="T11"><text:tab/></text:span><text:span text:style-name="T6">for</text:span><text:span text:style-name="T11"> (</text:span><text:span text:style-name="T6">int</text:span><text:span text:style-name="T11"> i = 0; i &lt; DIM; i++)</text:span></text:p><text:p text:style-name="P187"><text:span text:style-name="T11"><text:tab/><text:tab/>nodi[i].setVisitato(</text:span><text:span text:style-name="T6">false</text:span><text:span text:style-name="T11">);</text:span></text:p><text:p text:style-name="P49">};</text:p><text:p text:style-name="P187"/><text:p text:style-name="P187"><text:span text:style-name="T6">template</text:span><text:span text:style-name="T11"> &lt;</text:span><text:span text:style-name="T6">class</text:span><text:span text:style-name="T11"> T, </text:span><text:span text:style-name="T6">int</text:span><text:span text:style-name="T11"> DIM&gt;</text:span></text:p><text:p text:style-name="P187"><text:span text:style-name="T6">int</text:span><text:span text:style-name="T11"> GrafoMatAd&lt;T, DIM&gt;::numNodi() {</text:span></text:p><text:p text:style-name="P187"><text:span text:style-name="T11"><text:tab/></text:span><text:span text:style-name="T6">int</text:span><text:span text:style-name="T11"> count=0;</text:span></text:p><text:p text:style-name="P187"><text:span text:style-name="T11"><text:tab/></text:span><text:span text:style-name="T6">for</text:span><text:span text:style-name="T11"> (</text:span><text:span text:style-name="T6">int</text:span><text:span text:style-name="T11"> i=0; i&lt;DIM; i++) {</text:span></text:p><text:p text:style-name="P187"><text:span text:style-name="T11"><text:tab/><text:tab/></text:span><text:span text:style-name="T6">if</text:span><text:span text:style-name="T11"> (nodi[i].getEsiste())</text:span></text:p><text:p text:style-name="P49"><text:tab/><text:tab/><text:tab/>count++;</text:p><text:p text:style-name="P49"><text:tab/>}</text:p><text:p text:style-name="P187"><text:span text:style-name="T11"><text:tab/></text:span><text:span text:style-name="T6">return</text:span><text:span text:style-name="T11"> count;</text:span></text:p><text:p text:style-name="P49">};</text:p><text:p text:style-name="P187"/><text:p text:style-name="P491"><text:span text:style-name="T7">#endif</text:span></text:p></draw:text-box></draw:frame></text:p>
      <text:h text:style-name="P36" text:outline-level="4"><text:span text:style-name="T4">9.3.1.6 Esempio comune applicato alla realizzazione </text:span><text:span text:style-name="T1">GrafoMatAd</text:span></text:h>
      <text:p text:style-name="P19">Il problema presentato in precedenza può essere risolto tramite l'uso di questa realizzazione. Quella che segue è una possibile codifica di una soluzione al problema.</text:p>
      <text:p text:style-name="P499"><draw:frame draw:style-name="fr13" draw:name="Cornice130" text:anchor-type="paragraph" svg:width="16.15cm" style:rel-width="95%" draw:z-index="129"><draw:text-box fo:min-height="0.499cm"><text:p text:style-name="File">File <text:sequence text:ref-name="refFile37" text:name="File" text:formula="ooow:File+1" style:num-format="1">38</text:sequence>: EsempioGrafo.cpp</text:p><text:p text:style-name="P187"><text:span text:style-name="T6">#define</text:span><text:span text:style-name="T11"> ASDLIBRARY_DEBUG_ON </text:span><text:span text:style-name="T6">true</text:span></text:p><text:p text:style-name="P187"><text:span text:style-name="T6">#include</text:span><text:span text:style-name="T11"> </text:span><text:span text:style-name="T22">"common/stdInclude.h"</text:span></text:p><text:p text:style-name="P187"><text:span text:style-name="T6">#include</text:span><text:span text:style-name="T11"> </text:span><text:span text:style-name="T22">"grafi/GrafoMatAd.h"</text:span></text:p><text:p text:style-name="P187"/><text:p text:style-name="P187"><text:span text:style-name="T6">void</text:span><text:span text:style-name="T11"> EsempioGrafiGrafoMatAd() {</text:span></text:p><text:p text:style-name="P49"><text:tab/>GrafoMatAd&lt;string, 4&gt; grafo;</text:p><text:p text:style-name="P49"><text:tab/>GrafoMatAd&lt;string, 4&gt;::NodoGrafo nuovoNodo, nodoArrivo;</text:p><text:p text:style-name="P49"><text:tab/>string valoreIndicato;</text:p><text:p text:style-name="P49"><text:tab/>grafo.creaGrafo();</text:p><text:p text:style-name="P187"><text:span text:style-name="T11"><text:tab/></text:span><text:span text:style-name="T6">for</text:span><text:span text:style-name="T11"> ( </text:span><text:span text:style-name="T6">int</text:span><text:span text:style-name="T11"> i = 0; i &lt; 4; i++ ) {</text:span></text:p><text:p text:style-name="P187"><text:span text:style-name="T11"><text:tab/><text:tab/>cout &lt;&lt; </text:span><text:span text:style-name="T22">"Indica l'id del nodo: "</text:span><text:span text:style-name="T11">;</text:span></text:p><text:p text:style-name="P49"><text:tab/><text:tab/>cin &gt;&gt; nuovoNodo;</text:p><text:p text:style-name="P187"><text:span text:style-name="T11"><text:tab/><text:tab/>cout &lt;&lt; </text:span><text:span text:style-name="T22">"Indica il nome del computer: "</text:span><text:span text:style-name="T11">;</text:span></text:p><text:p text:style-name="P49"><text:tab/><text:tab/>cin &gt;&gt; valoreIndicato;</text:p><text:p text:style-name="P187"><text:span text:style-name="T11"><text:tab/><text:tab/></text:span><text:span text:style-name="T6">try</text:span><text:span text:style-name="T11"> {</text:span></text:p><text:p text:style-name="P49"><text:tab/><text:tab/><text:tab/>grafo.insNodo(valoreIndicato, nuovoNodo);</text:p><text:p text:style-name="P187"><text:span text:style-name="T11"><text:tab/><text:tab/>} </text:span><text:span text:style-name="T6">catch</text:span><text:span text:style-name="T11"> (</text:span><text:span text:style-name="T6">int</text:span><text:span text:style-name="T11"> e) {</text:span></text:p><text:p text:style-name="P187"><text:span text:style-name="T11"><text:tab/><text:tab/><text:tab/>cerr &lt;&lt; </text:span><text:span text:style-name="T22">"Id giÃ  esistente"</text:span><text:span text:style-name="T11"> &lt;&lt; endl;</text:span></text:p><text:p text:style-name="P49"><text:tab/><text:tab/><text:tab/>i--;</text:p><text:p text:style-name="P49"><text:tab/><text:tab/>}</text:p><text:p text:style-name="P49"><text:tab/>}</text:p><text:p text:style-name="P187"><text:span text:style-name="T11"><text:tab/></text:span><text:span text:style-name="T6">bool</text:span><text:span text:style-name="T11"> continuare = </text:span><text:span text:style-name="T6">true</text:span><text:span text:style-name="T11">;</text:span></text:p><text:p text:style-name="P187"><text:span text:style-name="T11"><text:tab/></text:span><text:span text:style-name="T6">while</text:span><text:span text:style-name="T11"> ( continuare ) {</text:span></text:p><text:p text:style-name="P187"><text:span text:style-name="T11"><text:tab/><text:tab/>cout &lt;&lt; </text:span><text:span text:style-name="T22">"Id computer di partenza: "</text:span><text:span text:style-name="T11">;</text:span></text:p><text:p text:style-name="P49"><text:tab/><text:tab/>cin &gt;&gt; nuovoNodo;</text:p><text:p text:style-name="P187"><text:span text:style-name="T11"><text:tab/><text:tab/>cout &lt;&lt; </text:span><text:span text:style-name="T22">"Id computer di arrivo: "</text:span><text:span text:style-name="T11">;</text:span></text:p><text:p text:style-name="P49"><text:tab/><text:tab/>cin &gt;&gt; nodoArrivo;</text:p><text:p text:style-name="P187"><text:span text:style-name="T11"><text:tab/><text:tab/></text:span><text:span text:style-name="T6">try</text:span><text:span text:style-name="T11"> {</text:span></text:p><text:p text:style-name="P49"><text:tab/><text:tab/><text:tab/>grafo.insArco(nuovoNodo, nodoArrivo);</text:p><text:p text:style-name="P187"><text:span text:style-name="T11"><text:tab/><text:tab/>} </text:span><text:span text:style-name="T6">catch</text:span><text:span text:style-name="T11"> ( </text:span><text:span text:style-name="T6">int</text:span><text:span text:style-name="T11"> e)</text:span></text:p><text:p text:style-name="P187"><text:span text:style-name="T11"><text:tab/><text:tab/><text:tab/>cerr &lt;&lt; </text:span><text:span text:style-name="T22">"Arco giÃ  esistente"</text:span><text:span text:style-name="T11"> &lt;&lt; endl;</text:span></text:p><text:p text:style-name="P187"><text:span text:style-name="T11"><text:tab/><text:tab/>cout &lt;&lt; </text:span><text:span text:style-name="T22">"Continuare? (S/N) "</text:span><text:span text:style-name="T11">;</text:span></text:p><text:p text:style-name="P49"><text:tab/><text:tab/>cin &gt;&gt; valoreIndicato;</text:p><text:p text:style-name="P187"><text:span text:style-name="T11"><text:tab/><text:tab/></text:span><text:span text:style-name="T6">if</text:span><text:span text:style-name="T11"> ( valoreIndicato != </text:span><text:span text:style-name="T22">"S"</text:span><text:span text:style-name="T11"> )</text:span></text:p><text:p text:style-name="P187"><text:span text:style-name="T11"><text:tab/><text:tab/><text:tab/>continuare = </text:span><text:span text:style-name="T6">false</text:span><text:span text:style-name="T11">;</text:span></text:p><text:p text:style-name="P49"><text:tab/>}</text:p><text:p text:style-name="P187"><text:span text:style-name="T11"><text:tab/>cout &lt;&lt; </text:span><text:span text:style-name="T22">"Indicare l'id di cui si vogliono gli adiacenti: "</text:span><text:span text:style-name="T11">;</text:span></text:p><text:p text:style-name="P49"><text:tab/>cin &gt;&gt; nuovoNodo;</text:p><text:p text:style-name="P187"><text:span text:style-name="T11"><text:tab/></text:span><text:span text:style-name="T6">if</text:span><text:span text:style-name="T11"> ( grafo.esisteNodo(nuovoNodo) ) {</text:span></text:p><text:p text:style-name="P49"><text:tab/><text:tab/>GrafoMatAd&lt;string, 4&gt;::ListaAdiacenti lista = grafo.adiacenti(nuovoNodo);</text:p><text:p text:style-name="P49"><text:tab/><text:tab/>GrafoMatAd&lt;string, 4&gt;::ListaAdiacenti::posizione current = lista.primoLista();</text:p><text:p text:style-name="P187"><text:span text:style-name="T11"><text:tab/><text:tab/>cout &lt;&lt; </text:span><text:span text:style-name="T22">"Adiacenti: "</text:span><text:span text:style-name="T11">;</text:span></text:p><text:p text:style-name="P187"><text:span text:style-name="T11"><text:tab/><text:tab/></text:span><text:span text:style-name="T6">while</text:span><text:span text:style-name="T11"> ( !lista.fineLista(current) ) {</text:span></text:p><text:p text:style-name="P187"><text:span text:style-name="T11"><text:tab/><text:tab/><text:tab/>cout &lt;&lt; grafo.getLabel(lista.leggiLista(current)) &lt;&lt; </text:span><text:span text:style-name="T22">" "</text:span><text:span text:style-name="T11">;</text:span></text:p><text:p text:style-name="P49"><text:tab/><text:tab/><text:tab/>current = lista.succLista(current);</text:p><text:p text:style-name="P49"><text:tab/><text:tab/>}</text:p><text:p text:style-name="P49"><text:tab/><text:tab/>cout &lt;&lt; endl;</text:p><text:p text:style-name="P187"><text:span text:style-name="T11"><text:tab/>} </text:span><text:span text:style-name="T6">else</text:span><text:span text:style-name="T11"> </text:span></text:p><text:p text:style-name="P187"><text:span text:style-name="T11"><text:tab/><text:tab/>cerr &lt;&lt; </text:span><text:span text:style-name="T22">"Id non esistente"</text:span><text:span text:style-name="T11"> &lt;&lt; endl</text:span>;</text:p><text:p text:style-name="P187">}</text:p></draw:text-box></draw:frame><text:soft-page-break/>L'output della funzione è il seguente.</text:p>
      <text:p text:style-name="P460"><draw:frame draw:style-name="fr10" draw:name="Cornice131" text:anchor-type="paragraph" svg:width="16.15cm" style:rel-width="95%" draw:z-index="130"><draw:text-box fo:min-height="0.499cm"><text:p text:style-name="Text">Testo <text:sequence text:ref-name="refText16" text:name="Text" text:formula="ooow:Text+1" style:num-format="1">17</text:sequence>: Output della funzione EsempioGrafiGrafoMatAd.cpp</text:p><text:p text:style-name="P460"><text:span text:style-name="T11">Indica l'id del nodo: </text:span><text:span text:style-name="T32">0</text:span></text:p><text:p text:style-name="P460"><text:span text:style-name="T11">Indica il nome del computer: </text:span><text:span text:style-name="T32">a</text:span></text:p><text:p text:style-name="P460"><text:span text:style-name="T11">Indica l'id del nodo: </text:span><text:span text:style-name="T32">1</text:span></text:p><text:p text:style-name="P460"><text:span text:style-name="T11">Indica il nome del computer: </text:span><text:span text:style-name="T32">b</text:span></text:p><text:p text:style-name="P460"><text:span text:style-name="T11">Indica l'id del nodo: </text:span><text:span text:style-name="T32">2</text:span></text:p><text:p text:style-name="P460"><text:span text:style-name="T11">Indica il nome del computer: </text:span><text:span text:style-name="T32">c</text:span></text:p><text:p text:style-name="P460"><text:span text:style-name="T11">Indica l'id del nodo: </text:span><text:span text:style-name="T32">3</text:span></text:p></draw:text-box></draw:frame><text:span text:style-name="T32"/></text:p>
      <text:p text:style-name="P491"><draw:frame draw:style-name="fr12" draw:name="Cornice132" text:anchor-type="paragraph" svg:width="16.15cm" style:rel-width="95%" draw:z-index="131"><draw:text-box fo:min-height="0.499cm"><text:p text:style-name="P460"><text:span text:style-name="T11">Indica il nome del computer: </text:span><text:span text:style-name="T32">d</text:span></text:p><text:p text:style-name="P460"><text:span text:style-name="T11">Id computer di partenza: </text:span><text:span text:style-name="T32">0</text:span></text:p><text:p text:style-name="P460"><text:span text:style-name="T11">Id computer di arrivo: </text:span><text:span text:style-name="T32">1</text:span></text:p><text:p text:style-name="P460"><text:span text:style-name="T11">Continuare? (S/N) </text:span><text:span text:style-name="T32">S</text:span></text:p><text:p text:style-name="P460"><text:span text:style-name="T11">Id computer di partenza: </text:span><text:span text:style-name="T32">0</text:span></text:p><text:p text:style-name="P460"><text:span text:style-name="T11">Id computer di arrivo: </text:span><text:span text:style-name="T32">2</text:span></text:p><text:p text:style-name="P460"><text:span text:style-name="T11">Continuare? (S/N) </text:span><text:span text:style-name="T32">S</text:span></text:p><text:p text:style-name="P460"><text:span text:style-name="T11">Id computer di partenza: </text:span><text:span text:style-name="T32">0</text:span></text:p><text:p text:style-name="P460"><text:span text:style-name="T11">Id computer di arrivo: </text:span><text:span text:style-name="T32">3</text:span></text:p><text:p text:style-name="P460"><text:span text:style-name="T11">Continuare? (S/N) </text:span><text:span text:style-name="T32">S</text:span></text:p><text:p text:style-name="P460"><text:span text:style-name="T11">Id computer di partenza: </text:span><text:span text:style-name="T32">2</text:span></text:p><text:p text:style-name="P460"><text:span text:style-name="T11">Id computer di arrivo: </text:span><text:span text:style-name="T32">3</text:span></text:p><text:p text:style-name="P460"><text:span text:style-name="T11">Continuare? (S/N) </text:span><text:span text:style-name="T32">n</text:span></text:p><text:p text:style-name="P460"><text:span text:style-name="T11">Indicare l'id di cui si vogliono gli adiacenti: </text:span><text:span text:style-name="T32">0</text:span></text:p><text:p text:style-name="P491"><text:span text:style-name="T17">Adiacenti: d c b </text:span></text:p></draw:text-box></draw:frame><text:soft-page-break/></text:p>
      <text:h text:style-name="P508" text:outline-level="1">10 Tecniche algoritmiche</text:h>
      <text:h text:style-name="P30" text:outline-level="2">10.1 Backtracking (algoritmo di Knuth-Morris-Pratt)</text:h>
      <text:p text:style-name="P19">Il backtracking è una tecnica algoritmica di tipo selettivo. Il processo di di ricerca di un risultato avviene tramite la suddivisione del processo risolutivo in stadi. Ogni stadio viene affrontato e, nel caso non si giunga a una soluzione, il processo riparte dallo stadio precedente provando altre vie di soluzione. L'algoritmo di Knurth-Morris-Pratt per lo string-matching utilizza una tecnica di backtracking migliorata per scansionare una testo e confrontare se un pattern è presente all'interno del testo. Algoritmo risulta migliorato in quanto permette di saltare ad uno stadio successivo del processo di ricerca della soluzione, evitando di ripetere stadi già identificati come fallimentari.</text:p>
      <text:p text:style-name="P19">Un normale algoritmo di backtracking eseguirebbe un confronto carattere per carattere fra testo e pattern e, una volta identificato la prima incongruenza, spostandosi di un carattere oltre nel testo e ricominciare il confronto. L'algoritmo KMP invece, una volta evidenziata una incongruenza, calcola di quanti caratteri è possibile spostarsi per non ripetere inutili confronti in base al pattern ricercato ed ai confronti già effettuati.</text:p>
      <text:p text:style-name="P491"><draw:frame draw:style-name="fr1" draw:name="Cornice133" text:anchor-type="paragraph" svg:width="16.15cm" style:rel-width="95%" draw:z-index="132"><draw:text-box fo:min-height="0.499cm"><text:p text:style-name="File">File <text:sequence text:ref-name="refFile38" text:name="File" text:formula="ooow:File+1" style:num-format="1">39</text:sequence>: /algoritmi/KnuthMorrisPratt.cpp</text:p><text:p text:style-name="P187"><text:span text:style-name="T6">#include</text:span><text:span text:style-name="T11"> </text:span><text:span text:style-name="T22">"../common/stdInclude.h"</text:span></text:p><text:p text:style-name="P187"/><text:p text:style-name="P187"><text:span text:style-name="T6">typedef</text:span><text:span text:style-name="T11"> </text:span><text:span text:style-name="T6">char</text:span><text:span text:style-name="T11"> pattern[21];</text:span></text:p><text:p text:style-name="P187"><text:span text:style-name="T6">typedef</text:span><text:span text:style-name="T11"> </text:span><text:span text:style-name="T6">char</text:span><text:span text:style-name="T11"> text[100];</text:span></text:p><text:p text:style-name="P187"><text:span text:style-name="T6">typedef</text:span><text:span text:style-name="T11"> </text:span><text:span text:style-name="T6">int</text:span><text:span text:style-name="T11"> vettore[20];</text:span></text:p><text:p text:style-name="P187"/><text:p text:style-name="P187"><text:span text:style-name="T6">void</text:span><text:span text:style-name="T11"> spostamenti(pattern patternS, vettore offsets){</text:span></text:p><text:p text:style-name="P187"><text:span text:style-name="T11"><text:tab/></text:span><text:span text:style-name="T6">int</text:span><text:span text:style-name="T11"> patternLength = strlen(patternS);</text:span></text:p><text:p text:style-name="P49"><text:tab/>offsets[0] = 0; </text:p><text:p text:style-name="P187"><text:span text:style-name="T11"><text:tab/></text:span><text:span text:style-name="T6">int</text:span><text:span text:style-name="T11"> k = 0; </text:span></text:p><text:p text:style-name="P187"><text:span text:style-name="T11"><text:tab/></text:span><text:span text:style-name="T6">for</text:span><text:span text:style-name="T11"> (</text:span><text:span text:style-name="T6">int</text:span><text:span text:style-name="T11"> q = 2; q &lt;= patternLength; q++){</text:span></text:p><text:p text:style-name="P187"><text:span text:style-name="T11"><text:tab/><text:tab/></text:span><text:span text:style-name="T6">while</text:span><text:span text:style-name="T11"> ((k &gt; 0) &amp;&amp; (patternS[k] != patternS[q-1]))</text:span></text:p><text:p text:style-name="P49"><text:tab/><text:tab/><text:tab/>k = offsets[k-1];</text:p><text:p text:style-name="P187"><text:span text:style-name="T11"><text:tab/><text:tab/></text:span><text:span text:style-name="T6">if</text:span><text:span text:style-name="T11"> (patternS[k] == patternS[q-1]) </text:span></text:p><text:p text:style-name="P49"><text:tab/><text:tab/><text:tab/>k++;</text:p><text:p text:style-name="P49"><text:tab/><text:tab/>offsets[q-1] = k;</text:p><text:p text:style-name="P49"><text:tab/>}</text:p><text:p text:style-name="P49">}</text:p><text:p text:style-name="P187"/><text:p text:style-name="P187"><text:span text:style-name="T6">int</text:span><text:span text:style-name="T11"> KMP(text t, pattern p){</text:span></text:p><text:p text:style-name="P49"><text:tab/>vettore s;</text:p><text:p text:style-name="P49"><text:tab/>spostamenti(p, s);</text:p><text:p text:style-name="P187"><text:span text:style-name="T11"><text:tab/></text:span><text:span text:style-name="T6">int</text:span><text:span text:style-name="T11"> risposta = -1;</text:span></text:p><text:p text:style-name="P187"><text:span text:style-name="T11"><text:tab/></text:span><text:span text:style-name="T6">int</text:span><text:span text:style-name="T11"> q = 0;</text:span></text:p><text:p text:style-name="P187"><text:span text:style-name="T11"><text:tab/></text:span><text:span text:style-name="T6">int</text:span><text:span text:style-name="T11"> m = strlen(p);</text:span></text:p><text:p text:style-name="P187"><text:span text:style-name="T11"><text:tab/></text:span><text:span text:style-name="T6">int</text:span><text:span text:style-name="T11"> n = strlen(t);</text:span></text:p><text:p text:style-name="P187"><text:span text:style-name="T11"><text:tab/></text:span><text:span text:style-name="T6">if</text:span><text:span text:style-name="T11"> (n &gt;= m) {</text:span></text:p><text:p text:style-name="P187"><text:span text:style-name="T11"><text:tab/><text:tab/></text:span><text:span text:style-name="T6">for</text:span><text:span text:style-name="T11"> (</text:span><text:span text:style-name="T6">int</text:span><text:span text:style-name="T11"> i = 0; (i &lt; n &amp;&amp; q != m); i++){</text:span></text:p><text:p text:style-name="P187"><text:span text:style-name="T11"><text:tab/><text:tab/><text:tab/></text:span><text:span text:style-name="T6">while</text:span><text:span text:style-name="T11"> ((q &gt; 0) &amp;&amp; (p[q] != t[i])) </text:span></text:p><text:p text:style-name="P49"><text:tab/><text:tab/><text:tab/><text:tab/>q = s[q-1];</text:p><text:p text:style-name="P187"><text:span text:style-name="T11"><text:tab/><text:tab/><text:tab/></text:span><text:span text:style-name="T6">if</text:span><text:span text:style-name="T11"> (p[q] == t[i])</text:span></text:p><text:p text:style-name="P49"><text:tab/><text:tab/><text:tab/><text:tab/>q++;</text:p><text:p text:style-name="P187"><text:span text:style-name="T11"><text:tab/><text:tab/><text:tab/></text:span><text:span text:style-name="T6">if</text:span><text:span text:style-name="T11"> (q == m)</text:span></text:p><text:p text:style-name="P49"><text:tab/><text:tab/><text:tab/><text:tab/>risposta = i + 1 - m;</text:p><text:p text:style-name="P49"><text:tab/><text:tab/>}</text:p><text:p text:style-name="P49"><text:tab/>}</text:p><text:p text:style-name="P187"><text:span text:style-name="T11"><text:tab/></text:span><text:span text:style-name="T6">return</text:span><text:span text:style-name="T11"> risposta + 1</text:span>;</text:p><text:p text:style-name="P187">}</text:p><text:p text:style-name="Preformatted_20_Text"/></draw:text-box></draw:frame><text:span text:style-name="T4"/></text:p>
      <text:h text:style-name="P30" text:outline-level="2"><text:soft-page-break/>10.2 Greedy (tecnica Golosa)</text:h>
      <text:p text:style-name="P19">La tecnica golosa, o greedy, è una tecnica algoritmica di tipo generativo, questo significa che genera una soluzione in base ai dati di input senza scandire lo spazio delle soluzioni alla ricerca di una valida. Questa tecnica si adatta a tutti i problemi che possono essere scomposti in passi elementari e per ogni passo esiste un insieme finito di possibili scelte alternative. Algoritmo greedy cerca la soluzione ottima attraverso la scelta della soluzione locale, quella dei ogni passo, ottima. La soluzione sarà quindi una concatenazione di soluzione localmente ottime. Questo però non garantisce che la soluzione ottenuta sia globalmente ottima.</text:p>
      <text:h text:style-name="P34" text:outline-level="3">10.2.1 Il problema dello zaino</text:h>
      <text:p text:style-name="P19">Quella che segue è una possibile implementazione di una soluzione al problema dello zaino tramite un algoritmo che usi la tecnica greedy.</text:p>
      <text:p text:style-name="P499"><draw:frame draw:style-name="fr1" draw:name="Cornice134" text:anchor-type="paragraph" svg:width="16.15cm" style:rel-width="95%" draw:z-index="133"><draw:text-box fo:min-height="0.499cm"><text:p text:style-name="File">File <text:sequence text:ref-name="refFile39" text:name="File" text:formula="ooow:File+1" style:num-format="1">40</text:sequence>: /algoritmi/ProblemaZaino.cpp</text:p><text:p text:style-name="P187"><text:span text:style-name="T6">#include</text:span><text:span text:style-name="T11"> </text:span><text:span text:style-name="T22">"../common/stdInclude.h"</text:span></text:p><text:p text:style-name="P187"><text:span text:style-name="T6">#define</text:span><text:span text:style-name="T11"> OBJ 10</text:span></text:p><text:p text:style-name="P187"><text:span text:style-name="T6">struct</text:span><text:span text:style-name="T11"> aux{</text:span></text:p><text:p text:style-name="P187"><text:span text:style-name="T13"><text:tab/></text:span><text:span text:style-name="T6">int</text:span><text:span text:style-name="T11"> index;</text:span><text:span text:style-name="T13"><text:tab/></text:span><text:span text:style-name="T6">float</text:span><text:span text:style-name="T11"> p_c;</text:span></text:p><text:p text:style-name="P49">};</text:p><text:p text:style-name="P187"><text:span text:style-name="T6">typedef</text:span><text:span text:style-name="T11"> </text:span><text:span text:style-name="T6">struct</text:span><text:span text:style-name="T11"> aux ausiliario[OBJ];</text:span></text:p><text:p text:style-name="P187"><text:span text:style-name="T6">typedef</text:span><text:span text:style-name="T11"> </text:span><text:span text:style-name="T6">float</text:span><text:span text:style-name="T11"> vettore[OBJ];</text:span></text:p><text:p text:style-name="P187"><text:span text:style-name="T6">typedef</text:span><text:span text:style-name="T11"> </text:span><text:span text:style-name="T6">bool</text:span><text:span text:style-name="T11"> knapsack[OBJ]; </text:span></text:p><text:p text:style-name="P187"/><text:p text:style-name="P187"><text:span text:style-name="T6">void</text:span><text:span text:style-name="T11"> bubbleSort(ausiliario v, </text:span><text:span text:style-name="T6">int</text:span><text:span text:style-name="T11"> n){</text:span></text:p><text:p text:style-name="P187"><text:span text:style-name="T13"><text:tab/></text:span><text:span text:style-name="T6">int</text:span><text:span text:style-name="T11"> i, j;</text:span></text:p><text:p text:style-name="P187"><text:span text:style-name="T13"><text:tab/></text:span><text:span text:style-name="T6">bool</text:span><text:span text:style-name="T11"> flag = </text:span><text:span text:style-name="T6">true</text:span><text:span text:style-name="T11">;</text:span></text:p><text:p text:style-name="P49"><text:tab/>aux temp;</text:p><text:p text:style-name="P187"><text:span text:style-name="T13"><text:tab/></text:span><text:span text:style-name="T6">for</text:span><text:span text:style-name="T11">(i = 1; (i &lt;= n &amp;&amp; flag); i++){</text:span></text:p><text:p text:style-name="P187"><text:span text:style-name="T11"><text:tab/><text:tab/>flag = </text:span><text:span text:style-name="T6">false</text:span><text:span text:style-name="T11">;</text:span></text:p><text:p text:style-name="P187"><text:span text:style-name="T13"><text:tab/><text:tab/></text:span><text:span text:style-name="T6">for</text:span><text:span text:style-name="T11"> (j=0; j &lt; n-1; j++){</text:span></text:p><text:p text:style-name="P187"><text:span text:style-name="T13"><text:tab/><text:tab/><text:tab/></text:span><text:span text:style-name="T6">if</text:span><text:span text:style-name="T11"> (v[j+1].p_c &gt; v[j].p_c){</text:span></text:p><text:p text:style-name="P49"><text:tab/><text:tab/><text:tab/><text:tab/>temp = v[j]; <text:s text:c="8"/></text:p><text:p text:style-name="P49"><text:tab/><text:tab/><text:tab/><text:tab/>v[j] = v[j+1];</text:p><text:p text:style-name="P49"><text:tab/><text:tab/><text:tab/><text:tab/>v[j+1] = temp;</text:p><text:p text:style-name="P187"><text:span text:style-name="T11"><text:tab/><text:tab/><text:tab/><text:tab/>flag = </text:span><text:span text:style-name="T6">true</text:span><text:span text:style-name="T11">;</text:span></text:p><text:p text:style-name="P49"><text:tab/><text:tab/><text:tab/>}</text:p><text:p text:style-name="P49"><text:tab/><text:tab/>}</text:p><text:p text:style-name="P49"><text:tab/>}</text:p><text:p text:style-name="P49">}</text:p><text:p text:style-name="P187"><text:span text:style-name="T6">void</text:span><text:span text:style-name="T11"> insOggetti(ausiliario v, vettore p, vettore c, </text:span><text:span text:style-name="T6">int</text:span><text:span text:style-name="T11"> n){</text:span></text:p><text:p text:style-name="P187"><text:span text:style-name="T13"><text:tab/></text:span><text:span text:style-name="T6">for</text:span><text:span text:style-name="T11"> (</text:span><text:span text:style-name="T6">int</text:span><text:span text:style-name="T11"> i = 0; i &lt; n; i++){</text:span></text:p><text:p text:style-name="P49"><text:tab/><text:tab/>v[i].index = i;</text:p><text:p text:style-name="P49"><text:tab/><text:tab/>v[i].p_c = p[i]/c[i];</text:p><text:p text:style-name="P49"><text:tab/>}</text:p><text:p text:style-name="P49">}</text:p><text:p text:style-name="P187"><text:span text:style-name="T6">void</text:span><text:span text:style-name="T11"> zainoGreedy(</text:span><text:span text:style-name="T6">int</text:span><text:span text:style-name="T11"> n, vettore p, vettore c, </text:span><text:span text:style-name="T6">float</text:span><text:span text:style-name="T11"> b, knapsack &amp;k){</text:span></text:p><text:p text:style-name="P49"><text:tab/>ausiliario v;</text:p><text:p text:style-name="P49"><text:tab/>insOggetti(v, p, c, n);</text:p><text:p text:style-name="P49"><text:tab/>bubbleSort(v, n);</text:p><text:p text:style-name="P187"><text:span text:style-name="T13"><text:tab/></text:span><text:span text:style-name="T6">int</text:span><text:span text:style-name="T11"> i;</text:span></text:p><text:p text:style-name="P187"><text:span text:style-name="T13"><text:tab/></text:span><text:span text:style-name="T6">for</text:span><text:span text:style-name="T11"> (i = 0; i &lt; n; i++)</text:span></text:p><text:p text:style-name="P187"><text:span text:style-name="T11"><text:tab/><text:tab/>k[i] = </text:span><text:span text:style-name="T6">false</text:span><text:span text:style-name="T11">;</text:span></text:p><text:p text:style-name="P49"><text:tab/>i = 0;</text:p><text:p text:style-name="P187"><text:span text:style-name="T13"><text:tab/></text:span><text:span text:style-name="T6">while</text:span><text:span text:style-name="T11"> (i &lt; n){</text:span></text:p><text:p text:style-name="P187"><text:span text:style-name="T13"><text:tab/><text:tab/></text:span><text:span text:style-name="T6">if</text:span><text:span text:style-name="T11"> (c[v[i].index] &lt;= b){</text:span></text:p><text:p text:style-name="P187"><text:span text:style-name="T11"><text:tab/><text:tab/><text:tab/>k[v[i].index] = </text:span><text:span text:style-name="T6">true</text:span>;</text:p><text:p text:style-name="P187"><text:span text:style-name="T11"><text:tab/><text:tab/><text:tab/>b = b - c[v[i].index]</text:span>;</text:p><text:p text:style-name="P187"><text:span text:style-name="T11"><text:tab/><text:tab/></text:span>}</text:p><text:p text:style-name="P187"><text:span text:style-name="T11"><text:tab/><text:tab/>i++</text:span>;</text:p><text:p text:style-name="P187"><text:span text:style-name="T11"><text:tab/></text:span>}</text:p><text:p text:style-name="P491"><text:span text:style-name="T12">}</text:spa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Helvetica" svg:font-family="Helvetica"/>
    <style:font-face style:name="Lucidasans1" svg:font-family="Lucidasans"/>
    <style:font-face style:name="Times" svg:font-family="Times"/>
    <style:font-face style:name="Monospace" svg:font-family="Monospace" style:font-pitch="fixed"/>
    <style:font-face style:name="Courier New" svg:font-family="'Courier New'" style:font-family-generic="modern" style:font-pitch="fixed"/>
    <style:font-face style:name="DejaVuSans" svg:font-family="DejaVu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it" fo:country="IT" style:letter-kerning="true" style:font-name-asian="DejaVuSans" style:font-size-asian="10.5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HG Mincho Light J" style:font-size-asian="14pt" style:font-name-complex="Lucida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imes" style:font-size-asian="12pt" style:font-name-complex="Lucidasans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Lucidasans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Frame_20_contents" style:display-name="Frame contents" style:family="paragraph" style:parent-style-name="Text_20_body" style:class="extra"/>
    <style:style style:name="Text" style:family="paragraph" style:parent-style-name="Caption" style:class="extra"/>
    <style:style style:name="File" style:family="paragraph" style:parent-style-name="Caption"/>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style style:name="P1" style:family="paragraph" style:parent-style-name="Footer">
      <style:paragraph-properties fo:text-align="end" style:justify-single-word="false"/>
    </style:style>
    <style:page-layout style:name="pm1">
      <style:page-layout-properties fo:page-width="21.001cm" fo:page-height="29.7cm" style:num-format="1" style:print-orientation="portrait" fo:margin-top="1.7cm" fo:margin-bottom="1.7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footer-style>
        <style:header-footer-properties fo:min-height="0.499cm" fo:margin-left="0cm" fo:margin-right="0cm" fo:margin-top="0.199cm" style:dynamic-spacing="false"/>
      </style:footer-style>
    </style:page-layout>
  </office:automatic-styles>
  <office:master-styles>
    <style:master-page style:name="Standard" style:page-layout-name="pm1">
      <style:footer>
        <text:p text:style-name="P1"><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initial-creator>Ximarx</meta:initial-creator>
    <meta:creation-date>2008-01-15T16:37:55</meta:creation-date>
    <dc:creator>Ximarx</dc:creator>
    <dc:date>2008-01-20T20:50:54</dc:date>
    <meta:printed-by>Ximarx</meta:printed-by>
    <meta:print-date>2008-01-16T09:32:02</meta:print-date>
    <meta:editing-cycles>96</meta:editing-cycles>
    <meta:editing-duration>P2DT6H56M17S</meta:editing-duration>
    <meta:user-defined meta:name="Info 1"/>
    <meta:user-defined meta:name="Info 2"/>
    <meta:user-defined meta:name="Info 3"/>
    <meta:user-defined meta:name="Info 4"/>
    <meta:document-statistic meta:table-count="0" meta:image-count="0" meta:object-count="0" meta:page-count="95" meta:paragraph-count="3894" meta:word-count="19941" meta:character-count="151632"/>
  </office:meta>
</office:document-meta>
</file>